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3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/>
    <style:style style:name="ce2" style:family="table-cell" style:parent-style-name="Default" style:data-style-name="N11"/>
    <style:style style:name="ce3" style:family="table-cell" style:parent-style-name="Default" style:data-style-name="N104"/>
    <style:style style:name="ce4" style:family="table-cell" style:parent-style-name="Default">
      <style:table-cell-properties fo:background-color="#b4c7dc"/>
    </style:style>
    <style:style style:name="ce5" style:family="table-cell" style:parent-style-name="Default" style:data-style-name="N11">
      <style:table-cell-properties fo:background-color="#b4c7dc"/>
    </style:style>
    <style:style style:name="ce6" style:family="table-cell" style:parent-style-name="Default">
      <style:table-cell-properties fo:background-color="#ffb66c"/>
    </style:style>
    <style:style style:name="ce7" style:family="table-cell" style:parent-style-name="Default" style:data-style-name="N11">
      <style:table-cell-properties fo:background-color="#ffb66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tornos" table:style-name="ta1">
        <table:shapes>
          <draw:frame draw:z-index="0" draw:style-name="gr1" draw:text-style-name="P1" svg:width="16.001cm" svg:height="9.004cm" svg:x="39.427cm" svg:y="4.383cm">
            <draw:object draw:notify-on-update-of-ranges="Retornos.N1:Retornos.N1 Retornos.N2:Retornos.N881 Retornos.O1:Retornos.O1 Retornos.O2:Retornos.O8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ce2"/>
        <table:table-column table:style-name="co8" table:default-cell-style-name="ce2"/>
        <table:table-column table:style-name="co7" table:default-cell-style-name="ce3"/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PETR4- State</text:p>
          </table:table-cell>
          <table:table-cell office:value-type="string" calcext:value-type="string">
            <text:p>PETR4- Var%</text:p>
          </table:table-cell>
          <table:table-cell office:value-type="string" calcext:value-type="string">
            <text:p>BOVA11- State</text:p>
          </table:table-cell>
          <table:table-cell office:value-type="string" calcext:value-type="string">
            <text:p>BOVA11- Var%</text:p>
          </table:table-cell>
          <table:table-cell office:value-type="string" calcext:value-type="string">
            <text:p>ITUB4- State</text:p>
          </table:table-cell>
          <table:table-cell office:value-type="string" calcext:value-type="string">
            <text:p>ITUB4- Var%</text:p>
          </table:table-cell>
          <table:table-cell office:value-type="string" calcext:value-type="string">
            <text:p>VALE3- State</text:p>
          </table:table-cell>
          <table:table-cell office:value-type="string" calcext:value-type="string">
            <text:p>VALE3- Var%</text:p>
          </table:table-cell>
          <table:table-cell office:value-type="string" calcext:value-type="string">
            <text:p>BBAS3- State</text:p>
          </table:table-cell>
          <table:table-cell office:value-type="string" calcext:value-type="string">
            <text:p>BBAS3- Var%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nchmark – Alpha</text:p>
          </table:table-cell>
          <table:table-cell office:value-type="string" calcext:value-type="string">
            <text:p>Retorno</text:p>
          </table:table-cell>
          <table:table-cell office:value-type="string" calcext:value-type="string">
            <text:p>Benchmark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1/01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9" calcext:value-type="percentage">
            <text:p>1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9" calcext:value-type="percentage">
            <text:p>1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2" calcext:value-type="percentage">
            <text:p>-0,2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5" calcext:value-type="percentage">
            <text:p>1,95%</text:p>
          </table:table-cell>
          <table:table-cell table:formula="of:=([.B2]*[.C2])+([.D2]*[.E2])+([.F2]*[.G2])+([.H2]*[.I2])+([.J2]*[.K2])" office:value-type="percentage" office:value="0" calcext:value-type="percentage">
            <text:p>0,00%</text:p>
          </table:table-cell>
          <table:table-cell table:formula="of:=AVERAGE([.K2];[.I2];[.G2];[.E2];[.C2])" office:value-type="percentage" office:value="0.00862" calcext:value-type="percentage">
            <text:p>0,86%</text:p>
          </table:table-cell>
          <table:table-cell table:formula="of:=5000 * (1+ [.L2])" office:value-type="currency" office:currency="BRL" office:value="5000" calcext:value-type="currency">
            <text:p>R$ 5.000,00</text:p>
          </table:table-cell>
          <table:table-cell table:formula="of:= 5000 * (1+[.M2])" office:value-type="float" office:value="5043.1" calcext:value-type="float">
            <text:p>5043,1</text:p>
          </table:table-cell>
          <table:table-cell table:number-columns-repeated="2"/>
          <table:table-cell table:style-name="ce4" office:value-type="string" calcext:value-type="string">
            <text:p>Retorno</text:p>
          </table:table-cell>
          <table:table-cell table:style-name="ce6" office:value-type="string" calcext:value-type="string">
            <text:p>Benchmark</text:p>
          </table:table-cell>
        </table:table-row>
        <table:table-row table:style-name="ro1">
          <table:table-cell table:style-name="ce1" office:value-type="string" calcext:value-type="string">
            <text:p>01/0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1" calcext:value-type="percentage">
            <text:p>1,0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8" calcext:value-type="percentage">
            <text:p>1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1" calcext:value-type="percentage">
            <text:p>2,2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" calcext:value-type="percentage">
            <text:p>0,50%</text:p>
          </table:table-cell>
          <table:table-cell table:formula="of:=([.B3]*[.C3])+([.D3]*[.E3])+([.F3]*[.G3])+([.H3]*[.I3])+([.J3]*[.K3])" office:value-type="percentage" office:value="0" calcext:value-type="percentage">
            <text:p>0,00%</text:p>
          </table:table-cell>
          <table:table-cell table:formula="of:=AVERAGE([.K3];[.I3];[.G3];[.E3];[.C3])" office:value-type="percentage" office:value="0.0096" calcext:value-type="percentage">
            <text:p>0,96%</text:p>
          </table:table-cell>
          <table:table-cell table:formula="of:=[.N2] * (1+[.L3])" office:value-type="currency" office:currency="BRL" office:value="5000" calcext:value-type="currency">
            <text:p>R$ 5.000,00</text:p>
          </table:table-cell>
          <table:table-cell table:formula="of:= 5000 * (1+[.M3])" office:value-type="float" office:value="5048" calcext:value-type="float">
            <text:p>5048</text:p>
          </table:table-cell>
          <table:table-cell/>
          <table:table-cell office:value-type="string" calcext:value-type="string">
            <text:p>Retorno</text:p>
          </table:table-cell>
          <table:table-cell table:style-name="ce5" table:formula="of:=([.N881]-[.N2])/[.N2]" office:value-type="percentage" office:value="1.57592802540672" calcext:value-type="percentage">
            <text:p>157,59%</text:p>
          </table:table-cell>
          <table:table-cell table:style-name="ce7" table:formula="of:=([.O881]-[.O2])/[.O2]" office:value-type="percentage" office:value="-0.0129285558485852" calcext:value-type="percentage">
            <text:p>-1,29%</text:p>
          </table:table-cell>
        </table:table-row>
        <table:table-row table:style-name="ro1">
          <table:table-cell table:style-name="ce1" office:value-type="string" calcext:value-type="string">
            <text:p>02/0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" calcext:value-type="percentage">
            <text:p>-0,9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9" calcext:value-type="percentage">
            <text:p>0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8" calcext:value-type="percentage">
            <text:p>-0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" calcext:value-type="percentage">
            <text:p>-0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5" calcext:value-type="percentage">
            <text:p>-0,95%</text:p>
          </table:table-cell>
          <table:table-cell table:formula="of:=([.B4]*[.C4])+([.D4]*[.E4])+([.F4]*[.G4])+([.H4]*[.I4])+([.J4]*[.K4])" office:value-type="percentage" office:value="0" calcext:value-type="percentage">
            <text:p>0,00%</text:p>
          </table:table-cell>
          <table:table-cell table:formula="of:=AVERAGE([.K4];[.I4];[.G4];[.E4];[.C4])" office:value-type="percentage" office:value="-0.00488" calcext:value-type="percentage">
            <text:p>-0,49%</text:p>
          </table:table-cell>
          <table:table-cell table:formula="of:=[.N3] * (1+[.L4])" office:value-type="currency" office:currency="BRL" office:value="5000" calcext:value-type="currency">
            <text:p>R$ 5.000,00</text:p>
          </table:table-cell>
          <table:table-cell table:formula="of:= 5000 * (1+[.M4])" office:value-type="float" office:value="4975.6" calcext:value-type="float">
            <text:p>4975,6</text:p>
          </table:table-cell>
          <table:table-cell/>
          <table:table-cell office:value-type="string" calcext:value-type="string">
            <text:p>Maior Alta</text:p>
          </table:table-cell>
          <table:table-cell table:style-name="ce5" table:formula="of:=(LARGE([.N2:.N881];1)- [.N2])/[.N2]" office:value-type="percentage" office:value="1.75739166458379" calcext:value-type="percentage">
            <text:p>175,74%</text:p>
          </table:table-cell>
          <table:table-cell table:style-name="ce7" table:formula="of:=(LARGE([.O2:.O881];1)- [.O2])/[.O2]" office:value-type="percentage" office:value="0.136820606373064" calcext:value-type="percentage">
            <text:p>13,68%</text:p>
          </table:table-cell>
        </table:table-row>
        <table:table-row table:style-name="ro1">
          <table:table-cell table:style-name="ce1" office:value-type="string" calcext:value-type="string">
            <text:p>03/0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08" calcext:value-type="percentage">
            <text:p>3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5" calcext:value-type="percentage">
            <text:p>-1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05" calcext:value-type="percentage">
            <text:p>2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628" calcext:value-type="percentage">
            <text:p>-6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5" calcext:value-type="percentage">
            <text:p>-0,25%</text:p>
          </table:table-cell>
          <table:table-cell table:formula="of:=([.B5]*[.C5])+([.D5]*[.E5])+([.F5]*[.G5])+([.H5]*[.I5])+([.J5]*[.K5])" office:value-type="percentage" office:value="0" calcext:value-type="percentage">
            <text:p>0,00%</text:p>
          </table:table-cell>
          <table:table-cell table:formula="of:=AVERAGE([.K5];[.I5];[.G5];[.E5];[.C5])" office:value-type="percentage" office:value="-0.0049" calcext:value-type="percentage">
            <text:p>-0,49%</text:p>
          </table:table-cell>
          <table:table-cell table:formula="of:=[.N4] * (1+[.L5])" office:value-type="currency" office:currency="BRL" office:value="5000" calcext:value-type="currency">
            <text:p>R$ 5.000,00</text:p>
          </table:table-cell>
          <table:table-cell table:formula="of:= 5000 * (1+[.M5])" office:value-type="float" office:value="4975.5" calcext:value-type="float">
            <text:p>4975,5</text:p>
          </table:table-cell>
          <table:table-cell/>
          <table:table-cell office:value-type="string" calcext:value-type="string">
            <text:p>Maior Baixa</text:p>
          </table:table-cell>
          <table:table-cell table:style-name="ce5" table:formula="of:=(SMALL([.N2:.N881];1) - [.N2]) / [.N2]" office:value-type="percentage" office:value="-0.0380422500000001" calcext:value-type="percentage">
            <text:p>-3,80%</text:p>
          </table:table-cell>
          <table:table-cell table:style-name="ce7" table:formula="of:=(SMALL([.O2:.O881];1) - [.O2]) / [.O2]" office:value-type="percentage" office:value="-0.13608693065773" calcext:value-type="percentage">
            <text:p>-13,61%</text:p>
          </table:table-cell>
        </table:table-row>
        <table:table-row table:style-name="ro1">
          <table:table-cell table:style-name="ce1" office:value-type="string" calcext:value-type="string">
            <text:p>06/0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51" calcext:value-type="percentage">
            <text:p>-2,5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3" calcext:value-type="percentage">
            <text:p>1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3" calcext:value-type="percentage">
            <text:p>-0,73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-0.0225" calcext:value-type="percentage">
            <text:p>-2,2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49" calcext:value-type="percentage">
            <text:p>-2,49%</text:p>
          </table:table-cell>
          <table:table-cell table:formula="of:=([.B6]*[.C6])+([.D6]*[.E6])+([.F6]*[.G6])+([.H6]*[.I6])+([.J6]*[.K6])" office:value-type="percentage" office:value="-0.0225" calcext:value-type="percentage">
            <text:p>-2,25%</text:p>
          </table:table-cell>
          <table:table-cell table:formula="of:=AVERAGE([.K6];[.I6];[.G6];[.E6];[.C6])" office:value-type="percentage" office:value="-0.0125" calcext:value-type="percentage">
            <text:p>-1,25%</text:p>
          </table:table-cell>
          <table:table-cell table:formula="of:=[.N5] * (1+[.L6])" office:value-type="currency" office:currency="BRL" office:value="4887.5" calcext:value-type="currency">
            <text:p>R$ 4.887,50</text:p>
          </table:table-cell>
          <table:table-cell table:formula="of:= 5000 * (1+[.M6])" office:value-type="float" office:value="4937.5" calcext:value-type="float">
            <text:p>4937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7/0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4" calcext:value-type="percentage">
            <text:p>-1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9" calcext:value-type="percentage">
            <text:p>3,9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8" calcext:value-type="percentage">
            <text:p>1,9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7" calcext:value-type="percentage">
            <text:p>1,0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1" calcext:value-type="percentage">
            <text:p>0,91%</text:p>
          </table:table-cell>
          <table:table-cell table:formula="of:=([.B7]*[.C7])+([.D7]*[.E7])+([.F7]*[.G7])+([.H7]*[.I7])+([.J7]*[.K7])" office:value-type="percentage" office:value="0" calcext:value-type="percentage">
            <text:p>0,00%</text:p>
          </table:table-cell>
          <table:table-cell table:formula="of:=AVERAGE([.K7];[.I7];[.G7];[.E7];[.C7])" office:value-type="percentage" office:value="0.01224" calcext:value-type="percentage">
            <text:p>1,22%</text:p>
          </table:table-cell>
          <table:table-cell table:formula="of:=[.N6] * (1+[.L7])" office:value-type="currency" office:currency="BRL" office:value="4887.5" calcext:value-type="currency">
            <text:p>R$ 4.887,50</text:p>
          </table:table-cell>
          <table:table-cell table:formula="of:= 5000 * (1+[.M7])" office:value-type="float" office:value="5061.2" calcext:value-type="float">
            <text:p>5061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8/0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77" calcext:value-type="percentage">
            <text:p>2,7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71" calcext:value-type="percentage">
            <text:p>2,7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57" calcext:value-type="percentage">
            <text:p>2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6" calcext:value-type="percentage">
            <text:p>1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5" calcext:value-type="percentage">
            <text:p>1,05%</text:p>
          </table:table-cell>
          <table:table-cell table:formula="of:=([.B8]*[.C8])+([.D8]*[.E8])+([.F8]*[.G8])+([.H8]*[.I8])+([.J8]*[.K8])" office:value-type="percentage" office:value="0" calcext:value-type="percentage">
            <text:p>0,00%</text:p>
          </table:table-cell>
          <table:table-cell table:formula="of:=AVERAGE([.K8];[.I8];[.G8];[.E8];[.C8])" office:value-type="percentage" office:value="0.02052" calcext:value-type="percentage">
            <text:p>2,05%</text:p>
          </table:table-cell>
          <table:table-cell table:formula="of:=[.N7] * (1+[.L8])" office:value-type="currency" office:currency="BRL" office:value="4887.5" calcext:value-type="currency">
            <text:p>R$ 4.887,50</text:p>
          </table:table-cell>
          <table:table-cell table:formula="of:= 5000 * (1+[.M8])" office:value-type="float" office:value="5102.6" calcext:value-type="float">
            <text:p>5102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9/0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5" calcext:value-type="percentage">
            <text:p>-0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" calcext:value-type="percentage">
            <text:p>-0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4" calcext:value-type="percentage">
            <text:p>0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" calcext:value-type="percentage">
            <text:p>1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2" calcext:value-type="percentage">
            <text:p>-0,32%</text:p>
          </table:table-cell>
          <table:table-cell table:formula="of:=([.B9]*[.C9])+([.D9]*[.E9])+([.F9]*[.G9])+([.H9]*[.I9])+([.J9]*[.K9])" office:value-type="percentage" office:value="0" calcext:value-type="percentage">
            <text:p>0,00%</text:p>
          </table:table-cell>
          <table:table-cell table:formula="of:=AVERAGE([.K9];[.I9];[.G9];[.E9];[.C9])" office:value-type="percentage" office:value="0.00254" calcext:value-type="percentage">
            <text:p>0,25%</text:p>
          </table:table-cell>
          <table:table-cell table:formula="of:=[.N8] * (1+[.L9])" office:value-type="currency" office:currency="BRL" office:value="4887.5" calcext:value-type="currency">
            <text:p>R$ 4.887,50</text:p>
          </table:table-cell>
          <table:table-cell table:formula="of:= 5000 * (1+[.M9])" office:value-type="float" office:value="5012.7" calcext:value-type="float">
            <text:p>5012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0/0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53" calcext:value-type="percentage">
            <text:p>3,53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-0.0159" calcext:value-type="percentage">
            <text:p>-1,5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5" calcext:value-type="percentage">
            <text:p>0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53" calcext:value-type="percentage">
            <text:p>5,5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3" calcext:value-type="percentage">
            <text:p>1,83%</text:p>
          </table:table-cell>
          <table:table-cell table:formula="of:=([.B10]*[.C10])+([.D10]*[.E10])+([.F10]*[.G10])+([.H10]*[.I10])+([.J10]*[.K10])" office:value-type="percentage" office:value="-0.0159" calcext:value-type="percentage">
            <text:p>-1,59%</text:p>
          </table:table-cell>
          <table:table-cell table:formula="of:=AVERAGE([.K10];[.I10];[.G10];[.E10];[.C10])" office:value-type="percentage" office:value="0.0193" calcext:value-type="percentage">
            <text:p>1,93%</text:p>
          </table:table-cell>
          <table:table-cell table:formula="of:=[.N9] * (1+[.L10])" office:value-type="currency" office:currency="BRL" office:value="4809.78875" calcext:value-type="currency">
            <text:p>R$ 4.809,79</text:p>
          </table:table-cell>
          <table:table-cell table:formula="of:= 5000 * (1+[.M10])" office:value-type="float" office:value="5096.5" calcext:value-type="float">
            <text:p>5096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3/0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7" calcext:value-type="percentage">
            <text:p>0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05" calcext:value-type="percentage">
            <text:p>-2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8" calcext:value-type="percentage">
            <text:p>-0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918" calcext:value-type="percentage">
            <text:p>9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4" calcext:value-type="percentage">
            <text:p>0,64%</text:p>
          </table:table-cell>
          <table:table-cell table:formula="of:=([.B11]*[.C11])+([.D11]*[.E11])+([.F11]*[.G11])+([.H11]*[.I11])+([.J11]*[.K11])" office:value-type="percentage" office:value="0" calcext:value-type="percentage">
            <text:p>0,00%</text:p>
          </table:table-cell>
          <table:table-cell table:formula="of:=AVERAGE([.K11];[.I11];[.G11];[.E11];[.C11])" office:value-type="percentage" office:value="0.01512" calcext:value-type="percentage">
            <text:p>1,51%</text:p>
          </table:table-cell>
          <table:table-cell table:formula="of:=[.N10] * (1+[.L11])" office:value-type="currency" office:currency="BRL" office:value="4809.78875" calcext:value-type="currency">
            <text:p>R$ 4.809,79</text:p>
          </table:table-cell>
          <table:table-cell table:formula="of:= 5000 * (1+[.M11])" office:value-type="float" office:value="5075.6" calcext:value-type="float">
            <text:p>5075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4/0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7" calcext:value-type="percentage">
            <text:p>1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2" calcext:value-type="percentage">
            <text:p>0,5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1" calcext:value-type="percentage">
            <text:p>0,31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394" calcext:value-type="percentage">
            <text:p>-3,9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5" calcext:value-type="percentage">
            <text:p>0,35%</text:p>
          </table:table-cell>
          <table:table-cell table:formula="of:=([.B12]*[.C12])+([.D12]*[.E12])+([.F12]*[.G12])+([.H12]*[.I12])+([.J12]*[.K12])" office:value-type="percentage" office:value="0.0394" calcext:value-type="percentage">
            <text:p>3,94%</text:p>
          </table:table-cell>
          <table:table-cell table:formula="of:=AVERAGE([.K12];[.I12];[.G12];[.E12];[.C12])" office:value-type="percentage" office:value="-0.00298" calcext:value-type="percentage">
            <text:p>-0,30%</text:p>
          </table:table-cell>
          <table:table-cell table:formula="of:=[.N11] * (1+[.L12])" office:value-type="currency" office:currency="BRL" office:value="4999.29442675" calcext:value-type="currency">
            <text:p>R$ 4.999,29</text:p>
          </table:table-cell>
          <table:table-cell table:formula="of:= 5000 * (1+[.M12])" office:value-type="float" office:value="4985.1" calcext:value-type="float">
            <text:p>4985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5/0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3" calcext:value-type="percentage">
            <text:p>0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8" calcext:value-type="percentage">
            <text:p>2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23" calcext:value-type="percentage">
            <text:p>4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9" calcext:value-type="percentage">
            <text:p>-1,6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9" calcext:value-type="percentage">
            <text:p>1,19%</text:p>
          </table:table-cell>
          <table:table-cell table:formula="of:=([.B13]*[.C13])+([.D13]*[.E13])+([.F13]*[.G13])+([.H13]*[.I13])+([.J13]*[.K13])" office:value-type="percentage" office:value="0" calcext:value-type="percentage">
            <text:p>0,00%</text:p>
          </table:table-cell>
          <table:table-cell table:formula="of:=AVERAGE([.K13];[.I13];[.G13];[.E13];[.C13])" office:value-type="percentage" office:value="0.01248" calcext:value-type="percentage">
            <text:p>1,25%</text:p>
          </table:table-cell>
          <table:table-cell table:formula="of:=[.N12] * (1+[.L13])" office:value-type="currency" office:currency="BRL" office:value="4999.29442675" calcext:value-type="currency">
            <text:p>R$ 4.999,29</text:p>
          </table:table-cell>
          <table:table-cell table:formula="of:= 5000 * (1+[.M13])" office:value-type="float" office:value="5062.4" calcext:value-type="float">
            <text:p>5062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6/0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3" calcext:value-type="percentage">
            <text:p>0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" calcext:value-type="percentage">
            <text:p>-0,70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197" calcext:value-type="percentage">
            <text:p>-1,9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5" calcext:value-type="percentage">
            <text:p>-0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25" calcext:value-type="percentage">
            <text:p>3,25%</text:p>
          </table:table-cell>
          <table:table-cell table:formula="of:=([.B14]*[.C14])+([.D14]*[.E14])+([.F14]*[.G14])+([.H14]*[.I14])+([.J14]*[.K14])" office:value-type="percentage" office:value="0.0197" calcext:value-type="percentage">
            <text:p>1,97%</text:p>
          </table:table-cell>
          <table:table-cell table:formula="of:=AVERAGE([.K14];[.I14];[.G14];[.E14];[.C14])" office:value-type="percentage" office:value="0.00112" calcext:value-type="percentage">
            <text:p>0,11%</text:p>
          </table:table-cell>
          <table:table-cell table:formula="of:=[.N13] * (1+[.L14])" office:value-type="currency" office:currency="BRL" office:value="5097.78052695698" calcext:value-type="currency">
            <text:p>R$ 5.097,78</text:p>
          </table:table-cell>
          <table:table-cell table:formula="of:= 5000 * (1+[.M14])" office:value-type="float" office:value="5005.6" calcext:value-type="float">
            <text:p>5005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7/0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8" calcext:value-type="percentage">
            <text:p>-1,5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6" calcext:value-type="percentage">
            <text:p>-0,5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4" calcext:value-type="percentage">
            <text:p>-0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9" calcext:value-type="percentage">
            <text:p>0,8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7" calcext:value-type="percentage">
            <text:p>0,07%</text:p>
          </table:table-cell>
          <table:table-cell table:formula="of:=([.B15]*[.C15])+([.D15]*[.E15])+([.F15]*[.G15])+([.H15]*[.I15])+([.J15]*[.K15])" office:value-type="percentage" office:value="0" calcext:value-type="percentage">
            <text:p>0,00%</text:p>
          </table:table-cell>
          <table:table-cell table:formula="of:=AVERAGE([.K15];[.I15];[.G15];[.E15];[.C15])" office:value-type="percentage" office:value="-0.00244" calcext:value-type="percentage">
            <text:p>-0,24%</text:p>
          </table:table-cell>
          <table:table-cell table:formula="of:=[.N14] * (1+[.L15])" office:value-type="currency" office:currency="BRL" office:value="5097.78052695698" calcext:value-type="currency">
            <text:p>R$ 5.097,78</text:p>
          </table:table-cell>
          <table:table-cell table:formula="of:= 5000 * (1+[.M15])" office:value-type="float" office:value="4987.8" calcext:value-type="float">
            <text:p>4987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/0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4" calcext:value-type="percentage">
            <text:p>1,9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3" calcext:value-type="percentage">
            <text:p>2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7" calcext:value-type="percentage">
            <text:p>0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1" calcext:value-type="percentage">
            <text:p>-1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" calcext:value-type="percentage">
            <text:p>1,60%</text:p>
          </table:table-cell>
          <table:table-cell table:formula="of:=([.B16]*[.C16])+([.D16]*[.E16])+([.F16]*[.G16])+([.H16]*[.I16])+([.J16]*[.K16])" office:value-type="percentage" office:value="0" calcext:value-type="percentage">
            <text:p>0,00%</text:p>
          </table:table-cell>
          <table:table-cell table:formula="of:=AVERAGE([.K16];[.I16];[.G16];[.E16];[.C16])" office:value-type="percentage" office:value="0.00906" calcext:value-type="percentage">
            <text:p>0,91%</text:p>
          </table:table-cell>
          <table:table-cell table:formula="of:=[.N15] * (1+[.L16])" office:value-type="currency" office:currency="BRL" office:value="5097.78052695698" calcext:value-type="currency">
            <text:p>R$ 5.097,78</text:p>
          </table:table-cell>
          <table:table-cell table:formula="of:= 5000 * (1+[.M16])" office:value-type="float" office:value="5045.3" calcext:value-type="float">
            <text:p>5045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1/0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1" calcext:value-type="percentage">
            <text:p>1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7" calcext:value-type="percentage">
            <text:p>2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5" calcext:value-type="percentage">
            <text:p>1,4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45" calcext:value-type="percentage">
            <text:p>-2,4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8" calcext:value-type="percentage">
            <text:p>1,68%</text:p>
          </table:table-cell>
          <table:table-cell table:formula="of:=([.B17]*[.C17])+([.D17]*[.E17])+([.F17]*[.G17])+([.H17]*[.I17])+([.J17]*[.K17])" office:value-type="percentage" office:value="0" calcext:value-type="percentage">
            <text:p>0,00%</text:p>
          </table:table-cell>
          <table:table-cell table:formula="of:=AVERAGE([.K17];[.I17];[.G17];[.E17];[.C17])" office:value-type="percentage" office:value="0.00792" calcext:value-type="percentage">
            <text:p>0,79%</text:p>
          </table:table-cell>
          <table:table-cell table:formula="of:=[.N16] * (1+[.L17])" office:value-type="currency" office:currency="BRL" office:value="5097.78052695698" calcext:value-type="currency">
            <text:p>R$ 5.097,78</text:p>
          </table:table-cell>
          <table:table-cell table:formula="of:= 5000 * (1+[.M17])" office:value-type="float" office:value="5039.6" calcext:value-type="float">
            <text:p>5039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2/0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46" calcext:value-type="percentage">
            <text:p>-2,4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7" calcext:value-type="percentage">
            <text:p>-1,7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9" calcext:value-type="percentage">
            <text:p>0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9" calcext:value-type="percentage">
            <text:p>-2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6" calcext:value-type="percentage">
            <text:p>0,26%</text:p>
          </table:table-cell>
          <table:table-cell table:formula="of:=([.B18]*[.C18])+([.D18]*[.E18])+([.F18]*[.G18])+([.H18]*[.I18])+([.J18]*[.K18])" office:value-type="percentage" office:value="0" calcext:value-type="percentage">
            <text:p>0,00%</text:p>
          </table:table-cell>
          <table:table-cell table:formula="of:=AVERAGE([.K18];[.I18];[.G18];[.E18];[.C18])" office:value-type="percentage" office:value="-0.01214" calcext:value-type="percentage">
            <text:p>-1,21%</text:p>
          </table:table-cell>
          <table:table-cell table:formula="of:=[.N17] * (1+[.L18])" office:value-type="currency" office:currency="BRL" office:value="5097.78052695698" calcext:value-type="currency">
            <text:p>R$ 5.097,78</text:p>
          </table:table-cell>
          <table:table-cell table:formula="of:= 5000 * (1+[.M18])" office:value-type="float" office:value="4939.3" calcext:value-type="float">
            <text:p>4939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3/0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6" calcext:value-type="percentage">
            <text:p>-0,8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6" calcext:value-type="percentage">
            <text:p>-0,8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1" calcext:value-type="percentage">
            <text:p>-1,5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39" calcext:value-type="percentage">
            <text:p>-4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16" calcext:value-type="percentage">
            <text:p>-2,16%</text:p>
          </table:table-cell>
          <table:table-cell table:formula="of:=([.B19]*[.C19])+([.D19]*[.E19])+([.F19]*[.G19])+([.H19]*[.I19])+([.J19]*[.K19])" office:value-type="percentage" office:value="-0" calcext:value-type="percentage">
            <text:p>0,00%</text:p>
          </table:table-cell>
          <table:table-cell table:formula="of:=AVERAGE([.K19];[.I19];[.G19];[.E19];[.C19])" office:value-type="percentage" office:value="-0.01956" calcext:value-type="percentage">
            <text:p>-1,96%</text:p>
          </table:table-cell>
          <table:table-cell table:formula="of:=[.N18] * (1+[.L19])" office:value-type="currency" office:currency="BRL" office:value="5097.78052695698" calcext:value-type="currency">
            <text:p>R$ 5.097,78</text:p>
          </table:table-cell>
          <table:table-cell table:formula="of:= 5000 * (1+[.M19])" office:value-type="float" office:value="4902.2" calcext:value-type="float">
            <text:p>4902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4/0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48" calcext:value-type="percentage">
            <text:p>-2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5" calcext:value-type="percentage">
            <text:p>0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1" calcext:value-type="percentage">
            <text:p>-0,8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4" calcext:value-type="percentage">
            <text:p>-1,3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6" calcext:value-type="percentage">
            <text:p>-0,76%</text:p>
          </table:table-cell>
          <table:table-cell table:formula="of:=([.B20]*[.C20])+([.D20]*[.E20])+([.F20]*[.G20])+([.H20]*[.I20])+([.J20]*[.K20])" office:value-type="percentage" office:value="0" calcext:value-type="percentage">
            <text:p>0,00%</text:p>
          </table:table-cell>
          <table:table-cell table:formula="of:=AVERAGE([.K20];[.I20];[.G20];[.E20];[.C20])" office:value-type="percentage" office:value="-0.01048" calcext:value-type="percentage">
            <text:p>-1,05%</text:p>
          </table:table-cell>
          <table:table-cell table:formula="of:=[.N19] * (1+[.L20])" office:value-type="currency" office:currency="BRL" office:value="5097.78052695698" calcext:value-type="currency">
            <text:p>R$ 5.097,78</text:p>
          </table:table-cell>
          <table:table-cell table:formula="of:= 5000 * (1+[.M20])" office:value-type="float" office:value="4947.6" calcext:value-type="float">
            <text:p>4947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1/03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7" calcext:value-type="percentage">
            <text:p>2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87" calcext:value-type="percentage">
            <text:p>2,8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7" calcext:value-type="percentage">
            <text:p>-0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6" calcext:value-type="percentage">
            <text:p>1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" calcext:value-type="percentage">
            <text:p>1,50%</text:p>
          </table:table-cell>
          <table:table-cell table:formula="of:=([.B21]*[.C21])+([.D21]*[.E21])+([.F21]*[.G21])+([.H21]*[.I21])+([.J21]*[.K21])" office:value-type="percentage" office:value="0" calcext:value-type="percentage">
            <text:p>0,00%</text:p>
          </table:table-cell>
          <table:table-cell table:formula="of:=AVERAGE([.K21];[.I21];[.G21];[.E21];[.C21])" office:value-type="percentage" office:value="0.01566" calcext:value-type="percentage">
            <text:p>1,57%</text:p>
          </table:table-cell>
          <table:table-cell table:formula="of:=[.N20] * (1+[.L21])" office:value-type="currency" office:currency="BRL" office:value="5097.78052695698" calcext:value-type="currency">
            <text:p>R$ 5.097,78</text:p>
          </table:table-cell>
          <table:table-cell table:formula="of:= 5000 * (1+[.M21])" office:value-type="float" office:value="5078.3" calcext:value-type="float">
            <text:p>5078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2/03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62" calcext:value-type="percentage">
            <text:p>-2,6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7" calcext:value-type="percentage">
            <text:p>-0,0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3" calcext:value-type="percentage">
            <text:p>-1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514" calcext:value-type="percentage">
            <text:p>-5,1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2" calcext:value-type="percentage">
            <text:p>-0,92%</text:p>
          </table:table-cell>
          <table:table-cell table:formula="of:=([.B22]*[.C22])+([.D22]*[.E22])+([.F22]*[.G22])+([.H22]*[.I22])+([.J22]*[.K22])" office:value-type="percentage" office:value="-0" calcext:value-type="percentage">
            <text:p>0,00%</text:p>
          </table:table-cell>
          <table:table-cell table:formula="of:=AVERAGE([.K22];[.I22];[.G22];[.E22];[.C22])" office:value-type="percentage" office:value="-0.01956" calcext:value-type="percentage">
            <text:p>-1,96%</text:p>
          </table:table-cell>
          <table:table-cell table:formula="of:=[.N21] * (1+[.L22])" office:value-type="currency" office:currency="BRL" office:value="5097.78052695698" calcext:value-type="currency">
            <text:p>R$ 5.097,78</text:p>
          </table:table-cell>
          <table:table-cell table:formula="of:= 5000 * (1+[.M22])" office:value-type="float" office:value="4902.2" calcext:value-type="float">
            <text:p>4902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3/03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8" calcext:value-type="percentage">
            <text:p>1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" calcext:value-type="percentage">
            <text:p>-0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6" calcext:value-type="percentage">
            <text:p>1,8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4" calcext:value-type="percentage">
            <text:p>1,1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86" calcext:value-type="percentage">
            <text:p>4,86%</text:p>
          </table:table-cell>
          <table:table-cell table:formula="of:=([.B23]*[.C23])+([.D23]*[.E23])+([.F23]*[.G23])+([.H23]*[.I23])+([.J23]*[.K23])" office:value-type="percentage" office:value="0" calcext:value-type="percentage">
            <text:p>0,00%</text:p>
          </table:table-cell>
          <table:table-cell table:formula="of:=AVERAGE([.K23];[.I23];[.G23];[.E23];[.C23])" office:value-type="percentage" office:value="0.01708" calcext:value-type="percentage">
            <text:p>1,71%</text:p>
          </table:table-cell>
          <table:table-cell table:formula="of:=[.N22] * (1+[.L23])" office:value-type="currency" office:currency="BRL" office:value="5097.78052695698" calcext:value-type="currency">
            <text:p>R$ 5.097,78</text:p>
          </table:table-cell>
          <table:table-cell table:formula="of:= 5000 * (1+[.M23])" office:value-type="float" office:value="5085.4" calcext:value-type="float">
            <text:p>5085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6/03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3" calcext:value-type="percentage">
            <text:p>-1,4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9" calcext:value-type="percentage">
            <text:p>-0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3" calcext:value-type="percentage">
            <text:p>-0,4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25" calcext:value-type="percentage">
            <text:p>-2,25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079" calcext:value-type="percentage">
            <text:p>0,79%</text:p>
          </table:table-cell>
          <table:table-cell table:formula="of:=([.B24]*[.C24])+([.D24]*[.E24])+([.F24]*[.G24])+([.H24]*[.I24])+([.J24]*[.K24])" office:value-type="percentage" office:value="-0.0079" calcext:value-type="percentage">
            <text:p>-0,79%</text:p>
          </table:table-cell>
          <table:table-cell table:formula="of:=AVERAGE([.K24];[.I24];[.G24];[.E24];[.C24])" office:value-type="percentage" office:value="-0.00702" calcext:value-type="percentage">
            <text:p>-0,70%</text:p>
          </table:table-cell>
          <table:table-cell table:formula="of:=[.N23] * (1+[.L24])" office:value-type="currency" office:currency="BRL" office:value="5057.50806079402" calcext:value-type="currency">
            <text:p>R$ 5.057,51</text:p>
          </table:table-cell>
          <table:table-cell table:formula="of:= 5000 * (1+[.M24])" office:value-type="float" office:value="4964.9" calcext:value-type="float">
            <text:p>4964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7/03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8" calcext:value-type="percentage">
            <text:p>0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7" calcext:value-type="percentage">
            <text:p>1,0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7" calcext:value-type="percentage">
            <text:p>-1,6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9" calcext:value-type="percentage">
            <text:p>-0,5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2" calcext:value-type="percentage">
            <text:p>-1,22%</text:p>
          </table:table-cell>
          <table:table-cell table:formula="of:=([.B25]*[.C25])+([.D25]*[.E25])+([.F25]*[.G25])+([.H25]*[.I25])+([.J25]*[.K25])" office:value-type="percentage" office:value="0" calcext:value-type="percentage">
            <text:p>0,00%</text:p>
          </table:table-cell>
          <table:table-cell table:formula="of:=AVERAGE([.K25];[.I25];[.G25];[.E25];[.C25])" office:value-type="percentage" office:value="-0.00386" calcext:value-type="percentage">
            <text:p>-0,39%</text:p>
          </table:table-cell>
          <table:table-cell table:formula="of:=[.N24] * (1+[.L25])" office:value-type="currency" office:currency="BRL" office:value="5057.50806079402" calcext:value-type="currency">
            <text:p>R$ 5.057,51</text:p>
          </table:table-cell>
          <table:table-cell table:formula="of:= 5000 * (1+[.M25])" office:value-type="float" office:value="4980.7" calcext:value-type="float">
            <text:p>4980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8/03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12" calcext:value-type="percentage">
            <text:p>-4,1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4" calcext:value-type="percentage">
            <text:p>0,6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3" calcext:value-type="percentage">
            <text:p>-1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6" calcext:value-type="percentage">
            <text:p>-2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4" calcext:value-type="percentage">
            <text:p>-2,34%</text:p>
          </table:table-cell>
          <table:table-cell table:formula="of:=([.B26]*[.C26])+([.D26]*[.E26])+([.F26]*[.G26])+([.H26]*[.I26])+([.J26]*[.K26])" office:value-type="percentage" office:value="0" calcext:value-type="percentage">
            <text:p>0,00%</text:p>
          </table:table-cell>
          <table:table-cell table:formula="of:=AVERAGE([.K26];[.I26];[.G26];[.E26];[.C26])" office:value-type="percentage" office:value="-0.0191" calcext:value-type="percentage">
            <text:p>-1,91%</text:p>
          </table:table-cell>
          <table:table-cell table:formula="of:=[.N25] * (1+[.L26])" office:value-type="currency" office:currency="BRL" office:value="5057.50806079402" calcext:value-type="currency">
            <text:p>R$ 5.057,51</text:p>
          </table:table-cell>
          <table:table-cell table:formula="of:= 5000 * (1+[.M26])" office:value-type="float" office:value="4904.5" calcext:value-type="float">
            <text:p>4904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9/03/17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-0.0036" calcext:value-type="percentage">
            <text:p>-0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6" calcext:value-type="percentage">
            <text:p>0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1" calcext:value-type="percentage">
            <text:p>0,3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2" calcext:value-type="percentage">
            <text:p>0,2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4" calcext:value-type="percentage">
            <text:p>-1,04%</text:p>
          </table:table-cell>
          <table:table-cell table:formula="of:=([.B27]*[.C27])+([.D27]*[.E27])+([.F27]*[.G27])+([.H27]*[.I27])+([.J27]*[.K27])" office:value-type="percentage" office:value="-0.0036" calcext:value-type="percentage">
            <text:p>-0,36%</text:p>
          </table:table-cell>
          <table:table-cell table:formula="of:=AVERAGE([.K27];[.I27];[.G27];[.E27];[.C27])" office:value-type="percentage" office:value="-0.00102" calcext:value-type="percentage">
            <text:p>-0,10%</text:p>
          </table:table-cell>
          <table:table-cell table:formula="of:=[.N26] * (1+[.L27])" office:value-type="currency" office:currency="BRL" office:value="5039.30103177516" calcext:value-type="currency">
            <text:p>R$ 5.039,30</text:p>
          </table:table-cell>
          <table:table-cell table:formula="of:= 5000 * (1+[.M27])" office:value-type="float" office:value="4994.9" calcext:value-type="float">
            <text:p>4994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0/03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9" calcext:value-type="percentage">
            <text:p>-1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7" calcext:value-type="percentage">
            <text:p>-0,8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4" calcext:value-type="percentage">
            <text:p>0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6" calcext:value-type="percentage">
            <text:p>-1,7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9" calcext:value-type="percentage">
            <text:p>0,39%</text:p>
          </table:table-cell>
          <table:table-cell table:formula="of:=([.B28]*[.C28])+([.D28]*[.E28])+([.F28]*[.G28])+([.H28]*[.I28])+([.J28]*[.K28])" office:value-type="percentage" office:value="0" calcext:value-type="percentage">
            <text:p>0,00%</text:p>
          </table:table-cell>
          <table:table-cell table:formula="of:=AVERAGE([.K28];[.I28];[.G28];[.E28];[.C28])" office:value-type="percentage" office:value="-0.00698" calcext:value-type="percentage">
            <text:p>-0,70%</text:p>
          </table:table-cell>
          <table:table-cell table:formula="of:=[.N27] * (1+[.L28])" office:value-type="currency" office:currency="BRL" office:value="5039.30103177516" calcext:value-type="currency">
            <text:p>R$ 5.039,30</text:p>
          </table:table-cell>
          <table:table-cell table:formula="of:= 5000 * (1+[.M28])" office:value-type="float" office:value="4965.1" calcext:value-type="float">
            <text:p>4965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3/03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4" calcext:value-type="percentage">
            <text:p>0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4" calcext:value-type="percentage">
            <text:p>0,3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9" calcext:value-type="percentage">
            <text:p>1,7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58" calcext:value-type="percentage">
            <text:p>4,5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4" calcext:value-type="percentage">
            <text:p>1,04%</text:p>
          </table:table-cell>
          <table:table-cell table:formula="of:=([.B29]*[.C29])+([.D29]*[.E29])+([.F29]*[.G29])+([.H29]*[.I29])+([.J29]*[.K29])" office:value-type="percentage" office:value="0" calcext:value-type="percentage">
            <text:p>0,00%</text:p>
          </table:table-cell>
          <table:table-cell table:formula="of:=AVERAGE([.K29];[.I29];[.G29];[.E29];[.C29])" office:value-type="percentage" office:value="0.01638" calcext:value-type="percentage">
            <text:p>1,64%</text:p>
          </table:table-cell>
          <table:table-cell table:formula="of:=[.N28] * (1+[.L29])" office:value-type="currency" office:currency="BRL" office:value="5039.30103177516" calcext:value-type="currency">
            <text:p>R$ 5.039,30</text:p>
          </table:table-cell>
          <table:table-cell table:formula="of:= 5000 * (1+[.M29])" office:value-type="float" office:value="5081.9" calcext:value-type="float">
            <text:p>5081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4/03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544" calcext:value-type="percentage">
            <text:p>-5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93" calcext:value-type="percentage">
            <text:p>3,9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5" calcext:value-type="percentage">
            <text:p>-0,9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3" calcext:value-type="percentage">
            <text:p>0,5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9" calcext:value-type="percentage">
            <text:p>-0,19%</text:p>
          </table:table-cell>
          <table:table-cell table:formula="of:=([.B30]*[.C30])+([.D30]*[.E30])+([.F30]*[.G30])+([.H30]*[.I30])+([.J30]*[.K30])" office:value-type="percentage" office:value="0" calcext:value-type="percentage">
            <text:p>0,00%</text:p>
          </table:table-cell>
          <table:table-cell table:formula="of:=AVERAGE([.K30];[.I30];[.G30];[.E30];[.C30])" office:value-type="percentage" office:value="-0.00424" calcext:value-type="percentage">
            <text:p>-0,42%</text:p>
          </table:table-cell>
          <table:table-cell table:formula="of:=[.N29] * (1+[.L30])" office:value-type="currency" office:currency="BRL" office:value="5039.30103177516" calcext:value-type="currency">
            <text:p>R$ 5.039,30</text:p>
          </table:table-cell>
          <table:table-cell table:formula="of:= 5000 * (1+[.M30])" office:value-type="float" office:value="4978.8" calcext:value-type="float">
            <text:p>4978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5/03/17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445" calcext:value-type="percentage">
            <text:p>4,4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91" calcext:value-type="percentage">
            <text:p>-2,9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5" calcext:value-type="percentage">
            <text:p>0,9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69" calcext:value-type="percentage">
            <text:p>6,9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4" calcext:value-type="percentage">
            <text:p>0,84%</text:p>
          </table:table-cell>
          <table:table-cell table:formula="of:=([.B31]*[.C31])+([.D31]*[.E31])+([.F31]*[.G31])+([.H31]*[.I31])+([.J31]*[.K31])" office:value-type="percentage" office:value="0.0445" calcext:value-type="percentage">
            <text:p>4,45%</text:p>
          </table:table-cell>
          <table:table-cell table:formula="of:=AVERAGE([.K31];[.I31];[.G31];[.E31];[.C31])" office:value-type="percentage" office:value="0.02046" calcext:value-type="percentage">
            <text:p>2,05%</text:p>
          </table:table-cell>
          <table:table-cell table:formula="of:=[.N30] * (1+[.L31])" office:value-type="currency" office:currency="BRL" office:value="5263.54992768915" calcext:value-type="currency">
            <text:p>R$ 5.263,55</text:p>
          </table:table-cell>
          <table:table-cell table:formula="of:= 5000 * (1+[.M31])" office:value-type="float" office:value="5102.3" calcext:value-type="float">
            <text:p>5102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6/03/17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345" calcext:value-type="percentage">
            <text:p>-3,4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4" calcext:value-type="percentage">
            <text:p>0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9" calcext:value-type="percentage">
            <text:p>-1,29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238" calcext:value-type="percentage">
            <text:p>-2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5" calcext:value-type="percentage">
            <text:p>-1,35%</text:p>
          </table:table-cell>
          <table:table-cell table:formula="of:=([.B32]*[.C32])+([.D32]*[.E32])+([.F32]*[.G32])+([.H32]*[.I32])+([.J32]*[.K32])" office:value-type="percentage" office:value="0.0583" calcext:value-type="percentage">
            <text:p>5,83%</text:p>
          </table:table-cell>
          <table:table-cell table:formula="of:=AVERAGE([.K32];[.I32];[.G32];[.E32];[.C32])" office:value-type="percentage" office:value="-0.01606" calcext:value-type="percentage">
            <text:p>-1,61%</text:p>
          </table:table-cell>
          <table:table-cell table:formula="of:=[.N31] * (1+[.L32])" office:value-type="currency" office:currency="BRL" office:value="5570.41488847343" calcext:value-type="currency">
            <text:p>R$ 5.570,41</text:p>
          </table:table-cell>
          <table:table-cell table:formula="of:= 5000 * (1+[.M32])" office:value-type="float" office:value="4919.7" calcext:value-type="float">
            <text:p>4919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7/03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03" calcext:value-type="percentage">
            <text:p>-4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68" calcext:value-type="percentage">
            <text:p>3,6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87" calcext:value-type="percentage">
            <text:p>-2,8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78" calcext:value-type="percentage">
            <text:p>-3,7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73" calcext:value-type="percentage">
            <text:p>-2,73%</text:p>
          </table:table-cell>
          <table:table-cell table:formula="of:=([.B33]*[.C33])+([.D33]*[.E33])+([.F33]*[.G33])+([.H33]*[.I33])+([.J33]*[.K33])" office:value-type="percentage" office:value="0" calcext:value-type="percentage">
            <text:p>0,00%</text:p>
          </table:table-cell>
          <table:table-cell table:formula="of:=AVERAGE([.K33];[.I33];[.G33];[.E33];[.C33])" office:value-type="percentage" office:value="-0.01946" calcext:value-type="percentage">
            <text:p>-1,95%</text:p>
          </table:table-cell>
          <table:table-cell table:formula="of:=[.N32] * (1+[.L33])" office:value-type="currency" office:currency="BRL" office:value="5570.41488847343" calcext:value-type="currency">
            <text:p>R$ 5.570,41</text:p>
          </table:table-cell>
          <table:table-cell table:formula="of:= 5000 * (1+[.M33])" office:value-type="float" office:value="4902.7" calcext:value-type="float">
            <text:p>4902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/03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41" calcext:value-type="percentage">
            <text:p>3,41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027" calcext:value-type="percentage">
            <text:p>0,27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112" calcext:value-type="percentage">
            <text:p>1,1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4" calcext:value-type="percentage">
            <text:p>1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7" calcext:value-type="percentage">
            <text:p>-0,17%</text:p>
          </table:table-cell>
          <table:table-cell table:formula="of:=([.B34]*[.C34])+([.D34]*[.E34])+([.F34]*[.G34])+([.H34]*[.I34])+([.J34]*[.K34])" office:value-type="percentage" office:value="0.0139" calcext:value-type="percentage">
            <text:p>1,39%</text:p>
          </table:table-cell>
          <table:table-cell table:formula="of:=AVERAGE([.K34];[.I34];[.G34];[.E34];[.C34])" office:value-type="percentage" office:value="0.01134" calcext:value-type="percentage">
            <text:p>1,13%</text:p>
          </table:table-cell>
          <table:table-cell table:formula="of:=[.N33] * (1+[.L34])" office:value-type="currency" office:currency="BRL" office:value="5647.84365542321" calcext:value-type="currency">
            <text:p>R$ 5.647,84</text:p>
          </table:table-cell>
          <table:table-cell table:formula="of:= 5000 * (1+[.M34])" office:value-type="float" office:value="5056.7" calcext:value-type="float">
            <text:p>5056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1/03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44" calcext:value-type="percentage">
            <text:p>-4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1" calcext:value-type="percentage">
            <text:p>0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17" calcext:value-type="percentage">
            <text:p>-2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818" calcext:value-type="percentage">
            <text:p>-8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41" calcext:value-type="percentage">
            <text:p>-2,41%</text:p>
          </table:table-cell>
          <table:table-cell table:formula="of:=([.B35]*[.C35])+([.D35]*[.E35])+([.F35]*[.G35])+([.H35]*[.I35])+([.J35]*[.K35])" office:value-type="percentage" office:value="0" calcext:value-type="percentage">
            <text:p>0,00%</text:p>
          </table:table-cell>
          <table:table-cell table:formula="of:=AVERAGE([.K35];[.I35];[.G35];[.E35];[.C35])" office:value-type="percentage" office:value="-0.03418" calcext:value-type="percentage">
            <text:p>-3,42%</text:p>
          </table:table-cell>
          <table:table-cell table:formula="of:=[.N34] * (1+[.L35])" office:value-type="currency" office:currency="BRL" office:value="5647.84365542321" calcext:value-type="currency">
            <text:p>R$ 5.647,84</text:p>
          </table:table-cell>
          <table:table-cell table:formula="of:= 5000 * (1+[.M35])" office:value-type="float" office:value="4829.1" calcext:value-type="float">
            <text:p>4829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2/03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05" calcext:value-type="percentage">
            <text:p>5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9" calcext:value-type="percentage">
            <text:p>-0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2" calcext:value-type="percentage">
            <text:p>0,82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124" calcext:value-type="percentage">
            <text:p>1,2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4" calcext:value-type="percentage">
            <text:p>3,40%</text:p>
          </table:table-cell>
          <table:table-cell table:formula="of:=([.B36]*[.C36])+([.D36]*[.E36])+([.F36]*[.G36])+([.H36]*[.I36])+([.J36]*[.K36])" office:value-type="percentage" office:value="0.0124" calcext:value-type="percentage">
            <text:p>1,24%</text:p>
          </table:table-cell>
          <table:table-cell table:formula="of:=AVERAGE([.K36];[.I36];[.G36];[.E36];[.C36])" office:value-type="percentage" office:value="0.02024" calcext:value-type="percentage">
            <text:p>2,02%</text:p>
          </table:table-cell>
          <table:table-cell table:formula="of:=[.N35] * (1+[.L36])" office:value-type="currency" office:currency="BRL" office:value="5717.87691675046" calcext:value-type="currency">
            <text:p>R$ 5.717,88</text:p>
          </table:table-cell>
          <table:table-cell table:formula="of:= 5000 * (1+[.M36])" office:value-type="float" office:value="5101.2" calcext:value-type="float">
            <text:p>5101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3/03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1" calcext:value-type="percentage">
            <text:p>-0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" calcext:value-type="percentage">
            <text:p>0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4" calcext:value-type="percentage">
            <text:p>-0,5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2" calcext:value-type="percentage">
            <text:p>-0,5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table:formula="of:=([.B37]*[.C37])+([.D37]*[.E37])+([.F37]*[.G37])+([.H37]*[.I37])+([.J37]*[.K37])" office:value-type="percentage" office:value="0" calcext:value-type="percentage">
            <text:p>0,00%</text:p>
          </table:table-cell>
          <table:table-cell table:formula="of:=AVERAGE([.K37];[.I37];[.G37];[.E37];[.C37])" office:value-type="percentage" office:value="-0.00194" calcext:value-type="percentage">
            <text:p>-0,19%</text:p>
          </table:table-cell>
          <table:table-cell table:formula="of:=[.N36] * (1+[.L37])" office:value-type="currency" office:currency="BRL" office:value="5717.87691675046" calcext:value-type="currency">
            <text:p>R$ 5.717,88</text:p>
          </table:table-cell>
          <table:table-cell table:formula="of:= 5000 * (1+[.M37])" office:value-type="float" office:value="4990.3" calcext:value-type="float">
            <text:p>4990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4/03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9" calcext:value-type="percentage">
            <text:p>-0,6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" calcext:value-type="percentage">
            <text:p>1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8" calcext:value-type="percentage">
            <text:p>1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5" calcext:value-type="percentage">
            <text:p>-0,8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6" calcext:value-type="percentage">
            <text:p>0,46%</text:p>
          </table:table-cell>
          <table:table-cell table:formula="of:=([.B38]*[.C38])+([.D38]*[.E38])+([.F38]*[.G38])+([.H38]*[.I38])+([.J38]*[.K38])" office:value-type="percentage" office:value="0" calcext:value-type="percentage">
            <text:p>0,00%</text:p>
          </table:table-cell>
          <table:table-cell table:formula="of:=AVERAGE([.K38];[.I38];[.G38];[.E38];[.C38])" office:value-type="percentage" office:value="0.0028" calcext:value-type="percentage">
            <text:p>0,28%</text:p>
          </table:table-cell>
          <table:table-cell table:formula="of:=[.N37] * (1+[.L38])" office:value-type="currency" office:currency="BRL" office:value="5717.87691675046" calcext:value-type="currency">
            <text:p>R$ 5.717,88</text:p>
          </table:table-cell>
          <table:table-cell table:formula="of:= 5000 * (1+[.M38])" office:value-type="float" office:value="5014" calcext:value-type="float">
            <text:p>501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7/03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7" calcext:value-type="percentage">
            <text:p>2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3" calcext:value-type="percentage">
            <text:p>1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2" calcext:value-type="percentage">
            <text:p>0,7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5" calcext:value-type="percentage">
            <text:p>1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3" calcext:value-type="percentage">
            <text:p>0,33%</text:p>
          </table:table-cell>
          <table:table-cell table:formula="of:=([.B39]*[.C39])+([.D39]*[.E39])+([.F39]*[.G39])+([.H39]*[.I39])+([.J39]*[.K39])" office:value-type="percentage" office:value="0" calcext:value-type="percentage">
            <text:p>0,00%</text:p>
          </table:table-cell>
          <table:table-cell table:formula="of:=AVERAGE([.K39];[.I39];[.G39];[.E39];[.C39])" office:value-type="percentage" office:value="0.0126" calcext:value-type="percentage">
            <text:p>1,26%</text:p>
          </table:table-cell>
          <table:table-cell table:formula="of:=[.N38] * (1+[.L39])" office:value-type="currency" office:currency="BRL" office:value="5717.87691675046" calcext:value-type="currency">
            <text:p>R$ 5.717,88</text:p>
          </table:table-cell>
          <table:table-cell table:formula="of:= 5000 * (1+[.M39])" office:value-type="float" office:value="5063" calcext:value-type="float">
            <text:p>506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8/03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9" calcext:value-type="percentage">
            <text:p>1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" calcext:value-type="percentage">
            <text:p>-1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1" calcext:value-type="percentage">
            <text:p>-0,3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4" calcext:value-type="percentage">
            <text:p>1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6" calcext:value-type="percentage">
            <text:p>-0,66%</text:p>
          </table:table-cell>
          <table:table-cell table:formula="of:=([.B40]*[.C40])+([.D40]*[.E40])+([.F40]*[.G40])+([.H40]*[.I40])+([.J40]*[.K40])" office:value-type="percentage" office:value="0" calcext:value-type="percentage">
            <text:p>0,00%</text:p>
          </table:table-cell>
          <table:table-cell table:formula="of:=AVERAGE([.K40];[.I40];[.G40];[.E40];[.C40])" office:value-type="percentage" office:value="0.00112" calcext:value-type="percentage">
            <text:p>0,11%</text:p>
          </table:table-cell>
          <table:table-cell table:formula="of:=[.N39] * (1+[.L40])" office:value-type="currency" office:currency="BRL" office:value="5717.87691675046" calcext:value-type="currency">
            <text:p>R$ 5.717,88</text:p>
          </table:table-cell>
          <table:table-cell table:formula="of:= 5000 * (1+[.M40])" office:value-type="float" office:value="5005.6" calcext:value-type="float">
            <text:p>5005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9/03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59" calcext:value-type="percentage">
            <text:p>3,5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8" calcext:value-type="percentage">
            <text:p>0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7" calcext:value-type="percentage">
            <text:p>1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2" calcext:value-type="percentage">
            <text:p>1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65" calcext:value-type="percentage">
            <text:p>3,65%</text:p>
          </table:table-cell>
          <table:table-cell table:formula="of:=([.B41]*[.C41])+([.D41]*[.E41])+([.F41]*[.G41])+([.H41]*[.I41])+([.J41]*[.K41])" office:value-type="percentage" office:value="0" calcext:value-type="percentage">
            <text:p>0,00%</text:p>
          </table:table-cell>
          <table:table-cell table:formula="of:=AVERAGE([.K41];[.I41];[.G41];[.E41];[.C41])" office:value-type="percentage" office:value="0.02042" calcext:value-type="percentage">
            <text:p>2,04%</text:p>
          </table:table-cell>
          <table:table-cell table:formula="of:=[.N40] * (1+[.L41])" office:value-type="currency" office:currency="BRL" office:value="5717.87691675046" calcext:value-type="currency">
            <text:p>R$ 5.717,88</text:p>
          </table:table-cell>
          <table:table-cell table:formula="of:= 5000 * (1+[.M41])" office:value-type="float" office:value="5102.1" calcext:value-type="float">
            <text:p>5102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0/03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2" calcext:value-type="percentage">
            <text:p>-0,1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9" calcext:value-type="percentage">
            <text:p>-1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4" calcext:value-type="percentage">
            <text:p>-0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7" calcext:value-type="percentage">
            <text:p>-0,67%</text:p>
          </table:table-cell>
          <table:table-cell table:formula="of:=([.B42]*[.C42])+([.D42]*[.E42])+([.F42]*[.G42])+([.H42]*[.I42])+([.J42]*[.K42])" office:value-type="percentage" office:value="0" calcext:value-type="percentage">
            <text:p>0,00%</text:p>
          </table:table-cell>
          <table:table-cell table:formula="of:=AVERAGE([.K42];[.I42];[.G42];[.E42];[.C42])" office:value-type="percentage" office:value="-0.00404" calcext:value-type="percentage">
            <text:p>-0,40%</text:p>
          </table:table-cell>
          <table:table-cell table:formula="of:=[.N41] * (1+[.L42])" office:value-type="currency" office:currency="BRL" office:value="5717.87691675046" calcext:value-type="currency">
            <text:p>R$ 5.717,88</text:p>
          </table:table-cell>
          <table:table-cell table:formula="of:= 5000 * (1+[.M42])" office:value-type="float" office:value="4979.8" calcext:value-type="float">
            <text:p>4979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1/03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9" calcext:value-type="percentage">
            <text:p>0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3" calcext:value-type="percentage">
            <text:p>-0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4" calcext:value-type="percentage">
            <text:p>-1,6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5" calcext:value-type="percentage">
            <text:p>-1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7" calcext:value-type="percentage">
            <text:p>-0,87%</text:p>
          </table:table-cell>
          <table:table-cell table:formula="of:=([.B43]*[.C43])+([.D43]*[.E43])+([.F43]*[.G43])+([.H43]*[.I43])+([.J43]*[.K43])" office:value-type="percentage" office:value="0" calcext:value-type="percentage">
            <text:p>0,00%</text:p>
          </table:table-cell>
          <table:table-cell table:formula="of:=AVERAGE([.K43];[.I43];[.G43];[.E43];[.C43])" office:value-type="percentage" office:value="-0.008" calcext:value-type="percentage">
            <text:p>-0,80%</text:p>
          </table:table-cell>
          <table:table-cell table:formula="of:=[.N42] * (1+[.L43])" office:value-type="currency" office:currency="BRL" office:value="5717.87691675046" calcext:value-type="currency">
            <text:p>R$ 5.717,88</text:p>
          </table:table-cell>
          <table:table-cell table:formula="of:= 5000 * (1+[.M43])" office:value-type="float" office:value="4960" calcext:value-type="float">
            <text:p>496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3/04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2" calcext:value-type="percentage">
            <text:p>1,2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92" calcext:value-type="percentage">
            <text:p>-3,9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7" calcext:value-type="percentage">
            <text:p>1,6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5" calcext:value-type="percentage">
            <text:p>-0,9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9" calcext:value-type="percentage">
            <text:p>0,29%</text:p>
          </table:table-cell>
          <table:table-cell table:formula="of:=([.B44]*[.C44])+([.D44]*[.E44])+([.F44]*[.G44])+([.H44]*[.I44])+([.J44]*[.K44])" office:value-type="percentage" office:value="0" calcext:value-type="percentage">
            <text:p>0,00%</text:p>
          </table:table-cell>
          <table:table-cell table:formula="of:=AVERAGE([.K44];[.I44];[.G44];[.E44];[.C44])" office:value-type="percentage" office:value="-0.00338" calcext:value-type="percentage">
            <text:p>-0,34%</text:p>
          </table:table-cell>
          <table:table-cell table:formula="of:=[.N43] * (1+[.L44])" office:value-type="currency" office:currency="BRL" office:value="5717.87691675046" calcext:value-type="currency">
            <text:p>R$ 5.717,88</text:p>
          </table:table-cell>
          <table:table-cell table:formula="of:= 5000 * (1+[.M44])" office:value-type="float" office:value="4983.1" calcext:value-type="float">
            <text:p>4983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4/04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8" calcext:value-type="percentage">
            <text:p>1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3" calcext:value-type="percentage">
            <text:p>-0,9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9" calcext:value-type="percentage">
            <text:p>0,4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87" calcext:value-type="percentage">
            <text:p>3,8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9" calcext:value-type="percentage">
            <text:p>0,39%</text:p>
          </table:table-cell>
          <table:table-cell table:formula="of:=([.B45]*[.C45])+([.D45]*[.E45])+([.F45]*[.G45])+([.H45]*[.I45])+([.J45]*[.K45])" office:value-type="percentage" office:value="0" calcext:value-type="percentage">
            <text:p>0,00%</text:p>
          </table:table-cell>
          <table:table-cell table:formula="of:=AVERAGE([.K45];[.I45];[.G45];[.E45];[.C45])" office:value-type="percentage" office:value="0.0102" calcext:value-type="percentage">
            <text:p>1,02%</text:p>
          </table:table-cell>
          <table:table-cell table:formula="of:=[.N44] * (1+[.L45])" office:value-type="currency" office:currency="BRL" office:value="5717.87691675046" calcext:value-type="currency">
            <text:p>R$ 5.717,88</text:p>
          </table:table-cell>
          <table:table-cell table:formula="of:= 5000 * (1+[.M45])"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5/04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9" calcext:value-type="percentage">
            <text:p>-1,8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9" calcext:value-type="percentage">
            <text:p>-1,4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1" calcext:value-type="percentage">
            <text:p>-1,8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9" calcext:value-type="percentage">
            <text:p>-3,9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1" calcext:value-type="percentage">
            <text:p>-1,71%</text:p>
          </table:table-cell>
          <table:table-cell table:formula="of:=([.B46]*[.C46])+([.D46]*[.E46])+([.F46]*[.G46])+([.H46]*[.I46])+([.J46]*[.K46])" office:value-type="percentage" office:value="-0" calcext:value-type="percentage">
            <text:p>0,00%</text:p>
          </table:table-cell>
          <table:table-cell table:formula="of:=AVERAGE([.K46];[.I46];[.G46];[.E46];[.C46])" office:value-type="percentage" office:value="-0.0216" calcext:value-type="percentage">
            <text:p>-2,16%</text:p>
          </table:table-cell>
          <table:table-cell table:formula="of:=[.N45] * (1+[.L46])" office:value-type="currency" office:currency="BRL" office:value="5717.87691675046" calcext:value-type="currency">
            <text:p>R$ 5.717,88</text:p>
          </table:table-cell>
          <table:table-cell table:formula="of:= 5000 * (1+[.M46])" office:value-type="float" office:value="4892" calcext:value-type="float">
            <text:p>489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6/04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9" calcext:value-type="percentage">
            <text:p>-0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6" calcext:value-type="percentage">
            <text:p>0,5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1" calcext:value-type="percentage">
            <text:p>-0,8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5" calcext:value-type="percentage">
            <text:p>-1,8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3" calcext:value-type="percentage">
            <text:p>-2,33%</text:p>
          </table:table-cell>
          <table:table-cell table:formula="of:=([.B47]*[.C47])+([.D47]*[.E47])+([.F47]*[.G47])+([.H47]*[.I47])+([.J47]*[.K47])" office:value-type="percentage" office:value="0" calcext:value-type="percentage">
            <text:p>0,00%</text:p>
          </table:table-cell>
          <table:table-cell table:formula="of:=AVERAGE([.K47];[.I47];[.G47];[.E47];[.C47])" office:value-type="percentage" office:value="-0.00944" calcext:value-type="percentage">
            <text:p>-0,94%</text:p>
          </table:table-cell>
          <table:table-cell table:formula="of:=[.N46] * (1+[.L47])" office:value-type="currency" office:currency="BRL" office:value="5717.87691675046" calcext:value-type="currency">
            <text:p>R$ 5.717,88</text:p>
          </table:table-cell>
          <table:table-cell table:formula="of:= 5000 * (1+[.M47])" office:value-type="float" office:value="4952.8" calcext:value-type="float">
            <text:p>4952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7/04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5" calcext:value-type="percentage">
            <text:p>1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2" calcext:value-type="percentage">
            <text:p>-0,1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7" calcext:value-type="percentage">
            <text:p>0,7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3" calcext:value-type="percentage">
            <text:p>0,8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4" calcext:value-type="percentage">
            <text:p>-0,44%</text:p>
          </table:table-cell>
          <table:table-cell table:formula="of:=([.B48]*[.C48])+([.D48]*[.E48])+([.F48]*[.G48])+([.H48]*[.I48])+([.J48]*[.K48])" office:value-type="percentage" office:value="0" calcext:value-type="percentage">
            <text:p>0,00%</text:p>
          </table:table-cell>
          <table:table-cell table:formula="of:=AVERAGE([.K48];[.I48];[.G48];[.E48];[.C48])" office:value-type="percentage" office:value="0.00438" calcext:value-type="percentage">
            <text:p>0,44%</text:p>
          </table:table-cell>
          <table:table-cell table:formula="of:=[.N47] * (1+[.L48])" office:value-type="currency" office:currency="BRL" office:value="5717.87691675046" calcext:value-type="currency">
            <text:p>R$ 5.717,88</text:p>
          </table:table-cell>
          <table:table-cell table:formula="of:= 5000 * (1+[.M48])" office:value-type="float" office:value="5021.9" calcext:value-type="float">
            <text:p>5021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0/04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3" calcext:value-type="percentage">
            <text:p>1,6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1" calcext:value-type="percentage">
            <text:p>1,8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8" calcext:value-type="percentage">
            <text:p>-0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1" calcext:value-type="percentage">
            <text:p>-0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8" calcext:value-type="percentage">
            <text:p>0,88%</text:p>
          </table:table-cell>
          <table:table-cell table:formula="of:=([.B49]*[.C49])+([.D49]*[.E49])+([.F49]*[.G49])+([.H49]*[.I49])+([.J49]*[.K49])" office:value-type="percentage" office:value="0" calcext:value-type="percentage">
            <text:p>0,00%</text:p>
          </table:table-cell>
          <table:table-cell table:formula="of:=AVERAGE([.K49];[.I49];[.G49];[.E49];[.C49])" office:value-type="percentage" office:value="0.00746" calcext:value-type="percentage">
            <text:p>0,75%</text:p>
          </table:table-cell>
          <table:table-cell table:formula="of:=[.N48] * (1+[.L49])" office:value-type="currency" office:currency="BRL" office:value="5717.87691675046" calcext:value-type="currency">
            <text:p>R$ 5.717,88</text:p>
          </table:table-cell>
          <table:table-cell table:formula="of:= 5000 * (1+[.M49])" office:value-type="float" office:value="5037.3" calcext:value-type="float">
            <text:p>5037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1/04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4" calcext:value-type="percentage">
            <text:p>-1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6" calcext:value-type="percentage">
            <text:p>0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8" calcext:value-type="percentage">
            <text:p>-0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7" calcext:value-type="percentage">
            <text:p>-1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" calcext:value-type="percentage">
            <text:p>0,10%</text:p>
          </table:table-cell>
          <table:table-cell table:formula="of:=([.B50]*[.C50])+([.D50]*[.E50])+([.F50]*[.G50])+([.H50]*[.I50])+([.J50]*[.K50])" office:value-type="percentage" office:value="0" calcext:value-type="percentage">
            <text:p>0,00%</text:p>
          </table:table-cell>
          <table:table-cell table:formula="of:=AVERAGE([.K50];[.I50];[.G50];[.E50];[.C50])" office:value-type="percentage" office:value="-0.00566" calcext:value-type="percentage">
            <text:p>-0,57%</text:p>
          </table:table-cell>
          <table:table-cell table:formula="of:=[.N49] * (1+[.L50])" office:value-type="currency" office:currency="BRL" office:value="5717.87691675046" calcext:value-type="currency">
            <text:p>R$ 5.717,88</text:p>
          </table:table-cell>
          <table:table-cell table:formula="of:= 5000 * (1+[.M50])" office:value-type="float" office:value="4971.7" calcext:value-type="float">
            <text:p>4971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2/04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1" calcext:value-type="percentage">
            <text:p>-0,2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4" calcext:value-type="percentage">
            <text:p>1,1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4" calcext:value-type="percentage">
            <text:p>-0,1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32" calcext:value-type="percentage">
            <text:p>-4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4" calcext:value-type="percentage">
            <text:p>-1,64%</text:p>
          </table:table-cell>
          <table:table-cell table:formula="of:=([.B51]*[.C51])+([.D51]*[.E51])+([.F51]*[.G51])+([.H51]*[.I51])+([.J51]*[.K51])" office:value-type="percentage" office:value="0" calcext:value-type="percentage">
            <text:p>0,00%</text:p>
          </table:table-cell>
          <table:table-cell table:formula="of:=AVERAGE([.K51];[.I51];[.G51];[.E51];[.C51])" office:value-type="percentage" office:value="-0.01034" calcext:value-type="percentage">
            <text:p>-1,03%</text:p>
          </table:table-cell>
          <table:table-cell table:formula="of:=[.N50] * (1+[.L51])" office:value-type="currency" office:currency="BRL" office:value="5717.87691675046" calcext:value-type="currency">
            <text:p>R$ 5.717,88</text:p>
          </table:table-cell>
          <table:table-cell table:formula="of:= 5000 * (1+[.M51])" office:value-type="float" office:value="4948.3" calcext:value-type="float">
            <text:p>4948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3/04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84" calcext:value-type="percentage">
            <text:p>-3,8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" calcext:value-type="percentage">
            <text:p>1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1" calcext:value-type="percentage">
            <text:p>-1,8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52" calcext:value-type="percentage">
            <text:p>-5,20%</text:p>
          </table:table-cell>
          <table:table-cell table:formula="of:=([.B52]*[.C52])+([.D52]*[.E52])+([.F52]*[.G52])+([.H52]*[.I52])+([.J52]*[.K52])" office:value-type="percentage" office:value="0" calcext:value-type="percentage">
            <text:p>0,00%</text:p>
          </table:table-cell>
          <table:table-cell table:formula="of:=AVERAGE([.K52];[.I52];[.G52];[.E52];[.C52])" office:value-type="percentage" office:value="-0.0185" calcext:value-type="percentage">
            <text:p>-1,85%</text:p>
          </table:table-cell>
          <table:table-cell table:formula="of:=[.N51] * (1+[.L52])" office:value-type="currency" office:currency="BRL" office:value="5717.87691675046" calcext:value-type="currency">
            <text:p>R$ 5.717,88</text:p>
          </table:table-cell>
          <table:table-cell table:formula="of:= 5000 * (1+[.M52])" office:value-type="float" office:value="4907.5" calcext:value-type="float">
            <text:p>4907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7/04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1" calcext:value-type="percentage">
            <text:p>1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5" calcext:value-type="percentage">
            <text:p>0,7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47" calcext:value-type="percentage">
            <text:p>4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4" calcext:value-type="percentage">
            <text:p>0,04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462" calcext:value-type="percentage">
            <text:p>4,62%</text:p>
          </table:table-cell>
          <table:table-cell table:formula="of:=([.B53]*[.C53])+([.D53]*[.E53])+([.F53]*[.G53])+([.H53]*[.I53])+([.J53]*[.K53])" office:value-type="percentage" office:value="0.0462" calcext:value-type="percentage">
            <text:p>4,62%</text:p>
          </table:table-cell>
          <table:table-cell table:formula="of:=AVERAGE([.K53];[.I53];[.G53];[.E53];[.C53])" office:value-type="percentage" office:value="0.02258" calcext:value-type="percentage">
            <text:p>2,26%</text:p>
          </table:table-cell>
          <table:table-cell table:formula="of:=[.N52] * (1+[.L53])" office:value-type="currency" office:currency="BRL" office:value="5982.04283030433" calcext:value-type="currency">
            <text:p>R$ 5.982,04</text:p>
          </table:table-cell>
          <table:table-cell table:formula="of:= 5000 * (1+[.M53])" office:value-type="float" office:value="5112.9" calcext:value-type="float">
            <text:p>5112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8/04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4" calcext:value-type="percentage">
            <text:p>-1,2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2" calcext:value-type="percentage">
            <text:p>-0,72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035" calcext:value-type="percentage">
            <text:p>-0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01" calcext:value-type="percentage">
            <text:p>-3,01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096" calcext:value-type="percentage">
            <text:p>0,96%</text:p>
          </table:table-cell>
          <table:table-cell table:formula="of:=([.B54]*[.C54])+([.D54]*[.E54])+([.F54]*[.G54])+([.H54]*[.I54])+([.J54]*[.K54])" office:value-type="percentage" office:value="-0.0061" calcext:value-type="percentage">
            <text:p>-0,61%</text:p>
          </table:table-cell>
          <table:table-cell table:formula="of:=AVERAGE([.K54];[.I54];[.G54];[.E54];[.C54])" office:value-type="percentage" office:value="-0.00872" calcext:value-type="percentage">
            <text:p>-0,87%</text:p>
          </table:table-cell>
          <table:table-cell table:formula="of:=[.N53] * (1+[.L54])" office:value-type="currency" office:currency="BRL" office:value="5945.55236903947" calcext:value-type="currency">
            <text:p>R$ 5.945,55</text:p>
          </table:table-cell>
          <table:table-cell table:formula="of:= 5000 * (1+[.M54])" office:value-type="float" office:value="4956.4" calcext:value-type="float">
            <text:p>4956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9/04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55" calcext:value-type="percentage">
            <text:p>-3,5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2" calcext:value-type="percentage">
            <text:p>2,2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9" calcext:value-type="percentage">
            <text:p>-0,8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5" calcext:value-type="percentage">
            <text:p>0,2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63" calcext:value-type="percentage">
            <text:p>-3,63%</text:p>
          </table:table-cell>
          <table:table-cell table:formula="of:=([.B55]*[.C55])+([.D55]*[.E55])+([.F55]*[.G55])+([.H55]*[.I55])+([.J55]*[.K55])" office:value-type="percentage" office:value="0" calcext:value-type="percentage">
            <text:p>0,00%</text:p>
          </table:table-cell>
          <table:table-cell table:formula="of:=AVERAGE([.K55];[.I55];[.G55];[.E55];[.C55])" office:value-type="percentage" office:value="-0.0112" calcext:value-type="percentage">
            <text:p>-1,12%</text:p>
          </table:table-cell>
          <table:table-cell table:formula="of:=[.N54] * (1+[.L55])" office:value-type="currency" office:currency="BRL" office:value="5945.55236903947" calcext:value-type="currency">
            <text:p>R$ 5.945,55</text:p>
          </table:table-cell>
          <table:table-cell table:formula="of:= 5000 * (1+[.M55])" office:value-type="float" office:value="4944" calcext:value-type="float">
            <text:p>494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/04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07" calcext:value-type="percentage">
            <text:p>2,0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9" calcext:value-type="percentage">
            <text:p>-0,0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7" calcext:value-type="percentage">
            <text:p>-1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18" calcext:value-type="percentage">
            <text:p>5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7" calcext:value-type="percentage">
            <text:p>0,77%</text:p>
          </table:table-cell>
          <table:table-cell table:formula="of:=([.B56]*[.C56])+([.D56]*[.E56])+([.F56]*[.G56])+([.H56]*[.I56])+([.J56]*[.K56])" office:value-type="percentage" office:value="0" calcext:value-type="percentage">
            <text:p>0,00%</text:p>
          </table:table-cell>
          <table:table-cell table:formula="of:=AVERAGE([.K56];[.I56];[.G56];[.E56];[.C56])" office:value-type="percentage" office:value="0.01292" calcext:value-type="percentage">
            <text:p>1,29%</text:p>
          </table:table-cell>
          <table:table-cell table:formula="of:=[.N55] * (1+[.L56])" office:value-type="currency" office:currency="BRL" office:value="5945.55236903947" calcext:value-type="currency">
            <text:p>R$ 5.945,55</text:p>
          </table:table-cell>
          <table:table-cell table:formula="of:= 5000 * (1+[.M56])" office:value-type="float" office:value="5064.6" calcext:value-type="float">
            <text:p>5064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4/04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5" calcext:value-type="percentage">
            <text:p>1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6" calcext:value-type="percentage">
            <text:p>-0,8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5" calcext:value-type="percentage">
            <text:p>1,95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112" calcext:value-type="percentage">
            <text:p>1,1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9" calcext:value-type="percentage">
            <text:p>2,90%</text:p>
          </table:table-cell>
          <table:table-cell table:formula="of:=([.B57]*[.C57])+([.D57]*[.E57])+([.F57]*[.G57])+([.H57]*[.I57])+([.J57]*[.K57])" office:value-type="percentage" office:value="-0.0112" calcext:value-type="percentage">
            <text:p>-1,12%</text:p>
          </table:table-cell>
          <table:table-cell table:formula="of:=AVERAGE([.K57];[.I57];[.G57];[.E57];[.C57])" office:value-type="percentage" office:value="0.01232" calcext:value-type="percentage">
            <text:p>1,23%</text:p>
          </table:table-cell>
          <table:table-cell table:formula="of:=[.N56] * (1+[.L57])" office:value-type="currency" office:currency="BRL" office:value="5878.96218250623" calcext:value-type="currency">
            <text:p>R$ 5.878,96</text:p>
          </table:table-cell>
          <table:table-cell table:formula="of:= 5000 * (1+[.M57])" office:value-type="float" office:value="5061.6" calcext:value-type="float">
            <text:p>5061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5/04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3" calcext:value-type="percentage">
            <text:p>2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9" calcext:value-type="percentage">
            <text:p>-0,8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2" calcext:value-type="percentage">
            <text:p>0,6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3" calcext:value-type="percentage">
            <text:p>3,3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1" calcext:value-type="percentage">
            <text:p>0,61%</text:p>
          </table:table-cell>
          <table:table-cell table:formula="of:=([.B58]*[.C58])+([.D58]*[.E58])+([.F58]*[.G58])+([.H58]*[.I58])+([.J58]*[.K58])" office:value-type="percentage" office:value="0" calcext:value-type="percentage">
            <text:p>0,00%</text:p>
          </table:table-cell>
          <table:table-cell table:formula="of:=AVERAGE([.K58];[.I58];[.G58];[.E58];[.C58])" office:value-type="percentage" office:value="0.01174" calcext:value-type="percentage">
            <text:p>1,17%</text:p>
          </table:table-cell>
          <table:table-cell table:formula="of:=[.N57] * (1+[.L58])" office:value-type="currency" office:currency="BRL" office:value="5878.96218250623" calcext:value-type="currency">
            <text:p>R$ 5.878,96</text:p>
          </table:table-cell>
          <table:table-cell table:formula="of:= 5000 * (1+[.M58])" office:value-type="float" office:value="5058.7" calcext:value-type="float">
            <text:p>5058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6/04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4" calcext:value-type="percentage">
            <text:p>-2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26" calcext:value-type="percentage">
            <text:p>3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2" calcext:value-type="percentage">
            <text:p>0,2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19" calcext:value-type="percentage">
            <text:p>-2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1" calcext:value-type="percentage">
            <text:p>-1,21%</text:p>
          </table:table-cell>
          <table:table-cell table:formula="of:=([.B59]*[.C59])+([.D59]*[.E59])+([.F59]*[.G59])+([.H59]*[.I59])+([.J59]*[.K59])" office:value-type="percentage" office:value="0" calcext:value-type="percentage">
            <text:p>0,00%</text:p>
          </table:table-cell>
          <table:table-cell table:formula="of:=AVERAGE([.K59];[.I59];[.G59];[.E59];[.C59])" office:value-type="percentage" office:value="-0.00464" calcext:value-type="percentage">
            <text:p>-0,46%</text:p>
          </table:table-cell>
          <table:table-cell table:formula="of:=[.N58] * (1+[.L59])" office:value-type="currency" office:currency="BRL" office:value="5878.96218250623" calcext:value-type="currency">
            <text:p>R$ 5.878,96</text:p>
          </table:table-cell>
          <table:table-cell table:formula="of:= 5000 * (1+[.M59])" office:value-type="float" office:value="4976.8" calcext:value-type="float">
            <text:p>4976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7/04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4" calcext:value-type="percentage">
            <text:p>-1,9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2" calcext:value-type="percentage">
            <text:p>1,9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3" calcext:value-type="percentage">
            <text:p>0,5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26" calcext:value-type="percentage">
            <text:p>-3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" calcext:value-type="percentage">
            <text:p>1,40%</text:p>
          </table:table-cell>
          <table:table-cell table:formula="of:=([.B60]*[.C60])+([.D60]*[.E60])+([.F60]*[.G60])+([.H60]*[.I60])+([.J60]*[.K60])" office:value-type="percentage" office:value="0" calcext:value-type="percentage">
            <text:p>0,00%</text:p>
          </table:table-cell>
          <table:table-cell table:formula="of:=AVERAGE([.K60];[.I60];[.G60];[.E60];[.C60])" office:value-type="percentage" office:value="-0.0027" calcext:value-type="percentage">
            <text:p>-0,27%</text:p>
          </table:table-cell>
          <table:table-cell table:formula="of:=[.N59] * (1+[.L60])" office:value-type="currency" office:currency="BRL" office:value="5878.96218250623" calcext:value-type="currency">
            <text:p>R$ 5.878,96</text:p>
          </table:table-cell>
          <table:table-cell table:formula="of:= 5000 * (1+[.M60])" office:value-type="float" office:value="4986.5" calcext:value-type="float">
            <text:p>4986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8/04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5" calcext:value-type="percentage">
            <text:p>1,7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9" calcext:value-type="percentage">
            <text:p>0,5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6" calcext:value-type="percentage">
            <text:p>0,6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9" calcext:value-type="percentage">
            <text:p>2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1" calcext:value-type="percentage">
            <text:p>0,91%</text:p>
          </table:table-cell>
          <table:table-cell table:formula="of:=([.B61]*[.C61])+([.D61]*[.E61])+([.F61]*[.G61])+([.H61]*[.I61])+([.J61]*[.K61])" office:value-type="percentage" office:value="0" calcext:value-type="percentage">
            <text:p>0,00%</text:p>
          </table:table-cell>
          <table:table-cell table:formula="of:=AVERAGE([.K61];[.I61];[.G61];[.E61];[.C61])" office:value-type="percentage" office:value="0.0126" calcext:value-type="percentage">
            <text:p>1,26%</text:p>
          </table:table-cell>
          <table:table-cell table:formula="of:=[.N60] * (1+[.L61])" office:value-type="currency" office:currency="BRL" office:value="5878.96218250623" calcext:value-type="currency">
            <text:p>R$ 5.878,96</text:p>
          </table:table-cell>
          <table:table-cell table:formula="of:= 5000 * (1+[.M61])" office:value-type="float" office:value="5063" calcext:value-type="float">
            <text:p>506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2/05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5" calcext:value-type="percentage">
            <text:p>0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4" calcext:value-type="percentage">
            <text:p>0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05" calcext:value-type="percentage">
            <text:p>2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4" calcext:value-type="percentage">
            <text:p>2,1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14" calcext:value-type="percentage">
            <text:p>3,14%</text:p>
          </table:table-cell>
          <table:table-cell table:formula="of:=([.B62]*[.C62])+([.D62]*[.E62])+([.F62]*[.G62])+([.H62]*[.I62])+([.J62]*[.K62])" office:value-type="percentage" office:value="0" calcext:value-type="percentage">
            <text:p>0,00%</text:p>
          </table:table-cell>
          <table:table-cell table:formula="of:=AVERAGE([.K62];[.I62];[.G62];[.E62];[.C62])" office:value-type="percentage" office:value="0.01504" calcext:value-type="percentage">
            <text:p>1,50%</text:p>
          </table:table-cell>
          <table:table-cell table:formula="of:=[.N61] * (1+[.L62])" office:value-type="currency" office:currency="BRL" office:value="5878.96218250623" calcext:value-type="currency">
            <text:p>R$ 5.878,96</text:p>
          </table:table-cell>
          <table:table-cell table:formula="of:= 5000 * (1+[.M62])" office:value-type="float" office:value="5075.2" calcext:value-type="float">
            <text:p>5075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3/05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9" calcext:value-type="percentage">
            <text:p>1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4" calcext:value-type="percentage">
            <text:p>0,1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2" calcext:value-type="percentage">
            <text:p>-1,6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618" calcext:value-type="percentage">
            <text:p>-6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2" calcext:value-type="percentage">
            <text:p>-0,32%</text:p>
          </table:table-cell>
          <table:table-cell table:formula="of:=([.B63]*[.C63])+([.D63]*[.E63])+([.F63]*[.G63])+([.H63]*[.I63])+([.J63]*[.K63])" office:value-type="percentage" office:value="0" calcext:value-type="percentage">
            <text:p>0,00%</text:p>
          </table:table-cell>
          <table:table-cell table:formula="of:=AVERAGE([.K63];[.I63];[.G63];[.E63];[.C63])" office:value-type="percentage" office:value="-0.01358" calcext:value-type="percentage">
            <text:p>-1,36%</text:p>
          </table:table-cell>
          <table:table-cell table:formula="of:=[.N62] * (1+[.L63])" office:value-type="currency" office:currency="BRL" office:value="5878.96218250623" calcext:value-type="currency">
            <text:p>R$ 5.878,96</text:p>
          </table:table-cell>
          <table:table-cell table:formula="of:= 5000 * (1+[.M63])" office:value-type="float" office:value="4932.1" calcext:value-type="float">
            <text:p>4932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4/05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9" calcext:value-type="percentage">
            <text:p>-3,9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8" calcext:value-type="percentage">
            <text:p>0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3" calcext:value-type="percentage">
            <text:p>-3,30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-0.0372" calcext:value-type="percentage">
            <text:p>-3,7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19" calcext:value-type="percentage">
            <text:p>-4,19%</text:p>
          </table:table-cell>
          <table:table-cell table:formula="of:=([.B64]*[.C64])+([.D64]*[.E64])+([.F64]*[.G64])+([.H64]*[.I64])+([.J64]*[.K64])" office:value-type="percentage" office:value="-0.0372" calcext:value-type="percentage">
            <text:p>-3,72%</text:p>
          </table:table-cell>
          <table:table-cell table:formula="of:=AVERAGE([.K64];[.I64];[.G64];[.E64];[.C64])" office:value-type="percentage" office:value="-0.02986" calcext:value-type="percentage">
            <text:p>-2,99%</text:p>
          </table:table-cell>
          <table:table-cell table:formula="of:=[.N63] * (1+[.L64])" office:value-type="currency" office:currency="BRL" office:value="5660.264789317" calcext:value-type="currency">
            <text:p>R$ 5.660,26</text:p>
          </table:table-cell>
          <table:table-cell table:formula="of:= 5000 * (1+[.M64])" office:value-type="float" office:value="4850.7" calcext:value-type="float">
            <text:p>4850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5/05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44" calcext:value-type="percentage">
            <text:p>4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7" calcext:value-type="percentage">
            <text:p>1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78" calcext:value-type="percentage">
            <text:p>2,7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1" calcext:value-type="percentage">
            <text:p>2,31%</text:p>
          </table:table-cell>
          <table:table-cell table:formula="of:=([.B65]*[.C65])+([.D65]*[.E65])+([.F65]*[.G65])+([.H65]*[.I65])+([.J65]*[.K65])" office:value-type="percentage" office:value="0" calcext:value-type="percentage">
            <text:p>0,00%</text:p>
          </table:table-cell>
          <table:table-cell table:formula="of:=AVERAGE([.K65];[.I65];[.G65];[.E65];[.C65])" office:value-type="percentage" office:value="0.0222" calcext:value-type="percentage">
            <text:p>2,22%</text:p>
          </table:table-cell>
          <table:table-cell table:formula="of:=[.N64] * (1+[.L65])" office:value-type="currency" office:currency="BRL" office:value="5660.264789317" calcext:value-type="currency">
            <text:p>R$ 5.660,26</text:p>
          </table:table-cell>
          <table:table-cell table:formula="of:= 5000 * (1+[.M65])" office:value-type="float" office:value="5111" calcext:value-type="float">
            <text:p>511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8/05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8" calcext:value-type="percentage">
            <text:p>-0,88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093" calcext:value-type="percentage">
            <text:p>0,9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2" calcext:value-type="percentage">
            <text:p>0,2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8" calcext:value-type="percentage">
            <text:p>-0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49" calcext:value-type="percentage">
            <text:p>-2,49%</text:p>
          </table:table-cell>
          <table:table-cell table:formula="of:=([.B66]*[.C66])+([.D66]*[.E66])+([.F66]*[.G66])+([.H66]*[.I66])+([.J66]*[.K66])" office:value-type="percentage" office:value="0.0093" calcext:value-type="percentage">
            <text:p>0,93%</text:p>
          </table:table-cell>
          <table:table-cell table:formula="of:=AVERAGE([.K66];[.I66];[.G66];[.E66];[.C66])" office:value-type="percentage" office:value="-0.0046" calcext:value-type="percentage">
            <text:p>-0,46%</text:p>
          </table:table-cell>
          <table:table-cell table:formula="of:=[.N65] * (1+[.L66])" office:value-type="currency" office:currency="BRL" office:value="5712.90525185765" calcext:value-type="currency">
            <text:p>R$ 5.712,91</text:p>
          </table:table-cell>
          <table:table-cell table:formula="of:= 5000 * (1+[.M66])" office:value-type="float" office:value="4977" calcext:value-type="float">
            <text:p>497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9/05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4" calcext:value-type="percentage">
            <text:p>0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7" calcext:value-type="percentage">
            <text:p>0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6" calcext:value-type="percentage">
            <text:p>0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2" calcext:value-type="percentage">
            <text:p>1,8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7" calcext:value-type="percentage">
            <text:p>0,37%</text:p>
          </table:table-cell>
          <table:table-cell table:formula="of:=([.B67]*[.C67])+([.D67]*[.E67])+([.F67]*[.G67])+([.H67]*[.I67])+([.J67]*[.K67])" office:value-type="percentage" office:value="0" calcext:value-type="percentage">
            <text:p>0,00%</text:p>
          </table:table-cell>
          <table:table-cell table:formula="of:=AVERAGE([.K67];[.I67];[.G67];[.E67];[.C67])" office:value-type="percentage" office:value="0.00692" calcext:value-type="percentage">
            <text:p>0,69%</text:p>
          </table:table-cell>
          <table:table-cell table:formula="of:=[.N66] * (1+[.L67])" office:value-type="currency" office:currency="BRL" office:value="5712.90525185765" calcext:value-type="currency">
            <text:p>R$ 5.712,91</text:p>
          </table:table-cell>
          <table:table-cell table:formula="of:= 5000 * (1+[.M67])" office:value-type="float" office:value="5034.6" calcext:value-type="float">
            <text:p>5034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0/05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13" calcext:value-type="percentage">
            <text:p>4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1" calcext:value-type="percentage">
            <text:p>0,7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8" calcext:value-type="percentage">
            <text:p>0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" calcext:value-type="percentage">
            <text:p>0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91" calcext:value-type="percentage">
            <text:p>2,91%</text:p>
          </table:table-cell>
          <table:table-cell table:formula="of:=([.B68]*[.C68])+([.D68]*[.E68])+([.F68]*[.G68])+([.H68]*[.I68])+([.J68]*[.K68])" office:value-type="percentage" office:value="0" calcext:value-type="percentage">
            <text:p>0,00%</text:p>
          </table:table-cell>
          <table:table-cell table:formula="of:=AVERAGE([.K68];[.I68];[.G68];[.E68];[.C68])" office:value-type="percentage" office:value="0.01686" calcext:value-type="percentage">
            <text:p>1,69%</text:p>
          </table:table-cell>
          <table:table-cell table:formula="of:=[.N67] * (1+[.L68])" office:value-type="currency" office:currency="BRL" office:value="5712.90525185765" calcext:value-type="currency">
            <text:p>R$ 5.712,91</text:p>
          </table:table-cell>
          <table:table-cell table:formula="of:= 5000 * (1+[.M68])" office:value-type="float" office:value="5084.3" calcext:value-type="float">
            <text:p>5084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1/05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4" calcext:value-type="percentage">
            <text:p>0,6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2" calcext:value-type="percentage">
            <text:p>0,7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5" calcext:value-type="percentage">
            <text:p>1,7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7" calcext:value-type="percentage">
            <text:p>-0,8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13" calcext:value-type="percentage">
            <text:p>3,13%</text:p>
          </table:table-cell>
          <table:table-cell table:formula="of:=([.B69]*[.C69])+([.D69]*[.E69])+([.F69]*[.G69])+([.H69]*[.I69])+([.J69]*[.K69])" office:value-type="percentage" office:value="0" calcext:value-type="percentage">
            <text:p>0,00%</text:p>
          </table:table-cell>
          <table:table-cell table:formula="of:=AVERAGE([.K69];[.I69];[.G69];[.E69];[.C69])" office:value-type="percentage" office:value="0.01074" calcext:value-type="percentage">
            <text:p>1,07%</text:p>
          </table:table-cell>
          <table:table-cell table:formula="of:=[.N68] * (1+[.L69])" office:value-type="currency" office:currency="BRL" office:value="5712.90525185765" calcext:value-type="currency">
            <text:p>R$ 5.712,91</text:p>
          </table:table-cell>
          <table:table-cell table:formula="of:= 5000 * (1+[.M69])" office:value-type="float" office:value="5053.7" calcext:value-type="float">
            <text:p>5053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2/05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22" calcext:value-type="percentage">
            <text:p>4,2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3" calcext:value-type="percentage">
            <text:p>1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5" calcext:value-type="percentage">
            <text:p>0,9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6" calcext:value-type="percentage">
            <text:p>-1,5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9" calcext:value-type="percentage">
            <text:p>2,90%</text:p>
          </table:table-cell>
          <table:table-cell table:formula="of:=([.B70]*[.C70])+([.D70]*[.E70])+([.F70]*[.G70])+([.H70]*[.I70])+([.J70]*[.K70])" office:value-type="percentage" office:value="0" calcext:value-type="percentage">
            <text:p>0,00%</text:p>
          </table:table-cell>
          <table:table-cell table:formula="of:=AVERAGE([.K70];[.I70];[.G70];[.E70];[.C70])" office:value-type="percentage" office:value="0.01568" calcext:value-type="percentage">
            <text:p>1,57%</text:p>
          </table:table-cell>
          <table:table-cell table:formula="of:=[.N69] * (1+[.L70])" office:value-type="currency" office:currency="BRL" office:value="5712.90525185765" calcext:value-type="currency">
            <text:p>R$ 5.712,91</text:p>
          </table:table-cell>
          <table:table-cell table:formula="of:= 5000 * (1+[.M70])" office:value-type="float" office:value="5078.4" calcext:value-type="float">
            <text:p>5078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5/05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8" calcext:value-type="percentage">
            <text:p>1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1" calcext:value-type="percentage">
            <text:p>1,0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3" calcext:value-type="percentage">
            <text:p>0,4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84" calcext:value-type="percentage">
            <text:p>2,8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" calcext:value-type="percentage">
            <text:p>-1,80%</text:p>
          </table:table-cell>
          <table:table-cell table:formula="of:=([.B71]*[.C71])+([.D71]*[.E71])+([.F71]*[.G71])+([.H71]*[.I71])+([.J71]*[.K71])" office:value-type="percentage" office:value="0" calcext:value-type="percentage">
            <text:p>0,00%</text:p>
          </table:table-cell>
          <table:table-cell table:formula="of:=AVERAGE([.K71];[.I71];[.G71];[.E71];[.C71])" office:value-type="percentage" office:value="0.00792" calcext:value-type="percentage">
            <text:p>0,79%</text:p>
          </table:table-cell>
          <table:table-cell table:formula="of:=[.N70] * (1+[.L71])" office:value-type="currency" office:currency="BRL" office:value="5712.90525185765" calcext:value-type="currency">
            <text:p>R$ 5.712,91</text:p>
          </table:table-cell>
          <table:table-cell table:formula="of:= 5000 * (1+[.M71])" office:value-type="float" office:value="5039.6" calcext:value-type="float">
            <text:p>5039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6/05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3" calcext:value-type="percentage">
            <text:p>0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3" calcext:value-type="percentage">
            <text:p>-0,4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3" calcext:value-type="percentage">
            <text:p>-0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9" calcext:value-type="percentage">
            <text:p>2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table:formula="of:=([.B72]*[.C72])+([.D72]*[.E72])+([.F72]*[.G72])+([.H72]*[.I72])+([.J72]*[.K72])" office:value-type="percentage" office:value="0" calcext:value-type="percentage">
            <text:p>0,00%</text:p>
          </table:table-cell>
          <table:table-cell table:formula="of:=AVERAGE([.K72];[.I72];[.G72];[.E72];[.C72])" office:value-type="percentage" office:value="0.00372" calcext:value-type="percentage">
            <text:p>0,37%</text:p>
          </table:table-cell>
          <table:table-cell table:formula="of:=[.N71] * (1+[.L72])" office:value-type="currency" office:currency="BRL" office:value="5712.90525185765" calcext:value-type="currency">
            <text:p>R$ 5.712,91</text:p>
          </table:table-cell>
          <table:table-cell table:formula="of:= 5000 * (1+[.M72])" office:value-type="float" office:value="5018.6" calcext:value-type="float">
            <text:p>5018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7/05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3" calcext:value-type="percentage">
            <text:p>-0,5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8" calcext:value-type="percentage">
            <text:p>1,8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04" calcext:value-type="percentage">
            <text:p>-2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4" calcext:value-type="percentage">
            <text:p>-1,5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71" calcext:value-type="percentage">
            <text:p>-2,71%</text:p>
          </table:table-cell>
          <table:table-cell table:formula="of:=([.B73]*[.C73])+([.D73]*[.E73])+([.F73]*[.G73])+([.H73]*[.I73])+([.J73]*[.K73])" office:value-type="percentage" office:value="0" calcext:value-type="percentage">
            <text:p>0,00%</text:p>
          </table:table-cell>
          <table:table-cell table:formula="of:=AVERAGE([.K73];[.I73];[.G73];[.E73];[.C73])" office:value-type="percentage" office:value="-0.00988" calcext:value-type="percentage">
            <text:p>-0,99%</text:p>
          </table:table-cell>
          <table:table-cell table:formula="of:=[.N72] * (1+[.L73])" office:value-type="currency" office:currency="BRL" office:value="5712.90525185765" calcext:value-type="currency">
            <text:p>R$ 5.712,91</text:p>
          </table:table-cell>
          <table:table-cell table:formula="of:= 5000 * (1+[.M73])" office:value-type="float" office:value="4950.6" calcext:value-type="float">
            <text:p>4950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8/05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1575" calcext:value-type="percentage">
            <text:p>-15,7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03" calcext:value-type="percentage">
            <text:p>-2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1206" calcext:value-type="percentage">
            <text:p>-12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8" calcext:value-type="percentage">
            <text:p>0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1989" calcext:value-type="percentage">
            <text:p>-19,89%</text:p>
          </table:table-cell>
          <table:table-cell table:formula="of:=([.B74]*[.C74])+([.D74]*[.E74])+([.F74]*[.G74])+([.H74]*[.I74])+([.J74]*[.K74])" office:value-type="percentage" office:value="0" calcext:value-type="percentage">
            <text:p>0,00%</text:p>
          </table:table-cell>
          <table:table-cell table:formula="of:=AVERAGE([.K74];[.I74];[.G74];[.E74];[.C74])" office:value-type="percentage" office:value="-0.0993" calcext:value-type="percentage">
            <text:p>-9,93%</text:p>
          </table:table-cell>
          <table:table-cell table:formula="of:=[.N73] * (1+[.L74])" office:value-type="currency" office:currency="BRL" office:value="5712.90525185765" calcext:value-type="currency">
            <text:p>R$ 5.712,91</text:p>
          </table:table-cell>
          <table:table-cell table:formula="of:= 5000 * (1+[.M74])" office:value-type="float" office:value="4503.5" calcext:value-type="float">
            <text:p>4503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9/05/17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357" calcext:value-type="percentage">
            <text:p>3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9" calcext:value-type="percentage">
            <text:p>-0,29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261" calcext:value-type="percentage">
            <text:p>2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5" calcext:value-type="percentage">
            <text:p>1,45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332" calcext:value-type="percentage">
            <text:p>3,32%</text:p>
          </table:table-cell>
          <table:table-cell table:formula="of:=([.B75]*[.C75])+([.D75]*[.E75])+([.F75]*[.G75])+([.H75]*[.I75])+([.J75]*[.K75])" office:value-type="percentage" office:value="0.095" calcext:value-type="percentage">
            <text:p>9,50%</text:p>
          </table:table-cell>
          <table:table-cell table:formula="of:=AVERAGE([.K75];[.I75];[.G75];[.E75];[.C75])" office:value-type="percentage" office:value="0.02132" calcext:value-type="percentage">
            <text:p>2,13%</text:p>
          </table:table-cell>
          <table:table-cell table:formula="of:=[.N74] * (1+[.L75])" office:value-type="currency" office:currency="BRL" office:value="6255.63125078413" calcext:value-type="currency">
            <text:p>R$ 6.255,63</text:p>
          </table:table-cell>
          <table:table-cell table:formula="of:= 5000 * (1+[.M75])" office:value-type="float" office:value="5106.6" calcext:value-type="float">
            <text:p>5106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2/05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1" calcext:value-type="percentage">
            <text:p>-1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4" calcext:value-type="percentage">
            <text:p>-1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7" calcext:value-type="percentage">
            <text:p>-1,9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47" calcext:value-type="percentage">
            <text:p>2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66" calcext:value-type="percentage">
            <text:p>-4,66%</text:p>
          </table:table-cell>
          <table:table-cell table:formula="of:=([.B76]*[.C76])+([.D76]*[.E76])+([.F76]*[.G76])+([.H76]*[.I76])+([.J76]*[.K76])" office:value-type="percentage" office:value="0" calcext:value-type="percentage">
            <text:p>0,00%</text:p>
          </table:table-cell>
          <table:table-cell table:formula="of:=AVERAGE([.K76];[.I76];[.G76];[.E76];[.C76])" office:value-type="percentage" office:value="-0.01442" calcext:value-type="percentage">
            <text:p>-1,44%</text:p>
          </table:table-cell>
          <table:table-cell table:formula="of:=[.N75] * (1+[.L76])" office:value-type="currency" office:currency="BRL" office:value="6255.63125078413" calcext:value-type="currency">
            <text:p>R$ 6.255,63</text:p>
          </table:table-cell>
          <table:table-cell table:formula="of:= 5000 * (1+[.M76])" office:value-type="float" office:value="4927.9" calcext:value-type="float">
            <text:p>4927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3/05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2" calcext:value-type="percentage">
            <text:p>0,6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5" calcext:value-type="percentage">
            <text:p>1,6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7" calcext:value-type="percentage">
            <text:p>1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1" calcext:value-type="percentage">
            <text:p>1,2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4" calcext:value-type="percentage">
            <text:p>2,34%</text:p>
          </table:table-cell>
          <table:table-cell table:formula="of:=([.B77]*[.C77])+([.D77]*[.E77])+([.F77]*[.G77])+([.H77]*[.I77])+([.J77]*[.K77])" office:value-type="percentage" office:value="0" calcext:value-type="percentage">
            <text:p>0,00%</text:p>
          </table:table-cell>
          <table:table-cell table:formula="of:=AVERAGE([.K77];[.I77];[.G77];[.E77];[.C77])" office:value-type="percentage" office:value="0.01478" calcext:value-type="percentage">
            <text:p>1,48%</text:p>
          </table:table-cell>
          <table:table-cell table:formula="of:=[.N76] * (1+[.L77])" office:value-type="currency" office:currency="BRL" office:value="6255.63125078413" calcext:value-type="currency">
            <text:p>R$ 6.255,63</text:p>
          </table:table-cell>
          <table:table-cell table:formula="of:= 5000 * (1+[.M77])" office:value-type="float" office:value="5073.9" calcext:value-type="float">
            <text:p>5073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4/05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32" calcext:value-type="percentage">
            <text:p>3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4" calcext:value-type="percentage">
            <text:p>0,3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2" calcext:value-type="percentage">
            <text:p>0,8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61" calcext:value-type="percentage">
            <text:p>-2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7" calcext:value-type="percentage">
            <text:p>1,77%</text:p>
          </table:table-cell>
          <table:table-cell table:formula="of:=([.B78]*[.C78])+([.D78]*[.E78])+([.F78]*[.G78])+([.H78]*[.I78])+([.J78]*[.K78])" office:value-type="percentage" office:value="0" calcext:value-type="percentage">
            <text:p>0,00%</text:p>
          </table:table-cell>
          <table:table-cell table:formula="of:=AVERAGE([.K78];[.I78];[.G78];[.E78];[.C78])" office:value-type="percentage" office:value="0.00728" calcext:value-type="percentage">
            <text:p>0,73%</text:p>
          </table:table-cell>
          <table:table-cell table:formula="of:=[.N77] * (1+[.L78])" office:value-type="currency" office:currency="BRL" office:value="6255.63125078413" calcext:value-type="currency">
            <text:p>R$ 6.255,63</text:p>
          </table:table-cell>
          <table:table-cell table:formula="of:= 5000 * (1+[.M78])" office:value-type="float" office:value="5036.4" calcext:value-type="float">
            <text:p>5036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5/05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2" calcext:value-type="percentage">
            <text:p>-1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5" calcext:value-type="percentage">
            <text:p>1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7" calcext:value-type="percentage">
            <text:p>-1,8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5" calcext:value-type="percentage">
            <text:p>0,6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3" calcext:value-type="percentage">
            <text:p>0,43%</text:p>
          </table:table-cell>
          <table:table-cell table:formula="of:=([.B79]*[.C79])+([.D79]*[.E79])+([.F79]*[.G79])+([.H79]*[.I79])+([.J79]*[.K79])" office:value-type="percentage" office:value="0" calcext:value-type="percentage">
            <text:p>0,00%</text:p>
          </table:table-cell>
          <table:table-cell table:formula="of:=AVERAGE([.K79];[.I79];[.G79];[.E79];[.C79])" office:value-type="percentage" office:value="-0.00232" calcext:value-type="percentage">
            <text:p>-0,23%</text:p>
          </table:table-cell>
          <table:table-cell table:formula="of:=[.N78] * (1+[.L79])" office:value-type="currency" office:currency="BRL" office:value="6255.63125078413" calcext:value-type="currency">
            <text:p>R$ 6.255,63</text:p>
          </table:table-cell>
          <table:table-cell table:formula="of:= 5000 * (1+[.M79])" office:value-type="float" office:value="4988.4" calcext:value-type="float">
            <text:p>4988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6/05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6" calcext:value-type="percentage">
            <text:p>-0,4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" calcext:value-type="percentage">
            <text:p>0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68" calcext:value-type="percentage">
            <text:p>2,6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7" calcext:value-type="percentage">
            <text:p>0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13" calcext:value-type="percentage">
            <text:p>4,13%</text:p>
          </table:table-cell>
          <table:table-cell table:formula="of:=([.B80]*[.C80])+([.D80]*[.E80])+([.F80]*[.G80])+([.H80]*[.I80])+([.J80]*[.K80])" office:value-type="percentage" office:value="0" calcext:value-type="percentage">
            <text:p>0,00%</text:p>
          </table:table-cell>
          <table:table-cell table:formula="of:=AVERAGE([.K80];[.I80];[.G80];[.E80];[.C80])" office:value-type="percentage" office:value="0.01404" calcext:value-type="percentage">
            <text:p>1,40%</text:p>
          </table:table-cell>
          <table:table-cell table:formula="of:=[.N79] * (1+[.L80])" office:value-type="currency" office:currency="BRL" office:value="6255.63125078413" calcext:value-type="currency">
            <text:p>R$ 6.255,63</text:p>
          </table:table-cell>
          <table:table-cell table:formula="of:= 5000 * (1+[.M80])" office:value-type="float" office:value="5070.2" calcext:value-type="float">
            <text:p>5070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9/05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6" calcext:value-type="percentage">
            <text:p>-0,7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2" calcext:value-type="percentage">
            <text:p>1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8" calcext:value-type="percentage">
            <text:p>-0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2" calcext:value-type="percentage">
            <text:p>0,7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8" calcext:value-type="percentage">
            <text:p>-0,68%</text:p>
          </table:table-cell>
          <table:table-cell table:formula="of:=([.B81]*[.C81])+([.D81]*[.E81])+([.F81]*[.G81])+([.H81]*[.I81])+([.J81]*[.K81])" office:value-type="percentage" office:value="0" calcext:value-type="percentage">
            <text:p>0,00%</text:p>
          </table:table-cell>
          <table:table-cell table:formula="of:=AVERAGE([.K81];[.I81];[.G81];[.E81];[.C81])" office:value-type="percentage" office:value="0.000439999999999999" calcext:value-type="percentage">
            <text:p>0,04%</text:p>
          </table:table-cell>
          <table:table-cell table:formula="of:=[.N80] * (1+[.L81])" office:value-type="currency" office:currency="BRL" office:value="6255.63125078413" calcext:value-type="currency">
            <text:p>R$ 6.255,63</text:p>
          </table:table-cell>
          <table:table-cell table:formula="of:= 5000 * (1+[.M81])" office:value-type="float" office:value="5002.2" calcext:value-type="float">
            <text:p>5002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0/05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4" calcext:value-type="percentage">
            <text:p>-1,5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1" calcext:value-type="percentage">
            <text:p>1,7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9" calcext:value-type="percentage">
            <text:p>0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1" calcext:value-type="percentage">
            <text:p>1,9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8" calcext:value-type="percentage">
            <text:p>1,18%</text:p>
          </table:table-cell>
          <table:table-cell table:formula="of:=([.B82]*[.C82])+([.D82]*[.E82])+([.F82]*[.G82])+([.H82]*[.I82])+([.J82]*[.K82])" office:value-type="percentage" office:value="0" calcext:value-type="percentage">
            <text:p>0,00%</text:p>
          </table:table-cell>
          <table:table-cell table:formula="of:=AVERAGE([.K82];[.I82];[.G82];[.E82];[.C82])" office:value-type="percentage" office:value="0.0071" calcext:value-type="percentage">
            <text:p>0,71%</text:p>
          </table:table-cell>
          <table:table-cell table:formula="of:=[.N81] * (1+[.L82])" office:value-type="currency" office:currency="BRL" office:value="6255.63125078413" calcext:value-type="currency">
            <text:p>R$ 6.255,63</text:p>
          </table:table-cell>
          <table:table-cell table:formula="of:= 5000 * (1+[.M82])" office:value-type="float" office:value="5035.5" calcext:value-type="float">
            <text:p>5035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1/05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04" calcext:value-type="percentage">
            <text:p>-3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" calcext:value-type="percentage">
            <text:p>0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5" calcext:value-type="percentage">
            <text:p>-1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5" calcext:value-type="percentage">
            <text:p>-5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29" calcext:value-type="percentage">
            <text:p>-2,29%</text:p>
          </table:table-cell>
          <table:table-cell table:formula="of:=([.B83]*[.C83])+([.D83]*[.E83])+([.F83]*[.G83])+([.H83]*[.I83])+([.J83]*[.K83])" office:value-type="percentage" office:value="0" calcext:value-type="percentage">
            <text:p>0,00%</text:p>
          </table:table-cell>
          <table:table-cell table:formula="of:=AVERAGE([.K83];[.I83];[.G83];[.E83];[.C83])" office:value-type="percentage" office:value="-0.02196" calcext:value-type="percentage">
            <text:p>-2,20%</text:p>
          </table:table-cell>
          <table:table-cell table:formula="of:=[.N82] * (1+[.L83])" office:value-type="currency" office:currency="BRL" office:value="6255.63125078413" calcext:value-type="currency">
            <text:p>R$ 6.255,63</text:p>
          </table:table-cell>
          <table:table-cell table:formula="of:= 5000 * (1+[.M83])" office:value-type="float" office:value="4890.2" calcext:value-type="float">
            <text:p>4890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1/06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5" calcext:value-type="percentage">
            <text:p>-1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1" calcext:value-type="percentage">
            <text:p>-1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5" calcext:value-type="percentage">
            <text:p>-1,15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-0.0182" calcext:value-type="percentage">
            <text:p>-1,8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4" calcext:value-type="percentage">
            <text:p>-1,04%</text:p>
          </table:table-cell>
          <table:table-cell table:formula="of:=([.B84]*[.C84])+([.D84]*[.E84])+([.F84]*[.G84])+([.H84]*[.I84])+([.J84]*[.K84])" office:value-type="percentage" office:value="-0.0182" calcext:value-type="percentage">
            <text:p>-1,82%</text:p>
          </table:table-cell>
          <table:table-cell table:formula="of:=AVERAGE([.K84];[.I84];[.G84];[.E84];[.C84])" office:value-type="percentage" office:value="-0.01334" calcext:value-type="percentage">
            <text:p>-1,33%</text:p>
          </table:table-cell>
          <table:table-cell table:formula="of:=[.N83] * (1+[.L84])" office:value-type="currency" office:currency="BRL" office:value="6141.77876201986" calcext:value-type="currency">
            <text:p>R$ 6.141,78</text:p>
          </table:table-cell>
          <table:table-cell table:formula="of:= 5000 * (1+[.M84])" office:value-type="float" office:value="4933.3" calcext:value-type="float">
            <text:p>4933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2/06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9" calcext:value-type="percentage">
            <text:p>1,7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7" calcext:value-type="percentage">
            <text:p>0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2" calcext:value-type="percentage">
            <text:p>1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9" calcext:value-type="percentage">
            <text:p>0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2" calcext:value-type="percentage">
            <text:p>0,12%</text:p>
          </table:table-cell>
          <table:table-cell table:formula="of:=([.B85]*[.C85])+([.D85]*[.E85])+([.F85]*[.G85])+([.H85]*[.I85])+([.J85]*[.K85])" office:value-type="percentage" office:value="0" calcext:value-type="percentage">
            <text:p>0,00%</text:p>
          </table:table-cell>
          <table:table-cell table:formula="of:=AVERAGE([.K85];[.I85];[.G85];[.E85];[.C85])" office:value-type="percentage" office:value="0.00758" calcext:value-type="percentage">
            <text:p>0,76%</text:p>
          </table:table-cell>
          <table:table-cell table:formula="of:=[.N84] * (1+[.L85])" office:value-type="currency" office:currency="BRL" office:value="6141.77876201986" calcext:value-type="currency">
            <text:p>R$ 6.141,78</text:p>
          </table:table-cell>
          <table:table-cell table:formula="of:= 5000 * (1+[.M85])" office:value-type="float" office:value="5037.9" calcext:value-type="float">
            <text:p>5037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5/06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6" calcext:value-type="percentage">
            <text:p>0,9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2" calcext:value-type="percentage">
            <text:p>-1,9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4" calcext:value-type="percentage">
            <text:p>-0,1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6" calcext:value-type="percentage">
            <text:p>-1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02" calcext:value-type="percentage">
            <text:p>-2,02%</text:p>
          </table:table-cell>
          <table:table-cell table:formula="of:=([.B86]*[.C86])+([.D86]*[.E86])+([.F86]*[.G86])+([.H86]*[.I86])+([.J86]*[.K86])" office:value-type="percentage" office:value="0" calcext:value-type="percentage">
            <text:p>0,00%</text:p>
          </table:table-cell>
          <table:table-cell table:formula="of:=AVERAGE([.K86];[.I86];[.G86];[.E86];[.C86])" office:value-type="percentage" office:value="-0.00836" calcext:value-type="percentage">
            <text:p>-0,84%</text:p>
          </table:table-cell>
          <table:table-cell table:formula="of:=[.N85] * (1+[.L86])" office:value-type="currency" office:currency="BRL" office:value="6141.77876201986" calcext:value-type="currency">
            <text:p>R$ 6.141,78</text:p>
          </table:table-cell>
          <table:table-cell table:formula="of:= 5000 * (1+[.M86])" office:value-type="float" office:value="4958.2" calcext:value-type="float">
            <text:p>4958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6/06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3" calcext:value-type="percentage">
            <text:p>1,5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4" calcext:value-type="percentage">
            <text:p>1,6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2" calcext:value-type="percentage">
            <text:p>0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89" calcext:value-type="percentage">
            <text:p>2,89%</text:p>
          </table:table-cell>
          <table:table-cell table:formula="of:=([.B87]*[.C87])+([.D87]*[.E87])+([.F87]*[.G87])+([.H87]*[.I87])+([.J87]*[.K87])" office:value-type="percentage" office:value="0" calcext:value-type="percentage">
            <text:p>0,00%</text:p>
          </table:table-cell>
          <table:table-cell table:formula="of:=AVERAGE([.K87];[.I87];[.G87];[.E87];[.C87])" office:value-type="percentage" office:value="0.01276" calcext:value-type="percentage">
            <text:p>1,28%</text:p>
          </table:table-cell>
          <table:table-cell table:formula="of:=[.N86] * (1+[.L87])" office:value-type="currency" office:currency="BRL" office:value="6141.77876201986" calcext:value-type="currency">
            <text:p>R$ 6.141,78</text:p>
          </table:table-cell>
          <table:table-cell table:formula="of:= 5000 * (1+[.M87])" office:value-type="float" office:value="5063.8" calcext:value-type="float">
            <text:p>5063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7/06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29" calcext:value-type="percentage">
            <text:p>-2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9" calcext:value-type="percentage">
            <text:p>-0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1" calcext:value-type="percentage">
            <text:p>1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7" calcext:value-type="percentage">
            <text:p>-0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9" calcext:value-type="percentage">
            <text:p>1,19%</text:p>
          </table:table-cell>
          <table:table-cell table:formula="of:=([.B88]*[.C88])+([.D88]*[.E88])+([.F88]*[.G88])+([.H88]*[.I88])+([.J88]*[.K88])" office:value-type="percentage" office:value="0" calcext:value-type="percentage">
            <text:p>0,00%</text:p>
          </table:table-cell>
          <table:table-cell table:formula="of:=AVERAGE([.K88];[.I88];[.G88];[.E88];[.C88])" office:value-type="percentage" office:value="-0.000300000000000001" calcext:value-type="percentage">
            <text:p>-0,03%</text:p>
          </table:table-cell>
          <table:table-cell table:formula="of:=[.N87] * (1+[.L88])" office:value-type="currency" office:currency="BRL" office:value="6141.77876201986" calcext:value-type="currency">
            <text:p>R$ 6.141,78</text:p>
          </table:table-cell>
          <table:table-cell table:formula="of:= 5000 * (1+[.M88])" office:value-type="float" office:value="4998.5" calcext:value-type="float">
            <text:p>4998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8/06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4" calcext:value-type="percentage">
            <text:p>-0,2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1" calcext:value-type="percentage">
            <text:p>-0,5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3" calcext:value-type="percentage">
            <text:p>-1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5" calcext:value-type="percentage">
            <text:p>2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2" calcext:value-type="percentage">
            <text:p>-1,52%</text:p>
          </table:table-cell>
          <table:table-cell table:formula="of:=([.B89]*[.C89])+([.D89]*[.E89])+([.F89]*[.G89])+([.H89]*[.I89])+([.J89]*[.K89])" office:value-type="percentage" office:value="0" calcext:value-type="percentage">
            <text:p>0,00%</text:p>
          </table:table-cell>
          <table:table-cell table:formula="of:=AVERAGE([.K89];[.I89];[.G89];[.E89];[.C89])" office:value-type="percentage" office:value="-0.0023" calcext:value-type="percentage">
            <text:p>-0,23%</text:p>
          </table:table-cell>
          <table:table-cell table:formula="of:=[.N88] * (1+[.L89])" office:value-type="currency" office:currency="BRL" office:value="6141.77876201986" calcext:value-type="currency">
            <text:p>R$ 6.141,78</text:p>
          </table:table-cell>
          <table:table-cell table:formula="of:= 5000 * (1+[.M89])" office:value-type="float" office:value="4988.5" calcext:value-type="float">
            <text:p>4988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9/06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8" calcext:value-type="percentage">
            <text:p>0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9" calcext:value-type="percentage">
            <text:p>0,9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6" calcext:value-type="percentage">
            <text:p>-1,5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5" calcext:value-type="percentage">
            <text:p>1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2" calcext:value-type="percentage">
            <text:p>-1,62%</text:p>
          </table:table-cell>
          <table:table-cell table:formula="of:=([.B90]*[.C90])+([.D90]*[.E90])+([.F90]*[.G90])+([.H90]*[.I90])+([.J90]*[.K90])" office:value-type="percentage" office:value="0" calcext:value-type="percentage">
            <text:p>0,00%</text:p>
          </table:table-cell>
          <table:table-cell table:formula="of:=AVERAGE([.K90];[.I90];[.G90];[.E90];[.C90])" office:value-type="percentage" office:value="-0.00212" calcext:value-type="percentage">
            <text:p>-0,21%</text:p>
          </table:table-cell>
          <table:table-cell table:formula="of:=[.N89] * (1+[.L90])" office:value-type="currency" office:currency="BRL" office:value="6141.77876201986" calcext:value-type="currency">
            <text:p>R$ 6.141,78</text:p>
          </table:table-cell>
          <table:table-cell table:formula="of:= 5000 * (1+[.M90])" office:value-type="float" office:value="4989.4" calcext:value-type="float">
            <text:p>4989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2/06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1" calcext:value-type="percentage">
            <text:p>0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5" calcext:value-type="percentage">
            <text:p>0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9" calcext:value-type="percentage">
            <text:p>-1,6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6" calcext:value-type="percentage">
            <text:p>-2,36%</text:p>
          </table:table-cell>
          <table:table-cell table:formula="of:=([.B91]*[.C91])+([.D91]*[.E91])+([.F91]*[.G91])+([.H91]*[.I91])+([.J91]*[.K91])" office:value-type="percentage" office:value="0" calcext:value-type="percentage">
            <text:p>0,00%</text:p>
          </table:table-cell>
          <table:table-cell table:formula="of:=AVERAGE([.K91];[.I91];[.G91];[.E91];[.C91])" office:value-type="percentage" office:value="-0.00658" calcext:value-type="percentage">
            <text:p>-0,66%</text:p>
          </table:table-cell>
          <table:table-cell table:formula="of:=[.N90] * (1+[.L91])" office:value-type="currency" office:currency="BRL" office:value="6141.77876201986" calcext:value-type="currency">
            <text:p>R$ 6.141,78</text:p>
          </table:table-cell>
          <table:table-cell table:formula="of:= 5000 * (1+[.M91])" office:value-type="float" office:value="4967.1" calcext:value-type="float">
            <text:p>4967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3/06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4" calcext:value-type="percentage">
            <text:p>0,2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3" calcext:value-type="percentage">
            <text:p>1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" calcext:value-type="percentage">
            <text:p>1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6" calcext:value-type="percentage">
            <text:p>-1,7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9" calcext:value-type="percentage">
            <text:p>1,09%</text:p>
          </table:table-cell>
          <table:table-cell table:formula="of:=([.B92]*[.C92])+([.D92]*[.E92])+([.F92]*[.G92])+([.H92]*[.I92])+([.J92]*[.K92])" office:value-type="percentage" office:value="0" calcext:value-type="percentage">
            <text:p>0,00%</text:p>
          </table:table-cell>
          <table:table-cell table:formula="of:=AVERAGE([.K92];[.I92];[.G92];[.E92];[.C92])" office:value-type="percentage" office:value="0.004" calcext:value-type="percentage">
            <text:p>0,40%</text:p>
          </table:table-cell>
          <table:table-cell table:formula="of:=[.N91] * (1+[.L92])" office:value-type="currency" office:currency="BRL" office:value="6141.77876201986" calcext:value-type="currency">
            <text:p>R$ 6.141,78</text:p>
          </table:table-cell>
          <table:table-cell table:formula="of:= 5000 * (1+[.M92])"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4/06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42" calcext:value-type="percentage">
            <text:p>-2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6" calcext:value-type="percentage">
            <text:p>-1,4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" calcext:value-type="percentage">
            <text:p>0,9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" calcext:value-type="percentage">
            <text:p>-1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4" calcext:value-type="percentage">
            <text:p>-0,04%</text:p>
          </table:table-cell>
          <table:table-cell table:formula="of:=([.B93]*[.C93])+([.D93]*[.E93])+([.F93]*[.G93])+([.H93]*[.I93])+([.J93]*[.K93])" office:value-type="percentage" office:value="0" calcext:value-type="percentage">
            <text:p>0,00%</text:p>
          </table:table-cell>
          <table:table-cell table:formula="of:=AVERAGE([.K93];[.I93];[.G93];[.E93];[.C93])" office:value-type="percentage" office:value="-0.00804" calcext:value-type="percentage">
            <text:p>-0,80%</text:p>
          </table:table-cell>
          <table:table-cell table:formula="of:=[.N92] * (1+[.L93])" office:value-type="currency" office:currency="BRL" office:value="6141.77876201986" calcext:value-type="currency">
            <text:p>R$ 6.141,78</text:p>
          </table:table-cell>
          <table:table-cell table:formula="of:= 5000 * (1+[.M93])" office:value-type="float" office:value="4959.8" calcext:value-type="float">
            <text:p>4959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6/06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73" calcext:value-type="percentage">
            <text:p>-2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5" calcext:value-type="percentage">
            <text:p>1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" calcext:value-type="percentage">
            <text:p>-0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1" calcext:value-type="percentage">
            <text:p>-2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6" calcext:value-type="percentage">
            <text:p>0,36%</text:p>
          </table:table-cell>
          <table:table-cell table:formula="of:=([.B94]*[.C94])+([.D94]*[.E94])+([.F94]*[.G94])+([.H94]*[.I94])+([.J94]*[.K94])" office:value-type="percentage" office:value="0" calcext:value-type="percentage">
            <text:p>0,00%</text:p>
          </table:table-cell>
          <table:table-cell table:formula="of:=AVERAGE([.K94];[.I94];[.G94];[.E94];[.C94])" office:value-type="percentage" office:value="-0.00824" calcext:value-type="percentage">
            <text:p>-0,82%</text:p>
          </table:table-cell>
          <table:table-cell table:formula="of:=[.N93] * (1+[.L94])" office:value-type="currency" office:currency="BRL" office:value="6141.77876201986" calcext:value-type="currency">
            <text:p>R$ 6.141,78</text:p>
          </table:table-cell>
          <table:table-cell table:formula="of:= 5000 * (1+[.M94])" office:value-type="float" office:value="4958.8" calcext:value-type="float">
            <text:p>4958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9/06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8" calcext:value-type="percentage">
            <text:p>0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2" calcext:value-type="percentage">
            <text:p>0,5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25" calcext:value-type="percentage">
            <text:p>3,2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1" calcext:value-type="percentage">
            <text:p>-1,31%</text:p>
          </table:table-cell>
          <table:table-cell table:formula="of:=([.B95]*[.C95])+([.D95]*[.E95])+([.F95]*[.G95])+([.H95]*[.I95])+([.J95]*[.K95])" office:value-type="percentage" office:value="0" calcext:value-type="percentage">
            <text:p>0,00%</text:p>
          </table:table-cell>
          <table:table-cell table:formula="of:=AVERAGE([.K95];[.I95];[.G95];[.E95];[.C95])" office:value-type="percentage" office:value="0.00608" calcext:value-type="percentage">
            <text:p>0,61%</text:p>
          </table:table-cell>
          <table:table-cell table:formula="of:=[.N94] * (1+[.L95])" office:value-type="currency" office:currency="BRL" office:value="6141.77876201986" calcext:value-type="currency">
            <text:p>R$ 6.141,78</text:p>
          </table:table-cell>
          <table:table-cell table:formula="of:= 5000 * (1+[.M95])" office:value-type="float" office:value="5030.4" calcext:value-type="float">
            <text:p>5030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/06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48" calcext:value-type="percentage">
            <text:p>-3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8" calcext:value-type="percentage">
            <text:p>0,5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21" calcext:value-type="percentage">
            <text:p>-2,2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55" calcext:value-type="percentage">
            <text:p>-2,5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14" calcext:value-type="percentage">
            <text:p>-4,14%</text:p>
          </table:table-cell>
          <table:table-cell table:formula="of:=([.B96]*[.C96])+([.D96]*[.E96])+([.F96]*[.G96])+([.H96]*[.I96])+([.J96]*[.K96])" office:value-type="percentage" office:value="0" calcext:value-type="percentage">
            <text:p>0,00%</text:p>
          </table:table-cell>
          <table:table-cell table:formula="of:=AVERAGE([.K96];[.I96];[.G96];[.E96];[.C96])" office:value-type="percentage" office:value="-0.0236" calcext:value-type="percentage">
            <text:p>-2,36%</text:p>
          </table:table-cell>
          <table:table-cell table:formula="of:=[.N95] * (1+[.L96])" office:value-type="currency" office:currency="BRL" office:value="6141.77876201986" calcext:value-type="currency">
            <text:p>R$ 6.141,78</text:p>
          </table:table-cell>
          <table:table-cell table:formula="of:= 5000 * (1+[.M96])" office:value-type="float" office:value="4882" calcext:value-type="float">
            <text:p>488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1/06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5" calcext:value-type="percentage">
            <text:p>-1,8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51" calcext:value-type="percentage">
            <text:p>-2,5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4" calcext:value-type="percentage">
            <text:p>0,1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94" calcext:value-type="percentage">
            <text:p>2,94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-0.0054" calcext:value-type="percentage">
            <text:p>-0,54%</text:p>
          </table:table-cell>
          <table:table-cell table:formula="of:=([.B97]*[.C97])+([.D97]*[.E97])+([.F97]*[.G97])+([.H97]*[.I97])+([.J97]*[.K97])" office:value-type="percentage" office:value="-0.0054" calcext:value-type="percentage">
            <text:p>-0,54%</text:p>
          </table:table-cell>
          <table:table-cell table:formula="of:=AVERAGE([.K97];[.I97];[.G97];[.E97];[.C97])" office:value-type="percentage" office:value="-0.00364" calcext:value-type="percentage">
            <text:p>-0,36%</text:p>
          </table:table-cell>
          <table:table-cell table:formula="of:=[.N96] * (1+[.L97])" office:value-type="currency" office:currency="BRL" office:value="6108.61315670495" calcext:value-type="currency">
            <text:p>R$ 6.108,61</text:p>
          </table:table-cell>
          <table:table-cell table:formula="of:= 5000 * (1+[.M97])" office:value-type="float" office:value="4981.8" calcext:value-type="float">
            <text:p>4981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2/06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4" calcext:value-type="percentage">
            <text:p>3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4" calcext:value-type="percentage">
            <text:p>-0,2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5" calcext:value-type="percentage">
            <text:p>0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07" calcext:value-type="percentage">
            <text:p>2,0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5" calcext:value-type="percentage">
            <text:p>0,55%</text:p>
          </table:table-cell>
          <table:table-cell table:formula="of:=([.B98]*[.C98])+([.D98]*[.E98])+([.F98]*[.G98])+([.H98]*[.I98])+([.J98]*[.K98])" office:value-type="percentage" office:value="0" calcext:value-type="percentage">
            <text:p>0,00%</text:p>
          </table:table-cell>
          <table:table-cell table:formula="of:=AVERAGE([.K98];[.I98];[.G98];[.E98];[.C98])" office:value-type="percentage" office:value="0.01166" calcext:value-type="percentage">
            <text:p>1,17%</text:p>
          </table:table-cell>
          <table:table-cell table:formula="of:=[.N97] * (1+[.L98])" office:value-type="currency" office:currency="BRL" office:value="6108.61315670495" calcext:value-type="currency">
            <text:p>R$ 6.108,61</text:p>
          </table:table-cell>
          <table:table-cell table:formula="of:= 5000 * (1+[.M98])" office:value-type="float" office:value="5058.3" calcext:value-type="float">
            <text:p>5058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3/06/17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087" calcext:value-type="percentage">
            <text:p>-0,8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4" calcext:value-type="percentage">
            <text:p>-0,3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2" calcext:value-type="percentage">
            <text:p>0,8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01" calcext:value-type="percentage">
            <text:p>-2,01%</text:p>
          </table:table-cell>
          <table:table-cell table:formula="of:=([.B99]*[.C99])+([.D99]*[.E99])+([.F99]*[.G99])+([.H99]*[.I99])+([.J99]*[.K99])" office:value-type="percentage" office:value="0.0087" calcext:value-type="percentage">
            <text:p>0,87%</text:p>
          </table:table-cell>
          <table:table-cell table:formula="of:=AVERAGE([.K99];[.I99];[.G99];[.E99];[.C99])" office:value-type="percentage" office:value="-0.0038" calcext:value-type="percentage">
            <text:p>-0,38%</text:p>
          </table:table-cell>
          <table:table-cell table:formula="of:=[.N98] * (1+[.L99])" office:value-type="currency" office:currency="BRL" office:value="6161.75809116828" calcext:value-type="currency">
            <text:p>R$ 6.161,76</text:p>
          </table:table-cell>
          <table:table-cell table:formula="of:= 5000 * (1+[.M99])" office:value-type="float" office:value="4981" calcext:value-type="float">
            <text:p>498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6/06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79" calcext:value-type="percentage">
            <text:p>2,7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6" calcext:value-type="percentage">
            <text:p>-0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84" calcext:value-type="percentage">
            <text:p>2,8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5" calcext:value-type="percentage">
            <text:p>0,8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86" calcext:value-type="percentage">
            <text:p>5,86%</text:p>
          </table:table-cell>
          <table:table-cell table:formula="of:=([.B100]*[.C100])+([.D100]*[.E100])+([.F100]*[.G100])+([.H100]*[.I100])+([.J100]*[.K100])" office:value-type="percentage" office:value="0" calcext:value-type="percentage">
            <text:p>0,00%</text:p>
          </table:table-cell>
          <table:table-cell table:formula="of:=AVERAGE([.K100];[.I100];[.G100];[.E100];[.C100])" office:value-type="percentage" office:value="0.02456" calcext:value-type="percentage">
            <text:p>2,46%</text:p>
          </table:table-cell>
          <table:table-cell table:formula="of:=[.N99] * (1+[.L100])" office:value-type="currency" office:currency="BRL" office:value="6161.75809116828" calcext:value-type="currency">
            <text:p>R$ 6.161,76</text:p>
          </table:table-cell>
          <table:table-cell table:formula="of:= 5000 * (1+[.M100])" office:value-type="float" office:value="5122.8" calcext:value-type="float">
            <text:p>5122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7/06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1" calcext:value-type="percentage">
            <text:p>-0,5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18" calcext:value-type="percentage">
            <text:p>-4,18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089" calcext:value-type="percentage">
            <text:p>-0,8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5" calcext:value-type="percentage">
            <text:p>1,65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323" calcext:value-type="percentage">
            <text:p>-3,23%</text:p>
          </table:table-cell>
          <table:table-cell table:formula="of:=([.B101]*[.C101])+([.D101]*[.E101])+([.F101]*[.G101])+([.H101]*[.I101])+([.J101]*[.K101])" office:value-type="percentage" office:value="0.0412" calcext:value-type="percentage">
            <text:p>4,12%</text:p>
          </table:table-cell>
          <table:table-cell table:formula="of:=AVERAGE([.K101];[.I101];[.G101];[.E101];[.C101])" office:value-type="percentage" office:value="-0.01432" calcext:value-type="percentage">
            <text:p>-1,43%</text:p>
          </table:table-cell>
          <table:table-cell table:formula="of:=[.N100] * (1+[.L101])" office:value-type="currency" office:currency="BRL" office:value="6415.62252452441" calcext:value-type="currency">
            <text:p>R$ 6.415,62</text:p>
          </table:table-cell>
          <table:table-cell table:formula="of:= 5000 * (1+[.M101])" office:value-type="float" office:value="4928.4" calcext:value-type="float">
            <text:p>4928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8/06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2" calcext:value-type="percentage">
            <text:p>-1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2" calcext:value-type="percentage">
            <text:p>-1,8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5" calcext:value-type="percentage">
            <text:p>-0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09" calcext:value-type="percentage">
            <text:p>3,0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3" calcext:value-type="percentage">
            <text:p>1,13%</text:p>
          </table:table-cell>
          <table:table-cell table:formula="of:=([.B102]*[.C102])+([.D102]*[.E102])+([.F102]*[.G102])+([.H102]*[.I102])+([.J102]*[.K102])" office:value-type="percentage" office:value="0" calcext:value-type="percentage">
            <text:p>0,00%</text:p>
          </table:table-cell>
          <table:table-cell table:formula="of:=AVERAGE([.K102];[.I102];[.G102];[.E102];[.C102])" office:value-type="percentage" office:value="0.00266" calcext:value-type="percentage">
            <text:p>0,27%</text:p>
          </table:table-cell>
          <table:table-cell table:formula="of:=[.N101] * (1+[.L102])" office:value-type="currency" office:currency="BRL" office:value="6415.62252452441" calcext:value-type="currency">
            <text:p>R$ 6.415,62</text:p>
          </table:table-cell>
          <table:table-cell table:formula="of:= 5000 * (1+[.M102])" office:value-type="float" office:value="5013.3" calcext:value-type="float">
            <text:p>5013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9/06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8" calcext:value-type="percentage">
            <text:p>0,7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9" calcext:value-type="percentage">
            <text:p>1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9" calcext:value-type="percentage">
            <text:p>0,9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" calcext:value-type="percentage">
            <text:p>0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2" calcext:value-type="percentage">
            <text:p>0,62%</text:p>
          </table:table-cell>
          <table:table-cell table:formula="of:=([.B103]*[.C103])+([.D103]*[.E103])+([.F103]*[.G103])+([.H103]*[.I103])+([.J103]*[.K103])" office:value-type="percentage" office:value="0" calcext:value-type="percentage">
            <text:p>0,00%</text:p>
          </table:table-cell>
          <table:table-cell table:formula="of:=AVERAGE([.K103];[.I103];[.G103];[.E103];[.C103])" office:value-type="percentage" office:value="0.00796" calcext:value-type="percentage">
            <text:p>0,80%</text:p>
          </table:table-cell>
          <table:table-cell table:formula="of:=[.N102] * (1+[.L103])" office:value-type="currency" office:currency="BRL" office:value="6415.62252452441" calcext:value-type="currency">
            <text:p>R$ 6.415,62</text:p>
          </table:table-cell>
          <table:table-cell table:formula="of:= 5000 * (1+[.M103])" office:value-type="float" office:value="5039.8" calcext:value-type="float">
            <text:p>5039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0/06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3" calcext:value-type="percentage">
            <text:p>1,6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4" calcext:value-type="percentage">
            <text:p>0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6" calcext:value-type="percentage">
            <text:p>0,6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3" calcext:value-type="percentage">
            <text:p>0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" calcext:value-type="percentage">
            <text:p>0,90%</text:p>
          </table:table-cell>
          <table:table-cell table:formula="of:=([.B104]*[.C104])+([.D104]*[.E104])+([.F104]*[.G104])+([.H104]*[.I104])+([.J104]*[.K104])" office:value-type="percentage" office:value="0" calcext:value-type="percentage">
            <text:p>0,00%</text:p>
          </table:table-cell>
          <table:table-cell table:formula="of:=AVERAGE([.K104];[.I104];[.G104];[.E104];[.C104])" office:value-type="percentage" office:value="0.00852" calcext:value-type="percentage">
            <text:p>0,85%</text:p>
          </table:table-cell>
          <table:table-cell table:formula="of:=[.N103] * (1+[.L104])" office:value-type="currency" office:currency="BRL" office:value="6415.62252452441" calcext:value-type="currency">
            <text:p>R$ 6.415,62</text:p>
          </table:table-cell>
          <table:table-cell table:formula="of:= 5000 * (1+[.M104])" office:value-type="float" office:value="5042.6" calcext:value-type="float">
            <text:p>5042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3/07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8" calcext:value-type="percentage">
            <text:p>-0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" calcext:value-type="percentage">
            <text:p>1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3" calcext:value-type="percentage">
            <text:p>0,9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5" calcext:value-type="percentage">
            <text:p>2,2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8" calcext:value-type="percentage">
            <text:p>1,38%</text:p>
          </table:table-cell>
          <table:table-cell table:formula="of:=([.B105]*[.C105])+([.D105]*[.E105])+([.F105]*[.G105])+([.H105]*[.I105])+([.J105]*[.K105])" office:value-type="percentage" office:value="0" calcext:value-type="percentage">
            <text:p>0,00%</text:p>
          </table:table-cell>
          <table:table-cell table:formula="of:=AVERAGE([.K105];[.I105];[.G105];[.E105];[.C105])" office:value-type="percentage" office:value="0.01216" calcext:value-type="percentage">
            <text:p>1,22%</text:p>
          </table:table-cell>
          <table:table-cell table:formula="of:=[.N104] * (1+[.L105])" office:value-type="currency" office:currency="BRL" office:value="6415.62252452441" calcext:value-type="currency">
            <text:p>R$ 6.415,62</text:p>
          </table:table-cell>
          <table:table-cell table:formula="of:= 5000 * (1+[.M105])" office:value-type="float" office:value="5060.8" calcext:value-type="float">
            <text:p>5060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4/07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1" calcext:value-type="percentage">
            <text:p>0,5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8" calcext:value-type="percentage">
            <text:p>0,5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7" calcext:value-type="percentage">
            <text:p>-0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1" calcext:value-type="percentage">
            <text:p>-0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2" calcext:value-type="percentage">
            <text:p>0,52%</text:p>
          </table:table-cell>
          <table:table-cell table:formula="of:=([.B106]*[.C106])+([.D106]*[.E106])+([.F106]*[.G106])+([.H106]*[.I106])+([.J106]*[.K106])" office:value-type="percentage" office:value="0" calcext:value-type="percentage">
            <text:p>0,00%</text:p>
          </table:table-cell>
          <table:table-cell table:formula="of:=AVERAGE([.K106];[.I106];[.G106];[.E106];[.C106])" office:value-type="percentage" office:value="0.00226" calcext:value-type="percentage">
            <text:p>0,23%</text:p>
          </table:table-cell>
          <table:table-cell table:formula="of:=[.N105] * (1+[.L106])" office:value-type="currency" office:currency="BRL" office:value="6415.62252452441" calcext:value-type="currency">
            <text:p>R$ 6.415,62</text:p>
          </table:table-cell>
          <table:table-cell table:formula="of:= 5000 * (1+[.M106])" office:value-type="float" office:value="5011.3" calcext:value-type="float">
            <text:p>5011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5/07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6" calcext:value-type="percentage">
            <text:p>-1,7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7" calcext:value-type="percentage">
            <text:p>0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3" calcext:value-type="percentage">
            <text:p>0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1" calcext:value-type="percentage">
            <text:p>-2,3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2" calcext:value-type="percentage">
            <text:p>-0,52%</text:p>
          </table:table-cell>
          <table:table-cell table:formula="of:=([.B107]*[.C107])+([.D107]*[.E107])+([.F107]*[.G107])+([.H107]*[.I107])+([.J107]*[.K107])" office:value-type="percentage" office:value="0" calcext:value-type="percentage">
            <text:p>0,00%</text:p>
          </table:table-cell>
          <table:table-cell table:formula="of:=AVERAGE([.K107];[.I107];[.G107];[.E107];[.C107])" office:value-type="percentage" office:value="-0.00838" calcext:value-type="percentage">
            <text:p>-0,84%</text:p>
          </table:table-cell>
          <table:table-cell table:formula="of:=[.N106] * (1+[.L107])" office:value-type="currency" office:currency="BRL" office:value="6415.62252452441" calcext:value-type="currency">
            <text:p>R$ 6.415,62</text:p>
          </table:table-cell>
          <table:table-cell table:formula="of:= 5000 * (1+[.M107])" office:value-type="float" office:value="4958.1" calcext:value-type="float">
            <text:p>4958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6/07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6" calcext:value-type="percentage">
            <text:p>-0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1" calcext:value-type="percentage">
            <text:p>-2,3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9" calcext:value-type="percentage">
            <text:p>-1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4" calcext:value-type="percentage">
            <text:p>-0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4" calcext:value-type="percentage">
            <text:p>-0,64%</text:p>
          </table:table-cell>
          <table:table-cell table:formula="of:=([.B108]*[.C108])+([.D108]*[.E108])+([.F108]*[.G108])+([.H108]*[.I108])+([.J108]*[.K108])" office:value-type="percentage" office:value="-0" calcext:value-type="percentage">
            <text:p>0,00%</text:p>
          </table:table-cell>
          <table:table-cell table:formula="of:=AVERAGE([.K108];[.I108];[.G108];[.E108];[.C108])" office:value-type="percentage" office:value="-0.00928" calcext:value-type="percentage">
            <text:p>-0,93%</text:p>
          </table:table-cell>
          <table:table-cell table:formula="of:=[.N107] * (1+[.L108])" office:value-type="currency" office:currency="BRL" office:value="6415.62252452441" calcext:value-type="currency">
            <text:p>R$ 6.415,62</text:p>
          </table:table-cell>
          <table:table-cell table:formula="of:= 5000 * (1+[.M108])" office:value-type="float" office:value="4953.6" calcext:value-type="float">
            <text:p>4953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7/07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7" calcext:value-type="percentage">
            <text:p>-1,9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4" calcext:value-type="percentage">
            <text:p>-1,2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8" calcext:value-type="percentage">
            <text:p>-0,9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1" calcext:value-type="percentage">
            <text:p>-0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3" calcext:value-type="percentage">
            <text:p>-1,33%</text:p>
          </table:table-cell>
          <table:table-cell table:formula="of:=([.B109]*[.C109])+([.D109]*[.E109])+([.F109]*[.G109])+([.H109]*[.I109])+([.J109]*[.K109])" office:value-type="percentage" office:value="-0" calcext:value-type="percentage">
            <text:p>0,00%</text:p>
          </table:table-cell>
          <table:table-cell table:formula="of:=AVERAGE([.K109];[.I109];[.G109];[.E109];[.C109])" office:value-type="percentage" office:value="-0.01126" calcext:value-type="percentage">
            <text:p>-1,13%</text:p>
          </table:table-cell>
          <table:table-cell table:formula="of:=[.N108] * (1+[.L109])" office:value-type="currency" office:currency="BRL" office:value="6415.62252452441" calcext:value-type="currency">
            <text:p>R$ 6.415,62</text:p>
          </table:table-cell>
          <table:table-cell table:formula="of:= 5000 * (1+[.M109])" office:value-type="float" office:value="4943.7" calcext:value-type="float">
            <text:p>4943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0/07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5" calcext:value-type="percentage">
            <text:p>0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2" calcext:value-type="percentage">
            <text:p>0,8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" calcext:value-type="percentage">
            <text:p>0,8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84" calcext:value-type="percentage">
            <text:p>2,8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2" calcext:value-type="percentage">
            <text:p>1,02%</text:p>
          </table:table-cell>
          <table:table-cell table:formula="of:=([.B110]*[.C110])+([.D110]*[.E110])+([.F110]*[.G110])+([.H110]*[.I110])+([.J110]*[.K110])" office:value-type="percentage" office:value="0" calcext:value-type="percentage">
            <text:p>0,00%</text:p>
          </table:table-cell>
          <table:table-cell table:formula="of:=AVERAGE([.K110];[.I110];[.G110];[.E110];[.C110])" office:value-type="percentage" office:value="0.01166" calcext:value-type="percentage">
            <text:p>1,17%</text:p>
          </table:table-cell>
          <table:table-cell table:formula="of:=[.N109] * (1+[.L110])" office:value-type="currency" office:currency="BRL" office:value="6415.62252452441" calcext:value-type="currency">
            <text:p>R$ 6.415,62</text:p>
          </table:table-cell>
          <table:table-cell table:formula="of:= 5000 * (1+[.M110])" office:value-type="float" office:value="5058.3" calcext:value-type="float">
            <text:p>5058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1/07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96" calcext:value-type="percentage">
            <text:p>2,9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6" calcext:value-type="percentage">
            <text:p>-0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5" calcext:value-type="percentage">
            <text:p>1,5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" calcext:value-type="percentage">
            <text:p>1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21" calcext:value-type="percentage">
            <text:p>4,21%</text:p>
          </table:table-cell>
          <table:table-cell table:formula="of:=([.B111]*[.C111])+([.D111]*[.E111])+([.F111]*[.G111])+([.H111]*[.I111])+([.J111]*[.K111])" office:value-type="percentage" office:value="0" calcext:value-type="percentage">
            <text:p>0,00%</text:p>
          </table:table-cell>
          <table:table-cell table:formula="of:=AVERAGE([.K111];[.I111];[.G111];[.E111];[.C111])" office:value-type="percentage" office:value="0.01932" calcext:value-type="percentage">
            <text:p>1,93%</text:p>
          </table:table-cell>
          <table:table-cell table:formula="of:=[.N110] * (1+[.L111])" office:value-type="currency" office:currency="BRL" office:value="6415.62252452441" calcext:value-type="currency">
            <text:p>R$ 6.415,62</text:p>
          </table:table-cell>
          <table:table-cell table:formula="of:= 5000 * (1+[.M111])" office:value-type="float" office:value="5096.6" calcext:value-type="float">
            <text:p>5096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2/07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9" calcext:value-type="percentage">
            <text:p>4,9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3" calcext:value-type="percentage">
            <text:p>-0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6" calcext:value-type="percentage">
            <text:p>1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6" calcext:value-type="percentage">
            <text:p>-0,4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84" calcext:value-type="percentage">
            <text:p>2,84%</text:p>
          </table:table-cell>
          <table:table-cell table:formula="of:=([.B112]*[.C112])+([.D112]*[.E112])+([.F112]*[.G112])+([.H112]*[.I112])+([.J112]*[.K112])" office:value-type="percentage" office:value="0" calcext:value-type="percentage">
            <text:p>0,00%</text:p>
          </table:table-cell>
          <table:table-cell table:formula="of:=AVERAGE([.K112];[.I112];[.G112];[.E112];[.C112])" office:value-type="percentage" office:value="0.01602" calcext:value-type="percentage">
            <text:p>1,60%</text:p>
          </table:table-cell>
          <table:table-cell table:formula="of:=[.N111] * (1+[.L112])" office:value-type="currency" office:currency="BRL" office:value="6415.62252452441" calcext:value-type="currency">
            <text:p>R$ 6.415,62</text:p>
          </table:table-cell>
          <table:table-cell table:formula="of:= 5000 * (1+[.M112])" office:value-type="float" office:value="5080.1" calcext:value-type="float">
            <text:p>5080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3/07/17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048" calcext:value-type="percentage">
            <text:p>-0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7" calcext:value-type="percentage">
            <text:p>0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7" calcext:value-type="percentage">
            <text:p>0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9" calcext:value-type="percentage">
            <text:p>-2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1" calcext:value-type="percentage">
            <text:p>0,91%</text:p>
          </table:table-cell>
          <table:table-cell table:formula="of:=([.B113]*[.C113])+([.D113]*[.E113])+([.F113]*[.G113])+([.H113]*[.I113])+([.J113]*[.K113])" office:value-type="percentage" office:value="0.0048" calcext:value-type="percentage">
            <text:p>0,48%</text:p>
          </table:table-cell>
          <table:table-cell table:formula="of:=AVERAGE([.K113];[.I113];[.G113];[.E113];[.C113])" office:value-type="percentage" office:value="-0.00284" calcext:value-type="percentage">
            <text:p>-0,28%</text:p>
          </table:table-cell>
          <table:table-cell table:formula="of:=[.N112] * (1+[.L113])" office:value-type="currency" office:currency="BRL" office:value="6446.41751264213" calcext:value-type="currency">
            <text:p>R$ 6.446,42</text:p>
          </table:table-cell>
          <table:table-cell table:formula="of:= 5000 * (1+[.M113])" office:value-type="float" office:value="4985.8" calcext:value-type="float">
            <text:p>4985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4/07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8" calcext:value-type="percentage">
            <text:p>1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4" calcext:value-type="percentage">
            <text:p>-2,3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3" calcext:value-type="percentage">
            <text:p>0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5" calcext:value-type="percentage">
            <text:p>1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9" calcext:value-type="percentage">
            <text:p>1,09%</text:p>
          </table:table-cell>
          <table:table-cell table:formula="of:=([.B114]*[.C114])+([.D114]*[.E114])+([.F114]*[.G114])+([.H114]*[.I114])+([.J114]*[.K114])" office:value-type="percentage" office:value="0" calcext:value-type="percentage">
            <text:p>0,00%</text:p>
          </table:table-cell>
          <table:table-cell table:formula="of:=AVERAGE([.K114];[.I114];[.G114];[.E114];[.C114])" office:value-type="percentage" office:value="0.00302" calcext:value-type="percentage">
            <text:p>0,30%</text:p>
          </table:table-cell>
          <table:table-cell table:formula="of:=[.N113] * (1+[.L114])" office:value-type="currency" office:currency="BRL" office:value="6446.41751264213" calcext:value-type="currency">
            <text:p>R$ 6.446,42</text:p>
          </table:table-cell>
          <table:table-cell table:formula="of:= 5000 * (1+[.M114])" office:value-type="float" office:value="5015.1" calcext:value-type="float">
            <text:p>5015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7/07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" calcext:value-type="percentage">
            <text:p>-1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2" calcext:value-type="percentage">
            <text:p>1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" calcext:value-type="percentage">
            <text:p>-1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8" calcext:value-type="percentage">
            <text:p>0,6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2" calcext:value-type="percentage">
            <text:p>-0,52%</text:p>
          </table:table-cell>
          <table:table-cell table:formula="of:=([.B115]*[.C115])+([.D115]*[.E115])+([.F115]*[.G115])+([.H115]*[.I115])+([.J115]*[.K115])" office:value-type="percentage" office:value="0" calcext:value-type="percentage">
            <text:p>0,00%</text:p>
          </table:table-cell>
          <table:table-cell table:formula="of:=AVERAGE([.K115];[.I115];[.G115];[.E115];[.C115])" office:value-type="percentage" office:value="-0.00124" calcext:value-type="percentage">
            <text:p>-0,12%</text:p>
          </table:table-cell>
          <table:table-cell table:formula="of:=[.N114] * (1+[.L115])" office:value-type="currency" office:currency="BRL" office:value="6446.41751264213" calcext:value-type="currency">
            <text:p>R$ 6.446,42</text:p>
          </table:table-cell>
          <table:table-cell table:formula="of:= 5000 * (1+[.M115])" office:value-type="float" office:value="4993.8" calcext:value-type="float">
            <text:p>4993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8/07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2" calcext:value-type="percentage">
            <text:p>0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1" calcext:value-type="percentage">
            <text:p>-0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4" calcext:value-type="percentage">
            <text:p>0,1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" calcext:value-type="percentage">
            <text:p>0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7" calcext:value-type="percentage">
            <text:p>0,07%</text:p>
          </table:table-cell>
          <table:table-cell table:formula="of:=([.B116]*[.C116])+([.D116]*[.E116])+([.F116]*[.G116])+([.H116]*[.I116])+([.J116]*[.K116])" office:value-type="percentage" office:value="0" calcext:value-type="percentage">
            <text:p>0,00%</text:p>
          </table:table-cell>
          <table:table-cell table:formula="of:=AVERAGE([.K116];[.I116];[.G116];[.E116];[.C116])" office:value-type="percentage" office:value="0.00204" calcext:value-type="percentage">
            <text:p>0,20%</text:p>
          </table:table-cell>
          <table:table-cell table:formula="of:=[.N115] * (1+[.L116])" office:value-type="currency" office:currency="BRL" office:value="6446.41751264213" calcext:value-type="currency">
            <text:p>R$ 6.446,42</text:p>
          </table:table-cell>
          <table:table-cell table:formula="of:= 5000 * (1+[.M116])" office:value-type="float" office:value="5010.2" calcext:value-type="float">
            <text:p>5010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9/07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6" calcext:value-type="percentage">
            <text:p>2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9" calcext:value-type="percentage">
            <text:p>0,4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7" calcext:value-type="percentage">
            <text:p>-1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3" calcext:value-type="percentage">
            <text:p>0,33%</text:p>
          </table:table-cell>
          <table:table-cell table:formula="of:=([.B117]*[.C117])+([.D117]*[.E117])+([.F117]*[.G117])+([.H117]*[.I117])+([.J117]*[.K117])" office:value-type="percentage" office:value="0" calcext:value-type="percentage">
            <text:p>0,00%</text:p>
          </table:table-cell>
          <table:table-cell table:formula="of:=AVERAGE([.K117];[.I117];[.G117];[.E117];[.C117])" office:value-type="percentage" office:value="0.00322" calcext:value-type="percentage">
            <text:p>0,32%</text:p>
          </table:table-cell>
          <table:table-cell table:formula="of:=[.N116] * (1+[.L117])" office:value-type="currency" office:currency="BRL" office:value="6446.41751264213" calcext:value-type="currency">
            <text:p>R$ 6.446,42</text:p>
          </table:table-cell>
          <table:table-cell table:formula="of:= 5000 * (1+[.M117])" office:value-type="float" office:value="5016.1" calcext:value-type="float">
            <text:p>5016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/07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5" calcext:value-type="percentage">
            <text:p>-0,9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" calcext:value-type="percentage">
            <text:p>1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4" calcext:value-type="percentage">
            <text:p>0,1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94" calcext:value-type="percentage">
            <text:p>-3,9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9" calcext:value-type="percentage">
            <text:p>0,89%</text:p>
          </table:table-cell>
          <table:table-cell table:formula="of:=([.B118]*[.C118])+([.D118]*[.E118])+([.F118]*[.G118])+([.H118]*[.I118])+([.J118]*[.K118])" office:value-type="percentage" office:value="0" calcext:value-type="percentage">
            <text:p>0,00%</text:p>
          </table:table-cell>
          <table:table-cell table:formula="of:=AVERAGE([.K118];[.I118];[.G118];[.E118];[.C118])" office:value-type="percentage" office:value="-0.00552" calcext:value-type="percentage">
            <text:p>-0,55%</text:p>
          </table:table-cell>
          <table:table-cell table:formula="of:=[.N117] * (1+[.L118])" office:value-type="currency" office:currency="BRL" office:value="6446.41751264213" calcext:value-type="currency">
            <text:p>R$ 6.446,42</text:p>
          </table:table-cell>
          <table:table-cell table:formula="of:= 5000 * (1+[.M118])" office:value-type="float" office:value="4972.4" calcext:value-type="float">
            <text:p>4972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1/07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18" calcext:value-type="percentage">
            <text:p>-3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3" calcext:value-type="percentage">
            <text:p>0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-0.0077" calcext:value-type="percentage">
            <text:p>-0,7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7" calcext:value-type="percentage">
            <text:p>-0,77%</text:p>
          </table:table-cell>
          <table:table-cell table:formula="of:=([.B119]*[.C119])+([.D119]*[.E119])+([.F119]*[.G119])+([.H119]*[.I119])+([.J119]*[.K119])" office:value-type="percentage" office:value="-0.0077" calcext:value-type="percentage">
            <text:p>-0,77%</text:p>
          </table:table-cell>
          <table:table-cell table:formula="of:=AVERAGE([.K119];[.I119];[.G119];[.E119];[.C119])" office:value-type="percentage" office:value="-0.00938" calcext:value-type="percentage">
            <text:p>-0,94%</text:p>
          </table:table-cell>
          <table:table-cell table:formula="of:=[.N118] * (1+[.L119])" office:value-type="currency" office:currency="BRL" office:value="6396.78009779478" calcext:value-type="currency">
            <text:p>R$ 6.396,78</text:p>
          </table:table-cell>
          <table:table-cell table:formula="of:= 5000 * (1+[.M119])" office:value-type="float" office:value="4953.1" calcext:value-type="float">
            <text:p>4953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4/07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6" calcext:value-type="percentage">
            <text:p>1,5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4" calcext:value-type="percentage">
            <text:p>-0,5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5" calcext:value-type="percentage">
            <text:p>0,6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1" calcext:value-type="percentage">
            <text:p>2,2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5" calcext:value-type="percentage">
            <text:p>-1,15%</text:p>
          </table:table-cell>
          <table:table-cell table:formula="of:=([.B120]*[.C120])+([.D120]*[.E120])+([.F120]*[.G120])+([.H120]*[.I120])+([.J120]*[.K120])" office:value-type="percentage" office:value="0" calcext:value-type="percentage">
            <text:p>0,00%</text:p>
          </table:table-cell>
          <table:table-cell table:formula="of:=AVERAGE([.K120];[.I120];[.G120];[.E120];[.C120])" office:value-type="percentage" office:value="0.00546" calcext:value-type="percentage">
            <text:p>0,55%</text:p>
          </table:table-cell>
          <table:table-cell table:formula="of:=[.N119] * (1+[.L120])" office:value-type="currency" office:currency="BRL" office:value="6396.78009779478" calcext:value-type="currency">
            <text:p>R$ 6.396,78</text:p>
          </table:table-cell>
          <table:table-cell table:formula="of:= 5000 * (1+[.M120])" office:value-type="float" office:value="5027.3" calcext:value-type="float">
            <text:p>5027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5/07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59" calcext:value-type="percentage">
            <text:p>2,5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" calcext:value-type="percentage">
            <text:p>1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3" calcext:value-type="percentage">
            <text:p>0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09" calcext:value-type="percentage">
            <text:p>5,0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5" calcext:value-type="percentage">
            <text:p>1,65%</text:p>
          </table:table-cell>
          <table:table-cell table:formula="of:=([.B121]*[.C121])+([.D121]*[.E121])+([.F121]*[.G121])+([.H121]*[.I121])+([.J121]*[.K121])" office:value-type="percentage" office:value="0" calcext:value-type="percentage">
            <text:p>0,00%</text:p>
          </table:table-cell>
          <table:table-cell table:formula="of:=AVERAGE([.K121];[.I121];[.G121];[.E121];[.C121])" office:value-type="percentage" office:value="0.02112" calcext:value-type="percentage">
            <text:p>2,11%</text:p>
          </table:table-cell>
          <table:table-cell table:formula="of:=[.N120] * (1+[.L121])" office:value-type="currency" office:currency="BRL" office:value="6396.78009779478" calcext:value-type="currency">
            <text:p>R$ 6.396,78</text:p>
          </table:table-cell>
          <table:table-cell table:formula="of:= 5000 * (1+[.M121])" office:value-type="float" office:value="5105.6" calcext:value-type="float">
            <text:p>5105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6/07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1" calcext:value-type="percentage">
            <text:p>-1,8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4" calcext:value-type="percentage">
            <text:p>0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6" calcext:value-type="percentage">
            <text:p>-0,46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313" calcext:value-type="percentage">
            <text:p>-3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43" calcext:value-type="percentage">
            <text:p>-2,43%</text:p>
          </table:table-cell>
          <table:table-cell table:formula="of:=([.B122]*[.C122])+([.D122]*[.E122])+([.F122]*[.G122])+([.H122]*[.I122])+([.J122]*[.K122])" office:value-type="percentage" office:value="0.0313" calcext:value-type="percentage">
            <text:p>3,13%</text:p>
          </table:table-cell>
          <table:table-cell table:formula="of:=AVERAGE([.K122];[.I122];[.G122];[.E122];[.C122])" office:value-type="percentage" office:value="-0.01558" calcext:value-type="percentage">
            <text:p>-1,56%</text:p>
          </table:table-cell>
          <table:table-cell table:formula="of:=[.N121] * (1+[.L122])" office:value-type="currency" office:currency="BRL" office:value="6596.99931485576" calcext:value-type="currency">
            <text:p>R$ 6.597,00</text:p>
          </table:table-cell>
          <table:table-cell table:formula="of:= 5000 * (1+[.M122])" office:value-type="float" office:value="4922.1" calcext:value-type="float">
            <text:p>4922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7/07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6" calcext:value-type="percentage">
            <text:p>0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5" calcext:value-type="percentage">
            <text:p>-0,7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9" calcext:value-type="percentage">
            <text:p>0,0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4" calcext:value-type="percentage">
            <text:p>0,1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7" calcext:value-type="percentage">
            <text:p>-0,87%</text:p>
          </table:table-cell>
          <table:table-cell table:formula="of:=([.B123]*[.C123])+([.D123]*[.E123])+([.F123]*[.G123])+([.H123]*[.I123])+([.J123]*[.K123])" office:value-type="percentage" office:value="0" calcext:value-type="percentage">
            <text:p>0,00%</text:p>
          </table:table-cell>
          <table:table-cell table:formula="of:=AVERAGE([.K123];[.I123];[.G123];[.E123];[.C123])" office:value-type="percentage" office:value="-0.00246" calcext:value-type="percentage">
            <text:p>-0,25%</text:p>
          </table:table-cell>
          <table:table-cell table:formula="of:=[.N122] * (1+[.L123])" office:value-type="currency" office:currency="BRL" office:value="6596.99931485576" calcext:value-type="currency">
            <text:p>R$ 6.597,00</text:p>
          </table:table-cell>
          <table:table-cell table:formula="of:= 5000 * (1+[.M123])" office:value-type="float" office:value="4987.7" calcext:value-type="float">
            <text:p>4987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8/07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4" calcext:value-type="percentage">
            <text:p>1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4" calcext:value-type="percentage">
            <text:p>0,9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7" calcext:value-type="percentage">
            <text:p>0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6" calcext:value-type="percentage">
            <text:p>2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8" calcext:value-type="percentage">
            <text:p>-0,08%</text:p>
          </table:table-cell>
          <table:table-cell table:formula="of:=([.B124]*[.C124])+([.D124]*[.E124])+([.F124]*[.G124])+([.H124]*[.I124])+([.J124]*[.K124])" office:value-type="percentage" office:value="0" calcext:value-type="percentage">
            <text:p>0,00%</text:p>
          </table:table-cell>
          <table:table-cell table:formula="of:=AVERAGE([.K124];[.I124];[.G124];[.E124];[.C124])" office:value-type="percentage" office:value="0.00886" calcext:value-type="percentage">
            <text:p>0,89%</text:p>
          </table:table-cell>
          <table:table-cell table:formula="of:=[.N123] * (1+[.L124])" office:value-type="currency" office:currency="BRL" office:value="6596.99931485576" calcext:value-type="currency">
            <text:p>R$ 6.597,00</text:p>
          </table:table-cell>
          <table:table-cell table:formula="of:= 5000 * (1+[.M124])" office:value-type="float" office:value="5044.3" calcext:value-type="float">
            <text:p>5044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1/07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9" calcext:value-type="percentage">
            <text:p>1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2" calcext:value-type="percentage">
            <text:p>0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" calcext:value-type="percentage">
            <text:p>0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15" calcext:value-type="percentage">
            <text:p>3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" calcext:value-type="percentage">
            <text:p>0,50%</text:p>
          </table:table-cell>
          <table:table-cell table:formula="of:=([.B125]*[.C125])+([.D125]*[.E125])+([.F125]*[.G125])+([.H125]*[.I125])+([.J125]*[.K125])" office:value-type="percentage" office:value="0" calcext:value-type="percentage">
            <text:p>0,00%</text:p>
          </table:table-cell>
          <table:table-cell table:formula="of:=AVERAGE([.K125];[.I125];[.G125];[.E125];[.C125])" office:value-type="percentage" office:value="0.01152" calcext:value-type="percentage">
            <text:p>1,15%</text:p>
          </table:table-cell>
          <table:table-cell table:formula="of:=[.N124] * (1+[.L125])" office:value-type="currency" office:currency="BRL" office:value="6596.99931485576" calcext:value-type="currency">
            <text:p>R$ 6.597,00</text:p>
          </table:table-cell>
          <table:table-cell table:formula="of:= 5000 * (1+[.M125])" office:value-type="float" office:value="5057.6" calcext:value-type="float">
            <text:p>5057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1/08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5" calcext:value-type="percentage">
            <text:p>-1,2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3" calcext:value-type="percentage">
            <text:p>-0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21" calcext:value-type="percentage">
            <text:p>3,2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7" calcext:value-type="percentage">
            <text:p>-0,7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09" calcext:value-type="percentage">
            <text:p>2,09%</text:p>
          </table:table-cell>
          <table:table-cell table:formula="of:=([.B126]*[.C126])+([.D126]*[.E126])+([.F126]*[.G126])+([.H126]*[.I126])+([.J126]*[.K126])" office:value-type="percentage" office:value="0" calcext:value-type="percentage">
            <text:p>0,00%</text:p>
          </table:table-cell>
          <table:table-cell table:formula="of:=AVERAGE([.K126];[.I126];[.G126];[.E126];[.C126])" office:value-type="percentage" office:value="0.0059" calcext:value-type="percentage">
            <text:p>0,59%</text:p>
          </table:table-cell>
          <table:table-cell table:formula="of:=[.N125] * (1+[.L126])" office:value-type="currency" office:currency="BRL" office:value="6596.99931485576" calcext:value-type="currency">
            <text:p>R$ 6.597,00</text:p>
          </table:table-cell>
          <table:table-cell table:formula="of:= 5000 * (1+[.M126])" office:value-type="float" office:value="5029.5" calcext:value-type="float">
            <text:p>5029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2/08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94" calcext:value-type="percentage">
            <text:p>2,94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-0.0106" calcext:value-type="percentage">
            <text:p>-1,06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107" calcext:value-type="percentage">
            <text:p>1,0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7" calcext:value-type="percentage">
            <text:p>0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02" calcext:value-type="percentage">
            <text:p>4,02%</text:p>
          </table:table-cell>
          <table:table-cell table:formula="of:=([.B127]*[.C127])+([.D127]*[.E127])+([.F127]*[.G127])+([.H127]*[.I127])+([.J127]*[.K127])" office:value-type="percentage" office:value="-0.0213" calcext:value-type="percentage">
            <text:p>-2,13%</text:p>
          </table:table-cell>
          <table:table-cell table:formula="of:=AVERAGE([.K127];[.I127];[.G127];[.E127];[.C127])" office:value-type="percentage" office:value="0.01428" calcext:value-type="percentage">
            <text:p>1,43%</text:p>
          </table:table-cell>
          <table:table-cell table:formula="of:=[.N126] * (1+[.L127])" office:value-type="currency" office:currency="BRL" office:value="6456.48322944933" calcext:value-type="currency">
            <text:p>R$ 6.456,48</text:p>
          </table:table-cell>
          <table:table-cell table:formula="of:= 5000 * (1+[.M127])" office:value-type="float" office:value="5071.4" calcext:value-type="float">
            <text:p>5071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3/08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7" calcext:value-type="percentage">
            <text:p>-1,47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171" calcext:value-type="percentage">
            <text:p>-1,7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6" calcext:value-type="percentage">
            <text:p>-0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9" calcext:value-type="percentage">
            <text:p>-1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4" calcext:value-type="percentage">
            <text:p>0,64%</text:p>
          </table:table-cell>
          <table:table-cell table:formula="of:=([.B128]*[.C128])+([.D128]*[.E128])+([.F128]*[.G128])+([.H128]*[.I128])+([.J128]*[.K128])" office:value-type="percentage" office:value="0.0171" calcext:value-type="percentage">
            <text:p>1,71%</text:p>
          </table:table-cell>
          <table:table-cell table:formula="of:=AVERAGE([.K128];[.I128];[.G128];[.E128];[.C128])" office:value-type="percentage" office:value="-0.00838" calcext:value-type="percentage">
            <text:p>-0,84%</text:p>
          </table:table-cell>
          <table:table-cell table:formula="of:=[.N127] * (1+[.L128])" office:value-type="currency" office:currency="BRL" office:value="6566.88909267292" calcext:value-type="currency">
            <text:p>R$ 6.566,89</text:p>
          </table:table-cell>
          <table:table-cell table:formula="of:= 5000 * (1+[.M128])" office:value-type="float" office:value="4958.1" calcext:value-type="float">
            <text:p>4958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4/08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" calcext:value-type="percentage">
            <text:p>0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46" calcext:value-type="percentage">
            <text:p>2,4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2" calcext:value-type="percentage">
            <text:p>-0,2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8" calcext:value-type="percentage">
            <text:p>1,7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4" calcext:value-type="percentage">
            <text:p>0,64%</text:p>
          </table:table-cell>
          <table:table-cell table:formula="of:=([.B129]*[.C129])+([.D129]*[.E129])+([.F129]*[.G129])+([.H129]*[.I129])+([.J129]*[.K129])" office:value-type="percentage" office:value="0" calcext:value-type="percentage">
            <text:p>0,00%</text:p>
          </table:table-cell>
          <table:table-cell table:formula="of:=AVERAGE([.K129];[.I129];[.G129];[.E129];[.C129])" office:value-type="percentage" office:value="0.01072" calcext:value-type="percentage">
            <text:p>1,07%</text:p>
          </table:table-cell>
          <table:table-cell table:formula="of:=[.N128] * (1+[.L129])" office:value-type="currency" office:currency="BRL" office:value="6566.88909267292" calcext:value-type="currency">
            <text:p>R$ 6.566,89</text:p>
          </table:table-cell>
          <table:table-cell table:formula="of:= 5000 * (1+[.M129])" office:value-type="float" office:value="5053.6" calcext:value-type="float">
            <text:p>5053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7/08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9" calcext:value-type="percentage">
            <text:p>1,0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72" calcext:value-type="percentage">
            <text:p>-3,7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4" calcext:value-type="percentage">
            <text:p>1,5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84" calcext:value-type="percentage">
            <text:p>3,8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5" calcext:value-type="percentage">
            <text:p>1,55%</text:p>
          </table:table-cell>
          <table:table-cell table:formula="of:=([.B130]*[.C130])+([.D130]*[.E130])+([.F130]*[.G130])+([.H130]*[.I130])+([.J130]*[.K130])" office:value-type="percentage" office:value="0" calcext:value-type="percentage">
            <text:p>0,00%</text:p>
          </table:table-cell>
          <table:table-cell table:formula="of:=AVERAGE([.K130];[.I130];[.G130];[.E130];[.C130])" office:value-type="percentage" office:value="0.0086" calcext:value-type="percentage">
            <text:p>0,86%</text:p>
          </table:table-cell>
          <table:table-cell table:formula="of:=[.N129] * (1+[.L130])" office:value-type="currency" office:currency="BRL" office:value="6566.88909267292" calcext:value-type="currency">
            <text:p>R$ 6.566,89</text:p>
          </table:table-cell>
          <table:table-cell table:formula="of:= 5000 * (1+[.M130])"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8/08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6" calcext:value-type="percentage">
            <text:p>-0,4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3" calcext:value-type="percentage">
            <text:p>-0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2" calcext:value-type="percentage">
            <text:p>1,2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7" calcext:value-type="percentage">
            <text:p>-1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table:formula="of:=([.B131]*[.C131])+([.D131]*[.E131])+([.F131]*[.G131])+([.H131]*[.I131])+([.J131]*[.K131])" office:value-type="percentage" office:value="0" calcext:value-type="percentage">
            <text:p>0,00%</text:p>
          </table:table-cell>
          <table:table-cell table:formula="of:=AVERAGE([.K131];[.I131];[.G131];[.E131];[.C131])" office:value-type="percentage" office:value="-0.00228" calcext:value-type="percentage">
            <text:p>-0,23%</text:p>
          </table:table-cell>
          <table:table-cell table:formula="of:=[.N130] * (1+[.L131])" office:value-type="currency" office:currency="BRL" office:value="6566.88909267292" calcext:value-type="currency">
            <text:p>R$ 6.566,89</text:p>
          </table:table-cell>
          <table:table-cell table:formula="of:= 5000 * (1+[.M131])" office:value-type="float" office:value="4988.6" calcext:value-type="float">
            <text:p>4988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9/08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3" calcext:value-type="percentage">
            <text:p>0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2" calcext:value-type="percentage">
            <text:p>-0,6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" calcext:value-type="percentage">
            <text:p>-0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9" calcext:value-type="percentage">
            <text:p>-0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8" calcext:value-type="percentage">
            <text:p>-1,88%</text:p>
          </table:table-cell>
          <table:table-cell table:formula="of:=([.B132]*[.C132])+([.D132]*[.E132])+([.F132]*[.G132])+([.H132]*[.I132])+([.J132]*[.K132])" office:value-type="percentage" office:value="0" calcext:value-type="percentage">
            <text:p>0,00%</text:p>
          </table:table-cell>
          <table:table-cell table:formula="of:=AVERAGE([.K132];[.I132];[.G132];[.E132];[.C132])" office:value-type="percentage" office:value="-0.00652" calcext:value-type="percentage">
            <text:p>-0,65%</text:p>
          </table:table-cell>
          <table:table-cell table:formula="of:=[.N131] * (1+[.L132])" office:value-type="currency" office:currency="BRL" office:value="6566.88909267292" calcext:value-type="currency">
            <text:p>R$ 6.566,89</text:p>
          </table:table-cell>
          <table:table-cell table:formula="of:= 5000 * (1+[.M132])" office:value-type="float" office:value="4967.4" calcext:value-type="float">
            <text:p>4967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0/08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47" calcext:value-type="percentage">
            <text:p>-2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5" calcext:value-type="percentage">
            <text:p>-0,2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" calcext:value-type="percentage">
            <text:p>-1,3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2" calcext:value-type="percentage">
            <text:p>-1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" calcext:value-type="percentage">
            <text:p>0,50%</text:p>
          </table:table-cell>
          <table:table-cell table:formula="of:=([.B133]*[.C133])+([.D133]*[.E133])+([.F133]*[.G133])+([.H133]*[.I133])+([.J133]*[.K133])" office:value-type="percentage" office:value="0" calcext:value-type="percentage">
            <text:p>0,00%</text:p>
          </table:table-cell>
          <table:table-cell table:formula="of:=AVERAGE([.K133];[.I133];[.G133];[.E133];[.C133])" office:value-type="percentage" office:value="-0.00968" calcext:value-type="percentage">
            <text:p>-0,97%</text:p>
          </table:table-cell>
          <table:table-cell table:formula="of:=[.N132] * (1+[.L133])" office:value-type="currency" office:currency="BRL" office:value="6566.88909267292" calcext:value-type="currency">
            <text:p>R$ 6.566,89</text:p>
          </table:table-cell>
          <table:table-cell table:formula="of:= 5000 * (1+[.M133])" office:value-type="float" office:value="4951.6" calcext:value-type="float">
            <text:p>4951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1/08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2" calcext:value-type="percentage">
            <text:p>-1,8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5" calcext:value-type="percentage">
            <text:p>-0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3" calcext:value-type="percentage">
            <text:p>0,5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2" calcext:value-type="percentage">
            <text:p>-2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7" calcext:value-type="percentage">
            <text:p>-0,07%</text:p>
          </table:table-cell>
          <table:table-cell table:formula="of:=([.B134]*[.C134])+([.D134]*[.E134])+([.F134]*[.G134])+([.H134]*[.I134])+([.J134]*[.K134])" office:value-type="percentage" office:value="0" calcext:value-type="percentage">
            <text:p>0,00%</text:p>
          </table:table-cell>
          <table:table-cell table:formula="of:=AVERAGE([.K134];[.I134];[.G134];[.E134];[.C134])" office:value-type="percentage" office:value="-0.00782" calcext:value-type="percentage">
            <text:p>-0,78%</text:p>
          </table:table-cell>
          <table:table-cell table:formula="of:=[.N133] * (1+[.L134])" office:value-type="currency" office:currency="BRL" office:value="6566.88909267292" calcext:value-type="currency">
            <text:p>R$ 6.566,89</text:p>
          </table:table-cell>
          <table:table-cell table:formula="of:= 5000 * (1+[.M134])" office:value-type="float" office:value="4960.9" calcext:value-type="float">
            <text:p>4960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4/08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5" calcext:value-type="percentage">
            <text:p>1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44" calcext:value-type="percentage">
            <text:p>-4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3" calcext:value-type="percentage">
            <text:p>1,8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" calcext:value-type="percentage">
            <text:p>1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3" calcext:value-type="percentage">
            <text:p>0,63%</text:p>
          </table:table-cell>
          <table:table-cell table:formula="of:=([.B135]*[.C135])+([.D135]*[.E135])+([.F135]*[.G135])+([.H135]*[.I135])+([.J135]*[.K135])" office:value-type="percentage" office:value="0" calcext:value-type="percentage">
            <text:p>0,00%</text:p>
          </table:table-cell>
          <table:table-cell table:formula="of:=AVERAGE([.K135];[.I135];[.G135];[.E135];[.C135])" office:value-type="percentage" office:value="0.00134" calcext:value-type="percentage">
            <text:p>0,13%</text:p>
          </table:table-cell>
          <table:table-cell table:formula="of:=[.N134] * (1+[.L135])" office:value-type="currency" office:currency="BRL" office:value="6566.88909267292" calcext:value-type="currency">
            <text:p>R$ 6.566,89</text:p>
          </table:table-cell>
          <table:table-cell table:formula="of:= 5000 * (1+[.M135])" office:value-type="float" office:value="5006.7" calcext:value-type="float">
            <text:p>5006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5/08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6" calcext:value-type="percentage">
            <text:p>0,5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" calcext:value-type="percentage">
            <text:p>-0,9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3" calcext:value-type="percentage">
            <text:p>0,4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7" calcext:value-type="percentage">
            <text:p>-0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9" calcext:value-type="percentage">
            <text:p>-0,49%</text:p>
          </table:table-cell>
          <table:table-cell table:formula="of:=([.B136]*[.C136])+([.D136]*[.E136])+([.F136]*[.G136])+([.H136]*[.I136])+([.J136]*[.K136])" office:value-type="percentage" office:value="0" calcext:value-type="percentage">
            <text:p>0,00%</text:p>
          </table:table-cell>
          <table:table-cell table:formula="of:=AVERAGE([.K136];[.I136];[.G136];[.E136];[.C136])" office:value-type="percentage" office:value="-0.00194" calcext:value-type="percentage">
            <text:p>-0,19%</text:p>
          </table:table-cell>
          <table:table-cell table:formula="of:=[.N135] * (1+[.L136])" office:value-type="currency" office:currency="BRL" office:value="6566.88909267292" calcext:value-type="currency">
            <text:p>R$ 6.566,89</text:p>
          </table:table-cell>
          <table:table-cell table:formula="of:= 5000 * (1+[.M136])" office:value-type="float" office:value="4990.3" calcext:value-type="float">
            <text:p>4990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6/08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6" calcext:value-type="percentage">
            <text:p>-0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2" calcext:value-type="percentage">
            <text:p>-0,5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7" calcext:value-type="percentage">
            <text:p>0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6" calcext:value-type="percentage">
            <text:p>1,9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1" calcext:value-type="percentage">
            <text:p>-0,81%</text:p>
          </table:table-cell>
          <table:table-cell table:formula="of:=([.B137]*[.C137])+([.D137]*[.E137])+([.F137]*[.G137])+([.H137]*[.I137])+([.J137]*[.K137])" office:value-type="percentage" office:value="0" calcext:value-type="percentage">
            <text:p>0,00%</text:p>
          </table:table-cell>
          <table:table-cell table:formula="of:=AVERAGE([.K137];[.I137];[.G137];[.E137];[.C137])" office:value-type="percentage" office:value="0.00128" calcext:value-type="percentage">
            <text:p>0,13%</text:p>
          </table:table-cell>
          <table:table-cell table:formula="of:=[.N136] * (1+[.L137])" office:value-type="currency" office:currency="BRL" office:value="6566.88909267292" calcext:value-type="currency">
            <text:p>R$ 6.566,89</text:p>
          </table:table-cell>
          <table:table-cell table:formula="of:= 5000 * (1+[.M137])" office:value-type="float" office:value="5006.4" calcext:value-type="float">
            <text:p>5006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7/08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3" calcext:value-type="percentage">
            <text:p>-0,6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698" calcext:value-type="percentage">
            <text:p>6,9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6" calcext:value-type="percentage">
            <text:p>-0,7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6" calcext:value-type="percentage">
            <text:p>-1,6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4" calcext:value-type="percentage">
            <text:p>-1,74%</text:p>
          </table:table-cell>
          <table:table-cell table:formula="of:=([.B138]*[.C138])+([.D138]*[.E138])+([.F138]*[.G138])+([.H138]*[.I138])+([.J138]*[.K138])" office:value-type="percentage" office:value="0" calcext:value-type="percentage">
            <text:p>0,00%</text:p>
          </table:table-cell>
          <table:table-cell table:formula="of:=AVERAGE([.K138];[.I138];[.G138];[.E138];[.C138])" office:value-type="percentage" office:value="0.00438" calcext:value-type="percentage">
            <text:p>0,44%</text:p>
          </table:table-cell>
          <table:table-cell table:formula="of:=[.N137] * (1+[.L138])" office:value-type="currency" office:currency="BRL" office:value="6566.88909267292" calcext:value-type="currency">
            <text:p>R$ 6.566,89</text:p>
          </table:table-cell>
          <table:table-cell table:formula="of:= 5000 * (1+[.M138])" office:value-type="float" office:value="5021.9" calcext:value-type="float">
            <text:p>5021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8/08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23" calcext:value-type="percentage">
            <text:p>4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7" calcext:value-type="percentage">
            <text:p>-1,0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4" calcext:value-type="percentage">
            <text:p>0,9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1" calcext:value-type="percentage">
            <text:p>1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7" calcext:value-type="percentage">
            <text:p>0,87%</text:p>
          </table:table-cell>
          <table:table-cell table:formula="of:=([.B139]*[.C139])+([.D139]*[.E139])+([.F139]*[.G139])+([.H139]*[.I139])+([.J139]*[.K139])" office:value-type="percentage" office:value="0" calcext:value-type="percentage">
            <text:p>0,00%</text:p>
          </table:table-cell>
          <table:table-cell table:formula="of:=AVERAGE([.K139];[.I139];[.G139];[.E139];[.C139])" office:value-type="percentage" office:value="0.01216" calcext:value-type="percentage">
            <text:p>1,22%</text:p>
          </table:table-cell>
          <table:table-cell table:formula="of:=[.N138] * (1+[.L139])" office:value-type="currency" office:currency="BRL" office:value="6566.88909267292" calcext:value-type="currency">
            <text:p>R$ 6.566,89</text:p>
          </table:table-cell>
          <table:table-cell table:formula="of:= 5000 * (1+[.M139])" office:value-type="float" office:value="5060.8" calcext:value-type="float">
            <text:p>5060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1/08/17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192" calcext:value-type="percentage">
            <text:p>-1,9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4" calcext:value-type="percentage">
            <text:p>-0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2" calcext:value-type="percentage">
            <text:p>-0,7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3" calcext:value-type="percentage">
            <text:p>0,6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3" calcext:value-type="percentage">
            <text:p>1,33%</text:p>
          </table:table-cell>
          <table:table-cell table:formula="of:=([.B140]*[.C140])+([.D140]*[.E140])+([.F140]*[.G140])+([.H140]*[.I140])+([.J140]*[.K140])" office:value-type="percentage" office:value="0.0192" calcext:value-type="percentage">
            <text:p>1,92%</text:p>
          </table:table-cell>
          <table:table-cell table:formula="of:=AVERAGE([.K140];[.I140];[.G140];[.E140];[.C140])" office:value-type="percentage" office:value="-0.00224" calcext:value-type="percentage">
            <text:p>-0,22%</text:p>
          </table:table-cell>
          <table:table-cell table:formula="of:=[.N139] * (1+[.L140])" office:value-type="currency" office:currency="BRL" office:value="6692.97336325224" calcext:value-type="currency">
            <text:p>R$ 6.692,97</text:p>
          </table:table-cell>
          <table:table-cell table:formula="of:= 5000 * (1+[.M140])" office:value-type="float" office:value="4988.8" calcext:value-type="float">
            <text:p>4988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2/08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36" calcext:value-type="percentage">
            <text:p>3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3" calcext:value-type="percentage">
            <text:p>0,8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09" calcext:value-type="percentage">
            <text:p>2,0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3" calcext:value-type="percentage">
            <text:p>0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49" calcext:value-type="percentage">
            <text:p>4,49%</text:p>
          </table:table-cell>
          <table:table-cell table:formula="of:=([.B141]*[.C141])+([.D141]*[.E141])+([.F141]*[.G141])+([.H141]*[.I141])+([.J141]*[.K141])" office:value-type="percentage" office:value="0" calcext:value-type="percentage">
            <text:p>0,00%</text:p>
          </table:table-cell>
          <table:table-cell table:formula="of:=AVERAGE([.K141];[.I141];[.G141];[.E141];[.C141])" office:value-type="percentage" office:value="0.0222" calcext:value-type="percentage">
            <text:p>2,22%</text:p>
          </table:table-cell>
          <table:table-cell table:formula="of:=[.N140] * (1+[.L141])" office:value-type="currency" office:currency="BRL" office:value="6692.97336325224" calcext:value-type="currency">
            <text:p>R$ 6.692,97</text:p>
          </table:table-cell>
          <table:table-cell table:formula="of:= 5000 * (1+[.M141])" office:value-type="float" office:value="5111" calcext:value-type="float">
            <text:p>511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3/08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3" calcext:value-type="percentage">
            <text:p>-0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5" calcext:value-type="percentage">
            <text:p>-0,8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9" calcext:value-type="percentage">
            <text:p>1,0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5" calcext:value-type="percentage">
            <text:p>2,15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007" calcext:value-type="percentage">
            <text:p>0,07%</text:p>
          </table:table-cell>
          <table:table-cell table:formula="of:=([.B142]*[.C142])+([.D142]*[.E142])+([.F142]*[.G142])+([.H142]*[.I142])+([.J142]*[.K142])" office:value-type="percentage" office:value="-0.0007" calcext:value-type="percentage">
            <text:p>-0,07%</text:p>
          </table:table-cell>
          <table:table-cell table:formula="of:=AVERAGE([.K142];[.I142];[.G142];[.E142];[.C142])" office:value-type="percentage" office:value="0.00446" calcext:value-type="percentage">
            <text:p>0,45%</text:p>
          </table:table-cell>
          <table:table-cell table:formula="of:=[.N141] * (1+[.L142])" office:value-type="currency" office:currency="BRL" office:value="6688.28828189796" calcext:value-type="currency">
            <text:p>R$ 6.688,29</text:p>
          </table:table-cell>
          <table:table-cell table:formula="of:= 5000 * (1+[.M142])" office:value-type="float" office:value="5022.3" calcext:value-type="float">
            <text:p>5022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4/08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" calcext:value-type="percentage">
            <text:p>0,3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3" calcext:value-type="percentage">
            <text:p>1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7" calcext:value-type="percentage">
            <text:p>0,8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1" calcext:value-type="percentage">
            <text:p>4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4" calcext:value-type="percentage">
            <text:p>0,34%</text:p>
          </table:table-cell>
          <table:table-cell table:formula="of:=([.B143]*[.C143])+([.D143]*[.E143])+([.F143]*[.G143])+([.H143]*[.I143])+([.J143]*[.K143])" office:value-type="percentage" office:value="0" calcext:value-type="percentage">
            <text:p>0,00%</text:p>
          </table:table-cell>
          <table:table-cell table:formula="of:=AVERAGE([.K143];[.I143];[.G143];[.E143];[.C143])" office:value-type="percentage" office:value="0.01348" calcext:value-type="percentage">
            <text:p>1,35%</text:p>
          </table:table-cell>
          <table:table-cell table:formula="of:=[.N142] * (1+[.L143])" office:value-type="currency" office:currency="BRL" office:value="6688.28828189796" calcext:value-type="currency">
            <text:p>R$ 6.688,29</text:p>
          </table:table-cell>
          <table:table-cell table:formula="of:= 5000 * (1+[.M143])" office:value-type="float" office:value="5067.4" calcext:value-type="float">
            <text:p>5067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5/08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" calcext:value-type="percentage">
            <text:p>0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3" calcext:value-type="percentage">
            <text:p>-1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9" calcext:value-type="percentage">
            <text:p>-0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2" calcext:value-type="percentage">
            <text:p>-0,1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7" calcext:value-type="percentage">
            <text:p>-0,37%</text:p>
          </table:table-cell>
          <table:table-cell table:formula="of:=([.B144]*[.C144])+([.D144]*[.E144])+([.F144]*[.G144])+([.H144]*[.I144])+([.J144]*[.K144])" office:value-type="percentage" office:value="0" calcext:value-type="percentage">
            <text:p>0,00%</text:p>
          </table:table-cell>
          <table:table-cell table:formula="of:=AVERAGE([.K144];[.I144];[.G144];[.E144];[.C144])" office:value-type="percentage" office:value="-0.00242" calcext:value-type="percentage">
            <text:p>-0,24%</text:p>
          </table:table-cell>
          <table:table-cell table:formula="of:=[.N143] * (1+[.L144])" office:value-type="currency" office:currency="BRL" office:value="6688.28828189796" calcext:value-type="currency">
            <text:p>R$ 6.688,29</text:p>
          </table:table-cell>
          <table:table-cell table:formula="of:= 5000 * (1+[.M144])" office:value-type="float" office:value="4987.9" calcext:value-type="float">
            <text:p>4987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8/08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8" calcext:value-type="percentage">
            <text:p>-0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1" calcext:value-type="percentage">
            <text:p>0,8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1" calcext:value-type="percentage">
            <text:p>-0,9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5" calcext:value-type="percentage">
            <text:p>1,5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5" calcext:value-type="percentage">
            <text:p>-0,95%</text:p>
          </table:table-cell>
          <table:table-cell table:formula="of:=([.B145]*[.C145])+([.D145]*[.E145])+([.F145]*[.G145])+([.H145]*[.I145])+([.J145]*[.K145])" office:value-type="percentage" office:value="0" calcext:value-type="percentage">
            <text:p>0,00%</text:p>
          </table:table-cell>
          <table:table-cell table:formula="of:=AVERAGE([.K145];[.I145];[.G145];[.E145];[.C145])" office:value-type="percentage" office:value="0.00084" calcext:value-type="percentage">
            <text:p>0,08%</text:p>
          </table:table-cell>
          <table:table-cell table:formula="of:=[.N144] * (1+[.L145])" office:value-type="currency" office:currency="BRL" office:value="6688.28828189796" calcext:value-type="currency">
            <text:p>R$ 6.688,29</text:p>
          </table:table-cell>
          <table:table-cell table:formula="of:= 5000 * (1+[.M145])" office:value-type="float" office:value="5004.2" calcext:value-type="float">
            <text:p>5004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9/08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5" calcext:value-type="percentage">
            <text:p>-0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7" calcext:value-type="percentage">
            <text:p>2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1" calcext:value-type="percentage">
            <text:p>0,9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4" calcext:value-type="percentage">
            <text:p>0,2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8" calcext:value-type="percentage">
            <text:p>-0,68%</text:p>
          </table:table-cell>
          <table:table-cell table:formula="of:=([.B146]*[.C146])+([.D146]*[.E146])+([.F146]*[.G146])+([.H146]*[.I146])+([.J146]*[.K146])" office:value-type="percentage" office:value="0" calcext:value-type="percentage">
            <text:p>0,00%</text:p>
          </table:table-cell>
          <table:table-cell table:formula="of:=AVERAGE([.K146];[.I146];[.G146];[.E146];[.C146])" office:value-type="percentage" office:value="0.00518" calcext:value-type="percentage">
            <text:p>0,52%</text:p>
          </table:table-cell>
          <table:table-cell table:formula="of:=[.N145] * (1+[.L146])" office:value-type="currency" office:currency="BRL" office:value="6688.28828189796" calcext:value-type="currency">
            <text:p>R$ 6.688,29</text:p>
          </table:table-cell>
          <table:table-cell table:formula="of:= 5000 * (1+[.M146])" office:value-type="float" office:value="5025.9" calcext:value-type="float">
            <text:p>5025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0/08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93" calcext:value-type="percentage">
            <text:p>-2,9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3" calcext:value-type="percentage">
            <text:p>-0,5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4" calcext:value-type="percentage">
            <text:p>-0,5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1" calcext:value-type="percentage">
            <text:p>-0,3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" calcext:value-type="percentage">
            <text:p>-1,00%</text:p>
          </table:table-cell>
          <table:table-cell table:formula="of:=([.B147]*[.C147])+([.D147]*[.E147])+([.F147]*[.G147])+([.H147]*[.I147])+([.J147]*[.K147])" office:value-type="percentage" office:value="-0" calcext:value-type="percentage">
            <text:p>0,00%</text:p>
          </table:table-cell>
          <table:table-cell table:formula="of:=AVERAGE([.K147];[.I147];[.G147];[.E147];[.C147])" office:value-type="percentage" office:value="-0.01062" calcext:value-type="percentage">
            <text:p>-1,06%</text:p>
          </table:table-cell>
          <table:table-cell table:formula="of:=[.N146] * (1+[.L147])" office:value-type="currency" office:currency="BRL" office:value="6688.28828189796" calcext:value-type="currency">
            <text:p>R$ 6.688,29</text:p>
          </table:table-cell>
          <table:table-cell table:formula="of:= 5000 * (1+[.M147])" office:value-type="float" office:value="4946.9" calcext:value-type="float">
            <text:p>4946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1/08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5" calcext:value-type="percentage">
            <text:p>1,5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04" calcext:value-type="percentage">
            <text:p>2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8" calcext:value-type="percentage">
            <text:p>-1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7" calcext:value-type="percentage">
            <text:p>2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9" calcext:value-type="percentage">
            <text:p>-1,49%</text:p>
          </table:table-cell>
          <table:table-cell table:formula="of:=([.B148]*[.C148])+([.D148]*[.E148])+([.F148]*[.G148])+([.H148]*[.I148])+([.J148]*[.K148])" office:value-type="percentage" office:value="0" calcext:value-type="percentage">
            <text:p>0,00%</text:p>
          </table:table-cell>
          <table:table-cell table:formula="of:=AVERAGE([.K148];[.I148];[.G148];[.E148];[.C148])" office:value-type="percentage" office:value="0.00598" calcext:value-type="percentage">
            <text:p>0,60%</text:p>
          </table:table-cell>
          <table:table-cell table:formula="of:=[.N147] * (1+[.L148])" office:value-type="currency" office:currency="BRL" office:value="6688.28828189796" calcext:value-type="currency">
            <text:p>R$ 6.688,29</text:p>
          </table:table-cell>
          <table:table-cell table:formula="of:= 5000 * (1+[.M148])" office:value-type="float" office:value="5029.9" calcext:value-type="float">
            <text:p>5029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1/09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67" calcext:value-type="percentage">
            <text:p>2,6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9" calcext:value-type="percentage">
            <text:p>1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" calcext:value-type="percentage">
            <text:p>2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8" calcext:value-type="percentage">
            <text:p>1,6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84" calcext:value-type="percentage">
            <text:p>3,84%</text:p>
          </table:table-cell>
          <table:table-cell table:formula="of:=([.B149]*[.C149])+([.D149]*[.E149])+([.F149]*[.G149])+([.H149]*[.I149])+([.J149]*[.K149])" office:value-type="percentage" office:value="0" calcext:value-type="percentage">
            <text:p>0,00%</text:p>
          </table:table-cell>
          <table:table-cell table:formula="of:=AVERAGE([.K149];[.I149];[.G149];[.E149];[.C149])" office:value-type="percentage" office:value="0.02296" calcext:value-type="percentage">
            <text:p>2,30%</text:p>
          </table:table-cell>
          <table:table-cell table:formula="of:=[.N148] * (1+[.L149])" office:value-type="currency" office:currency="BRL" office:value="6688.28828189796" calcext:value-type="currency">
            <text:p>R$ 6.688,29</text:p>
          </table:table-cell>
          <table:table-cell table:formula="of:= 5000 * (1+[.M149])" office:value-type="float" office:value="5114.8" calcext:value-type="float">
            <text:p>5114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4/09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4" calcext:value-type="percentage">
            <text:p>1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1" calcext:value-type="percentage">
            <text:p>1,7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9" calcext:value-type="percentage">
            <text:p>-0,4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1" calcext:value-type="percentage">
            <text:p>1,21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014" calcext:value-type="percentage">
            <text:p>-0,14%</text:p>
          </table:table-cell>
          <table:table-cell table:formula="of:=([.B150]*[.C150])+([.D150]*[.E150])+([.F150]*[.G150])+([.H150]*[.I150])+([.J150]*[.K150])" office:value-type="percentage" office:value="0.0014" calcext:value-type="percentage">
            <text:p>0,14%</text:p>
          </table:table-cell>
          <table:table-cell table:formula="of:=AVERAGE([.K150];[.I150];[.G150];[.E150];[.C150])" office:value-type="percentage" office:value="0.00666" calcext:value-type="percentage">
            <text:p>0,67%</text:p>
          </table:table-cell>
          <table:table-cell table:formula="of:=[.N149] * (1+[.L150])" office:value-type="currency" office:currency="BRL" office:value="6697.65188549262" calcext:value-type="currency">
            <text:p>R$ 6.697,65</text:p>
          </table:table-cell>
          <table:table-cell table:formula="of:= 5000 * (1+[.M150])" office:value-type="float" office:value="5033.3" calcext:value-type="float">
            <text:p>5033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5/09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9" calcext:value-type="percentage">
            <text:p>1,6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2" calcext:value-type="percentage">
            <text:p>2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4" calcext:value-type="percentage">
            <text:p>0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" calcext:value-type="percentage">
            <text:p>-1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1" calcext:value-type="percentage">
            <text:p>0,51%</text:p>
          </table:table-cell>
          <table:table-cell table:formula="of:=([.B151]*[.C151])+([.D151]*[.E151])+([.F151]*[.G151])+([.H151]*[.I151])+([.J151]*[.K151])" office:value-type="percentage" office:value="0" calcext:value-type="percentage">
            <text:p>0,00%</text:p>
          </table:table-cell>
          <table:table-cell table:formula="of:=AVERAGE([.K151];[.I151];[.G151];[.E151];[.C151])" office:value-type="percentage" office:value="0.00632" calcext:value-type="percentage">
            <text:p>0,63%</text:p>
          </table:table-cell>
          <table:table-cell table:formula="of:=[.N150] * (1+[.L151])" office:value-type="currency" office:currency="BRL" office:value="6697.65188549262" calcext:value-type="currency">
            <text:p>R$ 6.697,65</text:p>
          </table:table-cell>
          <table:table-cell table:formula="of:= 5000 * (1+[.M151])" office:value-type="float" office:value="5031.6" calcext:value-type="float">
            <text:p>5031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6/09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27" calcext:value-type="percentage">
            <text:p>4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" calcext:value-type="percentage">
            <text:p>0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68" calcext:value-type="percentage">
            <text:p>2,6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6" calcext:value-type="percentage">
            <text:p>0,5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7" calcext:value-type="percentage">
            <text:p>2,37%</text:p>
          </table:table-cell>
          <table:table-cell table:formula="of:=([.B152]*[.C152])+([.D152]*[.E152])+([.F152]*[.G152])+([.H152]*[.I152])+([.J152]*[.K152])" office:value-type="percentage" office:value="0" calcext:value-type="percentage">
            <text:p>0,00%</text:p>
          </table:table-cell>
          <table:table-cell table:formula="of:=AVERAGE([.K152];[.I152];[.G152];[.E152];[.C152])" office:value-type="percentage" office:value="0.02116" calcext:value-type="percentage">
            <text:p>2,12%</text:p>
          </table:table-cell>
          <table:table-cell table:formula="of:=[.N151] * (1+[.L152])" office:value-type="currency" office:currency="BRL" office:value="6697.65188549262" calcext:value-type="currency">
            <text:p>R$ 6.697,65</text:p>
          </table:table-cell>
          <table:table-cell table:formula="of:= 5000 * (1+[.M152])" office:value-type="float" office:value="5105.8" calcext:value-type="float">
            <text:p>5105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8/09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08" calcext:value-type="percentage">
            <text:p>-2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2" calcext:value-type="percentage">
            <text:p>-0,7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2" calcext:value-type="percentage">
            <text:p>-0,1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7" calcext:value-type="percentage">
            <text:p>-3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" calcext:value-type="percentage">
            <text:p>-0,30%</text:p>
          </table:table-cell>
          <table:table-cell table:formula="of:=([.B153]*[.C153])+([.D153]*[.E153])+([.F153]*[.G153])+([.H153]*[.I153])+([.J153]*[.K153])" office:value-type="percentage" office:value="-0" calcext:value-type="percentage">
            <text:p>0,00%</text:p>
          </table:table-cell>
          <table:table-cell table:formula="of:=AVERAGE([.K153];[.I153];[.G153];[.E153];[.C153])" office:value-type="percentage" office:value="-0.01384" calcext:value-type="percentage">
            <text:p>-1,38%</text:p>
          </table:table-cell>
          <table:table-cell table:formula="of:=[.N152] * (1+[.L153])" office:value-type="currency" office:currency="BRL" office:value="6697.65188549262" calcext:value-type="currency">
            <text:p>R$ 6.697,65</text:p>
          </table:table-cell>
          <table:table-cell table:formula="of:= 5000 * (1+[.M153])" office:value-type="float" office:value="4930.8" calcext:value-type="float">
            <text:p>4930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1/09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1" calcext:value-type="percentage">
            <text:p>1,9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9" calcext:value-type="percentage">
            <text:p>0,6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9" calcext:value-type="percentage">
            <text:p>1,69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18" calcext:value-type="percentage">
            <text:p>1,8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58" calcext:value-type="percentage">
            <text:p>3,58%</text:p>
          </table:table-cell>
          <table:table-cell table:formula="of:=([.B154]*[.C154])+([.D154]*[.E154])+([.F154]*[.G154])+([.H154]*[.I154])+([.J154]*[.K154])" office:value-type="percentage" office:value="0.018" calcext:value-type="percentage">
            <text:p>1,80%</text:p>
          </table:table-cell>
          <table:table-cell table:formula="of:=AVERAGE([.K154];[.I154];[.G154];[.E154];[.C154])" office:value-type="percentage" office:value="0.01934" calcext:value-type="percentage">
            <text:p>1,93%</text:p>
          </table:table-cell>
          <table:table-cell table:formula="of:=[.N153] * (1+[.L154])" office:value-type="currency" office:currency="BRL" office:value="6818.20961943149" calcext:value-type="currency">
            <text:p>R$ 6.818,21</text:p>
          </table:table-cell>
          <table:table-cell table:formula="of:= 5000 * (1+[.M154])" office:value-type="float" office:value="5096.7" calcext:value-type="float">
            <text:p>5096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2/09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6" calcext:value-type="percentage">
            <text:p>-0,7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5" calcext:value-type="percentage">
            <text:p>-0,9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8" calcext:value-type="percentage">
            <text:p>-0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8" calcext:value-type="percentage">
            <text:p>0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2" calcext:value-type="percentage">
            <text:p>-1,12%</text:p>
          </table:table-cell>
          <table:table-cell table:formula="of:=([.B155]*[.C155])+([.D155]*[.E155])+([.F155]*[.G155])+([.H155]*[.I155])+([.J155]*[.K155])" office:value-type="percentage" office:value="0" calcext:value-type="percentage">
            <text:p>0,00%</text:p>
          </table:table-cell>
          <table:table-cell table:formula="of:=AVERAGE([.K155];[.I155];[.G155];[.E155];[.C155])" office:value-type="percentage" office:value="-0.00526" calcext:value-type="percentage">
            <text:p>-0,53%</text:p>
          </table:table-cell>
          <table:table-cell table:formula="of:=[.N154] * (1+[.L155])" office:value-type="currency" office:currency="BRL" office:value="6818.20961943149" calcext:value-type="currency">
            <text:p>R$ 6.818,21</text:p>
          </table:table-cell>
          <table:table-cell table:formula="of:= 5000 * (1+[.M155])" office:value-type="float" office:value="4973.7" calcext:value-type="float">
            <text:p>4973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3/09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5" calcext:value-type="percentage">
            <text:p>1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1" calcext:value-type="percentage">
            <text:p>-0,3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1" calcext:value-type="percentage">
            <text:p>0,7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" calcext:value-type="percentage">
            <text:p>-1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1" calcext:value-type="percentage">
            <text:p>0,61%</text:p>
          </table:table-cell>
          <table:table-cell table:formula="of:=([.B156]*[.C156])+([.D156]*[.E156])+([.F156]*[.G156])+([.H156]*[.I156])+([.J156]*[.K156])" office:value-type="percentage" office:value="0" calcext:value-type="percentage">
            <text:p>0,00%</text:p>
          </table:table-cell>
          <table:table-cell table:formula="of:=AVERAGE([.K156];[.I156];[.G156];[.E156];[.C156])" office:value-type="percentage" office:value="0.00132" calcext:value-type="percentage">
            <text:p>0,13%</text:p>
          </table:table-cell>
          <table:table-cell table:formula="of:=[.N155] * (1+[.L156])" office:value-type="currency" office:currency="BRL" office:value="6818.20961943149" calcext:value-type="currency">
            <text:p>R$ 6.818,21</text:p>
          </table:table-cell>
          <table:table-cell table:formula="of:= 5000 * (1+[.M156])" office:value-type="float" office:value="5006.6" calcext:value-type="float">
            <text:p>5006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4/09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7" calcext:value-type="percentage">
            <text:p>0,0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26" calcext:value-type="percentage">
            <text:p>4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4" calcext:value-type="percentage">
            <text:p>-0,2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3" calcext:value-type="percentage">
            <text:p>-3,3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" calcext:value-type="percentage">
            <text:p>0,10%</text:p>
          </table:table-cell>
          <table:table-cell table:formula="of:=([.B157]*[.C157])+([.D157]*[.E157])+([.F157]*[.G157])+([.H157]*[.I157])+([.J157]*[.K157])" office:value-type="percentage" office:value="0" calcext:value-type="percentage">
            <text:p>0,00%</text:p>
          </table:table-cell>
          <table:table-cell table:formula="of:=AVERAGE([.K157];[.I157];[.G157];[.E157];[.C157])" office:value-type="percentage" office:value="0.00178" calcext:value-type="percentage">
            <text:p>0,18%</text:p>
          </table:table-cell>
          <table:table-cell table:formula="of:=[.N156] * (1+[.L157])" office:value-type="currency" office:currency="BRL" office:value="6818.20961943149" calcext:value-type="currency">
            <text:p>R$ 6.818,21</text:p>
          </table:table-cell>
          <table:table-cell table:formula="of:= 5000 * (1+[.M157])" office:value-type="float" office:value="5008.9" calcext:value-type="float">
            <text:p>5008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5/09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7" calcext:value-type="percentage">
            <text:p>-0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6" calcext:value-type="percentage">
            <text:p>1,8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3" calcext:value-type="percentage">
            <text:p>0,5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8" calcext:value-type="percentage">
            <text:p>1,48%</text:p>
          </table:table-cell>
          <table:table-cell table:formula="of:=([.B158]*[.C158])+([.D158]*[.E158])+([.F158]*[.G158])+([.H158]*[.I158])+([.J158]*[.K158])" office:value-type="percentage" office:value="0" calcext:value-type="percentage">
            <text:p>0,00%</text:p>
          </table:table-cell>
          <table:table-cell table:formula="of:=AVERAGE([.K158];[.I158];[.G158];[.E158];[.C158])" office:value-type="percentage" office:value="0.0066" calcext:value-type="percentage">
            <text:p>0,66%</text:p>
          </table:table-cell>
          <table:table-cell table:formula="of:=[.N157] * (1+[.L158])" office:value-type="currency" office:currency="BRL" office:value="6818.20961943149" calcext:value-type="currency">
            <text:p>R$ 6.818,21</text:p>
          </table:table-cell>
          <table:table-cell table:formula="of:= 5000 * (1+[.M158])" office:value-type="float" office:value="5033" calcext:value-type="float">
            <text:p>503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8/09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6" calcext:value-type="percentage">
            <text:p>0,4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4" calcext:value-type="percentage">
            <text:p>0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4" calcext:value-type="percentage">
            <text:p>1,3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6" calcext:value-type="percentage">
            <text:p>1,36%</text:p>
          </table:table-cell>
          <table:table-cell table:formula="of:=([.B159]*[.C159])+([.D159]*[.E159])+([.F159]*[.G159])+([.H159]*[.I159])+([.J159]*[.K159])" office:value-type="percentage" office:value="0" calcext:value-type="percentage">
            <text:p>0,00%</text:p>
          </table:table-cell>
          <table:table-cell table:formula="of:=AVERAGE([.K159];[.I159];[.G159];[.E159];[.C159])" office:value-type="percentage" office:value="0.0078" calcext:value-type="percentage">
            <text:p>0,78%</text:p>
          </table:table-cell>
          <table:table-cell table:formula="of:=[.N158] * (1+[.L159])" office:value-type="currency" office:currency="BRL" office:value="6818.20961943149" calcext:value-type="currency">
            <text:p>R$ 6.818,21</text:p>
          </table:table-cell>
          <table:table-cell table:formula="of:= 5000 * (1+[.M159])" office:value-type="float" office:value="5039" calcext:value-type="float">
            <text:p>503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9/09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2" calcext:value-type="percentage">
            <text:p>0,6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2" calcext:value-type="percentage">
            <text:p>-0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8" calcext:value-type="percentage">
            <text:p>-0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8" calcext:value-type="percentage">
            <text:p>-0,9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2" calcext:value-type="percentage">
            <text:p>-0,12%</text:p>
          </table:table-cell>
          <table:table-cell table:formula="of:=([.B160]*[.C160])+([.D160]*[.E160])+([.F160]*[.G160])+([.H160]*[.I160])+([.J160]*[.K160])" office:value-type="percentage" office:value="0" calcext:value-type="percentage">
            <text:p>0,00%</text:p>
          </table:table-cell>
          <table:table-cell table:formula="of:=AVERAGE([.K160];[.I160];[.G160];[.E160];[.C160])" office:value-type="percentage" office:value="-0.00176" calcext:value-type="percentage">
            <text:p>-0,18%</text:p>
          </table:table-cell>
          <table:table-cell table:formula="of:=[.N159] * (1+[.L160])" office:value-type="currency" office:currency="BRL" office:value="6818.20961943149" calcext:value-type="currency">
            <text:p>R$ 6.818,21</text:p>
          </table:table-cell>
          <table:table-cell table:formula="of:= 5000 * (1+[.M160])" office:value-type="float" office:value="4991.2" calcext:value-type="float">
            <text:p>4991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/09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82" calcext:value-type="percentage">
            <text:p>4,8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1" calcext:value-type="percentage">
            <text:p>-0,3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4" calcext:value-type="percentage">
            <text:p>-1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2" calcext:value-type="percentage">
            <text:p>-2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6" calcext:value-type="percentage">
            <text:p>0,66%</text:p>
          </table:table-cell>
          <table:table-cell table:formula="of:=([.B161]*[.C161])+([.D161]*[.E161])+([.F161]*[.G161])+([.H161]*[.I161])+([.J161]*[.K161])" office:value-type="percentage" office:value="0" calcext:value-type="percentage">
            <text:p>0,00%</text:p>
          </table:table-cell>
          <table:table-cell table:formula="of:=AVERAGE([.K161];[.I161];[.G161];[.E161];[.C161])" office:value-type="percentage" office:value="0.00386" calcext:value-type="percentage">
            <text:p>0,39%</text:p>
          </table:table-cell>
          <table:table-cell table:formula="of:=[.N160] * (1+[.L161])" office:value-type="currency" office:currency="BRL" office:value="6818.20961943149" calcext:value-type="currency">
            <text:p>R$ 6.818,21</text:p>
          </table:table-cell>
          <table:table-cell table:formula="of:= 5000 * (1+[.M161])" office:value-type="float" office:value="5019.3" calcext:value-type="float">
            <text:p>5019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1/09/17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125" calcext:value-type="percentage">
            <text:p>-1,2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2" calcext:value-type="percentage">
            <text:p>0,1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" calcext:value-type="percentage">
            <text:p>-2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8" calcext:value-type="percentage">
            <text:p>2,18%</text:p>
          </table:table-cell>
          <table:table-cell table:formula="of:=([.B162]*[.C162])+([.D162]*[.E162])+([.F162]*[.G162])+([.H162]*[.I162])+([.J162]*[.K162])" office:value-type="percentage" office:value="0.0125" calcext:value-type="percentage">
            <text:p>1,25%</text:p>
          </table:table-cell>
          <table:table-cell table:formula="of:=AVERAGE([.K162];[.I162];[.G162];[.E162];[.C162])" office:value-type="percentage" office:value="-0.0019" calcext:value-type="percentage">
            <text:p>-0,19%</text:p>
          </table:table-cell>
          <table:table-cell table:formula="of:=[.N161] * (1+[.L162])" office:value-type="currency" office:currency="BRL" office:value="6903.43723967438" calcext:value-type="currency">
            <text:p>R$ 6.903,44</text:p>
          </table:table-cell>
          <table:table-cell table:formula="of:= 5000 * (1+[.M162])" office:value-type="float" office:value="4990.5" calcext:value-type="float">
            <text:p>4990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2/09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3" calcext:value-type="percentage">
            <text:p>0,13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-0.0147" calcext:value-type="percentage">
            <text:p>-1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5" calcext:value-type="percentage">
            <text:p>0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4" calcext:value-type="percentage">
            <text:p>-1,8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1" calcext:value-type="percentage">
            <text:p>-0,61%</text:p>
          </table:table-cell>
          <table:table-cell table:formula="of:=([.B163]*[.C163])+([.D163]*[.E163])+([.F163]*[.G163])+([.H163]*[.I163])+([.J163]*[.K163])" office:value-type="percentage" office:value="-0.0147" calcext:value-type="percentage">
            <text:p>-1,47%</text:p>
          </table:table-cell>
          <table:table-cell table:formula="of:=AVERAGE([.K163];[.I163];[.G163];[.E163];[.C163])" office:value-type="percentage" office:value="-0.00688" calcext:value-type="percentage">
            <text:p>-0,69%</text:p>
          </table:table-cell>
          <table:table-cell table:formula="of:=[.N162] * (1+[.L163])" office:value-type="currency" office:currency="BRL" office:value="6801.95671225117" calcext:value-type="currency">
            <text:p>R$ 6.801,96</text:p>
          </table:table-cell>
          <table:table-cell table:formula="of:= 5000 * (1+[.M163])" office:value-type="float" office:value="4965.6" calcext:value-type="float">
            <text:p>4965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5/09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" calcext:value-type="percentage">
            <text:p>1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" calcext:value-type="percentage">
            <text:p>-0,3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7" calcext:value-type="percentage">
            <text:p>-0,9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57" calcext:value-type="percentage">
            <text:p>-2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82" calcext:value-type="percentage">
            <text:p>-2,82%</text:p>
          </table:table-cell>
          <table:table-cell table:formula="of:=([.B164]*[.C164])+([.D164]*[.E164])+([.F164]*[.G164])+([.H164]*[.I164])+([.J164]*[.K164])" office:value-type="percentage" office:value="0" calcext:value-type="percentage">
            <text:p>0,00%</text:p>
          </table:table-cell>
          <table:table-cell table:formula="of:=AVERAGE([.K164];[.I164];[.G164];[.E164];[.C164])" office:value-type="percentage" office:value="-0.01132" calcext:value-type="percentage">
            <text:p>-1,13%</text:p>
          </table:table-cell>
          <table:table-cell table:formula="of:=[.N163] * (1+[.L164])" office:value-type="currency" office:currency="BRL" office:value="6801.95671225117" calcext:value-type="currency">
            <text:p>R$ 6.801,96</text:p>
          </table:table-cell>
          <table:table-cell table:formula="of:= 5000 * (1+[.M164])" office:value-type="float" office:value="4943.4" calcext:value-type="float">
            <text:p>4943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6/09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8" calcext:value-type="percentage">
            <text:p>-1,7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4" calcext:value-type="percentage">
            <text:p>-1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" calcext:value-type="percentage">
            <text:p>0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2" calcext:value-type="percentage">
            <text:p>1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7" calcext:value-type="percentage">
            <text:p>0,57%</text:p>
          </table:table-cell>
          <table:table-cell table:formula="of:=([.B165]*[.C165])+([.D165]*[.E165])+([.F165]*[.G165])+([.H165]*[.I165])+([.J165]*[.K165])" office:value-type="percentage" office:value="0" calcext:value-type="percentage">
            <text:p>0,00%</text:p>
          </table:table-cell>
          <table:table-cell table:formula="of:=AVERAGE([.K165];[.I165];[.G165];[.E165];[.C165])" office:value-type="percentage" office:value="-0.00226" calcext:value-type="percentage">
            <text:p>-0,23%</text:p>
          </table:table-cell>
          <table:table-cell table:formula="of:=[.N164] * (1+[.L165])" office:value-type="currency" office:currency="BRL" office:value="6801.95671225117" calcext:value-type="currency">
            <text:p>R$ 6.801,96</text:p>
          </table:table-cell>
          <table:table-cell table:formula="of:= 5000 * (1+[.M165])" office:value-type="float" office:value="4988.7" calcext:value-type="float">
            <text:p>4988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7/09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1" calcext:value-type="percentage">
            <text:p>-1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9" calcext:value-type="percentage">
            <text:p>-0,5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4" calcext:value-type="percentage">
            <text:p>0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7" calcext:value-type="percentage">
            <text:p>1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" calcext:value-type="percentage">
            <text:p>-0,50%</text:p>
          </table:table-cell>
          <table:table-cell table:formula="of:=([.B166]*[.C166])+([.D166]*[.E166])+([.F166]*[.G166])+([.H166]*[.I166])+([.J166]*[.K166])" office:value-type="percentage" office:value="0" calcext:value-type="percentage">
            <text:p>0,00%</text:p>
          </table:table-cell>
          <table:table-cell table:formula="of:=AVERAGE([.K166];[.I166];[.G166];[.E166];[.C166])" office:value-type="percentage" office:value="-0.00258" calcext:value-type="percentage">
            <text:p>-0,26%</text:p>
          </table:table-cell>
          <table:table-cell table:formula="of:=[.N165] * (1+[.L166])" office:value-type="currency" office:currency="BRL" office:value="6801.95671225117" calcext:value-type="currency">
            <text:p>R$ 6.801,96</text:p>
          </table:table-cell>
          <table:table-cell table:formula="of:= 5000 * (1+[.M166])" office:value-type="float" office:value="4987.1" calcext:value-type="float">
            <text:p>4987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8/09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" calcext:value-type="percentage">
            <text:p>0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1" calcext:value-type="percentage">
            <text:p>-0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1" calcext:value-type="percentage">
            <text:p>-0,5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6" calcext:value-type="percentage">
            <text:p>-0,5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5" calcext:value-type="percentage">
            <text:p>-0,85%</text:p>
          </table:table-cell>
          <table:table-cell table:formula="of:=([.B167]*[.C167])+([.D167]*[.E167])+([.F167]*[.G167])+([.H167]*[.I167])+([.J167]*[.K167])" office:value-type="percentage" office:value="0" calcext:value-type="percentage">
            <text:p>0,00%</text:p>
          </table:table-cell>
          <table:table-cell table:formula="of:=AVERAGE([.K167];[.I167];[.G167];[.E167];[.C167])" office:value-type="percentage" office:value="-0.00366" calcext:value-type="percentage">
            <text:p>-0,37%</text:p>
          </table:table-cell>
          <table:table-cell table:formula="of:=[.N166] * (1+[.L167])" office:value-type="currency" office:currency="BRL" office:value="6801.95671225117" calcext:value-type="currency">
            <text:p>R$ 6.801,96</text:p>
          </table:table-cell>
          <table:table-cell table:formula="of:= 5000 * (1+[.M167])" office:value-type="float" office:value="4981.7" calcext:value-type="float">
            <text:p>4981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9/09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7" calcext:value-type="percentage">
            <text:p>-0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2" calcext:value-type="percentage">
            <text:p>0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7" calcext:value-type="percentage">
            <text:p>0,8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6" calcext:value-type="percentage">
            <text:p>0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8" calcext:value-type="percentage">
            <text:p>1,08%</text:p>
          </table:table-cell>
          <table:table-cell table:formula="of:=([.B168]*[.C168])+([.D168]*[.E168])+([.F168]*[.G168])+([.H168]*[.I168])+([.J168]*[.K168])" office:value-type="percentage" office:value="0" calcext:value-type="percentage">
            <text:p>0,00%</text:p>
          </table:table-cell>
          <table:table-cell table:formula="of:=AVERAGE([.K168];[.I168];[.G168];[.E168];[.C168])" office:value-type="percentage" office:value="0.00472" calcext:value-type="percentage">
            <text:p>0,47%</text:p>
          </table:table-cell>
          <table:table-cell table:formula="of:=[.N167] * (1+[.L168])" office:value-type="currency" office:currency="BRL" office:value="6801.95671225117" calcext:value-type="currency">
            <text:p>R$ 6.801,96</text:p>
          </table:table-cell>
          <table:table-cell table:formula="of:= 5000 * (1+[.M168])" office:value-type="float" office:value="5023.6" calcext:value-type="float">
            <text:p>5023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2/10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1" calcext:value-type="percentage">
            <text:p>0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4" calcext:value-type="percentage">
            <text:p>0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6" calcext:value-type="percentage">
            <text:p>0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" calcext:value-type="percentage">
            <text:p>0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6" calcext:value-type="percentage">
            <text:p>0,16%</text:p>
          </table:table-cell>
          <table:table-cell table:formula="of:=([.B169]*[.C169])+([.D169]*[.E169])+([.F169]*[.G169])+([.H169]*[.I169])+([.J169]*[.K169])" office:value-type="percentage" office:value="0" calcext:value-type="percentage">
            <text:p>0,00%</text:p>
          </table:table-cell>
          <table:table-cell table:formula="of:=AVERAGE([.K169];[.I169];[.G169];[.E169];[.C169])" office:value-type="percentage" office:value="0.00294" calcext:value-type="percentage">
            <text:p>0,29%</text:p>
          </table:table-cell>
          <table:table-cell table:formula="of:=[.N168] * (1+[.L169])" office:value-type="currency" office:currency="BRL" office:value="6801.95671225117" calcext:value-type="currency">
            <text:p>R$ 6.801,96</text:p>
          </table:table-cell>
          <table:table-cell table:formula="of:= 5000 * (1+[.M169])" office:value-type="float" office:value="5014.7" calcext:value-type="float">
            <text:p>5014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3/10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79" calcext:value-type="percentage">
            <text:p>3,7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71" calcext:value-type="percentage">
            <text:p>2,7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43" calcext:value-type="percentage">
            <text:p>3,4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44" calcext:value-type="percentage">
            <text:p>2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04" calcext:value-type="percentage">
            <text:p>4,04%</text:p>
          </table:table-cell>
          <table:table-cell table:formula="of:=([.B170]*[.C170])+([.D170]*[.E170])+([.F170]*[.G170])+([.H170]*[.I170])+([.J170]*[.K170])" office:value-type="percentage" office:value="0" calcext:value-type="percentage">
            <text:p>0,00%</text:p>
          </table:table-cell>
          <table:table-cell table:formula="of:=AVERAGE([.K170];[.I170];[.G170];[.E170];[.C170])" office:value-type="percentage" office:value="0.03282" calcext:value-type="percentage">
            <text:p>3,28%</text:p>
          </table:table-cell>
          <table:table-cell table:formula="of:=[.N169] * (1+[.L170])" office:value-type="currency" office:currency="BRL" office:value="6801.95671225117" calcext:value-type="currency">
            <text:p>R$ 6.801,96</text:p>
          </table:table-cell>
          <table:table-cell table:formula="of:= 5000 * (1+[.M170])" office:value-type="float" office:value="5164.1" calcext:value-type="float">
            <text:p>5164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4/10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02" calcext:value-type="percentage">
            <text:p>-2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5" calcext:value-type="percentage">
            <text:p>-0,55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087" calcext:value-type="percentage">
            <text:p>-0,8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9" calcext:value-type="percentage">
            <text:p>-0,19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045" calcext:value-type="percentage">
            <text:p>-0,45%</text:p>
          </table:table-cell>
          <table:table-cell table:formula="of:=([.B171]*[.C171])+([.D171]*[.E171])+([.F171]*[.G171])+([.H171]*[.I171])+([.J171]*[.K171])" office:value-type="percentage" office:value="0.0132" calcext:value-type="percentage">
            <text:p>1,32%</text:p>
          </table:table-cell>
          <table:table-cell table:formula="of:=AVERAGE([.K171];[.I171];[.G171];[.E171];[.C171])" office:value-type="percentage" office:value="-0.00816" calcext:value-type="percentage">
            <text:p>-0,82%</text:p>
          </table:table-cell>
          <table:table-cell table:formula="of:=[.N170] * (1+[.L171])" office:value-type="currency" office:currency="BRL" office:value="6891.74254085288" calcext:value-type="currency">
            <text:p>R$ 6.891,74</text:p>
          </table:table-cell>
          <table:table-cell table:formula="of:= 5000 * (1+[.M171])" office:value-type="float" office:value="4959.2" calcext:value-type="float">
            <text:p>4959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5/10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3" calcext:value-type="percentage">
            <text:p>1,5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9" calcext:value-type="percentage">
            <text:p>-0,6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" calcext:value-type="percentage">
            <text:p>1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6" calcext:value-type="percentage">
            <text:p>-1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3" calcext:value-type="percentage">
            <text:p>1,63%</text:p>
          </table:table-cell>
          <table:table-cell table:formula="of:=([.B172]*[.C172])+([.D172]*[.E172])+([.F172]*[.G172])+([.H172]*[.I172])+([.J172]*[.K172])" office:value-type="percentage" office:value="0" calcext:value-type="percentage">
            <text:p>0,00%</text:p>
          </table:table-cell>
          <table:table-cell table:formula="of:=AVERAGE([.K172];[.I172];[.G172];[.E172];[.C172])" office:value-type="percentage" office:value="0.00602" calcext:value-type="percentage">
            <text:p>0,60%</text:p>
          </table:table-cell>
          <table:table-cell table:formula="of:=[.N171] * (1+[.L172])" office:value-type="currency" office:currency="BRL" office:value="6891.74254085288" calcext:value-type="currency">
            <text:p>R$ 6.891,74</text:p>
          </table:table-cell>
          <table:table-cell table:formula="of:= 5000 * (1+[.M172])" office:value-type="float" office:value="5030.1" calcext:value-type="float">
            <text:p>5030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6/10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1" calcext:value-type="percentage">
            <text:p>-1,3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5" calcext:value-type="percentage">
            <text:p>-1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" calcext:value-type="percentage">
            <text:p>-1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9" calcext:value-type="percentage">
            <text:p>-0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7" calcext:value-type="percentage">
            <text:p>0,57%</text:p>
          </table:table-cell>
          <table:table-cell table:formula="of:=([.B173]*[.C173])+([.D173]*[.E173])+([.F173]*[.G173])+([.H173]*[.I173])+([.J173]*[.K173])" office:value-type="percentage" office:value="0" calcext:value-type="percentage">
            <text:p>0,00%</text:p>
          </table:table-cell>
          <table:table-cell table:formula="of:=AVERAGE([.K173];[.I173];[.G173];[.E173];[.C173])" office:value-type="percentage" office:value="-0.00676" calcext:value-type="percentage">
            <text:p>-0,68%</text:p>
          </table:table-cell>
          <table:table-cell table:formula="of:=[.N172] * (1+[.L173])" office:value-type="currency" office:currency="BRL" office:value="6891.74254085288" calcext:value-type="currency">
            <text:p>R$ 6.891,74</text:p>
          </table:table-cell>
          <table:table-cell table:formula="of:= 5000 * (1+[.M173])" office:value-type="float" office:value="4966.2" calcext:value-type="float">
            <text:p>4966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9/10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6" calcext:value-type="percentage">
            <text:p>1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9" calcext:value-type="percentage">
            <text:p>0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7" calcext:value-type="percentage">
            <text:p>-1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" calcext:value-type="percentage">
            <text:p>-2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3" calcext:value-type="percentage">
            <text:p>-1,13%</text:p>
          </table:table-cell>
          <table:table-cell table:formula="of:=([.B174]*[.C174])+([.D174]*[.E174])+([.F174]*[.G174])+([.H174]*[.I174])+([.J174]*[.K174])" office:value-type="percentage" office:value="0" calcext:value-type="percentage">
            <text:p>0,00%</text:p>
          </table:table-cell>
          <table:table-cell table:formula="of:=AVERAGE([.K174];[.I174];[.G174];[.E174];[.C174])" office:value-type="percentage" office:value="-0.0053" calcext:value-type="percentage">
            <text:p>-0,53%</text:p>
          </table:table-cell>
          <table:table-cell table:formula="of:=[.N173] * (1+[.L174])" office:value-type="currency" office:currency="BRL" office:value="6891.74254085288" calcext:value-type="currency">
            <text:p>R$ 6.891,74</text:p>
          </table:table-cell>
          <table:table-cell table:formula="of:= 5000 * (1+[.M174])" office:value-type="float" office:value="4973.5" calcext:value-type="float">
            <text:p>4973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0/10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" calcext:value-type="percentage">
            <text:p>1,9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86" calcext:value-type="percentage">
            <text:p>-2,8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49" calcext:value-type="percentage">
            <text:p>2,4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7" calcext:value-type="percentage">
            <text:p>-0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3" calcext:value-type="percentage">
            <text:p>2,13%</text:p>
          </table:table-cell>
          <table:table-cell table:formula="of:=([.B175]*[.C175])+([.D175]*[.E175])+([.F175]*[.G175])+([.H175]*[.I175])+([.J175]*[.K175])" office:value-type="percentage" office:value="0" calcext:value-type="percentage">
            <text:p>0,00%</text:p>
          </table:table-cell>
          <table:table-cell table:formula="of:=AVERAGE([.K175];[.I175];[.G175];[.E175];[.C175])" office:value-type="percentage" office:value="0.00618" calcext:value-type="percentage">
            <text:p>0,62%</text:p>
          </table:table-cell>
          <table:table-cell table:formula="of:=[.N174] * (1+[.L175])" office:value-type="currency" office:currency="BRL" office:value="6891.74254085288" calcext:value-type="currency">
            <text:p>R$ 6.891,74</text:p>
          </table:table-cell>
          <table:table-cell table:formula="of:= 5000 * (1+[.M175])" office:value-type="float" office:value="5030.9" calcext:value-type="float">
            <text:p>5030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1/10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4" calcext:value-type="percentage">
            <text:p>-0,6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7" calcext:value-type="percentage">
            <text:p>0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6" calcext:value-type="percentage">
            <text:p>-0,5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1" calcext:value-type="percentage">
            <text:p>-0,7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9" calcext:value-type="percentage">
            <text:p>0,09%</text:p>
          </table:table-cell>
          <table:table-cell table:formula="of:=([.B176]*[.C176])+([.D176]*[.E176])+([.F176]*[.G176])+([.H176]*[.I176])+([.J176]*[.K176])" office:value-type="percentage" office:value="0" calcext:value-type="percentage">
            <text:p>0,00%</text:p>
          </table:table-cell>
          <table:table-cell table:formula="of:=AVERAGE([.K176];[.I176];[.G176];[.E176];[.C176])" office:value-type="percentage" office:value="-0.0025" calcext:value-type="percentage">
            <text:p>-0,25%</text:p>
          </table:table-cell>
          <table:table-cell table:formula="of:=[.N175] * (1+[.L176])" office:value-type="currency" office:currency="BRL" office:value="6891.74254085288" calcext:value-type="currency">
            <text:p>R$ 6.891,74</text:p>
          </table:table-cell>
          <table:table-cell table:formula="of:= 5000 * (1+[.M176])" office:value-type="float" office:value="4987.5" calcext:value-type="float">
            <text:p>4987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3/10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3" calcext:value-type="percentage">
            <text:p>0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3" calcext:value-type="percentage">
            <text:p>-0,8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82" calcext:value-type="percentage">
            <text:p>5,8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6" calcext:value-type="percentage">
            <text:p>0,06%</text:p>
          </table:table-cell>
          <table:table-cell table:formula="of:=([.B177]*[.C177])+([.D177]*[.E177])+([.F177]*[.G177])+([.H177]*[.I177])+([.J177]*[.K177])" office:value-type="percentage" office:value="0" calcext:value-type="percentage">
            <text:p>0,00%</text:p>
          </table:table-cell>
          <table:table-cell table:formula="of:=AVERAGE([.K177];[.I177];[.G177];[.E177];[.C177])" office:value-type="percentage" office:value="0.01036" calcext:value-type="percentage">
            <text:p>1,04%</text:p>
          </table:table-cell>
          <table:table-cell table:formula="of:=[.N176] * (1+[.L177])" office:value-type="currency" office:currency="BRL" office:value="6891.74254085288" calcext:value-type="currency">
            <text:p>R$ 6.891,74</text:p>
          </table:table-cell>
          <table:table-cell table:formula="of:= 5000 * (1+[.M177])" office:value-type="float" office:value="5051.8" calcext:value-type="float">
            <text:p>5051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6/10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9" calcext:value-type="percentage">
            <text:p>0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7" calcext:value-type="percentage">
            <text:p>-1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9" calcext:value-type="percentage">
            <text:p>-0,49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134" calcext:value-type="percentage">
            <text:p>1,3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" calcext:value-type="percentage">
            <text:p>0,20%</text:p>
          </table:table-cell>
          <table:table-cell table:formula="of:=([.B178]*[.C178])+([.D178]*[.E178])+([.F178]*[.G178])+([.H178]*[.I178])+([.J178]*[.K178])" office:value-type="percentage" office:value="-0.0134" calcext:value-type="percentage">
            <text:p>-1,34%</text:p>
          </table:table-cell>
          <table:table-cell table:formula="of:=AVERAGE([.K178];[.I178];[.G178];[.E178];[.C178])" office:value-type="percentage" office:value="-0.0000599999999999994" calcext:value-type="percentage">
            <text:p>-0,01%</text:p>
          </table:table-cell>
          <table:table-cell table:formula="of:=[.N177] * (1+[.L178])" office:value-type="currency" office:currency="BRL" office:value="6799.39319080545" calcext:value-type="currency">
            <text:p>R$ 6.799,39</text:p>
          </table:table-cell>
          <table:table-cell table:formula="of:= 5000 * (1+[.M178])" office:value-type="float" office:value="4999.7" calcext:value-type="float">
            <text:p>4999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7/10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6" calcext:value-type="percentage">
            <text:p>0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2" calcext:value-type="percentage">
            <text:p>1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5" calcext:value-type="percentage">
            <text:p>-0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" calcext:value-type="percentage">
            <text:p>-2,3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8" calcext:value-type="percentage">
            <text:p>0,18%</text:p>
          </table:table-cell>
          <table:table-cell table:formula="of:=([.B179]*[.C179])+([.D179]*[.E179])+([.F179]*[.G179])+([.H179]*[.I179])+([.J179]*[.K179])" office:value-type="percentage" office:value="0" calcext:value-type="percentage">
            <text:p>0,00%</text:p>
          </table:table-cell>
          <table:table-cell table:formula="of:=AVERAGE([.K179];[.I179];[.G179];[.E179];[.C179])" office:value-type="percentage" office:value="-0.00158" calcext:value-type="percentage">
            <text:p>-0,16%</text:p>
          </table:table-cell>
          <table:table-cell table:formula="of:=[.N178] * (1+[.L179])" office:value-type="currency" office:currency="BRL" office:value="6799.39319080545" calcext:value-type="currency">
            <text:p>R$ 6.799,39</text:p>
          </table:table-cell>
          <table:table-cell table:formula="of:= 5000 * (1+[.M179])" office:value-type="float" office:value="4992.1" calcext:value-type="float">
            <text:p>4992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8/10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9" calcext:value-type="percentage">
            <text:p>0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6" calcext:value-type="percentage">
            <text:p>-0,9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5" calcext:value-type="percentage">
            <text:p>0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7" calcext:value-type="percentage">
            <text:p>-0,9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5" calcext:value-type="percentage">
            <text:p>-0,35%</text:p>
          </table:table-cell>
          <table:table-cell table:formula="of:=([.B180]*[.C180])+([.D180]*[.E180])+([.F180]*[.G180])+([.H180]*[.I180])+([.J180]*[.K180])" office:value-type="percentage" office:value="0" calcext:value-type="percentage">
            <text:p>0,00%</text:p>
          </table:table-cell>
          <table:table-cell table:formula="of:=AVERAGE([.K180];[.I180];[.G180];[.E180];[.C180])" office:value-type="percentage" office:value="-0.00388" calcext:value-type="percentage">
            <text:p>-0,39%</text:p>
          </table:table-cell>
          <table:table-cell table:formula="of:=[.N179] * (1+[.L180])" office:value-type="currency" office:currency="BRL" office:value="6799.39319080545" calcext:value-type="currency">
            <text:p>R$ 6.799,39</text:p>
          </table:table-cell>
          <table:table-cell table:formula="of:= 5000 * (1+[.M180])" office:value-type="float" office:value="4980.6" calcext:value-type="float">
            <text:p>4980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9/10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6" calcext:value-type="percentage">
            <text:p>-0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2" calcext:value-type="percentage">
            <text:p>0,6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2" calcext:value-type="percentage">
            <text:p>-0,7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8" calcext:value-type="percentage">
            <text:p>2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7" calcext:value-type="percentage">
            <text:p>-0,67%</text:p>
          </table:table-cell>
          <table:table-cell table:formula="of:=([.B181]*[.C181])+([.D181]*[.E181])+([.F181]*[.G181])+([.H181]*[.I181])+([.J181]*[.K181])" office:value-type="percentage" office:value="0" calcext:value-type="percentage">
            <text:p>0,00%</text:p>
          </table:table-cell>
          <table:table-cell table:formula="of:=AVERAGE([.K181];[.I181];[.G181];[.E181];[.C181])" office:value-type="percentage" office:value="0.0029" calcext:value-type="percentage">
            <text:p>0,29%</text:p>
          </table:table-cell>
          <table:table-cell table:formula="of:=[.N180] * (1+[.L181])" office:value-type="currency" office:currency="BRL" office:value="6799.39319080545" calcext:value-type="currency">
            <text:p>R$ 6.799,39</text:p>
          </table:table-cell>
          <table:table-cell table:formula="of:= 5000 * (1+[.M181])" office:value-type="float" office:value="5014.5" calcext:value-type="float">
            <text:p>5014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/10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5" calcext:value-type="percentage">
            <text:p>0,4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4" calcext:value-type="percentage">
            <text:p>-1,3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9" calcext:value-type="percentage">
            <text:p>-0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6" calcext:value-type="percentage">
            <text:p>-0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8" calcext:value-type="percentage">
            <text:p>0,88%</text:p>
          </table:table-cell>
          <table:table-cell table:formula="of:=([.B182]*[.C182])+([.D182]*[.E182])+([.F182]*[.G182])+([.H182]*[.I182])+([.J182]*[.K182])" office:value-type="percentage" office:value="0" calcext:value-type="percentage">
            <text:p>0,00%</text:p>
          </table:table-cell>
          <table:table-cell table:formula="of:=AVERAGE([.K182];[.I182];[.G182];[.E182];[.C182])" office:value-type="percentage" office:value="-0.00072" calcext:value-type="percentage">
            <text:p>-0,07%</text:p>
          </table:table-cell>
          <table:table-cell table:formula="of:=[.N181] * (1+[.L182])" office:value-type="currency" office:currency="BRL" office:value="6799.39319080545" calcext:value-type="currency">
            <text:p>R$ 6.799,39</text:p>
          </table:table-cell>
          <table:table-cell table:formula="of:= 5000 * (1+[.M182])" office:value-type="float" office:value="4996.4" calcext:value-type="float">
            <text:p>4996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3/10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3" calcext:value-type="percentage">
            <text:p>-0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2" calcext:value-type="percentage">
            <text:p>-1,9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2" calcext:value-type="percentage">
            <text:p>-0,9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3" calcext:value-type="percentage">
            <text:p>-0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48" calcext:value-type="percentage">
            <text:p>-3,48%</text:p>
          </table:table-cell>
          <table:table-cell table:formula="of:=([.B183]*[.C183])+([.D183]*[.E183])+([.F183]*[.G183])+([.H183]*[.I183])+([.J183]*[.K183])" office:value-type="percentage" office:value="-0" calcext:value-type="percentage">
            <text:p>0,00%</text:p>
          </table:table-cell>
          <table:table-cell table:formula="of:=AVERAGE([.K183];[.I183];[.G183];[.E183];[.C183])" office:value-type="percentage" office:value="-0.01436" calcext:value-type="percentage">
            <text:p>-1,44%</text:p>
          </table:table-cell>
          <table:table-cell table:formula="of:=[.N182] * (1+[.L183])" office:value-type="currency" office:currency="BRL" office:value="6799.39319080545" calcext:value-type="currency">
            <text:p>R$ 6.799,39</text:p>
          </table:table-cell>
          <table:table-cell table:formula="of:= 5000 * (1+[.M183])" office:value-type="float" office:value="4928.2" calcext:value-type="float">
            <text:p>4928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4/10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3" calcext:value-type="percentage">
            <text:p>1,9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54" calcext:value-type="percentage">
            <text:p>-2,5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4" calcext:value-type="percentage">
            <text:p>0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44" calcext:value-type="percentage">
            <text:p>3,44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091" calcext:value-type="percentage">
            <text:p>0,91%</text:p>
          </table:table-cell>
          <table:table-cell table:formula="of:=([.B184]*[.C184])+([.D184]*[.E184])+([.F184]*[.G184])+([.H184]*[.I184])+([.J184]*[.K184])" office:value-type="percentage" office:value="0.0091" calcext:value-type="percentage">
            <text:p>0,91%</text:p>
          </table:table-cell>
          <table:table-cell table:formula="of:=AVERAGE([.K184];[.I184];[.G184];[.E184];[.C184])" office:value-type="percentage" office:value="0.00896" calcext:value-type="percentage">
            <text:p>0,90%</text:p>
          </table:table-cell>
          <table:table-cell table:formula="of:=[.N183] * (1+[.L184])" office:value-type="currency" office:currency="BRL" office:value="6861.26766884178" calcext:value-type="currency">
            <text:p>R$ 6.861,27</text:p>
          </table:table-cell>
          <table:table-cell table:formula="of:= 5000 * (1+[.M184])" office:value-type="float" office:value="5044.8" calcext:value-type="float">
            <text:p>5044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5/10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6" calcext:value-type="percentage">
            <text:p>1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1" calcext:value-type="percentage">
            <text:p>-0,8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5" calcext:value-type="percentage">
            <text:p>0,6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4" calcext:value-type="percentage">
            <text:p>-0,8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2" calcext:value-type="percentage">
            <text:p>1,62%</text:p>
          </table:table-cell>
          <table:table-cell table:formula="of:=([.B185]*[.C185])+([.D185]*[.E185])+([.F185]*[.G185])+([.H185]*[.I185])+([.J185]*[.K185])" office:value-type="percentage" office:value="0" calcext:value-type="percentage">
            <text:p>0,00%</text:p>
          </table:table-cell>
          <table:table-cell table:formula="of:=AVERAGE([.K185];[.I185];[.G185];[.E185];[.C185])" office:value-type="percentage" office:value="0.00376" calcext:value-type="percentage">
            <text:p>0,38%</text:p>
          </table:table-cell>
          <table:table-cell table:formula="of:=[.N184] * (1+[.L185])" office:value-type="currency" office:currency="BRL" office:value="6861.26766884178" calcext:value-type="currency">
            <text:p>R$ 6.861,27</text:p>
          </table:table-cell>
          <table:table-cell table:formula="of:= 5000 * (1+[.M185])" office:value-type="float" office:value="5018.8" calcext:value-type="float">
            <text:p>5018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6/10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6" calcext:value-type="percentage">
            <text:p>0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2" calcext:value-type="percentage">
            <text:p>0,9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1" calcext:value-type="percentage">
            <text:p>-0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63" calcext:value-type="percentage">
            <text:p>-2,6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4" calcext:value-type="percentage">
            <text:p>-1,24%</text:p>
          </table:table-cell>
          <table:table-cell table:formula="of:=([.B186]*[.C186])+([.D186]*[.E186])+([.F186]*[.G186])+([.H186]*[.I186])+([.J186]*[.K186])" office:value-type="percentage" office:value="0" calcext:value-type="percentage">
            <text:p>0,00%</text:p>
          </table:table-cell>
          <table:table-cell table:formula="of:=AVERAGE([.K186];[.I186];[.G186];[.E186];[.C186])" office:value-type="percentage" office:value="-0.007" calcext:value-type="percentage">
            <text:p>-0,70%</text:p>
          </table:table-cell>
          <table:table-cell table:formula="of:=[.N185] * (1+[.L186])" office:value-type="currency" office:currency="BRL" office:value="6861.26766884178" calcext:value-type="currency">
            <text:p>R$ 6.861,27</text:p>
          </table:table-cell>
          <table:table-cell table:formula="of:= 5000 * (1+[.M186])" office:value-type="float" office:value="4965" calcext:value-type="float">
            <text:p>496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7/10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1" calcext:value-type="percentage">
            <text:p>1,8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08" calcext:value-type="percentage">
            <text:p>-4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2" calcext:value-type="percentage">
            <text:p>-0,6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5" calcext:value-type="percentage">
            <text:p>-0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5" calcext:value-type="percentage">
            <text:p>-0,45%</text:p>
          </table:table-cell>
          <table:table-cell table:formula="of:=([.B187]*[.C187])+([.D187]*[.E187])+([.F187]*[.G187])+([.H187]*[.I187])+([.J187]*[.K187])" office:value-type="percentage" office:value="0" calcext:value-type="percentage">
            <text:p>0,00%</text:p>
          </table:table-cell>
          <table:table-cell table:formula="of:=AVERAGE([.K187];[.I187];[.G187];[.E187];[.C187])" office:value-type="percentage" office:value="-0.00738" calcext:value-type="percentage">
            <text:p>-0,74%</text:p>
          </table:table-cell>
          <table:table-cell table:formula="of:=[.N186] * (1+[.L187])" office:value-type="currency" office:currency="BRL" office:value="6861.26766884178" calcext:value-type="currency">
            <text:p>R$ 6.861,27</text:p>
          </table:table-cell>
          <table:table-cell table:formula="of:= 5000 * (1+[.M187])" office:value-type="float" office:value="4963.1" calcext:value-type="float">
            <text:p>4963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0/10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7" calcext:value-type="percentage">
            <text:p>-1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1" calcext:value-type="percentage">
            <text:p>-0,7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8" calcext:value-type="percentage">
            <text:p>-1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1" calcext:value-type="percentage">
            <text:p>-0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54" calcext:value-type="percentage">
            <text:p>-3,54%</text:p>
          </table:table-cell>
          <table:table-cell table:formula="of:=([.B188]*[.C188])+([.D188]*[.E188])+([.F188]*[.G188])+([.H188]*[.I188])+([.J188]*[.K188])" office:value-type="percentage" office:value="-0" calcext:value-type="percentage">
            <text:p>0,00%</text:p>
          </table:table-cell>
          <table:table-cell table:formula="of:=AVERAGE([.K188];[.I188];[.G188];[.E188];[.C188])" office:value-type="percentage" office:value="-0.01522" calcext:value-type="percentage">
            <text:p>-1,52%</text:p>
          </table:table-cell>
          <table:table-cell table:formula="of:=[.N187] * (1+[.L188])" office:value-type="currency" office:currency="BRL" office:value="6861.26766884178" calcext:value-type="currency">
            <text:p>R$ 6.861,27</text:p>
          </table:table-cell>
          <table:table-cell table:formula="of:= 5000 * (1+[.M188])" office:value-type="float" office:value="4923.9" calcext:value-type="float">
            <text:p>4923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1/10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6" calcext:value-type="percentage">
            <text:p>-0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2" calcext:value-type="percentage">
            <text:p>0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43" calcext:value-type="percentage">
            <text:p>-2,4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8" calcext:value-type="percentage">
            <text:p>-0,78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-0.0218" calcext:value-type="percentage">
            <text:p>-2,18%</text:p>
          </table:table-cell>
          <table:table-cell table:formula="of:=([.B189]*[.C189])+([.D189]*[.E189])+([.F189]*[.G189])+([.H189]*[.I189])+([.J189]*[.K189])" office:value-type="percentage" office:value="-0.0218" calcext:value-type="percentage">
            <text:p>-2,18%</text:p>
          </table:table-cell>
          <table:table-cell table:formula="of:=AVERAGE([.K189];[.I189];[.G189];[.E189];[.C189])" office:value-type="percentage" office:value="-0.01006" calcext:value-type="percentage">
            <text:p>-1,01%</text:p>
          </table:table-cell>
          <table:table-cell table:formula="of:=[.N188] * (1+[.L189])" office:value-type="currency" office:currency="BRL" office:value="6711.69203366103" calcext:value-type="currency">
            <text:p>R$ 6.711,69</text:p>
          </table:table-cell>
          <table:table-cell table:formula="of:= 5000 * (1+[.M189])" office:value-type="float" office:value="4949.7" calcext:value-type="float">
            <text:p>4949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1/11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5" calcext:value-type="percentage">
            <text:p>0,7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" calcext:value-type="percentage">
            <text:p>0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9" calcext:value-type="percentage">
            <text:p>-1,6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6" calcext:value-type="percentage">
            <text:p>2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7" calcext:value-type="percentage">
            <text:p>-1,27%</text:p>
          </table:table-cell>
          <table:table-cell table:formula="of:=([.B190]*[.C190])+([.D190]*[.E190])+([.F190]*[.G190])+([.H190]*[.I190])+([.J190]*[.K190])" office:value-type="percentage" office:value="0" calcext:value-type="percentage">
            <text:p>0,00%</text:p>
          </table:table-cell>
          <table:table-cell table:formula="of:=AVERAGE([.K190];[.I190];[.G190];[.E190];[.C190])" office:value-type="percentage" office:value="0.0009" calcext:value-type="percentage">
            <text:p>0,09%</text:p>
          </table:table-cell>
          <table:table-cell table:formula="of:=[.N189] * (1+[.L190])" office:value-type="currency" office:currency="BRL" office:value="6711.69203366103" calcext:value-type="currency">
            <text:p>R$ 6.711,69</text:p>
          </table:table-cell>
          <table:table-cell table:formula="of:= 5000 * (1+[.M190])" office:value-type="float" office:value="5004.5" calcext:value-type="float">
            <text:p>5004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3/11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5" calcext:value-type="percentage">
            <text:p>0,2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6" calcext:value-type="percentage">
            <text:p>-0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9" calcext:value-type="percentage">
            <text:p>1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8" calcext:value-type="percentage">
            <text:p>2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" calcext:value-type="percentage">
            <text:p>-1,80%</text:p>
          </table:table-cell>
          <table:table-cell table:formula="of:=([.B191]*[.C191])+([.D191]*[.E191])+([.F191]*[.G191])+([.H191]*[.I191])+([.J191]*[.K191])" office:value-type="percentage" office:value="0" calcext:value-type="percentage">
            <text:p>0,00%</text:p>
          </table:table-cell>
          <table:table-cell table:formula="of:=AVERAGE([.K191];[.I191];[.G191];[.E191];[.C191])" office:value-type="percentage" office:value="0.00352" calcext:value-type="percentage">
            <text:p>0,35%</text:p>
          </table:table-cell>
          <table:table-cell table:formula="of:=[.N190] * (1+[.L191])" office:value-type="currency" office:currency="BRL" office:value="6711.69203366103" calcext:value-type="currency">
            <text:p>R$ 6.711,69</text:p>
          </table:table-cell>
          <table:table-cell table:formula="of:= 5000 * (1+[.M191])" office:value-type="float" office:value="5017.6" calcext:value-type="float">
            <text:p>5017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6/11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89" calcext:value-type="percentage">
            <text:p>2,8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9" calcext:value-type="percentage">
            <text:p>1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4" calcext:value-type="percentage">
            <text:p>0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8" calcext:value-type="percentage">
            <text:p>2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9" calcext:value-type="percentage">
            <text:p>-0,79%</text:p>
          </table:table-cell>
          <table:table-cell table:formula="of:=([.B192]*[.C192])+([.D192]*[.E192])+([.F192]*[.G192])+([.H192]*[.I192])+([.J192]*[.K192])" office:value-type="percentage" office:value="0" calcext:value-type="percentage">
            <text:p>0,00%</text:p>
          </table:table-cell>
          <table:table-cell table:formula="of:=AVERAGE([.K192];[.I192];[.G192];[.E192];[.C192])" office:value-type="percentage" office:value="0.01262" calcext:value-type="percentage">
            <text:p>1,26%</text:p>
          </table:table-cell>
          <table:table-cell table:formula="of:=[.N191] * (1+[.L192])" office:value-type="currency" office:currency="BRL" office:value="6711.69203366103" calcext:value-type="currency">
            <text:p>R$ 6.711,69</text:p>
          </table:table-cell>
          <table:table-cell table:formula="of:= 5000 * (1+[.M192])" office:value-type="float" office:value="5063.1" calcext:value-type="float">
            <text:p>5063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7/11/17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532" calcext:value-type="percentage">
            <text:p>-5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8" calcext:value-type="percentage">
            <text:p>-1,5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7" calcext:value-type="percentage">
            <text:p>-2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9" calcext:value-type="percentage">
            <text:p>-2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503" calcext:value-type="percentage">
            <text:p>-5,03%</text:p>
          </table:table-cell>
          <table:table-cell table:formula="of:=([.B193]*[.C193])+([.D193]*[.E193])+([.F193]*[.G193])+([.H193]*[.I193])+([.J193]*[.K193])" office:value-type="percentage" office:value="0.0532" calcext:value-type="percentage">
            <text:p>5,32%</text:p>
          </table:table-cell>
          <table:table-cell table:formula="of:=AVERAGE([.K193];[.I193];[.G193];[.E193];[.C193])" office:value-type="percentage" office:value="-0.03338" calcext:value-type="percentage">
            <text:p>-3,34%</text:p>
          </table:table-cell>
          <table:table-cell table:formula="of:=[.N192] * (1+[.L193])" office:value-type="currency" office:currency="BRL" office:value="7068.7540498518" calcext:value-type="currency">
            <text:p>R$ 7.068,75</text:p>
          </table:table-cell>
          <table:table-cell table:formula="of:= 5000 * (1+[.M193])" office:value-type="float" office:value="4833.1" calcext:value-type="float">
            <text:p>4833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8/11/17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272" calcext:value-type="percentage">
            <text:p>2,7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7" calcext:value-type="percentage">
            <text:p>0,7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66" calcext:value-type="percentage">
            <text:p>3,6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6" calcext:value-type="percentage">
            <text:p>1,26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526" calcext:value-type="percentage">
            <text:p>5,26%</text:p>
          </table:table-cell>
          <table:table-cell table:formula="of:=([.B194]*[.C194])+([.D194]*[.E194])+([.F194]*[.G194])+([.H194]*[.I194])+([.J194]*[.K194])" office:value-type="percentage" office:value="0.0798" calcext:value-type="percentage">
            <text:p>7,98%</text:p>
          </table:table-cell>
          <table:table-cell table:formula="of:=AVERAGE([.K194];[.I194];[.G194];[.E194];[.C194])" office:value-type="percentage" office:value="0.02734" calcext:value-type="percentage">
            <text:p>2,73%</text:p>
          </table:table-cell>
          <table:table-cell table:formula="of:=[.N193] * (1+[.L194])" office:value-type="currency" office:currency="BRL" office:value="7632.84062302997" calcext:value-type="currency">
            <text:p>R$ 7.632,84</text:p>
          </table:table-cell>
          <table:table-cell table:formula="of:= 5000 * (1+[.M194])" office:value-type="float" office:value="5136.7" calcext:value-type="float">
            <text:p>5136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9/11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5" calcext:value-type="percentage">
            <text:p>-1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6" calcext:value-type="percentage">
            <text:p>-1,86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27" calcext:value-type="percentage">
            <text:p>-2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35" calcext:value-type="percentage">
            <text:p>-3,35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258" calcext:value-type="percentage">
            <text:p>-2,58%</text:p>
          </table:table-cell>
          <table:table-cell table:formula="of:=([.B195]*[.C195])+([.D195]*[.E195])+([.F195]*[.G195])+([.H195]*[.I195])+([.J195]*[.K195])" office:value-type="percentage" office:value="0.0528" calcext:value-type="percentage">
            <text:p>5,28%</text:p>
          </table:table-cell>
          <table:table-cell table:formula="of:=AVERAGE([.K195];[.I195];[.G195];[.E195];[.C195])" office:value-type="percentage" office:value="-0.02368" calcext:value-type="percentage">
            <text:p>-2,37%</text:p>
          </table:table-cell>
          <table:table-cell table:formula="of:=[.N194] * (1+[.L195])" office:value-type="currency" office:currency="BRL" office:value="8035.85460792596" calcext:value-type="currency">
            <text:p>R$ 8.035,85</text:p>
          </table:table-cell>
          <table:table-cell table:formula="of:= 5000 * (1+[.M195])" office:value-type="float" office:value="4881.6" calcext:value-type="float">
            <text:p>4881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0/11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6" calcext:value-type="percentage">
            <text:p>-0,5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6" calcext:value-type="percentage">
            <text:p>0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" calcext:value-type="percentage">
            <text:p>-0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96" calcext:value-type="percentage">
            <text:p>-2,96%</text:p>
          </table:table-cell>
          <table:table-cell table:formula="of:=([.B196]*[.C196])+([.D196]*[.E196])+([.F196]*[.G196])+([.H196]*[.I196])+([.J196]*[.K196])" office:value-type="percentage" office:value="0" calcext:value-type="percentage">
            <text:p>0,00%</text:p>
          </table:table-cell>
          <table:table-cell table:formula="of:=AVERAGE([.K196];[.I196];[.G196];[.E196];[.C196])" office:value-type="percentage" office:value="-0.00692" calcext:value-type="percentage">
            <text:p>-0,69%</text:p>
          </table:table-cell>
          <table:table-cell table:formula="of:=[.N195] * (1+[.L196])" office:value-type="currency" office:currency="BRL" office:value="8035.85460792596" calcext:value-type="currency">
            <text:p>R$ 8.035,85</text:p>
          </table:table-cell>
          <table:table-cell table:formula="of:= 5000 * (1+[.M196])" office:value-type="float" office:value="4965.4" calcext:value-type="float">
            <text:p>4965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3/11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" calcext:value-type="percentage">
            <text:p>-0,5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8" calcext:value-type="percentage">
            <text:p>0,8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9" calcext:value-type="percentage">
            <text:p>0,4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2" calcext:value-type="percentage">
            <text:p>1,1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4" calcext:value-type="percentage">
            <text:p>0,14%</text:p>
          </table:table-cell>
          <table:table-cell table:formula="of:=([.B197]*[.C197])+([.D197]*[.E197])+([.F197]*[.G197])+([.H197]*[.I197])+([.J197]*[.K197])" office:value-type="percentage" office:value="0" calcext:value-type="percentage">
            <text:p>0,00%</text:p>
          </table:table-cell>
          <table:table-cell table:formula="of:=AVERAGE([.K197];[.I197];[.G197];[.E197];[.C197])" office:value-type="percentage" office:value="0.00426" calcext:value-type="percentage">
            <text:p>0,43%</text:p>
          </table:table-cell>
          <table:table-cell table:formula="of:=[.N196] * (1+[.L197])" office:value-type="currency" office:currency="BRL" office:value="8035.85460792596" calcext:value-type="currency">
            <text:p>R$ 8.035,85</text:p>
          </table:table-cell>
          <table:table-cell table:formula="of:= 5000 * (1+[.M197])" office:value-type="float" office:value="5021.3" calcext:value-type="float">
            <text:p>5021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4/11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771" calcext:value-type="percentage">
            <text:p>-7,7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4" calcext:value-type="percentage">
            <text:p>0,2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" calcext:value-type="percentage">
            <text:p>-1,9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95" calcext:value-type="percentage">
            <text:p>-2,9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8" calcext:value-type="percentage">
            <text:p>-2,38%</text:p>
          </table:table-cell>
          <table:table-cell table:formula="of:=([.B198]*[.C198])+([.D198]*[.E198])+([.F198]*[.G198])+([.H198]*[.I198])+([.J198]*[.K198])" office:value-type="percentage" office:value="0" calcext:value-type="percentage">
            <text:p>0,00%</text:p>
          </table:table-cell>
          <table:table-cell table:formula="of:=AVERAGE([.K198];[.I198];[.G198];[.E198];[.C198])" office:value-type="percentage" office:value="-0.0294" calcext:value-type="percentage">
            <text:p>-2,94%</text:p>
          </table:table-cell>
          <table:table-cell table:formula="of:=[.N197] * (1+[.L198])" office:value-type="currency" office:currency="BRL" office:value="8035.85460792596" calcext:value-type="currency">
            <text:p>R$ 8.035,85</text:p>
          </table:table-cell>
          <table:table-cell table:formula="of:= 5000 * (1+[.M198])" office:value-type="float" office:value="4853" calcext:value-type="float">
            <text:p>485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6/11/17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299" calcext:value-type="percentage">
            <text:p>2,9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02" calcext:value-type="percentage">
            <text:p>3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52" calcext:value-type="percentage">
            <text:p>2,5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7" calcext:value-type="percentage">
            <text:p>1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73" calcext:value-type="percentage">
            <text:p>4,73%</text:p>
          </table:table-cell>
          <table:table-cell table:formula="of:=([.B199]*[.C199])+([.D199]*[.E199])+([.F199]*[.G199])+([.H199]*[.I199])+([.J199]*[.K199])" office:value-type="percentage" office:value="0.0299" calcext:value-type="percentage">
            <text:p>2,99%</text:p>
          </table:table-cell>
          <table:table-cell table:formula="of:=AVERAGE([.K199];[.I199];[.G199];[.E199];[.C199])" office:value-type="percentage" office:value="0.02926" calcext:value-type="percentage">
            <text:p>2,93%</text:p>
          </table:table-cell>
          <table:table-cell table:formula="of:=[.N198] * (1+[.L199])" office:value-type="currency" office:currency="BRL" office:value="8276.12666070294" calcext:value-type="currency">
            <text:p>R$ 8.276,13</text:p>
          </table:table-cell>
          <table:table-cell table:formula="of:= 5000 * (1+[.M199])" office:value-type="float" office:value="5146.3" calcext:value-type="float">
            <text:p>5146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7/11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2" calcext:value-type="percentage">
            <text:p>1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8" calcext:value-type="percentage">
            <text:p>-0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7" calcext:value-type="percentage">
            <text:p>1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7" calcext:value-type="percentage">
            <text:p>0,97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168" calcext:value-type="percentage">
            <text:p>1,68%</text:p>
          </table:table-cell>
          <table:table-cell table:formula="of:=([.B200]*[.C200])+([.D200]*[.E200])+([.F200]*[.G200])+([.H200]*[.I200])+([.J200]*[.K200])" office:value-type="percentage" office:value="-0.0168" calcext:value-type="percentage">
            <text:p>-1,68%</text:p>
          </table:table-cell>
          <table:table-cell table:formula="of:=AVERAGE([.K200];[.I200];[.G200];[.E200];[.C200])" office:value-type="percentage" office:value="0.00992" calcext:value-type="percentage">
            <text:p>0,99%</text:p>
          </table:table-cell>
          <table:table-cell table:formula="of:=[.N199] * (1+[.L200])" office:value-type="currency" office:currency="BRL" office:value="8137.08773280313" calcext:value-type="currency">
            <text:p>R$ 8.137,09</text:p>
          </table:table-cell>
          <table:table-cell table:formula="of:= 5000 * (1+[.M200])" office:value-type="float" office:value="5049.6" calcext:value-type="float">
            <text:p>5049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1/11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8" calcext:value-type="percentage">
            <text:p>-0,7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9" calcext:value-type="percentage">
            <text:p>1,9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45" calcext:value-type="percentage">
            <text:p>3,4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1" calcext:value-type="percentage">
            <text:p>1,71%</text:p>
          </table:table-cell>
          <table:table-cell table:formula="of:=([.B201]*[.C201])+([.D201]*[.E201])+([.F201]*[.G201])+([.H201]*[.I201])+([.J201]*[.K201])" office:value-type="percentage" office:value="0" calcext:value-type="percentage">
            <text:p>0,00%</text:p>
          </table:table-cell>
          <table:table-cell table:formula="of:=AVERAGE([.K201];[.I201];[.G201];[.E201];[.C201])" office:value-type="percentage" office:value="0.01374" calcext:value-type="percentage">
            <text:p>1,37%</text:p>
          </table:table-cell>
          <table:table-cell table:formula="of:=[.N200] * (1+[.L201])" office:value-type="currency" office:currency="BRL" office:value="8137.08773280313" calcext:value-type="currency">
            <text:p>R$ 8.137,09</text:p>
          </table:table-cell>
          <table:table-cell table:formula="of:= 5000 * (1+[.M201])" office:value-type="float" office:value="5068.7" calcext:value-type="float">
            <text:p>5068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2/11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8" calcext:value-type="percentage">
            <text:p>1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4" calcext:value-type="percentage">
            <text:p>1,2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7" calcext:value-type="percentage">
            <text:p>-0,9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01" calcext:value-type="percentage">
            <text:p>2,0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6" calcext:value-type="percentage">
            <text:p>-0,56%</text:p>
          </table:table-cell>
          <table:table-cell table:formula="of:=([.B202]*[.C202])+([.D202]*[.E202])+([.F202]*[.G202])+([.H202]*[.I202])+([.J202]*[.K202])" office:value-type="percentage" office:value="0" calcext:value-type="percentage">
            <text:p>0,00%</text:p>
          </table:table-cell>
          <table:table-cell table:formula="of:=AVERAGE([.K202];[.I202];[.G202];[.E202];[.C202])" office:value-type="percentage" office:value="0.0062" calcext:value-type="percentage">
            <text:p>0,62%</text:p>
          </table:table-cell>
          <table:table-cell table:formula="of:=[.N201] * (1+[.L202])" office:value-type="currency" office:currency="BRL" office:value="8137.08773280313" calcext:value-type="currency">
            <text:p>R$ 8.137,09</text:p>
          </table:table-cell>
          <table:table-cell table:formula="of:= 5000 * (1+[.M202])" office:value-type="float" office:value="5031" calcext:value-type="float">
            <text:p>503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3/11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5" calcext:value-type="percentage">
            <text:p>0,4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69" calcext:value-type="percentage">
            <text:p>2,6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8" calcext:value-type="percentage">
            <text:p>-0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3" calcext:value-type="percentage">
            <text:p>1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3" calcext:value-type="percentage">
            <text:p>0,13%</text:p>
          </table:table-cell>
          <table:table-cell table:formula="of:=([.B203]*[.C203])+([.D203]*[.E203])+([.F203]*[.G203])+([.H203]*[.I203])+([.J203]*[.K203])" office:value-type="percentage" office:value="0" calcext:value-type="percentage">
            <text:p>0,00%</text:p>
          </table:table-cell>
          <table:table-cell table:formula="of:=AVERAGE([.K203];[.I203];[.G203];[.E203];[.C203])" office:value-type="percentage" office:value="0.00864" calcext:value-type="percentage">
            <text:p>0,86%</text:p>
          </table:table-cell>
          <table:table-cell table:formula="of:=[.N202] * (1+[.L203])" office:value-type="currency" office:currency="BRL" office:value="8137.08773280313" calcext:value-type="currency">
            <text:p>R$ 8.137,09</text:p>
          </table:table-cell>
          <table:table-cell table:formula="of:= 5000 * (1+[.M203])" office:value-type="float" office:value="5043.2" calcext:value-type="float">
            <text:p>5043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4/11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2" calcext:value-type="percentage">
            <text:p>-0,5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8" calcext:value-type="percentage">
            <text:p>-0,7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5" calcext:value-type="percentage">
            <text:p>-0,9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7" calcext:value-type="percentage">
            <text:p>1,6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6" calcext:value-type="percentage">
            <text:p>-0,56%</text:p>
          </table:table-cell>
          <table:table-cell table:formula="of:=([.B204]*[.C204])+([.D204]*[.E204])+([.F204]*[.G204])+([.H204]*[.I204])+([.J204]*[.K204])" office:value-type="percentage" office:value="0" calcext:value-type="percentage">
            <text:p>0,00%</text:p>
          </table:table-cell>
          <table:table-cell table:formula="of:=AVERAGE([.K204];[.I204];[.G204];[.E204];[.C204])" office:value-type="percentage" office:value="-0.00228" calcext:value-type="percentage">
            <text:p>-0,23%</text:p>
          </table:table-cell>
          <table:table-cell table:formula="of:=[.N203] * (1+[.L204])" office:value-type="currency" office:currency="BRL" office:value="8137.08773280313" calcext:value-type="currency">
            <text:p>R$ 8.137,09</text:p>
          </table:table-cell>
          <table:table-cell table:formula="of:= 5000 * (1+[.M204])" office:value-type="float" office:value="4988.6" calcext:value-type="float">
            <text:p>4988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7/11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9" calcext:value-type="percentage">
            <text:p>-1,4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6" calcext:value-type="percentage">
            <text:p>-1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" calcext:value-type="percentage">
            <text:p>0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6" calcext:value-type="percentage">
            <text:p>-1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4" calcext:value-type="percentage">
            <text:p>-1,34%</text:p>
          </table:table-cell>
          <table:table-cell table:formula="of:=([.B205]*[.C205])+([.D205]*[.E205])+([.F205]*[.G205])+([.H205]*[.I205])+([.J205]*[.K205])" office:value-type="percentage" office:value="0" calcext:value-type="percentage">
            <text:p>0,00%</text:p>
          </table:table-cell>
          <table:table-cell table:formula="of:=AVERAGE([.K205];[.I205];[.G205];[.E205];[.C205])" office:value-type="percentage" office:value="-0.0093" calcext:value-type="percentage">
            <text:p>-0,93%</text:p>
          </table:table-cell>
          <table:table-cell table:formula="of:=[.N204] * (1+[.L205])" office:value-type="currency" office:currency="BRL" office:value="8137.08773280313" calcext:value-type="currency">
            <text:p>R$ 8.137,09</text:p>
          </table:table-cell>
          <table:table-cell table:formula="of:= 5000 * (1+[.M205])" office:value-type="float" office:value="4953.5" calcext:value-type="float">
            <text:p>4953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8/11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3" calcext:value-type="percentage">
            <text:p>-0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19" calcext:value-type="percentage">
            <text:p>3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" calcext:value-type="percentage">
            <text:p>0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8" calcext:value-type="percentage">
            <text:p>2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9" calcext:value-type="percentage">
            <text:p>1,49%</text:p>
          </table:table-cell>
          <table:table-cell table:formula="of:=([.B206]*[.C206])+([.D206]*[.E206])+([.F206]*[.G206])+([.H206]*[.I206])+([.J206]*[.K206])" office:value-type="percentage" office:value="0" calcext:value-type="percentage">
            <text:p>0,00%</text:p>
          </table:table-cell>
          <table:table-cell table:formula="of:=AVERAGE([.K206];[.I206];[.G206];[.E206];[.C206])" office:value-type="percentage" office:value="0.01426" calcext:value-type="percentage">
            <text:p>1,43%</text:p>
          </table:table-cell>
          <table:table-cell table:formula="of:=[.N205] * (1+[.L206])" office:value-type="currency" office:currency="BRL" office:value="8137.08773280313" calcext:value-type="currency">
            <text:p>R$ 8.137,09</text:p>
          </table:table-cell>
          <table:table-cell table:formula="of:= 5000 * (1+[.M206])" office:value-type="float" office:value="5071.3" calcext:value-type="float">
            <text:p>5071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9/11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22" calcext:value-type="percentage">
            <text:p>-3,2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9" calcext:value-type="percentage">
            <text:p>0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09" calcext:value-type="percentage">
            <text:p>-2,0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1" calcext:value-type="percentage">
            <text:p>-1,5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53" calcext:value-type="percentage">
            <text:p>-4,53%</text:p>
          </table:table-cell>
          <table:table-cell table:formula="of:=([.B207]*[.C207])+([.D207]*[.E207])+([.F207]*[.G207])+([.H207]*[.I207])+([.J207]*[.K207])" office:value-type="percentage" office:value="0" calcext:value-type="percentage">
            <text:p>0,00%</text:p>
          </table:table-cell>
          <table:table-cell table:formula="of:=AVERAGE([.K207];[.I207];[.G207];[.E207];[.C207])" office:value-type="percentage" office:value="-0.02212" calcext:value-type="percentage">
            <text:p>-2,21%</text:p>
          </table:table-cell>
          <table:table-cell table:formula="of:=[.N206] * (1+[.L207])" office:value-type="currency" office:currency="BRL" office:value="8137.08773280313" calcext:value-type="currency">
            <text:p>R$ 8.137,09</text:p>
          </table:table-cell>
          <table:table-cell table:formula="of:= 5000 * (1+[.M207])" office:value-type="float" office:value="4889.4" calcext:value-type="float">
            <text:p>4889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0/11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7" calcext:value-type="percentage">
            <text:p>0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3" calcext:value-type="percentage">
            <text:p>2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5" calcext:value-type="percentage">
            <text:p>-1,4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9" calcext:value-type="percentage">
            <text:p>-1,5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95" calcext:value-type="percentage">
            <text:p>-3,95%</text:p>
          </table:table-cell>
          <table:table-cell table:formula="of:=([.B208]*[.C208])+([.D208]*[.E208])+([.F208]*[.G208])+([.H208]*[.I208])+([.J208]*[.K208])" office:value-type="percentage" office:value="0" calcext:value-type="percentage">
            <text:p>0,00%</text:p>
          </table:table-cell>
          <table:table-cell table:formula="of:=AVERAGE([.K208];[.I208];[.G208];[.E208];[.C208])" office:value-type="percentage" office:value="-0.00918" calcext:value-type="percentage">
            <text:p>-0,92%</text:p>
          </table:table-cell>
          <table:table-cell table:formula="of:=[.N207] * (1+[.L208])" office:value-type="currency" office:currency="BRL" office:value="8137.08773280313" calcext:value-type="currency">
            <text:p>R$ 8.137,09</text:p>
          </table:table-cell>
          <table:table-cell table:formula="of:= 5000 * (1+[.M208])" office:value-type="float" office:value="4954.1" calcext:value-type="float">
            <text:p>4954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1/1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6" calcext:value-type="percentage">
            <text:p>1,5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5" calcext:value-type="percentage">
            <text:p>0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4" calcext:value-type="percentage">
            <text:p>-0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9" calcext:value-type="percentage">
            <text:p>0,9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84" calcext:value-type="percentage">
            <text:p>2,84%</text:p>
          </table:table-cell>
          <table:table-cell table:formula="of:=([.B209]*[.C209])+([.D209]*[.E209])+([.F209]*[.G209])+([.H209]*[.I209])+([.J209]*[.K209])" office:value-type="percentage" office:value="0" calcext:value-type="percentage">
            <text:p>0,00%</text:p>
          </table:table-cell>
          <table:table-cell table:formula="of:=AVERAGE([.K209];[.I209];[.G209];[.E209];[.C209])" office:value-type="percentage" office:value="0.0108" calcext:value-type="percentage">
            <text:p>1,08%</text:p>
          </table:table-cell>
          <table:table-cell table:formula="of:=[.N208] * (1+[.L209])" office:value-type="currency" office:currency="BRL" office:value="8137.08773280313" calcext:value-type="currency">
            <text:p>R$ 8.137,09</text:p>
          </table:table-cell>
          <table:table-cell table:formula="of:= 5000 * (1+[.M209])" office:value-type="float" office:value="5054" calcext:value-type="float">
            <text:p>505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4/1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7" calcext:value-type="percentage">
            <text:p>-0,8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1" calcext:value-type="percentage">
            <text:p>-1,5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7" calcext:value-type="percentage">
            <text:p>1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79" calcext:value-type="percentage">
            <text:p>3,7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44" calcext:value-type="percentage">
            <text:p>2,44%</text:p>
          </table:table-cell>
          <table:table-cell table:formula="of:=([.B210]*[.C210])+([.D210]*[.E210])+([.F210]*[.G210])+([.H210]*[.I210])+([.J210]*[.K210])" office:value-type="percentage" office:value="0" calcext:value-type="percentage">
            <text:p>0,00%</text:p>
          </table:table-cell>
          <table:table-cell table:formula="of:=AVERAGE([.K210];[.I210];[.G210];[.E210];[.C210])" office:value-type="percentage" office:value="0.01064" calcext:value-type="percentage">
            <text:p>1,06%</text:p>
          </table:table-cell>
          <table:table-cell table:formula="of:=[.N209] * (1+[.L210])" office:value-type="currency" office:currency="BRL" office:value="8137.08773280313" calcext:value-type="currency">
            <text:p>R$ 8.137,09</text:p>
          </table:table-cell>
          <table:table-cell table:formula="of:= 5000 * (1+[.M210])" office:value-type="float" office:value="5053.2" calcext:value-type="float">
            <text:p>5053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5/1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8" calcext:value-type="percentage">
            <text:p>-1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2" calcext:value-type="percentage">
            <text:p>1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1" calcext:value-type="percentage">
            <text:p>-0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2" calcext:value-type="percentage">
            <text:p>-2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5" calcext:value-type="percentage">
            <text:p>-1,45%</text:p>
          </table:table-cell>
          <table:table-cell table:formula="of:=([.B211]*[.C211])+([.D211]*[.E211])+([.F211]*[.G211])+([.H211]*[.I211])+([.J211]*[.K211])" office:value-type="percentage" office:value="0" calcext:value-type="percentage">
            <text:p>0,00%</text:p>
          </table:table-cell>
          <table:table-cell table:formula="of:=AVERAGE([.K211];[.I211];[.G211];[.E211];[.C211])" office:value-type="percentage" office:value="-0.00804" calcext:value-type="percentage">
            <text:p>-0,80%</text:p>
          </table:table-cell>
          <table:table-cell table:formula="of:=[.N210] * (1+[.L211])" office:value-type="currency" office:currency="BRL" office:value="8137.08773280313" calcext:value-type="currency">
            <text:p>R$ 8.137,09</text:p>
          </table:table-cell>
          <table:table-cell table:formula="of:= 5000 * (1+[.M211])" office:value-type="float" office:value="4959.8" calcext:value-type="float">
            <text:p>4959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6/1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6" calcext:value-type="percentage">
            <text:p>1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4" calcext:value-type="percentage">
            <text:p>-0,3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6" calcext:value-type="percentage">
            <text:p>1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3" calcext:value-type="percentage">
            <text:p>-0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01" calcext:value-type="percentage">
            <text:p>3,01%</text:p>
          </table:table-cell>
          <table:table-cell table:formula="of:=([.B212]*[.C212])+([.D212]*[.E212])+([.F212]*[.G212])+([.H212]*[.I212])+([.J212]*[.K212])" office:value-type="percentage" office:value="0" calcext:value-type="percentage">
            <text:p>0,00%</text:p>
          </table:table-cell>
          <table:table-cell table:formula="of:=AVERAGE([.K212];[.I212];[.G212];[.E212];[.C212])" office:value-type="percentage" office:value="0.00872" calcext:value-type="percentage">
            <text:p>0,87%</text:p>
          </table:table-cell>
          <table:table-cell table:formula="of:=[.N211] * (1+[.L212])" office:value-type="currency" office:currency="BRL" office:value="8137.08773280313" calcext:value-type="currency">
            <text:p>R$ 8.137,09</text:p>
          </table:table-cell>
          <table:table-cell table:formula="of:= 5000 * (1+[.M212])" office:value-type="float" office:value="5043.6" calcext:value-type="float">
            <text:p>5043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7/1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8" calcext:value-type="percentage">
            <text:p>-1,6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27" calcext:value-type="percentage">
            <text:p>5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2" calcext:value-type="percentage">
            <text:p>-0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8" calcext:value-type="percentage">
            <text:p>-1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88" calcext:value-type="percentage">
            <text:p>-3,88%</text:p>
          </table:table-cell>
          <table:table-cell table:formula="of:=([.B213]*[.C213])+([.D213]*[.E213])+([.F213]*[.G213])+([.H213]*[.I213])+([.J213]*[.K213])" office:value-type="percentage" office:value="0" calcext:value-type="percentage">
            <text:p>0,00%</text:p>
          </table:table-cell>
          <table:table-cell table:formula="of:=AVERAGE([.K213];[.I213];[.G213];[.E213];[.C213])" office:value-type="percentage" office:value="-0.00358" calcext:value-type="percentage">
            <text:p>-0,36%</text:p>
          </table:table-cell>
          <table:table-cell table:formula="of:=[.N212] * (1+[.L213])" office:value-type="currency" office:currency="BRL" office:value="8137.08773280313" calcext:value-type="currency">
            <text:p>R$ 8.137,09</text:p>
          </table:table-cell>
          <table:table-cell table:formula="of:= 5000 * (1+[.M213])" office:value-type="float" office:value="4982.1" calcext:value-type="float">
            <text:p>4982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8/1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1" calcext:value-type="percentage">
            <text:p>0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7" calcext:value-type="percentage">
            <text:p>-0,6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5" calcext:value-type="percentage">
            <text:p>0,8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2" calcext:value-type="percentage">
            <text:p>0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" calcext:value-type="percentage">
            <text:p>0,60%</text:p>
          </table:table-cell>
          <table:table-cell table:formula="of:=([.B214]*[.C214])+([.D214]*[.E214])+([.F214]*[.G214])+([.H214]*[.I214])+([.J214]*[.K214])" office:value-type="percentage" office:value="0" calcext:value-type="percentage">
            <text:p>0,00%</text:p>
          </table:table-cell>
          <table:table-cell table:formula="of:=AVERAGE([.K214];[.I214];[.G214];[.E214];[.C214])" office:value-type="percentage" office:value="0.00362" calcext:value-type="percentage">
            <text:p>0,36%</text:p>
          </table:table-cell>
          <table:table-cell table:formula="of:=[.N213] * (1+[.L214])" office:value-type="currency" office:currency="BRL" office:value="8137.08773280313" calcext:value-type="currency">
            <text:p>R$ 8.137,09</text:p>
          </table:table-cell>
          <table:table-cell table:formula="of:= 5000 * (1+[.M214])" office:value-type="float" office:value="5018.1" calcext:value-type="float">
            <text:p>5018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1/1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4" calcext:value-type="percentage">
            <text:p>0,1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8" calcext:value-type="percentage">
            <text:p>2,8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8" calcext:value-type="percentage">
            <text:p>0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7" calcext:value-type="percentage">
            <text:p>0,7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1" calcext:value-type="percentage">
            <text:p>-0,81%</text:p>
          </table:table-cell>
          <table:table-cell table:formula="of:=([.B215]*[.C215])+([.D215]*[.E215])+([.F215]*[.G215])+([.H215]*[.I215])+([.J215]*[.K215])" office:value-type="percentage" office:value="0" calcext:value-type="percentage">
            <text:p>0,00%</text:p>
          </table:table-cell>
          <table:table-cell table:formula="of:=AVERAGE([.K215];[.I215];[.G215];[.E215];[.C215])" office:value-type="percentage" office:value="0.00636" calcext:value-type="percentage">
            <text:p>0,64%</text:p>
          </table:table-cell>
          <table:table-cell table:formula="of:=[.N214] * (1+[.L215])" office:value-type="currency" office:currency="BRL" office:value="8137.08773280313" calcext:value-type="currency">
            <text:p>R$ 8.137,09</text:p>
          </table:table-cell>
          <table:table-cell table:formula="of:= 5000 * (1+[.M215])" office:value-type="float" office:value="5031.8" calcext:value-type="float">
            <text:p>5031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2/1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5" calcext:value-type="percentage">
            <text:p>0,7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5" calcext:value-type="percentage">
            <text:p>-2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" calcext:value-type="percentage">
            <text:p>0,8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8" calcext:value-type="percentage">
            <text:p>1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3" calcext:value-type="percentage">
            <text:p>2,23%</text:p>
          </table:table-cell>
          <table:table-cell table:formula="of:=([.B216]*[.C216])+([.D216]*[.E216])+([.F216]*[.G216])+([.H216]*[.I216])+([.J216]*[.K216])" office:value-type="percentage" office:value="0" calcext:value-type="percentage">
            <text:p>0,00%</text:p>
          </table:table-cell>
          <table:table-cell table:formula="of:=AVERAGE([.K216];[.I216];[.G216];[.E216];[.C216])" office:value-type="percentage" office:value="0.00522" calcext:value-type="percentage">
            <text:p>0,52%</text:p>
          </table:table-cell>
          <table:table-cell table:formula="of:=[.N215] * (1+[.L216])" office:value-type="currency" office:currency="BRL" office:value="8137.08773280313" calcext:value-type="currency">
            <text:p>R$ 8.137,09</text:p>
          </table:table-cell>
          <table:table-cell table:formula="of:= 5000 * (1+[.M216])" office:value-type="float" office:value="5026.1" calcext:value-type="float">
            <text:p>5026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3/1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02" calcext:value-type="percentage">
            <text:p>-2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1" calcext:value-type="percentage">
            <text:p>-1,8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22" calcext:value-type="percentage">
            <text:p>-2,2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" calcext:value-type="percentage">
            <text:p>-0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9" calcext:value-type="percentage">
            <text:p>-2,39%</text:p>
          </table:table-cell>
          <table:table-cell table:formula="of:=([.B217]*[.C217])+([.D217]*[.E217])+([.F217]*[.G217])+([.H217]*[.I217])+([.J217]*[.K217])" office:value-type="percentage" office:value="-0" calcext:value-type="percentage">
            <text:p>0,00%</text:p>
          </table:table-cell>
          <table:table-cell table:formula="of:=AVERAGE([.K217];[.I217];[.G217];[.E217];[.C217])" office:value-type="percentage" office:value="-0.01728" calcext:value-type="percentage">
            <text:p>-1,73%</text:p>
          </table:table-cell>
          <table:table-cell table:formula="of:=[.N216] * (1+[.L217])" office:value-type="currency" office:currency="BRL" office:value="8137.08773280313" calcext:value-type="currency">
            <text:p>R$ 8.137,09</text:p>
          </table:table-cell>
          <table:table-cell table:formula="of:= 5000 * (1+[.M217])" office:value-type="float" office:value="4913.6" calcext:value-type="float">
            <text:p>4913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4/1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" calcext:value-type="percentage">
            <text:p>-1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7" calcext:value-type="percentage">
            <text:p>0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8" calcext:value-type="percentage">
            <text:p>-1,5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8" calcext:value-type="percentage">
            <text:p>0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9" calcext:value-type="percentage">
            <text:p>-0,39%</text:p>
          </table:table-cell>
          <table:table-cell table:formula="of:=([.B218]*[.C218])+([.D218]*[.E218])+([.F218]*[.G218])+([.H218]*[.I218])+([.J218]*[.K218])" office:value-type="percentage" office:value="0" calcext:value-type="percentage">
            <text:p>0,00%</text:p>
          </table:table-cell>
          <table:table-cell table:formula="of:=AVERAGE([.K218];[.I218];[.G218];[.E218];[.C218])" office:value-type="percentage" office:value="-0.00504" calcext:value-type="percentage">
            <text:p>-0,50%</text:p>
          </table:table-cell>
          <table:table-cell table:formula="of:=[.N217] * (1+[.L218])" office:value-type="currency" office:currency="BRL" office:value="8137.08773280313" calcext:value-type="currency">
            <text:p>R$ 8.137,09</text:p>
          </table:table-cell>
          <table:table-cell table:formula="of:= 5000 * (1+[.M218])" office:value-type="float" office:value="4974.8" calcext:value-type="float">
            <text:p>4974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5/1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2" calcext:value-type="percentage">
            <text:p>-0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8" calcext:value-type="percentage">
            <text:p>-0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3" calcext:value-type="percentage">
            <text:p>0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" calcext:value-type="percentage">
            <text:p>1,8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3" calcext:value-type="percentage">
            <text:p>0,53%</text:p>
          </table:table-cell>
          <table:table-cell table:formula="of:=([.B219]*[.C219])+([.D219]*[.E219])+([.F219]*[.G219])+([.H219]*[.I219])+([.J219]*[.K219])" office:value-type="percentage" office:value="0" calcext:value-type="percentage">
            <text:p>0,00%</text:p>
          </table:table-cell>
          <table:table-cell table:formula="of:=AVERAGE([.K219];[.I219];[.G219];[.E219];[.C219])" office:value-type="percentage" office:value="0.00412" calcext:value-type="percentage">
            <text:p>0,41%</text:p>
          </table:table-cell>
          <table:table-cell table:formula="of:=[.N218] * (1+[.L219])" office:value-type="currency" office:currency="BRL" office:value="8137.08773280313" calcext:value-type="currency">
            <text:p>R$ 8.137,09</text:p>
          </table:table-cell>
          <table:table-cell table:formula="of:= 5000 * (1+[.M219])" office:value-type="float" office:value="5020.6" calcext:value-type="float">
            <text:p>5020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8/1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1" calcext:value-type="percentage">
            <text:p>1,8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8" calcext:value-type="percentage">
            <text:p>-0,7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57" calcext:value-type="percentage">
            <text:p>2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5" calcext:value-type="percentage">
            <text:p>1,35%</text:p>
          </table:table-cell>
          <table:table-cell table:formula="of:=([.B220]*[.C220])+([.D220]*[.E220])+([.F220]*[.G220])+([.H220]*[.I220])+([.J220]*[.K220])" office:value-type="percentage" office:value="0" calcext:value-type="percentage">
            <text:p>0,00%</text:p>
          </table:table-cell>
          <table:table-cell table:formula="of:=AVERAGE([.K220];[.I220];[.G220];[.E220];[.C220])" office:value-type="percentage" office:value="0.0099" calcext:value-type="percentage">
            <text:p>0,99%</text:p>
          </table:table-cell>
          <table:table-cell table:formula="of:=[.N219] * (1+[.L220])" office:value-type="currency" office:currency="BRL" office:value="8137.08773280313" calcext:value-type="currency">
            <text:p>R$ 8.137,09</text:p>
          </table:table-cell>
          <table:table-cell table:formula="of:= 5000 * (1+[.M220])" office:value-type="float" office:value="5049.5" calcext:value-type="float">
            <text:p>5049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9/1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5" calcext:value-type="percentage">
            <text:p>-0,5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8" calcext:value-type="percentage">
            <text:p>1,6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7" calcext:value-type="percentage">
            <text:p>-0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3" calcext:value-type="percentage">
            <text:p>0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" calcext:value-type="percentage">
            <text:p>-0,60%</text:p>
          </table:table-cell>
          <table:table-cell table:formula="of:=([.B221]*[.C221])+([.D221]*[.E221])+([.F221]*[.G221])+([.H221]*[.I221])+([.J221]*[.K221])" office:value-type="percentage" office:value="0" calcext:value-type="percentage">
            <text:p>0,00%</text:p>
          </table:table-cell>
          <table:table-cell table:formula="of:=AVERAGE([.K221];[.I221];[.G221];[.E221];[.C221])" office:value-type="percentage" office:value="-0.0000199999999999997" calcext:value-type="percentage">
            <text:p>0,00%</text:p>
          </table:table-cell>
          <table:table-cell table:formula="of:=[.N220] * (1+[.L221])" office:value-type="currency" office:currency="BRL" office:value="8137.08773280313" calcext:value-type="currency">
            <text:p>R$ 8.137,09</text:p>
          </table:table-cell>
          <table:table-cell table:formula="of:= 5000 * (1+[.M221])" office:value-type="float" office:value="4999.9" calcext:value-type="float">
            <text:p>4999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/1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9" calcext:value-type="percentage">
            <text:p>0,6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6" calcext:value-type="percentage">
            <text:p>-0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7" calcext:value-type="percentage">
            <text:p>0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45" calcext:value-type="percentage">
            <text:p>3,4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7" calcext:value-type="percentage">
            <text:p>0,07%</text:p>
          </table:table-cell>
          <table:table-cell table:formula="of:=([.B222]*[.C222])+([.D222]*[.E222])+([.F222]*[.G222])+([.H222]*[.I222])+([.J222]*[.K222])" office:value-type="percentage" office:value="0" calcext:value-type="percentage">
            <text:p>0,00%</text:p>
          </table:table-cell>
          <table:table-cell table:formula="of:=AVERAGE([.K222];[.I222];[.G222];[.E222];[.C222])" office:value-type="percentage" office:value="0.00864" calcext:value-type="percentage">
            <text:p>0,86%</text:p>
          </table:table-cell>
          <table:table-cell table:formula="of:=[.N221] * (1+[.L222])" office:value-type="currency" office:currency="BRL" office:value="8137.08773280313" calcext:value-type="currency">
            <text:p>R$ 8.137,09</text:p>
          </table:table-cell>
          <table:table-cell table:formula="of:= 5000 * (1+[.M222])" office:value-type="float" office:value="5043.2" calcext:value-type="float">
            <text:p>5043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1/1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1" calcext:value-type="percentage">
            <text:p>4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6" calcext:value-type="percentage">
            <text:p>-0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23" calcext:value-type="percentage">
            <text:p>4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8" calcext:value-type="percentage">
            <text:p>1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3" calcext:value-type="percentage">
            <text:p>1,13%</text:p>
          </table:table-cell>
          <table:table-cell table:formula="of:=([.B223]*[.C223])+([.D223]*[.E223])+([.F223]*[.G223])+([.H223]*[.I223])+([.J223]*[.K223])" office:value-type="percentage" office:value="0" calcext:value-type="percentage">
            <text:p>0,00%</text:p>
          </table:table-cell>
          <table:table-cell table:formula="of:=AVERAGE([.K223];[.I223];[.G223];[.E223];[.C223])" office:value-type="percentage" office:value="0.02176" calcext:value-type="percentage">
            <text:p>2,18%</text:p>
          </table:table-cell>
          <table:table-cell table:formula="of:=[.N222] * (1+[.L223])" office:value-type="currency" office:currency="BRL" office:value="8137.08773280313" calcext:value-type="currency">
            <text:p>R$ 8.137,09</text:p>
          </table:table-cell>
          <table:table-cell table:formula="of:= 5000 * (1+[.M223])" office:value-type="float" office:value="5108.8" calcext:value-type="float">
            <text:p>5108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2/12/17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072" calcext:value-type="percentage">
            <text:p>-0,72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-0.0067" calcext:value-type="percentage">
            <text:p>-0,67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047" calcext:value-type="percentage">
            <text:p>-0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2" calcext:value-type="percentage">
            <text:p>1,2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5" calcext:value-type="percentage">
            <text:p>0,35%</text:p>
          </table:table-cell>
          <table:table-cell table:formula="of:=([.B224]*[.C224])+([.D224]*[.E224])+([.F224]*[.G224])+([.H224]*[.I224])+([.J224]*[.K224])" office:value-type="percentage" office:value="0.0052" calcext:value-type="percentage">
            <text:p>0,52%</text:p>
          </table:table-cell>
          <table:table-cell table:formula="of:=AVERAGE([.K224];[.I224];[.G224];[.E224];[.C224])" office:value-type="percentage" office:value="-0.00058" calcext:value-type="percentage">
            <text:p>-0,06%</text:p>
          </table:table-cell>
          <table:table-cell table:formula="of:=[.N223] * (1+[.L224])" office:value-type="currency" office:currency="BRL" office:value="8179.40058901371" calcext:value-type="currency">
            <text:p>R$ 8.179,40</text:p>
          </table:table-cell>
          <table:table-cell table:formula="of:= 5000 * (1+[.M224])" office:value-type="float" office:value="4997.1" calcext:value-type="float">
            <text:p>4997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6/1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9" calcext:value-type="percentage">
            <text:p>1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2" calcext:value-type="percentage">
            <text:p>-0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" calcext:value-type="percentage">
            <text:p>0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6" calcext:value-type="percentage">
            <text:p>0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7" calcext:value-type="percentage">
            <text:p>1,07%</text:p>
          </table:table-cell>
          <table:table-cell table:formula="of:=([.B225]*[.C225])+([.D225]*[.E225])+([.F225]*[.G225])+([.H225]*[.I225])+([.J225]*[.K225])" office:value-type="percentage" office:value="0" calcext:value-type="percentage">
            <text:p>0,00%</text:p>
          </table:table-cell>
          <table:table-cell table:formula="of:=AVERAGE([.K225];[.I225];[.G225];[.E225];[.C225])" office:value-type="percentage" office:value="0.0052" calcext:value-type="percentage">
            <text:p>0,52%</text:p>
          </table:table-cell>
          <table:table-cell table:formula="of:=[.N224] * (1+[.L225])" office:value-type="currency" office:currency="BRL" office:value="8179.40058901371" calcext:value-type="currency">
            <text:p>R$ 8.179,40</text:p>
          </table:table-cell>
          <table:table-cell table:formula="of:= 5000 * (1+[.M225])" office:value-type="float" office:value="5026" calcext:value-type="float">
            <text:p>502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7/1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2" calcext:value-type="percentage">
            <text:p>0,5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3" calcext:value-type="percentage">
            <text:p>1,5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5" calcext:value-type="percentage">
            <text:p>-0,5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3" calcext:value-type="percentage">
            <text:p>0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3" calcext:value-type="percentage">
            <text:p>1,23%</text:p>
          </table:table-cell>
          <table:table-cell table:formula="of:=([.B226]*[.C226])+([.D226]*[.E226])+([.F226]*[.G226])+([.H226]*[.I226])+([.J226]*[.K226])" office:value-type="percentage" office:value="0" calcext:value-type="percentage">
            <text:p>0,00%</text:p>
          </table:table-cell>
          <table:table-cell table:formula="of:=AVERAGE([.K226];[.I226];[.G226];[.E226];[.C226])" office:value-type="percentage" office:value="0.00552" calcext:value-type="percentage">
            <text:p>0,55%</text:p>
          </table:table-cell>
          <table:table-cell table:formula="of:=[.N225] * (1+[.L226])" office:value-type="currency" office:currency="BRL" office:value="8179.40058901371" calcext:value-type="currency">
            <text:p>R$ 8.179,40</text:p>
          </table:table-cell>
          <table:table-cell table:formula="of:= 5000 * (1+[.M226])" office:value-type="float" office:value="5027.6" calcext:value-type="float">
            <text:p>5027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8/12/17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2" calcext:value-type="percentage">
            <text:p>0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1239" calcext:value-type="percentage">
            <text:p>-12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8" calcext:value-type="percentage">
            <text:p>0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9" calcext:value-type="percentage">
            <text:p>0,9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4" calcext:value-type="percentage">
            <text:p>-0,64%</text:p>
          </table:table-cell>
          <table:table-cell table:formula="of:=([.B227]*[.C227])+([.D227]*[.E227])+([.F227]*[.G227])+([.H227]*[.I227])+([.J227]*[.K227])" office:value-type="percentage" office:value="0" calcext:value-type="percentage">
            <text:p>0,00%</text:p>
          </table:table-cell>
          <table:table-cell table:formula="of:=AVERAGE([.K227];[.I227];[.G227];[.E227];[.C227])" office:value-type="percentage" office:value="-0.02288" calcext:value-type="percentage">
            <text:p>-2,29%</text:p>
          </table:table-cell>
          <table:table-cell table:formula="of:=[.N226] * (1+[.L227])" office:value-type="currency" office:currency="BRL" office:value="8179.40058901371" calcext:value-type="currency">
            <text:p>R$ 8.179,40</text:p>
          </table:table-cell>
          <table:table-cell table:formula="of:= 5000 * (1+[.M227])" office:value-type="float" office:value="4885.6" calcext:value-type="float">
            <text:p>4885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2/0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78" calcext:value-type="percentage">
            <text:p>2,7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6" calcext:value-type="percentage">
            <text:p>-1,8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08" calcext:value-type="percentage">
            <text:p>3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64" calcext:value-type="percentage">
            <text:p>3,6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48" calcext:value-type="percentage">
            <text:p>3,48%</text:p>
          </table:table-cell>
          <table:table-cell table:formula="of:=([.B228]*[.C228])+([.D228]*[.E228])+([.F228]*[.G228])+([.H228]*[.I228])+([.J228]*[.K228])" office:value-type="percentage" office:value="0" calcext:value-type="percentage">
            <text:p>0,00%</text:p>
          </table:table-cell>
          <table:table-cell table:formula="of:=AVERAGE([.K228];[.I228];[.G228];[.E228];[.C228])" office:value-type="percentage" office:value="0.02224" calcext:value-type="percentage">
            <text:p>2,22%</text:p>
          </table:table-cell>
          <table:table-cell table:formula="of:=[.N227] * (1+[.L228])" office:value-type="currency" office:currency="BRL" office:value="8179.40058901371" calcext:value-type="currency">
            <text:p>R$ 8.179,40</text:p>
          </table:table-cell>
          <table:table-cell table:formula="of:= 5000 * (1+[.M228])" office:value-type="float" office:value="5111.2" calcext:value-type="float">
            <text:p>5111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3/0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8" calcext:value-type="percentage">
            <text:p>0,8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5" calcext:value-type="percentage">
            <text:p>-1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9" calcext:value-type="percentage">
            <text:p>0,6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" calcext:value-type="percentage">
            <text:p>-0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9" calcext:value-type="percentage">
            <text:p>1,29%</text:p>
          </table:table-cell>
          <table:table-cell table:formula="of:=([.B229]*[.C229])+([.D229]*[.E229])+([.F229]*[.G229])+([.H229]*[.I229])+([.J229]*[.K229])" office:value-type="percentage" office:value="0" calcext:value-type="percentage">
            <text:p>0,00%</text:p>
          </table:table-cell>
          <table:table-cell table:formula="of:=AVERAGE([.K229];[.I229];[.G229];[.E229];[.C229])" office:value-type="percentage" office:value="0.00222" calcext:value-type="percentage">
            <text:p>0,22%</text:p>
          </table:table-cell>
          <table:table-cell table:formula="of:=[.N228] * (1+[.L229])" office:value-type="currency" office:currency="BRL" office:value="8179.40058901371" calcext:value-type="currency">
            <text:p>R$ 8.179,40</text:p>
          </table:table-cell>
          <table:table-cell table:formula="of:= 5000 * (1+[.M229])" office:value-type="float" office:value="5011.1" calcext:value-type="float">
            <text:p>5011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4/0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9" calcext:value-type="percentage">
            <text:p>0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4" calcext:value-type="percentage">
            <text:p>-1,1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06" calcext:value-type="percentage">
            <text:p>2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" calcext:value-type="percentage">
            <text:p>0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4" calcext:value-type="percentage">
            <text:p>0,94%</text:p>
          </table:table-cell>
          <table:table-cell table:formula="of:=([.B230]*[.C230])+([.D230]*[.E230])+([.F230]*[.G230])+([.H230]*[.I230])+([.J230]*[.K230])" office:value-type="percentage" office:value="0" calcext:value-type="percentage">
            <text:p>0,00%</text:p>
          </table:table-cell>
          <table:table-cell table:formula="of:=AVERAGE([.K230];[.I230];[.G230];[.E230];[.C230])" office:value-type="percentage" office:value="0.0049" calcext:value-type="percentage">
            <text:p>0,49%</text:p>
          </table:table-cell>
          <table:table-cell table:formula="of:=[.N229] * (1+[.L230])" office:value-type="currency" office:currency="BRL" office:value="8179.40058901371" calcext:value-type="currency">
            <text:p>R$ 8.179,40</text:p>
          </table:table-cell>
          <table:table-cell table:formula="of:= 5000 * (1+[.M230])" office:value-type="float" office:value="5024.5" calcext:value-type="float">
            <text:p>5024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5/0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2" calcext:value-type="percentage">
            <text:p>0,6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8" calcext:value-type="percentage">
            <text:p>1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" calcext:value-type="percentage">
            <text:p>0,3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5" calcext:value-type="percentage">
            <text:p>1,5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table:formula="of:=([.B231]*[.C231])+([.D231]*[.E231])+([.F231]*[.G231])+([.H231]*[.I231])+([.J231]*[.K231])" office:value-type="percentage" office:value="0" calcext:value-type="percentage">
            <text:p>0,00%</text:p>
          </table:table-cell>
          <table:table-cell table:formula="of:=AVERAGE([.K231];[.I231];[.G231];[.E231];[.C231])" office:value-type="percentage" office:value="0.0073" calcext:value-type="percentage">
            <text:p>0,73%</text:p>
          </table:table-cell>
          <table:table-cell table:formula="of:=[.N230] * (1+[.L231])" office:value-type="currency" office:currency="BRL" office:value="8179.40058901371" calcext:value-type="currency">
            <text:p>R$ 8.179,40</text:p>
          </table:table-cell>
          <table:table-cell table:formula="of:= 5000 * (1+[.M231])" office:value-type="float" office:value="5036.5" calcext:value-type="float">
            <text:p>5036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8/0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8" calcext:value-type="percentage">
            <text:p>1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1" calcext:value-type="percentage">
            <text:p>1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3" calcext:value-type="percentage">
            <text:p>-0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4" calcext:value-type="percentage">
            <text:p>2,2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3" calcext:value-type="percentage">
            <text:p>0,23%</text:p>
          </table:table-cell>
          <table:table-cell table:formula="of:=([.B232]*[.C232])+([.D232]*[.E232])+([.F232]*[.G232])+([.H232]*[.I232])+([.J232]*[.K232])" office:value-type="percentage" office:value="0" calcext:value-type="percentage">
            <text:p>0,00%</text:p>
          </table:table-cell>
          <table:table-cell table:formula="of:=AVERAGE([.K232];[.I232];[.G232];[.E232];[.C232])" office:value-type="percentage" office:value="0.00946" calcext:value-type="percentage">
            <text:p>0,95%</text:p>
          </table:table-cell>
          <table:table-cell table:formula="of:=[.N231] * (1+[.L232])" office:value-type="currency" office:currency="BRL" office:value="8179.40058901371" calcext:value-type="currency">
            <text:p>R$ 8.179,40</text:p>
          </table:table-cell>
          <table:table-cell table:formula="of:= 5000 * (1+[.M232])" office:value-type="float" office:value="5047.3" calcext:value-type="float">
            <text:p>5047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9/0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" calcext:value-type="percentage">
            <text:p>-0,8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8" calcext:value-type="percentage">
            <text:p>-1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9" calcext:value-type="percentage">
            <text:p>-0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3" calcext:value-type="percentage">
            <text:p>-0,93%</text:p>
          </table:table-cell>
          <table:table-cell table:formula="of:=([.B233]*[.C233])+([.D233]*[.E233])+([.F233]*[.G233])+([.H233]*[.I233])+([.J233]*[.K233])" office:value-type="percentage" office:value="0" calcext:value-type="percentage">
            <text:p>0,00%</text:p>
          </table:table-cell>
          <table:table-cell table:formula="of:=AVERAGE([.K233];[.I233];[.G233];[.E233];[.C233])" office:value-type="percentage" office:value="-0.0064" calcext:value-type="percentage">
            <text:p>-0,64%</text:p>
          </table:table-cell>
          <table:table-cell table:formula="of:=[.N232] * (1+[.L233])" office:value-type="currency" office:currency="BRL" office:value="8179.40058901371" calcext:value-type="currency">
            <text:p>R$ 8.179,40</text:p>
          </table:table-cell>
          <table:table-cell table:formula="of:= 5000 * (1+[.M233])" office:value-type="float" office:value="4968" calcext:value-type="float">
            <text:p>496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0/0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5" calcext:value-type="percentage">
            <text:p>-1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1" calcext:value-type="percentage">
            <text:p>-0,8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4" calcext:value-type="percentage">
            <text:p>-0,3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8" calcext:value-type="percentage">
            <text:p>-1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2" calcext:value-type="percentage">
            <text:p>-0,42%</text:p>
          </table:table-cell>
          <table:table-cell table:formula="of:=([.B234]*[.C234])+([.D234]*[.E234])+([.F234]*[.G234])+([.H234]*[.I234])+([.J234]*[.K234])" office:value-type="percentage" office:value="-0" calcext:value-type="percentage">
            <text:p>0,00%</text:p>
          </table:table-cell>
          <table:table-cell table:formula="of:=AVERAGE([.K234];[.I234];[.G234];[.E234];[.C234])" office:value-type="percentage" office:value="-0.0086" calcext:value-type="percentage">
            <text:p>-0,86%</text:p>
          </table:table-cell>
          <table:table-cell table:formula="of:=[.N233] * (1+[.L234])" office:value-type="currency" office:currency="BRL" office:value="8179.40058901371" calcext:value-type="currency">
            <text:p>R$ 8.179,40</text:p>
          </table:table-cell>
          <table:table-cell table:formula="of:= 5000 * (1+[.M234])" office:value-type="float" office:value="4957" calcext:value-type="float">
            <text:p>495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1/0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67" calcext:value-type="percentage">
            <text:p>2,6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6" calcext:value-type="percentage">
            <text:p>-1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08" calcext:value-type="percentage">
            <text:p>2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4" calcext:value-type="percentage">
            <text:p>1,9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8" calcext:value-type="percentage">
            <text:p>2,28%</text:p>
          </table:table-cell>
          <table:table-cell table:formula="of:=([.B235]*[.C235])+([.D235]*[.E235])+([.F235]*[.G235])+([.H235]*[.I235])+([.J235]*[.K235])" office:value-type="percentage" office:value="0" calcext:value-type="percentage">
            <text:p>0,00%</text:p>
          </table:table-cell>
          <table:table-cell table:formula="of:=AVERAGE([.K235];[.I235];[.G235];[.E235];[.C235])" office:value-type="percentage" office:value="0.01582" calcext:value-type="percentage">
            <text:p>1,58%</text:p>
          </table:table-cell>
          <table:table-cell table:formula="of:=[.N234] * (1+[.L235])" office:value-type="currency" office:currency="BRL" office:value="8179.40058901371" calcext:value-type="currency">
            <text:p>R$ 8.179,40</text:p>
          </table:table-cell>
          <table:table-cell table:formula="of:= 5000 * (1+[.M235])" office:value-type="float" office:value="5079.1" calcext:value-type="float">
            <text:p>5079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2/0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" calcext:value-type="percentage">
            <text:p>0,3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2" calcext:value-type="percentage">
            <text:p>-0,7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7" calcext:value-type="percentage">
            <text:p>-0,0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8" calcext:value-type="percentage">
            <text:p>0,5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2" calcext:value-type="percentage">
            <text:p>0,22%</text:p>
          </table:table-cell>
          <table:table-cell table:formula="of:=([.B236]*[.C236])+([.D236]*[.E236])+([.F236]*[.G236])+([.H236]*[.I236])+([.J236]*[.K236])" office:value-type="percentage" office:value="0" calcext:value-type="percentage">
            <text:p>0,00%</text:p>
          </table:table-cell>
          <table:table-cell table:formula="of:=AVERAGE([.K236];[.I236];[.G236];[.E236];[.C236])" office:value-type="percentage" office:value="0.00062" calcext:value-type="percentage">
            <text:p>0,06%</text:p>
          </table:table-cell>
          <table:table-cell table:formula="of:=[.N235] * (1+[.L236])" office:value-type="currency" office:currency="BRL" office:value="8179.40058901371" calcext:value-type="currency">
            <text:p>R$ 8.179,40</text:p>
          </table:table-cell>
          <table:table-cell table:formula="of:= 5000 * (1+[.M236])" office:value-type="float" office:value="5003.1" calcext:value-type="float">
            <text:p>5003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5/0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4" calcext:value-type="percentage">
            <text:p>0,2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4" calcext:value-type="percentage">
            <text:p>-0,3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3" calcext:value-type="percentage">
            <text:p>0,6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7" calcext:value-type="percentage">
            <text:p>-0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1" calcext:value-type="percentage">
            <text:p>0,51%</text:p>
          </table:table-cell>
          <table:table-cell table:formula="of:=([.B237]*[.C237])+([.D237]*[.E237])+([.F237]*[.G237])+([.H237]*[.I237])+([.J237]*[.K237])" office:value-type="percentage" office:value="0" calcext:value-type="percentage">
            <text:p>0,00%</text:p>
          </table:table-cell>
          <table:table-cell table:formula="of:=AVERAGE([.K237];[.I237];[.G237];[.E237];[.C237])" office:value-type="percentage" office:value="0.00174" calcext:value-type="percentage">
            <text:p>0,17%</text:p>
          </table:table-cell>
          <table:table-cell table:formula="of:=[.N236] * (1+[.L237])" office:value-type="currency" office:currency="BRL" office:value="8179.40058901371" calcext:value-type="currency">
            <text:p>R$ 8.179,40</text:p>
          </table:table-cell>
          <table:table-cell table:formula="of:= 5000 * (1+[.M237])" office:value-type="float" office:value="5008.7" calcext:value-type="float">
            <text:p>5008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6/0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4" calcext:value-type="percentage">
            <text:p>1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7" calcext:value-type="percentage">
            <text:p>-0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2" calcext:value-type="percentage">
            <text:p>0,9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7" calcext:value-type="percentage">
            <text:p>-2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9" calcext:value-type="percentage">
            <text:p>0,89%</text:p>
          </table:table-cell>
          <table:table-cell table:formula="of:=([.B238]*[.C238])+([.D238]*[.E238])+([.F238]*[.G238])+([.H238]*[.I238])+([.J238]*[.K238])" office:value-type="percentage" office:value="0" calcext:value-type="percentage">
            <text:p>0,00%</text:p>
          </table:table-cell>
          <table:table-cell table:formula="of:=AVERAGE([.K238];[.I238];[.G238];[.E238];[.C238])" office:value-type="percentage" office:value="0.000759999999999999" calcext:value-type="percentage">
            <text:p>0,08%</text:p>
          </table:table-cell>
          <table:table-cell table:formula="of:=[.N237] * (1+[.L238])" office:value-type="currency" office:currency="BRL" office:value="8179.40058901371" calcext:value-type="currency">
            <text:p>R$ 8.179,40</text:p>
          </table:table-cell>
          <table:table-cell table:formula="of:= 5000 * (1+[.M238])" office:value-type="float" office:value="5003.8" calcext:value-type="float">
            <text:p>5003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7/0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02" calcext:value-type="percentage">
            <text:p>4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2" calcext:value-type="percentage">
            <text:p>-0,1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4" calcext:value-type="percentage">
            <text:p>1,64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202" calcext:value-type="percentage">
            <text:p>2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5" calcext:value-type="percentage">
            <text:p>2,35%</text:p>
          </table:table-cell>
          <table:table-cell table:formula="of:=([.B239]*[.C239])+([.D239]*[.E239])+([.F239]*[.G239])+([.H239]*[.I239])+([.J239]*[.K239])" office:value-type="percentage" office:value="0.0202" calcext:value-type="percentage">
            <text:p>2,02%</text:p>
          </table:table-cell>
          <table:table-cell table:formula="of:=AVERAGE([.K239];[.I239];[.G239];[.E239];[.C239])" office:value-type="percentage" office:value="0.01982" calcext:value-type="percentage">
            <text:p>1,98%</text:p>
          </table:table-cell>
          <table:table-cell table:formula="of:=[.N238] * (1+[.L239])" office:value-type="currency" office:currency="BRL" office:value="8344.62448091178" calcext:value-type="currency">
            <text:p>R$ 8.344,62</text:p>
          </table:table-cell>
          <table:table-cell table:formula="of:= 5000 * (1+[.M239])" office:value-type="float" office:value="5099.1" calcext:value-type="float">
            <text:p>5099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8/01/18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074" calcext:value-type="percentage">
            <text:p>-0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" calcext:value-type="percentage">
            <text:p>0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5" calcext:value-type="percentage">
            <text:p>-0,2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8" calcext:value-type="percentage">
            <text:p>-0,6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7" calcext:value-type="percentage">
            <text:p>-0,67%</text:p>
          </table:table-cell>
          <table:table-cell table:formula="of:=([.B240]*[.C240])+([.D240]*[.E240])+([.F240]*[.G240])+([.H240]*[.I240])+([.J240]*[.K240])" office:value-type="percentage" office:value="0.0074" calcext:value-type="percentage">
            <text:p>0,74%</text:p>
          </table:table-cell>
          <table:table-cell table:formula="of:=AVERAGE([.K240];[.I240];[.G240];[.E240];[.C240])" office:value-type="percentage" office:value="-0.00428" calcext:value-type="percentage">
            <text:p>-0,43%</text:p>
          </table:table-cell>
          <table:table-cell table:formula="of:=[.N239] * (1+[.L240])" office:value-type="currency" office:currency="BRL" office:value="8406.37470207053" calcext:value-type="currency">
            <text:p>R$ 8.406,37</text:p>
          </table:table-cell>
          <table:table-cell table:formula="of:= 5000 * (1+[.M240])" office:value-type="float" office:value="4978.6" calcext:value-type="float">
            <text:p>4978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9/0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3" calcext:value-type="percentage">
            <text:p>0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1" calcext:value-type="percentage">
            <text:p>-0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3" calcext:value-type="percentage">
            <text:p>0,8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5" calcext:value-type="percentage">
            <text:p>0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5" calcext:value-type="percentage">
            <text:p>-0,65%</text:p>
          </table:table-cell>
          <table:table-cell table:formula="of:=([.B241]*[.C241])+([.D241]*[.E241])+([.F241]*[.G241])+([.H241]*[.I241])+([.J241]*[.K241])" office:value-type="percentage" office:value="0" calcext:value-type="percentage">
            <text:p>0,00%</text:p>
          </table:table-cell>
          <table:table-cell table:formula="of:=AVERAGE([.K241];[.I241];[.G241];[.E241];[.C241])" office:value-type="percentage" office:value="0.0000999999999999997" calcext:value-type="percentage">
            <text:p>0,01%</text:p>
          </table:table-cell>
          <table:table-cell table:formula="of:=[.N240] * (1+[.L241])" office:value-type="currency" office:currency="BRL" office:value="8406.37470207053" calcext:value-type="currency">
            <text:p>R$ 8.406,37</text:p>
          </table:table-cell>
          <table:table-cell table:formula="of:= 5000 * (1+[.M241])" office:value-type="float" office:value="5000.5" calcext:value-type="float">
            <text:p>5000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2/0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4" calcext:value-type="percentage">
            <text:p>1,1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7" calcext:value-type="percentage">
            <text:p>-0,7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47" calcext:value-type="percentage">
            <text:p>2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3" calcext:value-type="percentage">
            <text:p>-0,5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4" calcext:value-type="percentage">
            <text:p>0,34%</text:p>
          </table:table-cell>
          <table:table-cell table:formula="of:=([.B242]*[.C242])+([.D242]*[.E242])+([.F242]*[.G242])+([.H242]*[.I242])+([.J242]*[.K242])" office:value-type="percentage" office:value="0" calcext:value-type="percentage">
            <text:p>0,00%</text:p>
          </table:table-cell>
          <table:table-cell table:formula="of:=AVERAGE([.K242];[.I242];[.G242];[.E242];[.C242])" office:value-type="percentage" office:value="0.0053" calcext:value-type="percentage">
            <text:p>0,53%</text:p>
          </table:table-cell>
          <table:table-cell table:formula="of:=[.N241] * (1+[.L242])" office:value-type="currency" office:currency="BRL" office:value="8406.37470207053" calcext:value-type="currency">
            <text:p>R$ 8.406,37</text:p>
          </table:table-cell>
          <table:table-cell table:formula="of:= 5000 * (1+[.M242])" office:value-type="float" office:value="5026.5" calcext:value-type="float">
            <text:p>5026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3/0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6" calcext:value-type="percentage">
            <text:p>-0,9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" calcext:value-type="percentage">
            <text:p>1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5" calcext:value-type="percentage">
            <text:p>-0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17" calcext:value-type="percentage">
            <text:p>-4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7" calcext:value-type="percentage">
            <text:p>0,37%</text:p>
          </table:table-cell>
          <table:table-cell table:formula="of:=([.B243]*[.C243])+([.D243]*[.E243])+([.F243]*[.G243])+([.H243]*[.I243])+([.J243]*[.K243])" office:value-type="percentage" office:value="0" calcext:value-type="percentage">
            <text:p>0,00%</text:p>
          </table:table-cell>
          <table:table-cell table:formula="of:=AVERAGE([.K243];[.I243];[.G243];[.E243];[.C243])" office:value-type="percentage" office:value="-0.00742" calcext:value-type="percentage">
            <text:p>-0,74%</text:p>
          </table:table-cell>
          <table:table-cell table:formula="of:=[.N242] * (1+[.L243])" office:value-type="currency" office:currency="BRL" office:value="8406.37470207053" calcext:value-type="currency">
            <text:p>R$ 8.406,37</text:p>
          </table:table-cell>
          <table:table-cell table:formula="of:= 5000 * (1+[.M243])" office:value-type="float" office:value="4962.9" calcext:value-type="float">
            <text:p>4962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4/0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7" calcext:value-type="percentage">
            <text:p>5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9" calcext:value-type="percentage">
            <text:p>-1,9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83" calcext:value-type="percentage">
            <text:p>4,83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221" calcext:value-type="percentage">
            <text:p>2,2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792" calcext:value-type="percentage">
            <text:p>7,92%</text:p>
          </table:table-cell>
          <table:table-cell table:formula="of:=([.B244]*[.C244])+([.D244]*[.E244])+([.F244]*[.G244])+([.H244]*[.I244])+([.J244]*[.K244])" office:value-type="percentage" office:value="0.0221" calcext:value-type="percentage">
            <text:p>2,21%</text:p>
          </table:table-cell>
          <table:table-cell table:formula="of:=AVERAGE([.K244];[.I244];[.G244];[.E244];[.C244])" office:value-type="percentage" office:value="0.03734" calcext:value-type="percentage">
            <text:p>3,73%</text:p>
          </table:table-cell>
          <table:table-cell table:formula="of:=[.N243] * (1+[.L244])" office:value-type="currency" office:currency="BRL" office:value="8592.15558298629" calcext:value-type="currency">
            <text:p>R$ 8.592,16</text:p>
          </table:table-cell>
          <table:table-cell table:formula="of:= 5000 * (1+[.M244])" office:value-type="float" office:value="5186.7" calcext:value-type="float">
            <text:p>5186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6/01/18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307" calcext:value-type="percentage">
            <text:p>3,0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" calcext:value-type="percentage">
            <text:p>-0,10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544" calcext:value-type="percentage">
            <text:p>5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2" calcext:value-type="percentage">
            <text:p>-0,82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311" calcext:value-type="percentage">
            <text:p>3,11%</text:p>
          </table:table-cell>
          <table:table-cell table:formula="of:=([.B245]*[.C245])+([.D245]*[.E245])+([.F245]*[.G245])+([.H245]*[.I245])+([.J245]*[.K245])" office:value-type="percentage" office:value="-0.1162" calcext:value-type="percentage">
            <text:p>-11,62%</text:p>
          </table:table-cell>
          <table:table-cell table:formula="of:=AVERAGE([.K245];[.I245];[.G245];[.E245];[.C245])" office:value-type="percentage" office:value="0.0214" calcext:value-type="percentage">
            <text:p>2,14%</text:p>
          </table:table-cell>
          <table:table-cell table:formula="of:=[.N244] * (1+[.L245])" office:value-type="currency" office:currency="BRL" office:value="7593.74710424329" calcext:value-type="currency">
            <text:p>R$ 7.593,75</text:p>
          </table:table-cell>
          <table:table-cell table:formula="of:= 5000 * (1+[.M245])" office:value-type="float" office:value="5107" calcext:value-type="float">
            <text:p>510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9/0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2" calcext:value-type="percentage">
            <text:p>-0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5" calcext:value-type="percentage">
            <text:p>-0,15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269" calcext:value-type="percentage">
            <text:p>-2,6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" calcext:value-type="percentage">
            <text:p>1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8" calcext:value-type="percentage">
            <text:p>-0,58%</text:p>
          </table:table-cell>
          <table:table-cell table:formula="of:=([.B246]*[.C246])+([.D246]*[.E246])+([.F246]*[.G246])+([.H246]*[.I246])+([.J246]*[.K246])" office:value-type="percentage" office:value="0.0269" calcext:value-type="percentage">
            <text:p>2,69%</text:p>
          </table:table-cell>
          <table:table-cell table:formula="of:=AVERAGE([.K246];[.I246];[.G246];[.E246];[.C246])" office:value-type="percentage" office:value="-0.00548" calcext:value-type="percentage">
            <text:p>-0,55%</text:p>
          </table:table-cell>
          <table:table-cell table:formula="of:=[.N245] * (1+[.L246])" office:value-type="currency" office:currency="BRL" office:value="7798.01890134743" calcext:value-type="currency">
            <text:p>R$ 7.798,02</text:p>
          </table:table-cell>
          <table:table-cell table:formula="of:= 5000 * (1+[.M246])" office:value-type="float" office:value="4972.6" calcext:value-type="float">
            <text:p>4972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0/0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9" calcext:value-type="percentage">
            <text:p>-1,7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5" calcext:value-type="percentage">
            <text:p>0,8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9" calcext:value-type="percentage">
            <text:p>-0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9" calcext:value-type="percentage">
            <text:p>-0,9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6" calcext:value-type="percentage">
            <text:p>-0,36%</text:p>
          </table:table-cell>
          <table:table-cell table:formula="of:=([.B247]*[.C247])+([.D247]*[.E247])+([.F247]*[.G247])+([.H247]*[.I247])+([.J247]*[.K247])" office:value-type="percentage" office:value="0" calcext:value-type="percentage">
            <text:p>0,00%</text:p>
          </table:table-cell>
          <table:table-cell table:formula="of:=AVERAGE([.K247];[.I247];[.G247];[.E247];[.C247])" office:value-type="percentage" office:value="-0.00536" calcext:value-type="percentage">
            <text:p>-0,54%</text:p>
          </table:table-cell>
          <table:table-cell table:formula="of:=[.N246] * (1+[.L247])" office:value-type="currency" office:currency="BRL" office:value="7798.01890134743" calcext:value-type="currency">
            <text:p>R$ 7.798,02</text:p>
          </table:table-cell>
          <table:table-cell table:formula="of:= 5000 * (1+[.M247])" office:value-type="float" office:value="4973.2" calcext:value-type="float">
            <text:p>4973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1/0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7" calcext:value-type="percentage">
            <text:p>1,07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-0.0074" calcext:value-type="percentage">
            <text:p>-0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" calcext:value-type="percentage">
            <text:p>1,5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5" calcext:value-type="percentage">
            <text:p>-0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7" calcext:value-type="percentage">
            <text:p>2,27%</text:p>
          </table:table-cell>
          <table:table-cell table:formula="of:=([.B248]*[.C248])+([.D248]*[.E248])+([.F248]*[.G248])+([.H248]*[.I248])+([.J248]*[.K248])" office:value-type="percentage" office:value="-0.0074" calcext:value-type="percentage">
            <text:p>-0,74%</text:p>
          </table:table-cell>
          <table:table-cell table:formula="of:=AVERAGE([.K248];[.I248];[.G248];[.E248];[.C248])" office:value-type="percentage" office:value="0.0081" calcext:value-type="percentage">
            <text:p>0,81%</text:p>
          </table:table-cell>
          <table:table-cell table:formula="of:=[.N247] * (1+[.L248])" office:value-type="currency" office:currency="BRL" office:value="7740.31356147746" calcext:value-type="currency">
            <text:p>R$ 7.740,31</text:p>
          </table:table-cell>
          <table:table-cell table:formula="of:= 5000 * (1+[.M248])" office:value-type="float" office:value="5040.5" calcext:value-type="float">
            <text:p>5040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1/02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18" calcext:value-type="percentage">
            <text:p>4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1" calcext:value-type="percentage">
            <text:p>0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2" calcext:value-type="percentage">
            <text:p>0,5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" calcext:value-type="percentage">
            <text:p>0,8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7" calcext:value-type="percentage">
            <text:p>0,27%</text:p>
          </table:table-cell>
          <table:table-cell table:formula="of:=([.B249]*[.C249])+([.D249]*[.E249])+([.F249]*[.G249])+([.H249]*[.I249])+([.J249]*[.K249])" office:value-type="percentage" office:value="0" calcext:value-type="percentage">
            <text:p>0,00%</text:p>
          </table:table-cell>
          <table:table-cell table:formula="of:=AVERAGE([.K249];[.I249];[.G249];[.E249];[.C249])" office:value-type="percentage" office:value="0.01176" calcext:value-type="percentage">
            <text:p>1,18%</text:p>
          </table:table-cell>
          <table:table-cell table:formula="of:=[.N248] * (1+[.L249])" office:value-type="currency" office:currency="BRL" office:value="7740.31356147746" calcext:value-type="currency">
            <text:p>R$ 7.740,31</text:p>
          </table:table-cell>
          <table:table-cell table:formula="of:= 5000 * (1+[.M249])" office:value-type="float" office:value="5058.8" calcext:value-type="float">
            <text:p>5058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2/02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69" calcext:value-type="percentage">
            <text:p>-2,6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4" calcext:value-type="percentage">
            <text:p>-0,3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8" calcext:value-type="percentage">
            <text:p>-1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7" calcext:value-type="percentage">
            <text:p>-2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6" calcext:value-type="percentage">
            <text:p>-1,36%</text:p>
          </table:table-cell>
          <table:table-cell table:formula="of:=([.B250]*[.C250])+([.D250]*[.E250])+([.F250]*[.G250])+([.H250]*[.I250])+([.J250]*[.K250])" office:value-type="percentage" office:value="-0" calcext:value-type="percentage">
            <text:p>0,00%</text:p>
          </table:table-cell>
          <table:table-cell table:formula="of:=AVERAGE([.K250];[.I250];[.G250];[.E250];[.C250])" office:value-type="percentage" office:value="-0.01608" calcext:value-type="percentage">
            <text:p>-1,61%</text:p>
          </table:table-cell>
          <table:table-cell table:formula="of:=[.N249] * (1+[.L250])" office:value-type="currency" office:currency="BRL" office:value="7740.31356147746" calcext:value-type="currency">
            <text:p>R$ 7.740,31</text:p>
          </table:table-cell>
          <table:table-cell table:formula="of:= 5000 * (1+[.M250])" office:value-type="float" office:value="4919.6" calcext:value-type="float">
            <text:p>4919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5/02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65" calcext:value-type="percentage">
            <text:p>-4,6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5" calcext:value-type="percentage">
            <text:p>1,8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5" calcext:value-type="percentage">
            <text:p>-3,5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" calcext:value-type="percentage">
            <text:p>-1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99" calcext:value-type="percentage">
            <text:p>-2,99%</text:p>
          </table:table-cell>
          <table:table-cell table:formula="of:=([.B251]*[.C251])+([.D251]*[.E251])+([.F251]*[.G251])+([.H251]*[.I251])+([.J251]*[.K251])" office:value-type="percentage" office:value="0" calcext:value-type="percentage">
            <text:p>0,00%</text:p>
          </table:table-cell>
          <table:table-cell table:formula="of:=AVERAGE([.K251];[.I251];[.G251];[.E251];[.C251])" office:value-type="percentage" office:value="-0.02078" calcext:value-type="percentage">
            <text:p>-2,08%</text:p>
          </table:table-cell>
          <table:table-cell table:formula="of:=[.N250] * (1+[.L251])" office:value-type="currency" office:currency="BRL" office:value="7740.31356147746" calcext:value-type="currency">
            <text:p>R$ 7.740,31</text:p>
          </table:table-cell>
          <table:table-cell table:formula="of:= 5000 * (1+[.M251])" office:value-type="float" office:value="4896.1" calcext:value-type="float">
            <text:p>4896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6/02/18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498" calcext:value-type="percentage">
            <text:p>4,9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1" calcext:value-type="percentage">
            <text:p>-0,5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6" calcext:value-type="percentage">
            <text:p>3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26" calcext:value-type="percentage">
            <text:p>5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39" calcext:value-type="percentage">
            <text:p>4,39%</text:p>
          </table:table-cell>
          <table:table-cell table:formula="of:=([.B252]*[.C252])+([.D252]*[.E252])+([.F252]*[.G252])+([.H252]*[.I252])+([.J252]*[.K252])" office:value-type="percentage" office:value="0.0498" calcext:value-type="percentage">
            <text:p>4,98%</text:p>
          </table:table-cell>
          <table:table-cell table:formula="of:=AVERAGE([.K252];[.I252];[.G252];[.E252];[.C252])" office:value-type="percentage" office:value="0.03544" calcext:value-type="percentage">
            <text:p>3,54%</text:p>
          </table:table-cell>
          <table:table-cell table:formula="of:=[.N251] * (1+[.L252])" office:value-type="currency" office:currency="BRL" office:value="8125.78117683904" calcext:value-type="currency">
            <text:p>R$ 8.125,78</text:p>
          </table:table-cell>
          <table:table-cell table:formula="of:= 5000 * (1+[.M252])" office:value-type="float" office:value="5177.2" calcext:value-type="float">
            <text:p>5177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7/02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76" calcext:value-type="percentage">
            <text:p>-2,7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9" calcext:value-type="percentage">
            <text:p>0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7" calcext:value-type="percentage">
            <text:p>-2,37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179" calcext:value-type="percentage">
            <text:p>-1,7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1" calcext:value-type="percentage">
            <text:p>0,11%</text:p>
          </table:table-cell>
          <table:table-cell table:formula="of:=([.B253]*[.C253])+([.D253]*[.E253])+([.F253]*[.G253])+([.H253]*[.I253])+([.J253]*[.K253])" office:value-type="percentage" office:value="0.0179" calcext:value-type="percentage">
            <text:p>1,79%</text:p>
          </table:table-cell>
          <table:table-cell table:formula="of:=AVERAGE([.K253];[.I253];[.G253];[.E253];[.C253])" office:value-type="percentage" office:value="-0.01304" calcext:value-type="percentage">
            <text:p>-1,30%</text:p>
          </table:table-cell>
          <table:table-cell table:formula="of:=[.N252] * (1+[.L253])" office:value-type="currency" office:currency="BRL" office:value="8271.23265990446" calcext:value-type="currency">
            <text:p>R$ 8.271,23</text:p>
          </table:table-cell>
          <table:table-cell table:formula="of:= 5000 * (1+[.M253])" office:value-type="float" office:value="4934.8" calcext:value-type="float">
            <text:p>4934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8/02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8" calcext:value-type="percentage">
            <text:p>-1,9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717" calcext:value-type="percentage">
            <text:p>7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" calcext:value-type="percentage">
            <text:p>-0,5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" calcext:value-type="percentage">
            <text:p>-0,3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14" calcext:value-type="percentage">
            <text:p>-3,14%</text:p>
          </table:table-cell>
          <table:table-cell table:formula="of:=([.B254]*[.C254])+([.D254]*[.E254])+([.F254]*[.G254])+([.H254]*[.I254])+([.J254]*[.K254])" office:value-type="percentage" office:value="0" calcext:value-type="percentage">
            <text:p>0,00%</text:p>
          </table:table-cell>
          <table:table-cell table:formula="of:=AVERAGE([.K254];[.I254];[.G254];[.E254];[.C254])" office:value-type="percentage" office:value="0.0025" calcext:value-type="percentage">
            <text:p>0,25%</text:p>
          </table:table-cell>
          <table:table-cell table:formula="of:=[.N253] * (1+[.L254])" office:value-type="currency" office:currency="BRL" office:value="8271.23265990446" calcext:value-type="currency">
            <text:p>R$ 8.271,23</text:p>
          </table:table-cell>
          <table:table-cell table:formula="of:= 5000 * (1+[.M254])" office:value-type="float" office:value="5012.5" calcext:value-type="float">
            <text:p>5012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9/02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8" calcext:value-type="percentage">
            <text:p>-1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3" calcext:value-type="percentage">
            <text:p>0,4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7" calcext:value-type="percentage">
            <text:p>0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8" calcext:value-type="percentage">
            <text:p>0,9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9" calcext:value-type="percentage">
            <text:p>-1,89%</text:p>
          </table:table-cell>
          <table:table-cell table:formula="of:=([.B255]*[.C255])+([.D255]*[.E255])+([.F255]*[.G255])+([.H255]*[.I255])+([.J255]*[.K255])" office:value-type="percentage" office:value="0" calcext:value-type="percentage">
            <text:p>0,00%</text:p>
          </table:table-cell>
          <table:table-cell table:formula="of:=AVERAGE([.K255];[.I255];[.G255];[.E255];[.C255])" office:value-type="percentage" office:value="-0.00338" calcext:value-type="percentage">
            <text:p>-0,34%</text:p>
          </table:table-cell>
          <table:table-cell table:formula="of:=[.N254] * (1+[.L255])" office:value-type="currency" office:currency="BRL" office:value="8271.23265990446" calcext:value-type="currency">
            <text:p>R$ 8.271,23</text:p>
          </table:table-cell>
          <table:table-cell table:formula="of:= 5000 * (1+[.M255])" office:value-type="float" office:value="4983.1" calcext:value-type="float">
            <text:p>4983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4/02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55" calcext:value-type="percentage">
            <text:p>2,5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2" calcext:value-type="percentage">
            <text:p>1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3" calcext:value-type="percentage">
            <text:p>-1,6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6" calcext:value-type="percentage">
            <text:p>6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62" calcext:value-type="percentage">
            <text:p>4,62%</text:p>
          </table:table-cell>
          <table:table-cell table:formula="of:=([.B256]*[.C256])+([.D256]*[.E256])+([.F256]*[.G256])+([.H256]*[.I256])+([.J256]*[.K256])" office:value-type="percentage" office:value="0" calcext:value-type="percentage">
            <text:p>0,00%</text:p>
          </table:table-cell>
          <table:table-cell table:formula="of:=AVERAGE([.K256];[.I256];[.G256];[.E256];[.C256])" office:value-type="percentage" office:value="0.02592" calcext:value-type="percentage">
            <text:p>2,59%</text:p>
          </table:table-cell>
          <table:table-cell table:formula="of:=[.N255] * (1+[.L256])" office:value-type="currency" office:currency="BRL" office:value="8271.23265990446" calcext:value-type="currency">
            <text:p>R$ 8.271,23</text:p>
          </table:table-cell>
          <table:table-cell table:formula="of:= 5000 * (1+[.M256])" office:value-type="float" office:value="5129.6" calcext:value-type="float">
            <text:p>5129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5/02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6" calcext:value-type="percentage">
            <text:p>0,7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3" calcext:value-type="percentage">
            <text:p>-0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3" calcext:value-type="percentage">
            <text:p>0,03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323" calcext:value-type="percentage">
            <text:p>3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9" calcext:value-type="percentage">
            <text:p>-1,69%</text:p>
          </table:table-cell>
          <table:table-cell table:formula="of:=([.B257]*[.C257])+([.D257]*[.E257])+([.F257]*[.G257])+([.H257]*[.I257])+([.J257]*[.K257])" office:value-type="percentage" office:value="-0.0323" calcext:value-type="percentage">
            <text:p>-3,23%</text:p>
          </table:table-cell>
          <table:table-cell table:formula="of:=AVERAGE([.K257];[.I257];[.G257];[.E257];[.C257])" office:value-type="percentage" office:value="0.0042" calcext:value-type="percentage">
            <text:p>0,42%</text:p>
          </table:table-cell>
          <table:table-cell table:formula="of:=[.N256] * (1+[.L257])" office:value-type="currency" office:currency="BRL" office:value="8004.07184498954" calcext:value-type="currency">
            <text:p>R$ 8.004,07</text:p>
          </table:table-cell>
          <table:table-cell table:formula="of:= 5000 * (1+[.M257])"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6/02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1" calcext:value-type="percentage">
            <text:p>0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1" calcext:value-type="percentage">
            <text:p>1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8" calcext:value-type="percentage">
            <text:p>0,7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8" calcext:value-type="percentage">
            <text:p>0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" calcext:value-type="percentage">
            <text:p>1,00%</text:p>
          </table:table-cell>
          <table:table-cell table:formula="of:=([.B258]*[.C258])+([.D258]*[.E258])+([.F258]*[.G258])+([.H258]*[.I258])+([.J258]*[.K258])" office:value-type="percentage" office:value="0" calcext:value-type="percentage">
            <text:p>0,00%</text:p>
          </table:table-cell>
          <table:table-cell table:formula="of:=AVERAGE([.K258];[.I258];[.G258];[.E258];[.C258])" office:value-type="percentage" office:value="0.00736" calcext:value-type="percentage">
            <text:p>0,74%</text:p>
          </table:table-cell>
          <table:table-cell table:formula="of:=[.N257] * (1+[.L258])" office:value-type="currency" office:currency="BRL" office:value="8004.07184498954" calcext:value-type="currency">
            <text:p>R$ 8.004,07</text:p>
          </table:table-cell>
          <table:table-cell table:formula="of:= 5000 * (1+[.M258])" office:value-type="float" office:value="5036.8" calcext:value-type="float">
            <text:p>5036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9/02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22" calcext:value-type="percentage">
            <text:p>3,2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7" calcext:value-type="percentage">
            <text:p>1,8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7" calcext:value-type="percentage">
            <text:p>-0,7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" calcext:value-type="percentage">
            <text:p>0,9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6" calcext:value-type="percentage">
            <text:p>-1,66%</text:p>
          </table:table-cell>
          <table:table-cell table:formula="of:=([.B259]*[.C259])+([.D259]*[.E259])+([.F259]*[.G259])+([.H259]*[.I259])+([.J259]*[.K259])" office:value-type="percentage" office:value="0" calcext:value-type="percentage">
            <text:p>0,00%</text:p>
          </table:table-cell>
          <table:table-cell table:formula="of:=AVERAGE([.K259];[.I259];[.G259];[.E259];[.C259])" office:value-type="percentage" office:value="0.00712" calcext:value-type="percentage">
            <text:p>0,71%</text:p>
          </table:table-cell>
          <table:table-cell table:formula="of:=[.N258] * (1+[.L259])" office:value-type="currency" office:currency="BRL" office:value="8004.07184498954" calcext:value-type="currency">
            <text:p>R$ 8.004,07</text:p>
          </table:table-cell>
          <table:table-cell table:formula="of:= 5000 * (1+[.M259])" office:value-type="float" office:value="5035.6" calcext:value-type="float">
            <text:p>5035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/02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8" calcext:value-type="percentage">
            <text:p>1,9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2" calcext:value-type="percentage">
            <text:p>-0,6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47" calcext:value-type="percentage">
            <text:p>2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02" calcext:value-type="percentage">
            <text:p>-2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95" calcext:value-type="percentage">
            <text:p>2,95%</text:p>
          </table:table-cell>
          <table:table-cell table:formula="of:=([.B260]*[.C260])+([.D260]*[.E260])+([.F260]*[.G260])+([.H260]*[.I260])+([.J260]*[.K260])" office:value-type="percentage" office:value="0" calcext:value-type="percentage">
            <text:p>0,00%</text:p>
          </table:table-cell>
          <table:table-cell table:formula="of:=AVERAGE([.K260];[.I260];[.G260];[.E260];[.C260])" office:value-type="percentage" office:value="0.00952" calcext:value-type="percentage">
            <text:p>0,95%</text:p>
          </table:table-cell>
          <table:table-cell table:formula="of:=[.N259] * (1+[.L260])" office:value-type="currency" office:currency="BRL" office:value="8004.07184498954" calcext:value-type="currency">
            <text:p>R$ 8.004,07</text:p>
          </table:table-cell>
          <table:table-cell table:formula="of:= 5000 * (1+[.M260])" office:value-type="float" office:value="5047.6" calcext:value-type="float">
            <text:p>5047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1/02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2" calcext:value-type="percentage">
            <text:p>-0,9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9" calcext:value-type="percentage">
            <text:p>-0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9" calcext:value-type="percentage">
            <text:p>1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5" calcext:value-type="percentage">
            <text:p>-1,5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8" calcext:value-type="percentage">
            <text:p>0,78%</text:p>
          </table:table-cell>
          <table:table-cell table:formula="of:=([.B261]*[.C261])+([.D261]*[.E261])+([.F261]*[.G261])+([.H261]*[.I261])+([.J261]*[.K261])" office:value-type="percentage" office:value="0" calcext:value-type="percentage">
            <text:p>0,00%</text:p>
          </table:table-cell>
          <table:table-cell table:formula="of:=AVERAGE([.K261];[.I261];[.G261];[.E261];[.C261])" office:value-type="percentage" office:value="-0.00158" calcext:value-type="percentage">
            <text:p>-0,16%</text:p>
          </table:table-cell>
          <table:table-cell table:formula="of:=[.N260] * (1+[.L261])" office:value-type="currency" office:currency="BRL" office:value="8004.07184498954" calcext:value-type="currency">
            <text:p>R$ 8.004,07</text:p>
          </table:table-cell>
          <table:table-cell table:formula="of:= 5000 * (1+[.M261])" office:value-type="float" office:value="4992.1" calcext:value-type="float">
            <text:p>4992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2/02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42" calcext:value-type="percentage">
            <text:p>2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2" calcext:value-type="percentage">
            <text:p>-1,9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5" calcext:value-type="percentage">
            <text:p>0,5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3" calcext:value-type="percentage">
            <text:p>1,9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11" calcext:value-type="percentage">
            <text:p>3,11%</text:p>
          </table:table-cell>
          <table:table-cell table:formula="of:=([.B262]*[.C262])+([.D262]*[.E262])+([.F262]*[.G262])+([.H262]*[.I262])+([.J262]*[.K262])" office:value-type="percentage" office:value="0" calcext:value-type="percentage">
            <text:p>0,00%</text:p>
          </table:table-cell>
          <table:table-cell table:formula="of:=AVERAGE([.K262];[.I262];[.G262];[.E262];[.C262])" office:value-type="percentage" office:value="0.01218" calcext:value-type="percentage">
            <text:p>1,22%</text:p>
          </table:table-cell>
          <table:table-cell table:formula="of:=[.N261] * (1+[.L262])" office:value-type="currency" office:currency="BRL" office:value="8004.07184498954" calcext:value-type="currency">
            <text:p>R$ 8.004,07</text:p>
          </table:table-cell>
          <table:table-cell table:formula="of:= 5000 * (1+[.M262])" office:value-type="float" office:value="5060.9" calcext:value-type="float">
            <text:p>5060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3/02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1" calcext:value-type="percentage">
            <text:p>1,8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3" calcext:value-type="percentage">
            <text:p>0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1" calcext:value-type="percentage">
            <text:p>0,7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1" calcext:value-type="percentage">
            <text:p>0,9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table:formula="of:=([.B263]*[.C263])+([.D263]*[.E263])+([.F263]*[.G263])+([.H263]*[.I263])+([.J263]*[.K263])" office:value-type="percentage" office:value="0" calcext:value-type="percentage">
            <text:p>0,00%</text:p>
          </table:table-cell>
          <table:table-cell table:formula="of:=AVERAGE([.K263];[.I263];[.G263];[.E263];[.C263])" office:value-type="percentage" office:value="0.00832" calcext:value-type="percentage">
            <text:p>0,83%</text:p>
          </table:table-cell>
          <table:table-cell table:formula="of:=[.N262] * (1+[.L263])" office:value-type="currency" office:currency="BRL" office:value="8004.07184498954" calcext:value-type="currency">
            <text:p>R$ 8.004,07</text:p>
          </table:table-cell>
          <table:table-cell table:formula="of:= 5000 * (1+[.M263])" office:value-type="float" office:value="5041.6" calcext:value-type="float">
            <text:p>5041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6/02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2" calcext:value-type="percentage">
            <text:p>1,9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4" calcext:value-type="percentage">
            <text:p>-0,1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3" calcext:value-type="percentage">
            <text:p>-0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84" calcext:value-type="percentage">
            <text:p>2,8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6" calcext:value-type="percentage">
            <text:p>1,46%</text:p>
          </table:table-cell>
          <table:table-cell table:formula="of:=([.B264]*[.C264])+([.D264]*[.E264])+([.F264]*[.G264])+([.H264]*[.I264])+([.J264]*[.K264])" office:value-type="percentage" office:value="0" calcext:value-type="percentage">
            <text:p>0,00%</text:p>
          </table:table-cell>
          <table:table-cell table:formula="of:=AVERAGE([.K264];[.I264];[.G264];[.E264];[.C264])" office:value-type="percentage" office:value="0.0119" calcext:value-type="percentage">
            <text:p>1,19%</text:p>
          </table:table-cell>
          <table:table-cell table:formula="of:=[.N263] * (1+[.L264])" office:value-type="currency" office:currency="BRL" office:value="8004.07184498954" calcext:value-type="currency">
            <text:p>R$ 8.004,07</text:p>
          </table:table-cell>
          <table:table-cell table:formula="of:= 5000 * (1+[.M264])" office:value-type="float" office:value="5059.5" calcext:value-type="float">
            <text:p>5059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7/02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" calcext:value-type="percentage">
            <text:p>-0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9" calcext:value-type="percentage">
            <text:p>1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8" calcext:value-type="percentage">
            <text:p>-1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3" calcext:value-type="percentage">
            <text:p>-0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8" calcext:value-type="percentage">
            <text:p>-0,98%</text:p>
          </table:table-cell>
          <table:table-cell table:formula="of:=([.B265]*[.C265])+([.D265]*[.E265])+([.F265]*[.G265])+([.H265]*[.I265])+([.J265]*[.K265])" office:value-type="percentage" office:value="0" calcext:value-type="percentage">
            <text:p>0,00%</text:p>
          </table:table-cell>
          <table:table-cell table:formula="of:=AVERAGE([.K265];[.I265];[.G265];[.E265];[.C265])" office:value-type="percentage" office:value="-0.0026" calcext:value-type="percentage">
            <text:p>-0,26%</text:p>
          </table:table-cell>
          <table:table-cell table:formula="of:=[.N264] * (1+[.L265])" office:value-type="currency" office:currency="BRL" office:value="8004.07184498954" calcext:value-type="currency">
            <text:p>R$ 8.004,07</text:p>
          </table:table-cell>
          <table:table-cell table:formula="of:= 5000 * (1+[.M265])" office:value-type="float" office:value="4987" calcext:value-type="float">
            <text:p>498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8/02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9" calcext:value-type="percentage">
            <text:p>-0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7" calcext:value-type="percentage">
            <text:p>0,9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41" calcext:value-type="percentage">
            <text:p>-3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81" calcext:value-type="percentage">
            <text:p>-4,8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8" calcext:value-type="percentage">
            <text:p>-1,88%</text:p>
          </table:table-cell>
          <table:table-cell table:formula="of:=([.B266]*[.C266])+([.D266]*[.E266])+([.F266]*[.G266])+([.H266]*[.I266])+([.J266]*[.K266])" office:value-type="percentage" office:value="0" calcext:value-type="percentage">
            <text:p>0,00%</text:p>
          </table:table-cell>
          <table:table-cell table:formula="of:=AVERAGE([.K266];[.I266];[.G266];[.E266];[.C266])" office:value-type="percentage" office:value="-0.01864" calcext:value-type="percentage">
            <text:p>-1,86%</text:p>
          </table:table-cell>
          <table:table-cell table:formula="of:=[.N265] * (1+[.L266])" office:value-type="currency" office:currency="BRL" office:value="8004.07184498954" calcext:value-type="currency">
            <text:p>R$ 8.004,07</text:p>
          </table:table-cell>
          <table:table-cell table:formula="of:= 5000 * (1+[.M266])" office:value-type="float" office:value="4906.8" calcext:value-type="float">
            <text:p>4906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1/03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9" calcext:value-type="percentage">
            <text:p>-1,9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8" calcext:value-type="percentage">
            <text:p>-1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9" calcext:value-type="percentage">
            <text:p>1,49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-0.0134" calcext:value-type="percentage">
            <text:p>-1,3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2" calcext:value-type="percentage">
            <text:p>0,72%</text:p>
          </table:table-cell>
          <table:table-cell table:formula="of:=([.B267]*[.C267])+([.D267]*[.E267])+([.F267]*[.G267])+([.H267]*[.I267])+([.J267]*[.K267])" office:value-type="percentage" office:value="-0.0134" calcext:value-type="percentage">
            <text:p>-1,34%</text:p>
          </table:table-cell>
          <table:table-cell table:formula="of:=AVERAGE([.K267];[.I267];[.G267];[.E267];[.C267])" office:value-type="percentage" office:value="-0.0044" calcext:value-type="percentage">
            <text:p>-0,44%</text:p>
          </table:table-cell>
          <table:table-cell table:formula="of:=[.N266] * (1+[.L267])" office:value-type="currency" office:currency="BRL" office:value="7896.81728226668" calcext:value-type="currency">
            <text:p>R$ 7.896,82</text:p>
          </table:table-cell>
          <table:table-cell table:formula="of:= 5000 * (1+[.M267])" office:value-type="float" office:value="4978" calcext:value-type="float">
            <text:p>497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2/03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8" calcext:value-type="percentage">
            <text:p>2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84" calcext:value-type="percentage">
            <text:p>-2,8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3" calcext:value-type="percentage">
            <text:p>0,5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7" calcext:value-type="percentage">
            <text:p>-1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2" calcext:value-type="percentage">
            <text:p>0,82%</text:p>
          </table:table-cell>
          <table:table-cell table:formula="of:=([.B268]*[.C268])+([.D268]*[.E268])+([.F268]*[.G268])+([.H268]*[.I268])+([.J268]*[.K268])" office:value-type="percentage" office:value="0" calcext:value-type="percentage">
            <text:p>0,00%</text:p>
          </table:table-cell>
          <table:table-cell table:formula="of:=AVERAGE([.K268];[.I268];[.G268];[.E268];[.C268])" office:value-type="percentage" office:value="-0.00156" calcext:value-type="percentage">
            <text:p>-0,16%</text:p>
          </table:table-cell>
          <table:table-cell table:formula="of:=[.N267] * (1+[.L268])" office:value-type="currency" office:currency="BRL" office:value="7896.81728226668" calcext:value-type="currency">
            <text:p>R$ 7.896,82</text:p>
          </table:table-cell>
          <table:table-cell table:formula="of:= 5000 * (1+[.M268])" office:value-type="float" office:value="4992.2" calcext:value-type="float">
            <text:p>4992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5/03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81" calcext:value-type="percentage">
            <text:p>2,8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2" calcext:value-type="percentage">
            <text:p>0,7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" calcext:value-type="percentage">
            <text:p>1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2" calcext:value-type="percentage">
            <text:p>-0,1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3" calcext:value-type="percentage">
            <text:p>0,83%</text:p>
          </table:table-cell>
          <table:table-cell table:formula="of:=([.B269]*[.C269])+([.D269]*[.E269])+([.F269]*[.G269])+([.H269]*[.I269])+([.J269]*[.K269])" office:value-type="percentage" office:value="0" calcext:value-type="percentage">
            <text:p>0,00%</text:p>
          </table:table-cell>
          <table:table-cell table:formula="of:=AVERAGE([.K269];[.I269];[.G269];[.E269];[.C269])" office:value-type="percentage" office:value="0.01128" calcext:value-type="percentage">
            <text:p>1,13%</text:p>
          </table:table-cell>
          <table:table-cell table:formula="of:=[.N268] * (1+[.L269])" office:value-type="currency" office:currency="BRL" office:value="7896.81728226668" calcext:value-type="currency">
            <text:p>R$ 7.896,82</text:p>
          </table:table-cell>
          <table:table-cell table:formula="of:= 5000 * (1+[.M269])" office:value-type="float" office:value="5056.4" calcext:value-type="float">
            <text:p>5056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6/03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9" calcext:value-type="percentage">
            <text:p>-0,9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3" calcext:value-type="percentage">
            <text:p>-0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2" calcext:value-type="percentage">
            <text:p>-0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8" calcext:value-type="percentage">
            <text:p>-0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1" calcext:value-type="percentage">
            <text:p>2,21%</text:p>
          </table:table-cell>
          <table:table-cell table:formula="of:=([.B270]*[.C270])+([.D270]*[.E270])+([.F270]*[.G270])+([.H270]*[.I270])+([.J270]*[.K270])" office:value-type="percentage" office:value="0" calcext:value-type="percentage">
            <text:p>0,00%</text:p>
          </table:table-cell>
          <table:table-cell table:formula="of:=AVERAGE([.K270];[.I270];[.G270];[.E270];[.C270])" office:value-type="percentage" office:value="0.00038" calcext:value-type="percentage">
            <text:p>0,04%</text:p>
          </table:table-cell>
          <table:table-cell table:formula="of:=[.N269] * (1+[.L270])" office:value-type="currency" office:currency="BRL" office:value="7896.81728226668" calcext:value-type="currency">
            <text:p>R$ 7.896,82</text:p>
          </table:table-cell>
          <table:table-cell table:formula="of:= 5000 * (1+[.M270])" office:value-type="float" office:value="5001.9" calcext:value-type="float">
            <text:p>5001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7/03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5" calcext:value-type="percentage">
            <text:p>-1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4" calcext:value-type="percentage">
            <text:p>-0,1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3" calcext:value-type="percentage">
            <text:p>-0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6" calcext:value-type="percentage">
            <text:p>-0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9" calcext:value-type="percentage">
            <text:p>-0,69%</text:p>
          </table:table-cell>
          <table:table-cell table:formula="of:=([.B271]*[.C271])+([.D271]*[.E271])+([.F271]*[.G271])+([.H271]*[.I271])+([.J271]*[.K271])" office:value-type="percentage" office:value="-0" calcext:value-type="percentage">
            <text:p>0,00%</text:p>
          </table:table-cell>
          <table:table-cell table:formula="of:=AVERAGE([.K271];[.I271];[.G271];[.E271];[.C271])" office:value-type="percentage" office:value="-0.00474" calcext:value-type="percentage">
            <text:p>-0,47%</text:p>
          </table:table-cell>
          <table:table-cell table:formula="of:=[.N270] * (1+[.L271])" office:value-type="currency" office:currency="BRL" office:value="7896.81728226668" calcext:value-type="currency">
            <text:p>R$ 7.896,82</text:p>
          </table:table-cell>
          <table:table-cell table:formula="of:= 5000 * (1+[.M271])" office:value-type="float" office:value="4976.3" calcext:value-type="float">
            <text:p>4976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8/03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4" calcext:value-type="percentage">
            <text:p>0,1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1" calcext:value-type="percentage">
            <text:p>1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9" calcext:value-type="percentage">
            <text:p>-0,6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24" calcext:value-type="percentage">
            <text:p>-3,2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3" calcext:value-type="percentage">
            <text:p>0,53%</text:p>
          </table:table-cell>
          <table:table-cell table:formula="of:=([.B272]*[.C272])+([.D272]*[.E272])+([.F272]*[.G272])+([.H272]*[.I272])+([.J272]*[.K272])" office:value-type="percentage" office:value="0" calcext:value-type="percentage">
            <text:p>0,00%</text:p>
          </table:table-cell>
          <table:table-cell table:formula="of:=AVERAGE([.K272];[.I272];[.G272];[.E272];[.C272])" office:value-type="percentage" office:value="-0.0037" calcext:value-type="percentage">
            <text:p>-0,37%</text:p>
          </table:table-cell>
          <table:table-cell table:formula="of:=[.N271] * (1+[.L272])" office:value-type="currency" office:currency="BRL" office:value="7896.81728226668" calcext:value-type="currency">
            <text:p>R$ 7.896,82</text:p>
          </table:table-cell>
          <table:table-cell table:formula="of:= 5000 * (1+[.M272])" office:value-type="float" office:value="4981.5" calcext:value-type="float">
            <text:p>4981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9/03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17" calcext:value-type="percentage">
            <text:p>3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73" calcext:value-type="percentage">
            <text:p>-2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8" calcext:value-type="percentage">
            <text:p>1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4" calcext:value-type="percentage">
            <text:p>1,5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7" calcext:value-type="percentage">
            <text:p>0,67%</text:p>
          </table:table-cell>
          <table:table-cell table:formula="of:=([.B273]*[.C273])+([.D273]*[.E273])+([.F273]*[.G273])+([.H273]*[.I273])+([.J273]*[.K273])" office:value-type="percentage" office:value="0" calcext:value-type="percentage">
            <text:p>0,00%</text:p>
          </table:table-cell>
          <table:table-cell table:formula="of:=AVERAGE([.K273];[.I273];[.G273];[.E273];[.C273])" office:value-type="percentage" office:value="0.00806" calcext:value-type="percentage">
            <text:p>0,81%</text:p>
          </table:table-cell>
          <table:table-cell table:formula="of:=[.N272] * (1+[.L273])" office:value-type="currency" office:currency="BRL" office:value="7896.81728226668" calcext:value-type="currency">
            <text:p>R$ 7.896,82</text:p>
          </table:table-cell>
          <table:table-cell table:formula="of:= 5000 * (1+[.M273])" office:value-type="float" office:value="5040.3" calcext:value-type="float">
            <text:p>5040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2/03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8" calcext:value-type="percentage">
            <text:p>-0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9" calcext:value-type="percentage">
            <text:p>0,5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3" calcext:value-type="percentage">
            <text:p>1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6" calcext:value-type="percentage">
            <text:p>0,8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3" calcext:value-type="percentage">
            <text:p>-0,53%</text:p>
          </table:table-cell>
          <table:table-cell table:formula="of:=([.B274]*[.C274])+([.D274]*[.E274])+([.F274]*[.G274])+([.H274]*[.I274])+([.J274]*[.K274])" office:value-type="percentage" office:value="0" calcext:value-type="percentage">
            <text:p>0,00%</text:p>
          </table:table-cell>
          <table:table-cell table:formula="of:=AVERAGE([.K274];[.I274];[.G274];[.E274];[.C274])" office:value-type="percentage" office:value="0.00354" calcext:value-type="percentage">
            <text:p>0,35%</text:p>
          </table:table-cell>
          <table:table-cell table:formula="of:=[.N273] * (1+[.L274])" office:value-type="currency" office:currency="BRL" office:value="7896.81728226668" calcext:value-type="currency">
            <text:p>R$ 7.896,82</text:p>
          </table:table-cell>
          <table:table-cell table:formula="of:= 5000 * (1+[.M274])" office:value-type="float" office:value="5017.7" calcext:value-type="float">
            <text:p>5017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3/03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8" calcext:value-type="percentage">
            <text:p>-0,9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5" calcext:value-type="percentage">
            <text:p>-0,7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1" calcext:value-type="percentage">
            <text:p>-0,8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8" calcext:value-type="percentage">
            <text:p>-0,7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6" calcext:value-type="percentage">
            <text:p>-1,26%</text:p>
          </table:table-cell>
          <table:table-cell table:formula="of:=([.B275]*[.C275])+([.D275]*[.E275])+([.F275]*[.G275])+([.H275]*[.I275])+([.J275]*[.K275])" office:value-type="percentage" office:value="-0" calcext:value-type="percentage">
            <text:p>0,00%</text:p>
          </table:table-cell>
          <table:table-cell table:formula="of:=AVERAGE([.K275];[.I275];[.G275];[.E275];[.C275])" office:value-type="percentage" office:value="-0.00916" calcext:value-type="percentage">
            <text:p>-0,92%</text:p>
          </table:table-cell>
          <table:table-cell table:formula="of:=[.N274] * (1+[.L275])" office:value-type="currency" office:currency="BRL" office:value="7896.81728226668" calcext:value-type="currency">
            <text:p>R$ 7.896,82</text:p>
          </table:table-cell>
          <table:table-cell table:formula="of:= 5000 * (1+[.M275])" office:value-type="float" office:value="4954.2" calcext:value-type="float">
            <text:p>4954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4/03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3" calcext:value-type="percentage">
            <text:p>1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44" calcext:value-type="percentage">
            <text:p>-2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23" calcext:value-type="percentage">
            <text:p>-2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2" calcext:value-type="percentage">
            <text:p>1,1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6" calcext:value-type="percentage">
            <text:p>-0,86%</text:p>
          </table:table-cell>
          <table:table-cell table:formula="of:=([.B276]*[.C276])+([.D276]*[.E276])+([.F276]*[.G276])+([.H276]*[.I276])+([.J276]*[.K276])" office:value-type="percentage" office:value="0" calcext:value-type="percentage">
            <text:p>0,00%</text:p>
          </table:table-cell>
          <table:table-cell table:formula="of:=AVERAGE([.K276];[.I276];[.G276];[.E276];[.C276])" office:value-type="percentage" office:value="-0.00636" calcext:value-type="percentage">
            <text:p>-0,64%</text:p>
          </table:table-cell>
          <table:table-cell table:formula="of:=[.N275] * (1+[.L276])" office:value-type="currency" office:currency="BRL" office:value="7896.81728226668" calcext:value-type="currency">
            <text:p>R$ 7.896,82</text:p>
          </table:table-cell>
          <table:table-cell table:formula="of:= 5000 * (1+[.M276])" office:value-type="float" office:value="4968.2" calcext:value-type="float">
            <text:p>4968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5/03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8" calcext:value-type="percentage">
            <text:p>-4,8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8" calcext:value-type="percentage">
            <text:p>-0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7" calcext:value-type="percentage">
            <text:p>0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8" calcext:value-type="percentage">
            <text:p>-0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1" calcext:value-type="percentage">
            <text:p>-0,21%</text:p>
          </table:table-cell>
          <table:table-cell table:formula="of:=([.B277]*[.C277])+([.D277]*[.E277])+([.F277]*[.G277])+([.H277]*[.I277])+([.J277]*[.K277])" office:value-type="percentage" office:value="0" calcext:value-type="percentage">
            <text:p>0,00%</text:p>
          </table:table-cell>
          <table:table-cell table:formula="of:=AVERAGE([.K277];[.I277];[.G277];[.E277];[.C277])" office:value-type="percentage" office:value="-0.0104" calcext:value-type="percentage">
            <text:p>-1,04%</text:p>
          </table:table-cell>
          <table:table-cell table:formula="of:=[.N276] * (1+[.L277])" office:value-type="currency" office:currency="BRL" office:value="7896.81728226668" calcext:value-type="currency">
            <text:p>R$ 7.896,82</text:p>
          </table:table-cell>
          <table:table-cell table:formula="of:= 5000 * (1+[.M277])"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6/03/18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059" calcext:value-type="percentage">
            <text:p>0,5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7" calcext:value-type="percentage">
            <text:p>0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1" calcext:value-type="percentage">
            <text:p>-0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2" calcext:value-type="percentage">
            <text:p>-0,2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2" calcext:value-type="percentage">
            <text:p>0,02%</text:p>
          </table:table-cell>
          <table:table-cell table:formula="of:=([.B278]*[.C278])+([.D278]*[.E278])+([.F278]*[.G278])+([.H278]*[.I278])+([.J278]*[.K278])" office:value-type="percentage" office:value="0.0059" calcext:value-type="percentage">
            <text:p>0,59%</text:p>
          </table:table-cell>
          <table:table-cell table:formula="of:=AVERAGE([.K278];[.I278];[.G278];[.E278];[.C278])" office:value-type="percentage" office:value="0.0007" calcext:value-type="percentage">
            <text:p>0,07%</text:p>
          </table:table-cell>
          <table:table-cell table:formula="of:=[.N277] * (1+[.L278])" office:value-type="currency" office:currency="BRL" office:value="7943.40850423206" calcext:value-type="currency">
            <text:p>R$ 7.943,41</text:p>
          </table:table-cell>
          <table:table-cell table:formula="of:= 5000 * (1+[.M278])" office:value-type="float" office:value="5003.5" calcext:value-type="float">
            <text:p>5003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9/03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3" calcext:value-type="percentage">
            <text:p>-2,33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14" calcext:value-type="percentage">
            <text:p>1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15" calcext:value-type="percentage">
            <text:p>-2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85" calcext:value-type="percentage">
            <text:p>-2,8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6" calcext:value-type="percentage">
            <text:p>-2,36%</text:p>
          </table:table-cell>
          <table:table-cell table:formula="of:=([.B279]*[.C279])+([.D279]*[.E279])+([.F279]*[.G279])+([.H279]*[.I279])+([.J279]*[.K279])" office:value-type="percentage" office:value="0.014" calcext:value-type="percentage">
            <text:p>1,40%</text:p>
          </table:table-cell>
          <table:table-cell table:formula="of:=AVERAGE([.K279];[.I279];[.G279];[.E279];[.C279])" office:value-type="percentage" office:value="-0.01658" calcext:value-type="percentage">
            <text:p>-1,66%</text:p>
          </table:table-cell>
          <table:table-cell table:formula="of:=[.N278] * (1+[.L279])" office:value-type="currency" office:currency="BRL" office:value="8054.61622329131" calcext:value-type="currency">
            <text:p>R$ 8.054,62</text:p>
          </table:table-cell>
          <table:table-cell table:formula="of:= 5000 * (1+[.M279])" office:value-type="float" office:value="4917.1" calcext:value-type="float">
            <text:p>4917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/03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" calcext:value-type="percentage">
            <text:p>1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4" calcext:value-type="percentage">
            <text:p>-0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2" calcext:value-type="percentage">
            <text:p>0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" calcext:value-type="percentage">
            <text:p>1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9" calcext:value-type="percentage">
            <text:p>0,39%</text:p>
          </table:table-cell>
          <table:table-cell table:formula="of:=([.B280]*[.C280])+([.D280]*[.E280])+([.F280]*[.G280])+([.H280]*[.I280])+([.J280]*[.K280])" office:value-type="percentage" office:value="0" calcext:value-type="percentage">
            <text:p>0,00%</text:p>
          </table:table-cell>
          <table:table-cell table:formula="of:=AVERAGE([.K280];[.I280];[.G280];[.E280];[.C280])" office:value-type="percentage" office:value="0.00594" calcext:value-type="percentage">
            <text:p>0,59%</text:p>
          </table:table-cell>
          <table:table-cell table:formula="of:=[.N279] * (1+[.L280])" office:value-type="currency" office:currency="BRL" office:value="8054.61622329131" calcext:value-type="currency">
            <text:p>R$ 8.054,62</text:p>
          </table:table-cell>
          <table:table-cell table:formula="of:= 5000 * (1+[.M280])" office:value-type="float" office:value="5029.7" calcext:value-type="float">
            <text:p>5029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1/03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19" calcext:value-type="percentage">
            <text:p>4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7" calcext:value-type="percentage">
            <text:p>-0,7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" calcext:value-type="percentage">
            <text:p>-0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8" calcext:value-type="percentage">
            <text:p>2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6" calcext:value-type="percentage">
            <text:p>1,66%</text:p>
          </table:table-cell>
          <table:table-cell table:formula="of:=([.B281]*[.C281])+([.D281]*[.E281])+([.F281]*[.G281])+([.H281]*[.I281])+([.J281]*[.K281])" office:value-type="percentage" office:value="0" calcext:value-type="percentage">
            <text:p>0,00%</text:p>
          </table:table-cell>
          <table:table-cell table:formula="of:=AVERAGE([.K281];[.I281];[.G281];[.E281];[.C281])" office:value-type="percentage" office:value="0.01372" calcext:value-type="percentage">
            <text:p>1,37%</text:p>
          </table:table-cell>
          <table:table-cell table:formula="of:=[.N280] * (1+[.L281])" office:value-type="currency" office:currency="BRL" office:value="8054.61622329131" calcext:value-type="currency">
            <text:p>R$ 8.054,62</text:p>
          </table:table-cell>
          <table:table-cell table:formula="of:= 5000 * (1+[.M281])" office:value-type="float" office:value="5068.6" calcext:value-type="float">
            <text:p>5068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2/03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7" calcext:value-type="percentage">
            <text:p>-1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1" calcext:value-type="percentage">
            <text:p>2,3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2" calcext:value-type="percentage">
            <text:p>-0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3" calcext:value-type="percentage">
            <text:p>-1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" calcext:value-type="percentage">
            <text:p>-1,80%</text:p>
          </table:table-cell>
          <table:table-cell table:formula="of:=([.B282]*[.C282])+([.D282]*[.E282])+([.F282]*[.G282])+([.H282]*[.I282])+([.J282]*[.K282])" office:value-type="percentage" office:value="0" calcext:value-type="percentage">
            <text:p>0,00%</text:p>
          </table:table-cell>
          <table:table-cell table:formula="of:=AVERAGE([.K282];[.I282];[.G282];[.E282];[.C282])" office:value-type="percentage" office:value="-0.00522" calcext:value-type="percentage">
            <text:p>-0,52%</text:p>
          </table:table-cell>
          <table:table-cell table:formula="of:=[.N281] * (1+[.L282])" office:value-type="currency" office:currency="BRL" office:value="8054.61622329131" calcext:value-type="currency">
            <text:p>R$ 8.054,62</text:p>
          </table:table-cell>
          <table:table-cell table:formula="of:= 5000 * (1+[.M282])" office:value-type="float" office:value="4973.9" calcext:value-type="float">
            <text:p>4973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3/03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4" calcext:value-type="percentage">
            <text:p>0,1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94" calcext:value-type="percentage">
            <text:p>2,9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8" calcext:value-type="percentage">
            <text:p>0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1" calcext:value-type="percentage">
            <text:p>-0,8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" calcext:value-type="percentage">
            <text:p>-0,70%</text:p>
          </table:table-cell>
          <table:table-cell table:formula="of:=([.B283]*[.C283])+([.D283]*[.E283])+([.F283]*[.G283])+([.H283]*[.I283])+([.J283]*[.K283])" office:value-type="percentage" office:value="0" calcext:value-type="percentage">
            <text:p>0,00%</text:p>
          </table:table-cell>
          <table:table-cell table:formula="of:=AVERAGE([.K283];[.I283];[.G283];[.E283];[.C283])" office:value-type="percentage" office:value="0.0041" calcext:value-type="percentage">
            <text:p>0,41%</text:p>
          </table:table-cell>
          <table:table-cell table:formula="of:=[.N282] * (1+[.L283])" office:value-type="currency" office:currency="BRL" office:value="8054.61622329131" calcext:value-type="currency">
            <text:p>R$ 8.054,62</text:p>
          </table:table-cell>
          <table:table-cell table:formula="of:= 5000 * (1+[.M283])" office:value-type="float" office:value="5020.5" calcext:value-type="float">
            <text:p>5020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6/03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5" calcext:value-type="percentage">
            <text:p>1,2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741" calcext:value-type="percentage">
            <text:p>-7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4" calcext:value-type="percentage">
            <text:p>1,2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6" calcext:value-type="percentage">
            <text:p>0,9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8" calcext:value-type="percentage">
            <text:p>0,68%</text:p>
          </table:table-cell>
          <table:table-cell table:formula="of:=([.B284]*[.C284])+([.D284]*[.E284])+([.F284]*[.G284])+([.H284]*[.I284])+([.J284]*[.K284])" office:value-type="percentage" office:value="0" calcext:value-type="percentage">
            <text:p>0,00%</text:p>
          </table:table-cell>
          <table:table-cell table:formula="of:=AVERAGE([.K284];[.I284];[.G284];[.E284];[.C284])" office:value-type="percentage" office:value="-0.00656" calcext:value-type="percentage">
            <text:p>-0,66%</text:p>
          </table:table-cell>
          <table:table-cell table:formula="of:=[.N283] * (1+[.L284])" office:value-type="currency" office:currency="BRL" office:value="8054.61622329131" calcext:value-type="currency">
            <text:p>R$ 8.054,62</text:p>
          </table:table-cell>
          <table:table-cell table:formula="of:= 5000 * (1+[.M284])" office:value-type="float" office:value="4967.2" calcext:value-type="float">
            <text:p>4967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7/03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65" calcext:value-type="percentage">
            <text:p>-2,6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9" calcext:value-type="percentage">
            <text:p>-0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" calcext:value-type="percentage">
            <text:p>-1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69" calcext:value-type="percentage">
            <text:p>-2,6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48" calcext:value-type="percentage">
            <text:p>-2,48%</text:p>
          </table:table-cell>
          <table:table-cell table:formula="of:=([.B285]*[.C285])+([.D285]*[.E285])+([.F285]*[.G285])+([.H285]*[.I285])+([.J285]*[.K285])" office:value-type="percentage" office:value="-0" calcext:value-type="percentage">
            <text:p>0,00%</text:p>
          </table:table-cell>
          <table:table-cell table:formula="of:=AVERAGE([.K285];[.I285];[.G285];[.E285];[.C285])" office:value-type="percentage" office:value="-0.01842" calcext:value-type="percentage">
            <text:p>-1,84%</text:p>
          </table:table-cell>
          <table:table-cell table:formula="of:=[.N284] * (1+[.L285])" office:value-type="currency" office:currency="BRL" office:value="8054.61622329131" calcext:value-type="currency">
            <text:p>R$ 8.054,62</text:p>
          </table:table-cell>
          <table:table-cell table:formula="of:= 5000 * (1+[.M285])" office:value-type="float" office:value="4907.9" calcext:value-type="float">
            <text:p>4907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8/03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2" calcext:value-type="percentage">
            <text:p>-1,1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9" calcext:value-type="percentage">
            <text:p>1,0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2" calcext:value-type="percentage">
            <text:p>0,9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6" calcext:value-type="percentage">
            <text:p>1,6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2" calcext:value-type="percentage">
            <text:p>-0,32%</text:p>
          </table:table-cell>
          <table:table-cell table:formula="of:=([.B286]*[.C286])+([.D286]*[.E286])+([.F286]*[.G286])+([.H286]*[.I286])+([.J286]*[.K286])" office:value-type="percentage" office:value="0" calcext:value-type="percentage">
            <text:p>0,00%</text:p>
          </table:table-cell>
          <table:table-cell table:formula="of:=AVERAGE([.K286];[.I286];[.G286];[.E286];[.C286])" office:value-type="percentage" office:value="0.00446" calcext:value-type="percentage">
            <text:p>0,45%</text:p>
          </table:table-cell>
          <table:table-cell table:formula="of:=[.N285] * (1+[.L286])" office:value-type="currency" office:currency="BRL" office:value="8054.61622329131" calcext:value-type="currency">
            <text:p>R$ 8.054,62</text:p>
          </table:table-cell>
          <table:table-cell table:formula="of:= 5000 * (1+[.M286])" office:value-type="float" office:value="5022.3" calcext:value-type="float">
            <text:p>5022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9/03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8" calcext:value-type="percentage">
            <text:p>0,9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" calcext:value-type="percentage">
            <text:p>-1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4" calcext:value-type="percentage">
            <text:p>1,3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1" calcext:value-type="percentage">
            <text:p>1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6" calcext:value-type="percentage">
            <text:p>1,76%</text:p>
          </table:table-cell>
          <table:table-cell table:formula="of:=([.B287]*[.C287])+([.D287]*[.E287])+([.F287]*[.G287])+([.H287]*[.I287])+([.J287]*[.K287])" office:value-type="percentage" office:value="0" calcext:value-type="percentage">
            <text:p>0,00%</text:p>
          </table:table-cell>
          <table:table-cell table:formula="of:=AVERAGE([.K287];[.I287];[.G287];[.E287];[.C287])" office:value-type="percentage" office:value="0.00898" calcext:value-type="percentage">
            <text:p>0,90%</text:p>
          </table:table-cell>
          <table:table-cell table:formula="of:=[.N286] * (1+[.L287])" office:value-type="currency" office:currency="BRL" office:value="8054.61622329131" calcext:value-type="currency">
            <text:p>R$ 8.054,62</text:p>
          </table:table-cell>
          <table:table-cell table:formula="of:= 5000 * (1+[.M287])" office:value-type="float" office:value="5044.9" calcext:value-type="float">
            <text:p>5044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2/04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9" calcext:value-type="percentage">
            <text:p>-2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3" calcext:value-type="percentage">
            <text:p>0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8" calcext:value-type="percentage">
            <text:p>-0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8" calcext:value-type="percentage">
            <text:p>1,8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" calcext:value-type="percentage">
            <text:p>-1,90%</text:p>
          </table:table-cell>
          <table:table-cell table:formula="of:=([.B288]*[.C288])+([.D288]*[.E288])+([.F288]*[.G288])+([.H288]*[.I288])+([.J288]*[.K288])" office:value-type="percentage" office:value="0" calcext:value-type="percentage">
            <text:p>0,00%</text:p>
          </table:table-cell>
          <table:table-cell table:formula="of:=AVERAGE([.K288];[.I288];[.G288];[.E288];[.C288])" office:value-type="percentage" office:value="-0.00532" calcext:value-type="percentage">
            <text:p>-0,53%</text:p>
          </table:table-cell>
          <table:table-cell table:formula="of:=[.N287] * (1+[.L288])" office:value-type="currency" office:currency="BRL" office:value="8054.61622329131" calcext:value-type="currency">
            <text:p>R$ 8.054,62</text:p>
          </table:table-cell>
          <table:table-cell table:formula="of:= 5000 * (1+[.M288])" office:value-type="float" office:value="4973.4" calcext:value-type="float">
            <text:p>4973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3/04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" calcext:value-type="percentage">
            <text:p>-0,9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" calcext:value-type="percentage">
            <text:p>-0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4" calcext:value-type="percentage">
            <text:p>-0,9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1" calcext:value-type="percentage">
            <text:p>-0,3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2" calcext:value-type="percentage">
            <text:p>-1,32%</text:p>
          </table:table-cell>
          <table:table-cell table:formula="of:=([.B289]*[.C289])+([.D289]*[.E289])+([.F289]*[.G289])+([.H289]*[.I289])+([.J289]*[.K289])" office:value-type="percentage" office:value="-0" calcext:value-type="percentage">
            <text:p>0,00%</text:p>
          </table:table-cell>
          <table:table-cell table:formula="of:=AVERAGE([.K289];[.I289];[.G289];[.E289];[.C289])" office:value-type="percentage" office:value="-0.00834" calcext:value-type="percentage">
            <text:p>-0,83%</text:p>
          </table:table-cell>
          <table:table-cell table:formula="of:=[.N288] * (1+[.L289])" office:value-type="currency" office:currency="BRL" office:value="8054.61622329131" calcext:value-type="currency">
            <text:p>R$ 8.054,62</text:p>
          </table:table-cell>
          <table:table-cell table:formula="of:= 5000 * (1+[.M289])" office:value-type="float" office:value="4958.3" calcext:value-type="float">
            <text:p>4958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4/04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1" calcext:value-type="percentage">
            <text:p>-1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7" calcext:value-type="percentage">
            <text:p>-1,6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5" calcext:value-type="percentage">
            <text:p>0,6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4" calcext:value-type="percentage">
            <text:p>-0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3" calcext:value-type="percentage">
            <text:p>0,83%</text:p>
          </table:table-cell>
          <table:table-cell table:formula="of:=([.B290]*[.C290])+([.D290]*[.E290])+([.F290]*[.G290])+([.H290]*[.I290])+([.J290]*[.K290])" office:value-type="percentage" office:value="0" calcext:value-type="percentage">
            <text:p>0,00%</text:p>
          </table:table-cell>
          <table:table-cell table:formula="of:=AVERAGE([.K290];[.I290];[.G290];[.E290];[.C290])" office:value-type="percentage" office:value="-0.00508" calcext:value-type="percentage">
            <text:p>-0,51%</text:p>
          </table:table-cell>
          <table:table-cell table:formula="of:=[.N289] * (1+[.L290])" office:value-type="currency" office:currency="BRL" office:value="8054.61622329131" calcext:value-type="currency">
            <text:p>R$ 8.054,62</text:p>
          </table:table-cell>
          <table:table-cell table:formula="of:= 5000 * (1+[.M290])" office:value-type="float" office:value="4974.6" calcext:value-type="float">
            <text:p>4974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5/04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79" calcext:value-type="percentage">
            <text:p>3,7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7" calcext:value-type="percentage">
            <text:p>-0,7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" calcext:value-type="percentage">
            <text:p>0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4" calcext:value-type="percentage">
            <text:p>1,6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92" calcext:value-type="percentage">
            <text:p>2,92%</text:p>
          </table:table-cell>
          <table:table-cell table:formula="of:=([.B291]*[.C291])+([.D291]*[.E291])+([.F291]*[.G291])+([.H291]*[.I291])+([.J291]*[.K291])" office:value-type="percentage" office:value="0" calcext:value-type="percentage">
            <text:p>0,00%</text:p>
          </table:table-cell>
          <table:table-cell table:formula="of:=AVERAGE([.K291];[.I291];[.G291];[.E291];[.C291])" office:value-type="percentage" office:value="0.01556" calcext:value-type="percentage">
            <text:p>1,56%</text:p>
          </table:table-cell>
          <table:table-cell table:formula="of:=[.N290] * (1+[.L291])" office:value-type="currency" office:currency="BRL" office:value="8054.61622329131" calcext:value-type="currency">
            <text:p>R$ 8.054,62</text:p>
          </table:table-cell>
          <table:table-cell table:formula="of:= 5000 * (1+[.M291])" office:value-type="float" office:value="5077.8" calcext:value-type="float">
            <text:p>5077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6/04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9" calcext:value-type="percentage">
            <text:p>0,5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7" calcext:value-type="percentage">
            <text:p>1,6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9" calcext:value-type="percentage">
            <text:p>0,4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9" calcext:value-type="percentage">
            <text:p>-1,19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131" calcext:value-type="percentage">
            <text:p>-1,31%</text:p>
          </table:table-cell>
          <table:table-cell table:formula="of:=([.B292]*[.C292])+([.D292]*[.E292])+([.F292]*[.G292])+([.H292]*[.I292])+([.J292]*[.K292])" office:value-type="percentage" office:value="0.0131" calcext:value-type="percentage">
            <text:p>1,31%</text:p>
          </table:table-cell>
          <table:table-cell table:formula="of:=AVERAGE([.K292];[.I292];[.G292];[.E292];[.C292])" office:value-type="percentage" office:value="0.0005" calcext:value-type="percentage">
            <text:p>0,05%</text:p>
          </table:table-cell>
          <table:table-cell table:formula="of:=[.N291] * (1+[.L292])" office:value-type="currency" office:currency="BRL" office:value="8160.13169581642" calcext:value-type="currency">
            <text:p>R$ 8.160,13</text:p>
          </table:table-cell>
          <table:table-cell table:formula="of:= 5000 * (1+[.M292])" office:value-type="float" office:value="5002.5" calcext:value-type="float">
            <text:p>5002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9/04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48" calcext:value-type="percentage">
            <text:p>-3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5" calcext:value-type="percentage">
            <text:p>1,2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22" calcext:value-type="percentage">
            <text:p>-2,2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1" calcext:value-type="percentage">
            <text:p>0,5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64" calcext:value-type="percentage">
            <text:p>-3,64%</text:p>
          </table:table-cell>
          <table:table-cell table:formula="of:=([.B293]*[.C293])+([.D293]*[.E293])+([.F293]*[.G293])+([.H293]*[.I293])+([.J293]*[.K293])" office:value-type="percentage" office:value="0" calcext:value-type="percentage">
            <text:p>0,00%</text:p>
          </table:table-cell>
          <table:table-cell table:formula="of:=AVERAGE([.K293];[.I293];[.G293];[.E293];[.C293])" office:value-type="percentage" office:value="-0.01516" calcext:value-type="percentage">
            <text:p>-1,52%</text:p>
          </table:table-cell>
          <table:table-cell table:formula="of:=[.N292] * (1+[.L293])" office:value-type="currency" office:currency="BRL" office:value="8160.13169581642" calcext:value-type="currency">
            <text:p>R$ 8.160,13</text:p>
          </table:table-cell>
          <table:table-cell table:formula="of:= 5000 * (1+[.M293])" office:value-type="float" office:value="4924.2" calcext:value-type="float">
            <text:p>4924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0/04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21" calcext:value-type="percentage">
            <text:p>4,2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2" calcext:value-type="percentage">
            <text:p>-0,8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38" calcext:value-type="percentage">
            <text:p>4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" calcext:value-type="percentage">
            <text:p>-1,20%</text:p>
          </table:table-cell>
          <table:table-cell table:formula="of:=([.B294]*[.C294])+([.D294]*[.E294])+([.F294]*[.G294])+([.H294]*[.I294])+([.J294]*[.K294])" office:value-type="percentage" office:value="0" calcext:value-type="percentage">
            <text:p>0,00%</text:p>
          </table:table-cell>
          <table:table-cell table:formula="of:=AVERAGE([.K294];[.I294];[.G294];[.E294];[.C294])" office:value-type="percentage" office:value="0.01414" calcext:value-type="percentage">
            <text:p>1,41%</text:p>
          </table:table-cell>
          <table:table-cell table:formula="of:=[.N293] * (1+[.L294])" office:value-type="currency" office:currency="BRL" office:value="8160.13169581642" calcext:value-type="currency">
            <text:p>R$ 8.160,13</text:p>
          </table:table-cell>
          <table:table-cell table:formula="of:= 5000 * (1+[.M294])" office:value-type="float" office:value="5070.7" calcext:value-type="float">
            <text:p>5070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1/04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5" calcext:value-type="percentage">
            <text:p>1,8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4" calcext:value-type="percentage">
            <text:p>-0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5" calcext:value-type="percentage">
            <text:p>1,65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044" calcext:value-type="percentage">
            <text:p>-0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3" calcext:value-type="percentage">
            <text:p>0,83%</text:p>
          </table:table-cell>
          <table:table-cell table:formula="of:=([.B295]*[.C295])+([.D295]*[.E295])+([.F295]*[.G295])+([.H295]*[.I295])+([.J295]*[.K295])" office:value-type="percentage" office:value="0.0044" calcext:value-type="percentage">
            <text:p>0,44%</text:p>
          </table:table-cell>
          <table:table-cell table:formula="of:=AVERAGE([.K295];[.I295];[.G295];[.E295];[.C295])" office:value-type="percentage" office:value="0.0063" calcext:value-type="percentage">
            <text:p>0,63%</text:p>
          </table:table-cell>
          <table:table-cell table:formula="of:=[.N294] * (1+[.L295])" office:value-type="currency" office:currency="BRL" office:value="8196.03627527801" calcext:value-type="currency">
            <text:p>R$ 8.196,04</text:p>
          </table:table-cell>
          <table:table-cell table:formula="of:= 5000 * (1+[.M295])" office:value-type="float" office:value="5031.5" calcext:value-type="float">
            <text:p>5031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2/04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3" calcext:value-type="percentage">
            <text:p>-0,5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7" calcext:value-type="percentage">
            <text:p>0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8" calcext:value-type="percentage">
            <text:p>0,8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7" calcext:value-type="percentage">
            <text:p>0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6" calcext:value-type="percentage">
            <text:p>-0,26%</text:p>
          </table:table-cell>
          <table:table-cell table:formula="of:=([.B296]*[.C296])+([.D296]*[.E296])+([.F296]*[.G296])+([.H296]*[.I296])+([.J296]*[.K296])" office:value-type="percentage" office:value="0" calcext:value-type="percentage">
            <text:p>0,00%</text:p>
          </table:table-cell>
          <table:table-cell table:formula="of:=AVERAGE([.K296];[.I296];[.G296];[.E296];[.C296])" office:value-type="percentage" office:value="0.00206" calcext:value-type="percentage">
            <text:p>0,21%</text:p>
          </table:table-cell>
          <table:table-cell table:formula="of:=[.N295] * (1+[.L296])" office:value-type="currency" office:currency="BRL" office:value="8196.03627527801" calcext:value-type="currency">
            <text:p>R$ 8.196,04</text:p>
          </table:table-cell>
          <table:table-cell table:formula="of:= 5000 * (1+[.M296])" office:value-type="float" office:value="5010.3" calcext:value-type="float">
            <text:p>5010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3/04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21" calcext:value-type="percentage">
            <text:p>-2,2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5" calcext:value-type="percentage">
            <text:p>-1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2" calcext:value-type="percentage">
            <text:p>-2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9" calcext:value-type="percentage">
            <text:p>0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36" calcext:value-type="percentage">
            <text:p>-3,36%</text:p>
          </table:table-cell>
          <table:table-cell table:formula="of:=([.B297]*[.C297])+([.D297]*[.E297])+([.F297]*[.G297])+([.H297]*[.I297])+([.J297]*[.K297])" office:value-type="percentage" office:value="0" calcext:value-type="percentage">
            <text:p>0,00%</text:p>
          </table:table-cell>
          <table:table-cell table:formula="of:=AVERAGE([.K297];[.I297];[.G297];[.E297];[.C297])" office:value-type="percentage" office:value="-0.0177" calcext:value-type="percentage">
            <text:p>-1,77%</text:p>
          </table:table-cell>
          <table:table-cell table:formula="of:=[.N296] * (1+[.L297])" office:value-type="currency" office:currency="BRL" office:value="8196.03627527801" calcext:value-type="currency">
            <text:p>R$ 8.196,04</text:p>
          </table:table-cell>
          <table:table-cell table:formula="of:= 5000 * (1+[.M297])" office:value-type="float" office:value="4911.5" calcext:value-type="float">
            <text:p>4911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6/04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75" calcext:value-type="percentage">
            <text:p>-2,7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3" calcext:value-type="percentage">
            <text:p>1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7" calcext:value-type="percentage">
            <text:p>-1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8" calcext:value-type="percentage">
            <text:p>-0,9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56" calcext:value-type="percentage">
            <text:p>-3,56%</text:p>
          </table:table-cell>
          <table:table-cell table:formula="of:=([.B298]*[.C298])+([.D298]*[.E298])+([.F298]*[.G298])+([.H298]*[.I298])+([.J298]*[.K298])" office:value-type="percentage" office:value="0" calcext:value-type="percentage">
            <text:p>0,00%</text:p>
          </table:table-cell>
          <table:table-cell table:formula="of:=AVERAGE([.K298];[.I298];[.G298];[.E298];[.C298])" office:value-type="percentage" office:value="-0.01406" calcext:value-type="percentage">
            <text:p>-1,41%</text:p>
          </table:table-cell>
          <table:table-cell table:formula="of:=[.N297] * (1+[.L298])" office:value-type="currency" office:currency="BRL" office:value="8196.03627527801" calcext:value-type="currency">
            <text:p>R$ 8.196,04</text:p>
          </table:table-cell>
          <table:table-cell table:formula="of:= 5000 * (1+[.M298])" office:value-type="float" office:value="4929.7" calcext:value-type="float">
            <text:p>4929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7/04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02" calcext:value-type="percentage">
            <text:p>2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53" calcext:value-type="percentage">
            <text:p>-2,5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5" calcext:value-type="percentage">
            <text:p>1,6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12" calcext:value-type="percentage">
            <text:p>3,1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4" calcext:value-type="percentage">
            <text:p>2,40%</text:p>
          </table:table-cell>
          <table:table-cell table:formula="of:=([.B299]*[.C299])+([.D299]*[.E299])+([.F299]*[.G299])+([.H299]*[.I299])+([.J299]*[.K299])" office:value-type="percentage" office:value="0" calcext:value-type="percentage">
            <text:p>0,00%</text:p>
          </table:table-cell>
          <table:table-cell table:formula="of:=AVERAGE([.K299];[.I299];[.G299];[.E299];[.C299])" office:value-type="percentage" office:value="0.01332" calcext:value-type="percentage">
            <text:p>1,33%</text:p>
          </table:table-cell>
          <table:table-cell table:formula="of:=[.N298] * (1+[.L299])" office:value-type="currency" office:currency="BRL" office:value="8196.03627527801" calcext:value-type="currency">
            <text:p>R$ 8.196,04</text:p>
          </table:table-cell>
          <table:table-cell table:formula="of:= 5000 * (1+[.M299])" office:value-type="float" office:value="5066.6" calcext:value-type="float">
            <text:p>5066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8/04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62" calcext:value-type="percentage">
            <text:p>3,6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6" calcext:value-type="percentage">
            <text:p>0,5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" calcext:value-type="percentage">
            <text:p>1,9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38" calcext:value-type="percentage">
            <text:p>3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9" calcext:value-type="percentage">
            <text:p>2,29%</text:p>
          </table:table-cell>
          <table:table-cell table:formula="of:=([.B300]*[.C300])+([.D300]*[.E300])+([.F300]*[.G300])+([.H300]*[.I300])+([.J300]*[.K300])" office:value-type="percentage" office:value="0" calcext:value-type="percentage">
            <text:p>0,00%</text:p>
          </table:table-cell>
          <table:table-cell table:formula="of:=AVERAGE([.K300];[.I300];[.G300];[.E300];[.C300])" office:value-type="percentage" office:value="0.0235" calcext:value-type="percentage">
            <text:p>2,35%</text:p>
          </table:table-cell>
          <table:table-cell table:formula="of:=[.N299] * (1+[.L300])" office:value-type="currency" office:currency="BRL" office:value="8196.03627527801" calcext:value-type="currency">
            <text:p>R$ 8.196,04</text:p>
          </table:table-cell>
          <table:table-cell table:formula="of:= 5000 * (1+[.M300])" office:value-type="float" office:value="5117.5" calcext:value-type="float">
            <text:p>5117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9/04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7" calcext:value-type="percentage">
            <text:p>1,8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5" calcext:value-type="percentage">
            <text:p>-0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3" calcext:value-type="percentage">
            <text:p>-0,9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4" calcext:value-type="percentage">
            <text:p>0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5" calcext:value-type="percentage">
            <text:p>0,05%</text:p>
          </table:table-cell>
          <table:table-cell table:formula="of:=([.B301]*[.C301])+([.D301]*[.E301])+([.F301]*[.G301])+([.H301]*[.I301])+([.J301]*[.K301])" office:value-type="percentage" office:value="0" calcext:value-type="percentage">
            <text:p>0,00%</text:p>
          </table:table-cell>
          <table:table-cell table:formula="of:=AVERAGE([.K301];[.I301];[.G301];[.E301];[.C301])" office:value-type="percentage" office:value="0.00316" calcext:value-type="percentage">
            <text:p>0,32%</text:p>
          </table:table-cell>
          <table:table-cell table:formula="of:=[.N300] * (1+[.L301])" office:value-type="currency" office:currency="BRL" office:value="8196.03627527801" calcext:value-type="currency">
            <text:p>R$ 8.196,04</text:p>
          </table:table-cell>
          <table:table-cell table:formula="of:= 5000 * (1+[.M301])" office:value-type="float" office:value="5015.8" calcext:value-type="float">
            <text:p>5015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/04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" calcext:value-type="percentage">
            <text:p>0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2" calcext:value-type="percentage">
            <text:p>-0,7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2" calcext:value-type="percentage">
            <text:p>-0,2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1" calcext:value-type="percentage">
            <text:p>-0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" calcext:value-type="percentage">
            <text:p>-1,10%</text:p>
          </table:table-cell>
          <table:table-cell table:formula="of:=([.B302]*[.C302])+([.D302]*[.E302])+([.F302]*[.G302])+([.H302]*[.I302])+([.J302]*[.K302])" office:value-type="percentage" office:value="0" calcext:value-type="percentage">
            <text:p>0,00%</text:p>
          </table:table-cell>
          <table:table-cell table:formula="of:=AVERAGE([.K302];[.I302];[.G302];[.E302];[.C302])" office:value-type="percentage" office:value="-0.0035" calcext:value-type="percentage">
            <text:p>-0,35%</text:p>
          </table:table-cell>
          <table:table-cell table:formula="of:=[.N301] * (1+[.L302])" office:value-type="currency" office:currency="BRL" office:value="8196.03627527801" calcext:value-type="currency">
            <text:p>R$ 8.196,04</text:p>
          </table:table-cell>
          <table:table-cell table:formula="of:= 5000 * (1+[.M302])" office:value-type="float" office:value="4982.5" calcext:value-type="float">
            <text:p>4982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3/04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6" calcext:value-type="percentage">
            <text:p>0,5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3" calcext:value-type="percentage">
            <text:p>1,9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8" calcext:value-type="percentage">
            <text:p>0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8" calcext:value-type="percentage">
            <text:p>-0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1" calcext:value-type="percentage">
            <text:p>-1,81%</text:p>
          </table:table-cell>
          <table:table-cell table:formula="of:=([.B303]*[.C303])+([.D303]*[.E303])+([.F303]*[.G303])+([.H303]*[.I303])+([.J303]*[.K303])" office:value-type="percentage" office:value="0" calcext:value-type="percentage">
            <text:p>0,00%</text:p>
          </table:table-cell>
          <table:table-cell table:formula="of:=AVERAGE([.K303];[.I303];[.G303];[.E303];[.C303])" office:value-type="percentage" office:value="0.00116" calcext:value-type="percentage">
            <text:p>0,12%</text:p>
          </table:table-cell>
          <table:table-cell table:formula="of:=[.N302] * (1+[.L303])" office:value-type="currency" office:currency="BRL" office:value="8196.03627527801" calcext:value-type="currency">
            <text:p>R$ 8.196,04</text:p>
          </table:table-cell>
          <table:table-cell table:formula="of:= 5000 * (1+[.M303])" office:value-type="float" office:value="5005.8" calcext:value-type="float">
            <text:p>5005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4/04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7" calcext:value-type="percentage">
            <text:p>-0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1" calcext:value-type="percentage">
            <text:p>0,8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9" calcext:value-type="percentage">
            <text:p>-0,4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1" calcext:value-type="percentage">
            <text:p>1,7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7" calcext:value-type="percentage">
            <text:p>-0,97%</text:p>
          </table:table-cell>
          <table:table-cell table:formula="of:=([.B304]*[.C304])+([.D304]*[.E304])+([.F304]*[.G304])+([.H304]*[.I304])+([.J304]*[.K304])" office:value-type="percentage" office:value="0" calcext:value-type="percentage">
            <text:p>0,00%</text:p>
          </table:table-cell>
          <table:table-cell table:formula="of:=AVERAGE([.K304];[.I304];[.G304];[.E304];[.C304])" office:value-type="percentage" office:value="0.00138" calcext:value-type="percentage">
            <text:p>0,14%</text:p>
          </table:table-cell>
          <table:table-cell table:formula="of:=[.N303] * (1+[.L304])" office:value-type="currency" office:currency="BRL" office:value="8196.03627527801" calcext:value-type="currency">
            <text:p>R$ 8.196,04</text:p>
          </table:table-cell>
          <table:table-cell table:formula="of:= 5000 * (1+[.M304])" office:value-type="float" office:value="5006.9" calcext:value-type="float">
            <text:p>5006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5/04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98" calcext:value-type="percentage">
            <text:p>-2,9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6" calcext:value-type="percentage">
            <text:p>0,4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9" calcext:value-type="percentage">
            <text:p>-0,5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5" calcext:value-type="percentage">
            <text:p>-0,7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1" calcext:value-type="percentage">
            <text:p>1,31%</text:p>
          </table:table-cell>
          <table:table-cell table:formula="of:=([.B305]*[.C305])+([.D305]*[.E305])+([.F305]*[.G305])+([.H305]*[.I305])+([.J305]*[.K305])" office:value-type="percentage" office:value="0" calcext:value-type="percentage">
            <text:p>0,00%</text:p>
          </table:table-cell>
          <table:table-cell table:formula="of:=AVERAGE([.K305];[.I305];[.G305];[.E305];[.C305])" office:value-type="percentage" office:value="-0.0051" calcext:value-type="percentage">
            <text:p>-0,51%</text:p>
          </table:table-cell>
          <table:table-cell table:formula="of:=[.N304] * (1+[.L305])" office:value-type="currency" office:currency="BRL" office:value="8196.03627527801" calcext:value-type="currency">
            <text:p>R$ 8.196,04</text:p>
          </table:table-cell>
          <table:table-cell table:formula="of:= 5000 * (1+[.M305])" office:value-type="float" office:value="4974.5" calcext:value-type="float">
            <text:p>4974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6/04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12" calcext:value-type="percentage">
            <text:p>4,1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7" calcext:value-type="percentage">
            <text:p>0,7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2" calcext:value-type="percentage">
            <text:p>2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7" calcext:value-type="percentage">
            <text:p>1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8" calcext:value-type="percentage">
            <text:p>0,78%</text:p>
          </table:table-cell>
          <table:table-cell table:formula="of:=([.B306]*[.C306])+([.D306]*[.E306])+([.F306]*[.G306])+([.H306]*[.I306])+([.J306]*[.K306])" office:value-type="percentage" office:value="0" calcext:value-type="percentage">
            <text:p>0,00%</text:p>
          </table:table-cell>
          <table:table-cell table:formula="of:=AVERAGE([.K306];[.I306];[.G306];[.E306];[.C306])" office:value-type="percentage" office:value="0.01912" calcext:value-type="percentage">
            <text:p>1,91%</text:p>
          </table:table-cell>
          <table:table-cell table:formula="of:=[.N305] * (1+[.L306])" office:value-type="currency" office:currency="BRL" office:value="8196.03627527801" calcext:value-type="currency">
            <text:p>R$ 8.196,04</text:p>
          </table:table-cell>
          <table:table-cell table:formula="of:= 5000 * (1+[.M306])" office:value-type="float" office:value="5095.6" calcext:value-type="float">
            <text:p>5095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7/04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7" calcext:value-type="percentage">
            <text:p>0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6" calcext:value-type="percentage">
            <text:p>0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9" calcext:value-type="percentage">
            <text:p>-0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2" calcext:value-type="percentage">
            <text:p>-0,7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table:formula="of:=([.B307]*[.C307])+([.D307]*[.E307])+([.F307]*[.G307])+([.H307]*[.I307])+([.J307]*[.K307])" office:value-type="percentage" office:value="0" calcext:value-type="percentage">
            <text:p>0,00%</text:p>
          </table:table-cell>
          <table:table-cell table:formula="of:=AVERAGE([.K307];[.I307];[.G307];[.E307];[.C307])" office:value-type="percentage" office:value="-0.00076" calcext:value-type="percentage">
            <text:p>-0,08%</text:p>
          </table:table-cell>
          <table:table-cell table:formula="of:=[.N306] * (1+[.L307])" office:value-type="currency" office:currency="BRL" office:value="8196.03627527801" calcext:value-type="currency">
            <text:p>R$ 8.196,04</text:p>
          </table:table-cell>
          <table:table-cell table:formula="of:= 5000 * (1+[.M307])" office:value-type="float" office:value="4996.2" calcext:value-type="float">
            <text:p>4996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0/04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5" calcext:value-type="percentage">
            <text:p>1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53" calcext:value-type="percentage">
            <text:p>2,5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5" calcext:value-type="percentage">
            <text:p>-0,9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6" calcext:value-type="percentage">
            <text:p>0,6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4" calcext:value-type="percentage">
            <text:p>-1,74%</text:p>
          </table:table-cell>
          <table:table-cell table:formula="of:=([.B308]*[.C308])+([.D308]*[.E308])+([.F308]*[.G308])+([.H308]*[.I308])+([.J308]*[.K308])" office:value-type="percentage" office:value="0" calcext:value-type="percentage">
            <text:p>0,00%</text:p>
          </table:table-cell>
          <table:table-cell table:formula="of:=AVERAGE([.K308];[.I308];[.G308];[.E308];[.C308])" office:value-type="percentage" office:value="0.0033" calcext:value-type="percentage">
            <text:p>0,33%</text:p>
          </table:table-cell>
          <table:table-cell table:formula="of:=[.N307] * (1+[.L308])" office:value-type="currency" office:currency="BRL" office:value="8196.03627527801" calcext:value-type="currency">
            <text:p>R$ 8.196,04</text:p>
          </table:table-cell>
          <table:table-cell table:formula="of:= 5000 * (1+[.M308])" office:value-type="float" office:value="5016.5" calcext:value-type="float">
            <text:p>5016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2/05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3" calcext:value-type="percentage">
            <text:p>-1,6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1" calcext:value-type="percentage">
            <text:p>0,0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5" calcext:value-type="percentage">
            <text:p>-4,5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8" calcext:value-type="percentage">
            <text:p>0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5" calcext:value-type="percentage">
            <text:p>-1,85%</text:p>
          </table:table-cell>
          <table:table-cell table:formula="of:=([.B309]*[.C309])+([.D309]*[.E309])+([.F309]*[.G309])+([.H309]*[.I309])+([.J309]*[.K309])" office:value-type="percentage" office:value="0" calcext:value-type="percentage">
            <text:p>0,00%</text:p>
          </table:table-cell>
          <table:table-cell table:formula="of:=AVERAGE([.K309];[.I309];[.G309];[.E309];[.C309])" office:value-type="percentage" office:value="-0.01578" calcext:value-type="percentage">
            <text:p>-1,58%</text:p>
          </table:table-cell>
          <table:table-cell table:formula="of:=[.N308] * (1+[.L309])" office:value-type="currency" office:currency="BRL" office:value="8196.03627527801" calcext:value-type="currency">
            <text:p>R$ 8.196,04</text:p>
          </table:table-cell>
          <table:table-cell table:formula="of:= 5000 * (1+[.M309])" office:value-type="float" office:value="4921.1" calcext:value-type="float">
            <text:p>4921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3/05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5" calcext:value-type="percentage">
            <text:p>-0,6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" calcext:value-type="percentage">
            <text:p>1,60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-0.0197" calcext:value-type="percentage">
            <text:p>-1,9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6" calcext:value-type="percentage">
            <text:p>0,7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83" calcext:value-type="percentage">
            <text:p>-2,83%</text:p>
          </table:table-cell>
          <table:table-cell table:formula="of:=([.B310]*[.C310])+([.D310]*[.E310])+([.F310]*[.G310])+([.H310]*[.I310])+([.J310]*[.K310])" office:value-type="percentage" office:value="-0.0197" calcext:value-type="percentage">
            <text:p>-1,97%</text:p>
          </table:table-cell>
          <table:table-cell table:formula="of:=AVERAGE([.K310];[.I310];[.G310];[.E310];[.C310])" office:value-type="percentage" office:value="-0.00618" calcext:value-type="percentage">
            <text:p>-0,62%</text:p>
          </table:table-cell>
          <table:table-cell table:formula="of:=[.N309] * (1+[.L310])" office:value-type="currency" office:currency="BRL" office:value="8034.57436065504" calcext:value-type="currency">
            <text:p>R$ 8.034,57</text:p>
          </table:table-cell>
          <table:table-cell table:formula="of:= 5000 * (1+[.M310])" office:value-type="float" office:value="4969.1" calcext:value-type="float">
            <text:p>4969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4/05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4" calcext:value-type="percentage">
            <text:p>-0,8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3" calcext:value-type="percentage">
            <text:p>1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7" calcext:value-type="percentage">
            <text:p>-1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6" calcext:value-type="percentage">
            <text:p>1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" calcext:value-type="percentage">
            <text:p>-0,20%</text:p>
          </table:table-cell>
          <table:table-cell table:formula="of:=([.B311]*[.C311])+([.D311]*[.E311])+([.F311]*[.G311])+([.H311]*[.I311])+([.J311]*[.K311])" office:value-type="percentage" office:value="0" calcext:value-type="percentage">
            <text:p>0,00%</text:p>
          </table:table-cell>
          <table:table-cell table:formula="of:=AVERAGE([.K311];[.I311];[.G311];[.E311];[.C311])" office:value-type="percentage" office:value="0.00016" calcext:value-type="percentage">
            <text:p>0,02%</text:p>
          </table:table-cell>
          <table:table-cell table:formula="of:=[.N310] * (1+[.L311])" office:value-type="currency" office:currency="BRL" office:value="8034.57436065504" calcext:value-type="currency">
            <text:p>R$ 8.034,57</text:p>
          </table:table-cell>
          <table:table-cell table:formula="of:= 5000 * (1+[.M311])" office:value-type="float" office:value="5000.8" calcext:value-type="float">
            <text:p>5000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7/05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3" calcext:value-type="percentage">
            <text:p>1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6" calcext:value-type="percentage">
            <text:p>0,6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5" calcext:value-type="percentage">
            <text:p>0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3" calcext:value-type="percentage">
            <text:p>-0,9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1" calcext:value-type="percentage">
            <text:p>-0,11%</text:p>
          </table:table-cell>
          <table:table-cell table:formula="of:=([.B312]*[.C312])+([.D312]*[.E312])+([.F312]*[.G312])+([.H312]*[.I312])+([.J312]*[.K312])" office:value-type="percentage" office:value="0" calcext:value-type="percentage">
            <text:p>0,00%</text:p>
          </table:table-cell>
          <table:table-cell table:formula="of:=AVERAGE([.K312];[.I312];[.G312];[.E312];[.C312])" office:value-type="percentage" office:value="0.003" calcext:value-type="percentage">
            <text:p>0,30%</text:p>
          </table:table-cell>
          <table:table-cell table:formula="of:=[.N311] * (1+[.L312])" office:value-type="currency" office:currency="BRL" office:value="8034.57436065504" calcext:value-type="currency">
            <text:p>R$ 8.034,57</text:p>
          </table:table-cell>
          <table:table-cell table:formula="of:= 5000 * (1+[.M312])" office:value-type="float" office:value="5015" calcext:value-type="float">
            <text:p>501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8/05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5" calcext:value-type="percentage">
            <text:p>1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6" calcext:value-type="percentage">
            <text:p>-0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2" calcext:value-type="percentage">
            <text:p>0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" calcext:value-type="percentage">
            <text:p>-0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72" calcext:value-type="percentage">
            <text:p>2,72%</text:p>
          </table:table-cell>
          <table:table-cell table:formula="of:=([.B313]*[.C313])+([.D313]*[.E313])+([.F313]*[.G313])+([.H313]*[.I313])+([.J313]*[.K313])" office:value-type="percentage" office:value="0" calcext:value-type="percentage">
            <text:p>0,00%</text:p>
          </table:table-cell>
          <table:table-cell table:formula="of:=AVERAGE([.K313];[.I313];[.G313];[.E313];[.C313])" office:value-type="percentage" office:value="0.00786" calcext:value-type="percentage">
            <text:p>0,79%</text:p>
          </table:table-cell>
          <table:table-cell table:formula="of:=[.N312] * (1+[.L313])" office:value-type="currency" office:currency="BRL" office:value="8034.57436065504" calcext:value-type="currency">
            <text:p>R$ 8.034,57</text:p>
          </table:table-cell>
          <table:table-cell table:formula="of:= 5000 * (1+[.M313])" office:value-type="float" office:value="5039.3" calcext:value-type="float">
            <text:p>5039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9/05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814" calcext:value-type="percentage">
            <text:p>8,1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1457" calcext:value-type="percentage">
            <text:p>-14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2" calcext:value-type="percentage">
            <text:p>0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5" calcext:value-type="percentage">
            <text:p>2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21" calcext:value-type="percentage">
            <text:p>4,21%</text:p>
          </table:table-cell>
          <table:table-cell table:formula="of:=([.B314]*[.C314])+([.D314]*[.E314])+([.F314]*[.G314])+([.H314]*[.I314])+([.J314]*[.K314])" office:value-type="percentage" office:value="0" calcext:value-type="percentage">
            <text:p>0,00%</text:p>
          </table:table-cell>
          <table:table-cell table:formula="of:=AVERAGE([.K314];[.I314];[.G314];[.E314];[.C314])" office:value-type="percentage" office:value="0.0005" calcext:value-type="percentage">
            <text:p>0,05%</text:p>
          </table:table-cell>
          <table:table-cell table:formula="of:=[.N313] * (1+[.L314])" office:value-type="currency" office:currency="BRL" office:value="8034.57436065504" calcext:value-type="currency">
            <text:p>R$ 8.034,57</text:p>
          </table:table-cell>
          <table:table-cell table:formula="of:= 5000 * (1+[.M314])" office:value-type="float" office:value="5002.5" calcext:value-type="float">
            <text:p>5002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0/05/18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391" calcext:value-type="percentage">
            <text:p>3,9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9" calcext:value-type="percentage">
            <text:p>-1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73" calcext:value-type="percentage">
            <text:p>2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9" calcext:value-type="percentage">
            <text:p>2,29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367" calcext:value-type="percentage">
            <text:p>-3,67%</text:p>
          </table:table-cell>
          <table:table-cell table:formula="of:=([.B315]*[.C315])+([.D315]*[.E315])+([.F315]*[.G315])+([.H315]*[.I315])+([.J315]*[.K315])" office:value-type="percentage" office:value="-0.00240000000000001" calcext:value-type="percentage">
            <text:p>-0,24%</text:p>
          </table:table-cell>
          <table:table-cell table:formula="of:=AVERAGE([.K315];[.I315];[.G315];[.E315];[.C315])" office:value-type="percentage" office:value="0.00814" calcext:value-type="percentage">
            <text:p>0,81%</text:p>
          </table:table-cell>
          <table:table-cell table:formula="of:=[.N314] * (1+[.L315])" office:value-type="currency" office:currency="BRL" office:value="8015.29138218946" calcext:value-type="currency">
            <text:p>R$ 8.015,29</text:p>
          </table:table-cell>
          <table:table-cell table:formula="of:= 5000 * (1+[.M315])" office:value-type="float" office:value="5040.7" calcext:value-type="float">
            <text:p>5040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1/05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7" calcext:value-type="percentage">
            <text:p>-1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2" calcext:value-type="percentage">
            <text:p>-0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" calcext:value-type="percentage">
            <text:p>-1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4" calcext:value-type="percentage">
            <text:p>2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7" calcext:value-type="percentage">
            <text:p>-0,47%</text:p>
          </table:table-cell>
          <table:table-cell table:formula="of:=([.B316]*[.C316])+([.D316]*[.E316])+([.F316]*[.G316])+([.H316]*[.I316])+([.J316]*[.K316])" office:value-type="percentage" office:value="0" calcext:value-type="percentage">
            <text:p>0,00%</text:p>
          </table:table-cell>
          <table:table-cell table:formula="of:=AVERAGE([.K316];[.I316];[.G316];[.E316];[.C316])" office:value-type="percentage" office:value="-0.00172" calcext:value-type="percentage">
            <text:p>-0,17%</text:p>
          </table:table-cell>
          <table:table-cell table:formula="of:=[.N315] * (1+[.L316])" office:value-type="currency" office:currency="BRL" office:value="8015.29138218946" calcext:value-type="currency">
            <text:p>R$ 8.015,29</text:p>
          </table:table-cell>
          <table:table-cell table:formula="of:= 5000 * (1+[.M316])" office:value-type="float" office:value="4991.4" calcext:value-type="float">
            <text:p>4991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4/05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11" calcext:value-type="percentage">
            <text:p>3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05" calcext:value-type="percentage">
            <text:p>-2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" calcext:value-type="percentage">
            <text:p>-1,5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11" calcext:value-type="percentage">
            <text:p>3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49" calcext:value-type="percentage">
            <text:p>-2,49%</text:p>
          </table:table-cell>
          <table:table-cell table:formula="of:=([.B317]*[.C317])+([.D317]*[.E317])+([.F317]*[.G317])+([.H317]*[.I317])+([.J317]*[.K317])" office:value-type="percentage" office:value="0" calcext:value-type="percentage">
            <text:p>0,00%</text:p>
          </table:table-cell>
          <table:table-cell table:formula="of:=AVERAGE([.K317];[.I317];[.G317];[.E317];[.C317])" office:value-type="percentage" office:value="0.00036" calcext:value-type="percentage">
            <text:p>0,04%</text:p>
          </table:table-cell>
          <table:table-cell table:formula="of:=[.N316] * (1+[.L317])" office:value-type="currency" office:currency="BRL" office:value="8015.29138218946" calcext:value-type="currency">
            <text:p>R$ 8.015,29</text:p>
          </table:table-cell>
          <table:table-cell table:formula="of:= 5000 * (1+[.M317])" office:value-type="float" office:value="5001.8" calcext:value-type="float">
            <text:p>5001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5/05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1" calcext:value-type="percentage">
            <text:p>2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" calcext:value-type="percentage">
            <text:p>0,9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8" calcext:value-type="percentage">
            <text:p>-0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" calcext:value-type="percentage">
            <text:p>0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72" calcext:value-type="percentage">
            <text:p>-2,72%</text:p>
          </table:table-cell>
          <table:table-cell table:formula="of:=([.B318]*[.C318])+([.D318]*[.E318])+([.F318]*[.G318])+([.H318]*[.I318])+([.J318]*[.K318])" office:value-type="percentage" office:value="0" calcext:value-type="percentage">
            <text:p>0,00%</text:p>
          </table:table-cell>
          <table:table-cell table:formula="of:=AVERAGE([.K318];[.I318];[.G318];[.E318];[.C318])" office:value-type="percentage" office:value="0.00122" calcext:value-type="percentage">
            <text:p>0,12%</text:p>
          </table:table-cell>
          <table:table-cell table:formula="of:=[.N317] * (1+[.L318])" office:value-type="currency" office:currency="BRL" office:value="8015.29138218946" calcext:value-type="currency">
            <text:p>R$ 8.015,29</text:p>
          </table:table-cell>
          <table:table-cell table:formula="of:= 5000 * (1+[.M318])" office:value-type="float" office:value="5006.1" calcext:value-type="float">
            <text:p>5006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6/05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6" calcext:value-type="percentage">
            <text:p>2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" calcext:value-type="percentage">
            <text:p>-1,5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4" calcext:value-type="percentage">
            <text:p>1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8" calcext:value-type="percentage">
            <text:p>2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7" calcext:value-type="percentage">
            <text:p>1,47%</text:p>
          </table:table-cell>
          <table:table-cell table:formula="of:=([.B319]*[.C319])+([.D319]*[.E319])+([.F319]*[.G319])+([.H319]*[.I319])+([.J319]*[.K319])" office:value-type="percentage" office:value="0" calcext:value-type="percentage">
            <text:p>0,00%</text:p>
          </table:table-cell>
          <table:table-cell table:formula="of:=AVERAGE([.K319];[.I319];[.G319];[.E319];[.C319])" office:value-type="percentage" office:value="0.0125" calcext:value-type="percentage">
            <text:p>1,25%</text:p>
          </table:table-cell>
          <table:table-cell table:formula="of:=[.N318] * (1+[.L319])" office:value-type="currency" office:currency="BRL" office:value="8015.29138218946" calcext:value-type="currency">
            <text:p>R$ 8.015,29</text:p>
          </table:table-cell>
          <table:table-cell table:formula="of:= 5000 * (1+[.M319])" office:value-type="float" office:value="5062.5" calcext:value-type="float">
            <text:p>5062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7/05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525" calcext:value-type="percentage">
            <text:p>-5,2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5" calcext:value-type="percentage">
            <text:p>-0,9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523" calcext:value-type="percentage">
            <text:p>-5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2" calcext:value-type="percentage">
            <text:p>-0,9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64" calcext:value-type="percentage">
            <text:p>-4,64%</text:p>
          </table:table-cell>
          <table:table-cell table:formula="of:=([.B320]*[.C320])+([.D320]*[.E320])+([.F320]*[.G320])+([.H320]*[.I320])+([.J320]*[.K320])" office:value-type="percentage" office:value="-0" calcext:value-type="percentage">
            <text:p>0,00%</text:p>
          </table:table-cell>
          <table:table-cell table:formula="of:=AVERAGE([.K320];[.I320];[.G320];[.E320];[.C320])" office:value-type="percentage" office:value="-0.03398" calcext:value-type="percentage">
            <text:p>-3,40%</text:p>
          </table:table-cell>
          <table:table-cell table:formula="of:=[.N319] * (1+[.L320])" office:value-type="currency" office:currency="BRL" office:value="8015.29138218946" calcext:value-type="currency">
            <text:p>R$ 8.015,29</text:p>
          </table:table-cell>
          <table:table-cell table:formula="of:= 5000 * (1+[.M320])" office:value-type="float" office:value="4830.1" calcext:value-type="float">
            <text:p>4830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8/05/18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-0.0116" calcext:value-type="percentage">
            <text:p>-1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9" calcext:value-type="percentage">
            <text:p>0,59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-0.007" calcext:value-type="percentage">
            <text:p>-0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" calcext:value-type="percentage">
            <text:p>-1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5" calcext:value-type="percentage">
            <text:p>-0,55%</text:p>
          </table:table-cell>
          <table:table-cell table:formula="of:=([.B321]*[.C321])+([.D321]*[.E321])+([.F321]*[.G321])+([.H321]*[.I321])+([.J321]*[.K321])" office:value-type="percentage" office:value="-0.0186" calcext:value-type="percentage">
            <text:p>-1,86%</text:p>
          </table:table-cell>
          <table:table-cell table:formula="of:=AVERAGE([.K321];[.I321];[.G321];[.E321];[.C321])" office:value-type="percentage" office:value="-0.00584" calcext:value-type="percentage">
            <text:p>-0,58%</text:p>
          </table:table-cell>
          <table:table-cell table:formula="of:=[.N320] * (1+[.L321])" office:value-type="currency" office:currency="BRL" office:value="7866.20696248074" calcext:value-type="currency">
            <text:p>R$ 7.866,21</text:p>
          </table:table-cell>
          <table:table-cell table:formula="of:= 5000 * (1+[.M321])" office:value-type="float" office:value="4970.8" calcext:value-type="float">
            <text:p>4970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1/05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6" calcext:value-type="percentage">
            <text:p>-2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" calcext:value-type="percentage">
            <text:p>-0,8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7" calcext:value-type="percentage">
            <text:p>-1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23" calcext:value-type="percentage">
            <text:p>-3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9" calcext:value-type="percentage">
            <text:p>-2,39%</text:p>
          </table:table-cell>
          <table:table-cell table:formula="of:=([.B322]*[.C322])+([.D322]*[.E322])+([.F322]*[.G322])+([.H322]*[.I322])+([.J322]*[.K322])" office:value-type="percentage" office:value="-0" calcext:value-type="percentage">
            <text:p>0,00%</text:p>
          </table:table-cell>
          <table:table-cell table:formula="of:=AVERAGE([.K322];[.I322];[.G322];[.E322];[.C322])" office:value-type="percentage" office:value="-0.0203" calcext:value-type="percentage">
            <text:p>-2,03%</text:p>
          </table:table-cell>
          <table:table-cell table:formula="of:=[.N321] * (1+[.L322])" office:value-type="currency" office:currency="BRL" office:value="7866.20696248074" calcext:value-type="currency">
            <text:p>R$ 7.866,21</text:p>
          </table:table-cell>
          <table:table-cell table:formula="of:= 5000 * (1+[.M322])" office:value-type="float" office:value="4898.5" calcext:value-type="float">
            <text:p>4898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2/05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7" calcext:value-type="percentage">
            <text:p>-1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11" calcext:value-type="percentage">
            <text:p>-2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42" calcext:value-type="percentage">
            <text:p>2,42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-0.0126" calcext:value-type="percentage">
            <text:p>-1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2" calcext:value-type="percentage">
            <text:p>2,22%</text:p>
          </table:table-cell>
          <table:table-cell table:formula="of:=([.B323]*[.C323])+([.D323]*[.E323])+([.F323]*[.G323])+([.H323]*[.I323])+([.J323]*[.K323])" office:value-type="percentage" office:value="-0.0126" calcext:value-type="percentage">
            <text:p>-1,26%</text:p>
          </table:table-cell>
          <table:table-cell table:formula="of:=AVERAGE([.K323];[.I323];[.G323];[.E323];[.C323])" office:value-type="percentage" office:value="0.000200000000000001" calcext:value-type="percentage">
            <text:p>0,02%</text:p>
          </table:table-cell>
          <table:table-cell table:formula="of:=[.N322] * (1+[.L323])" office:value-type="currency" office:currency="BRL" office:value="7767.09275475348" calcext:value-type="currency">
            <text:p>R$ 7.767,09</text:p>
          </table:table-cell>
          <table:table-cell table:formula="of:= 5000 * (1+[.M323])" office:value-type="float" office:value="5001" calcext:value-type="float">
            <text:p>500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3/05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581" calcext:value-type="percentage">
            <text:p>-5,8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2" calcext:value-type="percentage">
            <text:p>1,6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9" calcext:value-type="percentage">
            <text:p>-1,8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7" calcext:value-type="percentage">
            <text:p>-0,7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16" calcext:value-type="percentage">
            <text:p>-2,16%</text:p>
          </table:table-cell>
          <table:table-cell table:formula="of:=([.B324]*[.C324])+([.D324]*[.E324])+([.F324]*[.G324])+([.H324]*[.I324])+([.J324]*[.K324])" office:value-type="percentage" office:value="0" calcext:value-type="percentage">
            <text:p>0,00%</text:p>
          </table:table-cell>
          <table:table-cell table:formula="of:=AVERAGE([.K324];[.I324];[.G324];[.E324];[.C324])" office:value-type="percentage" office:value="-0.01802" calcext:value-type="percentage">
            <text:p>-1,80%</text:p>
          </table:table-cell>
          <table:table-cell table:formula="of:=[.N323] * (1+[.L324])" office:value-type="currency" office:currency="BRL" office:value="7767.09275475348" calcext:value-type="currency">
            <text:p>R$ 7.767,09</text:p>
          </table:table-cell>
          <table:table-cell table:formula="of:= 5000 * (1+[.M324])" office:value-type="float" office:value="4909.9" calcext:value-type="float">
            <text:p>4909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4/05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1372" calcext:value-type="percentage">
            <text:p>-13,7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09" calcext:value-type="percentage">
            <text:p>2,0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2" calcext:value-type="percentage">
            <text:p>1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1" calcext:value-type="percentage">
            <text:p>1,0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06" calcext:value-type="percentage">
            <text:p>-3,06%</text:p>
          </table:table-cell>
          <table:table-cell table:formula="of:=([.B325]*[.C325])+([.D325]*[.E325])+([.F325]*[.G325])+([.H325]*[.I325])+([.J325]*[.K325])" office:value-type="percentage" office:value="0" calcext:value-type="percentage">
            <text:p>0,00%</text:p>
          </table:table-cell>
          <table:table-cell table:formula="of:=AVERAGE([.K325];[.I325];[.G325];[.E325];[.C325])" office:value-type="percentage" office:value="-0.02472" calcext:value-type="percentage">
            <text:p>-2,47%</text:p>
          </table:table-cell>
          <table:table-cell table:formula="of:=[.N324] * (1+[.L325])" office:value-type="currency" office:currency="BRL" office:value="7767.09275475348" calcext:value-type="currency">
            <text:p>R$ 7.767,09</text:p>
          </table:table-cell>
          <table:table-cell table:formula="of:= 5000 * (1+[.M325])" office:value-type="float" office:value="4876.4" calcext:value-type="float">
            <text:p>4876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5/05/18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-0.014" calcext:value-type="percentage">
            <text:p>-1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5" calcext:value-type="percentage">
            <text:p>-1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8" calcext:value-type="percentage">
            <text:p>-0,8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6" calcext:value-type="percentage">
            <text:p>-1,8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08" calcext:value-type="percentage">
            <text:p>-2,08%</text:p>
          </table:table-cell>
          <table:table-cell table:formula="of:=([.B326]*[.C326])+([.D326]*[.E326])+([.F326]*[.G326])+([.H326]*[.I326])+([.J326]*[.K326])" office:value-type="percentage" office:value="-0.014" calcext:value-type="percentage">
            <text:p>-1,40%</text:p>
          </table:table-cell>
          <table:table-cell table:formula="of:=AVERAGE([.K326];[.I326];[.G326];[.E326];[.C326])" office:value-type="percentage" office:value="-0.01474" calcext:value-type="percentage">
            <text:p>-1,47%</text:p>
          </table:table-cell>
          <table:table-cell table:formula="of:=[.N325] * (1+[.L326])" office:value-type="currency" office:currency="BRL" office:value="7658.35345618693" calcext:value-type="currency">
            <text:p>R$ 7.658,35</text:p>
          </table:table-cell>
          <table:table-cell table:formula="of:= 5000 * (1+[.M326])" office:value-type="float" office:value="4926.3" calcext:value-type="float">
            <text:p>4926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8/05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1456" calcext:value-type="percentage">
            <text:p>-14,5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08" calcext:value-type="percentage">
            <text:p>-2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23" calcext:value-type="percentage">
            <text:p>-4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" calcext:value-type="percentage">
            <text:p>-0,8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734" calcext:value-type="percentage">
            <text:p>-7,34%</text:p>
          </table:table-cell>
          <table:table-cell table:formula="of:=([.B327]*[.C327])+([.D327]*[.E327])+([.F327]*[.G327])+([.H327]*[.I327])+([.J327]*[.K327])" office:value-type="percentage" office:value="-0" calcext:value-type="percentage">
            <text:p>0,00%</text:p>
          </table:table-cell>
          <table:table-cell table:formula="of:=AVERAGE([.K327];[.I327];[.G327];[.E327];[.C327])" office:value-type="percentage" office:value="-0.05802" calcext:value-type="percentage">
            <text:p>-5,80%</text:p>
          </table:table-cell>
          <table:table-cell table:formula="of:=[.N326] * (1+[.L327])" office:value-type="currency" office:currency="BRL" office:value="7658.35345618693" calcext:value-type="currency">
            <text:p>R$ 7.658,35</text:p>
          </table:table-cell>
          <table:table-cell table:formula="of:= 5000 * (1+[.M327])" office:value-type="float" office:value="4709.9" calcext:value-type="float">
            <text:p>4709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9/05/18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1408" calcext:value-type="percentage">
            <text:p>14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3" calcext:value-type="percentage">
            <text:p>0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5" calcext:value-type="percentage">
            <text:p>-0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9" calcext:value-type="percentage">
            <text:p>-1,79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226" calcext:value-type="percentage">
            <text:p>2,26%</text:p>
          </table:table-cell>
          <table:table-cell table:formula="of:=([.B328]*[.C328])+([.D328]*[.E328])+([.F328]*[.G328])+([.H328]*[.I328])+([.J328]*[.K328])" office:value-type="percentage" office:value="0.1634" calcext:value-type="percentage">
            <text:p>16,34%</text:p>
          </table:table-cell>
          <table:table-cell table:formula="of:=AVERAGE([.K328];[.I328];[.G328];[.E328];[.C328])" office:value-type="percentage" office:value="0.02866" calcext:value-type="percentage">
            <text:p>2,87%</text:p>
          </table:table-cell>
          <table:table-cell table:formula="of:=[.N327] * (1+[.L328])" office:value-type="currency" office:currency="BRL" office:value="8909.72841092788" calcext:value-type="currency">
            <text:p>R$ 8.909,73</text:p>
          </table:table-cell>
          <table:table-cell table:formula="of:= 5000 * (1+[.M328])" office:value-type="float" office:value="5143.3" calcext:value-type="float">
            <text:p>5143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0/05/18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167" calcext:value-type="percentage">
            <text:p>-1,6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4" calcext:value-type="percentage">
            <text:p>0,2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9" calcext:value-type="percentage">
            <text:p>0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4" calcext:value-type="percentage">
            <text:p>0,9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652" calcext:value-type="percentage">
            <text:p>6,52%</text:p>
          </table:table-cell>
          <table:table-cell table:formula="of:=([.B329]*[.C329])+([.D329]*[.E329])+([.F329]*[.G329])+([.H329]*[.I329])+([.J329]*[.K329])" office:value-type="percentage" office:value="0.0167" calcext:value-type="percentage">
            <text:p>1,67%</text:p>
          </table:table-cell>
          <table:table-cell table:formula="of:=AVERAGE([.K329];[.I329];[.G329];[.E329];[.C329])" office:value-type="percentage" office:value="0.01244" calcext:value-type="percentage">
            <text:p>1,24%</text:p>
          </table:table-cell>
          <table:table-cell table:formula="of:=[.N328] * (1+[.L329])" office:value-type="currency" office:currency="BRL" office:value="9058.52087539037" calcext:value-type="currency">
            <text:p>R$ 9.058,52</text:p>
          </table:table-cell>
          <table:table-cell table:formula="of:= 5000 * (1+[.M329])" office:value-type="float" office:value="5062.2" calcext:value-type="float">
            <text:p>5062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1/06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1486" calcext:value-type="percentage">
            <text:p>-14,8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1" calcext:value-type="percentage">
            <text:p>0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9" calcext:value-type="percentage">
            <text:p>1,9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21" calcext:value-type="percentage">
            <text:p>4,21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095" calcext:value-type="percentage">
            <text:p>0,95%</text:p>
          </table:table-cell>
          <table:table-cell table:formula="of:=([.B330]*[.C330])+([.D330]*[.E330])+([.F330]*[.G330])+([.H330]*[.I330])+([.J330]*[.K330])" office:value-type="percentage" office:value="-0.0095" calcext:value-type="percentage">
            <text:p>-0,95%</text:p>
          </table:table-cell>
          <table:table-cell table:formula="of:=AVERAGE([.K330];[.I330];[.G330];[.E330];[.C330])" office:value-type="percentage" office:value="-0.0142" calcext:value-type="percentage">
            <text:p>-1,42%</text:p>
          </table:table-cell>
          <table:table-cell table:formula="of:=[.N329] * (1+[.L330])" office:value-type="currency" office:currency="BRL" office:value="8972.46492707417" calcext:value-type="currency">
            <text:p>R$ 8.972,46</text:p>
          </table:table-cell>
          <table:table-cell table:formula="of:= 5000 * (1+[.M330])" office:value-type="float" office:value="4929" calcext:value-type="float">
            <text:p>492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4/06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85" calcext:value-type="percentage">
            <text:p>8,5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1" calcext:value-type="percentage">
            <text:p>0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7" calcext:value-type="percentage">
            <text:p>2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5" calcext:value-type="percentage">
            <text:p>-0,4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4" calcext:value-type="percentage">
            <text:p>1,44%</text:p>
          </table:table-cell>
          <table:table-cell table:formula="of:=([.B331]*[.C331])+([.D331]*[.E331])+([.F331]*[.G331])+([.H331]*[.I331])+([.J331]*[.K331])" office:value-type="percentage" office:value="0" calcext:value-type="percentage">
            <text:p>0,00%</text:p>
          </table:table-cell>
          <table:table-cell table:formula="of:=AVERAGE([.K331];[.I331];[.G331];[.E331];[.C331])" office:value-type="percentage" office:value="0.02454" calcext:value-type="percentage">
            <text:p>2,45%</text:p>
          </table:table-cell>
          <table:table-cell table:formula="of:=[.N330] * (1+[.L331])" office:value-type="currency" office:currency="BRL" office:value="8972.46492707417" calcext:value-type="currency">
            <text:p>R$ 8.972,46</text:p>
          </table:table-cell>
          <table:table-cell table:formula="of:= 5000 * (1+[.M331])" office:value-type="float" office:value="5122.7" calcext:value-type="float">
            <text:p>5122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5/06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534" calcext:value-type="percentage">
            <text:p>-5,3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1" calcext:value-type="percentage">
            <text:p>-0,2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29" calcext:value-type="percentage">
            <text:p>-3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9" calcext:value-type="percentage">
            <text:p>2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637" calcext:value-type="percentage">
            <text:p>-6,37%</text:p>
          </table:table-cell>
          <table:table-cell table:formula="of:=([.B332]*[.C332])+([.D332]*[.E332])+([.F332]*[.G332])+([.H332]*[.I332])+([.J332]*[.K332])" office:value-type="percentage" office:value="0" calcext:value-type="percentage">
            <text:p>0,00%</text:p>
          </table:table-cell>
          <table:table-cell table:formula="of:=AVERAGE([.K332];[.I332];[.G332];[.E332];[.C332])" office:value-type="percentage" office:value="-0.02584" calcext:value-type="percentage">
            <text:p>-2,58%</text:p>
          </table:table-cell>
          <table:table-cell table:formula="of:=[.N331] * (1+[.L332])" office:value-type="currency" office:currency="BRL" office:value="8972.46492707417" calcext:value-type="currency">
            <text:p>R$ 8.972,46</text:p>
          </table:table-cell>
          <table:table-cell table:formula="of:= 5000 * (1+[.M332])" office:value-type="float" office:value="4870.8" calcext:value-type="float">
            <text:p>4870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6/06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7" calcext:value-type="percentage">
            <text:p>-1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2" calcext:value-type="percentage">
            <text:p>-1,7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54" calcext:value-type="percentage">
            <text:p>-2,5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37" calcext:value-type="percentage">
            <text:p>4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95" calcext:value-type="percentage">
            <text:p>-4,95%</text:p>
          </table:table-cell>
          <table:table-cell table:formula="of:=([.B333]*[.C333])+([.D333]*[.E333])+([.F333]*[.G333])+([.H333]*[.I333])+([.J333]*[.K333])" office:value-type="percentage" office:value="0" calcext:value-type="percentage">
            <text:p>0,00%</text:p>
          </table:table-cell>
          <table:table-cell table:formula="of:=AVERAGE([.K333];[.I333];[.G333];[.E333];[.C333])" office:value-type="percentage" office:value="-0.01282" calcext:value-type="percentage">
            <text:p>-1,28%</text:p>
          </table:table-cell>
          <table:table-cell table:formula="of:=[.N332] * (1+[.L333])" office:value-type="currency" office:currency="BRL" office:value="8972.46492707417" calcext:value-type="currency">
            <text:p>R$ 8.972,46</text:p>
          </table:table-cell>
          <table:table-cell table:formula="of:= 5000 * (1+[.M333])" office:value-type="float" office:value="4935.9" calcext:value-type="float">
            <text:p>4935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7/06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5" calcext:value-type="percentage">
            <text:p>-3,5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6" calcext:value-type="percentage">
            <text:p>1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91" calcext:value-type="percentage">
            <text:p>-2,9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03" calcext:value-type="percentage">
            <text:p>-3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01" calcext:value-type="percentage">
            <text:p>-4,01%</text:p>
          </table:table-cell>
          <table:table-cell table:formula="of:=([.B334]*[.C334])+([.D334]*[.E334])+([.F334]*[.G334])+([.H334]*[.I334])+([.J334]*[.K334])" office:value-type="percentage" office:value="0" calcext:value-type="percentage">
            <text:p>0,00%</text:p>
          </table:table-cell>
          <table:table-cell table:formula="of:=AVERAGE([.K334];[.I334];[.G334];[.E334];[.C334])" office:value-type="percentage" office:value="-0.02418" calcext:value-type="percentage">
            <text:p>-2,42%</text:p>
          </table:table-cell>
          <table:table-cell table:formula="of:=[.N333] * (1+[.L334])" office:value-type="currency" office:currency="BRL" office:value="8972.46492707417" calcext:value-type="currency">
            <text:p>R$ 8.972,46</text:p>
          </table:table-cell>
          <table:table-cell table:formula="of:= 5000 * (1+[.M334])" office:value-type="float" office:value="4879.1" calcext:value-type="float">
            <text:p>4879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8/06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23" calcext:value-type="percentage">
            <text:p>-3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8" calcext:value-type="percentage">
            <text:p>0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4" calcext:value-type="percentage">
            <text:p>0,2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641" calcext:value-type="percentage">
            <text:p>-6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3" calcext:value-type="percentage">
            <text:p>1,43%</text:p>
          </table:table-cell>
          <table:table-cell table:formula="of:=([.B335]*[.C335])+([.D335]*[.E335])+([.F335]*[.G335])+([.H335]*[.I335])+([.J335]*[.K335])" office:value-type="percentage" office:value="0" calcext:value-type="percentage">
            <text:p>0,00%</text:p>
          </table:table-cell>
          <table:table-cell table:formula="of:=AVERAGE([.K335];[.I335];[.G335];[.E335];[.C335])" office:value-type="percentage" office:value="-0.01498" calcext:value-type="percentage">
            <text:p>-1,50%</text:p>
          </table:table-cell>
          <table:table-cell table:formula="of:=[.N334] * (1+[.L335])" office:value-type="currency" office:currency="BRL" office:value="8972.46492707417" calcext:value-type="currency">
            <text:p>R$ 8.972,46</text:p>
          </table:table-cell>
          <table:table-cell table:formula="of:= 5000 * (1+[.M335])" office:value-type="float" office:value="4925.1" calcext:value-type="float">
            <text:p>4925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1/06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2" calcext:value-type="percentage">
            <text:p>1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3" calcext:value-type="percentage">
            <text:p>1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89" calcext:value-type="percentage">
            <text:p>-2,89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-0.0006" calcext:value-type="percentage">
            <text:p>-0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3" calcext:value-type="percentage">
            <text:p>-3,30%</text:p>
          </table:table-cell>
          <table:table-cell table:formula="of:=([.B336]*[.C336])+([.D336]*[.E336])+([.F336]*[.G336])+([.H336]*[.I336])+([.J336]*[.K336])" office:value-type="percentage" office:value="-0.0006" calcext:value-type="percentage">
            <text:p>-0,06%</text:p>
          </table:table-cell>
          <table:table-cell table:formula="of:=AVERAGE([.K336];[.I336];[.G336];[.E336];[.C336])" office:value-type="percentage" office:value="-0.0084" calcext:value-type="percentage">
            <text:p>-0,84%</text:p>
          </table:table-cell>
          <table:table-cell table:formula="of:=[.N335] * (1+[.L336])" office:value-type="currency" office:currency="BRL" office:value="8967.08144811792" calcext:value-type="currency">
            <text:p>R$ 8.967,08</text:p>
          </table:table-cell>
          <table:table-cell table:formula="of:= 5000 * (1+[.M336])"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2/06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4" calcext:value-type="percentage">
            <text:p>0,3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2" calcext:value-type="percentage">
            <text:p>-0,5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" calcext:value-type="percentage">
            <text:p>-0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6" calcext:value-type="percentage">
            <text:p>1,6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88" calcext:value-type="percentage">
            <text:p>3,88%</text:p>
          </table:table-cell>
          <table:table-cell table:formula="of:=([.B337]*[.C337])+([.D337]*[.E337])+([.F337]*[.G337])+([.H337]*[.I337])+([.J337]*[.K337])" office:value-type="percentage" office:value="0" calcext:value-type="percentage">
            <text:p>0,00%</text:p>
          </table:table-cell>
          <table:table-cell table:formula="of:=AVERAGE([.K337];[.I337];[.G337];[.E337];[.C337])" office:value-type="percentage" office:value="0.01032" calcext:value-type="percentage">
            <text:p>1,03%</text:p>
          </table:table-cell>
          <table:table-cell table:formula="of:=[.N336] * (1+[.L337])" office:value-type="currency" office:currency="BRL" office:value="8967.08144811792" calcext:value-type="currency">
            <text:p>R$ 8.967,08</text:p>
          </table:table-cell>
          <table:table-cell table:formula="of:= 5000 * (1+[.M337])" office:value-type="float" office:value="5051.6" calcext:value-type="float">
            <text:p>5051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3/06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8" calcext:value-type="percentage">
            <text:p>-1,88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162" calcext:value-type="percentage">
            <text:p>1,6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8" calcext:value-type="percentage">
            <text:p>-0,9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8" calcext:value-type="percentage">
            <text:p>-0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2" calcext:value-type="percentage">
            <text:p>-1,82%</text:p>
          </table:table-cell>
          <table:table-cell table:formula="of:=([.B338]*[.C338])+([.D338]*[.E338])+([.F338]*[.G338])+([.H338]*[.I338])+([.J338]*[.K338])" office:value-type="percentage" office:value="0.0162" calcext:value-type="percentage">
            <text:p>1,62%</text:p>
          </table:table-cell>
          <table:table-cell table:formula="of:=AVERAGE([.K338];[.I338];[.G338];[.E338];[.C338])" office:value-type="percentage" office:value="-0.00668" calcext:value-type="percentage">
            <text:p>-0,67%</text:p>
          </table:table-cell>
          <table:table-cell table:formula="of:=[.N337] * (1+[.L338])" office:value-type="currency" office:currency="BRL" office:value="9112.34816757743" calcext:value-type="currency">
            <text:p>R$ 9.112,35</text:p>
          </table:table-cell>
          <table:table-cell table:formula="of:= 5000 * (1+[.M338])" office:value-type="float" office:value="4966.6" calcext:value-type="float">
            <text:p>4966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4/06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1" calcext:value-type="percentage">
            <text:p>-0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8" calcext:value-type="percentage">
            <text:p>1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55" calcext:value-type="percentage">
            <text:p>-3,5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" calcext:value-type="percentage">
            <text:p>0,3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53" calcext:value-type="percentage">
            <text:p>-4,53%</text:p>
          </table:table-cell>
          <table:table-cell table:formula="of:=([.B339]*[.C339])+([.D339]*[.E339])+([.F339]*[.G339])+([.H339]*[.I339])+([.J339]*[.K339])" office:value-type="percentage" office:value="0" calcext:value-type="percentage">
            <text:p>0,00%</text:p>
          </table:table-cell>
          <table:table-cell table:formula="of:=AVERAGE([.K339];[.I339];[.G339];[.E339];[.C339])" office:value-type="percentage" office:value="-0.01422" calcext:value-type="percentage">
            <text:p>-1,42%</text:p>
          </table:table-cell>
          <table:table-cell table:formula="of:=[.N338] * (1+[.L339])" office:value-type="currency" office:currency="BRL" office:value="9112.34816757743" calcext:value-type="currency">
            <text:p>R$ 9.112,35</text:p>
          </table:table-cell>
          <table:table-cell table:formula="of:= 5000 * (1+[.M339])" office:value-type="float" office:value="4928.9" calcext:value-type="float">
            <text:p>4928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5/06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" calcext:value-type="percentage">
            <text:p>-0,9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6" calcext:value-type="percentage">
            <text:p>0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7" calcext:value-type="percentage">
            <text:p>0,9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99" calcext:value-type="percentage">
            <text:p>-4,9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9" calcext:value-type="percentage">
            <text:p>-1,19%</text:p>
          </table:table-cell>
          <table:table-cell table:formula="of:=([.B340]*[.C340])+([.D340]*[.E340])+([.F340]*[.G340])+([.H340]*[.I340])+([.J340]*[.K340])" office:value-type="percentage" office:value="0" calcext:value-type="percentage">
            <text:p>0,00%</text:p>
          </table:table-cell>
          <table:table-cell table:formula="of:=AVERAGE([.K340];[.I340];[.G340];[.E340];[.C340])" office:value-type="percentage" office:value="-0.0119" calcext:value-type="percentage">
            <text:p>-1,19%</text:p>
          </table:table-cell>
          <table:table-cell table:formula="of:=[.N339] * (1+[.L340])" office:value-type="currency" office:currency="BRL" office:value="9112.34816757743" calcext:value-type="currency">
            <text:p>R$ 9.112,35</text:p>
          </table:table-cell>
          <table:table-cell table:formula="of:= 5000 * (1+[.M340])" office:value-type="float" office:value="4940.5" calcext:value-type="float">
            <text:p>4940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8/06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13" calcext:value-type="percentage">
            <text:p>-3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8" calcext:value-type="percentage">
            <text:p>-1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03" calcext:value-type="percentage">
            <text:p>-2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7" calcext:value-type="percentage">
            <text:p>0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2" calcext:value-type="percentage">
            <text:p>-1,92%</text:p>
          </table:table-cell>
          <table:table-cell table:formula="of:=([.B341]*[.C341])+([.D341]*[.E341])+([.F341]*[.G341])+([.H341]*[.I341])+([.J341]*[.K341])" office:value-type="percentage" office:value="0" calcext:value-type="percentage">
            <text:p>0,00%</text:p>
          </table:table-cell>
          <table:table-cell table:formula="of:=AVERAGE([.K341];[.I341];[.G341];[.E341];[.C341])" office:value-type="percentage" office:value="-0.01658" calcext:value-type="percentage">
            <text:p>-1,66%</text:p>
          </table:table-cell>
          <table:table-cell table:formula="of:=[.N340] * (1+[.L341])" office:value-type="currency" office:currency="BRL" office:value="9112.34816757743" calcext:value-type="currency">
            <text:p>R$ 9.112,35</text:p>
          </table:table-cell>
          <table:table-cell table:formula="of:= 5000 * (1+[.M341])" office:value-type="float" office:value="4917.1" calcext:value-type="float">
            <text:p>4917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9/06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631" calcext:value-type="percentage">
            <text:p>6,3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7" calcext:value-type="percentage">
            <text:p>1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51" calcext:value-type="percentage">
            <text:p>4,5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4" calcext:value-type="percentage">
            <text:p>-1,8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701" calcext:value-type="percentage">
            <text:p>7,01%</text:p>
          </table:table-cell>
          <table:table-cell table:formula="of:=([.B342]*[.C342])+([.D342]*[.E342])+([.F342]*[.G342])+([.H342]*[.I342])+([.J342]*[.K342])" office:value-type="percentage" office:value="0" calcext:value-type="percentage">
            <text:p>0,00%</text:p>
          </table:table-cell>
          <table:table-cell table:formula="of:=AVERAGE([.K342];[.I342];[.G342];[.E342];[.C342])" office:value-type="percentage" office:value="0.03492" calcext:value-type="percentage">
            <text:p>3,49%</text:p>
          </table:table-cell>
          <table:table-cell table:formula="of:=[.N341] * (1+[.L342])" office:value-type="currency" office:currency="BRL" office:value="9112.34816757743" calcext:value-type="currency">
            <text:p>R$ 9.112,35</text:p>
          </table:table-cell>
          <table:table-cell table:formula="of:= 5000 * (1+[.M342])" office:value-type="float" office:value="5174.6" calcext:value-type="float">
            <text:p>5174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/06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13" calcext:value-type="percentage">
            <text:p>5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4" calcext:value-type="percentage">
            <text:p>-0,54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185" calcext:value-type="percentage">
            <text:p>1,8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4" calcext:value-type="percentage">
            <text:p>1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9" calcext:value-type="percentage">
            <text:p>2,90%</text:p>
          </table:table-cell>
          <table:table-cell table:formula="of:=([.B343]*[.C343])+([.D343]*[.E343])+([.F343]*[.G343])+([.H343]*[.I343])+([.J343]*[.K343])" office:value-type="percentage" office:value="-0.0185" calcext:value-type="percentage">
            <text:p>-1,85%</text:p>
          </table:table-cell>
          <table:table-cell table:formula="of:=AVERAGE([.K343];[.I343];[.G343];[.E343];[.C343])" office:value-type="percentage" office:value="0.02076" calcext:value-type="percentage">
            <text:p>2,08%</text:p>
          </table:table-cell>
          <table:table-cell table:formula="of:=[.N342] * (1+[.L343])" office:value-type="currency" office:currency="BRL" office:value="8943.76972647725" calcext:value-type="currency">
            <text:p>R$ 8.943,77</text:p>
          </table:table-cell>
          <table:table-cell table:formula="of:= 5000 * (1+[.M343])" office:value-type="float" office:value="5103.8" calcext:value-type="float">
            <text:p>5103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1/06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68" calcext:value-type="percentage">
            <text:p>-6,8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6" calcext:value-type="percentage">
            <text:p>0,9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67" calcext:value-type="percentage">
            <text:p>-2,6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27" calcext:value-type="percentage">
            <text:p>-3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67" calcext:value-type="percentage">
            <text:p>-3,67%</text:p>
          </table:table-cell>
          <table:table-cell table:formula="of:=([.B344]*[.C344])+([.D344]*[.E344])+([.F344]*[.G344])+([.H344]*[.I344])+([.J344]*[.K344])" office:value-type="percentage" office:value="0" calcext:value-type="percentage">
            <text:p>0,00%</text:p>
          </table:table-cell>
          <table:table-cell table:formula="of:=AVERAGE([.K344];[.I344];[.G344];[.E344];[.C344])" office:value-type="percentage" office:value="-0.0309" calcext:value-type="percentage">
            <text:p>-3,09%</text:p>
          </table:table-cell>
          <table:table-cell table:formula="of:=[.N343] * (1+[.L344])" office:value-type="currency" office:currency="BRL" office:value="8943.76972647725" calcext:value-type="currency">
            <text:p>R$ 8.943,77</text:p>
          </table:table-cell>
          <table:table-cell table:formula="of:= 5000 * (1+[.M344])" office:value-type="float" office:value="4845.5" calcext:value-type="float">
            <text:p>4845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2/06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134" calcext:value-type="percentage">
            <text:p>13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7" calcext:value-type="percentage">
            <text:p>0,7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8" calcext:value-type="percentage">
            <text:p>1,6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5" calcext:value-type="percentage">
            <text:p>0,35%</text:p>
          </table:table-cell>
          <table:table-cell table:formula="of:=([.B345]*[.C345])+([.D345]*[.E345])+([.F345]*[.G345])+([.H345]*[.I345])+([.J345]*[.K345])" office:value-type="percentage" office:value="0" calcext:value-type="percentage">
            <text:p>0,00%</text:p>
          </table:table-cell>
          <table:table-cell table:formula="of:=AVERAGE([.K345];[.I345];[.G345];[.E345];[.C345])" office:value-type="percentage" office:value="0.0324" calcext:value-type="percentage">
            <text:p>3,24%</text:p>
          </table:table-cell>
          <table:table-cell table:formula="of:=[.N344] * (1+[.L345])" office:value-type="currency" office:currency="BRL" office:value="8943.76972647725" calcext:value-type="currency">
            <text:p>R$ 8.943,77</text:p>
          </table:table-cell>
          <table:table-cell table:formula="of:= 5000 * (1+[.M345])" office:value-type="float" office:value="5162" calcext:value-type="float">
            <text:p>516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5/06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93" calcext:value-type="percentage">
            <text:p>3,9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3" calcext:value-type="percentage">
            <text:p>-1,4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" calcext:value-type="percentage">
            <text:p>0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6" calcext:value-type="percentage">
            <text:p>-1,7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91" calcext:value-type="percentage">
            <text:p>2,91%</text:p>
          </table:table-cell>
          <table:table-cell table:formula="of:=([.B346]*[.C346])+([.D346]*[.E346])+([.F346]*[.G346])+([.H346]*[.I346])+([.J346]*[.K346])" office:value-type="percentage" office:value="0" calcext:value-type="percentage">
            <text:p>0,00%</text:p>
          </table:table-cell>
          <table:table-cell table:formula="of:=AVERAGE([.K346];[.I346];[.G346];[.E346];[.C346])" office:value-type="percentage" office:value="0.0077" calcext:value-type="percentage">
            <text:p>0,77%</text:p>
          </table:table-cell>
          <table:table-cell table:formula="of:=[.N345] * (1+[.L346])" office:value-type="currency" office:currency="BRL" office:value="8943.76972647725" calcext:value-type="currency">
            <text:p>R$ 8.943,77</text:p>
          </table:table-cell>
          <table:table-cell table:formula="of:= 5000 * (1+[.M346])" office:value-type="float" office:value="5038.5" calcext:value-type="float">
            <text:p>5038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6/06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9" calcext:value-type="percentage">
            <text:p>2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7" calcext:value-type="percentage">
            <text:p>-1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3" calcext:value-type="percentage">
            <text:p>-0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51" calcext:value-type="percentage">
            <text:p>2,5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9" calcext:value-type="percentage">
            <text:p>1,19%</text:p>
          </table:table-cell>
          <table:table-cell table:formula="of:=([.B347]*[.C347])+([.D347]*[.E347])+([.F347]*[.G347])+([.H347]*[.I347])+([.J347]*[.K347])" office:value-type="percentage" office:value="0" calcext:value-type="percentage">
            <text:p>0,00%</text:p>
          </table:table-cell>
          <table:table-cell table:formula="of:=AVERAGE([.K347];[.I347];[.G347];[.E347];[.C347])" office:value-type="percentage" office:value="0.00838" calcext:value-type="percentage">
            <text:p>0,84%</text:p>
          </table:table-cell>
          <table:table-cell table:formula="of:=[.N346] * (1+[.L347])" office:value-type="currency" office:currency="BRL" office:value="8943.76972647725" calcext:value-type="currency">
            <text:p>R$ 8.943,77</text:p>
          </table:table-cell>
          <table:table-cell table:formula="of:= 5000 * (1+[.M347])" office:value-type="float" office:value="5041.9" calcext:value-type="float">
            <text:p>5041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7/06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18" calcext:value-type="percentage">
            <text:p>3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6" calcext:value-type="percentage">
            <text:p>1,4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1" calcext:value-type="percentage">
            <text:p>-1,8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" calcext:value-type="percentage">
            <text:p>-0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06" calcext:value-type="percentage">
            <text:p>-2,06%</text:p>
          </table:table-cell>
          <table:table-cell table:formula="of:=([.B348]*[.C348])+([.D348]*[.E348])+([.F348]*[.G348])+([.H348]*[.I348])+([.J348]*[.K348])" office:value-type="percentage" office:value="0" calcext:value-type="percentage">
            <text:p>0,00%</text:p>
          </table:table-cell>
          <table:table-cell table:formula="of:=AVERAGE([.K348];[.I348];[.G348];[.E348];[.C348])" office:value-type="percentage" office:value="0.00074" calcext:value-type="percentage">
            <text:p>0,07%</text:p>
          </table:table-cell>
          <table:table-cell table:formula="of:=[.N347] * (1+[.L348])" office:value-type="currency" office:currency="BRL" office:value="8943.76972647725" calcext:value-type="currency">
            <text:p>R$ 8.943,77</text:p>
          </table:table-cell>
          <table:table-cell table:formula="of:= 5000 * (1+[.M348])" office:value-type="float" office:value="5003.7" calcext:value-type="float">
            <text:p>5003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8/06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1" calcext:value-type="percentage">
            <text:p>0,3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74" calcext:value-type="percentage">
            <text:p>-2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77" calcext:value-type="percentage">
            <text:p>2,7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2" calcext:value-type="percentage">
            <text:p>1,9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75" calcext:value-type="percentage">
            <text:p>5,75%</text:p>
          </table:table-cell>
          <table:table-cell table:formula="of:=([.B349]*[.C349])+([.D349]*[.E349])+([.F349]*[.G349])+([.H349]*[.I349])+([.J349]*[.K349])" office:value-type="percentage" office:value="0" calcext:value-type="percentage">
            <text:p>0,00%</text:p>
          </table:table-cell>
          <table:table-cell table:formula="of:=AVERAGE([.K349];[.I349];[.G349];[.E349];[.C349])" office:value-type="percentage" office:value="0.01602" calcext:value-type="percentage">
            <text:p>1,60%</text:p>
          </table:table-cell>
          <table:table-cell table:formula="of:=[.N348] * (1+[.L349])" office:value-type="currency" office:currency="BRL" office:value="8943.76972647725" calcext:value-type="currency">
            <text:p>R$ 8.943,77</text:p>
          </table:table-cell>
          <table:table-cell table:formula="of:= 5000 * (1+[.M349])" office:value-type="float" office:value="5080.1" calcext:value-type="float">
            <text:p>5080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9/06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51" calcext:value-type="percentage">
            <text:p>3,5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" calcext:value-type="percentage">
            <text:p>0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4" calcext:value-type="percentage">
            <text:p>1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5" calcext:value-type="percentage">
            <text:p>1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8" calcext:value-type="percentage">
            <text:p>1,78%</text:p>
          </table:table-cell>
          <table:table-cell table:formula="of:=([.B350]*[.C350])+([.D350]*[.E350])+([.F350]*[.G350])+([.H350]*[.I350])+([.J350]*[.K350])" office:value-type="percentage" office:value="0" calcext:value-type="percentage">
            <text:p>0,00%</text:p>
          </table:table-cell>
          <table:table-cell table:formula="of:=AVERAGE([.K350];[.I350];[.G350];[.E350];[.C350])" office:value-type="percentage" office:value="0.01656" calcext:value-type="percentage">
            <text:p>1,66%</text:p>
          </table:table-cell>
          <table:table-cell table:formula="of:=[.N349] * (1+[.L350])" office:value-type="currency" office:currency="BRL" office:value="8943.76972647725" calcext:value-type="currency">
            <text:p>R$ 8.943,77</text:p>
          </table:table-cell>
          <table:table-cell table:formula="of:= 5000 * (1+[.M350])" office:value-type="float" office:value="5082.8" calcext:value-type="float">
            <text:p>5082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2/07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3" calcext:value-type="percentage">
            <text:p>1,6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8" calcext:value-type="percentage">
            <text:p>0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6" calcext:value-type="percentage">
            <text:p>0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8" calcext:value-type="percentage">
            <text:p>-1,6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58" calcext:value-type="percentage">
            <text:p>2,58%</text:p>
          </table:table-cell>
          <table:table-cell table:formula="of:=([.B351]*[.C351])+([.D351]*[.E351])+([.F351]*[.G351])+([.H351]*[.I351])+([.J351]*[.K351])" office:value-type="percentage" office:value="0" calcext:value-type="percentage">
            <text:p>0,00%</text:p>
          </table:table-cell>
          <table:table-cell table:formula="of:=AVERAGE([.K351];[.I351];[.G351];[.E351];[.C351])" office:value-type="percentage" office:value="0.00574" calcext:value-type="percentage">
            <text:p>0,57%</text:p>
          </table:table-cell>
          <table:table-cell table:formula="of:=[.N350] * (1+[.L351])" office:value-type="currency" office:currency="BRL" office:value="8943.76972647725" calcext:value-type="currency">
            <text:p>R$ 8.943,77</text:p>
          </table:table-cell>
          <table:table-cell table:formula="of:= 5000 * (1+[.M351])" office:value-type="float" office:value="5028.7" calcext:value-type="float">
            <text:p>5028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3/07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8" calcext:value-type="percentage">
            <text:p>0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4" calcext:value-type="percentage">
            <text:p>-0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5" calcext:value-type="percentage">
            <text:p>2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2" calcext:value-type="percentage">
            <text:p>-1,6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8" calcext:value-type="percentage">
            <text:p>0,88%</text:p>
          </table:table-cell>
          <table:table-cell table:formula="of:=([.B352]*[.C352])+([.D352]*[.E352])+([.F352]*[.G352])+([.H352]*[.I352])+([.J352]*[.K352])" office:value-type="percentage" office:value="0" calcext:value-type="percentage">
            <text:p>0,00%</text:p>
          </table:table-cell>
          <table:table-cell table:formula="of:=AVERAGE([.K352];[.I352];[.G352];[.E352];[.C352])" office:value-type="percentage" office:value="0.0021" calcext:value-type="percentage">
            <text:p>0,21%</text:p>
          </table:table-cell>
          <table:table-cell table:formula="of:=[.N351] * (1+[.L352])" office:value-type="currency" office:currency="BRL" office:value="8943.76972647725" calcext:value-type="currency">
            <text:p>R$ 8.943,77</text:p>
          </table:table-cell>
          <table:table-cell table:formula="of:= 5000 * (1+[.M352])" office:value-type="float" office:value="5010.5" calcext:value-type="float">
            <text:p>5010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4/07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47" calcext:value-type="percentage">
            <text:p>5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1" calcext:value-type="percentage">
            <text:p>0,5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2" calcext:value-type="percentage">
            <text:p>1,6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3" calcext:value-type="percentage">
            <text:p>0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87" calcext:value-type="percentage">
            <text:p>2,87%</text:p>
          </table:table-cell>
          <table:table-cell table:formula="of:=([.B353]*[.C353])+([.D353]*[.E353])+([.F353]*[.G353])+([.H353]*[.I353])+([.J353]*[.K353])" office:value-type="percentage" office:value="0" calcext:value-type="percentage">
            <text:p>0,00%</text:p>
          </table:table-cell>
          <table:table-cell table:formula="of:=AVERAGE([.K353];[.I353];[.G353];[.E353];[.C353])" office:value-type="percentage" office:value="0.0212" calcext:value-type="percentage">
            <text:p>2,12%</text:p>
          </table:table-cell>
          <table:table-cell table:formula="of:=[.N352] * (1+[.L353])" office:value-type="currency" office:currency="BRL" office:value="8943.76972647725" calcext:value-type="currency">
            <text:p>R$ 8.943,77</text:p>
          </table:table-cell>
          <table:table-cell table:formula="of:= 5000 * (1+[.M353])" office:value-type="float" office:value="5106" calcext:value-type="float">
            <text:p>510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5/07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21" calcext:value-type="percentage">
            <text:p>-3,2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" calcext:value-type="percentage">
            <text:p>0,8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4" calcext:value-type="percentage">
            <text:p>-0,6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49" calcext:value-type="percentage">
            <text:p>3,4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3" calcext:value-type="percentage">
            <text:p>-2,33%</text:p>
          </table:table-cell>
          <table:table-cell table:formula="of:=([.B354]*[.C354])+([.D354]*[.E354])+([.F354]*[.G354])+([.H354]*[.I354])+([.J354]*[.K354])" office:value-type="percentage" office:value="0" calcext:value-type="percentage">
            <text:p>0,00%</text:p>
          </table:table-cell>
          <table:table-cell table:formula="of:=AVERAGE([.K354];[.I354];[.G354];[.E354];[.C354])" office:value-type="percentage" office:value="-0.00378" calcext:value-type="percentage">
            <text:p>-0,38%</text:p>
          </table:table-cell>
          <table:table-cell table:formula="of:=[.N353] * (1+[.L354])" office:value-type="currency" office:currency="BRL" office:value="8943.76972647725" calcext:value-type="currency">
            <text:p>R$ 8.943,77</text:p>
          </table:table-cell>
          <table:table-cell table:formula="of:= 5000 * (1+[.M354])" office:value-type="float" office:value="4981.1" calcext:value-type="float">
            <text:p>4981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6/07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7" calcext:value-type="percentage">
            <text:p>0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2" calcext:value-type="percentage">
            <text:p>1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1" calcext:value-type="percentage">
            <text:p>0,9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8" calcext:value-type="percentage">
            <text:p>1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1" calcext:value-type="percentage">
            <text:p>-1,11%</text:p>
          </table:table-cell>
          <table:table-cell table:formula="of:=([.B355]*[.C355])+([.D355]*[.E355])+([.F355]*[.G355])+([.H355]*[.I355])+([.J355]*[.K355])" office:value-type="percentage" office:value="0" calcext:value-type="percentage">
            <text:p>0,00%</text:p>
          </table:table-cell>
          <table:table-cell table:formula="of:=AVERAGE([.K355];[.I355];[.G355];[.E355];[.C355])" office:value-type="percentage" office:value="0.00514" calcext:value-type="percentage">
            <text:p>0,51%</text:p>
          </table:table-cell>
          <table:table-cell table:formula="of:=[.N354] * (1+[.L355])" office:value-type="currency" office:currency="BRL" office:value="8943.76972647725" calcext:value-type="currency">
            <text:p>R$ 8.943,77</text:p>
          </table:table-cell>
          <table:table-cell table:formula="of:= 5000 * (1+[.M355])" office:value-type="float" office:value="5025.7" calcext:value-type="float">
            <text:p>5025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0/07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" calcext:value-type="percentage">
            <text:p>-1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4" calcext:value-type="percentage">
            <text:p>-1,3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6" calcext:value-type="percentage">
            <text:p>0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1" calcext:value-type="percentage">
            <text:p>-1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5" calcext:value-type="percentage">
            <text:p>-0,85%</text:p>
          </table:table-cell>
          <table:table-cell table:formula="of:=([.B356]*[.C356])+([.D356]*[.E356])+([.F356]*[.G356])+([.H356]*[.I356])+([.J356]*[.K356])" office:value-type="percentage" office:value="0" calcext:value-type="percentage">
            <text:p>0,00%</text:p>
          </table:table-cell>
          <table:table-cell table:formula="of:=AVERAGE([.K356];[.I356];[.G356];[.E356];[.C356])" office:value-type="percentage" office:value="-0.00928" calcext:value-type="percentage">
            <text:p>-0,93%</text:p>
          </table:table-cell>
          <table:table-cell table:formula="of:=[.N355] * (1+[.L356])" office:value-type="currency" office:currency="BRL" office:value="8943.76972647725" calcext:value-type="currency">
            <text:p>R$ 8.943,77</text:p>
          </table:table-cell>
          <table:table-cell table:formula="of:= 5000 * (1+[.M356])" office:value-type="float" office:value="4953.6" calcext:value-type="float">
            <text:p>4953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1/07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8" calcext:value-type="percentage">
            <text:p>-1,8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8" calcext:value-type="percentage">
            <text:p>1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" calcext:value-type="percentage">
            <text:p>0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5" calcext:value-type="percentage">
            <text:p>-1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9" calcext:value-type="percentage">
            <text:p>1,99%</text:p>
          </table:table-cell>
          <table:table-cell table:formula="of:=([.B357]*[.C357])+([.D357]*[.E357])+([.F357]*[.G357])+([.H357]*[.I357])+([.J357]*[.K357])" office:value-type="percentage" office:value="0" calcext:value-type="percentage">
            <text:p>0,00%</text:p>
          </table:table-cell>
          <table:table-cell table:formula="of:=AVERAGE([.K357];[.I357];[.G357];[.E357];[.C357])" office:value-type="percentage" office:value="0.00128" calcext:value-type="percentage">
            <text:p>0,13%</text:p>
          </table:table-cell>
          <table:table-cell table:formula="of:=[.N356] * (1+[.L357])" office:value-type="currency" office:currency="BRL" office:value="8943.76972647725" calcext:value-type="currency">
            <text:p>R$ 8.943,77</text:p>
          </table:table-cell>
          <table:table-cell table:formula="of:= 5000 * (1+[.M357])" office:value-type="float" office:value="5006.4" calcext:value-type="float">
            <text:p>5006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2/07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05" calcext:value-type="percentage">
            <text:p>3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9" calcext:value-type="percentage">
            <text:p>1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9" calcext:value-type="percentage">
            <text:p>1,8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26" calcext:value-type="percentage">
            <text:p>3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1" calcext:value-type="percentage">
            <text:p>1,91%</text:p>
          </table:table-cell>
          <table:table-cell table:formula="of:=([.B358]*[.C358])+([.D358]*[.E358])+([.F358]*[.G358])+([.H358]*[.I358])+([.J358]*[.K358])" office:value-type="percentage" office:value="0" calcext:value-type="percentage">
            <text:p>0,00%</text:p>
          </table:table-cell>
          <table:table-cell table:formula="of:=AVERAGE([.K358];[.I358];[.G358];[.E358];[.C358])" office:value-type="percentage" office:value="0.023" calcext:value-type="percentage">
            <text:p>2,30%</text:p>
          </table:table-cell>
          <table:table-cell table:formula="of:=[.N357] * (1+[.L358])" office:value-type="currency" office:currency="BRL" office:value="8943.76972647725" calcext:value-type="currency">
            <text:p>R$ 8.943,77</text:p>
          </table:table-cell>
          <table:table-cell table:formula="of:= 5000 * (1+[.M358])" office:value-type="float" office:value="5115" calcext:value-type="float">
            <text:p>511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3/07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3" calcext:value-type="percentage">
            <text:p>0,9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5" calcext:value-type="percentage">
            <text:p>-1,8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55" calcext:value-type="percentage">
            <text:p>2,5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9" calcext:value-type="percentage">
            <text:p>-0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54" calcext:value-type="percentage">
            <text:p>2,54%</text:p>
          </table:table-cell>
          <table:table-cell table:formula="of:=([.B359]*[.C359])+([.D359]*[.E359])+([.F359]*[.G359])+([.H359]*[.I359])+([.J359]*[.K359])" office:value-type="percentage" office:value="0" calcext:value-type="percentage">
            <text:p>0,00%</text:p>
          </table:table-cell>
          <table:table-cell table:formula="of:=AVERAGE([.K359];[.I359];[.G359];[.E359];[.C359])" office:value-type="percentage" office:value="0.00776" calcext:value-type="percentage">
            <text:p>0,78%</text:p>
          </table:table-cell>
          <table:table-cell table:formula="of:=[.N358] * (1+[.L359])" office:value-type="currency" office:currency="BRL" office:value="8943.76972647725" calcext:value-type="currency">
            <text:p>R$ 8.943,77</text:p>
          </table:table-cell>
          <table:table-cell table:formula="of:= 5000 * (1+[.M359])" office:value-type="float" office:value="5038.8" calcext:value-type="float">
            <text:p>5038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6/07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6" calcext:value-type="percentage">
            <text:p>-1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4" calcext:value-type="percentage">
            <text:p>0,2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6" calcext:value-type="percentage">
            <text:p>-0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1" calcext:value-type="percentage">
            <text:p>-0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9" calcext:value-type="percentage">
            <text:p>-1,09%</text:p>
          </table:table-cell>
          <table:table-cell table:formula="of:=([.B360]*[.C360])+([.D360]*[.E360])+([.F360]*[.G360])+([.H360]*[.I360])+([.J360]*[.K360])" office:value-type="percentage" office:value="0" calcext:value-type="percentage">
            <text:p>0,00%</text:p>
          </table:table-cell>
          <table:table-cell table:formula="of:=AVERAGE([.K360];[.I360];[.G360];[.E360];[.C360])" office:value-type="percentage" office:value="-0.00616" calcext:value-type="percentage">
            <text:p>-0,62%</text:p>
          </table:table-cell>
          <table:table-cell table:formula="of:=[.N359] * (1+[.L360])" office:value-type="currency" office:currency="BRL" office:value="8943.76972647725" calcext:value-type="currency">
            <text:p>R$ 8.943,77</text:p>
          </table:table-cell>
          <table:table-cell table:formula="of:= 5000 * (1+[.M360])" office:value-type="float" office:value="4969.2" calcext:value-type="float">
            <text:p>4969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7/07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7" calcext:value-type="percentage">
            <text:p>2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6" calcext:value-type="percentage">
            <text:p>-0,7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8" calcext:value-type="percentage">
            <text:p>1,8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" calcext:value-type="percentage">
            <text:p>1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35" calcext:value-type="percentage">
            <text:p>3,35%</text:p>
          </table:table-cell>
          <table:table-cell table:formula="of:=([.B361]*[.C361])+([.D361]*[.E361])+([.F361]*[.G361])+([.H361]*[.I361])+([.J361]*[.K361])" office:value-type="percentage" office:value="0" calcext:value-type="percentage">
            <text:p>0,00%</text:p>
          </table:table-cell>
          <table:table-cell table:formula="of:=AVERAGE([.K361];[.I361];[.G361];[.E361];[.C361])" office:value-type="percentage" office:value="0.01628" calcext:value-type="percentage">
            <text:p>1,63%</text:p>
          </table:table-cell>
          <table:table-cell table:formula="of:=[.N360] * (1+[.L361])" office:value-type="currency" office:currency="BRL" office:value="8943.76972647725" calcext:value-type="currency">
            <text:p>R$ 8.943,77</text:p>
          </table:table-cell>
          <table:table-cell table:formula="of:= 5000 * (1+[.M361])" office:value-type="float" office:value="5081.4" calcext:value-type="float">
            <text:p>5081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8/07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1" calcext:value-type="percentage">
            <text:p>-1,3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8" calcext:value-type="percentage">
            <text:p>-0,7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7" calcext:value-type="percentage">
            <text:p>-1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8" calcext:value-type="percentage">
            <text:p>1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3" calcext:value-type="percentage">
            <text:p>-0,63%</text:p>
          </table:table-cell>
          <table:table-cell table:formula="of:=([.B362]*[.C362])+([.D362]*[.E362])+([.F362]*[.G362])+([.H362]*[.I362])+([.J362]*[.K362])" office:value-type="percentage" office:value="0" calcext:value-type="percentage">
            <text:p>0,00%</text:p>
          </table:table-cell>
          <table:table-cell table:formula="of:=AVERAGE([.K362];[.I362];[.G362];[.E362];[.C362])" office:value-type="percentage" office:value="-0.00502" calcext:value-type="percentage">
            <text:p>-0,50%</text:p>
          </table:table-cell>
          <table:table-cell table:formula="of:=[.N361] * (1+[.L362])" office:value-type="currency" office:currency="BRL" office:value="8943.76972647725" calcext:value-type="currency">
            <text:p>R$ 8.943,77</text:p>
          </table:table-cell>
          <table:table-cell table:formula="of:= 5000 * (1+[.M362])" office:value-type="float" office:value="4974.9" calcext:value-type="float">
            <text:p>4974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9/07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6" calcext:value-type="percentage">
            <text:p>1,9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3" calcext:value-type="percentage">
            <text:p>0,4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4" calcext:value-type="percentage">
            <text:p>1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92" calcext:value-type="percentage">
            <text:p>-3,9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9" calcext:value-type="percentage">
            <text:p>-0,89%</text:p>
          </table:table-cell>
          <table:table-cell table:formula="of:=([.B363]*[.C363])+([.D363]*[.E363])+([.F363]*[.G363])+([.H363]*[.I363])+([.J363]*[.K363])" office:value-type="percentage" office:value="0" calcext:value-type="percentage">
            <text:p>0,00%</text:p>
          </table:table-cell>
          <table:table-cell table:formula="of:=AVERAGE([.K363];[.I363];[.G363];[.E363];[.C363])" office:value-type="percentage" office:value="-0.00196" calcext:value-type="percentage">
            <text:p>-0,20%</text:p>
          </table:table-cell>
          <table:table-cell table:formula="of:=[.N362] * (1+[.L363])" office:value-type="currency" office:currency="BRL" office:value="8943.76972647725" calcext:value-type="currency">
            <text:p>R$ 8.943,77</text:p>
          </table:table-cell>
          <table:table-cell table:formula="of:= 5000 * (1+[.M363])" office:value-type="float" office:value="4990.2" calcext:value-type="float">
            <text:p>4990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/07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8" calcext:value-type="percentage">
            <text:p>4,8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3" calcext:value-type="percentage">
            <text:p>0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84" calcext:value-type="percentage">
            <text:p>2,8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4" calcext:value-type="percentage">
            <text:p>-1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3" calcext:value-type="percentage">
            <text:p>5,30%</text:p>
          </table:table-cell>
          <table:table-cell table:formula="of:=([.B364]*[.C364])+([.D364]*[.E364])+([.F364]*[.G364])+([.H364]*[.I364])+([.J364]*[.K364])" office:value-type="percentage" office:value="0" calcext:value-type="percentage">
            <text:p>0,00%</text:p>
          </table:table-cell>
          <table:table-cell table:formula="of:=AVERAGE([.K364];[.I364];[.G364];[.E364];[.C364])" office:value-type="percentage" office:value="0.02446" calcext:value-type="percentage">
            <text:p>2,45%</text:p>
          </table:table-cell>
          <table:table-cell table:formula="of:=[.N363] * (1+[.L364])" office:value-type="currency" office:currency="BRL" office:value="8943.76972647725" calcext:value-type="currency">
            <text:p>R$ 8.943,77</text:p>
          </table:table-cell>
          <table:table-cell table:formula="of:= 5000 * (1+[.M364])" office:value-type="float" office:value="5122.3" calcext:value-type="float">
            <text:p>5122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3/07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6" calcext:value-type="percentage">
            <text:p>-0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6" calcext:value-type="percentage">
            <text:p>-0,8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2" calcext:value-type="percentage">
            <text:p>-1,9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9" calcext:value-type="percentage">
            <text:p>1,7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7" calcext:value-type="percentage">
            <text:p>-0,67%</text:p>
          </table:table-cell>
          <table:table-cell table:formula="of:=([.B365]*[.C365])+([.D365]*[.E365])+([.F365]*[.G365])+([.H365]*[.I365])+([.J365]*[.K365])" office:value-type="percentage" office:value="0" calcext:value-type="percentage">
            <text:p>0,00%</text:p>
          </table:table-cell>
          <table:table-cell table:formula="of:=AVERAGE([.K365];[.I365];[.G365];[.E365];[.C365])" office:value-type="percentage" office:value="-0.00364" calcext:value-type="percentage">
            <text:p>-0,36%</text:p>
          </table:table-cell>
          <table:table-cell table:formula="of:=[.N364] * (1+[.L365])" office:value-type="currency" office:currency="BRL" office:value="8943.76972647725" calcext:value-type="currency">
            <text:p>R$ 8.943,77</text:p>
          </table:table-cell>
          <table:table-cell table:formula="of:= 5000 * (1+[.M365])" office:value-type="float" office:value="4981.8" calcext:value-type="float">
            <text:p>4981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4/07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1" calcext:value-type="percentage">
            <text:p>2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8" calcext:value-type="percentage">
            <text:p>-0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7" calcext:value-type="percentage">
            <text:p>-0,0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44" calcext:value-type="percentage">
            <text:p>3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9" calcext:value-type="percentage">
            <text:p>0,79%</text:p>
          </table:table-cell>
          <table:table-cell table:formula="of:=([.B366]*[.C366])+([.D366]*[.E366])+([.F366]*[.G366])+([.H366]*[.I366])+([.J366]*[.K366])" office:value-type="percentage" office:value="0" calcext:value-type="percentage">
            <text:p>0,00%</text:p>
          </table:table-cell>
          <table:table-cell table:formula="of:=AVERAGE([.K366];[.I366];[.G366];[.E366];[.C366])" office:value-type="percentage" office:value="0.01238" calcext:value-type="percentage">
            <text:p>1,24%</text:p>
          </table:table-cell>
          <table:table-cell table:formula="of:=[.N365] * (1+[.L366])" office:value-type="currency" office:currency="BRL" office:value="8943.76972647725" calcext:value-type="currency">
            <text:p>R$ 8.943,77</text:p>
          </table:table-cell>
          <table:table-cell table:formula="of:= 5000 * (1+[.M366])" office:value-type="float" office:value="5061.9" calcext:value-type="float">
            <text:p>5061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5/07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3" calcext:value-type="percentage">
            <text:p>1,5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3" calcext:value-type="percentage">
            <text:p>-1,4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15" calcext:value-type="percentage">
            <text:p>3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6" calcext:value-type="percentage">
            <text:p>0,8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" calcext:value-type="percentage">
            <text:p>1,60%</text:p>
          </table:table-cell>
          <table:table-cell table:formula="of:=([.B367]*[.C367])+([.D367]*[.E367])+([.F367]*[.G367])+([.H367]*[.I367])+([.J367]*[.K367])" office:value-type="percentage" office:value="0" calcext:value-type="percentage">
            <text:p>0,00%</text:p>
          </table:table-cell>
          <table:table-cell table:formula="of:=AVERAGE([.K367];[.I367];[.G367];[.E367];[.C367])" office:value-type="percentage" office:value="0.01142" calcext:value-type="percentage">
            <text:p>1,14%</text:p>
          </table:table-cell>
          <table:table-cell table:formula="of:=[.N366] * (1+[.L367])" office:value-type="currency" office:currency="BRL" office:value="8943.76972647725" calcext:value-type="currency">
            <text:p>R$ 8.943,77</text:p>
          </table:table-cell>
          <table:table-cell table:formula="of:= 5000 * (1+[.M367])" office:value-type="float" office:value="5057.1" calcext:value-type="float">
            <text:p>5057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6/07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76" calcext:value-type="percentage">
            <text:p>-2,7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5" calcext:value-type="percentage">
            <text:p>0,4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8" calcext:value-type="percentage">
            <text:p>-1,5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9" calcext:value-type="percentage">
            <text:p>1,9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25" calcext:value-type="percentage">
            <text:p>-3,25%</text:p>
          </table:table-cell>
          <table:table-cell table:formula="of:=([.B368]*[.C368])+([.D368]*[.E368])+([.F368]*[.G368])+([.H368]*[.I368])+([.J368]*[.K368])" office:value-type="percentage" office:value="0" calcext:value-type="percentage">
            <text:p>0,00%</text:p>
          </table:table-cell>
          <table:table-cell table:formula="of:=AVERAGE([.K368];[.I368];[.G368];[.E368];[.C368])" office:value-type="percentage" office:value="-0.0103" calcext:value-type="percentage">
            <text:p>-1,03%</text:p>
          </table:table-cell>
          <table:table-cell table:formula="of:=[.N367] * (1+[.L368])" office:value-type="currency" office:currency="BRL" office:value="8943.76972647725" calcext:value-type="currency">
            <text:p>R$ 8.943,77</text:p>
          </table:table-cell>
          <table:table-cell table:formula="of:= 5000 * (1+[.M368])" office:value-type="float" office:value="4948.5" calcext:value-type="float">
            <text:p>4948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7/07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2" calcext:value-type="percentage">
            <text:p>1,8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3" calcext:value-type="percentage">
            <text:p>0,4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4" calcext:value-type="percentage">
            <text:p>0,5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7" calcext:value-type="percentage">
            <text:p>1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3" calcext:value-type="percentage">
            <text:p>1,23%</text:p>
          </table:table-cell>
          <table:table-cell table:formula="of:=([.B369]*[.C369])+([.D369]*[.E369])+([.F369]*[.G369])+([.H369]*[.I369])+([.J369]*[.K369])" office:value-type="percentage" office:value="0" calcext:value-type="percentage">
            <text:p>0,00%</text:p>
          </table:table-cell>
          <table:table-cell table:formula="of:=AVERAGE([.K369];[.I369];[.G369];[.E369];[.C369])" office:value-type="percentage" office:value="0.01058" calcext:value-type="percentage">
            <text:p>1,06%</text:p>
          </table:table-cell>
          <table:table-cell table:formula="of:=[.N368] * (1+[.L369])" office:value-type="currency" office:currency="BRL" office:value="8943.76972647725" calcext:value-type="currency">
            <text:p>R$ 8.943,77</text:p>
          </table:table-cell>
          <table:table-cell table:formula="of:= 5000 * (1+[.M369])" office:value-type="float" office:value="5052.9" calcext:value-type="float">
            <text:p>5052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0/07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3" calcext:value-type="percentage">
            <text:p>0,6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2" calcext:value-type="percentage">
            <text:p>0,9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5" calcext:value-type="percentage">
            <text:p>1,4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6" calcext:value-type="percentage">
            <text:p>1,6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3" calcext:value-type="percentage">
            <text:p>0,03%</text:p>
          </table:table-cell>
          <table:table-cell table:formula="of:=([.B370]*[.C370])+([.D370]*[.E370])+([.F370]*[.G370])+([.H370]*[.I370])+([.J370]*[.K370])" office:value-type="percentage" office:value="0" calcext:value-type="percentage">
            <text:p>0,00%</text:p>
          </table:table-cell>
          <table:table-cell table:formula="of:=AVERAGE([.K370];[.I370];[.G370];[.E370];[.C370])" office:value-type="percentage" office:value="0.00938" calcext:value-type="percentage">
            <text:p>0,94%</text:p>
          </table:table-cell>
          <table:table-cell table:formula="of:=[.N369] * (1+[.L370])" office:value-type="currency" office:currency="BRL" office:value="8943.76972647725" calcext:value-type="currency">
            <text:p>R$ 8.943,77</text:p>
          </table:table-cell>
          <table:table-cell table:formula="of:= 5000 * (1+[.M370])" office:value-type="float" office:value="5046.9" calcext:value-type="float">
            <text:p>5046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1/07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4" calcext:value-type="percentage">
            <text:p>-0,8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1" calcext:value-type="percentage">
            <text:p>0,2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19" calcext:value-type="percentage">
            <text:p>-4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3" calcext:value-type="percentage">
            <text:p>0,9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9" calcext:value-type="percentage">
            <text:p>-1,19%</text:p>
          </table:table-cell>
          <table:table-cell table:formula="of:=([.B371]*[.C371])+([.D371]*[.E371])+([.F371]*[.G371])+([.H371]*[.I371])+([.J371]*[.K371])" office:value-type="percentage" office:value="0" calcext:value-type="percentage">
            <text:p>0,00%</text:p>
          </table:table-cell>
          <table:table-cell table:formula="of:=AVERAGE([.K371];[.I371];[.G371];[.E371];[.C371])" office:value-type="percentage" office:value="-0.01016" calcext:value-type="percentage">
            <text:p>-1,02%</text:p>
          </table:table-cell>
          <table:table-cell table:formula="of:=[.N370] * (1+[.L371])" office:value-type="currency" office:currency="BRL" office:value="8943.76972647725" calcext:value-type="currency">
            <text:p>R$ 8.943,77</text:p>
          </table:table-cell>
          <table:table-cell table:formula="of:= 5000 * (1+[.M371])" office:value-type="float" office:value="4949.2" calcext:value-type="float">
            <text:p>4949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1/08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2" calcext:value-type="percentage">
            <text:p>1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7" calcext:value-type="percentage">
            <text:p>0,57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126" calcext:value-type="percentage">
            <text:p>1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25" calcext:value-type="percentage">
            <text:p>-3,2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5" calcext:value-type="percentage">
            <text:p>1,45%</text:p>
          </table:table-cell>
          <table:table-cell table:formula="of:=([.B372]*[.C372])+([.D372]*[.E372])+([.F372]*[.G372])+([.H372]*[.I372])+([.J372]*[.K372])" office:value-type="percentage" office:value="0.0126" calcext:value-type="percentage">
            <text:p>1,26%</text:p>
          </table:table-cell>
          <table:table-cell table:formula="of:=AVERAGE([.K372];[.I372];[.G372];[.E372];[.C372])" office:value-type="percentage" office:value="0.0029" calcext:value-type="percentage">
            <text:p>0,29%</text:p>
          </table:table-cell>
          <table:table-cell table:formula="of:=[.N371] * (1+[.L372])" office:value-type="currency" office:currency="BRL" office:value="9056.46122503086" calcext:value-type="currency">
            <text:p>R$ 9.056,46</text:p>
          </table:table-cell>
          <table:table-cell table:formula="of:= 5000 * (1+[.M372])" office:value-type="float" office:value="5014.5" calcext:value-type="float">
            <text:p>5014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2/08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03" calcext:value-type="percentage">
            <text:p>2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11" calcext:value-type="percentage">
            <text:p>3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5" calcext:value-type="percentage">
            <text:p>0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1" calcext:value-type="percentage">
            <text:p>-0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9" calcext:value-type="percentage">
            <text:p>0,79%</text:p>
          </table:table-cell>
          <table:table-cell table:formula="of:=([.B373]*[.C373])+([.D373]*[.E373])+([.F373]*[.G373])+([.H373]*[.I373])+([.J373]*[.K373])" office:value-type="percentage" office:value="0" calcext:value-type="percentage">
            <text:p>0,00%</text:p>
          </table:table-cell>
          <table:table-cell table:formula="of:=AVERAGE([.K373];[.I373];[.G373];[.E373];[.C373])" office:value-type="percentage" office:value="0.01174" calcext:value-type="percentage">
            <text:p>1,17%</text:p>
          </table:table-cell>
          <table:table-cell table:formula="of:=[.N372] * (1+[.L373])" office:value-type="currency" office:currency="BRL" office:value="9056.46122503086" calcext:value-type="currency">
            <text:p>R$ 9.056,46</text:p>
          </table:table-cell>
          <table:table-cell table:formula="of:= 5000 * (1+[.M373])" office:value-type="float" office:value="5058.7" calcext:value-type="float">
            <text:p>5058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3/08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41" calcext:value-type="percentage">
            <text:p>3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8" calcext:value-type="percentage">
            <text:p>1,8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8" calcext:value-type="percentage">
            <text:p>2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2" calcext:value-type="percentage">
            <text:p>2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01" calcext:value-type="percentage">
            <text:p>3,01%</text:p>
          </table:table-cell>
          <table:table-cell table:formula="of:=([.B374]*[.C374])+([.D374]*[.E374])+([.F374]*[.G374])+([.H374]*[.I374])+([.J374]*[.K374])" office:value-type="percentage" office:value="0" calcext:value-type="percentage">
            <text:p>0,00%</text:p>
          </table:table-cell>
          <table:table-cell table:formula="of:=AVERAGE([.K374];[.I374];[.G374];[.E374];[.C374])" office:value-type="percentage" office:value="0.026" calcext:value-type="percentage">
            <text:p>2,60%</text:p>
          </table:table-cell>
          <table:table-cell table:formula="of:=[.N373] * (1+[.L374])" office:value-type="currency" office:currency="BRL" office:value="9056.46122503086" calcext:value-type="currency">
            <text:p>R$ 9.056,46</text:p>
          </table:table-cell>
          <table:table-cell table:formula="of:= 5000 * (1+[.M374])" office:value-type="float" office:value="5130" calcext:value-type="float">
            <text:p>513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6/08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" calcext:value-type="percentage">
            <text:p>-0,3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4" calcext:value-type="percentage">
            <text:p>-0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3" calcext:value-type="percentage">
            <text:p>-0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9" calcext:value-type="percentage">
            <text:p>-0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" calcext:value-type="percentage">
            <text:p>0,20%</text:p>
          </table:table-cell>
          <table:table-cell table:formula="of:=([.B375]*[.C375])+([.D375]*[.E375])+([.F375]*[.G375])+([.H375]*[.I375])+([.J375]*[.K375])" office:value-type="percentage" office:value="0" calcext:value-type="percentage">
            <text:p>0,00%</text:p>
          </table:table-cell>
          <table:table-cell table:formula="of:=AVERAGE([.K375];[.I375];[.G375];[.E375];[.C375])" office:value-type="percentage" office:value="-0.00372" calcext:value-type="percentage">
            <text:p>-0,37%</text:p>
          </table:table-cell>
          <table:table-cell table:formula="of:=[.N374] * (1+[.L375])" office:value-type="currency" office:currency="BRL" office:value="9056.46122503086" calcext:value-type="currency">
            <text:p>R$ 9.056,46</text:p>
          </table:table-cell>
          <table:table-cell table:formula="of:= 5000 * (1+[.M375])" office:value-type="float" office:value="4981.4" calcext:value-type="float">
            <text:p>4981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7/08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8" calcext:value-type="percentage">
            <text:p>-1,5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3" calcext:value-type="percentage">
            <text:p>-1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" calcext:value-type="percentage">
            <text:p>-0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7" calcext:value-type="percentage">
            <text:p>0,6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13" calcext:value-type="percentage">
            <text:p>-2,13%</text:p>
          </table:table-cell>
          <table:table-cell table:formula="of:=([.B376]*[.C376])+([.D376]*[.E376])+([.F376]*[.G376])+([.H376]*[.I376])+([.J376]*[.K376])" office:value-type="percentage" office:value="0" calcext:value-type="percentage">
            <text:p>0,00%</text:p>
          </table:table-cell>
          <table:table-cell table:formula="of:=AVERAGE([.K376];[.I376];[.G376];[.E376];[.C376])" office:value-type="percentage" office:value="-0.00954" calcext:value-type="percentage">
            <text:p>-0,95%</text:p>
          </table:table-cell>
          <table:table-cell table:formula="of:=[.N375] * (1+[.L376])" office:value-type="currency" office:currency="BRL" office:value="9056.46122503086" calcext:value-type="currency">
            <text:p>R$ 9.056,46</text:p>
          </table:table-cell>
          <table:table-cell table:formula="of:= 5000 * (1+[.M376])" office:value-type="float" office:value="4952.3" calcext:value-type="float">
            <text:p>4952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8/08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76" calcext:value-type="percentage">
            <text:p>-2,7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3" calcext:value-type="percentage">
            <text:p>-0,4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4" calcext:value-type="percentage">
            <text:p>-2,3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6" calcext:value-type="percentage">
            <text:p>-0,6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8" calcext:value-type="percentage">
            <text:p>-2,80%</text:p>
          </table:table-cell>
          <table:table-cell table:formula="of:=([.B377]*[.C377])+([.D377]*[.E377])+([.F377]*[.G377])+([.H377]*[.I377])+([.J377]*[.K377])" office:value-type="percentage" office:value="-0" calcext:value-type="percentage">
            <text:p>0,00%</text:p>
          </table:table-cell>
          <table:table-cell table:formula="of:=AVERAGE([.K377];[.I377];[.G377];[.E377];[.C377])" office:value-type="percentage" office:value="-0.01798" calcext:value-type="percentage">
            <text:p>-1,80%</text:p>
          </table:table-cell>
          <table:table-cell table:formula="of:=[.N376] * (1+[.L377])" office:value-type="currency" office:currency="BRL" office:value="9056.46122503086" calcext:value-type="currency">
            <text:p>R$ 9.056,46</text:p>
          </table:table-cell>
          <table:table-cell table:formula="of:= 5000 * (1+[.M377])" office:value-type="float" office:value="4910.1" calcext:value-type="float">
            <text:p>4910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9/08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8" calcext:value-type="percentage">
            <text:p>0,9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8" calcext:value-type="percentage">
            <text:p>-0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3" calcext:value-type="percentage">
            <text:p>-0,5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7" calcext:value-type="percentage">
            <text:p>-1,0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97" calcext:value-type="percentage">
            <text:p>2,97%</text:p>
          </table:table-cell>
          <table:table-cell table:formula="of:=([.B378]*[.C378])+([.D378]*[.E378])+([.F378]*[.G378])+([.H378]*[.I378])+([.J378]*[.K378])" office:value-type="percentage" office:value="0" calcext:value-type="percentage">
            <text:p>0,00%</text:p>
          </table:table-cell>
          <table:table-cell table:formula="of:=AVERAGE([.K378];[.I378];[.G378];[.E378];[.C378])" office:value-type="percentage" office:value="0.00394" calcext:value-type="percentage">
            <text:p>0,39%</text:p>
          </table:table-cell>
          <table:table-cell table:formula="of:=[.N377] * (1+[.L378])" office:value-type="currency" office:currency="BRL" office:value="9056.46122503086" calcext:value-type="currency">
            <text:p>R$ 9.056,46</text:p>
          </table:table-cell>
          <table:table-cell table:formula="of:= 5000 * (1+[.M378])" office:value-type="float" office:value="5019.7" calcext:value-type="float">
            <text:p>5019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0/08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68" calcext:value-type="percentage">
            <text:p>-3,6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7" calcext:value-type="percentage">
            <text:p>1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63" calcext:value-type="percentage">
            <text:p>-3,6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5" calcext:value-type="percentage">
            <text:p>-0,2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551" calcext:value-type="percentage">
            <text:p>-5,51%</text:p>
          </table:table-cell>
          <table:table-cell table:formula="of:=([.B379]*[.C379])+([.D379]*[.E379])+([.F379]*[.G379])+([.H379]*[.I379])+([.J379]*[.K379])" office:value-type="percentage" office:value="0" calcext:value-type="percentage">
            <text:p>0,00%</text:p>
          </table:table-cell>
          <table:table-cell table:formula="of:=AVERAGE([.K379];[.I379];[.G379];[.E379];[.C379])" office:value-type="percentage" office:value="-0.0238" calcext:value-type="percentage">
            <text:p>-2,38%</text:p>
          </table:table-cell>
          <table:table-cell table:formula="of:=[.N378] * (1+[.L379])" office:value-type="currency" office:currency="BRL" office:value="9056.46122503086" calcext:value-type="currency">
            <text:p>R$ 9.056,46</text:p>
          </table:table-cell>
          <table:table-cell table:formula="of:= 5000 * (1+[.M379])" office:value-type="float" office:value="4881" calcext:value-type="float">
            <text:p>488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3/08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8" calcext:value-type="percentage">
            <text:p>2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2" calcext:value-type="percentage">
            <text:p>0,1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9" calcext:value-type="percentage">
            <text:p>0,7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" calcext:value-type="percentage">
            <text:p>1,10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047" calcext:value-type="percentage">
            <text:p>0,47%</text:p>
          </table:table-cell>
          <table:table-cell table:formula="of:=([.B380]*[.C380])+([.D380]*[.E380])+([.F380]*[.G380])+([.H380]*[.I380])+([.J380]*[.K380])" office:value-type="percentage" office:value="0.0047" calcext:value-type="percentage">
            <text:p>0,47%</text:p>
          </table:table-cell>
          <table:table-cell table:formula="of:=AVERAGE([.K380];[.I380];[.G380];[.E380];[.C380])" office:value-type="percentage" office:value="0.00952" calcext:value-type="percentage">
            <text:p>0,95%</text:p>
          </table:table-cell>
          <table:table-cell table:formula="of:=[.N379] * (1+[.L380])" office:value-type="currency" office:currency="BRL" office:value="9099.02659278851" calcext:value-type="currency">
            <text:p>R$ 9.099,03</text:p>
          </table:table-cell>
          <table:table-cell table:formula="of:= 5000 * (1+[.M380])" office:value-type="float" office:value="5047.6" calcext:value-type="float">
            <text:p>5047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4/08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5" calcext:value-type="percentage">
            <text:p>-0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1" calcext:value-type="percentage">
            <text:p>0,5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07" calcext:value-type="percentage">
            <text:p>2,0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2" calcext:value-type="percentage">
            <text:p>0,9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45" calcext:value-type="percentage">
            <text:p>3,45%</text:p>
          </table:table-cell>
          <table:table-cell table:formula="of:=([.B381]*[.C381])+([.D381]*[.E381])+([.F381]*[.G381])+([.H381]*[.I381])+([.J381]*[.K381])" office:value-type="percentage" office:value="0" calcext:value-type="percentage">
            <text:p>0,00%</text:p>
          </table:table-cell>
          <table:table-cell table:formula="of:=AVERAGE([.K381];[.I381];[.G381];[.E381];[.C381])" office:value-type="percentage" office:value="0.0138" calcext:value-type="percentage">
            <text:p>1,38%</text:p>
          </table:table-cell>
          <table:table-cell table:formula="of:=[.N380] * (1+[.L381])" office:value-type="currency" office:currency="BRL" office:value="9099.02659278851" calcext:value-type="currency">
            <text:p>R$ 9.099,03</text:p>
          </table:table-cell>
          <table:table-cell table:formula="of:= 5000 * (1+[.M381])" office:value-type="float" office:value="5069" calcext:value-type="float">
            <text:p>506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5/08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62" calcext:value-type="percentage">
            <text:p>-4,6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6" calcext:value-type="percentage">
            <text:p>1,4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7" calcext:value-type="percentage">
            <text:p>-0,6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45" calcext:value-type="percentage">
            <text:p>-4,4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12" calcext:value-type="percentage">
            <text:p>-2,12%</text:p>
          </table:table-cell>
          <table:table-cell table:formula="of:=([.B382]*[.C382])+([.D382]*[.E382])+([.F382]*[.G382])+([.H382]*[.I382])+([.J382]*[.K382])" office:value-type="percentage" office:value="0" calcext:value-type="percentage">
            <text:p>0,00%</text:p>
          </table:table-cell>
          <table:table-cell table:formula="of:=AVERAGE([.K382];[.I382];[.G382];[.E382];[.C382])" office:value-type="percentage" office:value="-0.0208" calcext:value-type="percentage">
            <text:p>-2,08%</text:p>
          </table:table-cell>
          <table:table-cell table:formula="of:=[.N381] * (1+[.L382])" office:value-type="currency" office:currency="BRL" office:value="9099.02659278851" calcext:value-type="currency">
            <text:p>R$ 9.099,03</text:p>
          </table:table-cell>
          <table:table-cell table:formula="of:= 5000 * (1+[.M382])" office:value-type="float" office:value="4896" calcext:value-type="float">
            <text:p>489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6/08/18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-0.0054" calcext:value-type="percentage">
            <text:p>-0,5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2" calcext:value-type="percentage">
            <text:p>0,1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4" calcext:value-type="percentage">
            <text:p>-0,14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-0.0137" calcext:value-type="percentage">
            <text:p>-1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1" calcext:value-type="percentage">
            <text:p>0,31%</text:p>
          </table:table-cell>
          <table:table-cell table:formula="of:=([.B383]*[.C383])+([.D383]*[.E383])+([.F383]*[.G383])+([.H383]*[.I383])+([.J383]*[.K383])" office:value-type="percentage" office:value="-0.0191" calcext:value-type="percentage">
            <text:p>-1,91%</text:p>
          </table:table-cell>
          <table:table-cell table:formula="of:=AVERAGE([.K383];[.I383];[.G383];[.E383];[.C383])" office:value-type="percentage" office:value="-0.00324" calcext:value-type="percentage">
            <text:p>-0,32%</text:p>
          </table:table-cell>
          <table:table-cell table:formula="of:=[.N382] * (1+[.L383])" office:value-type="currency" office:currency="BRL" office:value="8925.23518486625" calcext:value-type="currency">
            <text:p>R$ 8.925,24</text:p>
          </table:table-cell>
          <table:table-cell table:formula="of:= 5000 * (1+[.M383])" office:value-type="float" office:value="4983.8" calcext:value-type="float">
            <text:p>4983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7/08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57" calcext:value-type="percentage">
            <text:p>-2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6" calcext:value-type="percentage">
            <text:p>-1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56" calcext:value-type="percentage">
            <text:p>-2,5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7" calcext:value-type="percentage">
            <text:p>2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52" calcext:value-type="percentage">
            <text:p>-3,52%</text:p>
          </table:table-cell>
          <table:table-cell table:formula="of:=([.B384]*[.C384])+([.D384]*[.E384])+([.F384]*[.G384])+([.H384]*[.I384])+([.J384]*[.K384])" office:value-type="percentage" office:value="0" calcext:value-type="percentage">
            <text:p>0,00%</text:p>
          </table:table-cell>
          <table:table-cell table:formula="of:=AVERAGE([.K384];[.I384];[.G384];[.E384];[.C384])" office:value-type="percentage" office:value="-0.01568" calcext:value-type="percentage">
            <text:p>-1,57%</text:p>
          </table:table-cell>
          <table:table-cell table:formula="of:=[.N383] * (1+[.L384])" office:value-type="currency" office:currency="BRL" office:value="8925.23518486625" calcext:value-type="currency">
            <text:p>R$ 8.925,24</text:p>
          </table:table-cell>
          <table:table-cell table:formula="of:= 5000 * (1+[.M384])" office:value-type="float" office:value="4921.6" calcext:value-type="float">
            <text:p>4921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/08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6" calcext:value-type="percentage">
            <text:p>-0,5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6" calcext:value-type="percentage">
            <text:p>-0,6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1" calcext:value-type="percentage">
            <text:p>0,7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6" calcext:value-type="percentage">
            <text:p>1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66" calcext:value-type="percentage">
            <text:p>-2,66%</text:p>
          </table:table-cell>
          <table:table-cell table:formula="of:=([.B385]*[.C385])+([.D385]*[.E385])+([.F385]*[.G385])+([.H385]*[.I385])+([.J385]*[.K385])" office:value-type="percentage" office:value="0" calcext:value-type="percentage">
            <text:p>0,00%</text:p>
          </table:table-cell>
          <table:table-cell table:formula="of:=AVERAGE([.K385];[.I385];[.G385];[.E385];[.C385])" office:value-type="percentage" office:value="-0.00382" calcext:value-type="percentage">
            <text:p>-0,38%</text:p>
          </table:table-cell>
          <table:table-cell table:formula="of:=[.N384] * (1+[.L385])" office:value-type="currency" office:currency="BRL" office:value="8925.23518486625" calcext:value-type="currency">
            <text:p>R$ 8.925,24</text:p>
          </table:table-cell>
          <table:table-cell table:formula="of:= 5000 * (1+[.M385])" office:value-type="float" office:value="4980.9" calcext:value-type="float">
            <text:p>4980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1/08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45" calcext:value-type="percentage">
            <text:p>-3,4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2" calcext:value-type="percentage">
            <text:p>0,2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9" calcext:value-type="percentage">
            <text:p>-1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6" calcext:value-type="percentage">
            <text:p>0,5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98" calcext:value-type="percentage">
            <text:p>-3,98%</text:p>
          </table:table-cell>
          <table:table-cell table:formula="of:=([.B386]*[.C386])+([.D386]*[.E386])+([.F386]*[.G386])+([.H386]*[.I386])+([.J386]*[.K386])" office:value-type="percentage" office:value="0" calcext:value-type="percentage">
            <text:p>0,00%</text:p>
          </table:table-cell>
          <table:table-cell table:formula="of:=AVERAGE([.K386];[.I386];[.G386];[.E386];[.C386])" office:value-type="percentage" office:value="-0.01588" calcext:value-type="percentage">
            <text:p>-1,59%</text:p>
          </table:table-cell>
          <table:table-cell table:formula="of:=[.N385] * (1+[.L386])" office:value-type="currency" office:currency="BRL" office:value="8925.23518486625" calcext:value-type="currency">
            <text:p>R$ 8.925,24</text:p>
          </table:table-cell>
          <table:table-cell table:formula="of:= 5000 * (1+[.M386])" office:value-type="float" office:value="4920.6" calcext:value-type="float">
            <text:p>4920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2/08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51" calcext:value-type="percentage">
            <text:p>3,5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3" calcext:value-type="percentage">
            <text:p>1,6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8" calcext:value-type="percentage">
            <text:p>2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03" calcext:value-type="percentage">
            <text:p>3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62" calcext:value-type="percentage">
            <text:p>3,62%</text:p>
          </table:table-cell>
          <table:table-cell table:formula="of:=([.B387]*[.C387])+([.D387]*[.E387])+([.F387]*[.G387])+([.H387]*[.I387])+([.J387]*[.K387])" office:value-type="percentage" office:value="0" calcext:value-type="percentage">
            <text:p>0,00%</text:p>
          </table:table-cell>
          <table:table-cell table:formula="of:=AVERAGE([.K387];[.I387];[.G387];[.E387];[.C387])" office:value-type="percentage" office:value="0.02834" calcext:value-type="percentage">
            <text:p>2,83%</text:p>
          </table:table-cell>
          <table:table-cell table:formula="of:=[.N386] * (1+[.L387])" office:value-type="currency" office:currency="BRL" office:value="8925.23518486625" calcext:value-type="currency">
            <text:p>R$ 8.925,24</text:p>
          </table:table-cell>
          <table:table-cell table:formula="of:= 5000 * (1+[.M387])" office:value-type="float" office:value="5141.7" calcext:value-type="float">
            <text:p>5141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3/08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15" calcext:value-type="percentage">
            <text:p>-2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1" calcext:value-type="percentage">
            <text:p>1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89" calcext:value-type="percentage">
            <text:p>-3,8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9" calcext:value-type="percentage">
            <text:p>0,0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53" calcext:value-type="percentage">
            <text:p>-2,53%</text:p>
          </table:table-cell>
          <table:table-cell table:formula="of:=([.B388]*[.C388])+([.D388]*[.E388])+([.F388]*[.G388])+([.H388]*[.I388])+([.J388]*[.K388])" office:value-type="percentage" office:value="0" calcext:value-type="percentage">
            <text:p>0,00%</text:p>
          </table:table-cell>
          <table:table-cell table:formula="of:=AVERAGE([.K388];[.I388];[.G388];[.E388];[.C388])" office:value-type="percentage" office:value="-0.01414" calcext:value-type="percentage">
            <text:p>-1,41%</text:p>
          </table:table-cell>
          <table:table-cell table:formula="of:=[.N387] * (1+[.L388])" office:value-type="currency" office:currency="BRL" office:value="8925.23518486625" calcext:value-type="currency">
            <text:p>R$ 8.925,24</text:p>
          </table:table-cell>
          <table:table-cell table:formula="of:= 5000 * (1+[.M388])" office:value-type="float" office:value="4929.3" calcext:value-type="float">
            <text:p>4929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4/08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7" calcext:value-type="percentage">
            <text:p>1,9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5" calcext:value-type="percentage">
            <text:p>1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5" calcext:value-type="percentage">
            <text:p>0,7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" calcext:value-type="percentage">
            <text:p>1,5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7" calcext:value-type="percentage">
            <text:p>1,37%</text:p>
          </table:table-cell>
          <table:table-cell table:formula="of:=([.B389]*[.C389])+([.D389]*[.E389])+([.F389]*[.G389])+([.H389]*[.I389])+([.J389]*[.K389])" office:value-type="percentage" office:value="0" calcext:value-type="percentage">
            <text:p>0,00%</text:p>
          </table:table-cell>
          <table:table-cell table:formula="of:=AVERAGE([.K389];[.I389];[.G389];[.E389];[.C389])" office:value-type="percentage" office:value="0.01388" calcext:value-type="percentage">
            <text:p>1,39%</text:p>
          </table:table-cell>
          <table:table-cell table:formula="of:=[.N388] * (1+[.L389])" office:value-type="currency" office:currency="BRL" office:value="8925.23518486625" calcext:value-type="currency">
            <text:p>R$ 8.925,24</text:p>
          </table:table-cell>
          <table:table-cell table:formula="of:= 5000 * (1+[.M389])" office:value-type="float" office:value="5069.4" calcext:value-type="float">
            <text:p>5069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7/08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1" calcext:value-type="percentage">
            <text:p>2,2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88" calcext:value-type="percentage">
            <text:p>-2,8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32" calcext:value-type="percentage">
            <text:p>3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81" calcext:value-type="percentage">
            <text:p>2,8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07" calcext:value-type="percentage">
            <text:p>3,07%</text:p>
          </table:table-cell>
          <table:table-cell table:formula="of:=([.B390]*[.C390])+([.D390]*[.E390])+([.F390]*[.G390])+([.H390]*[.I390])+([.J390]*[.K390])" office:value-type="percentage" office:value="0" calcext:value-type="percentage">
            <text:p>0,00%</text:p>
          </table:table-cell>
          <table:table-cell table:formula="of:=AVERAGE([.K390];[.I390];[.G390];[.E390];[.C390])" office:value-type="percentage" office:value="0.01706" calcext:value-type="percentage">
            <text:p>1,71%</text:p>
          </table:table-cell>
          <table:table-cell table:formula="of:=[.N389] * (1+[.L390])" office:value-type="currency" office:currency="BRL" office:value="8925.23518486625" calcext:value-type="currency">
            <text:p>R$ 8.925,24</text:p>
          </table:table-cell>
          <table:table-cell table:formula="of:= 5000 * (1+[.M390])" office:value-type="float" office:value="5085.3" calcext:value-type="float">
            <text:p>5085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8/08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4" calcext:value-type="percentage">
            <text:p>-1,9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9" calcext:value-type="percentage">
            <text:p>0,9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" calcext:value-type="percentage">
            <text:p>-0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4" calcext:value-type="percentage">
            <text:p>-0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9" calcext:value-type="percentage">
            <text:p>-0,49%</text:p>
          </table:table-cell>
          <table:table-cell table:formula="of:=([.B391]*[.C391])+([.D391]*[.E391])+([.F391]*[.G391])+([.H391]*[.I391])+([.J391]*[.K391])" office:value-type="percentage" office:value="0" calcext:value-type="percentage">
            <text:p>0,00%</text:p>
          </table:table-cell>
          <table:table-cell table:formula="of:=AVERAGE([.K391];[.I391];[.G391];[.E391];[.C391])" office:value-type="percentage" office:value="-0.00436" calcext:value-type="percentage">
            <text:p>-0,44%</text:p>
          </table:table-cell>
          <table:table-cell table:formula="of:=[.N390] * (1+[.L391])" office:value-type="currency" office:currency="BRL" office:value="8925.23518486625" calcext:value-type="currency">
            <text:p>R$ 8.925,24</text:p>
          </table:table-cell>
          <table:table-cell table:formula="of:= 5000 * (1+[.M391])" office:value-type="float" office:value="4978.2" calcext:value-type="float">
            <text:p>4978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9/08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2" calcext:value-type="percentage">
            <text:p>5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2" calcext:value-type="percentage">
            <text:p>-0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6" calcext:value-type="percentage">
            <text:p>1,6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7" calcext:value-type="percentage">
            <text:p>-0,7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7" calcext:value-type="percentage">
            <text:p>2,27%</text:p>
          </table:table-cell>
          <table:table-cell table:formula="of:=([.B392]*[.C392])+([.D392]*[.E392])+([.F392]*[.G392])+([.H392]*[.I392])+([.J392]*[.K392])" office:value-type="percentage" office:value="0" calcext:value-type="percentage">
            <text:p>0,00%</text:p>
          </table:table-cell>
          <table:table-cell table:formula="of:=AVERAGE([.K392];[.I392];[.G392];[.E392];[.C392])" office:value-type="percentage" office:value="0.01588" calcext:value-type="percentage">
            <text:p>1,59%</text:p>
          </table:table-cell>
          <table:table-cell table:formula="of:=[.N391] * (1+[.L392])" office:value-type="currency" office:currency="BRL" office:value="8925.23518486625" calcext:value-type="currency">
            <text:p>R$ 8.925,24</text:p>
          </table:table-cell>
          <table:table-cell table:formula="of:= 5000 * (1+[.M392])" office:value-type="float" office:value="5079.4" calcext:value-type="float">
            <text:p>5079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0/08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58" calcext:value-type="percentage">
            <text:p>-2,5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" calcext:value-type="percentage">
            <text:p>1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94" calcext:value-type="percentage">
            <text:p>-3,9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8" calcext:value-type="percentage">
            <text:p>-1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73" calcext:value-type="percentage">
            <text:p>-3,73%</text:p>
          </table:table-cell>
          <table:table-cell table:formula="of:=([.B393]*[.C393])+([.D393]*[.E393])+([.F393]*[.G393])+([.H393]*[.I393])+([.J393]*[.K393])" office:value-type="percentage" office:value="0" calcext:value-type="percentage">
            <text:p>0,00%</text:p>
          </table:table-cell>
          <table:table-cell table:formula="of:=AVERAGE([.K393];[.I393];[.G393];[.E393];[.C393])" office:value-type="percentage" office:value="-0.02066" calcext:value-type="percentage">
            <text:p>-2,07%</text:p>
          </table:table-cell>
          <table:table-cell table:formula="of:=[.N392] * (1+[.L393])" office:value-type="currency" office:currency="BRL" office:value="8925.23518486625" calcext:value-type="currency">
            <text:p>R$ 8.925,24</text:p>
          </table:table-cell>
          <table:table-cell table:formula="of:= 5000 * (1+[.M393])" office:value-type="float" office:value="4896.7" calcext:value-type="float">
            <text:p>4896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1/08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43" calcext:value-type="percentage">
            <text:p>2,4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8" calcext:value-type="percentage">
            <text:p>0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7" calcext:value-type="percentage">
            <text:p>1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4" calcext:value-type="percentage">
            <text:p>-1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7" calcext:value-type="percentage">
            <text:p>0,57%</text:p>
          </table:table-cell>
          <table:table-cell table:formula="of:=([.B394]*[.C394])+([.D394]*[.E394])+([.F394]*[.G394])+([.H394]*[.I394])+([.J394]*[.K394])" office:value-type="percentage" office:value="0" calcext:value-type="percentage">
            <text:p>0,00%</text:p>
          </table:table-cell>
          <table:table-cell table:formula="of:=AVERAGE([.K394];[.I394];[.G394];[.E394];[.C394])" office:value-type="percentage" office:value="0.00602" calcext:value-type="percentage">
            <text:p>0,60%</text:p>
          </table:table-cell>
          <table:table-cell table:formula="of:=[.N393] * (1+[.L394])" office:value-type="currency" office:currency="BRL" office:value="8925.23518486625" calcext:value-type="currency">
            <text:p>R$ 8.925,24</text:p>
          </table:table-cell>
          <table:table-cell table:formula="of:= 5000 * (1+[.M394])" office:value-type="float" office:value="5030.1" calcext:value-type="float">
            <text:p>5030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3/09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5" calcext:value-type="percentage">
            <text:p>-1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87" calcext:value-type="percentage">
            <text:p>-2,8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8" calcext:value-type="percentage">
            <text:p>-1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" calcext:value-type="percentage">
            <text:p>0,8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6" calcext:value-type="percentage">
            <text:p>-2,36%</text:p>
          </table:table-cell>
          <table:table-cell table:formula="of:=([.B395]*[.C395])+([.D395]*[.E395])+([.F395]*[.G395])+([.H395]*[.I395])+([.J395]*[.K395])" office:value-type="percentage" office:value="0" calcext:value-type="percentage">
            <text:p>0,00%</text:p>
          </table:table-cell>
          <table:table-cell table:formula="of:=AVERAGE([.K395];[.I395];[.G395];[.E395];[.C395])" office:value-type="percentage" office:value="-0.01432" calcext:value-type="percentage">
            <text:p>-1,43%</text:p>
          </table:table-cell>
          <table:table-cell table:formula="of:=[.N394] * (1+[.L395])" office:value-type="currency" office:currency="BRL" office:value="8925.23518486625" calcext:value-type="currency">
            <text:p>R$ 8.925,24</text:p>
          </table:table-cell>
          <table:table-cell table:formula="of:= 5000 * (1+[.M395])" office:value-type="float" office:value="4928.4" calcext:value-type="float">
            <text:p>4928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4/09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6" calcext:value-type="percentage">
            <text:p>-1,8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4" calcext:value-type="percentage">
            <text:p>1,2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6" calcext:value-type="percentage">
            <text:p>-0,8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79" calcext:value-type="percentage">
            <text:p>-3,7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55" calcext:value-type="percentage">
            <text:p>-2,55%</text:p>
          </table:table-cell>
          <table:table-cell table:formula="of:=([.B396]*[.C396])+([.D396]*[.E396])+([.F396]*[.G396])+([.H396]*[.I396])+([.J396]*[.K396])" office:value-type="percentage" office:value="0" calcext:value-type="percentage">
            <text:p>0,00%</text:p>
          </table:table-cell>
          <table:table-cell table:formula="of:=AVERAGE([.K396];[.I396];[.G396];[.E396];[.C396])" office:value-type="percentage" office:value="-0.01564" calcext:value-type="percentage">
            <text:p>-1,56%</text:p>
          </table:table-cell>
          <table:table-cell table:formula="of:=[.N395] * (1+[.L396])" office:value-type="currency" office:currency="BRL" office:value="8925.23518486625" calcext:value-type="currency">
            <text:p>R$ 8.925,24</text:p>
          </table:table-cell>
          <table:table-cell table:formula="of:= 5000 * (1+[.M396])" office:value-type="float" office:value="4921.8" calcext:value-type="float">
            <text:p>4921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5/09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8" calcext:value-type="percentage">
            <text:p>0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8" calcext:value-type="percentage">
            <text:p>0,5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9" calcext:value-type="percentage">
            <text:p>0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7" calcext:value-type="percentage">
            <text:p>0,17%</text:p>
          </table:table-cell>
          <table:table-cell table:formula="of:=([.B397]*[.C397])+([.D397]*[.E397])+([.F397]*[.G397])+([.H397]*[.I397])+([.J397]*[.K397])" office:value-type="percentage" office:value="0" calcext:value-type="percentage">
            <text:p>0,00%</text:p>
          </table:table-cell>
          <table:table-cell table:formula="of:=AVERAGE([.K397];[.I397];[.G397];[.E397];[.C397])" office:value-type="percentage" office:value="0.00244" calcext:value-type="percentage">
            <text:p>0,24%</text:p>
          </table:table-cell>
          <table:table-cell table:formula="of:=[.N396] * (1+[.L397])" office:value-type="currency" office:currency="BRL" office:value="8925.23518486625" calcext:value-type="currency">
            <text:p>R$ 8.925,24</text:p>
          </table:table-cell>
          <table:table-cell table:formula="of:= 5000 * (1+[.M397])" office:value-type="float" office:value="5012.2" calcext:value-type="float">
            <text:p>5012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6/09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4" calcext:value-type="percentage">
            <text:p>1,8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4" calcext:value-type="percentage">
            <text:p>-0,5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53" calcext:value-type="percentage">
            <text:p>2,5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55" calcext:value-type="percentage">
            <text:p>2,5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3" calcext:value-type="percentage">
            <text:p>2,23%</text:p>
          </table:table-cell>
          <table:table-cell table:formula="of:=([.B398]*[.C398])+([.D398]*[.E398])+([.F398]*[.G398])+([.H398]*[.I398])+([.J398]*[.K398])" office:value-type="percentage" office:value="0" calcext:value-type="percentage">
            <text:p>0,00%</text:p>
          </table:table-cell>
          <table:table-cell table:formula="of:=AVERAGE([.K398];[.I398];[.G398];[.E398];[.C398])" office:value-type="percentage" office:value="0.01722" calcext:value-type="percentage">
            <text:p>1,72%</text:p>
          </table:table-cell>
          <table:table-cell table:formula="of:=[.N397] * (1+[.L398])" office:value-type="currency" office:currency="BRL" office:value="8925.23518486625" calcext:value-type="currency">
            <text:p>R$ 8.925,24</text:p>
          </table:table-cell>
          <table:table-cell table:formula="of:= 5000 * (1+[.M398])" office:value-type="float" office:value="5086.1" calcext:value-type="float">
            <text:p>5086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0/09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2" calcext:value-type="percentage">
            <text:p>1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8" calcext:value-type="percentage">
            <text:p>-0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2" calcext:value-type="percentage">
            <text:p>0,9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9" calcext:value-type="percentage">
            <text:p>-0,4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6" calcext:value-type="percentage">
            <text:p>-1,36%</text:p>
          </table:table-cell>
          <table:table-cell table:formula="of:=([.B399]*[.C399])+([.D399]*[.E399])+([.F399]*[.G399])+([.H399]*[.I399])+([.J399]*[.K399])" office:value-type="percentage" office:value="0" calcext:value-type="percentage">
            <text:p>0,00%</text:p>
          </table:table-cell>
          <table:table-cell table:formula="of:=AVERAGE([.K399];[.I399];[.G399];[.E399];[.C399])" office:value-type="percentage" office:value="0.00082" calcext:value-type="percentage">
            <text:p>0,08%</text:p>
          </table:table-cell>
          <table:table-cell table:formula="of:=[.N398] * (1+[.L399])" office:value-type="currency" office:currency="BRL" office:value="8925.23518486625" calcext:value-type="currency">
            <text:p>R$ 8.925,24</text:p>
          </table:table-cell>
          <table:table-cell table:formula="of:= 5000 * (1+[.M399])" office:value-type="float" office:value="5004.1" calcext:value-type="float">
            <text:p>5004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1/09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93" calcext:value-type="percentage">
            <text:p>-3,9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2" calcext:value-type="percentage">
            <text:p>0,5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44" calcext:value-type="percentage">
            <text:p>-3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8" calcext:value-type="percentage">
            <text:p>-1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53" calcext:value-type="percentage">
            <text:p>-4,53%</text:p>
          </table:table-cell>
          <table:table-cell table:formula="of:=([.B400]*[.C400])+([.D400]*[.E400])+([.F400]*[.G400])+([.H400]*[.I400])+([.J400]*[.K400])" office:value-type="percentage" office:value="0" calcext:value-type="percentage">
            <text:p>0,00%</text:p>
          </table:table-cell>
          <table:table-cell table:formula="of:=AVERAGE([.K400];[.I400];[.G400];[.E400];[.C400])" office:value-type="percentage" office:value="-0.02512" calcext:value-type="percentage">
            <text:p>-2,51%</text:p>
          </table:table-cell>
          <table:table-cell table:formula="of:=[.N399] * (1+[.L400])" office:value-type="currency" office:currency="BRL" office:value="8925.23518486625" calcext:value-type="currency">
            <text:p>R$ 8.925,24</text:p>
          </table:table-cell>
          <table:table-cell table:formula="of:= 5000 * (1+[.M400])" office:value-type="float" office:value="4874.4" calcext:value-type="float">
            <text:p>4874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2/09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41" calcext:value-type="percentage">
            <text:p>2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6" calcext:value-type="percentage">
            <text:p>-0,6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9" calcext:value-type="percentage">
            <text:p>0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4" calcext:value-type="percentage">
            <text:p>1,6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6" calcext:value-type="percentage">
            <text:p>0,46%</text:p>
          </table:table-cell>
          <table:table-cell table:formula="of:=([.B401]*[.C401])+([.D401]*[.E401])+([.F401]*[.G401])+([.H401]*[.I401])+([.J401]*[.K401])" office:value-type="percentage" office:value="0" calcext:value-type="percentage">
            <text:p>0,00%</text:p>
          </table:table-cell>
          <table:table-cell table:formula="of:=AVERAGE([.K401];[.I401];[.G401];[.E401];[.C401])" office:value-type="percentage" office:value="0.00828" calcext:value-type="percentage">
            <text:p>0,83%</text:p>
          </table:table-cell>
          <table:table-cell table:formula="of:=[.N400] * (1+[.L401])" office:value-type="currency" office:currency="BRL" office:value="8925.23518486625" calcext:value-type="currency">
            <text:p>R$ 8.925,24</text:p>
          </table:table-cell>
          <table:table-cell table:formula="of:= 5000 * (1+[.M401])" office:value-type="float" office:value="5041.4" calcext:value-type="float">
            <text:p>5041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3/09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6" calcext:value-type="percentage">
            <text:p>-1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1" calcext:value-type="percentage">
            <text:p>-1,0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5" calcext:value-type="percentage">
            <text:p>-0,5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2" calcext:value-type="percentage">
            <text:p>0,6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4" calcext:value-type="percentage">
            <text:p>-1,34%</text:p>
          </table:table-cell>
          <table:table-cell table:formula="of:=([.B402]*[.C402])+([.D402]*[.E402])+([.F402]*[.G402])+([.H402]*[.I402])+([.J402]*[.K402])" office:value-type="percentage" office:value="0" calcext:value-type="percentage">
            <text:p>0,00%</text:p>
          </table:table-cell>
          <table:table-cell table:formula="of:=AVERAGE([.K402];[.I402];[.G402];[.E402];[.C402])" office:value-type="percentage" office:value="-0.00708" calcext:value-type="percentage">
            <text:p>-0,71%</text:p>
          </table:table-cell>
          <table:table-cell table:formula="of:=[.N401] * (1+[.L402])" office:value-type="currency" office:currency="BRL" office:value="8925.23518486625" calcext:value-type="currency">
            <text:p>R$ 8.925,24</text:p>
          </table:table-cell>
          <table:table-cell table:formula="of:= 5000 * (1+[.M402])" office:value-type="float" office:value="4964.6" calcext:value-type="float">
            <text:p>4964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4/09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4" calcext:value-type="percentage">
            <text:p>0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3" calcext:value-type="percentage">
            <text:p>1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6" calcext:value-type="percentage">
            <text:p>1,7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64" calcext:value-type="percentage">
            <text:p>2,6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1" calcext:value-type="percentage">
            <text:p>0,81%</text:p>
          </table:table-cell>
          <table:table-cell table:formula="of:=([.B403]*[.C403])+([.D403]*[.E403])+([.F403]*[.G403])+([.H403]*[.I403])+([.J403]*[.K403])" office:value-type="percentage" office:value="0" calcext:value-type="percentage">
            <text:p>0,00%</text:p>
          </table:table-cell>
          <table:table-cell table:formula="of:=AVERAGE([.K403];[.I403];[.G403];[.E403];[.C403])" office:value-type="percentage" office:value="0.01376" calcext:value-type="percentage">
            <text:p>1,38%</text:p>
          </table:table-cell>
          <table:table-cell table:formula="of:=[.N402] * (1+[.L403])" office:value-type="currency" office:currency="BRL" office:value="8925.23518486625" calcext:value-type="currency">
            <text:p>R$ 8.925,24</text:p>
          </table:table-cell>
          <table:table-cell table:formula="of:= 5000 * (1+[.M403])" office:value-type="float" office:value="5068.8" calcext:value-type="float">
            <text:p>5068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7/09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26" calcext:value-type="percentage">
            <text:p>3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9" calcext:value-type="percentage">
            <text:p>0,9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7" calcext:value-type="percentage">
            <text:p>2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9" calcext:value-type="percentage">
            <text:p>-0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42" calcext:value-type="percentage">
            <text:p>3,42%</text:p>
          </table:table-cell>
          <table:table-cell table:formula="of:=([.B404]*[.C404])+([.D404]*[.E404])+([.F404]*[.G404])+([.H404]*[.I404])+([.J404]*[.K404])" office:value-type="percentage" office:value="0" calcext:value-type="percentage">
            <text:p>0,00%</text:p>
          </table:table-cell>
          <table:table-cell table:formula="of:=AVERAGE([.K404];[.I404];[.G404];[.E404];[.C404])" office:value-type="percentage" office:value="0.0195" calcext:value-type="percentage">
            <text:p>1,95%</text:p>
          </table:table-cell>
          <table:table-cell table:formula="of:=[.N403] * (1+[.L404])" office:value-type="currency" office:currency="BRL" office:value="8925.23518486625" calcext:value-type="currency">
            <text:p>R$ 8.925,24</text:p>
          </table:table-cell>
          <table:table-cell table:formula="of:= 5000 * (1+[.M404])" office:value-type="float" office:value="5097.5" calcext:value-type="float">
            <text:p>5097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8/09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33" calcext:value-type="percentage">
            <text:p>4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2" calcext:value-type="percentage">
            <text:p>-0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9" calcext:value-type="percentage">
            <text:p>-0,0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18" calcext:value-type="percentage">
            <text:p>4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46" calcext:value-type="percentage">
            <text:p>4,46%</text:p>
          </table:table-cell>
          <table:table-cell table:formula="of:=([.B405]*[.C405])+([.D405]*[.E405])+([.F405]*[.G405])+([.H405]*[.I405])+([.J405]*[.K405])" office:value-type="percentage" office:value="0" calcext:value-type="percentage">
            <text:p>0,00%</text:p>
          </table:table-cell>
          <table:table-cell table:formula="of:=AVERAGE([.K405];[.I405];[.G405];[.E405];[.C405])" office:value-type="percentage" office:value="0.02512" calcext:value-type="percentage">
            <text:p>2,51%</text:p>
          </table:table-cell>
          <table:table-cell table:formula="of:=[.N404] * (1+[.L405])" office:value-type="currency" office:currency="BRL" office:value="8925.23518486625" calcext:value-type="currency">
            <text:p>R$ 8.925,24</text:p>
          </table:table-cell>
          <table:table-cell table:formula="of:= 5000 * (1+[.M405])" office:value-type="float" office:value="5125.6" calcext:value-type="float">
            <text:p>5125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9/09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3" calcext:value-type="percentage">
            <text:p>-1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7" calcext:value-type="percentage">
            <text:p>2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" calcext:value-type="percentage">
            <text:p>0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6" calcext:value-type="percentage">
            <text:p>2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1" calcext:value-type="percentage">
            <text:p>-1,01%</text:p>
          </table:table-cell>
          <table:table-cell table:formula="of:=([.B406]*[.C406])+([.D406]*[.E406])+([.F406]*[.G406])+([.H406]*[.I406])+([.J406]*[.K406])" office:value-type="percentage" office:value="0" calcext:value-type="percentage">
            <text:p>0,00%</text:p>
          </table:table-cell>
          <table:table-cell table:formula="of:=AVERAGE([.K406];[.I406];[.G406];[.E406];[.C406])" office:value-type="percentage" office:value="0.00538" calcext:value-type="percentage">
            <text:p>0,54%</text:p>
          </table:table-cell>
          <table:table-cell table:formula="of:=[.N405] * (1+[.L406])" office:value-type="currency" office:currency="BRL" office:value="8925.23518486625" calcext:value-type="currency">
            <text:p>R$ 8.925,24</text:p>
          </table:table-cell>
          <table:table-cell table:formula="of:= 5000 * (1+[.M406])" office:value-type="float" office:value="5026.9" calcext:value-type="float">
            <text:p>5026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/09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2" calcext:value-type="percentage">
            <text:p>-0,5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9" calcext:value-type="percentage">
            <text:p>-1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5" calcext:value-type="percentage">
            <text:p>-0,6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6" calcext:value-type="percentage">
            <text:p>1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7" calcext:value-type="percentage">
            <text:p>0,27%</text:p>
          </table:table-cell>
          <table:table-cell table:formula="of:=([.B407]*[.C407])+([.D407]*[.E407])+([.F407]*[.G407])+([.H407]*[.I407])+([.J407]*[.K407])" office:value-type="percentage" office:value="0" calcext:value-type="percentage">
            <text:p>0,00%</text:p>
          </table:table-cell>
          <table:table-cell table:formula="of:=AVERAGE([.K407];[.I407];[.G407];[.E407];[.C407])" office:value-type="percentage" office:value="-0.00186" calcext:value-type="percentage">
            <text:p>-0,19%</text:p>
          </table:table-cell>
          <table:table-cell table:formula="of:=[.N406] * (1+[.L407])" office:value-type="currency" office:currency="BRL" office:value="8925.23518486625" calcext:value-type="currency">
            <text:p>R$ 8.925,24</text:p>
          </table:table-cell>
          <table:table-cell table:formula="of:= 5000 * (1+[.M407])" office:value-type="float" office:value="4990.7" calcext:value-type="float">
            <text:p>4990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1/09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6" calcext:value-type="percentage">
            <text:p>1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1" calcext:value-type="percentage">
            <text:p>0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9" calcext:value-type="percentage">
            <text:p>1,6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85" calcext:value-type="percentage">
            <text:p>2,8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66" calcext:value-type="percentage">
            <text:p>3,66%</text:p>
          </table:table-cell>
          <table:table-cell table:formula="of:=([.B408]*[.C408])+([.D408]*[.E408])+([.F408]*[.G408])+([.H408]*[.I408])+([.J408]*[.K408])" office:value-type="percentage" office:value="0" calcext:value-type="percentage">
            <text:p>0,00%</text:p>
          </table:table-cell>
          <table:table-cell table:formula="of:=AVERAGE([.K408];[.I408];[.G408];[.E408];[.C408])" office:value-type="percentage" office:value="0.02034" calcext:value-type="percentage">
            <text:p>2,03%</text:p>
          </table:table-cell>
          <table:table-cell table:formula="of:=[.N407] * (1+[.L408])" office:value-type="currency" office:currency="BRL" office:value="8925.23518486625" calcext:value-type="currency">
            <text:p>R$ 8.925,24</text:p>
          </table:table-cell>
          <table:table-cell table:formula="of:= 5000 * (1+[.M408])" office:value-type="float" office:value="5101.7" calcext:value-type="float">
            <text:p>5101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4/09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2" calcext:value-type="percentage">
            <text:p>-0,7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4" calcext:value-type="percentage">
            <text:p>0,3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49" calcext:value-type="percentage">
            <text:p>-2,4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3" calcext:value-type="percentage">
            <text:p>-1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78" calcext:value-type="percentage">
            <text:p>-2,78%</text:p>
          </table:table-cell>
          <table:table-cell table:formula="of:=([.B409]*[.C409])+([.D409]*[.E409])+([.F409]*[.G409])+([.H409]*[.I409])+([.J409]*[.K409])" office:value-type="percentage" office:value="0" calcext:value-type="percentage">
            <text:p>0,00%</text:p>
          </table:table-cell>
          <table:table-cell table:formula="of:=AVERAGE([.K409];[.I409];[.G409];[.E409];[.C409])" office:value-type="percentage" office:value="-0.01396" calcext:value-type="percentage">
            <text:p>-1,40%</text:p>
          </table:table-cell>
          <table:table-cell table:formula="of:=[.N408] * (1+[.L409])" office:value-type="currency" office:currency="BRL" office:value="8925.23518486625" calcext:value-type="currency">
            <text:p>R$ 8.925,24</text:p>
          </table:table-cell>
          <table:table-cell table:formula="of:= 5000 * (1+[.M409])" office:value-type="float" office:value="4930.2" calcext:value-type="float">
            <text:p>4930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5/09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2" calcext:value-type="percentage">
            <text:p>0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4" calcext:value-type="percentage">
            <text:p>-1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3" calcext:value-type="percentage">
            <text:p>0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32" calcext:value-type="percentage">
            <text:p>3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1" calcext:value-type="percentage">
            <text:p>-0,61%</text:p>
          </table:table-cell>
          <table:table-cell table:formula="of:=([.B410]*[.C410])+([.D410]*[.E410])+([.F410]*[.G410])+([.H410]*[.I410])+([.J410]*[.K410])" office:value-type="percentage" office:value="0" calcext:value-type="percentage">
            <text:p>0,00%</text:p>
          </table:table-cell>
          <table:table-cell table:formula="of:=AVERAGE([.K410];[.I410];[.G410];[.E410];[.C410])" office:value-type="percentage" office:value="0.00464" calcext:value-type="percentage">
            <text:p>0,46%</text:p>
          </table:table-cell>
          <table:table-cell table:formula="of:=[.N409] * (1+[.L410])" office:value-type="currency" office:currency="BRL" office:value="8925.23518486625" calcext:value-type="currency">
            <text:p>R$ 8.925,24</text:p>
          </table:table-cell>
          <table:table-cell table:formula="of:= 5000 * (1+[.M410])" office:value-type="float" office:value="5023.2" calcext:value-type="float">
            <text:p>5023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6/09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7" calcext:value-type="percentage">
            <text:p>0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" calcext:value-type="percentage">
            <text:p>1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52" calcext:value-type="percentage">
            <text:p>-3,5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4" calcext:value-type="percentage">
            <text:p>-0,34%</text:p>
          </table:table-cell>
          <table:table-cell table:formula="of:=([.B411]*[.C411])+([.D411]*[.E411])+([.F411]*[.G411])+([.H411]*[.I411])+([.J411]*[.K411])" office:value-type="percentage" office:value="0" calcext:value-type="percentage">
            <text:p>0,00%</text:p>
          </table:table-cell>
          <table:table-cell table:formula="of:=AVERAGE([.K411];[.I411];[.G411];[.E411];[.C411])" office:value-type="percentage" office:value="-0.00338" calcext:value-type="percentage">
            <text:p>-0,34%</text:p>
          </table:table-cell>
          <table:table-cell table:formula="of:=[.N410] * (1+[.L411])" office:value-type="currency" office:currency="BRL" office:value="8925.23518486625" calcext:value-type="currency">
            <text:p>R$ 8.925,24</text:p>
          </table:table-cell>
          <table:table-cell table:formula="of:= 5000 * (1+[.M411])" office:value-type="float" office:value="4983.1" calcext:value-type="float">
            <text:p>4983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7/09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627" calcext:value-type="percentage">
            <text:p>6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2" calcext:value-type="percentage">
            <text:p>-0,2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75" calcext:value-type="percentage">
            <text:p>2,7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8" calcext:value-type="percentage">
            <text:p>-0,8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85" calcext:value-type="percentage">
            <text:p>2,85%</text:p>
          </table:table-cell>
          <table:table-cell table:formula="of:=([.B412]*[.C412])+([.D412]*[.E412])+([.F412]*[.G412])+([.H412]*[.I412])+([.J412]*[.K412])" office:value-type="percentage" office:value="0" calcext:value-type="percentage">
            <text:p>0,00%</text:p>
          </table:table-cell>
          <table:table-cell table:formula="of:=AVERAGE([.K412];[.I412];[.G412];[.E412];[.C412])" office:value-type="percentage" office:value="0.02154" calcext:value-type="percentage">
            <text:p>2,15%</text:p>
          </table:table-cell>
          <table:table-cell table:formula="of:=[.N411] * (1+[.L412])" office:value-type="currency" office:currency="BRL" office:value="8925.23518486625" calcext:value-type="currency">
            <text:p>R$ 8.925,24</text:p>
          </table:table-cell>
          <table:table-cell table:formula="of:= 5000 * (1+[.M412])" office:value-type="float" office:value="5107.7" calcext:value-type="float">
            <text:p>5107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8/09/18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174" calcext:value-type="percentage">
            <text:p>-1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" calcext:value-type="percentage">
            <text:p>-1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5" calcext:value-type="percentage">
            <text:p>-0,8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7" calcext:value-type="percentage">
            <text:p>0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77" calcext:value-type="percentage">
            <text:p>-2,77%</text:p>
          </table:table-cell>
          <table:table-cell table:formula="of:=([.B413]*[.C413])+([.D413]*[.E413])+([.F413]*[.G413])+([.H413]*[.I413])+([.J413]*[.K413])" office:value-type="percentage" office:value="0.0174" calcext:value-type="percentage">
            <text:p>1,74%</text:p>
          </table:table-cell>
          <table:table-cell table:formula="of:=AVERAGE([.K413];[.I413];[.G413];[.E413];[.C413])" office:value-type="percentage" office:value="-0.01158" calcext:value-type="percentage">
            <text:p>-1,16%</text:p>
          </table:table-cell>
          <table:table-cell table:formula="of:=[.N412] * (1+[.L413])" office:value-type="currency" office:currency="BRL" office:value="9080.53427708292" calcext:value-type="currency">
            <text:p>R$ 9.080,53</text:p>
          </table:table-cell>
          <table:table-cell table:formula="of:= 5000 * (1+[.M413])" office:value-type="float" office:value="4942.1" calcext:value-type="float">
            <text:p>4942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1/10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9" calcext:value-type="percentage">
            <text:p>-0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22" calcext:value-type="percentage">
            <text:p>-2,2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2" calcext:value-type="percentage">
            <text:p>-1,1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7" calcext:value-type="percentage">
            <text:p>0,9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21" calcext:value-type="percentage">
            <text:p>-4,21%</text:p>
          </table:table-cell>
          <table:table-cell table:formula="of:=([.B414]*[.C414])+([.D414]*[.E414])+([.F414]*[.G414])+([.H414]*[.I414])+([.J414]*[.K414])" office:value-type="percentage" office:value="0" calcext:value-type="percentage">
            <text:p>0,00%</text:p>
          </table:table-cell>
          <table:table-cell table:formula="of:=AVERAGE([.K414];[.I414];[.G414];[.E414];[.C414])" office:value-type="percentage" office:value="-0.01394" calcext:value-type="percentage">
            <text:p>-1,39%</text:p>
          </table:table-cell>
          <table:table-cell table:formula="of:=[.N413] * (1+[.L414])" office:value-type="currency" office:currency="BRL" office:value="9080.53427708292" calcext:value-type="currency">
            <text:p>R$ 9.080,53</text:p>
          </table:table-cell>
          <table:table-cell table:formula="of:= 5000 * (1+[.M414])" office:value-type="float" office:value="4930.3" calcext:value-type="float">
            <text:p>4930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2/10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865" calcext:value-type="percentage">
            <text:p>8,6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" calcext:value-type="percentage">
            <text:p>-1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85" calcext:value-type="percentage">
            <text:p>3,8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2" calcext:value-type="percentage">
            <text:p>1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1141" calcext:value-type="percentage">
            <text:p>11,41%</text:p>
          </table:table-cell>
          <table:table-cell table:formula="of:=([.B415]*[.C415])+([.D415]*[.E415])+([.F415]*[.G415])+([.H415]*[.I415])+([.J415]*[.K415])" office:value-type="percentage" office:value="0" calcext:value-type="percentage">
            <text:p>0,00%</text:p>
          </table:table-cell>
          <table:table-cell table:formula="of:=AVERAGE([.K415];[.I415];[.G415];[.E415];[.C415])" office:value-type="percentage" office:value="0.04846" calcext:value-type="percentage">
            <text:p>4,85%</text:p>
          </table:table-cell>
          <table:table-cell table:formula="of:=[.N414] * (1+[.L415])" office:value-type="currency" office:currency="BRL" office:value="9080.53427708292" calcext:value-type="currency">
            <text:p>R$ 9.080,53</text:p>
          </table:table-cell>
          <table:table-cell table:formula="of:= 5000 * (1+[.M415])" office:value-type="float" office:value="5242.3" calcext:value-type="float">
            <text:p>5242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3/10/18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427" calcext:value-type="percentage">
            <text:p>4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" calcext:value-type="percentage">
            <text:p>-0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53" calcext:value-type="percentage">
            <text:p>4,5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04" calcext:value-type="percentage">
            <text:p>-2,04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907" calcext:value-type="percentage">
            <text:p>9,07%</text:p>
          </table:table-cell>
          <table:table-cell table:formula="of:=([.B416]*[.C416])+([.D416]*[.E416])+([.F416]*[.G416])+([.H416]*[.I416])+([.J416]*[.K416])" office:value-type="percentage" office:value="-0.1334" calcext:value-type="percentage">
            <text:p>-13,34%</text:p>
          </table:table-cell>
          <table:table-cell table:formula="of:=AVERAGE([.K416];[.I416];[.G416];[.E416];[.C416])" office:value-type="percentage" office:value="0.03126" calcext:value-type="percentage">
            <text:p>3,13%</text:p>
          </table:table-cell>
          <table:table-cell table:formula="of:=[.N415] * (1+[.L416])" office:value-type="currency" office:currency="BRL" office:value="7869.19100452006" calcext:value-type="currency">
            <text:p>R$ 7.869,19</text:p>
          </table:table-cell>
          <table:table-cell table:formula="of:= 5000 * (1+[.M416])" office:value-type="float" office:value="5156.3" calcext:value-type="float">
            <text:p>5156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4/10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6" calcext:value-type="percentage">
            <text:p>0,9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1" calcext:value-type="percentage">
            <text:p>-0,0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1" calcext:value-type="percentage">
            <text:p>0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2" calcext:value-type="percentage">
            <text:p>-1,9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45" calcext:value-type="percentage">
            <text:p>2,45%</text:p>
          </table:table-cell>
          <table:table-cell table:formula="of:=([.B417]*[.C417])+([.D417]*[.E417])+([.F417]*[.G417])+([.H417]*[.I417])+([.J417]*[.K417])" office:value-type="percentage" office:value="0" calcext:value-type="percentage">
            <text:p>0,00%</text:p>
          </table:table-cell>
          <table:table-cell table:formula="of:=AVERAGE([.K417];[.I417];[.G417];[.E417];[.C417])" office:value-type="percentage" office:value="0.00318" calcext:value-type="percentage">
            <text:p>0,32%</text:p>
          </table:table-cell>
          <table:table-cell table:formula="of:=[.N416] * (1+[.L417])" office:value-type="currency" office:currency="BRL" office:value="7869.19100452006" calcext:value-type="currency">
            <text:p>R$ 7.869,19</text:p>
          </table:table-cell>
          <table:table-cell table:formula="of:= 5000 * (1+[.M417])" office:value-type="float" office:value="5015.9" calcext:value-type="float">
            <text:p>5015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5/10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6" calcext:value-type="percentage">
            <text:p>-0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8" calcext:value-type="percentage">
            <text:p>1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4" calcext:value-type="percentage">
            <text:p>-0,3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23" calcext:value-type="percentage">
            <text:p>-2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7" calcext:value-type="percentage">
            <text:p>1,77%</text:p>
          </table:table-cell>
          <table:table-cell table:formula="of:=([.B418]*[.C418])+([.D418]*[.E418])+([.F418]*[.G418])+([.H418]*[.I418])+([.J418]*[.K418])" office:value-type="percentage" office:value="0" calcext:value-type="percentage">
            <text:p>0,00%</text:p>
          </table:table-cell>
          <table:table-cell table:formula="of:=AVERAGE([.K418];[.I418];[.G418];[.E418];[.C418])" office:value-type="percentage" office:value="0.00084" calcext:value-type="percentage">
            <text:p>0,08%</text:p>
          </table:table-cell>
          <table:table-cell table:formula="of:=[.N417] * (1+[.L418])" office:value-type="currency" office:currency="BRL" office:value="7869.19100452006" calcext:value-type="currency">
            <text:p>R$ 7.869,19</text:p>
          </table:table-cell>
          <table:table-cell table:formula="of:= 5000 * (1+[.M418])" office:value-type="float" office:value="5004.2" calcext:value-type="float">
            <text:p>5004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8/10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11" calcext:value-type="percentage">
            <text:p>11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9" calcext:value-type="percentage">
            <text:p>0,0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95" calcext:value-type="percentage">
            <text:p>5,9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7" calcext:value-type="percentage">
            <text:p>-0,7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968" calcext:value-type="percentage">
            <text:p>9,68%</text:p>
          </table:table-cell>
          <table:table-cell table:formula="of:=([.B419]*[.C419])+([.D419]*[.E419])+([.F419]*[.G419])+([.H419]*[.I419])+([.J419]*[.K419])" office:value-type="percentage" office:value="0" calcext:value-type="percentage">
            <text:p>0,00%</text:p>
          </table:table-cell>
          <table:table-cell table:formula="of:=AVERAGE([.K419];[.I419];[.G419];[.E419];[.C419])" office:value-type="percentage" office:value="0.0519" calcext:value-type="percentage">
            <text:p>5,19%</text:p>
          </table:table-cell>
          <table:table-cell table:formula="of:=[.N418] * (1+[.L419])" office:value-type="currency" office:currency="BRL" office:value="7869.19100452006" calcext:value-type="currency">
            <text:p>R$ 7.869,19</text:p>
          </table:table-cell>
          <table:table-cell table:formula="of:= 5000 * (1+[.M419])" office:value-type="float" office:value="5259.5" calcext:value-type="float">
            <text:p>5259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9/10/18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086" calcext:value-type="percentage">
            <text:p>0,8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9" calcext:value-type="percentage">
            <text:p>-1,99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052" calcext:value-type="percentage">
            <text:p>-0,5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7" calcext:value-type="percentage">
            <text:p>1,0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1" calcext:value-type="percentage">
            <text:p>-0,51%</text:p>
          </table:table-cell>
          <table:table-cell table:formula="of:=([.B420]*[.C420])+([.D420]*[.E420])+([.F420]*[.G420])+([.H420]*[.I420])+([.J420]*[.K420])" office:value-type="percentage" office:value="-0.0034" calcext:value-type="percentage">
            <text:p>-0,34%</text:p>
          </table:table-cell>
          <table:table-cell table:formula="of:=AVERAGE([.K420];[.I420];[.G420];[.E420];[.C420])" office:value-type="percentage" office:value="-0.00218" calcext:value-type="percentage">
            <text:p>-0,22%</text:p>
          </table:table-cell>
          <table:table-cell table:formula="of:=[.N419] * (1+[.L420])" office:value-type="currency" office:currency="BRL" office:value="7842.43575510469" calcext:value-type="currency">
            <text:p>R$ 7.842,44</text:p>
          </table:table-cell>
          <table:table-cell table:formula="of:= 5000 * (1+[.M420])" office:value-type="float" office:value="4989.1" calcext:value-type="float">
            <text:p>4989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0/10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9" calcext:value-type="percentage">
            <text:p>-2,9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1" calcext:value-type="percentage">
            <text:p>-1,3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45" calcext:value-type="percentage">
            <text:p>-3,4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07" calcext:value-type="percentage">
            <text:p>-3,0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23" calcext:value-type="percentage">
            <text:p>-4,23%</text:p>
          </table:table-cell>
          <table:table-cell table:formula="of:=([.B421]*[.C421])+([.D421]*[.E421])+([.F421]*[.G421])+([.H421]*[.I421])+([.J421]*[.K421])" office:value-type="percentage" office:value="-0" calcext:value-type="percentage">
            <text:p>0,00%</text:p>
          </table:table-cell>
          <table:table-cell table:formula="of:=AVERAGE([.K421];[.I421];[.G421];[.E421];[.C421])" office:value-type="percentage" office:value="-0.02992" calcext:value-type="percentage">
            <text:p>-2,99%</text:p>
          </table:table-cell>
          <table:table-cell table:formula="of:=[.N420] * (1+[.L421])" office:value-type="currency" office:currency="BRL" office:value="7842.43575510469" calcext:value-type="currency">
            <text:p>R$ 7.842,44</text:p>
          </table:table-cell>
          <table:table-cell table:formula="of:= 5000 * (1+[.M421])" office:value-type="float" office:value="4850.4" calcext:value-type="float">
            <text:p>4850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1/10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91" calcext:value-type="percentage">
            <text:p>-2,9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3" calcext:value-type="percentage">
            <text:p>1,6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9" calcext:value-type="percentage">
            <text:p>-1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6" calcext:value-type="percentage">
            <text:p>1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" calcext:value-type="percentage">
            <text:p>-0,40%</text:p>
          </table:table-cell>
          <table:table-cell table:formula="of:=([.B422]*[.C422])+([.D422]*[.E422])+([.F422]*[.G422])+([.H422]*[.I422])+([.J422]*[.K422])" office:value-type="percentage" office:value="0" calcext:value-type="percentage">
            <text:p>0,00%</text:p>
          </table:table-cell>
          <table:table-cell table:formula="of:=AVERAGE([.K422];[.I422];[.G422];[.E422];[.C422])" office:value-type="percentage" office:value="-0.00362" calcext:value-type="percentage">
            <text:p>-0,36%</text:p>
          </table:table-cell>
          <table:table-cell table:formula="of:=[.N421] * (1+[.L422])" office:value-type="currency" office:currency="BRL" office:value="7842.43575510469" calcext:value-type="currency">
            <text:p>R$ 7.842,44</text:p>
          </table:table-cell>
          <table:table-cell table:formula="of:= 5000 * (1+[.M422])" office:value-type="float" office:value="4981.9" calcext:value-type="float">
            <text:p>4981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5/10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9" calcext:value-type="percentage">
            <text:p>1,8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9" calcext:value-type="percentage">
            <text:p>0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6" calcext:value-type="percentage">
            <text:p>1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1" calcext:value-type="percentage">
            <text:p>2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" calcext:value-type="percentage">
            <text:p>1,40%</text:p>
          </table:table-cell>
          <table:table-cell table:formula="of:=([.B423]*[.C423])+([.D423]*[.E423])+([.F423]*[.G423])+([.H423]*[.I423])+([.J423]*[.K423])" office:value-type="percentage" office:value="0" calcext:value-type="percentage">
            <text:p>0,00%</text:p>
          </table:table-cell>
          <table:table-cell table:formula="of:=AVERAGE([.K423];[.I423];[.G423];[.E423];[.C423])" office:value-type="percentage" office:value="0.0139" calcext:value-type="percentage">
            <text:p>1,39%</text:p>
          </table:table-cell>
          <table:table-cell table:formula="of:=[.N422] * (1+[.L423])" office:value-type="currency" office:currency="BRL" office:value="7842.43575510469" calcext:value-type="currency">
            <text:p>R$ 7.842,44</text:p>
          </table:table-cell>
          <table:table-cell table:formula="of:= 5000 * (1+[.M423])" office:value-type="float" office:value="5069.5" calcext:value-type="float">
            <text:p>5069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6/10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75" calcext:value-type="percentage">
            <text:p>3,7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3" calcext:value-type="percentage">
            <text:p>0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5" calcext:value-type="percentage">
            <text:p>0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37" calcext:value-type="percentage">
            <text:p>4,37%</text:p>
          </table:table-cell>
          <table:table-cell table:formula="of:=([.B424]*[.C424])+([.D424]*[.E424])+([.F424]*[.G424])+([.H424]*[.I424])+([.J424]*[.K424])" office:value-type="percentage" office:value="0" calcext:value-type="percentage">
            <text:p>0,00%</text:p>
          </table:table-cell>
          <table:table-cell table:formula="of:=AVERAGE([.K424];[.I424];[.G424];[.E424];[.C424])" office:value-type="percentage" office:value="0.0248" calcext:value-type="percentage">
            <text:p>2,48%</text:p>
          </table:table-cell>
          <table:table-cell table:formula="of:=[.N423] * (1+[.L424])" office:value-type="currency" office:currency="BRL" office:value="7842.43575510469" calcext:value-type="currency">
            <text:p>R$ 7.842,44</text:p>
          </table:table-cell>
          <table:table-cell table:formula="of:= 5000 * (1+[.M424])" office:value-type="float" office:value="5124" calcext:value-type="float">
            <text:p>512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7/10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5" calcext:value-type="percentage">
            <text:p>-1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7" calcext:value-type="percentage">
            <text:p>-0,0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4" calcext:value-type="percentage">
            <text:p>-1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1" calcext:value-type="percentage">
            <text:p>1,9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6" calcext:value-type="percentage">
            <text:p>0,86%</text:p>
          </table:table-cell>
          <table:table-cell table:formula="of:=([.B425]*[.C425])+([.D425]*[.E425])+([.F425]*[.G425])+([.H425]*[.I425])+([.J425]*[.K425])" office:value-type="percentage" office:value="0" calcext:value-type="percentage">
            <text:p>0,00%</text:p>
          </table:table-cell>
          <table:table-cell table:formula="of:=AVERAGE([.K425];[.I425];[.G425];[.E425];[.C425])" office:value-type="percentage" office:value="0.00122" calcext:value-type="percentage">
            <text:p>0,12%</text:p>
          </table:table-cell>
          <table:table-cell table:formula="of:=[.N424] * (1+[.L425])" office:value-type="currency" office:currency="BRL" office:value="7842.43575510469" calcext:value-type="currency">
            <text:p>R$ 7.842,44</text:p>
          </table:table-cell>
          <table:table-cell table:formula="of:= 5000 * (1+[.M425])" office:value-type="float" office:value="5006.1" calcext:value-type="float">
            <text:p>5006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8/10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82" calcext:value-type="percentage">
            <text:p>-2,8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6" calcext:value-type="percentage">
            <text:p>0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97" calcext:value-type="percentage">
            <text:p>-2,9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91" calcext:value-type="percentage">
            <text:p>-3,9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6" calcext:value-type="percentage">
            <text:p>-1,16%</text:p>
          </table:table-cell>
          <table:table-cell table:formula="of:=([.B426]*[.C426])+([.D426]*[.E426])+([.F426]*[.G426])+([.H426]*[.I426])+([.J426]*[.K426])" office:value-type="percentage" office:value="0" calcext:value-type="percentage">
            <text:p>0,00%</text:p>
          </table:table-cell>
          <table:table-cell table:formula="of:=AVERAGE([.K426];[.I426];[.G426];[.E426];[.C426])" office:value-type="percentage" office:value="-0.021" calcext:value-type="percentage">
            <text:p>-2,10%</text:p>
          </table:table-cell>
          <table:table-cell table:formula="of:=[.N425] * (1+[.L426])" office:value-type="currency" office:currency="BRL" office:value="7842.43575510469" calcext:value-type="currency">
            <text:p>R$ 7.842,44</text:p>
          </table:table-cell>
          <table:table-cell table:formula="of:= 5000 * (1+[.M426])" office:value-type="float" office:value="4895" calcext:value-type="float">
            <text:p>489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9/10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5" calcext:value-type="percentage">
            <text:p>0,8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1" calcext:value-type="percentage">
            <text:p>-0,0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" calcext:value-type="percentage">
            <text:p>-0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5" calcext:value-type="percentage">
            <text:p>0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4" calcext:value-type="percentage">
            <text:p>0,84%</text:p>
          </table:table-cell>
          <table:table-cell table:formula="of:=([.B427]*[.C427])+([.D427]*[.E427])+([.F427]*[.G427])+([.H427]*[.I427])+([.J427]*[.K427])" office:value-type="percentage" office:value="0" calcext:value-type="percentage">
            <text:p>0,00%</text:p>
          </table:table-cell>
          <table:table-cell table:formula="of:=AVERAGE([.K427];[.I427];[.G427];[.E427];[.C427])" office:value-type="percentage" office:value="0.00326" calcext:value-type="percentage">
            <text:p>0,33%</text:p>
          </table:table-cell>
          <table:table-cell table:formula="of:=[.N426] * (1+[.L427])" office:value-type="currency" office:currency="BRL" office:value="7842.43575510469" calcext:value-type="currency">
            <text:p>R$ 7.842,44</text:p>
          </table:table-cell>
          <table:table-cell table:formula="of:= 5000 * (1+[.M427])" office:value-type="float" office:value="5016.3" calcext:value-type="float">
            <text:p>5016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2/10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6" calcext:value-type="percentage">
            <text:p>2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" calcext:value-type="percentage">
            <text:p>0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6" calcext:value-type="percentage">
            <text:p>1,4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25" calcext:value-type="percentage">
            <text:p>3,2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8" calcext:value-type="percentage">
            <text:p>0,68%</text:p>
          </table:table-cell>
          <table:table-cell table:formula="of:=([.B428]*[.C428])+([.D428]*[.E428])+([.F428]*[.G428])+([.H428]*[.I428])+([.J428]*[.K428])" office:value-type="percentage" office:value="0" calcext:value-type="percentage">
            <text:p>0,00%</text:p>
          </table:table-cell>
          <table:table-cell table:formula="of:=AVERAGE([.K428];[.I428];[.G428];[.E428];[.C428])" office:value-type="percentage" office:value="0.0167" calcext:value-type="percentage">
            <text:p>1,67%</text:p>
          </table:table-cell>
          <table:table-cell table:formula="of:=[.N427] * (1+[.L428])" office:value-type="currency" office:currency="BRL" office:value="7842.43575510469" calcext:value-type="currency">
            <text:p>R$ 7.842,44</text:p>
          </table:table-cell>
          <table:table-cell table:formula="of:= 5000 * (1+[.M428])" office:value-type="float" office:value="5083.5" calcext:value-type="float">
            <text:p>5083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3/10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5" calcext:value-type="percentage">
            <text:p>-1,2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5" calcext:value-type="percentage">
            <text:p>0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5" calcext:value-type="percentage">
            <text:p>0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78" calcext:value-type="percentage">
            <text:p>-2,7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5" calcext:value-type="percentage">
            <text:p>0,35%</text:p>
          </table:table-cell>
          <table:table-cell table:formula="of:=([.B429]*[.C429])+([.D429]*[.E429])+([.F429]*[.G429])+([.H429]*[.I429])+([.J429]*[.K429])" office:value-type="percentage" office:value="0" calcext:value-type="percentage">
            <text:p>0,00%</text:p>
          </table:table-cell>
          <table:table-cell table:formula="of:=AVERAGE([.K429];[.I429];[.G429];[.E429];[.C429])" office:value-type="percentage" office:value="-0.00636" calcext:value-type="percentage">
            <text:p>-0,64%</text:p>
          </table:table-cell>
          <table:table-cell table:formula="of:=[.N428] * (1+[.L429])" office:value-type="currency" office:currency="BRL" office:value="7842.43575510469" calcext:value-type="currency">
            <text:p>R$ 7.842,44</text:p>
          </table:table-cell>
          <table:table-cell table:formula="of:= 5000 * (1+[.M429])" office:value-type="float" office:value="4968.2" calcext:value-type="float">
            <text:p>4968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4/10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8" calcext:value-type="percentage">
            <text:p>-1,9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8" calcext:value-type="percentage">
            <text:p>-0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6" calcext:value-type="percentage">
            <text:p>-2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09" calcext:value-type="percentage">
            <text:p>-4,0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23" calcext:value-type="percentage">
            <text:p>-2,23%</text:p>
          </table:table-cell>
          <table:table-cell table:formula="of:=([.B430]*[.C430])+([.D430]*[.E430])+([.F430]*[.G430])+([.H430]*[.I430])+([.J430]*[.K430])" office:value-type="percentage" office:value="-0" calcext:value-type="percentage">
            <text:p>0,00%</text:p>
          </table:table-cell>
          <table:table-cell table:formula="of:=AVERAGE([.K430];[.I430];[.G430];[.E430];[.C430])" office:value-type="percentage" office:value="-0.02256" calcext:value-type="percentage">
            <text:p>-2,26%</text:p>
          </table:table-cell>
          <table:table-cell table:formula="of:=[.N429] * (1+[.L430])" office:value-type="currency" office:currency="BRL" office:value="7842.43575510469" calcext:value-type="currency">
            <text:p>R$ 7.842,44</text:p>
          </table:table-cell>
          <table:table-cell table:formula="of:= 5000 * (1+[.M430])" office:value-type="float" office:value="4887.2" calcext:value-type="float">
            <text:p>4887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5/10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46" calcext:value-type="percentage">
            <text:p>2,46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02" calcext:value-type="percentage">
            <text:p>0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6" calcext:value-type="percentage">
            <text:p>1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3" calcext:value-type="percentage">
            <text:p>0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56" calcext:value-type="percentage">
            <text:p>2,56%</text:p>
          </table:table-cell>
          <table:table-cell table:formula="of:=([.B431]*[.C431])+([.D431]*[.E431])+([.F431]*[.G431])+([.H431]*[.I431])+([.J431]*[.K431])" office:value-type="percentage" office:value="0.002" calcext:value-type="percentage">
            <text:p>0,20%</text:p>
          </table:table-cell>
          <table:table-cell table:formula="of:=AVERAGE([.K431];[.I431];[.G431];[.E431];[.C431])" office:value-type="percentage" office:value="0.01342" calcext:value-type="percentage">
            <text:p>1,34%</text:p>
          </table:table-cell>
          <table:table-cell table:formula="of:=[.N430] * (1+[.L431])" office:value-type="currency" office:currency="BRL" office:value="7858.1206266149" calcext:value-type="currency">
            <text:p>R$ 7.858,12</text:p>
          </table:table-cell>
          <table:table-cell table:formula="of:= 5000 * (1+[.M431])" office:value-type="float" office:value="5067.1" calcext:value-type="float">
            <text:p>5067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6/10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89" calcext:value-type="percentage">
            <text:p>4,8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8" calcext:value-type="percentage">
            <text:p>-1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7" calcext:value-type="percentage">
            <text:p>1,8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1" calcext:value-type="percentage">
            <text:p>1,8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79" calcext:value-type="percentage">
            <text:p>5,79%</text:p>
          </table:table-cell>
          <table:table-cell table:formula="of:=([.B432]*[.C432])+([.D432]*[.E432])+([.F432]*[.G432])+([.H432]*[.I432])+([.J432]*[.K432])" office:value-type="percentage" office:value="0" calcext:value-type="percentage">
            <text:p>0,00%</text:p>
          </table:table-cell>
          <table:table-cell table:formula="of:=AVERAGE([.K432];[.I432];[.G432];[.E432];[.C432])" office:value-type="percentage" office:value="0.02656" calcext:value-type="percentage">
            <text:p>2,66%</text:p>
          </table:table-cell>
          <table:table-cell table:formula="of:=[.N431] * (1+[.L432])" office:value-type="currency" office:currency="BRL" office:value="7858.1206266149" calcext:value-type="currency">
            <text:p>R$ 7.858,12</text:p>
          </table:table-cell>
          <table:table-cell table:formula="of:= 5000 * (1+[.M432])" office:value-type="float" office:value="5132.8" calcext:value-type="float">
            <text:p>5132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9/10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29" calcext:value-type="percentage">
            <text:p>-4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7" calcext:value-type="percentage">
            <text:p>-0,0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4" calcext:value-type="percentage">
            <text:p>-1,8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5" calcext:value-type="percentage">
            <text:p>-4,5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" calcext:value-type="percentage">
            <text:p>-1,30%</text:p>
          </table:table-cell>
          <table:table-cell table:formula="of:=([.B433]*[.C433])+([.D433]*[.E433])+([.F433]*[.G433])+([.H433]*[.I433])+([.J433]*[.K433])" office:value-type="percentage" office:value="-0" calcext:value-type="percentage">
            <text:p>0,00%</text:p>
          </table:table-cell>
          <table:table-cell table:formula="of:=AVERAGE([.K433];[.I433];[.G433];[.E433];[.C433])" office:value-type="percentage" office:value="-0.024" calcext:value-type="percentage">
            <text:p>-2,40%</text:p>
          </table:table-cell>
          <table:table-cell table:formula="of:=[.N432] * (1+[.L433])" office:value-type="currency" office:currency="BRL" office:value="7858.1206266149" calcext:value-type="currency">
            <text:p>R$ 7.858,12</text:p>
          </table:table-cell>
          <table:table-cell table:formula="of:= 5000 * (1+[.M433])" office:value-type="float" office:value="4880" calcext:value-type="float">
            <text:p>488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0/10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97" calcext:value-type="percentage">
            <text:p>5,9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1395" calcext:value-type="percentage">
            <text:p>-13,9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93" calcext:value-type="percentage">
            <text:p>2,9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5" calcext:value-type="percentage">
            <text:p>1,4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94" calcext:value-type="percentage">
            <text:p>2,94%</text:p>
          </table:table-cell>
          <table:table-cell table:formula="of:=([.B434]*[.C434])+([.D434]*[.E434])+([.F434]*[.G434])+([.H434]*[.I434])+([.J434]*[.K434])" office:value-type="percentage" office:value="0" calcext:value-type="percentage">
            <text:p>0,00%</text:p>
          </table:table-cell>
          <table:table-cell table:formula="of:=AVERAGE([.K434];[.I434];[.G434];[.E434];[.C434])" office:value-type="percentage" office:value="-0.00132" calcext:value-type="percentage">
            <text:p>-0,13%</text:p>
          </table:table-cell>
          <table:table-cell table:formula="of:=[.N433] * (1+[.L434])" office:value-type="currency" office:currency="BRL" office:value="7858.1206266149" calcext:value-type="currency">
            <text:p>R$ 7.858,12</text:p>
          </table:table-cell>
          <table:table-cell table:formula="of:= 5000 * (1+[.M434])" office:value-type="float" office:value="4993.4" calcext:value-type="float">
            <text:p>4993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1/10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3" calcext:value-type="percentage">
            <text:p>-1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2" calcext:value-type="percentage">
            <text:p>-1,6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8" calcext:value-type="percentage">
            <text:p>-0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27" calcext:value-type="percentage">
            <text:p>5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1" calcext:value-type="percentage">
            <text:p>-0,81%</text:p>
          </table:table-cell>
          <table:table-cell table:formula="of:=([.B435]*[.C435])+([.D435]*[.E435])+([.F435]*[.G435])+([.H435]*[.I435])+([.J435]*[.K435])" office:value-type="percentage" office:value="0" calcext:value-type="percentage">
            <text:p>0,00%</text:p>
          </table:table-cell>
          <table:table-cell table:formula="of:=AVERAGE([.K435];[.I435];[.G435];[.E435];[.C435])" office:value-type="percentage" office:value="0.00206" calcext:value-type="percentage">
            <text:p>0,21%</text:p>
          </table:table-cell>
          <table:table-cell table:formula="of:=[.N434] * (1+[.L435])" office:value-type="currency" office:currency="BRL" office:value="7858.1206266149" calcext:value-type="currency">
            <text:p>R$ 7.858,12</text:p>
          </table:table-cell>
          <table:table-cell table:formula="of:= 5000 * (1+[.M435])" office:value-type="float" office:value="5010.3" calcext:value-type="float">
            <text:p>5010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1/1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9" calcext:value-type="percentage">
            <text:p>-1,0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3" calcext:value-type="percentage">
            <text:p>1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3" calcext:value-type="percentage">
            <text:p>1,43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139" calcext:value-type="percentage">
            <text:p>1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7" calcext:value-type="percentage">
            <text:p>1,47%</text:p>
          </table:table-cell>
          <table:table-cell table:formula="of:=([.B436]*[.C436])+([.D436]*[.E436])+([.F436]*[.G436])+([.H436]*[.I436])+([.J436]*[.K436])" office:value-type="percentage" office:value="-0.0139" calcext:value-type="percentage">
            <text:p>-1,39%</text:p>
          </table:table-cell>
          <table:table-cell table:formula="of:=AVERAGE([.K436];[.I436];[.G436];[.E436];[.C436])" office:value-type="percentage" office:value="0.00906" calcext:value-type="percentage">
            <text:p>0,91%</text:p>
          </table:table-cell>
          <table:table-cell table:formula="of:=[.N435] * (1+[.L436])" office:value-type="currency" office:currency="BRL" office:value="7748.89274990495" calcext:value-type="currency">
            <text:p>R$ 7.748,89</text:p>
          </table:table-cell>
          <table:table-cell table:formula="of:= 5000 * (1+[.M436])" office:value-type="float" office:value="5045.3" calcext:value-type="float">
            <text:p>5045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5/1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08" calcext:value-type="percentage">
            <text:p>3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7" calcext:value-type="percentage">
            <text:p>-1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8" calcext:value-type="percentage">
            <text:p>1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5" calcext:value-type="percentage">
            <text:p>0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7" calcext:value-type="percentage">
            <text:p>0,07%</text:p>
          </table:table-cell>
          <table:table-cell table:formula="of:=([.B437]*[.C437])+([.D437]*[.E437])+([.F437]*[.G437])+([.H437]*[.I437])+([.J437]*[.K437])" office:value-type="percentage" office:value="0" calcext:value-type="percentage">
            <text:p>0,00%</text:p>
          </table:table-cell>
          <table:table-cell table:formula="of:=AVERAGE([.K437];[.I437];[.G437];[.E437];[.C437])" office:value-type="percentage" office:value="0.00562" calcext:value-type="percentage">
            <text:p>0,56%</text:p>
          </table:table-cell>
          <table:table-cell table:formula="of:=[.N436] * (1+[.L437])" office:value-type="currency" office:currency="BRL" office:value="7748.89274990495" calcext:value-type="currency">
            <text:p>R$ 7.748,89</text:p>
          </table:table-cell>
          <table:table-cell table:formula="of:= 5000 * (1+[.M437])" office:value-type="float" office:value="5028.1" calcext:value-type="float">
            <text:p>5028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6/1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46" calcext:value-type="percentage">
            <text:p>-3,4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7" calcext:value-type="percentage">
            <text:p>0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3" calcext:value-type="percentage">
            <text:p>0,6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2" calcext:value-type="percentage">
            <text:p>-0,5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17" calcext:value-type="percentage">
            <text:p>-2,17%</text:p>
          </table:table-cell>
          <table:table-cell table:formula="of:=([.B438]*[.C438])+([.D438]*[.E438])+([.F438]*[.G438])+([.H438]*[.I438])+([.J438]*[.K438])" office:value-type="percentage" office:value="0" calcext:value-type="percentage">
            <text:p>0,00%</text:p>
          </table:table-cell>
          <table:table-cell table:formula="of:=AVERAGE([.K438];[.I438];[.G438];[.E438];[.C438])" office:value-type="percentage" office:value="-0.0105" calcext:value-type="percentage">
            <text:p>-1,05%</text:p>
          </table:table-cell>
          <table:table-cell table:formula="of:=[.N437] * (1+[.L438])" office:value-type="currency" office:currency="BRL" office:value="7748.89274990495" calcext:value-type="currency">
            <text:p>R$ 7.748,89</text:p>
          </table:table-cell>
          <table:table-cell table:formula="of:= 5000 * (1+[.M438])" office:value-type="float" office:value="4947.5" calcext:value-type="float">
            <text:p>4947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7/1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28" calcext:value-type="percentage">
            <text:p>-3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7" calcext:value-type="percentage">
            <text:p>1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" calcext:value-type="percentage">
            <text:p>0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3" calcext:value-type="percentage">
            <text:p>0,6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4" calcext:value-type="percentage">
            <text:p>-2,40%</text:p>
          </table:table-cell>
          <table:table-cell table:formula="of:=([.B439]*[.C439])+([.D439]*[.E439])+([.F439]*[.G439])+([.H439]*[.I439])+([.J439]*[.K439])" office:value-type="percentage" office:value="0" calcext:value-type="percentage">
            <text:p>0,00%</text:p>
          </table:table-cell>
          <table:table-cell table:formula="of:=AVERAGE([.K439];[.I439];[.G439];[.E439];[.C439])" office:value-type="percentage" office:value="-0.00696" calcext:value-type="percentage">
            <text:p>-0,70%</text:p>
          </table:table-cell>
          <table:table-cell table:formula="of:=[.N438] * (1+[.L439])" office:value-type="currency" office:currency="BRL" office:value="7748.89274990495" calcext:value-type="currency">
            <text:p>R$ 7.748,89</text:p>
          </table:table-cell>
          <table:table-cell table:formula="of:= 5000 * (1+[.M439])" office:value-type="float" office:value="4965.2" calcext:value-type="float">
            <text:p>4965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8/1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59" calcext:value-type="percentage">
            <text:p>-3,5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9" calcext:value-type="percentage">
            <text:p>-1,4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8" calcext:value-type="percentage">
            <text:p>-1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9" calcext:value-type="percentage">
            <text:p>-0,9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05" calcext:value-type="percentage">
            <text:p>-2,05%</text:p>
          </table:table-cell>
          <table:table-cell table:formula="of:=([.B440]*[.C440])+([.D440]*[.E440])+([.F440]*[.G440])+([.H440]*[.I440])+([.J440]*[.K440])" office:value-type="percentage" office:value="-0" calcext:value-type="percentage">
            <text:p>0,00%</text:p>
          </table:table-cell>
          <table:table-cell table:formula="of:=AVERAGE([.K440];[.I440];[.G440];[.E440];[.C440])" office:value-type="percentage" office:value="-0.019" calcext:value-type="percentage">
            <text:p>-1,90%</text:p>
          </table:table-cell>
          <table:table-cell table:formula="of:=[.N439] * (1+[.L440])" office:value-type="currency" office:currency="BRL" office:value="7748.89274990495" calcext:value-type="currency">
            <text:p>R$ 7.748,89</text:p>
          </table:table-cell>
          <table:table-cell table:formula="of:= 5000 * (1+[.M440])" office:value-type="float" office:value="4905" calcext:value-type="float">
            <text:p>490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9/1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5" calcext:value-type="percentage">
            <text:p>0,4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7" calcext:value-type="percentage">
            <text:p>-0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6" calcext:value-type="percentage">
            <text:p>1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16" calcext:value-type="percentage">
            <text:p>-4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2" calcext:value-type="percentage">
            <text:p>2,22%</text:p>
          </table:table-cell>
          <table:table-cell table:formula="of:=([.B441]*[.C441])+([.D441]*[.E441])+([.F441]*[.G441])+([.H441]*[.I441])+([.J441]*[.K441])" office:value-type="percentage" office:value="0" calcext:value-type="percentage">
            <text:p>0,00%</text:p>
          </table:table-cell>
          <table:table-cell table:formula="of:=AVERAGE([.K441];[.I441];[.G441];[.E441];[.C441])" office:value-type="percentage" office:value="-0.0014" calcext:value-type="percentage">
            <text:p>-0,14%</text:p>
          </table:table-cell>
          <table:table-cell table:formula="of:=[.N440] * (1+[.L441])" office:value-type="currency" office:currency="BRL" office:value="7748.89274990495" calcext:value-type="currency">
            <text:p>R$ 7.748,89</text:p>
          </table:table-cell>
          <table:table-cell table:formula="of:= 5000 * (1+[.M441])" office:value-type="float" office:value="4993" calcext:value-type="float">
            <text:p>499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2/1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3" calcext:value-type="percentage">
            <text:p>-0,5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4" calcext:value-type="percentage">
            <text:p>1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8" calcext:value-type="percentage">
            <text:p>0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7" calcext:value-type="percentage">
            <text:p>0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4" calcext:value-type="percentage">
            <text:p>1,64%</text:p>
          </table:table-cell>
          <table:table-cell table:formula="of:=([.B442]*[.C442])+([.D442]*[.E442])+([.F442]*[.G442])+([.H442]*[.I442])+([.J442]*[.K442])" office:value-type="percentage" office:value="0" calcext:value-type="percentage">
            <text:p>0,00%</text:p>
          </table:table-cell>
          <table:table-cell table:formula="of:=AVERAGE([.K442];[.I442];[.G442];[.E442];[.C442])" office:value-type="percentage" office:value="0.0056" calcext:value-type="percentage">
            <text:p>0,56%</text:p>
          </table:table-cell>
          <table:table-cell table:formula="of:=[.N441] * (1+[.L442])" office:value-type="currency" office:currency="BRL" office:value="7748.89274990495" calcext:value-type="currency">
            <text:p>R$ 7.748,89</text:p>
          </table:table-cell>
          <table:table-cell table:formula="of:= 5000 * (1+[.M442])" office:value-type="float" office:value="5028" calcext:value-type="float">
            <text:p>502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3/1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3" calcext:value-type="percentage">
            <text:p>-4,3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8" calcext:value-type="percentage">
            <text:p>-0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7" calcext:value-type="percentage">
            <text:p>-0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59" calcext:value-type="percentage">
            <text:p>2,5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4" calcext:value-type="percentage">
            <text:p>-1,14%</text:p>
          </table:table-cell>
          <table:table-cell table:formula="of:=([.B443]*[.C443])+([.D443]*[.E443])+([.F443]*[.G443])+([.H443]*[.I443])+([.J443]*[.K443])" office:value-type="percentage" office:value="0" calcext:value-type="percentage">
            <text:p>0,00%</text:p>
          </table:table-cell>
          <table:table-cell table:formula="of:=AVERAGE([.K443];[.I443];[.G443];[.E443];[.C443])" office:value-type="percentage" office:value="-0.0066" calcext:value-type="percentage">
            <text:p>-0,66%</text:p>
          </table:table-cell>
          <table:table-cell table:formula="of:=[.N442] * (1+[.L443])" office:value-type="currency" office:currency="BRL" office:value="7748.89274990495" calcext:value-type="currency">
            <text:p>R$ 7.748,89</text:p>
          </table:table-cell>
          <table:table-cell table:formula="of:= 5000 * (1+[.M443])" office:value-type="float" office:value="4967" calcext:value-type="float">
            <text:p>496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4/1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55" calcext:value-type="percentage">
            <text:p>3,5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4" calcext:value-type="percentage">
            <text:p>-0,1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7" calcext:value-type="percentage">
            <text:p>0,8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7" calcext:value-type="percentage">
            <text:p>-1,9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7" calcext:value-type="percentage">
            <text:p>0,17%</text:p>
          </table:table-cell>
          <table:table-cell table:formula="of:=([.B444]*[.C444])+([.D444]*[.E444])+([.F444]*[.G444])+([.H444]*[.I444])+([.J444]*[.K444])" office:value-type="percentage" office:value="0" calcext:value-type="percentage">
            <text:p>0,00%</text:p>
          </table:table-cell>
          <table:table-cell table:formula="of:=AVERAGE([.K444];[.I444];[.G444];[.E444];[.C444])" office:value-type="percentage" office:value="0.00496" calcext:value-type="percentage">
            <text:p>0,50%</text:p>
          </table:table-cell>
          <table:table-cell table:formula="of:=[.N443] * (1+[.L444])" office:value-type="currency" office:currency="BRL" office:value="7748.89274990495" calcext:value-type="currency">
            <text:p>R$ 7.748,89</text:p>
          </table:table-cell>
          <table:table-cell table:formula="of:= 5000 * (1+[.M444])" office:value-type="float" office:value="5024.8" calcext:value-type="float">
            <text:p>5024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6/1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77" calcext:value-type="percentage">
            <text:p>2,7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3" calcext:value-type="percentage">
            <text:p>-1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09" calcext:value-type="percentage">
            <text:p>3,0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9" calcext:value-type="percentage">
            <text:p>1,7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16" calcext:value-type="percentage">
            <text:p>3,16%</text:p>
          </table:table-cell>
          <table:table-cell table:formula="of:=([.B445]*[.C445])+([.D445]*[.E445])+([.F445]*[.G445])+([.H445]*[.I445])+([.J445]*[.K445])" office:value-type="percentage" office:value="0" calcext:value-type="percentage">
            <text:p>0,00%</text:p>
          </table:table-cell>
          <table:table-cell table:formula="of:=AVERAGE([.K445];[.I445];[.G445];[.E445];[.C445])" office:value-type="percentage" office:value="0.01916" calcext:value-type="percentage">
            <text:p>1,92%</text:p>
          </table:table-cell>
          <table:table-cell table:formula="of:=[.N444] * (1+[.L445])" office:value-type="currency" office:currency="BRL" office:value="7748.89274990495" calcext:value-type="currency">
            <text:p>R$ 7.748,89</text:p>
          </table:table-cell>
          <table:table-cell table:formula="of:= 5000 * (1+[.M445])" office:value-type="float" office:value="5095.8" calcext:value-type="float">
            <text:p>5095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9/1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" calcext:value-type="percentage">
            <text:p>0,8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1" calcext:value-type="percentage">
            <text:p>0,5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6" calcext:value-type="percentage">
            <text:p>-0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9" calcext:value-type="percentage">
            <text:p>-1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4" calcext:value-type="percentage">
            <text:p>2,34%</text:p>
          </table:table-cell>
          <table:table-cell table:formula="of:=([.B446]*[.C446])+([.D446]*[.E446])+([.F446]*[.G446])+([.H446]*[.I446])+([.J446]*[.K446])" office:value-type="percentage" office:value="0" calcext:value-type="percentage">
            <text:p>0,00%</text:p>
          </table:table-cell>
          <table:table-cell table:formula="of:=AVERAGE([.K446];[.I446];[.G446];[.E446];[.C446])" office:value-type="percentage" office:value="0.0044" calcext:value-type="percentage">
            <text:p>0,44%</text:p>
          </table:table-cell>
          <table:table-cell table:formula="of:=[.N445] * (1+[.L446])" office:value-type="currency" office:currency="BRL" office:value="7748.89274990495" calcext:value-type="currency">
            <text:p>R$ 7.748,89</text:p>
          </table:table-cell>
          <table:table-cell table:formula="of:= 5000 * (1+[.M446])" office:value-type="float" office:value="5022" calcext:value-type="float">
            <text:p>502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1/1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19" calcext:value-type="percentage">
            <text:p>-3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4" calcext:value-type="percentage">
            <text:p>-0,3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" calcext:value-type="percentage">
            <text:p>-1,3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2" calcext:value-type="percentage">
            <text:p>-1,5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3" calcext:value-type="percentage">
            <text:p>-0,23%</text:p>
          </table:table-cell>
          <table:table-cell table:formula="of:=([.B447]*[.C447])+([.D447]*[.E447])+([.F447]*[.G447])+([.H447]*[.I447])+([.J447]*[.K447])" office:value-type="percentage" office:value="-0" calcext:value-type="percentage">
            <text:p>0,00%</text:p>
          </table:table-cell>
          <table:table-cell table:formula="of:=AVERAGE([.K447];[.I447];[.G447];[.E447];[.C447])" office:value-type="percentage" office:value="-0.01316" calcext:value-type="percentage">
            <text:p>-1,32%</text:p>
          </table:table-cell>
          <table:table-cell table:formula="of:=[.N446] * (1+[.L447])" office:value-type="currency" office:currency="BRL" office:value="7748.89274990495" calcext:value-type="currency">
            <text:p>R$ 7.748,89</text:p>
          </table:table-cell>
          <table:table-cell table:formula="of:= 5000 * (1+[.M447])" office:value-type="float" office:value="4934.2" calcext:value-type="float">
            <text:p>4934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2/1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9" calcext:value-type="percentage">
            <text:p>0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1" calcext:value-type="percentage">
            <text:p>0,8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3" calcext:value-type="percentage">
            <text:p>-0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" calcext:value-type="percentage">
            <text:p>-0,9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9" calcext:value-type="percentage">
            <text:p>1,99%</text:p>
          </table:table-cell>
          <table:table-cell table:formula="of:=([.B448]*[.C448])+([.D448]*[.E448])+([.F448]*[.G448])+([.H448]*[.I448])+([.J448]*[.K448])" office:value-type="percentage" office:value="0" calcext:value-type="percentage">
            <text:p>0,00%</text:p>
          </table:table-cell>
          <table:table-cell table:formula="of:=AVERAGE([.K448];[.I448];[.G448];[.E448];[.C448])" office:value-type="percentage" office:value="0.00392" calcext:value-type="percentage">
            <text:p>0,39%</text:p>
          </table:table-cell>
          <table:table-cell table:formula="of:=[.N447] * (1+[.L448])" office:value-type="currency" office:currency="BRL" office:value="7748.89274990495" calcext:value-type="currency">
            <text:p>R$ 7.748,89</text:p>
          </table:table-cell>
          <table:table-cell table:formula="of:= 5000 * (1+[.M448])" office:value-type="float" office:value="5019.6" calcext:value-type="float">
            <text:p>5019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3/1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08" calcext:value-type="percentage">
            <text:p>-3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2" calcext:value-type="percentage">
            <text:p>0,2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2" calcext:value-type="percentage">
            <text:p>-0,1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683" calcext:value-type="percentage">
            <text:p>-6,8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9" calcext:value-type="percentage">
            <text:p>0,79%</text:p>
          </table:table-cell>
          <table:table-cell table:formula="of:=([.B449]*[.C449])+([.D449]*[.E449])+([.F449]*[.G449])+([.H449]*[.I449])+([.J449]*[.K449])" office:value-type="percentage" office:value="0" calcext:value-type="percentage">
            <text:p>0,00%</text:p>
          </table:table-cell>
          <table:table-cell table:formula="of:=AVERAGE([.K449];[.I449];[.G449];[.E449];[.C449])" office:value-type="percentage" office:value="-0.01804" calcext:value-type="percentage">
            <text:p>-1,80%</text:p>
          </table:table-cell>
          <table:table-cell table:formula="of:=[.N448] * (1+[.L449])" office:value-type="currency" office:currency="BRL" office:value="7748.89274990495" calcext:value-type="currency">
            <text:p>R$ 7.748,89</text:p>
          </table:table-cell>
          <table:table-cell table:formula="of:= 5000 * (1+[.M449])" office:value-type="float" office:value="4909.8" calcext:value-type="float">
            <text:p>4909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6/1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1" calcext:value-type="percentage">
            <text:p>-0,5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5" calcext:value-type="percentage">
            <text:p>-0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5" calcext:value-type="percentage">
            <text:p>-1,65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-0.0046" calcext:value-type="percentage">
            <text:p>-0,4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6" calcext:value-type="percentage">
            <text:p>-1,76%</text:p>
          </table:table-cell>
          <table:table-cell table:formula="of:=([.B450]*[.C450])+([.D450]*[.E450])+([.F450]*[.G450])+([.H450]*[.I450])+([.J450]*[.K450])" office:value-type="percentage" office:value="-0.0046" calcext:value-type="percentage">
            <text:p>-0,46%</text:p>
          </table:table-cell>
          <table:table-cell table:formula="of:=AVERAGE([.K450];[.I450];[.G450];[.E450];[.C450])" office:value-type="percentage" office:value="-0.00906" calcext:value-type="percentage">
            <text:p>-0,91%</text:p>
          </table:table-cell>
          <table:table-cell table:formula="of:=[.N449] * (1+[.L450])" office:value-type="currency" office:currency="BRL" office:value="7713.24784325539" calcext:value-type="currency">
            <text:p>R$ 7.713,25</text:p>
          </table:table-cell>
          <table:table-cell table:formula="of:= 5000 * (1+[.M450])" office:value-type="float" office:value="4954.7" calcext:value-type="float">
            <text:p>4954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7/1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29" calcext:value-type="percentage">
            <text:p>5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66" calcext:value-type="percentage">
            <text:p>2,6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38" calcext:value-type="percentage">
            <text:p>3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" calcext:value-type="percentage">
            <text:p>-0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6" calcext:value-type="percentage">
            <text:p>2,36%</text:p>
          </table:table-cell>
          <table:table-cell table:formula="of:=([.B451]*[.C451])+([.D451]*[.E451])+([.F451]*[.G451])+([.H451]*[.I451])+([.J451]*[.K451])" office:value-type="percentage" office:value="0" calcext:value-type="percentage">
            <text:p>0,00%</text:p>
          </table:table-cell>
          <table:table-cell table:formula="of:=AVERAGE([.K451];[.I451];[.G451];[.E451];[.C451])" office:value-type="percentage" office:value="0.02658" calcext:value-type="percentage">
            <text:p>2,66%</text:p>
          </table:table-cell>
          <table:table-cell table:formula="of:=[.N450] * (1+[.L451])" office:value-type="currency" office:currency="BRL" office:value="7713.24784325539" calcext:value-type="currency">
            <text:p>R$ 7.713,25</text:p>
          </table:table-cell>
          <table:table-cell table:formula="of:= 5000 * (1+[.M451])" office:value-type="float" office:value="5132.9" calcext:value-type="float">
            <text:p>5132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8/1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7" calcext:value-type="percentage">
            <text:p>-0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2" calcext:value-type="percentage">
            <text:p>0,8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5" calcext:value-type="percentage">
            <text:p>2,5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77" calcext:value-type="percentage">
            <text:p>4,7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8" calcext:value-type="percentage">
            <text:p>1,58%</text:p>
          </table:table-cell>
          <table:table-cell table:formula="of:=([.B452]*[.C452])+([.D452]*[.E452])+([.F452]*[.G452])+([.H452]*[.I452])+([.J452]*[.K452])" office:value-type="percentage" office:value="0" calcext:value-type="percentage">
            <text:p>0,00%</text:p>
          </table:table-cell>
          <table:table-cell table:formula="of:=AVERAGE([.K452];[.I452];[.G452];[.E452];[.C452])" office:value-type="percentage" office:value="0.0182" calcext:value-type="percentage">
            <text:p>1,82%</text:p>
          </table:table-cell>
          <table:table-cell table:formula="of:=[.N451] * (1+[.L452])" office:value-type="currency" office:currency="BRL" office:value="7713.24784325539" calcext:value-type="currency">
            <text:p>R$ 7.713,25</text:p>
          </table:table-cell>
          <table:table-cell table:formula="of:= 5000 * (1+[.M452])" office:value-type="float" office:value="5091" calcext:value-type="float">
            <text:p>509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9/1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6" calcext:value-type="percentage">
            <text:p>-0,8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5" calcext:value-type="percentage">
            <text:p>2,5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9" calcext:value-type="percentage">
            <text:p>0,8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7" calcext:value-type="percentage">
            <text:p>-0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4" calcext:value-type="percentage">
            <text:p>-1,14%</text:p>
          </table:table-cell>
          <table:table-cell table:formula="of:=([.B453]*[.C453])+([.D453]*[.E453])+([.F453]*[.G453])+([.H453]*[.I453])+([.J453]*[.K453])" office:value-type="percentage" office:value="0" calcext:value-type="percentage">
            <text:p>0,00%</text:p>
          </table:table-cell>
          <table:table-cell table:formula="of:=AVERAGE([.K453];[.I453];[.G453];[.E453];[.C453])" office:value-type="percentage" office:value="0.00164" calcext:value-type="percentage">
            <text:p>0,16%</text:p>
          </table:table-cell>
          <table:table-cell table:formula="of:=[.N452] * (1+[.L453])" office:value-type="currency" office:currency="BRL" office:value="7713.24784325539" calcext:value-type="currency">
            <text:p>R$ 7.713,25</text:p>
          </table:table-cell>
          <table:table-cell table:formula="of:= 5000 * (1+[.M453])" office:value-type="float" office:value="5008.2" calcext:value-type="float">
            <text:p>5008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0/11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5" calcext:value-type="percentage">
            <text:p>1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21" calcext:value-type="percentage">
            <text:p>3,2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1" calcext:value-type="percentage">
            <text:p>-0,9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4" calcext:value-type="percentage">
            <text:p>1,5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5" calcext:value-type="percentage">
            <text:p>-1,35%</text:p>
          </table:table-cell>
          <table:table-cell table:formula="of:=([.B454]*[.C454])+([.D454]*[.E454])+([.F454]*[.G454])+([.H454]*[.I454])+([.J454]*[.K454])" office:value-type="percentage" office:value="0" calcext:value-type="percentage">
            <text:p>0,00%</text:p>
          </table:table-cell>
          <table:table-cell table:formula="of:=AVERAGE([.K454];[.I454];[.G454];[.E454];[.C454])" office:value-type="percentage" office:value="0.00728" calcext:value-type="percentage">
            <text:p>0,73%</text:p>
          </table:table-cell>
          <table:table-cell table:formula="of:=[.N453] * (1+[.L454])" office:value-type="currency" office:currency="BRL" office:value="7713.24784325539" calcext:value-type="currency">
            <text:p>R$ 7.713,25</text:p>
          </table:table-cell>
          <table:table-cell table:formula="of:= 5000 * (1+[.M454])" office:value-type="float" office:value="5036.4" calcext:value-type="float">
            <text:p>5036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3/12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1" calcext:value-type="percentage">
            <text:p>1,9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4" calcext:value-type="percentage">
            <text:p>-0,5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6" calcext:value-type="percentage">
            <text:p>-1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48" calcext:value-type="percentage">
            <text:p>2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9" calcext:value-type="percentage">
            <text:p>-1,19%</text:p>
          </table:table-cell>
          <table:table-cell table:formula="of:=([.B455]*[.C455])+([.D455]*[.E455])+([.F455]*[.G455])+([.H455]*[.I455])+([.J455]*[.K455])" office:value-type="percentage" office:value="0" calcext:value-type="percentage">
            <text:p>0,00%</text:p>
          </table:table-cell>
          <table:table-cell table:formula="of:=AVERAGE([.K455];[.I455];[.G455];[.E455];[.C455])" office:value-type="percentage" office:value="0.0028" calcext:value-type="percentage">
            <text:p>0,28%</text:p>
          </table:table-cell>
          <table:table-cell table:formula="of:=[.N454] * (1+[.L455])" office:value-type="currency" office:currency="BRL" office:value="7713.24784325539" calcext:value-type="currency">
            <text:p>R$ 7.713,25</text:p>
          </table:table-cell>
          <table:table-cell table:formula="of:= 5000 * (1+[.M455])" office:value-type="float" office:value="5014" calcext:value-type="float">
            <text:p>501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4/12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1" calcext:value-type="percentage">
            <text:p>-2,3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1" calcext:value-type="percentage">
            <text:p>0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1" calcext:value-type="percentage">
            <text:p>-0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27" calcext:value-type="percentage">
            <text:p>-2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" calcext:value-type="percentage">
            <text:p>-1,00%</text:p>
          </table:table-cell>
          <table:table-cell table:formula="of:=([.B456]*[.C456])+([.D456]*[.E456])+([.F456]*[.G456])+([.H456]*[.I456])+([.J456]*[.K456])" office:value-type="percentage" office:value="0" calcext:value-type="percentage">
            <text:p>0,00%</text:p>
          </table:table-cell>
          <table:table-cell table:formula="of:=AVERAGE([.K456];[.I456];[.G456];[.E456];[.C456])" office:value-type="percentage" office:value="-0.01016" calcext:value-type="percentage">
            <text:p>-1,02%</text:p>
          </table:table-cell>
          <table:table-cell table:formula="of:=[.N455] * (1+[.L456])" office:value-type="currency" office:currency="BRL" office:value="7713.24784325539" calcext:value-type="currency">
            <text:p>R$ 7.713,25</text:p>
          </table:table-cell>
          <table:table-cell table:formula="of:= 5000 * (1+[.M456])" office:value-type="float" office:value="4949.2" calcext:value-type="float">
            <text:p>4949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5/12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6" calcext:value-type="percentage">
            <text:p>0,8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5" calcext:value-type="percentage">
            <text:p>1,7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6" calcext:value-type="percentage">
            <text:p>0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5" calcext:value-type="percentage">
            <text:p>-0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1" calcext:value-type="percentage">
            <text:p>1,01%</text:p>
          </table:table-cell>
          <table:table-cell table:formula="of:=([.B457]*[.C457])+([.D457]*[.E457])+([.F457]*[.G457])+([.H457]*[.I457])+([.J457]*[.K457])" office:value-type="percentage" office:value="0" calcext:value-type="percentage">
            <text:p>0,00%</text:p>
          </table:table-cell>
          <table:table-cell table:formula="of:=AVERAGE([.K457];[.I457];[.G457];[.E457];[.C457])" office:value-type="percentage" office:value="0.00706" calcext:value-type="percentage">
            <text:p>0,71%</text:p>
          </table:table-cell>
          <table:table-cell table:formula="of:=[.N456] * (1+[.L457])" office:value-type="currency" office:currency="BRL" office:value="7713.24784325539" calcext:value-type="currency">
            <text:p>R$ 7.713,25</text:p>
          </table:table-cell>
          <table:table-cell table:formula="of:= 5000 * (1+[.M457])" office:value-type="float" office:value="5035.3" calcext:value-type="float">
            <text:p>5035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6/12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8" calcext:value-type="percentage">
            <text:p>-3,8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" calcext:value-type="percentage">
            <text:p>0,9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" calcext:value-type="percentage">
            <text:p>0,9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5" calcext:value-type="percentage">
            <text:p>-0,9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1" calcext:value-type="percentage">
            <text:p>0,61%</text:p>
          </table:table-cell>
          <table:table-cell table:formula="of:=([.B458]*[.C458])+([.D458]*[.E458])+([.F458]*[.G458])+([.H458]*[.I458])+([.J458]*[.K458])" office:value-type="percentage" office:value="0" calcext:value-type="percentage">
            <text:p>0,00%</text:p>
          </table:table-cell>
          <table:table-cell table:formula="of:=AVERAGE([.K458];[.I458];[.G458];[.E458];[.C458])" office:value-type="percentage" office:value="-0.00468" calcext:value-type="percentage">
            <text:p>-0,47%</text:p>
          </table:table-cell>
          <table:table-cell table:formula="of:=[.N457] * (1+[.L458])" office:value-type="currency" office:currency="BRL" office:value="7713.24784325539" calcext:value-type="currency">
            <text:p>R$ 7.713,25</text:p>
          </table:table-cell>
          <table:table-cell table:formula="of:= 5000 * (1+[.M458])" office:value-type="float" office:value="4976.6" calcext:value-type="float">
            <text:p>4976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7/12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6" calcext:value-type="percentage">
            <text:p>0,7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6" calcext:value-type="percentage">
            <text:p>1,5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1" calcext:value-type="percentage">
            <text:p>-0,8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3" calcext:value-type="percentage">
            <text:p>-1,9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7" calcext:value-type="percentage">
            <text:p>-0,77%</text:p>
          </table:table-cell>
          <table:table-cell table:formula="of:=([.B459]*[.C459])+([.D459]*[.E459])+([.F459]*[.G459])+([.H459]*[.I459])+([.J459]*[.K459])" office:value-type="percentage" office:value="0" calcext:value-type="percentage">
            <text:p>0,00%</text:p>
          </table:table-cell>
          <table:table-cell table:formula="of:=AVERAGE([.K459];[.I459];[.G459];[.E459];[.C459])" office:value-type="percentage" office:value="-0.00238" calcext:value-type="percentage">
            <text:p>-0,24%</text:p>
          </table:table-cell>
          <table:table-cell table:formula="of:=[.N458] * (1+[.L459])" office:value-type="currency" office:currency="BRL" office:value="7713.24784325539" calcext:value-type="currency">
            <text:p>R$ 7.713,25</text:p>
          </table:table-cell>
          <table:table-cell table:formula="of:= 5000 * (1+[.M459])" office:value-type="float" office:value="4988.1" calcext:value-type="float">
            <text:p>4988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0/12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538" calcext:value-type="percentage">
            <text:p>-5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7" calcext:value-type="percentage">
            <text:p>-0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67" calcext:value-type="percentage">
            <text:p>-2,6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13" calcext:value-type="percentage">
            <text:p>-2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93" calcext:value-type="percentage">
            <text:p>-2,93%</text:p>
          </table:table-cell>
          <table:table-cell table:formula="of:=([.B460]*[.C460])+([.D460]*[.E460])+([.F460]*[.G460])+([.H460]*[.I460])+([.J460]*[.K460])" office:value-type="percentage" office:value="-0" calcext:value-type="percentage">
            <text:p>0,00%</text:p>
          </table:table-cell>
          <table:table-cell table:formula="of:=AVERAGE([.K460];[.I460];[.G460];[.E460];[.C460])" office:value-type="percentage" office:value="-0.02676" calcext:value-type="percentage">
            <text:p>-2,68%</text:p>
          </table:table-cell>
          <table:table-cell table:formula="of:=[.N459] * (1+[.L460])" office:value-type="currency" office:currency="BRL" office:value="7713.24784325539" calcext:value-type="currency">
            <text:p>R$ 7.713,25</text:p>
          </table:table-cell>
          <table:table-cell table:formula="of:= 5000 * (1+[.M460])" office:value-type="float" office:value="4866.2" calcext:value-type="float">
            <text:p>4866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1/12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6" calcext:value-type="percentage">
            <text:p>-0,6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5" calcext:value-type="percentage">
            <text:p>0,6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" calcext:value-type="percentage">
            <text:p>0,9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" calcext:value-type="percentage">
            <text:p>0,8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8" calcext:value-type="percentage">
            <text:p>0,58%</text:p>
          </table:table-cell>
          <table:table-cell table:formula="of:=([.B461]*[.C461])+([.D461]*[.E461])+([.F461]*[.G461])+([.H461]*[.I461])+([.J461]*[.K461])" office:value-type="percentage" office:value="0" calcext:value-type="percentage">
            <text:p>0,00%</text:p>
          </table:table-cell>
          <table:table-cell table:formula="of:=AVERAGE([.K461];[.I461];[.G461];[.E461];[.C461])" office:value-type="percentage" office:value="0.00454" calcext:value-type="percentage">
            <text:p>0,45%</text:p>
          </table:table-cell>
          <table:table-cell table:formula="of:=[.N460] * (1+[.L461])" office:value-type="currency" office:currency="BRL" office:value="7713.24784325539" calcext:value-type="currency">
            <text:p>R$ 7.713,25</text:p>
          </table:table-cell>
          <table:table-cell table:formula="of:= 5000 * (1+[.M461])" office:value-type="float" office:value="5022.7" calcext:value-type="float">
            <text:p>5022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2/12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4" calcext:value-type="percentage">
            <text:p>0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1" calcext:value-type="percentage">
            <text:p>-1,9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9" calcext:value-type="percentage">
            <text:p>0,6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5" calcext:value-type="percentage">
            <text:p>-0,4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7" calcext:value-type="percentage">
            <text:p>0,27%</text:p>
          </table:table-cell>
          <table:table-cell table:formula="of:=([.B462]*[.C462])+([.D462]*[.E462])+([.F462]*[.G462])+([.H462]*[.I462])+([.J462]*[.K462])" office:value-type="percentage" office:value="0" calcext:value-type="percentage">
            <text:p>0,00%</text:p>
          </table:table-cell>
          <table:table-cell table:formula="of:=AVERAGE([.K462];[.I462];[.G462];[.E462];[.C462])" office:value-type="percentage" office:value="-0.00272" calcext:value-type="percentage">
            <text:p>-0,27%</text:p>
          </table:table-cell>
          <table:table-cell table:formula="of:=[.N461] * (1+[.L462])" office:value-type="currency" office:currency="BRL" office:value="7713.24784325539" calcext:value-type="currency">
            <text:p>R$ 7.713,25</text:p>
          </table:table-cell>
          <table:table-cell table:formula="of:= 5000 * (1+[.M462])" office:value-type="float" office:value="4986.4" calcext:value-type="float">
            <text:p>4986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3/12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7" calcext:value-type="percentage">
            <text:p>0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8" calcext:value-type="percentage">
            <text:p>3,8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6" calcext:value-type="percentage">
            <text:p>1,7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6" calcext:value-type="percentage">
            <text:p>0,4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56" calcext:value-type="percentage">
            <text:p>2,56%</text:p>
          </table:table-cell>
          <table:table-cell table:formula="of:=([.B463]*[.C463])+([.D463]*[.E463])+([.F463]*[.G463])+([.H463]*[.I463])+([.J463]*[.K463])" office:value-type="percentage" office:value="0" calcext:value-type="percentage">
            <text:p>0,00%</text:p>
          </table:table-cell>
          <table:table-cell table:formula="of:=AVERAGE([.K463];[.I463];[.G463];[.E463];[.C463])" office:value-type="percentage" office:value="0.0177" calcext:value-type="percentage">
            <text:p>1,77%</text:p>
          </table:table-cell>
          <table:table-cell table:formula="of:=[.N462] * (1+[.L463])" office:value-type="currency" office:currency="BRL" office:value="7713.24784325539" calcext:value-type="currency">
            <text:p>R$ 7.713,25</text:p>
          </table:table-cell>
          <table:table-cell table:formula="of:= 5000 * (1+[.M463])" office:value-type="float" office:value="5088.5" calcext:value-type="float">
            <text:p>5088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4/12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3" calcext:value-type="percentage">
            <text:p>-1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8" calcext:value-type="percentage">
            <text:p>2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3" calcext:value-type="percentage">
            <text:p>-0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5" calcext:value-type="percentage">
            <text:p>0,5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5" calcext:value-type="percentage">
            <text:p>0,05%</text:p>
          </table:table-cell>
          <table:table-cell table:formula="of:=([.B464]*[.C464])+([.D464]*[.E464])+([.F464]*[.G464])+([.H464]*[.I464])+([.J464]*[.K464])" office:value-type="percentage" office:value="0" calcext:value-type="percentage">
            <text:p>0,00%</text:p>
          </table:table-cell>
          <table:table-cell table:formula="of:=AVERAGE([.K464];[.I464];[.G464];[.E464];[.C464])" office:value-type="percentage" office:value="0.00184" calcext:value-type="percentage">
            <text:p>0,18%</text:p>
          </table:table-cell>
          <table:table-cell table:formula="of:=[.N463] * (1+[.L464])" office:value-type="currency" office:currency="BRL" office:value="7713.24784325539" calcext:value-type="currency">
            <text:p>R$ 7.713,25</text:p>
          </table:table-cell>
          <table:table-cell table:formula="of:= 5000 * (1+[.M464])" office:value-type="float" office:value="5009.2" calcext:value-type="float">
            <text:p>5009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7/12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6" calcext:value-type="percentage">
            <text:p>-0,7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1" calcext:value-type="percentage">
            <text:p>1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67" calcext:value-type="percentage">
            <text:p>-2,6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3" calcext:value-type="percentage">
            <text:p>0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1" calcext:value-type="percentage">
            <text:p>-0,91%</text:p>
          </table:table-cell>
          <table:table-cell table:formula="of:=([.B465]*[.C465])+([.D465]*[.E465])+([.F465]*[.G465])+([.H465]*[.I465])+([.J465]*[.K465])" office:value-type="percentage" office:value="0" calcext:value-type="percentage">
            <text:p>0,00%</text:p>
          </table:table-cell>
          <table:table-cell table:formula="of:=AVERAGE([.K465];[.I465];[.G465];[.E465];[.C465])" office:value-type="percentage" office:value="-0.0044" calcext:value-type="percentage">
            <text:p>-0,44%</text:p>
          </table:table-cell>
          <table:table-cell table:formula="of:=[.N464] * (1+[.L465])" office:value-type="currency" office:currency="BRL" office:value="7713.24784325539" calcext:value-type="currency">
            <text:p>R$ 7.713,25</text:p>
          </table:table-cell>
          <table:table-cell table:formula="of:= 5000 * (1+[.M465])" office:value-type="float" office:value="4978" calcext:value-type="float">
            <text:p>497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8/12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8" calcext:value-type="percentage">
            <text:p>-3,8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" calcext:value-type="percentage">
            <text:p>-1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2" calcext:value-type="percentage">
            <text:p>1,6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7" calcext:value-type="percentage">
            <text:p>0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3" calcext:value-type="percentage">
            <text:p>0,23%</text:p>
          </table:table-cell>
          <table:table-cell table:formula="of:=([.B466]*[.C466])+([.D466]*[.E466])+([.F466]*[.G466])+([.H466]*[.I466])+([.J466]*[.K466])" office:value-type="percentage" office:value="0" calcext:value-type="percentage">
            <text:p>0,00%</text:p>
          </table:table-cell>
          <table:table-cell table:formula="of:=AVERAGE([.K466];[.I466];[.G466];[.E466];[.C466])" office:value-type="percentage" office:value="-0.00536" calcext:value-type="percentage">
            <text:p>-0,54%</text:p>
          </table:table-cell>
          <table:table-cell table:formula="of:=[.N465] * (1+[.L466])" office:value-type="currency" office:currency="BRL" office:value="7713.24784325539" calcext:value-type="currency">
            <text:p>R$ 7.713,25</text:p>
          </table:table-cell>
          <table:table-cell table:formula="of:= 5000 * (1+[.M466])" office:value-type="float" office:value="4973.2" calcext:value-type="float">
            <text:p>4973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9/12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3" calcext:value-type="percentage">
            <text:p>1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3" calcext:value-type="percentage">
            <text:p>1,4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4" calcext:value-type="percentage">
            <text:p>-1,3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78" calcext:value-type="percentage">
            <text:p>-2,7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table:formula="of:=([.B467]*[.C467])+([.D467]*[.E467])+([.F467]*[.G467])+([.H467]*[.I467])+([.J467]*[.K467])" office:value-type="percentage" office:value="0" calcext:value-type="percentage">
            <text:p>0,00%</text:p>
          </table:table-cell>
          <table:table-cell table:formula="of:=AVERAGE([.K467];[.I467];[.G467];[.E467];[.C467])" office:value-type="percentage" office:value="-0.00312" calcext:value-type="percentage">
            <text:p>-0,31%</text:p>
          </table:table-cell>
          <table:table-cell table:formula="of:=[.N466] * (1+[.L467])" office:value-type="currency" office:currency="BRL" office:value="7713.24784325539" calcext:value-type="currency">
            <text:p>R$ 7.713,25</text:p>
          </table:table-cell>
          <table:table-cell table:formula="of:= 5000 * (1+[.M467])" office:value-type="float" office:value="4984.4" calcext:value-type="float">
            <text:p>4984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/12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44" calcext:value-type="percentage">
            <text:p>-3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9" calcext:value-type="percentage">
            <text:p>-1,6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3" calcext:value-type="percentage">
            <text:p>-0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" calcext:value-type="percentage">
            <text:p>-0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4" calcext:value-type="percentage">
            <text:p>0,64%</text:p>
          </table:table-cell>
          <table:table-cell table:formula="of:=([.B468]*[.C468])+([.D468]*[.E468])+([.F468]*[.G468])+([.H468]*[.I468])+([.J468]*[.K468])" office:value-type="percentage" office:value="0" calcext:value-type="percentage">
            <text:p>0,00%</text:p>
          </table:table-cell>
          <table:table-cell table:formula="of:=AVERAGE([.K468];[.I468];[.G468];[.E468];[.C468])" office:value-type="percentage" office:value="-0.00984" calcext:value-type="percentage">
            <text:p>-0,98%</text:p>
          </table:table-cell>
          <table:table-cell table:formula="of:=[.N467] * (1+[.L468])" office:value-type="currency" office:currency="BRL" office:value="7713.24784325539" calcext:value-type="currency">
            <text:p>R$ 7.713,25</text:p>
          </table:table-cell>
          <table:table-cell table:formula="of:= 5000 * (1+[.M468])" office:value-type="float" office:value="4950.8" calcext:value-type="float">
            <text:p>4950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1/12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9" calcext:value-type="percentage">
            <text:p>0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16" calcext:value-type="percentage">
            <text:p>-3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6" calcext:value-type="percentage">
            <text:p>-0,4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1" calcext:value-type="percentage">
            <text:p>2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2" calcext:value-type="percentage">
            <text:p>0,02%</text:p>
          </table:table-cell>
          <table:table-cell table:formula="of:=([.B469]*[.C469])+([.D469]*[.E469])+([.F469]*[.G469])+([.H469]*[.I469])+([.J469]*[.K469])" office:value-type="percentage" office:value="0" calcext:value-type="percentage">
            <text:p>0,00%</text:p>
          </table:table-cell>
          <table:table-cell table:formula="of:=AVERAGE([.K469];[.I469];[.G469];[.E469];[.C469])" office:value-type="percentage" office:value="-0.0024" calcext:value-type="percentage">
            <text:p>-0,24%</text:p>
          </table:table-cell>
          <table:table-cell table:formula="of:=[.N468] * (1+[.L469])" office:value-type="currency" office:currency="BRL" office:value="7713.24784325539" calcext:value-type="currency">
            <text:p>R$ 7.713,25</text:p>
          </table:table-cell>
          <table:table-cell table:formula="of:= 5000 * (1+[.M469])" office:value-type="float" office:value="4988" calcext:value-type="float">
            <text:p>498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6/12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98" calcext:value-type="percentage">
            <text:p>3,9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1" calcext:value-type="percentage">
            <text:p>0,2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18" calcext:value-type="percentage">
            <text:p>-2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3" calcext:value-type="percentage">
            <text:p>-0,8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6" calcext:value-type="percentage">
            <text:p>0,66%</text:p>
          </table:table-cell>
          <table:table-cell table:formula="of:=([.B470]*[.C470])+([.D470]*[.E470])+([.F470]*[.G470])+([.H470]*[.I470])+([.J470]*[.K470])" office:value-type="percentage" office:value="0" calcext:value-type="percentage">
            <text:p>0,00%</text:p>
          </table:table-cell>
          <table:table-cell table:formula="of:=AVERAGE([.K470];[.I470];[.G470];[.E470];[.C470])" office:value-type="percentage" office:value="0.00368" calcext:value-type="percentage">
            <text:p>0,37%</text:p>
          </table:table-cell>
          <table:table-cell table:formula="of:=[.N469] * (1+[.L470])" office:value-type="currency" office:currency="BRL" office:value="7713.24784325539" calcext:value-type="currency">
            <text:p>R$ 7.713,25</text:p>
          </table:table-cell>
          <table:table-cell table:formula="of:= 5000 * (1+[.M470])" office:value-type="float" office:value="5018.4" calcext:value-type="float">
            <text:p>5018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7/12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5" calcext:value-type="percentage">
            <text:p>-0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8" calcext:value-type="percentage">
            <text:p>-0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9" calcext:value-type="percentage">
            <text:p>1,6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6" calcext:value-type="percentage">
            <text:p>-1,8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7" calcext:value-type="percentage">
            <text:p>1,67%</text:p>
          </table:table-cell>
          <table:table-cell table:formula="of:=([.B471]*[.C471])+([.D471]*[.E471])+([.F471]*[.G471])+([.H471]*[.I471])+([.J471]*[.K471])" office:value-type="percentage" office:value="0" calcext:value-type="percentage">
            <text:p>0,00%</text:p>
          </table:table-cell>
          <table:table-cell table:formula="of:=AVERAGE([.K471];[.I471];[.G471];[.E471];[.C471])" office:value-type="percentage" office:value="0.00234" calcext:value-type="percentage">
            <text:p>0,23%</text:p>
          </table:table-cell>
          <table:table-cell table:formula="of:=[.N470] * (1+[.L471])" office:value-type="currency" office:currency="BRL" office:value="7713.24784325539" calcext:value-type="currency">
            <text:p>R$ 7.713,25</text:p>
          </table:table-cell>
          <table:table-cell table:formula="of:= 5000 * (1+[.M471])" office:value-type="float" office:value="5011.7" calcext:value-type="float">
            <text:p>5011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8/12/18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66" calcext:value-type="percentage">
            <text:p>4,6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7" calcext:value-type="percentage">
            <text:p>2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5" calcext:value-type="percentage">
            <text:p>3,5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03" calcext:value-type="percentage">
            <text:p>3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04" calcext:value-type="percentage">
            <text:p>3,04%</text:p>
          </table:table-cell>
          <table:table-cell table:formula="of:=([.B472]*[.C472])+([.D472]*[.E472])+([.F472]*[.G472])+([.H472]*[.I472])+([.J472]*[.K472])" office:value-type="percentage" office:value="0" calcext:value-type="percentage">
            <text:p>0,00%</text:p>
          </table:table-cell>
          <table:table-cell table:formula="of:=AVERAGE([.K472];[.I472];[.G472];[.E472];[.C472])" office:value-type="percentage" office:value="0.0328" calcext:value-type="percentage">
            <text:p>3,28%</text:p>
          </table:table-cell>
          <table:table-cell table:formula="of:=[.N471] * (1+[.L472])" office:value-type="currency" office:currency="BRL" office:value="7713.24784325539" calcext:value-type="currency">
            <text:p>R$ 7.713,25</text:p>
          </table:table-cell>
          <table:table-cell table:formula="of:= 5000 * (1+[.M472])" office:value-type="float" office:value="5164" calcext:value-type="float">
            <text:p>516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2/0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608" calcext:value-type="percentage">
            <text:p>6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4" calcext:value-type="percentage">
            <text:p>-0,44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427" calcext:value-type="percentage">
            <text:p>4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8" calcext:value-type="percentage">
            <text:p>0,18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454" calcext:value-type="percentage">
            <text:p>4,54%</text:p>
          </table:table-cell>
          <table:table-cell table:formula="of:=([.B473]*[.C473])+([.D473]*[.E473])+([.F473]*[.G473])+([.H473]*[.I473])+([.J473]*[.K473])" office:value-type="percentage" office:value="-0.0881" calcext:value-type="percentage">
            <text:p>-8,81%</text:p>
          </table:table-cell>
          <table:table-cell table:formula="of:=AVERAGE([.K473];[.I473];[.G473];[.E473];[.C473])" office:value-type="percentage" office:value="0.02926" calcext:value-type="percentage">
            <text:p>2,93%</text:p>
          </table:table-cell>
          <table:table-cell table:formula="of:=[.N472] * (1+[.L473])" office:value-type="currency" office:currency="BRL" office:value="7033.71070826459" calcext:value-type="currency">
            <text:p>R$ 7.033,71</text:p>
          </table:table-cell>
          <table:table-cell table:formula="of:= 5000 * (1+[.M473])" office:value-type="float" office:value="5146.3" calcext:value-type="float">
            <text:p>5146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3/01/19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245" calcext:value-type="percentage">
            <text:p>2,4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2" calcext:value-type="percentage">
            <text:p>1,92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165" calcext:value-type="percentage">
            <text:p>1,6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09" calcext:value-type="percentage">
            <text:p>-4,09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041" calcext:value-type="percentage">
            <text:p>0,41%</text:p>
          </table:table-cell>
          <table:table-cell table:formula="of:=([.B474]*[.C474])+([.D474]*[.E474])+([.F474]*[.G474])+([.H474]*[.I474])+([.J474]*[.K474])" office:value-type="percentage" office:value="-0.0451" calcext:value-type="percentage">
            <text:p>-4,51%</text:p>
          </table:table-cell>
          <table:table-cell table:formula="of:=AVERAGE([.K474];[.I474];[.G474];[.E474];[.C474])" office:value-type="percentage" office:value="0.00468" calcext:value-type="percentage">
            <text:p>0,47%</text:p>
          </table:table-cell>
          <table:table-cell table:formula="of:=[.N473] * (1+[.L474])" office:value-type="currency" office:currency="BRL" office:value="6716.49035532186" calcext:value-type="currency">
            <text:p>R$ 6.716,49</text:p>
          </table:table-cell>
          <table:table-cell table:formula="of:= 5000 * (1+[.M474])" office:value-type="float" office:value="5023.4" calcext:value-type="float">
            <text:p>5023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4/0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8" calcext:value-type="percentage">
            <text:p>0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1" calcext:value-type="percentage">
            <text:p>0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8" calcext:value-type="percentage">
            <text:p>-1,68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651" calcext:value-type="percentage">
            <text:p>6,5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table:formula="of:=([.B475]*[.C475])+([.D475]*[.E475])+([.F475]*[.G475])+([.H475]*[.I475])+([.J475]*[.K475])" office:value-type="percentage" office:value="0.0651" calcext:value-type="percentage">
            <text:p>6,51%</text:p>
          </table:table-cell>
          <table:table-cell table:formula="of:=AVERAGE([.K475];[.I475];[.G475];[.E475];[.C475])" office:value-type="percentage" office:value="0.01044" calcext:value-type="percentage">
            <text:p>1,04%</text:p>
          </table:table-cell>
          <table:table-cell table:formula="of:=[.N474] * (1+[.L475])" office:value-type="currency" office:currency="BRL" office:value="7153.73387745331" calcext:value-type="currency">
            <text:p>R$ 7.153,73</text:p>
          </table:table-cell>
          <table:table-cell table:formula="of:= 5000 * (1+[.M475])" office:value-type="float" office:value="5052.2" calcext:value-type="float">
            <text:p>5052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7/0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8" calcext:value-type="percentage">
            <text:p>1,5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9" calcext:value-type="percentage">
            <text:p>2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9" calcext:value-type="percentage">
            <text:p>0,19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054" calcext:value-type="percentage">
            <text:p>-0,5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6" calcext:value-type="percentage">
            <text:p>-0,66%</text:p>
          </table:table-cell>
          <table:table-cell table:formula="of:=([.B476]*[.C476])+([.D476]*[.E476])+([.F476]*[.G476])+([.H476]*[.I476])+([.J476]*[.K476])" office:value-type="percentage" office:value="0.0054" calcext:value-type="percentage">
            <text:p>0,54%</text:p>
          </table:table-cell>
          <table:table-cell table:formula="of:=AVERAGE([.K476];[.I476];[.G476];[.E476];[.C476])" office:value-type="percentage" office:value="0.00592" calcext:value-type="percentage">
            <text:p>0,59%</text:p>
          </table:table-cell>
          <table:table-cell table:formula="of:=[.N475] * (1+[.L476])" office:value-type="currency" office:currency="BRL" office:value="7192.36404039156" calcext:value-type="currency">
            <text:p>R$ 7.192,36</text:p>
          </table:table-cell>
          <table:table-cell table:formula="of:= 5000 * (1+[.M476])" office:value-type="float" office:value="5029.6" calcext:value-type="float">
            <text:p>5029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8/0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" calcext:value-type="percentage">
            <text:p>-0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3" calcext:value-type="percentage">
            <text:p>-0,9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7" calcext:value-type="percentage">
            <text:p>1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6" calcext:value-type="percentage">
            <text:p>0,9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3" calcext:value-type="percentage">
            <text:p>-1,13%</text:p>
          </table:table-cell>
          <table:table-cell table:formula="of:=([.B477]*[.C477])+([.D477]*[.E477])+([.F477]*[.G477])+([.H477]*[.I477])+([.J477]*[.K477])" office:value-type="percentage" office:value="0" calcext:value-type="percentage">
            <text:p>0,00%</text:p>
          </table:table-cell>
          <table:table-cell table:formula="of:=AVERAGE([.K477];[.I477];[.G477];[.E477];[.C477])" office:value-type="percentage" office:value="-0.00086" calcext:value-type="percentage">
            <text:p>-0,09%</text:p>
          </table:table-cell>
          <table:table-cell table:formula="of:=[.N476] * (1+[.L477])" office:value-type="currency" office:currency="BRL" office:value="7192.36404039156" calcext:value-type="currency">
            <text:p>R$ 7.192,36</text:p>
          </table:table-cell>
          <table:table-cell table:formula="of:= 5000 * (1+[.M477])" office:value-type="float" office:value="4995.7" calcext:value-type="float">
            <text:p>4995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9/0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08" calcext:value-type="percentage">
            <text:p>2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7" calcext:value-type="percentage">
            <text:p>-1,0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2" calcext:value-type="percentage">
            <text:p>1,5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44" calcext:value-type="percentage">
            <text:p>2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7" calcext:value-type="percentage">
            <text:p>-0,27%</text:p>
          </table:table-cell>
          <table:table-cell table:formula="of:=([.B478]*[.C478])+([.D478]*[.E478])+([.F478]*[.G478])+([.H478]*[.I478])+([.J478]*[.K478])" office:value-type="percentage" office:value="0" calcext:value-type="percentage">
            <text:p>0,00%</text:p>
          </table:table-cell>
          <table:table-cell table:formula="of:=AVERAGE([.K478];[.I478];[.G478];[.E478];[.C478])" office:value-type="percentage" office:value="0.0094" calcext:value-type="percentage">
            <text:p>0,94%</text:p>
          </table:table-cell>
          <table:table-cell table:formula="of:=[.N477] * (1+[.L478])" office:value-type="currency" office:currency="BRL" office:value="7192.36404039156" calcext:value-type="currency">
            <text:p>R$ 7.192,36</text:p>
          </table:table-cell>
          <table:table-cell table:formula="of:= 5000 * (1+[.M478])"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0/0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6" calcext:value-type="percentage">
            <text:p>-0,8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8" calcext:value-type="percentage">
            <text:p>-1,6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8" calcext:value-type="percentage">
            <text:p>-0,6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" calcext:value-type="percentage">
            <text:p>-1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6" calcext:value-type="percentage">
            <text:p>1,46%</text:p>
          </table:table-cell>
          <table:table-cell table:formula="of:=([.B479]*[.C479])+([.D479]*[.E479])+([.F479]*[.G479])+([.H479]*[.I479])+([.J479]*[.K479])" office:value-type="percentage" office:value="0" calcext:value-type="percentage">
            <text:p>0,00%</text:p>
          </table:table-cell>
          <table:table-cell table:formula="of:=AVERAGE([.K479];[.I479];[.G479];[.E479];[.C479])" office:value-type="percentage" office:value="-0.00572" calcext:value-type="percentage">
            <text:p>-0,57%</text:p>
          </table:table-cell>
          <table:table-cell table:formula="of:=[.N478] * (1+[.L479])" office:value-type="currency" office:currency="BRL" office:value="7192.36404039156" calcext:value-type="currency">
            <text:p>R$ 7.192,36</text:p>
          </table:table-cell>
          <table:table-cell table:formula="of:= 5000 * (1+[.M479])" office:value-type="float" office:value="4971.4" calcext:value-type="float">
            <text:p>4971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1/0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7" calcext:value-type="percentage">
            <text:p>-1,0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3" calcext:value-type="percentage">
            <text:p>1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1" calcext:value-type="percentage">
            <text:p>-0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6" calcext:value-type="percentage">
            <text:p>-1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1" calcext:value-type="percentage">
            <text:p>0,41%</text:p>
          </table:table-cell>
          <table:table-cell table:formula="of:=([.B480]*[.C480])+([.D480]*[.E480])+([.F480]*[.G480])+([.H480]*[.I480])+([.J480]*[.K480])" office:value-type="percentage" office:value="0" calcext:value-type="percentage">
            <text:p>0,00%</text:p>
          </table:table-cell>
          <table:table-cell table:formula="of:=AVERAGE([.K480];[.I480];[.G480];[.E480];[.C480])" office:value-type="percentage" office:value="-0.0018" calcext:value-type="percentage">
            <text:p>-0,18%</text:p>
          </table:table-cell>
          <table:table-cell table:formula="of:=[.N479] * (1+[.L480])" office:value-type="currency" office:currency="BRL" office:value="7192.36404039156" calcext:value-type="currency">
            <text:p>R$ 7.192,36</text:p>
          </table:table-cell>
          <table:table-cell table:formula="of:= 5000 * (1+[.M480])" office:value-type="float" office:value="4991" calcext:value-type="float">
            <text:p>499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4/0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6" calcext:value-type="percentage">
            <text:p>-0,5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6" calcext:value-type="percentage">
            <text:p>0,9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4" calcext:value-type="percentage">
            <text:p>0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2" calcext:value-type="percentage">
            <text:p>0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2" calcext:value-type="percentage">
            <text:p>2,32%</text:p>
          </table:table-cell>
          <table:table-cell table:formula="of:=([.B481]*[.C481])+([.D481]*[.E481])+([.F481]*[.G481])+([.H481]*[.I481])+([.J481]*[.K481])" office:value-type="percentage" office:value="0" calcext:value-type="percentage">
            <text:p>0,00%</text:p>
          </table:table-cell>
          <table:table-cell table:formula="of:=AVERAGE([.K481];[.I481];[.G481];[.E481];[.C481])" office:value-type="percentage" office:value="0.00776" calcext:value-type="percentage">
            <text:p>0,78%</text:p>
          </table:table-cell>
          <table:table-cell table:formula="of:=[.N480] * (1+[.L481])" office:value-type="currency" office:currency="BRL" office:value="7192.36404039156" calcext:value-type="currency">
            <text:p>R$ 7.192,36</text:p>
          </table:table-cell>
          <table:table-cell table:formula="of:= 5000 * (1+[.M481])" office:value-type="float" office:value="5038.8" calcext:value-type="float">
            <text:p>5038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5/0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8" calcext:value-type="percentage">
            <text:p>-0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5" calcext:value-type="percentage">
            <text:p>-0,8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6" calcext:value-type="percentage">
            <text:p>-1,5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8" calcext:value-type="percentage">
            <text:p>-0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6" calcext:value-type="percentage">
            <text:p>-1,16%</text:p>
          </table:table-cell>
          <table:table-cell table:formula="of:=([.B482]*[.C482])+([.D482]*[.E482])+([.F482]*[.G482])+([.H482]*[.I482])+([.J482]*[.K482])" office:value-type="percentage" office:value="-0" calcext:value-type="percentage">
            <text:p>0,00%</text:p>
          </table:table-cell>
          <table:table-cell table:formula="of:=AVERAGE([.K482];[.I482];[.G482];[.E482];[.C482])" office:value-type="percentage" office:value="-0.00826" calcext:value-type="percentage">
            <text:p>-0,83%</text:p>
          </table:table-cell>
          <table:table-cell table:formula="of:=[.N481] * (1+[.L482])" office:value-type="currency" office:currency="BRL" office:value="7192.36404039156" calcext:value-type="currency">
            <text:p>R$ 7.192,36</text:p>
          </table:table-cell>
          <table:table-cell table:formula="of:= 5000 * (1+[.M482])" office:value-type="float" office:value="4958.7" calcext:value-type="float">
            <text:p>4958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6/0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4" calcext:value-type="percentage">
            <text:p>-0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5" calcext:value-type="percentage">
            <text:p>0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9" calcext:value-type="percentage">
            <text:p>-0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7" calcext:value-type="percentage">
            <text:p>0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5" calcext:value-type="percentage">
            <text:p>-0,95%</text:p>
          </table:table-cell>
          <table:table-cell table:formula="of:=([.B483]*[.C483])+([.D483]*[.E483])+([.F483]*[.G483])+([.H483]*[.I483])+([.J483]*[.K483])" office:value-type="percentage" office:value="0" calcext:value-type="percentage">
            <text:p>0,00%</text:p>
          </table:table-cell>
          <table:table-cell table:formula="of:=AVERAGE([.K483];[.I483];[.G483];[.E483];[.C483])" office:value-type="percentage" office:value="-0.00112" calcext:value-type="percentage">
            <text:p>-0,11%</text:p>
          </table:table-cell>
          <table:table-cell table:formula="of:=[.N482] * (1+[.L483])" office:value-type="currency" office:currency="BRL" office:value="7192.36404039156" calcext:value-type="currency">
            <text:p>R$ 7.192,36</text:p>
          </table:table-cell>
          <table:table-cell table:formula="of:= 5000 * (1+[.M483])" office:value-type="float" office:value="4994.4" calcext:value-type="float">
            <text:p>4994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7/0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7" calcext:value-type="percentage">
            <text:p>1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5" calcext:value-type="percentage">
            <text:p>-0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" calcext:value-type="percentage">
            <text:p>3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7" calcext:value-type="percentage">
            <text:p>0,37%</text:p>
          </table:table-cell>
          <table:table-cell table:formula="of:=([.B484]*[.C484])+([.D484]*[.E484])+([.F484]*[.G484])+([.H484]*[.I484])+([.J484]*[.K484])" office:value-type="percentage" office:value="0" calcext:value-type="percentage">
            <text:p>0,00%</text:p>
          </table:table-cell>
          <table:table-cell table:formula="of:=AVERAGE([.K484];[.I484];[.G484];[.E484];[.C484])" office:value-type="percentage" office:value="0.00878" calcext:value-type="percentage">
            <text:p>0,88%</text:p>
          </table:table-cell>
          <table:table-cell table:formula="of:=[.N483] * (1+[.L484])" office:value-type="currency" office:currency="BRL" office:value="7192.36404039156" calcext:value-type="currency">
            <text:p>R$ 7.192,36</text:p>
          </table:table-cell>
          <table:table-cell table:formula="of:= 5000 * (1+[.M484])" office:value-type="float" office:value="5043.9" calcext:value-type="float">
            <text:p>5043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8/0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5" calcext:value-type="percentage">
            <text:p>0,9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5" calcext:value-type="percentage">
            <text:p>1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9" calcext:value-type="percentage">
            <text:p>1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8" calcext:value-type="percentage">
            <text:p>0,9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4" calcext:value-type="percentage">
            <text:p>-0,84%</text:p>
          </table:table-cell>
          <table:table-cell table:formula="of:=([.B485]*[.C485])+([.D485]*[.E485])+([.F485]*[.G485])+([.H485]*[.I485])+([.J485]*[.K485])" office:value-type="percentage" office:value="0" calcext:value-type="percentage">
            <text:p>0,00%</text:p>
          </table:table-cell>
          <table:table-cell table:formula="of:=AVERAGE([.K485];[.I485];[.G485];[.E485];[.C485])" office:value-type="percentage" office:value="0.00686" calcext:value-type="percentage">
            <text:p>0,69%</text:p>
          </table:table-cell>
          <table:table-cell table:formula="of:=[.N484] * (1+[.L485])" office:value-type="currency" office:currency="BRL" office:value="7192.36404039156" calcext:value-type="currency">
            <text:p>R$ 7.192,36</text:p>
          </table:table-cell>
          <table:table-cell table:formula="of:= 5000 * (1+[.M485])" office:value-type="float" office:value="5034.3" calcext:value-type="float">
            <text:p>5034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1/0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1" calcext:value-type="percentage">
            <text:p>0,5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5" calcext:value-type="percentage">
            <text:p>-1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2" calcext:value-type="percentage">
            <text:p>-0,8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5" calcext:value-type="percentage">
            <text:p>0,9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4" calcext:value-type="percentage">
            <text:p>-0,54%</text:p>
          </table:table-cell>
          <table:table-cell table:formula="of:=([.B486]*[.C486])+([.D486]*[.E486])+([.F486]*[.G486])+([.H486]*[.I486])+([.J486]*[.K486])" office:value-type="percentage" office:value="0" calcext:value-type="percentage">
            <text:p>0,00%</text:p>
          </table:table-cell>
          <table:table-cell table:formula="of:=AVERAGE([.K486];[.I486];[.G486];[.E486];[.C486])" office:value-type="percentage" office:value="-0.0021" calcext:value-type="percentage">
            <text:p>-0,21%</text:p>
          </table:table-cell>
          <table:table-cell table:formula="of:=[.N485] * (1+[.L486])" office:value-type="currency" office:currency="BRL" office:value="7192.36404039156" calcext:value-type="currency">
            <text:p>R$ 7.192,36</text:p>
          </table:table-cell>
          <table:table-cell table:formula="of:= 5000 * (1+[.M486])" office:value-type="float" office:value="4989.5" calcext:value-type="float">
            <text:p>4989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2/0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7" calcext:value-type="percentage">
            <text:p>-1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4" calcext:value-type="percentage">
            <text:p>0,6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6" calcext:value-type="percentage">
            <text:p>-0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6" calcext:value-type="percentage">
            <text:p>-0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9" calcext:value-type="percentage">
            <text:p>-0,19%</text:p>
          </table:table-cell>
          <table:table-cell table:formula="of:=([.B487]*[.C487])+([.D487]*[.E487])+([.F487]*[.G487])+([.H487]*[.I487])+([.J487]*[.K487])" office:value-type="percentage" office:value="0" calcext:value-type="percentage">
            <text:p>0,00%</text:p>
          </table:table-cell>
          <table:table-cell table:formula="of:=AVERAGE([.K487];[.I487];[.G487];[.E487];[.C487])" office:value-type="percentage" office:value="-0.00328" calcext:value-type="percentage">
            <text:p>-0,33%</text:p>
          </table:table-cell>
          <table:table-cell table:formula="of:=[.N486] * (1+[.L487])" office:value-type="currency" office:currency="BRL" office:value="7192.36404039156" calcext:value-type="currency">
            <text:p>R$ 7.192,36</text:p>
          </table:table-cell>
          <table:table-cell table:formula="of:= 5000 * (1+[.M487])" office:value-type="float" office:value="4983.6" calcext:value-type="float">
            <text:p>4983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3/0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9" calcext:value-type="percentage">
            <text:p>1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1" calcext:value-type="percentage">
            <text:p>-0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7" calcext:value-type="percentage">
            <text:p>0,6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3" calcext:value-type="percentage">
            <text:p>1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07" calcext:value-type="percentage">
            <text:p>2,07%</text:p>
          </table:table-cell>
          <table:table-cell table:formula="of:=([.B488]*[.C488])+([.D488]*[.E488])+([.F488]*[.G488])+([.H488]*[.I488])+([.J488]*[.K488])" office:value-type="percentage" office:value="0" calcext:value-type="percentage">
            <text:p>0,00%</text:p>
          </table:table-cell>
          <table:table-cell table:formula="of:=AVERAGE([.K488];[.I488];[.G488];[.E488];[.C488])" office:value-type="percentage" office:value="0.0087" calcext:value-type="percentage">
            <text:p>0,87%</text:p>
          </table:table-cell>
          <table:table-cell table:formula="of:=[.N487] * (1+[.L488])" office:value-type="currency" office:currency="BRL" office:value="7192.36404039156" calcext:value-type="currency">
            <text:p>R$ 7.192,36</text:p>
          </table:table-cell>
          <table:table-cell table:formula="of:= 5000 * (1+[.M488])" office:value-type="float" office:value="5043.5" calcext:value-type="float">
            <text:p>5043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4/0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3" calcext:value-type="percentage">
            <text:p>0,43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-0.004" calcext:value-type="percentage">
            <text:p>-0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3" calcext:value-type="percentage">
            <text:p>-0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" calcext:value-type="percentage">
            <text:p>0,9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1" calcext:value-type="percentage">
            <text:p>-0,51%</text:p>
          </table:table-cell>
          <table:table-cell table:formula="of:=([.B489]*[.C489])+([.D489]*[.E489])+([.F489]*[.G489])+([.H489]*[.I489])+([.J489]*[.K489])" office:value-type="percentage" office:value="-0.004" calcext:value-type="percentage">
            <text:p>-0,40%</text:p>
          </table:table-cell>
          <table:table-cell table:formula="of:=AVERAGE([.K489];[.I489];[.G489];[.E489];[.C489])" office:value-type="percentage" office:value="0.00058" calcext:value-type="percentage">
            <text:p>0,06%</text:p>
          </table:table-cell>
          <table:table-cell table:formula="of:=[.N488] * (1+[.L489])" office:value-type="currency" office:currency="BRL" office:value="7163.59458422999" calcext:value-type="currency">
            <text:p>R$ 7.163,59</text:p>
          </table:table-cell>
          <table:table-cell table:formula="of:= 5000 * (1+[.M489])" office:value-type="float" office:value="5002.9" calcext:value-type="float">
            <text:p>5002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8/0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01" calcext:value-type="percentage">
            <text:p>-3,0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" calcext:value-type="percentage">
            <text:p>0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9" calcext:value-type="percentage">
            <text:p>1,7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2452" calcext:value-type="percentage">
            <text:p>-24,5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9" calcext:value-type="percentage">
            <text:p>-1,29%</text:p>
          </table:table-cell>
          <table:table-cell table:formula="of:=([.B490]*[.C490])+([.D490]*[.E490])+([.F490]*[.G490])+([.H490]*[.I490])+([.J490]*[.K490])" office:value-type="percentage" office:value="0" calcext:value-type="percentage">
            <text:p>0,00%</text:p>
          </table:table-cell>
          <table:table-cell table:formula="of:=AVERAGE([.K490];[.I490];[.G490];[.E490];[.C490])" office:value-type="percentage" office:value="-0.05266" calcext:value-type="percentage">
            <text:p>-5,27%</text:p>
          </table:table-cell>
          <table:table-cell table:formula="of:=[.N489] * (1+[.L490])" office:value-type="currency" office:currency="BRL" office:value="7163.59458422999" calcext:value-type="currency">
            <text:p>R$ 7.163,59</text:p>
          </table:table-cell>
          <table:table-cell table:formula="of:= 5000 * (1+[.M490])" office:value-type="float" office:value="4736.7" calcext:value-type="float">
            <text:p>4736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9/0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42" calcext:value-type="percentage">
            <text:p>2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3" calcext:value-type="percentage">
            <text:p>-1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3" calcext:value-type="percentage">
            <text:p>-0,73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085" calcext:value-type="percentage">
            <text:p>0,8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33" calcext:value-type="percentage">
            <text:p>3,33%</text:p>
          </table:table-cell>
          <table:table-cell table:formula="of:=([.B491]*[.C491])+([.D491]*[.E491])+([.F491]*[.G491])+([.H491]*[.I491])+([.J491]*[.K491])" office:value-type="percentage" office:value="0.0085" calcext:value-type="percentage">
            <text:p>0,85%</text:p>
          </table:table-cell>
          <table:table-cell table:formula="of:=AVERAGE([.K491];[.I491];[.G491];[.E491];[.C491])" office:value-type="percentage" office:value="0.00948" calcext:value-type="percentage">
            <text:p>0,95%</text:p>
          </table:table-cell>
          <table:table-cell table:formula="of:=[.N490] * (1+[.L491])" office:value-type="currency" office:currency="BRL" office:value="7224.48513819595" calcext:value-type="currency">
            <text:p>R$ 7.224,49</text:p>
          </table:table-cell>
          <table:table-cell table:formula="of:= 5000 * (1+[.M491])" office:value-type="float" office:value="5047.4" calcext:value-type="float">
            <text:p>5047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0/0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9" calcext:value-type="percentage">
            <text:p>0,9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1" calcext:value-type="percentage">
            <text:p>0,3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3" calcext:value-type="percentage">
            <text:p>0,6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903" calcext:value-type="percentage">
            <text:p>9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" calcext:value-type="percentage">
            <text:p>1,30%</text:p>
          </table:table-cell>
          <table:table-cell table:formula="of:=([.B492]*[.C492])+([.D492]*[.E492])+([.F492]*[.G492])+([.H492]*[.I492])+([.J492]*[.K492])" office:value-type="percentage" office:value="0" calcext:value-type="percentage">
            <text:p>0,00%</text:p>
          </table:table-cell>
          <table:table-cell table:formula="of:=AVERAGE([.K492];[.I492];[.G492];[.E492];[.C492])" office:value-type="percentage" office:value="0.02452" calcext:value-type="percentage">
            <text:p>2,45%</text:p>
          </table:table-cell>
          <table:table-cell table:formula="of:=[.N491] * (1+[.L492])" office:value-type="currency" office:currency="BRL" office:value="7224.48513819595" calcext:value-type="currency">
            <text:p>R$ 7.224,49</text:p>
          </table:table-cell>
          <table:table-cell table:formula="of:= 5000 * (1+[.M492])" office:value-type="float" office:value="5122.6" calcext:value-type="float">
            <text:p>5122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1/0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6" calcext:value-type="percentage">
            <text:p>-0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9" calcext:value-type="percentage">
            <text:p>0,8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3" calcext:value-type="percentage">
            <text:p>1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6" calcext:value-type="percentage">
            <text:p>-2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53" calcext:value-type="percentage">
            <text:p>2,53%</text:p>
          </table:table-cell>
          <table:table-cell table:formula="of:=([.B493]*[.C493])+([.D493]*[.E493])+([.F493]*[.G493])+([.H493]*[.I493])+([.J493]*[.K493])" office:value-type="percentage" office:value="0" calcext:value-type="percentage">
            <text:p>0,00%</text:p>
          </table:table-cell>
          <table:table-cell table:formula="of:=AVERAGE([.K493];[.I493];[.G493];[.E493];[.C493])" office:value-type="percentage" office:value="0.00526" calcext:value-type="percentage">
            <text:p>0,53%</text:p>
          </table:table-cell>
          <table:table-cell table:formula="of:=[.N492] * (1+[.L493])" office:value-type="currency" office:currency="BRL" office:value="7224.48513819595" calcext:value-type="currency">
            <text:p>R$ 7.224,49</text:p>
          </table:table-cell>
          <table:table-cell table:formula="of:= 5000 * (1+[.M493])" office:value-type="float" office:value="5026.3" calcext:value-type="float">
            <text:p>5026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1/0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6" calcext:value-type="percentage">
            <text:p>0,8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844" calcext:value-type="percentage">
            <text:p>-8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2" calcext:value-type="percentage">
            <text:p>0,1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5" calcext:value-type="percentage">
            <text:p>1,6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8" calcext:value-type="percentage">
            <text:p>0,48%</text:p>
          </table:table-cell>
          <table:table-cell table:formula="of:=([.B494]*[.C494])+([.D494]*[.E494])+([.F494]*[.G494])+([.H494]*[.I494])+([.J494]*[.K494])" office:value-type="percentage" office:value="0" calcext:value-type="percentage">
            <text:p>0,00%</text:p>
          </table:table-cell>
          <table:table-cell table:formula="of:=AVERAGE([.K494];[.I494];[.G494];[.E494];[.C494])" office:value-type="percentage" office:value="-0.01066" calcext:value-type="percentage">
            <text:p>-1,07%</text:p>
          </table:table-cell>
          <table:table-cell table:formula="of:=[.N493] * (1+[.L494])" office:value-type="currency" office:currency="BRL" office:value="7224.48513819595" calcext:value-type="currency">
            <text:p>R$ 7.224,49</text:p>
          </table:table-cell>
          <table:table-cell table:formula="of:= 5000 * (1+[.M494])" office:value-type="float" office:value="4946.7" calcext:value-type="float">
            <text:p>4946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4/0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9" calcext:value-type="percentage">
            <text:p>0,8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8" calcext:value-type="percentage">
            <text:p>-0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7" calcext:value-type="percentage">
            <text:p>2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39" calcext:value-type="percentage">
            <text:p>-3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" calcext:value-type="percentage">
            <text:p>1,90%</text:p>
          </table:table-cell>
          <table:table-cell table:formula="of:=([.B495]*[.C495])+([.D495]*[.E495])+([.F495]*[.G495])+([.H495]*[.I495])+([.J495]*[.K495])" office:value-type="percentage" office:value="0" calcext:value-type="percentage">
            <text:p>0,00%</text:p>
          </table:table-cell>
          <table:table-cell table:formula="of:=AVERAGE([.K495];[.I495];[.G495];[.E495];[.C495])" office:value-type="percentage" office:value="0.00238" calcext:value-type="percentage">
            <text:p>0,24%</text:p>
          </table:table-cell>
          <table:table-cell table:formula="of:=[.N494] * (1+[.L495])" office:value-type="currency" office:currency="BRL" office:value="7224.48513819595" calcext:value-type="currency">
            <text:p>R$ 7.224,49</text:p>
          </table:table-cell>
          <table:table-cell table:formula="of:= 5000 * (1+[.M495])" office:value-type="float" office:value="5011.9" calcext:value-type="float">
            <text:p>5011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5/0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8" calcext:value-type="percentage">
            <text:p>0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6" calcext:value-type="percentage">
            <text:p>1,9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26" calcext:value-type="percentage">
            <text:p>-4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9" calcext:value-type="percentage">
            <text:p>-0,0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92" calcext:value-type="percentage">
            <text:p>2,92%</text:p>
          </table:table-cell>
          <table:table-cell table:formula="of:=([.B496]*[.C496])+([.D496]*[.E496])+([.F496]*[.G496])+([.H496]*[.I496])+([.J496]*[.K496])" office:value-type="percentage" office:value="0" calcext:value-type="percentage">
            <text:p>0,00%</text:p>
          </table:table-cell>
          <table:table-cell table:formula="of:=AVERAGE([.K496];[.I496];[.G496];[.E496];[.C496])" office:value-type="percentage" office:value="0.00122" calcext:value-type="percentage">
            <text:p>0,12%</text:p>
          </table:table-cell>
          <table:table-cell table:formula="of:=[.N495] * (1+[.L496])" office:value-type="currency" office:currency="BRL" office:value="7224.48513819595" calcext:value-type="currency">
            <text:p>R$ 7.224,49</text:p>
          </table:table-cell>
          <table:table-cell table:formula="of:= 5000 * (1+[.M496])" office:value-type="float" office:value="5006.1" calcext:value-type="float">
            <text:p>5006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6/0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15" calcext:value-type="percentage">
            <text:p>-2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9" calcext:value-type="percentage">
            <text:p>1,29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-0.0421" calcext:value-type="percentage">
            <text:p>-4,2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88" calcext:value-type="percentage">
            <text:p>-4,8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609" calcext:value-type="percentage">
            <text:p>-6,09%</text:p>
          </table:table-cell>
          <table:table-cell table:formula="of:=([.B497]*[.C497])+([.D497]*[.E497])+([.F497]*[.G497])+([.H497]*[.I497])+([.J497]*[.K497])" office:value-type="percentage" office:value="-0.0421" calcext:value-type="percentage">
            <text:p>-4,21%</text:p>
          </table:table-cell>
          <table:table-cell table:formula="of:=AVERAGE([.K497];[.I497];[.G497];[.E497];[.C497])" office:value-type="percentage" office:value="-0.03208" calcext:value-type="percentage">
            <text:p>-3,21%</text:p>
          </table:table-cell>
          <table:table-cell table:formula="of:=[.N496] * (1+[.L497])" office:value-type="currency" office:currency="BRL" office:value="6920.3343138779" calcext:value-type="currency">
            <text:p>R$ 6.920,33</text:p>
          </table:table-cell>
          <table:table-cell table:formula="of:= 5000 * (1+[.M497])" office:value-type="float" office:value="4839.6" calcext:value-type="float">
            <text:p>4839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7/0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7" calcext:value-type="percentage">
            <text:p>-1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866" calcext:value-type="percentage">
            <text:p>-8,66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036" calcext:value-type="percentage">
            <text:p>0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05" calcext:value-type="percentage">
            <text:p>-2,05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066" calcext:value-type="percentage">
            <text:p>0,66%</text:p>
          </table:table-cell>
          <table:table-cell table:formula="of:=([.B498]*[.C498])+([.D498]*[.E498])+([.F498]*[.G498])+([.H498]*[.I498])+([.J498]*[.K498])" office:value-type="percentage" office:value="0.0102" calcext:value-type="percentage">
            <text:p>1,02%</text:p>
          </table:table-cell>
          <table:table-cell table:formula="of:=AVERAGE([.K498];[.I498];[.G498];[.E498];[.C498])" office:value-type="percentage" office:value="-0.02252" calcext:value-type="percentage">
            <text:p>-2,25%</text:p>
          </table:table-cell>
          <table:table-cell table:formula="of:=[.N497] * (1+[.L498])" office:value-type="currency" office:currency="BRL" office:value="6990.92172387945" calcext:value-type="currency">
            <text:p>R$ 6.990,92</text:p>
          </table:table-cell>
          <table:table-cell table:formula="of:= 5000 * (1+[.M498])" office:value-type="float" office:value="4887.4" calcext:value-type="float">
            <text:p>4887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8/0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6" calcext:value-type="percentage">
            <text:p>0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1" calcext:value-type="percentage">
            <text:p>-0,7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4" calcext:value-type="percentage">
            <text:p>2,1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77" calcext:value-type="percentage">
            <text:p>3,7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4" calcext:value-type="percentage">
            <text:p>0,14%</text:p>
          </table:table-cell>
          <table:table-cell table:formula="of:=([.B499]*[.C499])+([.D499]*[.E499])+([.F499]*[.G499])+([.H499]*[.I499])+([.J499]*[.K499])" office:value-type="percentage" office:value="0" calcext:value-type="percentage">
            <text:p>0,00%</text:p>
          </table:table-cell>
          <table:table-cell table:formula="of:=AVERAGE([.K499];[.I499];[.G499];[.E499];[.C499])" office:value-type="percentage" office:value="0.011" calcext:value-type="percentage">
            <text:p>1,10%</text:p>
          </table:table-cell>
          <table:table-cell table:formula="of:=[.N498] * (1+[.L499])" office:value-type="currency" office:currency="BRL" office:value="6990.92172387945" calcext:value-type="currency">
            <text:p>R$ 6.990,92</text:p>
          </table:table-cell>
          <table:table-cell table:formula="of:= 5000 * (1+[.M499])" office:value-type="float" office:value="5055" calcext:value-type="float">
            <text:p>50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1/0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5" calcext:value-type="percentage">
            <text:p>-1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65" calcext:value-type="percentage">
            <text:p>4,6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3" calcext:value-type="percentage">
            <text:p>-1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64" calcext:value-type="percentage">
            <text:p>-2,6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96" calcext:value-type="percentage">
            <text:p>-2,96%</text:p>
          </table:table-cell>
          <table:table-cell table:formula="of:=([.B500]*[.C500])+([.D500]*[.E500])+([.F500]*[.G500])+([.H500]*[.I500])+([.J500]*[.K500])" office:value-type="percentage" office:value="0" calcext:value-type="percentage">
            <text:p>0,00%</text:p>
          </table:table-cell>
          <table:table-cell table:formula="of:=AVERAGE([.K500];[.I500];[.G500];[.E500];[.C500])" office:value-type="percentage" office:value="-0.00646" calcext:value-type="percentage">
            <text:p>-0,65%</text:p>
          </table:table-cell>
          <table:table-cell table:formula="of:=[.N499] * (1+[.L500])" office:value-type="currency" office:currency="BRL" office:value="6990.92172387945" calcext:value-type="currency">
            <text:p>R$ 6.990,92</text:p>
          </table:table-cell>
          <table:table-cell table:formula="of:= 5000 * (1+[.M500])" office:value-type="float" office:value="4967.7" calcext:value-type="float">
            <text:p>4967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2/0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54" calcext:value-type="percentage">
            <text:p>3,5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7" calcext:value-type="percentage">
            <text:p>-0,8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9" calcext:value-type="percentage">
            <text:p>2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43" calcext:value-type="percentage">
            <text:p>5,4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616" calcext:value-type="percentage">
            <text:p>6,16%</text:p>
          </table:table-cell>
          <table:table-cell table:formula="of:=([.B501]*[.C501])+([.D501]*[.E501])+([.F501]*[.G501])+([.H501]*[.I501])+([.J501]*[.K501])" office:value-type="percentage" office:value="0" calcext:value-type="percentage">
            <text:p>0,00%</text:p>
          </table:table-cell>
          <table:table-cell table:formula="of:=AVERAGE([.K501];[.I501];[.G501];[.E501];[.C501])" office:value-type="percentage" office:value="0.0333" calcext:value-type="percentage">
            <text:p>3,33%</text:p>
          </table:table-cell>
          <table:table-cell table:formula="of:=[.N500] * (1+[.L501])" office:value-type="currency" office:currency="BRL" office:value="6990.92172387945" calcext:value-type="currency">
            <text:p>R$ 6.990,92</text:p>
          </table:table-cell>
          <table:table-cell table:formula="of:= 5000 * (1+[.M501])" office:value-type="float" office:value="5166.5" calcext:value-type="float">
            <text:p>5166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3/02/19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128" calcext:value-type="percentage">
            <text:p>1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1" calcext:value-type="percentage">
            <text:p>1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28" calcext:value-type="percentage">
            <text:p>-2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69" calcext:value-type="percentage">
            <text:p>2,69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227" calcext:value-type="percentage">
            <text:p>-2,27%</text:p>
          </table:table-cell>
          <table:table-cell table:formula="of:=([.B502]*[.C502])+([.D502]*[.E502])+([.F502]*[.G502])+([.H502]*[.I502])+([.J502]*[.K502])" office:value-type="percentage" office:value="0.0099" calcext:value-type="percentage">
            <text:p>0,99%</text:p>
          </table:table-cell>
          <table:table-cell table:formula="of:=AVERAGE([.K502];[.I502];[.G502];[.E502];[.C502])" office:value-type="percentage" office:value="0.00206" calcext:value-type="percentage">
            <text:p>0,21%</text:p>
          </table:table-cell>
          <table:table-cell table:formula="of:=[.N501] * (1+[.L502])" office:value-type="currency" office:currency="BRL" office:value="7060.13184894586" calcext:value-type="currency">
            <text:p>R$ 7.060,13</text:p>
          </table:table-cell>
          <table:table-cell table:formula="of:= 5000 * (1+[.M502])" office:value-type="float" office:value="5010.3" calcext:value-type="float">
            <text:p>5010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4/0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45" calcext:value-type="percentage">
            <text:p>3,4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4" calcext:value-type="percentage">
            <text:p>0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66" calcext:value-type="percentage">
            <text:p>2,6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7" calcext:value-type="percentage">
            <text:p>0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11" calcext:value-type="percentage">
            <text:p>5,11%</text:p>
          </table:table-cell>
          <table:table-cell table:formula="of:=([.B503]*[.C503])+([.D503]*[.E503])+([.F503]*[.G503])+([.H503]*[.I503])+([.J503]*[.K503])" office:value-type="percentage" office:value="0" calcext:value-type="percentage">
            <text:p>0,00%</text:p>
          </table:table-cell>
          <table:table-cell table:formula="of:=AVERAGE([.K503];[.I503];[.G503];[.E503];[.C503])" office:value-type="percentage" office:value="0.02466" calcext:value-type="percentage">
            <text:p>2,47%</text:p>
          </table:table-cell>
          <table:table-cell table:formula="of:=[.N502] * (1+[.L503])" office:value-type="currency" office:currency="BRL" office:value="7060.13184894586" calcext:value-type="currency">
            <text:p>R$ 7.060,13</text:p>
          </table:table-cell>
          <table:table-cell table:formula="of:= 5000 * (1+[.M503])" office:value-type="float" office:value="5123.3" calcext:value-type="float">
            <text:p>5123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5/0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1" calcext:value-type="percentage">
            <text:p>-0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" calcext:value-type="percentage">
            <text:p>0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3" calcext:value-type="percentage">
            <text:p>-1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8" calcext:value-type="percentage">
            <text:p>0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3" calcext:value-type="percentage">
            <text:p>0,13%</text:p>
          </table:table-cell>
          <table:table-cell table:formula="of:=([.B504]*[.C504])+([.D504]*[.E504])+([.F504]*[.G504])+([.H504]*[.I504])+([.J504]*[.K504])" office:value-type="percentage" office:value="0" calcext:value-type="percentage">
            <text:p>0,00%</text:p>
          </table:table-cell>
          <table:table-cell table:formula="of:=AVERAGE([.K504];[.I504];[.G504];[.E504];[.C504])" office:value-type="percentage" office:value="-0.00146" calcext:value-type="percentage">
            <text:p>-0,15%</text:p>
          </table:table-cell>
          <table:table-cell table:formula="of:=[.N503] * (1+[.L504])" office:value-type="currency" office:currency="BRL" office:value="7060.13184894586" calcext:value-type="currency">
            <text:p>R$ 7.060,13</text:p>
          </table:table-cell>
          <table:table-cell table:formula="of:= 5000 * (1+[.M504])" office:value-type="float" office:value="4992.7" calcext:value-type="float">
            <text:p>4992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8/0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" calcext:value-type="percentage">
            <text:p>-0,3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4" calcext:value-type="percentage">
            <text:p>-0,9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" calcext:value-type="percentage">
            <text:p>-1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7" calcext:value-type="percentage">
            <text:p>-1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9" calcext:value-type="percentage">
            <text:p>-0,99%</text:p>
          </table:table-cell>
          <table:table-cell table:formula="of:=([.B505]*[.C505])+([.D505]*[.E505])+([.F505]*[.G505])+([.H505]*[.I505])+([.J505]*[.K505])" office:value-type="percentage" office:value="-0" calcext:value-type="percentage">
            <text:p>0,00%</text:p>
          </table:table-cell>
          <table:table-cell table:formula="of:=AVERAGE([.K505];[.I505];[.G505];[.E505];[.C505])" office:value-type="percentage" office:value="-0.0104" calcext:value-type="percentage">
            <text:p>-1,04%</text:p>
          </table:table-cell>
          <table:table-cell table:formula="of:=[.N504] * (1+[.L505])" office:value-type="currency" office:currency="BRL" office:value="7060.13184894586" calcext:value-type="currency">
            <text:p>R$ 7.060,13</text:p>
          </table:table-cell>
          <table:table-cell table:formula="of:= 5000 * (1+[.M505])"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9/0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2" calcext:value-type="percentage">
            <text:p>2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9" calcext:value-type="percentage">
            <text:p>0,6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" calcext:value-type="percentage">
            <text:p>2,3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3" calcext:value-type="percentage">
            <text:p>0,5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2" calcext:value-type="percentage">
            <text:p>0,42%</text:p>
          </table:table-cell>
          <table:table-cell table:formula="of:=([.B506]*[.C506])+([.D506]*[.E506])+([.F506]*[.G506])+([.H506]*[.I506])+([.J506]*[.K506])" office:value-type="percentage" office:value="0" calcext:value-type="percentage">
            <text:p>0,00%</text:p>
          </table:table-cell>
          <table:table-cell table:formula="of:=AVERAGE([.K506];[.I506];[.G506];[.E506];[.C506])" office:value-type="percentage" office:value="0.01252" calcext:value-type="percentage">
            <text:p>1,25%</text:p>
          </table:table-cell>
          <table:table-cell table:formula="of:=[.N505] * (1+[.L506])" office:value-type="currency" office:currency="BRL" office:value="7060.13184894586" calcext:value-type="currency">
            <text:p>R$ 7.060,13</text:p>
          </table:table-cell>
          <table:table-cell table:formula="of:= 5000 * (1+[.M506])" office:value-type="float" office:value="5062.6" calcext:value-type="float">
            <text:p>5062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/0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4" calcext:value-type="percentage">
            <text:p>-1,2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2" calcext:value-type="percentage">
            <text:p>1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7" calcext:value-type="percentage">
            <text:p>-1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8" calcext:value-type="percentage">
            <text:p>0,6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83" calcext:value-type="percentage">
            <text:p>-2,83%</text:p>
          </table:table-cell>
          <table:table-cell table:formula="of:=([.B507]*[.C507])+([.D507]*[.E507])+([.F507]*[.G507])+([.H507]*[.I507])+([.J507]*[.K507])" office:value-type="percentage" office:value="0" calcext:value-type="percentage">
            <text:p>0,00%</text:p>
          </table:table-cell>
          <table:table-cell table:formula="of:=AVERAGE([.K507];[.I507];[.G507];[.E507];[.C507])" office:value-type="percentage" office:value="-0.00728" calcext:value-type="percentage">
            <text:p>-0,73%</text:p>
          </table:table-cell>
          <table:table-cell table:formula="of:=[.N506] * (1+[.L507])" office:value-type="currency" office:currency="BRL" office:value="7060.13184894586" calcext:value-type="currency">
            <text:p>R$ 7.060,13</text:p>
          </table:table-cell>
          <table:table-cell table:formula="of:= 5000 * (1+[.M507])" office:value-type="float" office:value="4963.6" calcext:value-type="float">
            <text:p>4963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1/0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3" calcext:value-type="percentage">
            <text:p>1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53" calcext:value-type="percentage">
            <text:p>2,5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2" calcext:value-type="percentage">
            <text:p>1,8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2" calcext:value-type="percentage">
            <text:p>-0,9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5" calcext:value-type="percentage">
            <text:p>0,45%</text:p>
          </table:table-cell>
          <table:table-cell table:formula="of:=([.B508]*[.C508])+([.D508]*[.E508])+([.F508]*[.G508])+([.H508]*[.I508])+([.J508]*[.K508])" office:value-type="percentage" office:value="0" calcext:value-type="percentage">
            <text:p>0,00%</text:p>
          </table:table-cell>
          <table:table-cell table:formula="of:=AVERAGE([.K508];[.I508];[.G508];[.E508];[.C508])" office:value-type="percentage" office:value="0.01042" calcext:value-type="percentage">
            <text:p>1,04%</text:p>
          </table:table-cell>
          <table:table-cell table:formula="of:=[.N507] * (1+[.L508])" office:value-type="currency" office:currency="BRL" office:value="7060.13184894586" calcext:value-type="currency">
            <text:p>R$ 7.060,13</text:p>
          </table:table-cell>
          <table:table-cell table:formula="of:= 5000 * (1+[.M508])" office:value-type="float" office:value="5052.1" calcext:value-type="float">
            <text:p>5052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2/0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9" calcext:value-type="percentage">
            <text:p>-0,9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9" calcext:value-type="percentage">
            <text:p>0,4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1" calcext:value-type="percentage">
            <text:p>1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55" calcext:value-type="percentage">
            <text:p>3,5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" calcext:value-type="percentage">
            <text:p>0,90%</text:p>
          </table:table-cell>
          <table:table-cell table:formula="of:=([.B509]*[.C509])+([.D509]*[.E509])+([.F509]*[.G509])+([.H509]*[.I509])+([.J509]*[.K509])" office:value-type="percentage" office:value="0" calcext:value-type="percentage">
            <text:p>0,00%</text:p>
          </table:table-cell>
          <table:table-cell table:formula="of:=AVERAGE([.K509];[.I509];[.G509];[.E509];[.C509])" office:value-type="percentage" office:value="0.01072" calcext:value-type="percentage">
            <text:p>1,07%</text:p>
          </table:table-cell>
          <table:table-cell table:formula="of:=[.N508] * (1+[.L509])" office:value-type="currency" office:currency="BRL" office:value="7060.13184894586" calcext:value-type="currency">
            <text:p>R$ 7.060,13</text:p>
          </table:table-cell>
          <table:table-cell table:formula="of:= 5000 * (1+[.M509])" office:value-type="float" office:value="5053.6" calcext:value-type="float">
            <text:p>5053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5/0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8" calcext:value-type="percentage">
            <text:p>-1,5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3" calcext:value-type="percentage">
            <text:p>1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3" calcext:value-type="percentage">
            <text:p>-1,5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8" calcext:value-type="percentage">
            <text:p>0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4" calcext:value-type="percentage">
            <text:p>-1,64%</text:p>
          </table:table-cell>
          <table:table-cell table:formula="of:=([.B510]*[.C510])+([.D510]*[.E510])+([.F510]*[.G510])+([.H510]*[.I510])+([.J510]*[.K510])" office:value-type="percentage" office:value="0" calcext:value-type="percentage">
            <text:p>0,00%</text:p>
          </table:table-cell>
          <table:table-cell table:formula="of:=AVERAGE([.K510];[.I510];[.G510];[.E510];[.C510])" office:value-type="percentage" office:value="-0.00548" calcext:value-type="percentage">
            <text:p>-0,55%</text:p>
          </table:table-cell>
          <table:table-cell table:formula="of:=[.N509] * (1+[.L510])" office:value-type="currency" office:currency="BRL" office:value="7060.13184894586" calcext:value-type="currency">
            <text:p>R$ 7.060,13</text:p>
          </table:table-cell>
          <table:table-cell table:formula="of:= 5000 * (1+[.M510])" office:value-type="float" office:value="4972.6" calcext:value-type="float">
            <text:p>4972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6/0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5" calcext:value-type="percentage">
            <text:p>-0,4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3" calcext:value-type="percentage">
            <text:p>-0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6" calcext:value-type="percentage">
            <text:p>0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7" calcext:value-type="percentage">
            <text:p>0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4" calcext:value-type="percentage">
            <text:p>0,54%</text:p>
          </table:table-cell>
          <table:table-cell table:formula="of:=([.B511]*[.C511])+([.D511]*[.E511])+([.F511]*[.G511])+([.H511]*[.I511])+([.J511]*[.K511])" office:value-type="percentage" office:value="0" calcext:value-type="percentage">
            <text:p>0,00%</text:p>
          </table:table-cell>
          <table:table-cell table:formula="of:=AVERAGE([.K511];[.I511];[.G511];[.E511];[.C511])" office:value-type="percentage" office:value="0.00098" calcext:value-type="percentage">
            <text:p>0,10%</text:p>
          </table:table-cell>
          <table:table-cell table:formula="of:=[.N510] * (1+[.L511])" office:value-type="currency" office:currency="BRL" office:value="7060.13184894586" calcext:value-type="currency">
            <text:p>R$ 7.060,13</text:p>
          </table:table-cell>
          <table:table-cell table:formula="of:= 5000 * (1+[.M511])" office:value-type="float" office:value="5004.9" calcext:value-type="float">
            <text:p>5004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7/0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8" calcext:value-type="percentage">
            <text:p>1,8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2" calcext:value-type="percentage">
            <text:p>0,5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8" calcext:value-type="percentage">
            <text:p>-0,8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8" calcext:value-type="percentage">
            <text:p>-0,7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4" calcext:value-type="percentage">
            <text:p>-1,14%</text:p>
          </table:table-cell>
          <table:table-cell table:formula="of:=([.B512]*[.C512])+([.D512]*[.E512])+([.F512]*[.G512])+([.H512]*[.I512])+([.J512]*[.K512])" office:value-type="percentage" office:value="0" calcext:value-type="percentage">
            <text:p>0,00%</text:p>
          </table:table-cell>
          <table:table-cell table:formula="of:=AVERAGE([.K512];[.I512];[.G512];[.E512];[.C512])" office:value-type="percentage" office:value="-0.000800000000000001" calcext:value-type="percentage">
            <text:p>-0,08%</text:p>
          </table:table-cell>
          <table:table-cell table:formula="of:=[.N511] * (1+[.L512])" office:value-type="currency" office:currency="BRL" office:value="7060.13184894586" calcext:value-type="currency">
            <text:p>R$ 7.060,13</text:p>
          </table:table-cell>
          <table:table-cell table:formula="of:= 5000 * (1+[.M512])" office:value-type="float" office:value="4996" calcext:value-type="float">
            <text:p>499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8/0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7" calcext:value-type="percentage">
            <text:p>-0,0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19" calcext:value-type="percentage">
            <text:p>-2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9" calcext:value-type="percentage">
            <text:p>-1,8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8" calcext:value-type="percentage">
            <text:p>0,5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5" calcext:value-type="percentage">
            <text:p>-2,50%</text:p>
          </table:table-cell>
          <table:table-cell table:formula="of:=([.B513]*[.C513])+([.D513]*[.E513])+([.F513]*[.G513])+([.H513]*[.I513])+([.J513]*[.K513])" office:value-type="percentage" office:value="0" calcext:value-type="percentage">
            <text:p>0,00%</text:p>
          </table:table-cell>
          <table:table-cell table:formula="of:=AVERAGE([.K513];[.I513];[.G513];[.E513];[.C513])" office:value-type="percentage" office:value="-0.01214" calcext:value-type="percentage">
            <text:p>-1,21%</text:p>
          </table:table-cell>
          <table:table-cell table:formula="of:=[.N512] * (1+[.L513])" office:value-type="currency" office:currency="BRL" office:value="7060.13184894586" calcext:value-type="currency">
            <text:p>R$ 7.060,13</text:p>
          </table:table-cell>
          <table:table-cell table:formula="of:= 5000 * (1+[.M513])" office:value-type="float" office:value="4939.3" calcext:value-type="float">
            <text:p>4939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1/03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3" calcext:value-type="percentage">
            <text:p>-1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" calcext:value-type="percentage">
            <text:p>-0,3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6" calcext:value-type="percentage">
            <text:p>-1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6" calcext:value-type="percentage">
            <text:p>-0,7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" calcext:value-type="percentage">
            <text:p>1,40%</text:p>
          </table:table-cell>
          <table:table-cell table:formula="of:=([.B514]*[.C514])+([.D514]*[.E514])+([.F514]*[.G514])+([.H514]*[.I514])+([.J514]*[.K514])" office:value-type="percentage" office:value="0" calcext:value-type="percentage">
            <text:p>0,00%</text:p>
          </table:table-cell>
          <table:table-cell table:formula="of:=AVERAGE([.K514];[.I514];[.G514];[.E514];[.C514])" office:value-type="percentage" office:value="-0.0041" calcext:value-type="percentage">
            <text:p>-0,41%</text:p>
          </table:table-cell>
          <table:table-cell table:formula="of:=[.N513] * (1+[.L514])" office:value-type="currency" office:currency="BRL" office:value="7060.13184894586" calcext:value-type="currency">
            <text:p>R$ 7.060,13</text:p>
          </table:table-cell>
          <table:table-cell table:formula="of:= 5000 * (1+[.M514])" office:value-type="float" office:value="4979.5" calcext:value-type="float">
            <text:p>4979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6/03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2" calcext:value-type="percentage">
            <text:p>0,2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4" calcext:value-type="percentage">
            <text:p>-0,5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3" calcext:value-type="percentage">
            <text:p>0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8" calcext:value-type="percentage">
            <text:p>2,8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8" calcext:value-type="percentage">
            <text:p>-1,38%</text:p>
          </table:table-cell>
          <table:table-cell table:formula="of:=([.B515]*[.C515])+([.D515]*[.E515])+([.F515]*[.G515])+([.H515]*[.I515])+([.J515]*[.K515])" office:value-type="percentage" office:value="0" calcext:value-type="percentage">
            <text:p>0,00%</text:p>
          </table:table-cell>
          <table:table-cell table:formula="of:=AVERAGE([.K515];[.I515];[.G515];[.E515];[.C515])" office:value-type="percentage" office:value="0.00226" calcext:value-type="percentage">
            <text:p>0,23%</text:p>
          </table:table-cell>
          <table:table-cell table:formula="of:=[.N514] * (1+[.L515])" office:value-type="currency" office:currency="BRL" office:value="7060.13184894586" calcext:value-type="currency">
            <text:p>R$ 7.060,13</text:p>
          </table:table-cell>
          <table:table-cell table:formula="of:= 5000 * (1+[.M515])" office:value-type="float" office:value="5011.3" calcext:value-type="float">
            <text:p>5011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7/03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4" calcext:value-type="percentage">
            <text:p>0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3" calcext:value-type="percentage">
            <text:p>1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8" calcext:value-type="percentage">
            <text:p>1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9" calcext:value-type="percentage">
            <text:p>1,6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4" calcext:value-type="percentage">
            <text:p>-0,34%</text:p>
          </table:table-cell>
          <table:table-cell table:formula="of:=([.B516]*[.C516])+([.D516]*[.E516])+([.F516]*[.G516])+([.H516]*[.I516])+([.J516]*[.K516])" office:value-type="percentage" office:value="0" calcext:value-type="percentage">
            <text:p>0,00%</text:p>
          </table:table-cell>
          <table:table-cell table:formula="of:=AVERAGE([.K516];[.I516];[.G516];[.E516];[.C516])" office:value-type="percentage" office:value="0.0076" calcext:value-type="percentage">
            <text:p>0,76%</text:p>
          </table:table-cell>
          <table:table-cell table:formula="of:=[.N515] * (1+[.L516])" office:value-type="currency" office:currency="BRL" office:value="7060.13184894586" calcext:value-type="currency">
            <text:p>R$ 7.060,13</text:p>
          </table:table-cell>
          <table:table-cell table:formula="of:= 5000 * (1+[.M516])" office:value-type="float" office:value="5038" calcext:value-type="float">
            <text:p>503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8/03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7" calcext:value-type="percentage">
            <text:p>-0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1" calcext:value-type="percentage">
            <text:p>0,3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9" calcext:value-type="percentage">
            <text:p>1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2" calcext:value-type="percentage">
            <text:p>-0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51" calcext:value-type="percentage">
            <text:p>3,51%</text:p>
          </table:table-cell>
          <table:table-cell table:formula="of:=([.B517]*[.C517])+([.D517]*[.E517])+([.F517]*[.G517])+([.H517]*[.I517])+([.J517]*[.K517])" office:value-type="percentage" office:value="0" calcext:value-type="percentage">
            <text:p>0,00%</text:p>
          </table:table-cell>
          <table:table-cell table:formula="of:=AVERAGE([.K517];[.I517];[.G517];[.E517];[.C517])" office:value-type="percentage" office:value="0.00924" calcext:value-type="percentage">
            <text:p>0,92%</text:p>
          </table:table-cell>
          <table:table-cell table:formula="of:=[.N516] * (1+[.L517])" office:value-type="currency" office:currency="BRL" office:value="7060.13184894586" calcext:value-type="currency">
            <text:p>R$ 7.060,13</text:p>
          </table:table-cell>
          <table:table-cell table:formula="of:= 5000 * (1+[.M517])" office:value-type="float" office:value="5046.2" calcext:value-type="float">
            <text:p>5046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1/03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05" calcext:value-type="percentage">
            <text:p>4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1" calcext:value-type="percentage">
            <text:p>1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27" calcext:value-type="percentage">
            <text:p>3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1" calcext:value-type="percentage">
            <text:p>2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07" calcext:value-type="percentage">
            <text:p>3,07%</text:p>
          </table:table-cell>
          <table:table-cell table:formula="of:=([.B518]*[.C518])+([.D518]*[.E518])+([.F518]*[.G518])+([.H518]*[.I518])+([.J518]*[.K518])" office:value-type="percentage" office:value="0" calcext:value-type="percentage">
            <text:p>0,00%</text:p>
          </table:table-cell>
          <table:table-cell table:formula="of:=AVERAGE([.K518];[.I518];[.G518];[.E518];[.C518])" office:value-type="percentage" office:value="0.02822" calcext:value-type="percentage">
            <text:p>2,82%</text:p>
          </table:table-cell>
          <table:table-cell table:formula="of:=[.N517] * (1+[.L518])" office:value-type="currency" office:currency="BRL" office:value="7060.13184894586" calcext:value-type="currency">
            <text:p>R$ 7.060,13</text:p>
          </table:table-cell>
          <table:table-cell table:formula="of:= 5000 * (1+[.M518])" office:value-type="float" office:value="5141.1" calcext:value-type="float">
            <text:p>5141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2/03/19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09" calcext:value-type="percentage">
            <text:p>-0,9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2" calcext:value-type="percentage">
            <text:p>0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2" calcext:value-type="percentage">
            <text:p>0,2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8" calcext:value-type="percentage">
            <text:p>0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7" calcext:value-type="percentage">
            <text:p>-0,57%</text:p>
          </table:table-cell>
          <table:table-cell table:formula="of:=([.B519]*[.C519])+([.D519]*[.E519])+([.F519]*[.G519])+([.H519]*[.I519])+([.J519]*[.K519])" office:value-type="percentage" office:value="0.009" calcext:value-type="percentage">
            <text:p>0,90%</text:p>
          </table:table-cell>
          <table:table-cell table:formula="of:=AVERAGE([.K519];[.I519];[.G519];[.E519];[.C519])" office:value-type="percentage" office:value="-0.0015" calcext:value-type="percentage">
            <text:p>-0,15%</text:p>
          </table:table-cell>
          <table:table-cell table:formula="of:=[.N518] * (1+[.L519])" office:value-type="currency" office:currency="BRL" office:value="7123.67303558637" calcext:value-type="currency">
            <text:p>R$ 7.123,67</text:p>
          </table:table-cell>
          <table:table-cell table:formula="of:= 5000 * (1+[.M519])" office:value-type="float" office:value="4992.5" calcext:value-type="float">
            <text:p>4992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3/03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8" calcext:value-type="percentage">
            <text:p>2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1" calcext:value-type="percentage">
            <text:p>0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8" calcext:value-type="percentage">
            <text:p>1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6" calcext:value-type="percentage">
            <text:p>1,4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4" calcext:value-type="percentage">
            <text:p>1,54%</text:p>
          </table:table-cell>
          <table:table-cell table:formula="of:=([.B520]*[.C520])+([.D520]*[.E520])+([.F520]*[.G520])+([.H520]*[.I520])+([.J520]*[.K520])" office:value-type="percentage" office:value="0" calcext:value-type="percentage">
            <text:p>0,00%</text:p>
          </table:table-cell>
          <table:table-cell table:formula="of:=AVERAGE([.K520];[.I520];[.G520];[.E520];[.C520])" office:value-type="percentage" office:value="0.01334" calcext:value-type="percentage">
            <text:p>1,33%</text:p>
          </table:table-cell>
          <table:table-cell table:formula="of:=[.N519] * (1+[.L520])" office:value-type="currency" office:currency="BRL" office:value="7123.67303558637" calcext:value-type="currency">
            <text:p>R$ 7.123,67</text:p>
          </table:table-cell>
          <table:table-cell table:formula="of:= 5000 * (1+[.M520])" office:value-type="float" office:value="5066.7" calcext:value-type="float">
            <text:p>5066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4/03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2" calcext:value-type="percentage">
            <text:p>0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7" calcext:value-type="percentage">
            <text:p>0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8" calcext:value-type="percentage">
            <text:p>-1,5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2" calcext:value-type="percentage">
            <text:p>0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6" calcext:value-type="percentage">
            <text:p>-0,76%</text:p>
          </table:table-cell>
          <table:table-cell table:formula="of:=([.B521]*[.C521])+([.D521]*[.E521])+([.F521]*[.G521])+([.H521]*[.I521])+([.J521]*[.K521])" office:value-type="percentage" office:value="0" calcext:value-type="percentage">
            <text:p>0,00%</text:p>
          </table:table-cell>
          <table:table-cell table:formula="of:=AVERAGE([.K521];[.I521];[.G521];[.E521];[.C521])" office:value-type="percentage" office:value="-0.00326" calcext:value-type="percentage">
            <text:p>-0,33%</text:p>
          </table:table-cell>
          <table:table-cell table:formula="of:=[.N520] * (1+[.L521])" office:value-type="currency" office:currency="BRL" office:value="7123.67303558637" calcext:value-type="currency">
            <text:p>R$ 7.123,67</text:p>
          </table:table-cell>
          <table:table-cell table:formula="of:= 5000 * (1+[.M521])" office:value-type="float" office:value="4983.7" calcext:value-type="float">
            <text:p>4983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5/03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1" calcext:value-type="percentage">
            <text:p>0,2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6" calcext:value-type="percentage">
            <text:p>0,8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3" calcext:value-type="percentage">
            <text:p>-0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2" calcext:value-type="percentage">
            <text:p>-0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6" calcext:value-type="percentage">
            <text:p>0,86%</text:p>
          </table:table-cell>
          <table:table-cell table:formula="of:=([.B522]*[.C522])+([.D522]*[.E522])+([.F522]*[.G522])+([.H522]*[.I522])+([.J522]*[.K522])" office:value-type="percentage" office:value="0" calcext:value-type="percentage">
            <text:p>0,00%</text:p>
          </table:table-cell>
          <table:table-cell table:formula="of:=AVERAGE([.K522];[.I522];[.G522];[.E522];[.C522])" office:value-type="percentage" office:value="0.00316" calcext:value-type="percentage">
            <text:p>0,32%</text:p>
          </table:table-cell>
          <table:table-cell table:formula="of:=[.N521] * (1+[.L522])" office:value-type="currency" office:currency="BRL" office:value="7123.67303558637" calcext:value-type="currency">
            <text:p>R$ 7.123,67</text:p>
          </table:table-cell>
          <table:table-cell table:formula="of:= 5000 * (1+[.M522])" office:value-type="float" office:value="5015.8" calcext:value-type="float">
            <text:p>5015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8/03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3" calcext:value-type="percentage">
            <text:p>1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5" calcext:value-type="percentage">
            <text:p>0,8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6" calcext:value-type="percentage">
            <text:p>0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8" calcext:value-type="percentage">
            <text:p>-0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6" calcext:value-type="percentage">
            <text:p>-0,76%</text:p>
          </table:table-cell>
          <table:table-cell table:formula="of:=([.B523]*[.C523])+([.D523]*[.E523])+([.F523]*[.G523])+([.H523]*[.I523])+([.J523]*[.K523])" office:value-type="percentage" office:value="0" calcext:value-type="percentage">
            <text:p>0,00%</text:p>
          </table:table-cell>
          <table:table-cell table:formula="of:=AVERAGE([.K523];[.I523];[.G523];[.E523];[.C523])" office:value-type="percentage" office:value="0.0036" calcext:value-type="percentage">
            <text:p>0,36%</text:p>
          </table:table-cell>
          <table:table-cell table:formula="of:=[.N522] * (1+[.L523])" office:value-type="currency" office:currency="BRL" office:value="7123.67303558637" calcext:value-type="currency">
            <text:p>R$ 7.123,67</text:p>
          </table:table-cell>
          <table:table-cell table:formula="of:= 5000 * (1+[.M523])"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9/03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" calcext:value-type="percentage">
            <text:p>1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2" calcext:value-type="percentage">
            <text:p>-1,1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3" calcext:value-type="percentage">
            <text:p>-2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85" calcext:value-type="percentage">
            <text:p>2,8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14" calcext:value-type="percentage">
            <text:p>-2,14%</text:p>
          </table:table-cell>
          <table:table-cell table:formula="of:=([.B524]*[.C524])+([.D524]*[.E524])+([.F524]*[.G524])+([.H524]*[.I524])+([.J524]*[.K524])" office:value-type="percentage" office:value="0" calcext:value-type="percentage">
            <text:p>0,00%</text:p>
          </table:table-cell>
          <table:table-cell table:formula="of:=AVERAGE([.K524];[.I524];[.G524];[.E524];[.C524])" office:value-type="percentage" office:value="-0.00228" calcext:value-type="percentage">
            <text:p>-0,23%</text:p>
          </table:table-cell>
          <table:table-cell table:formula="of:=[.N523] * (1+[.L524])" office:value-type="currency" office:currency="BRL" office:value="7123.67303558637" calcext:value-type="currency">
            <text:p>R$ 7.123,67</text:p>
          </table:table-cell>
          <table:table-cell table:formula="of:= 5000 * (1+[.M524])" office:value-type="float" office:value="4988.6" calcext:value-type="float">
            <text:p>4988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/03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9" calcext:value-type="percentage">
            <text:p>-0,7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3" calcext:value-type="percentage">
            <text:p>-0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25" calcext:value-type="percentage">
            <text:p>-2,2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58" calcext:value-type="percentage">
            <text:p>-2,5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24" calcext:value-type="percentage">
            <text:p>-2,24%</text:p>
          </table:table-cell>
          <table:table-cell table:formula="of:=([.B525]*[.C525])+([.D525]*[.E525])+([.F525]*[.G525])+([.H525]*[.I525])+([.J525]*[.K525])" office:value-type="percentage" office:value="-0" calcext:value-type="percentage">
            <text:p>0,00%</text:p>
          </table:table-cell>
          <table:table-cell table:formula="of:=AVERAGE([.K525];[.I525];[.G525];[.E525];[.C525])" office:value-type="percentage" office:value="-0.01638" calcext:value-type="percentage">
            <text:p>-1,64%</text:p>
          </table:table-cell>
          <table:table-cell table:formula="of:=[.N524] * (1+[.L525])" office:value-type="currency" office:currency="BRL" office:value="7123.67303558637" calcext:value-type="currency">
            <text:p>R$ 7.123,67</text:p>
          </table:table-cell>
          <table:table-cell table:formula="of:= 5000 * (1+[.M525])" office:value-type="float" office:value="4918.1" calcext:value-type="float">
            <text:p>4918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1/03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2" calcext:value-type="percentage">
            <text:p>-1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2" calcext:value-type="percentage">
            <text:p>-0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6" calcext:value-type="percentage">
            <text:p>-1,76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065" calcext:value-type="percentage">
            <text:p>0,6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1" calcext:value-type="percentage">
            <text:p>-2,10%</text:p>
          </table:table-cell>
          <table:table-cell table:formula="of:=([.B526]*[.C526])+([.D526]*[.E526])+([.F526]*[.G526])+([.H526]*[.I526])+([.J526]*[.K526])" office:value-type="percentage" office:value="0.0065" calcext:value-type="percentage">
            <text:p>0,65%</text:p>
          </table:table-cell>
          <table:table-cell table:formula="of:=AVERAGE([.K526];[.I526];[.G526];[.E526];[.C526])" office:value-type="percentage" office:value="-0.0093" calcext:value-type="percentage">
            <text:p>-0,93%</text:p>
          </table:table-cell>
          <table:table-cell table:formula="of:=[.N525] * (1+[.L526])" office:value-type="currency" office:currency="BRL" office:value="7169.97691031768" calcext:value-type="currency">
            <text:p>R$ 7.169,98</text:p>
          </table:table-cell>
          <table:table-cell table:formula="of:= 5000 * (1+[.M526])" office:value-type="float" office:value="4953.5" calcext:value-type="float">
            <text:p>4953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2/03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546" calcext:value-type="percentage">
            <text:p>-5,4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1" calcext:value-type="percentage">
            <text:p>-1,2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95" calcext:value-type="percentage">
            <text:p>-2,9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5" calcext:value-type="percentage">
            <text:p>-1,6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544" calcext:value-type="percentage">
            <text:p>-5,44%</text:p>
          </table:table-cell>
          <table:table-cell table:formula="of:=([.B527]*[.C527])+([.D527]*[.E527])+([.F527]*[.G527])+([.H527]*[.I527])+([.J527]*[.K527])" office:value-type="percentage" office:value="-0" calcext:value-type="percentage">
            <text:p>0,00%</text:p>
          </table:table-cell>
          <table:table-cell table:formula="of:=AVERAGE([.K527];[.I527];[.G527];[.E527];[.C527])" office:value-type="percentage" office:value="-0.03342" calcext:value-type="percentage">
            <text:p>-3,34%</text:p>
          </table:table-cell>
          <table:table-cell table:formula="of:=[.N526] * (1+[.L527])" office:value-type="currency" office:currency="BRL" office:value="7169.97691031768" calcext:value-type="currency">
            <text:p>R$ 7.169,98</text:p>
          </table:table-cell>
          <table:table-cell table:formula="of:= 5000 * (1+[.M527])" office:value-type="float" office:value="4832.9" calcext:value-type="float">
            <text:p>4832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5/03/19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126" calcext:value-type="percentage">
            <text:p>1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4" calcext:value-type="percentage">
            <text:p>0,2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5" calcext:value-type="percentage">
            <text:p>0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" calcext:value-type="percentage">
            <text:p>-1,00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071" calcext:value-type="percentage">
            <text:p>0,71%</text:p>
          </table:table-cell>
          <table:table-cell table:formula="of:=([.B528]*[.C528])+([.D528]*[.E528])+([.F528]*[.G528])+([.H528]*[.I528])+([.J528]*[.K528])" office:value-type="percentage" office:value="0.0197" calcext:value-type="percentage">
            <text:p>1,97%</text:p>
          </table:table-cell>
          <table:table-cell table:formula="of:=AVERAGE([.K528];[.I528];[.G528];[.E528];[.C528])" office:value-type="percentage" office:value="0.00272" calcext:value-type="percentage">
            <text:p>0,27%</text:p>
          </table:table-cell>
          <table:table-cell table:formula="of:=[.N527] * (1+[.L528])" office:value-type="currency" office:currency="BRL" office:value="7311.22545545094" calcext:value-type="currency">
            <text:p>R$ 7.311,23</text:p>
          </table:table-cell>
          <table:table-cell table:formula="of:= 5000 * (1+[.M528])" office:value-type="float" office:value="5013.6" calcext:value-type="float">
            <text:p>5013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6/03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72" calcext:value-type="percentage">
            <text:p>4,7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8" calcext:value-type="percentage">
            <text:p>1,5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4" calcext:value-type="percentage">
            <text:p>1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7" calcext:value-type="percentage">
            <text:p>1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5" calcext:value-type="percentage">
            <text:p>2,35%</text:p>
          </table:table-cell>
          <table:table-cell table:formula="of:=([.B529]*[.C529])+([.D529]*[.E529])+([.F529]*[.G529])+([.H529]*[.I529])+([.J529]*[.K529])" office:value-type="percentage" office:value="0" calcext:value-type="percentage">
            <text:p>0,00%</text:p>
          </table:table-cell>
          <table:table-cell table:formula="of:=AVERAGE([.K529];[.I529];[.G529];[.E529];[.C529])" office:value-type="percentage" office:value="0.02232" calcext:value-type="percentage">
            <text:p>2,23%</text:p>
          </table:table-cell>
          <table:table-cell table:formula="of:=[.N528] * (1+[.L529])" office:value-type="currency" office:currency="BRL" office:value="7311.22545545094" calcext:value-type="currency">
            <text:p>R$ 7.311,23</text:p>
          </table:table-cell>
          <table:table-cell table:formula="of:= 5000 * (1+[.M529])" office:value-type="float" office:value="5111.6" calcext:value-type="float">
            <text:p>5111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7/03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51" calcext:value-type="percentage">
            <text:p>-4,5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9" calcext:value-type="percentage">
            <text:p>-0,4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39" calcext:value-type="percentage">
            <text:p>-3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5" calcext:value-type="percentage">
            <text:p>-1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554" calcext:value-type="percentage">
            <text:p>-5,54%</text:p>
          </table:table-cell>
          <table:table-cell table:formula="of:=([.B530]*[.C530])+([.D530]*[.E530])+([.F530]*[.G530])+([.H530]*[.I530])+([.J530]*[.K530])" office:value-type="percentage" office:value="-0" calcext:value-type="percentage">
            <text:p>0,00%</text:p>
          </table:table-cell>
          <table:table-cell table:formula="of:=AVERAGE([.K530];[.I530];[.G530];[.E530];[.C530])" office:value-type="percentage" office:value="-0.03056" calcext:value-type="percentage">
            <text:p>-3,06%</text:p>
          </table:table-cell>
          <table:table-cell table:formula="of:=[.N529] * (1+[.L530])" office:value-type="currency" office:currency="BRL" office:value="7311.22545545094" calcext:value-type="currency">
            <text:p>R$ 7.311,23</text:p>
          </table:table-cell>
          <table:table-cell table:formula="of:= 5000 * (1+[.M530])" office:value-type="float" office:value="4847.2" calcext:value-type="float">
            <text:p>4847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8/03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63" calcext:value-type="percentage">
            <text:p>2,6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1" calcext:value-type="percentage">
            <text:p>0,8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96" calcext:value-type="percentage">
            <text:p>3,9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" calcext:value-type="percentage">
            <text:p>-0,60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349" calcext:value-type="percentage">
            <text:p>3,49%</text:p>
          </table:table-cell>
          <table:table-cell table:formula="of:=([.B531]*[.C531])+([.D531]*[.E531])+([.F531]*[.G531])+([.H531]*[.I531])+([.J531]*[.K531])" office:value-type="percentage" office:value="0.0349" calcext:value-type="percentage">
            <text:p>3,49%</text:p>
          </table:table-cell>
          <table:table-cell table:formula="of:=AVERAGE([.K531];[.I531];[.G531];[.E531];[.C531])" office:value-type="percentage" office:value="0.02058" calcext:value-type="percentage">
            <text:p>2,06%</text:p>
          </table:table-cell>
          <table:table-cell table:formula="of:=[.N530] * (1+[.L531])" office:value-type="currency" office:currency="BRL" office:value="7566.38722384618" calcext:value-type="currency">
            <text:p>R$ 7.566,39</text:p>
          </table:table-cell>
          <table:table-cell table:formula="of:= 5000 * (1+[.M531])" office:value-type="float" office:value="5102.9" calcext:value-type="float">
            <text:p>5102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9/03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1" calcext:value-type="percentage">
            <text:p>1,91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097" calcext:value-type="percentage">
            <text:p>0,9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31" calcext:value-type="percentage">
            <text:p>3,3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6" calcext:value-type="percentage">
            <text:p>1,46%</text:p>
          </table:table-cell>
          <table:table-cell table:formula="of:=([.B532]*[.C532])+([.D532]*[.E532])+([.F532]*[.G532])+([.H532]*[.I532])+([.J532]*[.K532])" office:value-type="percentage" office:value="-0.0097" calcext:value-type="percentage">
            <text:p>-0,97%</text:p>
          </table:table-cell>
          <table:table-cell table:formula="of:=AVERAGE([.K532];[.I532];[.G532];[.E532];[.C532])" office:value-type="percentage" office:value="0.0153" calcext:value-type="percentage">
            <text:p>1,53%</text:p>
          </table:table-cell>
          <table:table-cell table:formula="of:=[.N531] * (1+[.L532])" office:value-type="currency" office:currency="BRL" office:value="7492.99326777487" calcext:value-type="currency">
            <text:p>R$ 7.492,99</text:p>
          </table:table-cell>
          <table:table-cell table:formula="of:= 5000 * (1+[.M532])" office:value-type="float" office:value="5076.5" calcext:value-type="float">
            <text:p>5076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1/04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1" calcext:value-type="percentage">
            <text:p>-0,2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" calcext:value-type="percentage">
            <text:p>0,9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4" calcext:value-type="percentage">
            <text:p>-0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28" calcext:value-type="percentage">
            <text:p>3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9" calcext:value-type="percentage">
            <text:p>0,99%</text:p>
          </table:table-cell>
          <table:table-cell table:formula="of:=([.B533]*[.C533])+([.D533]*[.E533])+([.F533]*[.G533])+([.H533]*[.I533])+([.J533]*[.K533])" office:value-type="percentage" office:value="0" calcext:value-type="percentage">
            <text:p>0,00%</text:p>
          </table:table-cell>
          <table:table-cell table:formula="of:=AVERAGE([.K533];[.I533];[.G533];[.E533];[.C533])" office:value-type="percentage" office:value="0.00844" calcext:value-type="percentage">
            <text:p>0,84%</text:p>
          </table:table-cell>
          <table:table-cell table:formula="of:=[.N532] * (1+[.L533])" office:value-type="currency" office:currency="BRL" office:value="7492.99326777487" calcext:value-type="currency">
            <text:p>R$ 7.492,99</text:p>
          </table:table-cell>
          <table:table-cell table:formula="of:= 5000 * (1+[.M533])" office:value-type="float" office:value="5042.2" calcext:value-type="float">
            <text:p>5042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2/04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4" calcext:value-type="percentage">
            <text:p>1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1" calcext:value-type="percentage">
            <text:p>0,0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8" calcext:value-type="percentage">
            <text:p>-1,5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4" calcext:value-type="percentage">
            <text:p>-1,8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7" calcext:value-type="percentage">
            <text:p>-0,87%</text:p>
          </table:table-cell>
          <table:table-cell table:formula="of:=([.B534]*[.C534])+([.D534]*[.E534])+([.F534]*[.G534])+([.H534]*[.I534])+([.J534]*[.K534])" office:value-type="percentage" office:value="0" calcext:value-type="percentage">
            <text:p>0,00%</text:p>
          </table:table-cell>
          <table:table-cell table:formula="of:=AVERAGE([.K534];[.I534];[.G534];[.E534];[.C534])" office:value-type="percentage" office:value="-0.00648" calcext:value-type="percentage">
            <text:p>-0,65%</text:p>
          </table:table-cell>
          <table:table-cell table:formula="of:=[.N533] * (1+[.L534])" office:value-type="currency" office:currency="BRL" office:value="7492.99326777487" calcext:value-type="currency">
            <text:p>R$ 7.492,99</text:p>
          </table:table-cell>
          <table:table-cell table:formula="of:= 5000 * (1+[.M534])" office:value-type="float" office:value="4967.6" calcext:value-type="float">
            <text:p>4967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3/04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65" calcext:value-type="percentage">
            <text:p>-2,6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5" calcext:value-type="percentage">
            <text:p>-0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9" calcext:value-type="percentage">
            <text:p>-0,8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9" calcext:value-type="percentage">
            <text:p>0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7" calcext:value-type="percentage">
            <text:p>-1,07%</text:p>
          </table:table-cell>
          <table:table-cell table:formula="of:=([.B535]*[.C535])+([.D535]*[.E535])+([.F535]*[.G535])+([.H535]*[.I535])+([.J535]*[.K535])" office:value-type="percentage" office:value="0" calcext:value-type="percentage">
            <text:p>0,00%</text:p>
          </table:table-cell>
          <table:table-cell table:formula="of:=AVERAGE([.K535];[.I535];[.G535];[.E535];[.C535])" office:value-type="percentage" office:value="-0.00874" calcext:value-type="percentage">
            <text:p>-0,87%</text:p>
          </table:table-cell>
          <table:table-cell table:formula="of:=[.N534] * (1+[.L535])" office:value-type="currency" office:currency="BRL" office:value="7492.99326777487" calcext:value-type="currency">
            <text:p>R$ 7.492,99</text:p>
          </table:table-cell>
          <table:table-cell table:formula="of:= 5000 * (1+[.M535])" office:value-type="float" office:value="4956.3" calcext:value-type="float">
            <text:p>4956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4/04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38" calcext:value-type="percentage">
            <text:p>3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1" calcext:value-type="percentage">
            <text:p>-0,0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" calcext:value-type="percentage">
            <text:p>1,5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3" calcext:value-type="percentage">
            <text:p>0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" calcext:value-type="percentage">
            <text:p>1,20%</text:p>
          </table:table-cell>
          <table:table-cell table:formula="of:=([.B536]*[.C536])+([.D536]*[.E536])+([.F536]*[.G536])+([.H536]*[.I536])+([.J536]*[.K536])" office:value-type="percentage" office:value="0" calcext:value-type="percentage">
            <text:p>0,00%</text:p>
          </table:table-cell>
          <table:table-cell table:formula="of:=AVERAGE([.K536];[.I536];[.G536];[.E536];[.C536])" office:value-type="percentage" office:value="0.0136" calcext:value-type="percentage">
            <text:p>1,36%</text:p>
          </table:table-cell>
          <table:table-cell table:formula="of:=[.N535] * (1+[.L536])" office:value-type="currency" office:currency="BRL" office:value="7492.99326777487" calcext:value-type="currency">
            <text:p>R$ 7.492,99</text:p>
          </table:table-cell>
          <table:table-cell table:formula="of:= 5000 * (1+[.M536])" office:value-type="float" office:value="5068" calcext:value-type="float">
            <text:p>506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5/04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9" calcext:value-type="percentage">
            <text:p>1,0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9" calcext:value-type="percentage">
            <text:p>-1,0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6" calcext:value-type="percentage">
            <text:p>2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5" calcext:value-type="percentage">
            <text:p>-0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7" calcext:value-type="percentage">
            <text:p>0,57%</text:p>
          </table:table-cell>
          <table:table-cell table:formula="of:=([.B537]*[.C537])+([.D537]*[.E537])+([.F537]*[.G537])+([.H537]*[.I537])+([.J537]*[.K537])" office:value-type="percentage" office:value="0" calcext:value-type="percentage">
            <text:p>0,00%</text:p>
          </table:table-cell>
          <table:table-cell table:formula="of:=AVERAGE([.K537];[.I537];[.G537];[.E537];[.C537])" office:value-type="percentage" office:value="0.00476" calcext:value-type="percentage">
            <text:p>0,48%</text:p>
          </table:table-cell>
          <table:table-cell table:formula="of:=[.N536] * (1+[.L537])" office:value-type="currency" office:currency="BRL" office:value="7492.99326777487" calcext:value-type="currency">
            <text:p>R$ 7.492,99</text:p>
          </table:table-cell>
          <table:table-cell table:formula="of:= 5000 * (1+[.M537])" office:value-type="float" office:value="5023.8" calcext:value-type="float">
            <text:p>5023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8/04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3" calcext:value-type="percentage">
            <text:p>1,6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" calcext:value-type="percentage">
            <text:p>-0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1" calcext:value-type="percentage">
            <text:p>-0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71" calcext:value-type="percentage">
            <text:p>2,7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6" calcext:value-type="percentage">
            <text:p>0,16%</text:p>
          </table:table-cell>
          <table:table-cell table:formula="of:=([.B538]*[.C538])+([.D538]*[.E538])+([.F538]*[.G538])+([.H538]*[.I538])+([.J538]*[.K538])" office:value-type="percentage" office:value="0" calcext:value-type="percentage">
            <text:p>0,00%</text:p>
          </table:table-cell>
          <table:table-cell table:formula="of:=AVERAGE([.K538];[.I538];[.G538];[.E538];[.C538])" office:value-type="percentage" office:value="0.00698" calcext:value-type="percentage">
            <text:p>0,70%</text:p>
          </table:table-cell>
          <table:table-cell table:formula="of:=[.N537] * (1+[.L538])" office:value-type="currency" office:currency="BRL" office:value="7492.99326777487" calcext:value-type="currency">
            <text:p>R$ 7.492,99</text:p>
          </table:table-cell>
          <table:table-cell table:formula="of:= 5000 * (1+[.M538])" office:value-type="float" office:value="5034.9" calcext:value-type="float">
            <text:p>5034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9/04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1" calcext:value-type="percentage">
            <text:p>-0,3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7" calcext:value-type="percentage">
            <text:p>-1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5" calcext:value-type="percentage">
            <text:p>-0,5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5" calcext:value-type="percentage">
            <text:p>-1,9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" calcext:value-type="percentage">
            <text:p>-1,50%</text:p>
          </table:table-cell>
          <table:table-cell table:formula="of:=([.B539]*[.C539])+([.D539]*[.E539])+([.F539]*[.G539])+([.H539]*[.I539])+([.J539]*[.K539])" office:value-type="percentage" office:value="-0" calcext:value-type="percentage">
            <text:p>0,00%</text:p>
          </table:table-cell>
          <table:table-cell table:formula="of:=AVERAGE([.K539];[.I539];[.G539];[.E539];[.C539])" office:value-type="percentage" office:value="-0.01116" calcext:value-type="percentage">
            <text:p>-1,12%</text:p>
          </table:table-cell>
          <table:table-cell table:formula="of:=[.N538] * (1+[.L539])" office:value-type="currency" office:currency="BRL" office:value="7492.99326777487" calcext:value-type="currency">
            <text:p>R$ 7.492,99</text:p>
          </table:table-cell>
          <table:table-cell table:formula="of:= 5000 * (1+[.M539])" office:value-type="float" office:value="4944.2" calcext:value-type="float">
            <text:p>4944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0/04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" calcext:value-type="percentage">
            <text:p>-1,3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7" calcext:value-type="percentage">
            <text:p>-0,0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8" calcext:value-type="percentage">
            <text:p>-0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3" calcext:value-type="percentage">
            <text:p>-1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4" calcext:value-type="percentage">
            <text:p>0,74%</text:p>
          </table:table-cell>
          <table:table-cell table:formula="of:=([.B540]*[.C540])+([.D540]*[.E540])+([.F540]*[.G540])+([.H540]*[.I540])+([.J540]*[.K540])" office:value-type="percentage" office:value="0" calcext:value-type="percentage">
            <text:p>0,00%</text:p>
          </table:table-cell>
          <table:table-cell table:formula="of:=AVERAGE([.K540];[.I540];[.G540];[.E540];[.C540])" office:value-type="percentage" office:value="-0.00388" calcext:value-type="percentage">
            <text:p>-0,39%</text:p>
          </table:table-cell>
          <table:table-cell table:formula="of:=[.N539] * (1+[.L540])" office:value-type="currency" office:currency="BRL" office:value="7492.99326777487" calcext:value-type="currency">
            <text:p>R$ 7.492,99</text:p>
          </table:table-cell>
          <table:table-cell table:formula="of:= 5000 * (1+[.M540])" office:value-type="float" office:value="4980.6" calcext:value-type="float">
            <text:p>4980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1/04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71" calcext:value-type="percentage">
            <text:p>-2,7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1" calcext:value-type="percentage">
            <text:p>-0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2" calcext:value-type="percentage">
            <text:p>-2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6" calcext:value-type="percentage">
            <text:p>0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3" calcext:value-type="percentage">
            <text:p>-1,13%</text:p>
          </table:table-cell>
          <table:table-cell table:formula="of:=([.B541]*[.C541])+([.D541]*[.E541])+([.F541]*[.G541])+([.H541]*[.I541])+([.J541]*[.K541])" office:value-type="percentage" office:value="0" calcext:value-type="percentage">
            <text:p>0,00%</text:p>
          </table:table-cell>
          <table:table-cell table:formula="of:=AVERAGE([.K541];[.I541];[.G541];[.E541];[.C541])" office:value-type="percentage" office:value="-0.01242" calcext:value-type="percentage">
            <text:p>-1,24%</text:p>
          </table:table-cell>
          <table:table-cell table:formula="of:=[.N540] * (1+[.L541])" office:value-type="currency" office:currency="BRL" office:value="7492.99326777487" calcext:value-type="currency">
            <text:p>R$ 7.492,99</text:p>
          </table:table-cell>
          <table:table-cell table:formula="of:= 5000 * (1+[.M541])" office:value-type="float" office:value="4937.9" calcext:value-type="float">
            <text:p>4937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2/04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775" calcext:value-type="percentage">
            <text:p>-7,7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9" calcext:value-type="percentage">
            <text:p>-0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5" calcext:value-type="percentage">
            <text:p>-1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" calcext:value-type="percentage">
            <text:p>-0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17" calcext:value-type="percentage">
            <text:p>-3,17%</text:p>
          </table:table-cell>
          <table:table-cell table:formula="of:=([.B542]*[.C542])+([.D542]*[.E542])+([.F542]*[.G542])+([.H542]*[.I542])+([.J542]*[.K542])" office:value-type="percentage" office:value="-0" calcext:value-type="percentage">
            <text:p>0,00%</text:p>
          </table:table-cell>
          <table:table-cell table:formula="of:=AVERAGE([.K542];[.I542];[.G542];[.E542];[.C542])" office:value-type="percentage" office:value="-0.02552" calcext:value-type="percentage">
            <text:p>-2,55%</text:p>
          </table:table-cell>
          <table:table-cell table:formula="of:=[.N541] * (1+[.L542])" office:value-type="currency" office:currency="BRL" office:value="7492.99326777487" calcext:value-type="currency">
            <text:p>R$ 7.492,99</text:p>
          </table:table-cell>
          <table:table-cell table:formula="of:= 5000 * (1+[.M542])" office:value-type="float" office:value="4872.4" calcext:value-type="float">
            <text:p>4872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5/04/19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031" calcext:value-type="percentage">
            <text:p>0,3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" calcext:value-type="percentage">
            <text:p>-0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6" calcext:value-type="percentage">
            <text:p>-0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9" calcext:value-type="percentage">
            <text:p>-0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8" calcext:value-type="percentage">
            <text:p>0,28%</text:p>
          </table:table-cell>
          <table:table-cell table:formula="of:=([.B543]*[.C543])+([.D543]*[.E543])+([.F543]*[.G543])+([.H543]*[.I543])+([.J543]*[.K543])" office:value-type="percentage" office:value="0.0031" calcext:value-type="percentage">
            <text:p>0,31%</text:p>
          </table:table-cell>
          <table:table-cell table:formula="of:=AVERAGE([.K543];[.I543];[.G543];[.E543];[.C543])" office:value-type="percentage" office:value="-0.00032" calcext:value-type="percentage">
            <text:p>-0,03%</text:p>
          </table:table-cell>
          <table:table-cell table:formula="of:=[.N542] * (1+[.L543])" office:value-type="currency" office:currency="BRL" office:value="7516.22154690497" calcext:value-type="currency">
            <text:p>R$ 7.516,22</text:p>
          </table:table-cell>
          <table:table-cell table:formula="of:= 5000 * (1+[.M543])" office:value-type="float" office:value="4998.4" calcext:value-type="float">
            <text:p>4998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6/04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05" calcext:value-type="percentage">
            <text:p>3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8" calcext:value-type="percentage">
            <text:p>0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9" calcext:value-type="percentage">
            <text:p>-0,0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45" calcext:value-type="percentage">
            <text:p>3,4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07" calcext:value-type="percentage">
            <text:p>2,07%</text:p>
          </table:table-cell>
          <table:table-cell table:formula="of:=([.B544]*[.C544])+([.D544]*[.E544])+([.F544]*[.G544])+([.H544]*[.I544])+([.J544]*[.K544])" office:value-type="percentage" office:value="0" calcext:value-type="percentage">
            <text:p>0,00%</text:p>
          </table:table-cell>
          <table:table-cell table:formula="of:=AVERAGE([.K544];[.I544];[.G544];[.E544];[.C544])" office:value-type="percentage" office:value="0.01772" calcext:value-type="percentage">
            <text:p>1,77%</text:p>
          </table:table-cell>
          <table:table-cell table:formula="of:=[.N543] * (1+[.L544])" office:value-type="currency" office:currency="BRL" office:value="7516.22154690497" calcext:value-type="currency">
            <text:p>R$ 7.516,22</text:p>
          </table:table-cell>
          <table:table-cell table:formula="of:= 5000 * (1+[.M544])" office:value-type="float" office:value="5088.6" calcext:value-type="float">
            <text:p>5088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7/04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1" calcext:value-type="percentage">
            <text:p>0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7" calcext:value-type="percentage">
            <text:p>-1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5" calcext:value-type="percentage">
            <text:p>-1,5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" calcext:value-type="percentage">
            <text:p>-1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2" calcext:value-type="percentage">
            <text:p>-1,32%</text:p>
          </table:table-cell>
          <table:table-cell table:formula="of:=([.B545]*[.C545])+([.D545]*[.E545])+([.F545]*[.G545])+([.H545]*[.I545])+([.J545]*[.K545])" office:value-type="percentage" office:value="0" calcext:value-type="percentage">
            <text:p>0,00%</text:p>
          </table:table-cell>
          <table:table-cell table:formula="of:=AVERAGE([.K545];[.I545];[.G545];[.E545];[.C545])" office:value-type="percentage" office:value="-0.01106" calcext:value-type="percentage">
            <text:p>-1,11%</text:p>
          </table:table-cell>
          <table:table-cell table:formula="of:=[.N544] * (1+[.L545])" office:value-type="currency" office:currency="BRL" office:value="7516.22154690497" calcext:value-type="currency">
            <text:p>R$ 7.516,22</text:p>
          </table:table-cell>
          <table:table-cell table:formula="of:= 5000 * (1+[.M545])" office:value-type="float" office:value="4944.7" calcext:value-type="float">
            <text:p>4944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8/04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18" calcext:value-type="percentage">
            <text:p>3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4" calcext:value-type="percentage">
            <text:p>-0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6" calcext:value-type="percentage">
            <text:p>1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3" calcext:value-type="percentage">
            <text:p>0,6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5" calcext:value-type="percentage">
            <text:p>3,50%</text:p>
          </table:table-cell>
          <table:table-cell table:formula="of:=([.B546]*[.C546])+([.D546]*[.E546])+([.F546]*[.G546])+([.H546]*[.I546])+([.J546]*[.K546])" office:value-type="percentage" office:value="0" calcext:value-type="percentage">
            <text:p>0,00%</text:p>
          </table:table-cell>
          <table:table-cell table:formula="of:=AVERAGE([.K546];[.I546];[.G546];[.E546];[.C546])" office:value-type="percentage" office:value="0.01726" calcext:value-type="percentage">
            <text:p>1,73%</text:p>
          </table:table-cell>
          <table:table-cell table:formula="of:=[.N545] * (1+[.L546])" office:value-type="currency" office:currency="BRL" office:value="7516.22154690497" calcext:value-type="currency">
            <text:p>R$ 7.516,22</text:p>
          </table:table-cell>
          <table:table-cell table:formula="of:= 5000 * (1+[.M546])" office:value-type="float" office:value="5086.3" calcext:value-type="float">
            <text:p>5086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2/04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8" calcext:value-type="percentage">
            <text:p>-0,5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1" calcext:value-type="percentage">
            <text:p>-0,7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7" calcext:value-type="percentage">
            <text:p>-0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43" calcext:value-type="percentage">
            <text:p>-2,4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4" calcext:value-type="percentage">
            <text:p>-1,04%</text:p>
          </table:table-cell>
          <table:table-cell table:formula="of:=([.B547]*[.C547])+([.D547]*[.E547])+([.F547]*[.G547])+([.H547]*[.I547])+([.J547]*[.K547])" office:value-type="percentage" office:value="-0" calcext:value-type="percentage">
            <text:p>0,00%</text:p>
          </table:table-cell>
          <table:table-cell table:formula="of:=AVERAGE([.K547];[.I547];[.G547];[.E547];[.C547])" office:value-type="percentage" office:value="-0.01006" calcext:value-type="percentage">
            <text:p>-1,01%</text:p>
          </table:table-cell>
          <table:table-cell table:formula="of:=[.N546] * (1+[.L547])" office:value-type="currency" office:currency="BRL" office:value="7516.22154690497" calcext:value-type="currency">
            <text:p>R$ 7.516,22</text:p>
          </table:table-cell>
          <table:table-cell table:formula="of:= 5000 * (1+[.M547])" office:value-type="float" office:value="4949.7" calcext:value-type="float">
            <text:p>4949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3/04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8" calcext:value-type="percentage">
            <text:p>0,8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" calcext:value-type="percentage">
            <text:p>-1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8" calcext:value-type="percentage">
            <text:p>1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1" calcext:value-type="percentage">
            <text:p>1,2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01" calcext:value-type="percentage">
            <text:p>2,01%</text:p>
          </table:table-cell>
          <table:table-cell table:formula="of:=([.B548]*[.C548])+([.D548]*[.E548])+([.F548]*[.G548])+([.H548]*[.I548])+([.J548]*[.K548])" office:value-type="percentage" office:value="0" calcext:value-type="percentage">
            <text:p>0,00%</text:p>
          </table:table-cell>
          <table:table-cell table:formula="of:=AVERAGE([.K548];[.I548];[.G548];[.E548];[.C548])" office:value-type="percentage" office:value="0.00836" calcext:value-type="percentage">
            <text:p>0,84%</text:p>
          </table:table-cell>
          <table:table-cell table:formula="of:=[.N547] * (1+[.L548])" office:value-type="currency" office:currency="BRL" office:value="7516.22154690497" calcext:value-type="currency">
            <text:p>R$ 7.516,22</text:p>
          </table:table-cell>
          <table:table-cell table:formula="of:= 5000 * (1+[.M548])" office:value-type="float" office:value="5041.8" calcext:value-type="float">
            <text:p>5041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4/04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9" calcext:value-type="percentage">
            <text:p>-0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" calcext:value-type="percentage">
            <text:p>0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5" calcext:value-type="percentage">
            <text:p>0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" calcext:value-type="percentage">
            <text:p>-3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03" calcext:value-type="percentage">
            <text:p>-2,03%</text:p>
          </table:table-cell>
          <table:table-cell table:formula="of:=([.B549]*[.C549])+([.D549]*[.E549])+([.F549]*[.G549])+([.H549]*[.I549])+([.J549]*[.K549])" office:value-type="percentage" office:value="0" calcext:value-type="percentage">
            <text:p>0,00%</text:p>
          </table:table-cell>
          <table:table-cell table:formula="of:=AVERAGE([.K549];[.I549];[.G549];[.E549];[.C549])" office:value-type="percentage" office:value="-0.00914" calcext:value-type="percentage">
            <text:p>-0,91%</text:p>
          </table:table-cell>
          <table:table-cell table:formula="of:=[.N548] * (1+[.L549])" office:value-type="currency" office:currency="BRL" office:value="7516.22154690497" calcext:value-type="currency">
            <text:p>R$ 7.516,22</text:p>
          </table:table-cell>
          <table:table-cell table:formula="of:= 5000 * (1+[.M549])" office:value-type="float" office:value="4954.3" calcext:value-type="float">
            <text:p>4954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5/04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3" calcext:value-type="percentage">
            <text:p>0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6" calcext:value-type="percentage">
            <text:p>0,7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4" calcext:value-type="percentage">
            <text:p>1,5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6" calcext:value-type="percentage">
            <text:p>-0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4" calcext:value-type="percentage">
            <text:p>1,64%</text:p>
          </table:table-cell>
          <table:table-cell table:formula="of:=([.B550]*[.C550])+([.D550]*[.E550])+([.F550]*[.G550])+([.H550]*[.I550])+([.J550]*[.K550])" office:value-type="percentage" office:value="0" calcext:value-type="percentage">
            <text:p>0,00%</text:p>
          </table:table-cell>
          <table:table-cell table:formula="of:=AVERAGE([.K550];[.I550];[.G550];[.E550];[.C550])" office:value-type="percentage" office:value="0.00922" calcext:value-type="percentage">
            <text:p>0,92%</text:p>
          </table:table-cell>
          <table:table-cell table:formula="of:=[.N549] * (1+[.L550])" office:value-type="currency" office:currency="BRL" office:value="7516.22154690497" calcext:value-type="currency">
            <text:p>R$ 7.516,22</text:p>
          </table:table-cell>
          <table:table-cell table:formula="of:= 5000 * (1+[.M550])" office:value-type="float" office:value="5046.1" calcext:value-type="float">
            <text:p>5046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6/04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1" calcext:value-type="percentage">
            <text:p>-1,91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027" calcext:value-type="percentage">
            <text:p>0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4" calcext:value-type="percentage">
            <text:p>0,2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8" calcext:value-type="percentage">
            <text:p>0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1" calcext:value-type="percentage">
            <text:p>0,51%</text:p>
          </table:table-cell>
          <table:table-cell table:formula="of:=([.B551]*[.C551])+([.D551]*[.E551])+([.F551]*[.G551])+([.H551]*[.I551])+([.J551]*[.K551])" office:value-type="percentage" office:value="0.0027" calcext:value-type="percentage">
            <text:p>0,27%</text:p>
          </table:table-cell>
          <table:table-cell table:formula="of:=AVERAGE([.K551];[.I551];[.G551];[.E551];[.C551])" office:value-type="percentage" office:value="-0.00142" calcext:value-type="percentage">
            <text:p>-0,14%</text:p>
          </table:table-cell>
          <table:table-cell table:formula="of:=[.N550] * (1+[.L551])" office:value-type="currency" office:currency="BRL" office:value="7536.51534508162" calcext:value-type="currency">
            <text:p>R$ 7.536,52</text:p>
          </table:table-cell>
          <table:table-cell table:formula="of:= 5000 * (1+[.M551])" office:value-type="float" office:value="4992.9" calcext:value-type="float">
            <text:p>4992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9/04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4" calcext:value-type="percentage">
            <text:p>0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2" calcext:value-type="percentage">
            <text:p>1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" calcext:value-type="percentage">
            <text:p>-0,8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4" calcext:value-type="percentage">
            <text:p>-0,3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4" calcext:value-type="percentage">
            <text:p>0,04%</text:p>
          </table:table-cell>
          <table:table-cell table:formula="of:=([.B552]*[.C552])+([.D552]*[.E552])+([.F552]*[.G552])+([.H552]*[.I552])+([.J552]*[.K552])" office:value-type="percentage" office:value="0" calcext:value-type="percentage">
            <text:p>0,00%</text:p>
          </table:table-cell>
          <table:table-cell table:formula="of:=AVERAGE([.K552];[.I552];[.G552];[.E552];[.C552])" office:value-type="percentage" office:value="0.00152" calcext:value-type="percentage">
            <text:p>0,15%</text:p>
          </table:table-cell>
          <table:table-cell table:formula="of:=[.N551] * (1+[.L552])" office:value-type="currency" office:currency="BRL" office:value="7536.51534508162" calcext:value-type="currency">
            <text:p>R$ 7.536,52</text:p>
          </table:table-cell>
          <table:table-cell table:formula="of:= 5000 * (1+[.M552])" office:value-type="float" office:value="5007.6" calcext:value-type="float">
            <text:p>5007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0/04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5" calcext:value-type="percentage">
            <text:p>-0,9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2" calcext:value-type="percentage">
            <text:p>1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9" calcext:value-type="percentage">
            <text:p>0,8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" calcext:value-type="percentage">
            <text:p>-0,3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3" calcext:value-type="percentage">
            <text:p>0,63%</text:p>
          </table:table-cell>
          <table:table-cell table:formula="of:=([.B553]*[.C553])+([.D553]*[.E553])+([.F553]*[.G553])+([.H553]*[.I553])+([.J553]*[.K553])" office:value-type="percentage" office:value="0" calcext:value-type="percentage">
            <text:p>0,00%</text:p>
          </table:table-cell>
          <table:table-cell table:formula="of:=AVERAGE([.K553];[.I553];[.G553];[.E553];[.C553])" office:value-type="percentage" office:value="0.00318" calcext:value-type="percentage">
            <text:p>0,32%</text:p>
          </table:table-cell>
          <table:table-cell table:formula="of:=[.N552] * (1+[.L553])" office:value-type="currency" office:currency="BRL" office:value="7536.51534508162" calcext:value-type="currency">
            <text:p>R$ 7.536,52</text:p>
          </table:table-cell>
          <table:table-cell table:formula="of:= 5000 * (1+[.M553])" office:value-type="float" office:value="5015.9" calcext:value-type="float">
            <text:p>5015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2/05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" calcext:value-type="percentage">
            <text:p>-1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5" calcext:value-type="percentage">
            <text:p>-0,6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7" calcext:value-type="percentage">
            <text:p>0,6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2" calcext:value-type="percentage">
            <text:p>-2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2" calcext:value-type="percentage">
            <text:p>0,22%</text:p>
          </table:table-cell>
          <table:table-cell table:formula="of:=([.B554]*[.C554])+([.D554]*[.E554])+([.F554]*[.G554])+([.H554]*[.I554])+([.J554]*[.K554])" office:value-type="percentage" office:value="0" calcext:value-type="percentage">
            <text:p>0,00%</text:p>
          </table:table-cell>
          <table:table-cell table:formula="of:=AVERAGE([.K554];[.I554];[.G554];[.E554];[.C554])" office:value-type="percentage" office:value="-0.00696" calcext:value-type="percentage">
            <text:p>-0,70%</text:p>
          </table:table-cell>
          <table:table-cell table:formula="of:=[.N553] * (1+[.L554])" office:value-type="currency" office:currency="BRL" office:value="7536.51534508162" calcext:value-type="currency">
            <text:p>R$ 7.536,52</text:p>
          </table:table-cell>
          <table:table-cell table:formula="of:= 5000 * (1+[.M554])" office:value-type="float" office:value="4965.2" calcext:value-type="float">
            <text:p>4965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3/05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5" calcext:value-type="percentage">
            <text:p>0,4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8" calcext:value-type="percentage">
            <text:p>-1,6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7" calcext:value-type="percentage">
            <text:p>-0,9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98" calcext:value-type="percentage">
            <text:p>2,9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8" calcext:value-type="percentage">
            <text:p>0,58%</text:p>
          </table:table-cell>
          <table:table-cell table:formula="of:=([.B555]*[.C555])+([.D555]*[.E555])+([.F555]*[.G555])+([.H555]*[.I555])+([.J555]*[.K555])" office:value-type="percentage" office:value="0" calcext:value-type="percentage">
            <text:p>0,00%</text:p>
          </table:table-cell>
          <table:table-cell table:formula="of:=AVERAGE([.K555];[.I555];[.G555];[.E555];[.C555])" office:value-type="percentage" office:value="0.00272" calcext:value-type="percentage">
            <text:p>0,27%</text:p>
          </table:table-cell>
          <table:table-cell table:formula="of:=[.N554] * (1+[.L555])" office:value-type="currency" office:currency="BRL" office:value="7536.51534508162" calcext:value-type="currency">
            <text:p>R$ 7.536,52</text:p>
          </table:table-cell>
          <table:table-cell table:formula="of:= 5000 * (1+[.M555])" office:value-type="float" office:value="5013.6" calcext:value-type="float">
            <text:p>5013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6/05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" calcext:value-type="percentage">
            <text:p>-0,3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6" calcext:value-type="percentage">
            <text:p>0,9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2" calcext:value-type="percentage">
            <text:p>-2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7" calcext:value-type="percentage">
            <text:p>-1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2" calcext:value-type="percentage">
            <text:p>-1,42%</text:p>
          </table:table-cell>
          <table:table-cell table:formula="of:=([.B556]*[.C556])+([.D556]*[.E556])+([.F556]*[.G556])+([.H556]*[.I556])+([.J556]*[.K556])" office:value-type="percentage" office:value="0" calcext:value-type="percentage">
            <text:p>0,00%</text:p>
          </table:table-cell>
          <table:table-cell table:formula="of:=AVERAGE([.K556];[.I556];[.G556];[.E556];[.C556])" office:value-type="percentage" office:value="-0.00886" calcext:value-type="percentage">
            <text:p>-0,89%</text:p>
          </table:table-cell>
          <table:table-cell table:formula="of:=[.N555] * (1+[.L556])" office:value-type="currency" office:currency="BRL" office:value="7536.51534508162" calcext:value-type="currency">
            <text:p>R$ 7.536,52</text:p>
          </table:table-cell>
          <table:table-cell table:formula="of:= 5000 * (1+[.M556])" office:value-type="float" office:value="4955.7" calcext:value-type="float">
            <text:p>4955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7/05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7" calcext:value-type="percentage">
            <text:p>-1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8" calcext:value-type="percentage">
            <text:p>0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2" calcext:value-type="percentage">
            <text:p>-1,1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8" calcext:value-type="percentage">
            <text:p>0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4" calcext:value-type="percentage">
            <text:p>0,24%</text:p>
          </table:table-cell>
          <table:table-cell table:formula="of:=([.B557]*[.C557])+([.D557]*[.E557])+([.F557]*[.G557])+([.H557]*[.I557])+([.J557]*[.K557])" office:value-type="percentage" office:value="0" calcext:value-type="percentage">
            <text:p>0,00%</text:p>
          </table:table-cell>
          <table:table-cell table:formula="of:=AVERAGE([.K557];[.I557];[.G557];[.E557];[.C557])" office:value-type="percentage" office:value="-0.00398" calcext:value-type="percentage">
            <text:p>-0,40%</text:p>
          </table:table-cell>
          <table:table-cell table:formula="of:=[.N556] * (1+[.L557])" office:value-type="currency" office:currency="BRL" office:value="7536.51534508162" calcext:value-type="currency">
            <text:p>R$ 7.536,52</text:p>
          </table:table-cell>
          <table:table-cell table:formula="of:= 5000 * (1+[.M557])" office:value-type="float" office:value="4980.1" calcext:value-type="float">
            <text:p>4980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8/05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87" calcext:value-type="percentage">
            <text:p>3,8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8" calcext:value-type="percentage">
            <text:p>-1,7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3" calcext:value-type="percentage">
            <text:p>1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1" calcext:value-type="percentage">
            <text:p>-1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2" calcext:value-type="percentage">
            <text:p>2,22%</text:p>
          </table:table-cell>
          <table:table-cell table:formula="of:=([.B558]*[.C558])+([.D558]*[.E558])+([.F558]*[.G558])+([.H558]*[.I558])+([.J558]*[.K558])" office:value-type="percentage" office:value="0" calcext:value-type="percentage">
            <text:p>0,00%</text:p>
          </table:table-cell>
          <table:table-cell table:formula="of:=AVERAGE([.K558];[.I558];[.G558];[.E558];[.C558])" office:value-type="percentage" office:value="0.00806" calcext:value-type="percentage">
            <text:p>0,81%</text:p>
          </table:table-cell>
          <table:table-cell table:formula="of:=[.N557] * (1+[.L558])" office:value-type="currency" office:currency="BRL" office:value="7536.51534508162" calcext:value-type="currency">
            <text:p>R$ 7.536,52</text:p>
          </table:table-cell>
          <table:table-cell table:formula="of:= 5000 * (1+[.M558])" office:value-type="float" office:value="5040.3" calcext:value-type="float">
            <text:p>5040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9/05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7" calcext:value-type="percentage">
            <text:p>-1,9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5" calcext:value-type="percentage">
            <text:p>-0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4" calcext:value-type="percentage">
            <text:p>-1,2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4" calcext:value-type="percentage">
            <text:p>-0,9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7" calcext:value-type="percentage">
            <text:p>0,87%</text:p>
          </table:table-cell>
          <table:table-cell table:formula="of:=([.B559]*[.C559])+([.D559]*[.E559])+([.F559]*[.G559])+([.H559]*[.I559])+([.J559]*[.K559])" office:value-type="percentage" office:value="0" calcext:value-type="percentage">
            <text:p>0,00%</text:p>
          </table:table-cell>
          <table:table-cell table:formula="of:=AVERAGE([.K559];[.I559];[.G559];[.E559];[.C559])" office:value-type="percentage" office:value="-0.00726" calcext:value-type="percentage">
            <text:p>-0,73%</text:p>
          </table:table-cell>
          <table:table-cell table:formula="of:=[.N558] * (1+[.L559])" office:value-type="currency" office:currency="BRL" office:value="7536.51534508162" calcext:value-type="currency">
            <text:p>R$ 7.536,52</text:p>
          </table:table-cell>
          <table:table-cell table:formula="of:= 5000 * (1+[.M559])" office:value-type="float" office:value="4963.7" calcext:value-type="float">
            <text:p>4963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0/05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3" calcext:value-type="percentage">
            <text:p>-0,9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1" calcext:value-type="percentage">
            <text:p>0,5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6" calcext:value-type="percentage">
            <text:p>-0,4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" calcext:value-type="percentage">
            <text:p>1,9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" calcext:value-type="percentage">
            <text:p>-1,70%</text:p>
          </table:table-cell>
          <table:table-cell table:formula="of:=([.B560]*[.C560])+([.D560]*[.E560])+([.F560]*[.G560])+([.H560]*[.I560])+([.J560]*[.K560])" office:value-type="percentage" office:value="0" calcext:value-type="percentage">
            <text:p>0,00%</text:p>
          </table:table-cell>
          <table:table-cell table:formula="of:=AVERAGE([.K560];[.I560];[.G560];[.E560];[.C560])" office:value-type="percentage" office:value="-0.00136" calcext:value-type="percentage">
            <text:p>-0,14%</text:p>
          </table:table-cell>
          <table:table-cell table:formula="of:=[.N559] * (1+[.L560])" office:value-type="currency" office:currency="BRL" office:value="7536.51534508162" calcext:value-type="currency">
            <text:p>R$ 7.536,52</text:p>
          </table:table-cell>
          <table:table-cell table:formula="of:= 5000 * (1+[.M560])" office:value-type="float" office:value="4993.2" calcext:value-type="float">
            <text:p>4993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3/05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93" calcext:value-type="percentage">
            <text:p>-2,9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9" calcext:value-type="percentage">
            <text:p>-0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7" calcext:value-type="percentage">
            <text:p>-1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1" calcext:value-type="percentage">
            <text:p>-4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57" calcext:value-type="percentage">
            <text:p>-3,57%</text:p>
          </table:table-cell>
          <table:table-cell table:formula="of:=([.B561]*[.C561])+([.D561]*[.E561])+([.F561]*[.G561])+([.H561]*[.I561])+([.J561]*[.K561])" office:value-type="percentage" office:value="-0" calcext:value-type="percentage">
            <text:p>0,00%</text:p>
          </table:table-cell>
          <table:table-cell table:formula="of:=AVERAGE([.K561];[.I561];[.G561];[.E561];[.C561])" office:value-type="percentage" office:value="-0.02472" calcext:value-type="percentage">
            <text:p>-2,47%</text:p>
          </table:table-cell>
          <table:table-cell table:formula="of:=[.N560] * (1+[.L561])" office:value-type="currency" office:currency="BRL" office:value="7536.51534508162" calcext:value-type="currency">
            <text:p>R$ 7.536,52</text:p>
          </table:table-cell>
          <table:table-cell table:formula="of:= 5000 * (1+[.M561])" office:value-type="float" office:value="4876.4" calcext:value-type="float">
            <text:p>4876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4/05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9" calcext:value-type="percentage">
            <text:p>0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5" calcext:value-type="percentage">
            <text:p>-0,4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7" calcext:value-type="percentage">
            <text:p>-0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4" calcext:value-type="percentage">
            <text:p>0,3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7" calcext:value-type="percentage">
            <text:p>-0,97%</text:p>
          </table:table-cell>
          <table:table-cell table:formula="of:=([.B562]*[.C562])+([.D562]*[.E562])+([.F562]*[.G562])+([.H562]*[.I562])+([.J562]*[.K562])" office:value-type="percentage" office:value="0" calcext:value-type="percentage">
            <text:p>0,00%</text:p>
          </table:table-cell>
          <table:table-cell table:formula="of:=AVERAGE([.K562];[.I562];[.G562];[.E562];[.C562])" office:value-type="percentage" office:value="-0.00232" calcext:value-type="percentage">
            <text:p>-0,23%</text:p>
          </table:table-cell>
          <table:table-cell table:formula="of:=[.N561] * (1+[.L562])" office:value-type="currency" office:currency="BRL" office:value="7536.51534508162" calcext:value-type="currency">
            <text:p>R$ 7.536,52</text:p>
          </table:table-cell>
          <table:table-cell table:formula="of:= 5000 * (1+[.M562])" office:value-type="float" office:value="4988.4" calcext:value-type="float">
            <text:p>4988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5/05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6" calcext:value-type="percentage">
            <text:p>-0,4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41" calcext:value-type="percentage">
            <text:p>2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1" calcext:value-type="percentage">
            <text:p>0,3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6" calcext:value-type="percentage">
            <text:p>0,7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5" calcext:value-type="percentage">
            <text:p>-1,65%</text:p>
          </table:table-cell>
          <table:table-cell table:formula="of:=([.B563]*[.C563])+([.D563]*[.E563])+([.F563]*[.G563])+([.H563]*[.I563])+([.J563]*[.K563])" office:value-type="percentage" office:value="0" calcext:value-type="percentage">
            <text:p>0,00%</text:p>
          </table:table-cell>
          <table:table-cell table:formula="of:=AVERAGE([.K563];[.I563];[.G563];[.E563];[.C563])" office:value-type="percentage" office:value="0.00274" calcext:value-type="percentage">
            <text:p>0,27%</text:p>
          </table:table-cell>
          <table:table-cell table:formula="of:=[.N562] * (1+[.L563])" office:value-type="currency" office:currency="BRL" office:value="7536.51534508162" calcext:value-type="currency">
            <text:p>R$ 7.536,52</text:p>
          </table:table-cell>
          <table:table-cell table:formula="of:= 5000 * (1+[.M563])" office:value-type="float" office:value="5013.7" calcext:value-type="float">
            <text:p>5013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6/05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7" calcext:value-type="percentage">
            <text:p>-2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3" calcext:value-type="percentage">
            <text:p>1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9" calcext:value-type="percentage">
            <text:p>-1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23" calcext:value-type="percentage">
            <text:p>-3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12" calcext:value-type="percentage">
            <text:p>-3,12%</text:p>
          </table:table-cell>
          <table:table-cell table:formula="of:=([.B564]*[.C564])+([.D564]*[.E564])+([.F564]*[.G564])+([.H564]*[.I564])+([.J564]*[.K564])" office:value-type="percentage" office:value="0" calcext:value-type="percentage">
            <text:p>0,00%</text:p>
          </table:table-cell>
          <table:table-cell table:formula="of:=AVERAGE([.K564];[.I564];[.G564];[.E564];[.C564])" office:value-type="percentage" office:value="-0.01796" calcext:value-type="percentage">
            <text:p>-1,80%</text:p>
          </table:table-cell>
          <table:table-cell table:formula="of:=[.N563] * (1+[.L564])" office:value-type="currency" office:currency="BRL" office:value="7536.51534508162" calcext:value-type="currency">
            <text:p>R$ 7.536,52</text:p>
          </table:table-cell>
          <table:table-cell table:formula="of:= 5000 * (1+[.M564])" office:value-type="float" office:value="4910.2" calcext:value-type="float">
            <text:p>4910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7/05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" calcext:value-type="percentage">
            <text:p>-2,3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25" calcext:value-type="percentage">
            <text:p>-2,2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9" calcext:value-type="percentage">
            <text:p>0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84" calcext:value-type="percentage">
            <text:p>2,8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3" calcext:value-type="percentage">
            <text:p>-1,73%</text:p>
          </table:table-cell>
          <table:table-cell table:formula="of:=([.B565]*[.C565])+([.D565]*[.E565])+([.F565]*[.G565])+([.H565]*[.I565])+([.J565]*[.K565])" office:value-type="percentage" office:value="0" calcext:value-type="percentage">
            <text:p>0,00%</text:p>
          </table:table-cell>
          <table:table-cell table:formula="of:=AVERAGE([.K565];[.I565];[.G565];[.E565];[.C565])" office:value-type="percentage" office:value="-0.0065" calcext:value-type="percentage">
            <text:p>-0,65%</text:p>
          </table:table-cell>
          <table:table-cell table:formula="of:=[.N564] * (1+[.L565])" office:value-type="currency" office:currency="BRL" office:value="7536.51534508162" calcext:value-type="currency">
            <text:p>R$ 7.536,52</text:p>
          </table:table-cell>
          <table:table-cell table:formula="of:= 5000 * (1+[.M565])" office:value-type="float" office:value="4967.5" calcext:value-type="float">
            <text:p>4967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/05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38" calcext:value-type="percentage">
            <text:p>3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2" calcext:value-type="percentage">
            <text:p>1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6" calcext:value-type="percentage">
            <text:p>2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03" calcext:value-type="percentage">
            <text:p>-2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84" calcext:value-type="percentage">
            <text:p>3,84%</text:p>
          </table:table-cell>
          <table:table-cell table:formula="of:=([.B566]*[.C566])+([.D566]*[.E566])+([.F566]*[.G566])+([.H566]*[.I566])+([.J566]*[.K566])" office:value-type="percentage" office:value="0" calcext:value-type="percentage">
            <text:p>0,00%</text:p>
          </table:table-cell>
          <table:table-cell table:formula="of:=AVERAGE([.K566];[.I566];[.G566];[.E566];[.C566])" office:value-type="percentage" office:value="0.01762" calcext:value-type="percentage">
            <text:p>1,76%</text:p>
          </table:table-cell>
          <table:table-cell table:formula="of:=[.N565] * (1+[.L566])" office:value-type="currency" office:currency="BRL" office:value="7536.51534508162" calcext:value-type="currency">
            <text:p>R$ 7.536,52</text:p>
          </table:table-cell>
          <table:table-cell table:formula="of:= 5000 * (1+[.M566])" office:value-type="float" office:value="5088.1" calcext:value-type="float">
            <text:p>5088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1/05/19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382" calcext:value-type="percentage">
            <text:p>3,8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4" calcext:value-type="percentage">
            <text:p>-0,54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384" calcext:value-type="percentage">
            <text:p>3,8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1" calcext:value-type="percentage">
            <text:p>1,41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571" calcext:value-type="percentage">
            <text:p>5,71%</text:p>
          </table:table-cell>
          <table:table-cell table:formula="of:=([.B567]*[.C567])+([.D567]*[.E567])+([.F567]*[.G567])+([.H567]*[.I567])+([.J567]*[.K567])" office:value-type="percentage" office:value="-0.1337" calcext:value-type="percentage">
            <text:p>-13,37%</text:p>
          </table:table-cell>
          <table:table-cell table:formula="of:=AVERAGE([.K567];[.I567];[.G567];[.E567];[.C567])" office:value-type="percentage" office:value="0.02848" calcext:value-type="percentage">
            <text:p>2,85%</text:p>
          </table:table-cell>
          <table:table-cell table:formula="of:=[.N566] * (1+[.L567])" office:value-type="currency" office:currency="BRL" office:value="6528.8832434442" calcext:value-type="currency">
            <text:p>R$ 6.528,88</text:p>
          </table:table-cell>
          <table:table-cell table:formula="of:= 5000 * (1+[.M567])" office:value-type="float" office:value="5142.4" calcext:value-type="float">
            <text:p>5142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2/05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8" calcext:value-type="percentage">
            <text:p>-0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4" calcext:value-type="percentage">
            <text:p>1,54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012" calcext:value-type="percentage">
            <text:p>0,1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1" calcext:value-type="percentage">
            <text:p>0,11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" calcext:value-type="percentage">
            <text:p>0,00%</text:p>
          </table:table-cell>
          <table:table-cell table:formula="of:=([.B568]*[.C568])+([.D568]*[.E568])+([.F568]*[.G568])+([.H568]*[.I568])+([.J568]*[.K568])" office:value-type="percentage" office:value="-0.0012" calcext:value-type="percentage">
            <text:p>-0,12%</text:p>
          </table:table-cell>
          <table:table-cell table:formula="of:=AVERAGE([.K568];[.I568];[.G568];[.E568];[.C568])" office:value-type="percentage" office:value="0.00278" calcext:value-type="percentage">
            <text:p>0,28%</text:p>
          </table:table-cell>
          <table:table-cell table:formula="of:=[.N567] * (1+[.L568])" office:value-type="currency" office:currency="BRL" office:value="6521.04858355207" calcext:value-type="currency">
            <text:p>R$ 6.521,05</text:p>
          </table:table-cell>
          <table:table-cell table:formula="of:= 5000 * (1+[.M568])" office:value-type="float" office:value="5013.9" calcext:value-type="float">
            <text:p>5013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3/05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1" calcext:value-type="percentage">
            <text:p>-1,7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8" calcext:value-type="percentage">
            <text:p>1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1" calcext:value-type="percentage">
            <text:p>-0,2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6" calcext:value-type="percentage">
            <text:p>0,7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6" calcext:value-type="percentage">
            <text:p>0,16%</text:p>
          </table:table-cell>
          <table:table-cell table:formula="of:=([.B569]*[.C569])+([.D569]*[.E569])+([.F569]*[.G569])+([.H569]*[.I569])+([.J569]*[.K569])" office:value-type="percentage" office:value="0" calcext:value-type="percentage">
            <text:p>0,00%</text:p>
          </table:table-cell>
          <table:table-cell table:formula="of:=AVERAGE([.K569];[.I569];[.G569];[.E569];[.C569])" office:value-type="percentage" office:value="0.00076" calcext:value-type="percentage">
            <text:p>0,08%</text:p>
          </table:table-cell>
          <table:table-cell table:formula="of:=[.N568] * (1+[.L569])" office:value-type="currency" office:currency="BRL" office:value="6521.04858355207" calcext:value-type="currency">
            <text:p>R$ 6.521,05</text:p>
          </table:table-cell>
          <table:table-cell table:formula="of:= 5000 * (1+[.M569])" office:value-type="float" office:value="5003.8" calcext:value-type="float">
            <text:p>5003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4/05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7" calcext:value-type="percentage">
            <text:p>0,9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5" calcext:value-type="percentage">
            <text:p>0,4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9" calcext:value-type="percentage">
            <text:p>-1,4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2" calcext:value-type="percentage">
            <text:p>1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7" calcext:value-type="percentage">
            <text:p>1,47%</text:p>
          </table:table-cell>
          <table:table-cell table:formula="of:=([.B570]*[.C570])+([.D570]*[.E570])+([.F570]*[.G570])+([.H570]*[.I570])+([.J570]*[.K570])" office:value-type="percentage" office:value="0" calcext:value-type="percentage">
            <text:p>0,00%</text:p>
          </table:table-cell>
          <table:table-cell table:formula="of:=AVERAGE([.K570];[.I570];[.G570];[.E570];[.C570])" office:value-type="percentage" office:value="0.00484" calcext:value-type="percentage">
            <text:p>0,48%</text:p>
          </table:table-cell>
          <table:table-cell table:formula="of:=[.N569] * (1+[.L570])" office:value-type="currency" office:currency="BRL" office:value="6521.04858355207" calcext:value-type="currency">
            <text:p>R$ 6.521,05</text:p>
          </table:table-cell>
          <table:table-cell table:formula="of:= 5000 * (1+[.M570])" office:value-type="float" office:value="5024.2" calcext:value-type="float">
            <text:p>5024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7/05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7" calcext:value-type="percentage">
            <text:p>0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4" calcext:value-type="percentage">
            <text:p>-0,2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6" calcext:value-type="percentage">
            <text:p>0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89" calcext:value-type="percentage">
            <text:p>3,8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5" calcext:value-type="percentage">
            <text:p>1,95%</text:p>
          </table:table-cell>
          <table:table-cell table:formula="of:=([.B571]*[.C571])+([.D571]*[.E571])+([.F571]*[.G571])+([.H571]*[.I571])+([.J571]*[.K571])" office:value-type="percentage" office:value="0" calcext:value-type="percentage">
            <text:p>0,00%</text:p>
          </table:table-cell>
          <table:table-cell table:formula="of:=AVERAGE([.K571];[.I571];[.G571];[.E571];[.C571])" office:value-type="percentage" office:value="0.01306" calcext:value-type="percentage">
            <text:p>1,31%</text:p>
          </table:table-cell>
          <table:table-cell table:formula="of:=[.N570] * (1+[.L571])" office:value-type="currency" office:currency="BRL" office:value="6521.04858355207" calcext:value-type="currency">
            <text:p>R$ 6.521,05</text:p>
          </table:table-cell>
          <table:table-cell table:formula="of:= 5000 * (1+[.M571])" office:value-type="float" office:value="5065.3" calcext:value-type="float">
            <text:p>5065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8/05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3" calcext:value-type="percentage">
            <text:p>2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9" calcext:value-type="percentage">
            <text:p>0,6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81" calcext:value-type="percentage">
            <text:p>2,8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2" calcext:value-type="percentage">
            <text:p>0,1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" calcext:value-type="percentage">
            <text:p>1,30%</text:p>
          </table:table-cell>
          <table:table-cell table:formula="of:=([.B572]*[.C572])+([.D572]*[.E572])+([.F572]*[.G572])+([.H572]*[.I572])+([.J572]*[.K572])" office:value-type="percentage" office:value="0" calcext:value-type="percentage">
            <text:p>0,00%</text:p>
          </table:table-cell>
          <table:table-cell table:formula="of:=AVERAGE([.K572];[.I572];[.G572];[.E572];[.C572])" office:value-type="percentage" office:value="0.0141" calcext:value-type="percentage">
            <text:p>1,41%</text:p>
          </table:table-cell>
          <table:table-cell table:formula="of:=[.N571] * (1+[.L572])" office:value-type="currency" office:currency="BRL" office:value="6521.04858355207" calcext:value-type="currency">
            <text:p>R$ 6.521,05</text:p>
          </table:table-cell>
          <table:table-cell table:formula="of:= 5000 * (1+[.M572])" office:value-type="float" office:value="5070.5" calcext:value-type="float">
            <text:p>5070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9/05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2" calcext:value-type="percentage">
            <text:p>-1,1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1" calcext:value-type="percentage">
            <text:p>0,0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8" calcext:value-type="percentage">
            <text:p>1,8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9" calcext:value-type="percentage">
            <text:p>-1,0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" calcext:value-type="percentage">
            <text:p>-0,10%</text:p>
          </table:table-cell>
          <table:table-cell table:formula="of:=([.B573]*[.C573])+([.D573]*[.E573])+([.F573]*[.G573])+([.H573]*[.I573])+([.J573]*[.K573])" office:value-type="percentage" office:value="0" calcext:value-type="percentage">
            <text:p>0,00%</text:p>
          </table:table-cell>
          <table:table-cell table:formula="of:=AVERAGE([.K573];[.I573];[.G573];[.E573];[.C573])" office:value-type="percentage" office:value="-0.000840000000000001" calcext:value-type="percentage">
            <text:p>-0,08%</text:p>
          </table:table-cell>
          <table:table-cell table:formula="of:=[.N572] * (1+[.L573])" office:value-type="currency" office:currency="BRL" office:value="6521.04858355207" calcext:value-type="currency">
            <text:p>R$ 6.521,05</text:p>
          </table:table-cell>
          <table:table-cell table:formula="of:= 5000 * (1+[.M573])" office:value-type="float" office:value="4995.8" calcext:value-type="float">
            <text:p>4995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0/05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2" calcext:value-type="percentage">
            <text:p>-1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8" calcext:value-type="percentage">
            <text:p>0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4" calcext:value-type="percentage">
            <text:p>1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2" calcext:value-type="percentage">
            <text:p>0,6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6" calcext:value-type="percentage">
            <text:p>1,46%</text:p>
          </table:table-cell>
          <table:table-cell table:formula="of:=([.B574]*[.C574])+([.D574]*[.E574])+([.F574]*[.G574])+([.H574]*[.I574])+([.J574]*[.K574])" office:value-type="percentage" office:value="0" calcext:value-type="percentage">
            <text:p>0,00%</text:p>
          </table:table-cell>
          <table:table-cell table:formula="of:=AVERAGE([.K574];[.I574];[.G574];[.E574];[.C574])" office:value-type="percentage" office:value="0.00376" calcext:value-type="percentage">
            <text:p>0,38%</text:p>
          </table:table-cell>
          <table:table-cell table:formula="of:=[.N573] * (1+[.L574])" office:value-type="currency" office:currency="BRL" office:value="6521.04858355207" calcext:value-type="currency">
            <text:p>R$ 6.521,05</text:p>
          </table:table-cell>
          <table:table-cell table:formula="of:= 5000 * (1+[.M574])" office:value-type="float" office:value="5018.8" calcext:value-type="float">
            <text:p>5018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1/05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29" calcext:value-type="percentage">
            <text:p>-2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2" calcext:value-type="percentage">
            <text:p>0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3" calcext:value-type="percentage">
            <text:p>-0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02" calcext:value-type="percentage">
            <text:p>-2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9" calcext:value-type="percentage">
            <text:p>-0,19%</text:p>
          </table:table-cell>
          <table:table-cell table:formula="of:=([.B575]*[.C575])+([.D575]*[.E575])+([.F575]*[.G575])+([.H575]*[.I575])+([.J575]*[.K575])" office:value-type="percentage" office:value="0" calcext:value-type="percentage">
            <text:p>0,00%</text:p>
          </table:table-cell>
          <table:table-cell table:formula="of:=AVERAGE([.K575];[.I575];[.G575];[.E575];[.C575])" office:value-type="percentage" office:value="-0.00882" calcext:value-type="percentage">
            <text:p>-0,88%</text:p>
          </table:table-cell>
          <table:table-cell table:formula="of:=[.N574] * (1+[.L575])" office:value-type="currency" office:currency="BRL" office:value="6521.04858355207" calcext:value-type="currency">
            <text:p>R$ 6.521,05</text:p>
          </table:table-cell>
          <table:table-cell table:formula="of:= 5000 * (1+[.M575])" office:value-type="float" office:value="4955.9" calcext:value-type="float">
            <text:p>4955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3/06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2" calcext:value-type="percentage">
            <text:p>1,7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6" calcext:value-type="percentage">
            <text:p>-0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7" calcext:value-type="percentage">
            <text:p>0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5" calcext:value-type="percentage">
            <text:p>-0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6" calcext:value-type="percentage">
            <text:p>0,46%</text:p>
          </table:table-cell>
          <table:table-cell table:formula="of:=([.B576]*[.C576])+([.D576]*[.E576])+([.F576]*[.G576])+([.H576]*[.I576])+([.J576]*[.K576])" office:value-type="percentage" office:value="0" calcext:value-type="percentage">
            <text:p>0,00%</text:p>
          </table:table-cell>
          <table:table-cell table:formula="of:=AVERAGE([.K576];[.I576];[.G576];[.E576];[.C576])" office:value-type="percentage" office:value="0.00368" calcext:value-type="percentage">
            <text:p>0,37%</text:p>
          </table:table-cell>
          <table:table-cell table:formula="of:=[.N575] * (1+[.L576])" office:value-type="currency" office:currency="BRL" office:value="6521.04858355207" calcext:value-type="currency">
            <text:p>R$ 6.521,05</text:p>
          </table:table-cell>
          <table:table-cell table:formula="of:= 5000 * (1+[.M576])" office:value-type="float" office:value="5018.4" calcext:value-type="float">
            <text:p>5018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4/06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1" calcext:value-type="percentage">
            <text:p>0,8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4" calcext:value-type="percentage">
            <text:p>1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7" calcext:value-type="percentage">
            <text:p>-0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7" calcext:value-type="percentage">
            <text:p>0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3" calcext:value-type="percentage">
            <text:p>1,63%</text:p>
          </table:table-cell>
          <table:table-cell table:formula="of:=([.B577]*[.C577])+([.D577]*[.E577])+([.F577]*[.G577])+([.H577]*[.I577])+([.J577]*[.K577])" office:value-type="percentage" office:value="0" calcext:value-type="percentage">
            <text:p>0,00%</text:p>
          </table:table-cell>
          <table:table-cell table:formula="of:=AVERAGE([.K577];[.I577];[.G577];[.E577];[.C577])" office:value-type="percentage" office:value="0.00776" calcext:value-type="percentage">
            <text:p>0,78%</text:p>
          </table:table-cell>
          <table:table-cell table:formula="of:=[.N576] * (1+[.L577])" office:value-type="currency" office:currency="BRL" office:value="6521.04858355207" calcext:value-type="currency">
            <text:p>R$ 6.521,05</text:p>
          </table:table-cell>
          <table:table-cell table:formula="of:= 5000 * (1+[.M577])" office:value-type="float" office:value="5038.8" calcext:value-type="float">
            <text:p>5038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5/06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" calcext:value-type="percentage">
            <text:p>-1,3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" calcext:value-type="percentage">
            <text:p>-0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4" calcext:value-type="percentage">
            <text:p>-1,9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7" calcext:value-type="percentage">
            <text:p>-1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76" calcext:value-type="percentage">
            <text:p>-2,76%</text:p>
          </table:table-cell>
          <table:table-cell table:formula="of:=([.B578]*[.C578])+([.D578]*[.E578])+([.F578]*[.G578])+([.H578]*[.I578])+([.J578]*[.K578])" office:value-type="percentage" office:value="-0" calcext:value-type="percentage">
            <text:p>0,00%</text:p>
          </table:table-cell>
          <table:table-cell table:formula="of:=AVERAGE([.K578];[.I578];[.G578];[.E578];[.C578])" office:value-type="percentage" office:value="-0.01514" calcext:value-type="percentage">
            <text:p>-1,51%</text:p>
          </table:table-cell>
          <table:table-cell table:formula="of:=[.N577] * (1+[.L578])" office:value-type="currency" office:currency="BRL" office:value="6521.04858355207" calcext:value-type="currency">
            <text:p>R$ 6.521,05</text:p>
          </table:table-cell>
          <table:table-cell table:formula="of:= 5000 * (1+[.M578])" office:value-type="float" office:value="4924.3" calcext:value-type="float">
            <text:p>4924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6/06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2" calcext:value-type="percentage">
            <text:p>1,6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2" calcext:value-type="percentage">
            <text:p>0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5" calcext:value-type="percentage">
            <text:p>1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5" calcext:value-type="percentage">
            <text:p>0,8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54" calcext:value-type="percentage">
            <text:p>2,54%</text:p>
          </table:table-cell>
          <table:table-cell table:formula="of:=([.B579]*[.C579])+([.D579]*[.E579])+([.F579]*[.G579])+([.H579]*[.I579])+([.J579]*[.K579])" office:value-type="percentage" office:value="0" calcext:value-type="percentage">
            <text:p>0,00%</text:p>
          </table:table-cell>
          <table:table-cell table:formula="of:=AVERAGE([.K579];[.I579];[.G579];[.E579];[.C579])" office:value-type="percentage" office:value="0.01216" calcext:value-type="percentage">
            <text:p>1,22%</text:p>
          </table:table-cell>
          <table:table-cell table:formula="of:=[.N578] * (1+[.L579])" office:value-type="currency" office:currency="BRL" office:value="6521.04858355207" calcext:value-type="currency">
            <text:p>R$ 6.521,05</text:p>
          </table:table-cell>
          <table:table-cell table:formula="of:= 5000 * (1+[.M579])" office:value-type="float" office:value="5060.8" calcext:value-type="float">
            <text:p>5060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7/06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3" calcext:value-type="percentage">
            <text:p>1,8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3" calcext:value-type="percentage">
            <text:p>0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7" calcext:value-type="percentage">
            <text:p>1,0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9" calcext:value-type="percentage">
            <text:p>-0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1" calcext:value-type="percentage">
            <text:p>-0,81%</text:p>
          </table:table-cell>
          <table:table-cell table:formula="of:=([.B580]*[.C580])+([.D580]*[.E580])+([.F580]*[.G580])+([.H580]*[.I580])+([.J580]*[.K580])" office:value-type="percentage" office:value="0" calcext:value-type="percentage">
            <text:p>0,00%</text:p>
          </table:table-cell>
          <table:table-cell table:formula="of:=AVERAGE([.K580];[.I580];[.G580];[.E580];[.C580])" office:value-type="percentage" office:value="0.00366" calcext:value-type="percentage">
            <text:p>0,37%</text:p>
          </table:table-cell>
          <table:table-cell table:formula="of:=[.N579] * (1+[.L580])" office:value-type="currency" office:currency="BRL" office:value="6521.04858355207" calcext:value-type="currency">
            <text:p>R$ 6.521,05</text:p>
          </table:table-cell>
          <table:table-cell table:formula="of:= 5000 * (1+[.M580])" office:value-type="float" office:value="5018.3" calcext:value-type="float">
            <text:p>5018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0/06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1" calcext:value-type="percentage">
            <text:p>-0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4" calcext:value-type="percentage">
            <text:p>-1,5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5" calcext:value-type="percentage">
            <text:p>-1,2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6" calcext:value-type="percentage">
            <text:p>-0,6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4" calcext:value-type="percentage">
            <text:p>-0,94%</text:p>
          </table:table-cell>
          <table:table-cell table:formula="of:=([.B581]*[.C581])+([.D581]*[.E581])+([.F581]*[.G581])+([.H581]*[.I581])+([.J581]*[.K581])" office:value-type="percentage" office:value="-0" calcext:value-type="percentage">
            <text:p>0,00%</text:p>
          </table:table-cell>
          <table:table-cell table:formula="of:=AVERAGE([.K581];[.I581];[.G581];[.E581];[.C581])" office:value-type="percentage" office:value="-0.0096" calcext:value-type="percentage">
            <text:p>-0,96%</text:p>
          </table:table-cell>
          <table:table-cell table:formula="of:=[.N580] * (1+[.L581])" office:value-type="currency" office:currency="BRL" office:value="6521.04858355207" calcext:value-type="currency">
            <text:p>R$ 6.521,05</text:p>
          </table:table-cell>
          <table:table-cell table:formula="of:= 5000 * (1+[.M581])" office:value-type="float" office:value="4952" calcext:value-type="float">
            <text:p>495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1/06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1" calcext:value-type="percentage">
            <text:p>1,9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1" calcext:value-type="percentage">
            <text:p>0,8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9" calcext:value-type="percentage">
            <text:p>0,4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639" calcext:value-type="percentage">
            <text:p>6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9" calcext:value-type="percentage">
            <text:p>1,99%</text:p>
          </table:table-cell>
          <table:table-cell table:formula="of:=([.B582]*[.C582])+([.D582]*[.E582])+([.F582]*[.G582])+([.H582]*[.I582])+([.J582]*[.K582])" office:value-type="percentage" office:value="0" calcext:value-type="percentage">
            <text:p>0,00%</text:p>
          </table:table-cell>
          <table:table-cell table:formula="of:=AVERAGE([.K582];[.I582];[.G582];[.E582];[.C582])" office:value-type="percentage" office:value="0.02318" calcext:value-type="percentage">
            <text:p>2,32%</text:p>
          </table:table-cell>
          <table:table-cell table:formula="of:=[.N581] * (1+[.L582])" office:value-type="currency" office:currency="BRL" office:value="6521.04858355207" calcext:value-type="currency">
            <text:p>R$ 6.521,05</text:p>
          </table:table-cell>
          <table:table-cell table:formula="of:= 5000 * (1+[.M582])" office:value-type="float" office:value="5115.9" calcext:value-type="float">
            <text:p>5115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2/06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4" calcext:value-type="percentage">
            <text:p>-1,14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012" calcext:value-type="percentage">
            <text:p>0,1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7" calcext:value-type="percentage">
            <text:p>-0,57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012" calcext:value-type="percentage">
            <text:p>0,1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9" calcext:value-type="percentage">
            <text:p>-0,89%</text:p>
          </table:table-cell>
          <table:table-cell table:formula="of:=([.B583]*[.C583])+([.D583]*[.E583])+([.F583]*[.G583])+([.H583]*[.I583])+([.J583]*[.K583])" office:value-type="percentage" office:value="0" calcext:value-type="percentage">
            <text:p>0,00%</text:p>
          </table:table-cell>
          <table:table-cell table:formula="of:=AVERAGE([.K583];[.I583];[.G583];[.E583];[.C583])" office:value-type="percentage" office:value="-0.00472" calcext:value-type="percentage">
            <text:p>-0,47%</text:p>
          </table:table-cell>
          <table:table-cell table:formula="of:=[.N582] * (1+[.L583])" office:value-type="currency" office:currency="BRL" office:value="6521.04858355207" calcext:value-type="currency">
            <text:p>R$ 6.521,05</text:p>
          </table:table-cell>
          <table:table-cell table:formula="of:= 5000 * (1+[.M583])" office:value-type="float" office:value="4976.4" calcext:value-type="float">
            <text:p>4976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3/06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3" calcext:value-type="percentage">
            <text:p>1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4" calcext:value-type="percentage">
            <text:p>0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9" calcext:value-type="percentage">
            <text:p>-1,7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" calcext:value-type="percentage">
            <text:p>0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9" calcext:value-type="percentage">
            <text:p>-1,59%</text:p>
          </table:table-cell>
          <table:table-cell table:formula="of:=([.B584]*[.C584])+([.D584]*[.E584])+([.F584]*[.G584])+([.H584]*[.I584])+([.J584]*[.K584])" office:value-type="percentage" office:value="0" calcext:value-type="percentage">
            <text:p>0,00%</text:p>
          </table:table-cell>
          <table:table-cell table:formula="of:=AVERAGE([.K584];[.I584];[.G584];[.E584];[.C584])" office:value-type="percentage" office:value="-0.00202" calcext:value-type="percentage">
            <text:p>-0,20%</text:p>
          </table:table-cell>
          <table:table-cell table:formula="of:=[.N583] * (1+[.L584])" office:value-type="currency" office:currency="BRL" office:value="6521.04858355207" calcext:value-type="currency">
            <text:p>R$ 6.521,05</text:p>
          </table:table-cell>
          <table:table-cell table:formula="of:= 5000 * (1+[.M584])" office:value-type="float" office:value="4989.9" calcext:value-type="float">
            <text:p>4989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4/06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4" calcext:value-type="percentage">
            <text:p>-0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8" calcext:value-type="percentage">
            <text:p>-0,6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3" calcext:value-type="percentage">
            <text:p>0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7" calcext:value-type="percentage">
            <text:p>-0,8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7" calcext:value-type="percentage">
            <text:p>-1,77%</text:p>
          </table:table-cell>
          <table:table-cell table:formula="of:=([.B585]*[.C585])+([.D585]*[.E585])+([.F585]*[.G585])+([.H585]*[.I585])+([.J585]*[.K585])" office:value-type="percentage" office:value="0" calcext:value-type="percentage">
            <text:p>0,00%</text:p>
          </table:table-cell>
          <table:table-cell table:formula="of:=AVERAGE([.K585];[.I585];[.G585];[.E585];[.C585])" office:value-type="percentage" office:value="-0.00746" calcext:value-type="percentage">
            <text:p>-0,75%</text:p>
          </table:table-cell>
          <table:table-cell table:formula="of:=[.N584] * (1+[.L585])" office:value-type="currency" office:currency="BRL" office:value="6521.04858355207" calcext:value-type="currency">
            <text:p>R$ 6.521,05</text:p>
          </table:table-cell>
          <table:table-cell table:formula="of:= 5000 * (1+[.M585])" office:value-type="float" office:value="4962.7" calcext:value-type="float">
            <text:p>4962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7/06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8" calcext:value-type="percentage">
            <text:p>0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91" calcext:value-type="percentage">
            <text:p>-2,9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2" calcext:value-type="percentage">
            <text:p>-0,1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3" calcext:value-type="percentage">
            <text:p>-2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" calcext:value-type="percentage">
            <text:p>-0,10%</text:p>
          </table:table-cell>
          <table:table-cell table:formula="of:=([.B586]*[.C586])+([.D586]*[.E586])+([.F586]*[.G586])+([.H586]*[.I586])+([.J586]*[.K586])" office:value-type="percentage" office:value="0" calcext:value-type="percentage">
            <text:p>0,00%</text:p>
          </table:table-cell>
          <table:table-cell table:formula="of:=AVERAGE([.K586];[.I586];[.G586];[.E586];[.C586])" office:value-type="percentage" office:value="-0.01056" calcext:value-type="percentage">
            <text:p>-1,06%</text:p>
          </table:table-cell>
          <table:table-cell table:formula="of:=[.N585] * (1+[.L586])" office:value-type="currency" office:currency="BRL" office:value="6521.04858355207" calcext:value-type="currency">
            <text:p>R$ 6.521,05</text:p>
          </table:table-cell>
          <table:table-cell table:formula="of:= 5000 * (1+[.M586])" office:value-type="float" office:value="4947.2" calcext:value-type="float">
            <text:p>4947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8/06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5" calcext:value-type="percentage">
            <text:p>1,25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085" calcext:value-type="percentage">
            <text:p>0,8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59" calcext:value-type="percentage">
            <text:p>2,5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59" calcext:value-type="percentage">
            <text:p>3,5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4" calcext:value-type="percentage">
            <text:p>2,34%</text:p>
          </table:table-cell>
          <table:table-cell table:formula="of:=([.B587]*[.C587])+([.D587]*[.E587])+([.F587]*[.G587])+([.H587]*[.I587])+([.J587]*[.K587])" office:value-type="percentage" office:value="0.0085" calcext:value-type="percentage">
            <text:p>0,85%</text:p>
          </table:table-cell>
          <table:table-cell table:formula="of:=AVERAGE([.K587];[.I587];[.G587];[.E587];[.C587])" office:value-type="percentage" office:value="0.02124" calcext:value-type="percentage">
            <text:p>2,12%</text:p>
          </table:table-cell>
          <table:table-cell table:formula="of:=[.N586] * (1+[.L587])" office:value-type="currency" office:currency="BRL" office:value="6576.47749651226" calcext:value-type="currency">
            <text:p>R$ 6.576,48</text:p>
          </table:table-cell>
          <table:table-cell table:formula="of:= 5000 * (1+[.M587])" office:value-type="float" office:value="5106.2" calcext:value-type="float">
            <text:p>5106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9/06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6" calcext:value-type="percentage">
            <text:p>0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2" calcext:value-type="percentage">
            <text:p>-1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8" calcext:value-type="percentage">
            <text:p>1,5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8" calcext:value-type="percentage">
            <text:p>0,5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5" calcext:value-type="percentage">
            <text:p>1,65%</text:p>
          </table:table-cell>
          <table:table-cell table:formula="of:=([.B588]*[.C588])+([.D588]*[.E588])+([.F588]*[.G588])+([.H588]*[.I588])+([.J588]*[.K588])" office:value-type="percentage" office:value="0" calcext:value-type="percentage">
            <text:p>0,00%</text:p>
          </table:table-cell>
          <table:table-cell table:formula="of:=AVERAGE([.K588];[.I588];[.G588];[.E588];[.C588])" office:value-type="percentage" office:value="0.0053" calcext:value-type="percentage">
            <text:p>0,53%</text:p>
          </table:table-cell>
          <table:table-cell table:formula="of:=[.N587] * (1+[.L588])" office:value-type="currency" office:currency="BRL" office:value="6576.47749651226" calcext:value-type="currency">
            <text:p>R$ 6.576,48</text:p>
          </table:table-cell>
          <table:table-cell table:formula="of:= 5000 * (1+[.M588])" office:value-type="float" office:value="5026.5" calcext:value-type="float">
            <text:p>5026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1/06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76" calcext:value-type="percentage">
            <text:p>2,7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6" calcext:value-type="percentage">
            <text:p>-1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6" calcext:value-type="percentage">
            <text:p>2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7" calcext:value-type="percentage">
            <text:p>0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8" calcext:value-type="percentage">
            <text:p>0,78%</text:p>
          </table:table-cell>
          <table:table-cell table:formula="of:=([.B589]*[.C589])+([.D589]*[.E589])+([.F589]*[.G589])+([.H589]*[.I589])+([.J589]*[.K589])" office:value-type="percentage" office:value="0" calcext:value-type="percentage">
            <text:p>0,00%</text:p>
          </table:table-cell>
          <table:table-cell table:formula="of:=AVERAGE([.K589];[.I589];[.G589];[.E589];[.C589])" office:value-type="percentage" office:value="0.00962" calcext:value-type="percentage">
            <text:p>0,96%</text:p>
          </table:table-cell>
          <table:table-cell table:formula="of:=[.N588] * (1+[.L589])" office:value-type="currency" office:currency="BRL" office:value="6576.47749651226" calcext:value-type="currency">
            <text:p>R$ 6.576,48</text:p>
          </table:table-cell>
          <table:table-cell table:formula="of:= 5000 * (1+[.M589])" office:value-type="float" office:value="5048.1" calcext:value-type="float">
            <text:p>5048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4/06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1" calcext:value-type="percentage">
            <text:p>-0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66" calcext:value-type="percentage">
            <text:p>2,6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2" calcext:value-type="percentage">
            <text:p>-0,2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8" calcext:value-type="percentage">
            <text:p>-0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5" calcext:value-type="percentage">
            <text:p>0,25%</text:p>
          </table:table-cell>
          <table:table-cell table:formula="of:=([.B590]*[.C590])+([.D590]*[.E590])+([.F590]*[.G590])+([.H590]*[.I590])+([.J590]*[.K590])" office:value-type="percentage" office:value="0" calcext:value-type="percentage">
            <text:p>0,00%</text:p>
          </table:table-cell>
          <table:table-cell table:formula="of:=AVERAGE([.K590];[.I590];[.G590];[.E590];[.C590])" office:value-type="percentage" office:value="0.005" calcext:value-type="percentage">
            <text:p>0,50%</text:p>
          </table:table-cell>
          <table:table-cell table:formula="of:=[.N589] * (1+[.L590])" office:value-type="currency" office:currency="BRL" office:value="6576.47749651226" calcext:value-type="currency">
            <text:p>R$ 6.576,48</text:p>
          </table:table-cell>
          <table:table-cell table:formula="of:= 5000 * (1+[.M590])"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5/06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62" calcext:value-type="percentage">
            <text:p>-2,6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4" calcext:value-type="percentage">
            <text:p>1,9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5" calcext:value-type="percentage">
            <text:p>-1,2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5" calcext:value-type="percentage">
            <text:p>-1,9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2" calcext:value-type="percentage">
            <text:p>-0,92%</text:p>
          </table:table-cell>
          <table:table-cell table:formula="of:=([.B591]*[.C591])+([.D591]*[.E591])+([.F591]*[.G591])+([.H591]*[.I591])+([.J591]*[.K591])" office:value-type="percentage" office:value="0" calcext:value-type="percentage">
            <text:p>0,00%</text:p>
          </table:table-cell>
          <table:table-cell table:formula="of:=AVERAGE([.K591];[.I591];[.G591];[.E591];[.C591])" office:value-type="percentage" office:value="-0.0096" calcext:value-type="percentage">
            <text:p>-0,96%</text:p>
          </table:table-cell>
          <table:table-cell table:formula="of:=[.N590] * (1+[.L591])" office:value-type="currency" office:currency="BRL" office:value="6576.47749651226" calcext:value-type="currency">
            <text:p>R$ 6.576,48</text:p>
          </table:table-cell>
          <table:table-cell table:formula="of:= 5000 * (1+[.M591])" office:value-type="float" office:value="4952" calcext:value-type="float">
            <text:p>495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6/06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8" calcext:value-type="percentage">
            <text:p>0,5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7" calcext:value-type="percentage">
            <text:p>0,0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8" calcext:value-type="percentage">
            <text:p>2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9" calcext:value-type="percentage">
            <text:p>0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7" calcext:value-type="percentage">
            <text:p>2,17%</text:p>
          </table:table-cell>
          <table:table-cell table:formula="of:=([.B592]*[.C592])+([.D592]*[.E592])+([.F592]*[.G592])+([.H592]*[.I592])+([.J592]*[.K592])" office:value-type="percentage" office:value="0" calcext:value-type="percentage">
            <text:p>0,00%</text:p>
          </table:table-cell>
          <table:table-cell table:formula="of:=AVERAGE([.K592];[.I592];[.G592];[.E592];[.C592])" office:value-type="percentage" office:value="0.01118" calcext:value-type="percentage">
            <text:p>1,12%</text:p>
          </table:table-cell>
          <table:table-cell table:formula="of:=[.N591] * (1+[.L592])" office:value-type="currency" office:currency="BRL" office:value="6576.47749651226" calcext:value-type="currency">
            <text:p>R$ 6.576,48</text:p>
          </table:table-cell>
          <table:table-cell table:formula="of:= 5000 * (1+[.M592])" office:value-type="float" office:value="5055.9" calcext:value-type="float">
            <text:p>5055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7/06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9" calcext:value-type="percentage">
            <text:p>-1,5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66" calcext:value-type="percentage">
            <text:p>-2,6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8" calcext:value-type="percentage">
            <text:p>-0,6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3" calcext:value-type="percentage">
            <text:p>0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" calcext:value-type="percentage">
            <text:p>0,20%</text:p>
          </table:table-cell>
          <table:table-cell table:formula="of:=([.B593]*[.C593])+([.D593]*[.E593])+([.F593]*[.G593])+([.H593]*[.I593])+([.J593]*[.K593])" office:value-type="percentage" office:value="0" calcext:value-type="percentage">
            <text:p>0,00%</text:p>
          </table:table-cell>
          <table:table-cell table:formula="of:=AVERAGE([.K593];[.I593];[.G593];[.E593];[.C593])" office:value-type="percentage" office:value="-0.009" calcext:value-type="percentage">
            <text:p>-0,90%</text:p>
          </table:table-cell>
          <table:table-cell table:formula="of:=[.N592] * (1+[.L593])" office:value-type="currency" office:currency="BRL" office:value="6576.47749651226" calcext:value-type="currency">
            <text:p>R$ 6.576,48</text:p>
          </table:table-cell>
          <table:table-cell table:formula="of:= 5000 * (1+[.M593])" office:value-type="float" office:value="4955" calcext:value-type="float">
            <text:p>49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8/06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6" calcext:value-type="percentage">
            <text:p>0,6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5" calcext:value-type="percentage">
            <text:p>1,6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3" calcext:value-type="percentage">
            <text:p>0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3" calcext:value-type="percentage">
            <text:p>0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6" calcext:value-type="percentage">
            <text:p>0,26%</text:p>
          </table:table-cell>
          <table:table-cell table:formula="of:=([.B594]*[.C594])+([.D594]*[.E594])+([.F594]*[.G594])+([.H594]*[.I594])+([.J594]*[.K594])" office:value-type="percentage" office:value="0" calcext:value-type="percentage">
            <text:p>0,00%</text:p>
          </table:table-cell>
          <table:table-cell table:formula="of:=AVERAGE([.K594];[.I594];[.G594];[.E594];[.C594])" office:value-type="percentage" office:value="0.00566" calcext:value-type="percentage">
            <text:p>0,57%</text:p>
          </table:table-cell>
          <table:table-cell table:formula="of:=[.N593] * (1+[.L594])" office:value-type="currency" office:currency="BRL" office:value="6576.47749651226" calcext:value-type="currency">
            <text:p>R$ 6.576,48</text:p>
          </table:table-cell>
          <table:table-cell table:formula="of:= 5000 * (1+[.M594])" office:value-type="float" office:value="5028.3" calcext:value-type="float">
            <text:p>5028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1/07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5" calcext:value-type="percentage">
            <text:p>-0,5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5" calcext:value-type="percentage">
            <text:p>-0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6" calcext:value-type="percentage">
            <text:p>-0,4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53" calcext:value-type="percentage">
            <text:p>3,5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1" calcext:value-type="percentage">
            <text:p>-0,11%</text:p>
          </table:table-cell>
          <table:table-cell table:formula="of:=([.B595]*[.C595])+([.D595]*[.E595])+([.F595]*[.G595])+([.H595]*[.I595])+([.J595]*[.K595])" office:value-type="percentage" office:value="0" calcext:value-type="percentage">
            <text:p>0,00%</text:p>
          </table:table-cell>
          <table:table-cell table:formula="of:=AVERAGE([.K595];[.I595];[.G595];[.E595];[.C595])" office:value-type="percentage" office:value="0.00412" calcext:value-type="percentage">
            <text:p>0,41%</text:p>
          </table:table-cell>
          <table:table-cell table:formula="of:=[.N594] * (1+[.L595])" office:value-type="currency" office:currency="BRL" office:value="6576.47749651226" calcext:value-type="currency">
            <text:p>R$ 6.576,48</text:p>
          </table:table-cell>
          <table:table-cell table:formula="of:= 5000 * (1+[.M595])" office:value-type="float" office:value="5020.6" calcext:value-type="float">
            <text:p>5020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2/07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1" calcext:value-type="percentage">
            <text:p>-1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1" calcext:value-type="percentage">
            <text:p>-0,2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6" calcext:value-type="percentage">
            <text:p>-0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21" calcext:value-type="percentage">
            <text:p>-4,2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8" calcext:value-type="percentage">
            <text:p>-1,28%</text:p>
          </table:table-cell>
          <table:table-cell table:formula="of:=([.B596]*[.C596])+([.D596]*[.E596])+([.F596]*[.G596])+([.H596]*[.I596])+([.J596]*[.K596])" office:value-type="percentage" office:value="-0" calcext:value-type="percentage">
            <text:p>0,00%</text:p>
          </table:table-cell>
          <table:table-cell table:formula="of:=AVERAGE([.K596];[.I596];[.G596];[.E596];[.C596])" office:value-type="percentage" office:value="-0.01534" calcext:value-type="percentage">
            <text:p>-1,53%</text:p>
          </table:table-cell>
          <table:table-cell table:formula="of:=[.N595] * (1+[.L596])" office:value-type="currency" office:currency="BRL" office:value="6576.47749651226" calcext:value-type="currency">
            <text:p>R$ 6.576,48</text:p>
          </table:table-cell>
          <table:table-cell table:formula="of:= 5000 * (1+[.M596])" office:value-type="float" office:value="4923.3" calcext:value-type="float">
            <text:p>4923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3/07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6" calcext:value-type="percentage">
            <text:p>1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3" calcext:value-type="percentage">
            <text:p>-0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2" calcext:value-type="percentage">
            <text:p>1,72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-0.0019" calcext:value-type="percentage">
            <text:p>-0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09" calcext:value-type="percentage">
            <text:p>2,09%</text:p>
          </table:table-cell>
          <table:table-cell table:formula="of:=([.B597]*[.C597])+([.D597]*[.E597])+([.F597]*[.G597])+([.H597]*[.I597])+([.J597]*[.K597])" office:value-type="percentage" office:value="-0.0019" calcext:value-type="percentage">
            <text:p>-0,19%</text:p>
          </table:table-cell>
          <table:table-cell table:formula="of:=AVERAGE([.K597];[.I597];[.G597];[.E597];[.C597])" office:value-type="percentage" office:value="0.0095" calcext:value-type="percentage">
            <text:p>0,95%</text:p>
          </table:table-cell>
          <table:table-cell table:formula="of:=[.N596] * (1+[.L597])" office:value-type="currency" office:currency="BRL" office:value="6563.98218926889" calcext:value-type="currency">
            <text:p>R$ 6.563,98</text:p>
          </table:table-cell>
          <table:table-cell table:formula="of:= 5000 * (1+[.M597])" office:value-type="float" office:value="5047.5" calcext:value-type="float">
            <text:p>5047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4/07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6" calcext:value-type="percentage">
            <text:p>0,9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9" calcext:value-type="percentage">
            <text:p>-1,5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5" calcext:value-type="percentage">
            <text:p>1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4" calcext:value-type="percentage">
            <text:p>0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2" calcext:value-type="percentage">
            <text:p>1,62%</text:p>
          </table:table-cell>
          <table:table-cell table:formula="of:=([.B598]*[.C598])+([.D598]*[.E598])+([.F598]*[.G598])+([.H598]*[.I598])+([.J598]*[.K598])" office:value-type="percentage" office:value="0" calcext:value-type="percentage">
            <text:p>0,00%</text:p>
          </table:table-cell>
          <table:table-cell table:formula="of:=AVERAGE([.K598];[.I598];[.G598];[.E598];[.C598])" office:value-type="percentage" office:value="0.00576" calcext:value-type="percentage">
            <text:p>0,58%</text:p>
          </table:table-cell>
          <table:table-cell table:formula="of:=[.N597] * (1+[.L598])" office:value-type="currency" office:currency="BRL" office:value="6563.98218926889" calcext:value-type="currency">
            <text:p>R$ 6.563,98</text:p>
          </table:table-cell>
          <table:table-cell table:formula="of:= 5000 * (1+[.M598])" office:value-type="float" office:value="5028.8" calcext:value-type="float">
            <text:p>5028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5/07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4" calcext:value-type="percentage">
            <text:p>0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08" calcext:value-type="percentage">
            <text:p>2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1" calcext:value-type="percentage">
            <text:p>1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54" calcext:value-type="percentage">
            <text:p>-2,5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3" calcext:value-type="percentage">
            <text:p>-0,33%</text:p>
          </table:table-cell>
          <table:table-cell table:formula="of:=([.B599]*[.C599])+([.D599]*[.E599])+([.F599]*[.G599])+([.H599]*[.I599])+([.J599]*[.K599])" office:value-type="percentage" office:value="0" calcext:value-type="percentage">
            <text:p>0,00%</text:p>
          </table:table-cell>
          <table:table-cell table:formula="of:=AVERAGE([.K599];[.I599];[.G599];[.E599];[.C599])" office:value-type="percentage" office:value="0.00072" calcext:value-type="percentage">
            <text:p>0,07%</text:p>
          </table:table-cell>
          <table:table-cell table:formula="of:=[.N598] * (1+[.L599])" office:value-type="currency" office:currency="BRL" office:value="6563.98218926889" calcext:value-type="currency">
            <text:p>R$ 6.563,98</text:p>
          </table:table-cell>
          <table:table-cell table:formula="of:= 5000 * (1+[.M599])" office:value-type="float" office:value="5003.6" calcext:value-type="float">
            <text:p>5003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8/07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1" calcext:value-type="percentage">
            <text:p>0,9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7" calcext:value-type="percentage">
            <text:p>-0,0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7" calcext:value-type="percentage">
            <text:p>-0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7" calcext:value-type="percentage">
            <text:p>1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9" calcext:value-type="percentage">
            <text:p>-0,09%</text:p>
          </table:table-cell>
          <table:table-cell table:formula="of:=([.B600]*[.C600])+([.D600]*[.E600])+([.F600]*[.G600])+([.H600]*[.I600])+([.J600]*[.K600])" office:value-type="percentage" office:value="0" calcext:value-type="percentage">
            <text:p>0,00%</text:p>
          </table:table-cell>
          <table:table-cell table:formula="of:=AVERAGE([.K600];[.I600];[.G600];[.E600];[.C600])" office:value-type="percentage" office:value="0.0033" calcext:value-type="percentage">
            <text:p>0,33%</text:p>
          </table:table-cell>
          <table:table-cell table:formula="of:=[.N599] * (1+[.L600])" office:value-type="currency" office:currency="BRL" office:value="6563.98218926889" calcext:value-type="currency">
            <text:p>R$ 6.563,98</text:p>
          </table:table-cell>
          <table:table-cell table:formula="of:= 5000 * (1+[.M600])" office:value-type="float" office:value="5016.5" calcext:value-type="float">
            <text:p>5016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0/07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2" calcext:value-type="percentage">
            <text:p>1,5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3" calcext:value-type="percentage">
            <text:p>-0,5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7" calcext:value-type="percentage">
            <text:p>-0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2" calcext:value-type="percentage">
            <text:p>2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6" calcext:value-type="percentage">
            <text:p>-1,26%</text:p>
          </table:table-cell>
          <table:table-cell table:formula="of:=([.B601]*[.C601])+([.D601]*[.E601])+([.F601]*[.G601])+([.H601]*[.I601])+([.J601]*[.K601])" office:value-type="percentage" office:value="0" calcext:value-type="percentage">
            <text:p>0,00%</text:p>
          </table:table-cell>
          <table:table-cell table:formula="of:=AVERAGE([.K601];[.I601];[.G601];[.E601];[.C601])" office:value-type="percentage" office:value="0.00356" calcext:value-type="percentage">
            <text:p>0,36%</text:p>
          </table:table-cell>
          <table:table-cell table:formula="of:=[.N600] * (1+[.L601])" office:value-type="currency" office:currency="BRL" office:value="6563.98218926889" calcext:value-type="currency">
            <text:p>R$ 6.563,98</text:p>
          </table:table-cell>
          <table:table-cell table:formula="of:= 5000 * (1+[.M601])" office:value-type="float" office:value="5017.8" calcext:value-type="float">
            <text:p>5017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1/07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8" calcext:value-type="percentage">
            <text:p>1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5" calcext:value-type="percentage">
            <text:p>1,5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3" calcext:value-type="percentage">
            <text:p>-0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5" calcext:value-type="percentage">
            <text:p>-0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5" calcext:value-type="percentage">
            <text:p>-1,95%</text:p>
          </table:table-cell>
          <table:table-cell table:formula="of:=([.B602]*[.C602])+([.D602]*[.E602])+([.F602]*[.G602])+([.H602]*[.I602])+([.J602]*[.K602])" office:value-type="percentage" office:value="0" calcext:value-type="percentage">
            <text:p>0,00%</text:p>
          </table:table-cell>
          <table:table-cell table:formula="of:=AVERAGE([.K602];[.I602];[.G602];[.E602];[.C602])" office:value-type="percentage" office:value="0.001" calcext:value-type="percentage">
            <text:p>0,10%</text:p>
          </table:table-cell>
          <table:table-cell table:formula="of:=[.N601] * (1+[.L602])" office:value-type="currency" office:currency="BRL" office:value="6563.98218926889" calcext:value-type="currency">
            <text:p>R$ 6.563,98</text:p>
          </table:table-cell>
          <table:table-cell table:formula="of:= 5000 * (1+[.M602])" office:value-type="float" office:value="5005" calcext:value-type="float">
            <text:p>500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2/07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6" calcext:value-type="percentage">
            <text:p>0,4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4" calcext:value-type="percentage">
            <text:p>1,2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6" calcext:value-type="percentage">
            <text:p>-1,8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6" calcext:value-type="percentage">
            <text:p>-0,4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26" calcext:value-type="percentage">
            <text:p>-2,26%</text:p>
          </table:table-cell>
          <table:table-cell table:formula="of:=([.B603]*[.C603])+([.D603]*[.E603])+([.F603]*[.G603])+([.H603]*[.I603])+([.J603]*[.K603])" office:value-type="percentage" office:value="0" calcext:value-type="percentage">
            <text:p>0,00%</text:p>
          </table:table-cell>
          <table:table-cell table:formula="of:=AVERAGE([.K603];[.I603];[.G603];[.E603];[.C603])" office:value-type="percentage" office:value="-0.00576" calcext:value-type="percentage">
            <text:p>-0,58%</text:p>
          </table:table-cell>
          <table:table-cell table:formula="of:=[.N602] * (1+[.L603])" office:value-type="currency" office:currency="BRL" office:value="6563.98218926889" calcext:value-type="currency">
            <text:p>R$ 6.563,98</text:p>
          </table:table-cell>
          <table:table-cell table:formula="of:= 5000 * (1+[.M603])" office:value-type="float" office:value="4971.2" calcext:value-type="float">
            <text:p>4971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5/07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3" calcext:value-type="percentage">
            <text:p>-1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4" calcext:value-type="percentage">
            <text:p>1,5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7" calcext:value-type="percentage">
            <text:p>-0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" calcext:value-type="percentage">
            <text:p>1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" calcext:value-type="percentage">
            <text:p>-0,60%</text:p>
          </table:table-cell>
          <table:table-cell table:formula="of:=([.B604]*[.C604])+([.D604]*[.E604])+([.F604]*[.G604])+([.H604]*[.I604])+([.J604]*[.K604])" office:value-type="percentage" office:value="0" calcext:value-type="percentage">
            <text:p>0,00%</text:p>
          </table:table-cell>
          <table:table-cell table:formula="of:=AVERAGE([.K604];[.I604];[.G604];[.E604];[.C604])" office:value-type="percentage" office:value="0.00228" calcext:value-type="percentage">
            <text:p>0,23%</text:p>
          </table:table-cell>
          <table:table-cell table:formula="of:=[.N603] * (1+[.L604])" office:value-type="currency" office:currency="BRL" office:value="6563.98218926889" calcext:value-type="currency">
            <text:p>R$ 6.563,98</text:p>
          </table:table-cell>
          <table:table-cell table:formula="of:= 5000 * (1+[.M604])" office:value-type="float" office:value="5011.4" calcext:value-type="float">
            <text:p>5011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6/07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4" calcext:value-type="percentage">
            <text:p>-1,2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2" calcext:value-type="percentage">
            <text:p>-0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9" calcext:value-type="percentage">
            <text:p>0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8" calcext:value-type="percentage">
            <text:p>0,6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5" calcext:value-type="percentage">
            <text:p>0,15%</text:p>
          </table:table-cell>
          <table:table-cell table:formula="of:=([.B605]*[.C605])+([.D605]*[.E605])+([.F605]*[.G605])+([.H605]*[.I605])+([.J605]*[.K605])" office:value-type="percentage" office:value="0" calcext:value-type="percentage">
            <text:p>0,00%</text:p>
          </table:table-cell>
          <table:table-cell table:formula="of:=AVERAGE([.K605];[.I605];[.G605];[.E605];[.C605])" office:value-type="percentage" office:value="-0.0000799999999999999" calcext:value-type="percentage">
            <text:p>-0,01%</text:p>
          </table:table-cell>
          <table:table-cell table:formula="of:=[.N604] * (1+[.L605])" office:value-type="currency" office:currency="BRL" office:value="6563.98218926889" calcext:value-type="currency">
            <text:p>R$ 6.563,98</text:p>
          </table:table-cell>
          <table:table-cell table:formula="of:= 5000 * (1+[.M605])" office:value-type="float" office:value="4999.6" calcext:value-type="float">
            <text:p>4999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7/07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4" calcext:value-type="percentage">
            <text:p>-0,5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1" calcext:value-type="percentage">
            <text:p>1,5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7" calcext:value-type="percentage">
            <text:p>-0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8" calcext:value-type="percentage">
            <text:p>-0,6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2" calcext:value-type="percentage">
            <text:p>0,02%</text:p>
          </table:table-cell>
          <table:table-cell table:formula="of:=([.B606]*[.C606])+([.D606]*[.E606])+([.F606]*[.G606])+([.H606]*[.I606])+([.J606]*[.K606])" office:value-type="percentage" office:value="0" calcext:value-type="percentage">
            <text:p>0,00%</text:p>
          </table:table-cell>
          <table:table-cell table:formula="of:=AVERAGE([.K606];[.I606];[.G606];[.E606];[.C606])" office:value-type="percentage" office:value="0.00008" calcext:value-type="percentage">
            <text:p>0,01%</text:p>
          </table:table-cell>
          <table:table-cell table:formula="of:=[.N605] * (1+[.L606])" office:value-type="currency" office:currency="BRL" office:value="6563.98218926889" calcext:value-type="currency">
            <text:p>R$ 6.563,98</text:p>
          </table:table-cell>
          <table:table-cell table:formula="of:= 5000 * (1+[.M606])" office:value-type="float" office:value="5000.4" calcext:value-type="float">
            <text:p>5000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8/07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1" calcext:value-type="percentage">
            <text:p>-0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1" calcext:value-type="percentage">
            <text:p>2,3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66" calcext:value-type="percentage">
            <text:p>2,6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9" calcext:value-type="percentage">
            <text:p>-0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" calcext:value-type="percentage">
            <text:p>1,70%</text:p>
          </table:table-cell>
          <table:table-cell table:formula="of:=([.B607]*[.C607])+([.D607]*[.E607])+([.F607]*[.G607])+([.H607]*[.I607])+([.J607]*[.K607])" office:value-type="percentage" office:value="0" calcext:value-type="percentage">
            <text:p>0,00%</text:p>
          </table:table-cell>
          <table:table-cell table:formula="of:=AVERAGE([.K607];[.I607];[.G607];[.E607];[.C607])" office:value-type="percentage" office:value="0.01174" calcext:value-type="percentage">
            <text:p>1,17%</text:p>
          </table:table-cell>
          <table:table-cell table:formula="of:=[.N606] * (1+[.L607])" office:value-type="currency" office:currency="BRL" office:value="6563.98218926889" calcext:value-type="currency">
            <text:p>R$ 6.563,98</text:p>
          </table:table-cell>
          <table:table-cell table:formula="of:= 5000 * (1+[.M607])" office:value-type="float" office:value="5058.7" calcext:value-type="float">
            <text:p>5058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9/07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5" calcext:value-type="percentage">
            <text:p>-0,2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2" calcext:value-type="percentage">
            <text:p>0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6" calcext:value-type="percentage">
            <text:p>-2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5" calcext:value-type="percentage">
            <text:p>0,2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5" calcext:value-type="percentage">
            <text:p>-1,25%</text:p>
          </table:table-cell>
          <table:table-cell table:formula="of:=([.B608]*[.C608])+([.D608]*[.E608])+([.F608]*[.G608])+([.H608]*[.I608])+([.J608]*[.K608])" office:value-type="percentage" office:value="0" calcext:value-type="percentage">
            <text:p>0,00%</text:p>
          </table:table-cell>
          <table:table-cell table:formula="of:=AVERAGE([.K608];[.I608];[.G608];[.E608];[.C608])" office:value-type="percentage" office:value="-0.00766" calcext:value-type="percentage">
            <text:p>-0,77%</text:p>
          </table:table-cell>
          <table:table-cell table:formula="of:=[.N607] * (1+[.L608])" office:value-type="currency" office:currency="BRL" office:value="6563.98218926889" calcext:value-type="currency">
            <text:p>R$ 6.563,98</text:p>
          </table:table-cell>
          <table:table-cell table:formula="of:= 5000 * (1+[.M608])" office:value-type="float" office:value="4961.7" calcext:value-type="float">
            <text:p>4961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2/07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8" calcext:value-type="percentage">
            <text:p>0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4" calcext:value-type="percentage">
            <text:p>0,54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17" calcext:value-type="percentage">
            <text:p>1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1" calcext:value-type="percentage">
            <text:p>-0,5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2" calcext:value-type="percentage">
            <text:p>0,02%</text:p>
          </table:table-cell>
          <table:table-cell table:formula="of:=([.B609]*[.C609])+([.D609]*[.E609])+([.F609]*[.G609])+([.H609]*[.I609])+([.J609]*[.K609])" office:value-type="percentage" office:value="0.017" calcext:value-type="percentage">
            <text:p>1,70%</text:p>
          </table:table-cell>
          <table:table-cell table:formula="of:=AVERAGE([.K609];[.I609];[.G609];[.E609];[.C609])" office:value-type="percentage" office:value="0.00386" calcext:value-type="percentage">
            <text:p>0,39%</text:p>
          </table:table-cell>
          <table:table-cell table:formula="of:=[.N608] * (1+[.L609])" office:value-type="currency" office:currency="BRL" office:value="6675.56988648646" calcext:value-type="currency">
            <text:p>R$ 6.675,57</text:p>
          </table:table-cell>
          <table:table-cell table:formula="of:= 5000 * (1+[.M609])" office:value-type="float" office:value="5019.3" calcext:value-type="float">
            <text:p>5019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3/07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1" calcext:value-type="percentage">
            <text:p>0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4" calcext:value-type="percentage">
            <text:p>-1,3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7" calcext:value-type="percentage">
            <text:p>0,9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2" calcext:value-type="percentage">
            <text:p>-1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7" calcext:value-type="percentage">
            <text:p>-1,17%</text:p>
          </table:table-cell>
          <table:table-cell table:formula="of:=([.B610]*[.C610])+([.D610]*[.E610])+([.F610]*[.G610])+([.H610]*[.I610])+([.J610]*[.K610])" office:value-type="percentage" office:value="0" calcext:value-type="percentage">
            <text:p>0,00%</text:p>
          </table:table-cell>
          <table:table-cell table:formula="of:=AVERAGE([.K610];[.I610];[.G610];[.E610];[.C610])" office:value-type="percentage" office:value="-0.0055" calcext:value-type="percentage">
            <text:p>-0,55%</text:p>
          </table:table-cell>
          <table:table-cell table:formula="of:=[.N609] * (1+[.L610])" office:value-type="currency" office:currency="BRL" office:value="6675.56988648646" calcext:value-type="currency">
            <text:p>R$ 6.675,57</text:p>
          </table:table-cell>
          <table:table-cell table:formula="of:= 5000 * (1+[.M610])" office:value-type="float" office:value="4972.5" calcext:value-type="float">
            <text:p>4972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4/07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2" calcext:value-type="percentage">
            <text:p>-0,6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9" calcext:value-type="percentage">
            <text:p>1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8" calcext:value-type="percentage">
            <text:p>-0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14" calcext:value-type="percentage">
            <text:p>-2,1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1" calcext:value-type="percentage">
            <text:p>1,81%</text:p>
          </table:table-cell>
          <table:table-cell table:formula="of:=([.B611]*[.C611])+([.D611]*[.E611])+([.F611]*[.G611])+([.H611]*[.I611])+([.J611]*[.K611])" office:value-type="percentage" office:value="0" calcext:value-type="percentage">
            <text:p>0,00%</text:p>
          </table:table-cell>
          <table:table-cell table:formula="of:=AVERAGE([.K611];[.I611];[.G611];[.E611];[.C611])" office:value-type="percentage" office:value="0.00052" calcext:value-type="percentage">
            <text:p>0,05%</text:p>
          </table:table-cell>
          <table:table-cell table:formula="of:=[.N610] * (1+[.L611])" office:value-type="currency" office:currency="BRL" office:value="6675.56988648646" calcext:value-type="currency">
            <text:p>R$ 6.675,57</text:p>
          </table:table-cell>
          <table:table-cell table:formula="of:= 5000 * (1+[.M611])" office:value-type="float" office:value="5002.6" calcext:value-type="float">
            <text:p>5002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5/07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8" calcext:value-type="percentage">
            <text:p>-1,6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1" calcext:value-type="percentage">
            <text:p>-0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08" calcext:value-type="percentage">
            <text:p>-3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2" calcext:value-type="percentage">
            <text:p>-0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22" calcext:value-type="percentage">
            <text:p>-4,22%</text:p>
          </table:table-cell>
          <table:table-cell table:formula="of:=([.B612]*[.C612])+([.D612]*[.E612])+([.F612]*[.G612])+([.H612]*[.I612])+([.J612]*[.K612])" office:value-type="percentage" office:value="-0" calcext:value-type="percentage">
            <text:p>0,00%</text:p>
          </table:table-cell>
          <table:table-cell table:formula="of:=AVERAGE([.K612];[.I612];[.G612];[.E612];[.C612])" office:value-type="percentage" office:value="-0.01982" calcext:value-type="percentage">
            <text:p>-1,98%</text:p>
          </table:table-cell>
          <table:table-cell table:formula="of:=[.N611] * (1+[.L612])" office:value-type="currency" office:currency="BRL" office:value="6675.56988648646" calcext:value-type="currency">
            <text:p>R$ 6.675,57</text:p>
          </table:table-cell>
          <table:table-cell table:formula="of:= 5000 * (1+[.M612])" office:value-type="float" office:value="4900.9" calcext:value-type="float">
            <text:p>4900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6/07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79" calcext:value-type="percentage">
            <text:p>-2,7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6" calcext:value-type="percentage">
            <text:p>0,86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18" calcext:value-type="percentage">
            <text:p>1,8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1" calcext:value-type="percentage">
            <text:p>-0,51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-0.0024" calcext:value-type="percentage">
            <text:p>-0,24%</text:p>
          </table:table-cell>
          <table:table-cell table:formula="of:=([.B613]*[.C613])+([.D613]*[.E613])+([.F613]*[.G613])+([.H613]*[.I613])+([.J613]*[.K613])" office:value-type="percentage" office:value="0.0156" calcext:value-type="percentage">
            <text:p>1,56%</text:p>
          </table:table-cell>
          <table:table-cell table:formula="of:=AVERAGE([.K613];[.I613];[.G613];[.E613];[.C613])" office:value-type="percentage" office:value="-0.00176" calcext:value-type="percentage">
            <text:p>-0,18%</text:p>
          </table:table-cell>
          <table:table-cell table:formula="of:=[.N612] * (1+[.L613])" office:value-type="currency" office:currency="BRL" office:value="6779.70877671565" calcext:value-type="currency">
            <text:p>R$ 6.779,71</text:p>
          </table:table-cell>
          <table:table-cell table:formula="of:= 5000 * (1+[.M613])" office:value-type="float" office:value="4991.2" calcext:value-type="float">
            <text:p>4991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9/07/19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092" calcext:value-type="percentage">
            <text:p>0,9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2" calcext:value-type="percentage">
            <text:p>0,9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1" calcext:value-type="percentage">
            <text:p>0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6" calcext:value-type="percentage">
            <text:p>0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" calcext:value-type="percentage">
            <text:p>0,90%</text:p>
          </table:table-cell>
          <table:table-cell table:formula="of:=([.B614]*[.C614])+([.D614]*[.E614])+([.F614]*[.G614])+([.H614]*[.I614])+([.J614]*[.K614])" office:value-type="percentage" office:value="0.0092" calcext:value-type="percentage">
            <text:p>0,92%</text:p>
          </table:table-cell>
          <table:table-cell table:formula="of:=AVERAGE([.K614];[.I614];[.G614];[.E614];[.C614])" office:value-type="percentage" office:value="0.00642" calcext:value-type="percentage">
            <text:p>0,64%</text:p>
          </table:table-cell>
          <table:table-cell table:formula="of:=[.N613] * (1+[.L614])" office:value-type="currency" office:currency="BRL" office:value="6842.08209746143" calcext:value-type="currency">
            <text:p>R$ 6.842,08</text:p>
          </table:table-cell>
          <table:table-cell table:formula="of:= 5000 * (1+[.M614])" office:value-type="float" office:value="5032.1" calcext:value-type="float">
            <text:p>5032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0/07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3" calcext:value-type="percentage">
            <text:p>-0,5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4" calcext:value-type="percentage">
            <text:p>0,6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32" calcext:value-type="percentage">
            <text:p>-3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" calcext:value-type="percentage">
            <text:p>-0,5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1" calcext:value-type="percentage">
            <text:p>-1,01%</text:p>
          </table:table-cell>
          <table:table-cell table:formula="of:=([.B615]*[.C615])+([.D615]*[.E615])+([.F615]*[.G615])+([.H615]*[.I615])+([.J615]*[.K615])" office:value-type="percentage" office:value="0" calcext:value-type="percentage">
            <text:p>0,00%</text:p>
          </table:table-cell>
          <table:table-cell table:formula="of:=AVERAGE([.K615];[.I615];[.G615];[.E615];[.C615])" office:value-type="percentage" office:value="-0.00944" calcext:value-type="percentage">
            <text:p>-0,94%</text:p>
          </table:table-cell>
          <table:table-cell table:formula="of:=[.N614] * (1+[.L615])" office:value-type="currency" office:currency="BRL" office:value="6842.08209746143" calcext:value-type="currency">
            <text:p>R$ 6.842,08</text:p>
          </table:table-cell>
          <table:table-cell table:formula="of:= 5000 * (1+[.M615])" office:value-type="float" office:value="4952.8" calcext:value-type="float">
            <text:p>4952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1/07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1" calcext:value-type="percentage">
            <text:p>-0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7" calcext:value-type="percentage">
            <text:p>-0,37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-0.0266" calcext:value-type="percentage">
            <text:p>-2,6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" calcext:value-type="percentage">
            <text:p>-0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4" calcext:value-type="percentage">
            <text:p>-1,44%</text:p>
          </table:table-cell>
          <table:table-cell table:formula="of:=([.B616]*[.C616])+([.D616]*[.E616])+([.F616]*[.G616])+([.H616]*[.I616])+([.J616]*[.K616])" office:value-type="percentage" office:value="-0.0266" calcext:value-type="percentage">
            <text:p>-2,66%</text:p>
          </table:table-cell>
          <table:table-cell table:formula="of:=AVERAGE([.K616];[.I616];[.G616];[.E616];[.C616])" office:value-type="percentage" office:value="-0.01096" calcext:value-type="percentage">
            <text:p>-1,10%</text:p>
          </table:table-cell>
          <table:table-cell table:formula="of:=[.N615] * (1+[.L616])" office:value-type="currency" office:currency="BRL" office:value="6660.08271366896" calcext:value-type="currency">
            <text:p>R$ 6.660,08</text:p>
          </table:table-cell>
          <table:table-cell table:formula="of:= 5000 * (1+[.M616])" office:value-type="float" office:value="4945.2" calcext:value-type="float">
            <text:p>4945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1/08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4" calcext:value-type="percentage">
            <text:p>-1,8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97" calcext:value-type="percentage">
            <text:p>-2,9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2" calcext:value-type="percentage">
            <text:p>0,2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83" calcext:value-type="percentage">
            <text:p>-2,8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5" calcext:value-type="percentage">
            <text:p>-0,95%</text:p>
          </table:table-cell>
          <table:table-cell table:formula="of:=([.B617]*[.C617])+([.D617]*[.E617])+([.F617]*[.G617])+([.H617]*[.I617])+([.J617]*[.K617])" office:value-type="percentage" office:value="0" calcext:value-type="percentage">
            <text:p>0,00%</text:p>
          </table:table-cell>
          <table:table-cell table:formula="of:=AVERAGE([.K617];[.I617];[.G617];[.E617];[.C617])" office:value-type="percentage" office:value="-0.01674" calcext:value-type="percentage">
            <text:p>-1,67%</text:p>
          </table:table-cell>
          <table:table-cell table:formula="of:=[.N616] * (1+[.L617])" office:value-type="currency" office:currency="BRL" office:value="6660.08271366896" calcext:value-type="currency">
            <text:p>R$ 6.660,08</text:p>
          </table:table-cell>
          <table:table-cell table:formula="of:= 5000 * (1+[.M617])" office:value-type="float" office:value="4916.3" calcext:value-type="float">
            <text:p>4916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2/08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77" calcext:value-type="percentage">
            <text:p>2,7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4" calcext:value-type="percentage">
            <text:p>0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4" calcext:value-type="percentage">
            <text:p>0,1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6" calcext:value-type="percentage">
            <text:p>-1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2" calcext:value-type="percentage">
            <text:p>0,02%</text:p>
          </table:table-cell>
          <table:table-cell table:formula="of:=([.B618]*[.C618])+([.D618]*[.E618])+([.F618]*[.G618])+([.H618]*[.I618])+([.J618]*[.K618])" office:value-type="percentage" office:value="0" calcext:value-type="percentage">
            <text:p>0,00%</text:p>
          </table:table-cell>
          <table:table-cell table:formula="of:=AVERAGE([.K618];[.I618];[.G618];[.E618];[.C618])" office:value-type="percentage" office:value="0.00362" calcext:value-type="percentage">
            <text:p>0,36%</text:p>
          </table:table-cell>
          <table:table-cell table:formula="of:=[.N617] * (1+[.L618])" office:value-type="currency" office:currency="BRL" office:value="6660.08271366896" calcext:value-type="currency">
            <text:p>R$ 6.660,08</text:p>
          </table:table-cell>
          <table:table-cell table:formula="of:= 5000 * (1+[.M618])" office:value-type="float" office:value="5018.1" calcext:value-type="float">
            <text:p>5018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5/08/19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365" calcext:value-type="percentage">
            <text:p>-3,6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7" calcext:value-type="percentage">
            <text:p>2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7" calcext:value-type="percentage">
            <text:p>-1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85" calcext:value-type="percentage">
            <text:p>-3,8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7" calcext:value-type="percentage">
            <text:p>-1,87%</text:p>
          </table:table-cell>
          <table:table-cell table:formula="of:=([.B619]*[.C619])+([.D619]*[.E619])+([.F619]*[.G619])+([.H619]*[.I619])+([.J619]*[.K619])" office:value-type="percentage" office:value="0.0365" calcext:value-type="percentage">
            <text:p>3,65%</text:p>
          </table:table-cell>
          <table:table-cell table:formula="of:=AVERAGE([.K619];[.I619];[.G619];[.E619];[.C619])" office:value-type="percentage" office:value="-0.01608" calcext:value-type="percentage">
            <text:p>-1,61%</text:p>
          </table:table-cell>
          <table:table-cell table:formula="of:=[.N618] * (1+[.L619])" office:value-type="currency" office:currency="BRL" office:value="6903.17573271788" calcext:value-type="currency">
            <text:p>R$ 6.903,18</text:p>
          </table:table-cell>
          <table:table-cell table:formula="of:= 5000 * (1+[.M619])" office:value-type="float" office:value="4919.6" calcext:value-type="float">
            <text:p>4919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6/08/19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13" calcext:value-type="percentage">
            <text:p>1,3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8" calcext:value-type="percentage">
            <text:p>-1,7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02" calcext:value-type="percentage">
            <text:p>3,02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135" calcext:value-type="percentage">
            <text:p>1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6" calcext:value-type="percentage">
            <text:p>1,36%</text:p>
          </table:table-cell>
          <table:table-cell table:formula="of:=([.B620]*[.C620])+([.D620]*[.E620])+([.F620]*[.G620])+([.H620]*[.I620])+([.J620]*[.K620])" office:value-type="percentage" office:value="0.0265" calcext:value-type="percentage">
            <text:p>2,65%</text:p>
          </table:table-cell>
          <table:table-cell table:formula="of:=AVERAGE([.K620];[.I620];[.G620];[.E620];[.C620])" office:value-type="percentage" office:value="0.0105" calcext:value-type="percentage">
            <text:p>1,05%</text:p>
          </table:table-cell>
          <table:table-cell table:formula="of:=[.N619] * (1+[.L620])" office:value-type="currency" office:currency="BRL" office:value="7086.1098896349" calcext:value-type="currency">
            <text:p>R$ 7.086,11</text:p>
          </table:table-cell>
          <table:table-cell table:formula="of:= 5000 * (1+[.M620])" office:value-type="float" office:value="5052.5" calcext:value-type="float">
            <text:p>5052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7/08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9" calcext:value-type="percentage">
            <text:p>-1,0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1" calcext:value-type="percentage">
            <text:p>1,0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69" calcext:value-type="percentage">
            <text:p>3,6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" calcext:value-type="percentage">
            <text:p>-0,3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" calcext:value-type="percentage">
            <text:p>-0,10%</text:p>
          </table:table-cell>
          <table:table-cell table:formula="of:=([.B621]*[.C621])+([.D621]*[.E621])+([.F621]*[.G621])+([.H621]*[.I621])+([.J621]*[.K621])" office:value-type="percentage" office:value="0" calcext:value-type="percentage">
            <text:p>0,00%</text:p>
          </table:table-cell>
          <table:table-cell table:formula="of:=AVERAGE([.K621];[.I621];[.G621];[.E621];[.C621])" office:value-type="percentage" office:value="0.00642" calcext:value-type="percentage">
            <text:p>0,64%</text:p>
          </table:table-cell>
          <table:table-cell table:formula="of:=[.N620] * (1+[.L621])" office:value-type="currency" office:currency="BRL" office:value="7086.1098896349" calcext:value-type="currency">
            <text:p>R$ 7.086,11</text:p>
          </table:table-cell>
          <table:table-cell table:formula="of:= 5000 * (1+[.M621])" office:value-type="float" office:value="5032.1" calcext:value-type="float">
            <text:p>5032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8/08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91" calcext:value-type="percentage">
            <text:p>2,9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5" calcext:value-type="percentage">
            <text:p>-0,2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4" calcext:value-type="percentage">
            <text:p>0,5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1" calcext:value-type="percentage">
            <text:p>1,5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2" calcext:value-type="percentage">
            <text:p>0,72%</text:p>
          </table:table-cell>
          <table:table-cell table:formula="of:=([.B622]*[.C622])+([.D622]*[.E622])+([.F622]*[.G622])+([.H622]*[.I622])+([.J622]*[.K622])" office:value-type="percentage" office:value="0" calcext:value-type="percentage">
            <text:p>0,00%</text:p>
          </table:table-cell>
          <table:table-cell table:formula="of:=AVERAGE([.K622];[.I622];[.G622];[.E622];[.C622])" office:value-type="percentage" office:value="0.01086" calcext:value-type="percentage">
            <text:p>1,09%</text:p>
          </table:table-cell>
          <table:table-cell table:formula="of:=[.N621] * (1+[.L622])" office:value-type="currency" office:currency="BRL" office:value="7086.1098896349" calcext:value-type="currency">
            <text:p>R$ 7.086,11</text:p>
          </table:table-cell>
          <table:table-cell table:formula="of:= 5000 * (1+[.M622])" office:value-type="float" office:value="5054.3" calcext:value-type="float">
            <text:p>5054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9/08/19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023" calcext:value-type="percentage">
            <text:p>-0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4" calcext:value-type="percentage">
            <text:p>-0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6" calcext:value-type="percentage">
            <text:p>-0,7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58" calcext:value-type="percentage">
            <text:p>-3,5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1" calcext:value-type="percentage">
            <text:p>-0,31%</text:p>
          </table:table-cell>
          <table:table-cell table:formula="of:=([.B623]*[.C623])+([.D623]*[.E623])+([.F623]*[.G623])+([.H623]*[.I623])+([.J623]*[.K623])" office:value-type="percentage" office:value="0.0023" calcext:value-type="percentage">
            <text:p>0,23%</text:p>
          </table:table-cell>
          <table:table-cell table:formula="of:=AVERAGE([.K623];[.I623];[.G623];[.E623];[.C623])" office:value-type="percentage" office:value="-0.00984" calcext:value-type="percentage">
            <text:p>-0,98%</text:p>
          </table:table-cell>
          <table:table-cell table:formula="of:=[.N622] * (1+[.L623])" office:value-type="currency" office:currency="BRL" office:value="7102.40794238106" calcext:value-type="currency">
            <text:p>R$ 7.102,41</text:p>
          </table:table-cell>
          <table:table-cell table:formula="of:= 5000 * (1+[.M623])" office:value-type="float" office:value="4950.8" calcext:value-type="float">
            <text:p>4950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2/08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42" calcext:value-type="percentage">
            <text:p>-2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7" calcext:value-type="percentage">
            <text:p>0,9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14" calcext:value-type="percentage">
            <text:p>-4,1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3" calcext:value-type="percentage">
            <text:p>-0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39" calcext:value-type="percentage">
            <text:p>-3,39%</text:p>
          </table:table-cell>
          <table:table-cell table:formula="of:=([.B624]*[.C624])+([.D624]*[.E624])+([.F624]*[.G624])+([.H624]*[.I624])+([.J624]*[.K624])" office:value-type="percentage" office:value="0" calcext:value-type="percentage">
            <text:p>0,00%</text:p>
          </table:table-cell>
          <table:table-cell table:formula="of:=AVERAGE([.K624];[.I624];[.G624];[.E624];[.C624])" office:value-type="percentage" office:value="-0.01942" calcext:value-type="percentage">
            <text:p>-1,94%</text:p>
          </table:table-cell>
          <table:table-cell table:formula="of:=[.N623] * (1+[.L624])" office:value-type="currency" office:currency="BRL" office:value="7102.40794238106" calcext:value-type="currency">
            <text:p>R$ 7.102,41</text:p>
          </table:table-cell>
          <table:table-cell table:formula="of:= 5000 * (1+[.M624])" office:value-type="float" office:value="4902.9" calcext:value-type="float">
            <text:p>4902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3/08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4" calcext:value-type="percentage">
            <text:p>1,3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7" calcext:value-type="percentage">
            <text:p>0,7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6" calcext:value-type="percentage">
            <text:p>1,9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97" calcext:value-type="percentage">
            <text:p>2,9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7" calcext:value-type="percentage">
            <text:p>1,17%</text:p>
          </table:table-cell>
          <table:table-cell table:formula="of:=([.B625]*[.C625])+([.D625]*[.E625])+([.F625]*[.G625])+([.H625]*[.I625])+([.J625]*[.K625])" office:value-type="percentage" office:value="0" calcext:value-type="percentage">
            <text:p>0,00%</text:p>
          </table:table-cell>
          <table:table-cell table:formula="of:=AVERAGE([.K625];[.I625];[.G625];[.E625];[.C625])" office:value-type="percentage" office:value="0.01642" calcext:value-type="percentage">
            <text:p>1,64%</text:p>
          </table:table-cell>
          <table:table-cell table:formula="of:=[.N624] * (1+[.L625])" office:value-type="currency" office:currency="BRL" office:value="7102.40794238106" calcext:value-type="currency">
            <text:p>R$ 7.102,41</text:p>
          </table:table-cell>
          <table:table-cell table:formula="of:= 5000 * (1+[.M625])" office:value-type="float" office:value="5082.1" calcext:value-type="float">
            <text:p>5082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4/08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37" calcext:value-type="percentage">
            <text:p>-3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6" calcext:value-type="percentage">
            <text:p>-0,9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2" calcext:value-type="percentage">
            <text:p>-2,20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348" calcext:value-type="percentage">
            <text:p>-3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49" calcext:value-type="percentage">
            <text:p>-3,49%</text:p>
          </table:table-cell>
          <table:table-cell table:formula="of:=([.B626]*[.C626])+([.D626]*[.E626])+([.F626]*[.G626])+([.H626]*[.I626])+([.J626]*[.K626])" office:value-type="percentage" office:value="0.0348" calcext:value-type="percentage">
            <text:p>3,48%</text:p>
          </table:table-cell>
          <table:table-cell table:formula="of:=AVERAGE([.K626];[.I626];[.G626];[.E626];[.C626])" office:value-type="percentage" office:value="-0.027" calcext:value-type="percentage">
            <text:p>-2,70%</text:p>
          </table:table-cell>
          <table:table-cell table:formula="of:=[.N625] * (1+[.L626])" office:value-type="currency" office:currency="BRL" office:value="7349.57173877592" calcext:value-type="currency">
            <text:p>R$ 7.349,57</text:p>
          </table:table-cell>
          <table:table-cell table:formula="of:= 5000 * (1+[.M626])" office:value-type="float" office:value="4865" calcext:value-type="float">
            <text:p>486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5/08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77" calcext:value-type="percentage">
            <text:p>-2,7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" calcext:value-type="percentage">
            <text:p>0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8" calcext:value-type="percentage">
            <text:p>-0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21" calcext:value-type="percentage">
            <text:p>-2,2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9" calcext:value-type="percentage">
            <text:p>-0,09%</text:p>
          </table:table-cell>
          <table:table-cell table:formula="of:=([.B627]*[.C627])+([.D627]*[.E627])+([.F627]*[.G627])+([.H627]*[.I627])+([.J627]*[.K627])" office:value-type="percentage" office:value="0" calcext:value-type="percentage">
            <text:p>0,00%</text:p>
          </table:table-cell>
          <table:table-cell table:formula="of:=AVERAGE([.K627];[.I627];[.G627];[.E627];[.C627])" office:value-type="percentage" office:value="-0.0099" calcext:value-type="percentage">
            <text:p>-0,99%</text:p>
          </table:table-cell>
          <table:table-cell table:formula="of:=[.N626] * (1+[.L627])" office:value-type="currency" office:currency="BRL" office:value="7349.57173877592" calcext:value-type="currency">
            <text:p>R$ 7.349,57</text:p>
          </table:table-cell>
          <table:table-cell table:formula="of:= 5000 * (1+[.M627])" office:value-type="float" office:value="4950.5" calcext:value-type="float">
            <text:p>4950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6/08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2" calcext:value-type="percentage">
            <text:p>-1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9" calcext:value-type="percentage">
            <text:p>0,0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" calcext:value-type="percentage">
            <text:p>0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6" calcext:value-type="percentage">
            <text:p>-0,4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6" calcext:value-type="percentage">
            <text:p>-0,26%</text:p>
          </table:table-cell>
          <table:table-cell table:formula="of:=([.B628]*[.C628])+([.D628]*[.E628])+([.F628]*[.G628])+([.H628]*[.I628])+([.J628]*[.K628])" office:value-type="percentage" office:value="0" calcext:value-type="percentage">
            <text:p>0,00%</text:p>
          </table:table-cell>
          <table:table-cell table:formula="of:=AVERAGE([.K628];[.I628];[.G628];[.E628];[.C628])" office:value-type="percentage" office:value="-0.0031" calcext:value-type="percentage">
            <text:p>-0,31%</text:p>
          </table:table-cell>
          <table:table-cell table:formula="of:=[.N627] * (1+[.L628])" office:value-type="currency" office:currency="BRL" office:value="7349.57173877592" calcext:value-type="currency">
            <text:p>R$ 7.349,57</text:p>
          </table:table-cell>
          <table:table-cell table:formula="of:= 5000 * (1+[.M628])" office:value-type="float" office:value="4984.5" calcext:value-type="float">
            <text:p>4984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9/08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" calcext:value-type="percentage">
            <text:p>2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4" calcext:value-type="percentage">
            <text:p>-0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9" calcext:value-type="percentage">
            <text:p>-0,0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7" calcext:value-type="percentage">
            <text:p>-1,97%</text:p>
          </table:table-cell>
          <table:table-cell table:formula="of:=([.B629]*[.C629])+([.D629]*[.E629])+([.F629]*[.G629])+([.H629]*[.I629])+([.J629]*[.K629])" office:value-type="percentage" office:value="0" calcext:value-type="percentage">
            <text:p>0,00%</text:p>
          </table:table-cell>
          <table:table-cell table:formula="of:=AVERAGE([.K629];[.I629];[.G629];[.E629];[.C629])" office:value-type="percentage" office:value="0" calcext:value-type="percentage">
            <text:p>0,00%</text:p>
          </table:table-cell>
          <table:table-cell table:formula="of:=[.N628] * (1+[.L629])" office:value-type="currency" office:currency="BRL" office:value="7349.57173877592" calcext:value-type="currency">
            <text:p>R$ 7.349,57</text:p>
          </table:table-cell>
          <table:table-cell table:formula="of:= 5000 * (1+[.M629])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/08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4" calcext:value-type="percentage">
            <text:p>-0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6" calcext:value-type="percentage">
            <text:p>2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1" calcext:value-type="percentage">
            <text:p>-1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4" calcext:value-type="percentage">
            <text:p>0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9" calcext:value-type="percentage">
            <text:p>-0,09%</text:p>
          </table:table-cell>
          <table:table-cell table:formula="of:=([.B630]*[.C630])+([.D630]*[.E630])+([.F630]*[.G630])+([.H630]*[.I630])+([.J630]*[.K630])" office:value-type="percentage" office:value="0" calcext:value-type="percentage">
            <text:p>0,00%</text:p>
          </table:table-cell>
          <table:table-cell table:formula="of:=AVERAGE([.K630];[.I630];[.G630];[.E630];[.C630])" office:value-type="percentage" office:value="0.00292" calcext:value-type="percentage">
            <text:p>0,29%</text:p>
          </table:table-cell>
          <table:table-cell table:formula="of:=[.N629] * (1+[.L630])" office:value-type="currency" office:currency="BRL" office:value="7349.57173877592" calcext:value-type="currency">
            <text:p>R$ 7.349,57</text:p>
          </table:table-cell>
          <table:table-cell table:formula="of:= 5000 * (1+[.M630])" office:value-type="float" office:value="5014.6" calcext:value-type="float">
            <text:p>5014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1/08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95" calcext:value-type="percentage">
            <text:p>5,9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1" calcext:value-type="percentage">
            <text:p>-1,2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7" calcext:value-type="percentage">
            <text:p>0,7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1" calcext:value-type="percentage">
            <text:p>0,7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72" calcext:value-type="percentage">
            <text:p>5,72%</text:p>
          </table:table-cell>
          <table:table-cell table:formula="of:=([.B631]*[.C631])+([.D631]*[.E631])+([.F631]*[.G631])+([.H631]*[.I631])+([.J631]*[.K631])" office:value-type="percentage" office:value="0" calcext:value-type="percentage">
            <text:p>0,00%</text:p>
          </table:table-cell>
          <table:table-cell table:formula="of:=AVERAGE([.K631];[.I631];[.G631];[.E631];[.C631])" office:value-type="percentage" office:value="0.02388" calcext:value-type="percentage">
            <text:p>2,39%</text:p>
          </table:table-cell>
          <table:table-cell table:formula="of:=[.N630] * (1+[.L631])" office:value-type="currency" office:currency="BRL" office:value="7349.57173877592" calcext:value-type="currency">
            <text:p>R$ 7.349,57</text:p>
          </table:table-cell>
          <table:table-cell table:formula="of:= 5000 * (1+[.M631])" office:value-type="float" office:value="5119.4" calcext:value-type="float">
            <text:p>5119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2/08/19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09" calcext:value-type="percentage">
            <text:p>-0,9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4" calcext:value-type="percentage">
            <text:p>-0,3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8" calcext:value-type="percentage">
            <text:p>-1,5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9" calcext:value-type="percentage">
            <text:p>-0,59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055" calcext:value-type="percentage">
            <text:p>-0,55%</text:p>
          </table:table-cell>
          <table:table-cell table:formula="of:=([.B632]*[.C632])+([.D632]*[.E632])+([.F632]*[.G632])+([.H632]*[.I632])+([.J632]*[.K632])" office:value-type="percentage" office:value="0.0145" calcext:value-type="percentage">
            <text:p>1,45%</text:p>
          </table:table-cell>
          <table:table-cell table:formula="of:=AVERAGE([.K632];[.I632];[.G632];[.E632];[.C632])" office:value-type="percentage" office:value="-0.00792" calcext:value-type="percentage">
            <text:p>-0,79%</text:p>
          </table:table-cell>
          <table:table-cell table:formula="of:=[.N631] * (1+[.L632])" office:value-type="currency" office:currency="BRL" office:value="7456.14052898817" calcext:value-type="currency">
            <text:p>R$ 7.456,14</text:p>
          </table:table-cell>
          <table:table-cell table:formula="of:= 5000 * (1+[.M632])" office:value-type="float" office:value="4960.4" calcext:value-type="float">
            <text:p>4960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3/08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73" calcext:value-type="percentage">
            <text:p>-3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2" calcext:value-type="percentage">
            <text:p>1,7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6" calcext:value-type="percentage">
            <text:p>-1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9" calcext:value-type="percentage">
            <text:p>-1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64" calcext:value-type="percentage">
            <text:p>-3,64%</text:p>
          </table:table-cell>
          <table:table-cell table:formula="of:=([.B633]*[.C633])+([.D633]*[.E633])+([.F633]*[.G633])+([.H633]*[.I633])+([.J633]*[.K633])" office:value-type="percentage" office:value="0" calcext:value-type="percentage">
            <text:p>0,00%</text:p>
          </table:table-cell>
          <table:table-cell table:formula="of:=AVERAGE([.K633];[.I633];[.G633];[.E633];[.C633])" office:value-type="percentage" office:value="-0.0164" calcext:value-type="percentage">
            <text:p>-1,64%</text:p>
          </table:table-cell>
          <table:table-cell table:formula="of:=[.N632] * (1+[.L633])" office:value-type="currency" office:currency="BRL" office:value="7456.14052898817" calcext:value-type="currency">
            <text:p>R$ 7.456,14</text:p>
          </table:table-cell>
          <table:table-cell table:formula="of:= 5000 * (1+[.M633])" office:value-type="float" office:value="4918" calcext:value-type="float">
            <text:p>491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6/08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2" calcext:value-type="percentage">
            <text:p>-1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2" calcext:value-type="percentage">
            <text:p>1,2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3" calcext:value-type="percentage">
            <text:p>-0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1" calcext:value-type="percentage">
            <text:p>-1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7" calcext:value-type="percentage">
            <text:p>-0,47%</text:p>
          </table:table-cell>
          <table:table-cell table:formula="of:=([.B634]*[.C634])+([.D634]*[.E634])+([.F634]*[.G634])+([.H634]*[.I634])+([.J634]*[.K634])" office:value-type="percentage" office:value="0" calcext:value-type="percentage">
            <text:p>0,00%</text:p>
          </table:table-cell>
          <table:table-cell table:formula="of:=AVERAGE([.K634];[.I634];[.G634];[.E634];[.C634])" office:value-type="percentage" office:value="-0.00342" calcext:value-type="percentage">
            <text:p>-0,34%</text:p>
          </table:table-cell>
          <table:table-cell table:formula="of:=[.N633] * (1+[.L634])" office:value-type="currency" office:currency="BRL" office:value="7456.14052898817" calcext:value-type="currency">
            <text:p>R$ 7.456,14</text:p>
          </table:table-cell>
          <table:table-cell table:formula="of:= 5000 * (1+[.M634])" office:value-type="float" office:value="4982.9" calcext:value-type="float">
            <text:p>4982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7/08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9" calcext:value-type="percentage">
            <text:p>1,5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4" calcext:value-type="percentage">
            <text:p>-0,1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8" calcext:value-type="percentage">
            <text:p>1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1" calcext:value-type="percentage">
            <text:p>1,2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" calcext:value-type="percentage">
            <text:p>-0,80%</text:p>
          </table:table-cell>
          <table:table-cell table:formula="of:=([.B635]*[.C635])+([.D635]*[.E635])+([.F635]*[.G635])+([.H635]*[.I635])+([.J635]*[.K635])" office:value-type="percentage" office:value="0" calcext:value-type="percentage">
            <text:p>0,00%</text:p>
          </table:table-cell>
          <table:table-cell table:formula="of:=AVERAGE([.K635];[.I635];[.G635];[.E635];[.C635])" office:value-type="percentage" office:value="0.00608" calcext:value-type="percentage">
            <text:p>0,61%</text:p>
          </table:table-cell>
          <table:table-cell table:formula="of:=[.N634] * (1+[.L635])" office:value-type="currency" office:currency="BRL" office:value="7456.14052898817" calcext:value-type="currency">
            <text:p>R$ 7.456,14</text:p>
          </table:table-cell>
          <table:table-cell table:formula="of:= 5000 * (1+[.M635])" office:value-type="float" office:value="5030.4" calcext:value-type="float">
            <text:p>5030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8/08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3" calcext:value-type="percentage">
            <text:p>1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2" calcext:value-type="percentage">
            <text:p>0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3" calcext:value-type="percentage">
            <text:p>1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7" calcext:value-type="percentage">
            <text:p>0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3" calcext:value-type="percentage">
            <text:p>-0,83%</text:p>
          </table:table-cell>
          <table:table-cell table:formula="of:=([.B636]*[.C636])+([.D636]*[.E636])+([.F636]*[.G636])+([.H636]*[.I636])+([.J636]*[.K636])" office:value-type="percentage" office:value="0" calcext:value-type="percentage">
            <text:p>0,00%</text:p>
          </table:table-cell>
          <table:table-cell table:formula="of:=AVERAGE([.K636];[.I636];[.G636];[.E636];[.C636])" office:value-type="percentage" office:value="0.00344" calcext:value-type="percentage">
            <text:p>0,34%</text:p>
          </table:table-cell>
          <table:table-cell table:formula="of:=[.N635] * (1+[.L636])" office:value-type="currency" office:currency="BRL" office:value="7456.14052898817" calcext:value-type="currency">
            <text:p>R$ 7.456,14</text:p>
          </table:table-cell>
          <table:table-cell table:formula="of:= 5000 * (1+[.M636])" office:value-type="float" office:value="5017.2" calcext:value-type="float">
            <text:p>5017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9/08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7" calcext:value-type="percentage">
            <text:p>3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6" calcext:value-type="percentage">
            <text:p>1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3" calcext:value-type="percentage">
            <text:p>0,5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73" calcext:value-type="percentage">
            <text:p>3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43" calcext:value-type="percentage">
            <text:p>2,43%</text:p>
          </table:table-cell>
          <table:table-cell table:formula="of:=([.B637]*[.C637])+([.D637]*[.E637])+([.F637]*[.G637])+([.H637]*[.I637])+([.J637]*[.K637])" office:value-type="percentage" office:value="0" calcext:value-type="percentage">
            <text:p>0,00%</text:p>
          </table:table-cell>
          <table:table-cell table:formula="of:=AVERAGE([.K637];[.I637];[.G637];[.E637];[.C637])" office:value-type="percentage" office:value="0.0229" calcext:value-type="percentage">
            <text:p>2,29%</text:p>
          </table:table-cell>
          <table:table-cell table:formula="of:=[.N636] * (1+[.L637])" office:value-type="currency" office:currency="BRL" office:value="7456.14052898817" calcext:value-type="currency">
            <text:p>R$ 7.456,14</text:p>
          </table:table-cell>
          <table:table-cell table:formula="of:= 5000 * (1+[.M637])" office:value-type="float" office:value="5114.5" calcext:value-type="float">
            <text:p>5114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0/08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2" calcext:value-type="percentage">
            <text:p>0,2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4" calcext:value-type="percentage">
            <text:p>-0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4" calcext:value-type="percentage">
            <text:p>1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57" calcext:value-type="percentage">
            <text:p>2,57%</text:p>
          </table:table-cell>
          <table:table-cell table:formula="of:=([.B638]*[.C638])+([.D638]*[.E638])+([.F638]*[.G638])+([.H638]*[.I638])+([.J638]*[.K638])" office:value-type="percentage" office:value="0" calcext:value-type="percentage">
            <text:p>0,00%</text:p>
          </table:table-cell>
          <table:table-cell table:formula="of:=AVERAGE([.K638];[.I638];[.G638];[.E638];[.C638])" office:value-type="percentage" office:value="0.00678" calcext:value-type="percentage">
            <text:p>0,68%</text:p>
          </table:table-cell>
          <table:table-cell table:formula="of:=[.N637] * (1+[.L638])" office:value-type="currency" office:currency="BRL" office:value="7456.14052898817" calcext:value-type="currency">
            <text:p>R$ 7.456,14</text:p>
          </table:table-cell>
          <table:table-cell table:formula="of:= 5000 * (1+[.M638])" office:value-type="float" office:value="5033.9" calcext:value-type="float">
            <text:p>5033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2/09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8" calcext:value-type="percentage">
            <text:p>-0,7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7" calcext:value-type="percentage">
            <text:p>1,9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5" calcext:value-type="percentage">
            <text:p>-1,2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7" calcext:value-type="percentage">
            <text:p>0,9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8" calcext:value-type="percentage">
            <text:p>-1,28%</text:p>
          </table:table-cell>
          <table:table-cell table:formula="of:=([.B639]*[.C639])+([.D639]*[.E639])+([.F639]*[.G639])+([.H639]*[.I639])+([.J639]*[.K639])" office:value-type="percentage" office:value="0" calcext:value-type="percentage">
            <text:p>0,00%</text:p>
          </table:table-cell>
          <table:table-cell table:formula="of:=AVERAGE([.K639];[.I639];[.G639];[.E639];[.C639])" office:value-type="percentage" office:value="-0.000740000000000001" calcext:value-type="percentage">
            <text:p>-0,07%</text:p>
          </table:table-cell>
          <table:table-cell table:formula="of:=[.N638] * (1+[.L639])" office:value-type="currency" office:currency="BRL" office:value="7456.14052898817" calcext:value-type="currency">
            <text:p>R$ 7.456,14</text:p>
          </table:table-cell>
          <table:table-cell table:formula="of:= 5000 * (1+[.M639])" office:value-type="float" office:value="4996.3" calcext:value-type="float">
            <text:p>4996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3/09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9" calcext:value-type="percentage">
            <text:p>1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2" calcext:value-type="percentage">
            <text:p>-1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1" calcext:value-type="percentage">
            <text:p>-1,9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6" calcext:value-type="percentage">
            <text:p>-1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6" calcext:value-type="percentage">
            <text:p>-1,86%</text:p>
          </table:table-cell>
          <table:table-cell table:formula="of:=([.B640]*[.C640])+([.D640]*[.E640])+([.F640]*[.G640])+([.H640]*[.I640])+([.J640]*[.K640])" office:value-type="percentage" office:value="0" calcext:value-type="percentage">
            <text:p>0,00%</text:p>
          </table:table-cell>
          <table:table-cell table:formula="of:=AVERAGE([.K640];[.I640];[.G640];[.E640];[.C640])" office:value-type="percentage" office:value="-0.00992" calcext:value-type="percentage">
            <text:p>-0,99%</text:p>
          </table:table-cell>
          <table:table-cell table:formula="of:=[.N639] * (1+[.L640])" office:value-type="currency" office:currency="BRL" office:value="7456.14052898817" calcext:value-type="currency">
            <text:p>R$ 7.456,14</text:p>
          </table:table-cell>
          <table:table-cell table:formula="of:= 5000 * (1+[.M640])" office:value-type="float" office:value="4950.4" calcext:value-type="float">
            <text:p>4950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4/09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58" calcext:value-type="percentage">
            <text:p>2,5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6" calcext:value-type="percentage">
            <text:p>1,8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" calcext:value-type="percentage">
            <text:p>0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" calcext:value-type="percentage">
            <text:p>2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7" calcext:value-type="percentage">
            <text:p>2,37%</text:p>
          </table:table-cell>
          <table:table-cell table:formula="of:=([.B641]*[.C641])+([.D641]*[.E641])+([.F641]*[.G641])+([.H641]*[.I641])+([.J641]*[.K641])" office:value-type="percentage" office:value="0" calcext:value-type="percentage">
            <text:p>0,00%</text:p>
          </table:table-cell>
          <table:table-cell table:formula="of:=AVERAGE([.K641];[.I641];[.G641];[.E641];[.C641])" office:value-type="percentage" office:value="0.01942" calcext:value-type="percentage">
            <text:p>1,94%</text:p>
          </table:table-cell>
          <table:table-cell table:formula="of:=[.N640] * (1+[.L641])" office:value-type="currency" office:currency="BRL" office:value="7456.14052898817" calcext:value-type="currency">
            <text:p>R$ 7.456,14</text:p>
          </table:table-cell>
          <table:table-cell table:formula="of:= 5000 * (1+[.M641])" office:value-type="float" office:value="5097.1" calcext:value-type="float">
            <text:p>5097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5/09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7" calcext:value-type="percentage">
            <text:p>0,9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84" calcext:value-type="percentage">
            <text:p>2,8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49" calcext:value-type="percentage">
            <text:p>3,49%</text:p>
          </table:table-cell>
          <table:table-cell table:formula="of:=([.B642]*[.C642])+([.D642]*[.E642])+([.F642]*[.G642])+([.H642]*[.I642])+([.J642]*[.K642])" office:value-type="percentage" office:value="0" calcext:value-type="percentage">
            <text:p>0,00%</text:p>
          </table:table-cell>
          <table:table-cell table:formula="of:=AVERAGE([.K642];[.I642];[.G642];[.E642];[.C642])" office:value-type="percentage" office:value="0.0156" calcext:value-type="percentage">
            <text:p>1,56%</text:p>
          </table:table-cell>
          <table:table-cell table:formula="of:=[.N641] * (1+[.L642])" office:value-type="currency" office:currency="BRL" office:value="7456.14052898817" calcext:value-type="currency">
            <text:p>R$ 7.456,14</text:p>
          </table:table-cell>
          <table:table-cell table:formula="of:= 5000 * (1+[.M642])" office:value-type="float" office:value="5078" calcext:value-type="float">
            <text:p>507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6/09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9" calcext:value-type="percentage">
            <text:p>0,4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4" calcext:value-type="percentage">
            <text:p>-1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35" calcext:value-type="percentage">
            <text:p>3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5" calcext:value-type="percentage">
            <text:p>-0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07" calcext:value-type="percentage">
            <text:p>4,07%</text:p>
          </table:table-cell>
          <table:table-cell table:formula="of:=([.B643]*[.C643])+([.D643]*[.E643])+([.F643]*[.G643])+([.H643]*[.I643])+([.J643]*[.K643])" office:value-type="percentage" office:value="0" calcext:value-type="percentage">
            <text:p>0,00%</text:p>
          </table:table-cell>
          <table:table-cell table:formula="of:=AVERAGE([.K643];[.I643];[.G643];[.E643];[.C643])" office:value-type="percentage" office:value="0.01204" calcext:value-type="percentage">
            <text:p>1,20%</text:p>
          </table:table-cell>
          <table:table-cell table:formula="of:=[.N642] * (1+[.L643])" office:value-type="currency" office:currency="BRL" office:value="7456.14052898817" calcext:value-type="currency">
            <text:p>R$ 7.456,14</text:p>
          </table:table-cell>
          <table:table-cell table:formula="of:= 5000 * (1+[.M643])" office:value-type="float" office:value="5060.2" calcext:value-type="float">
            <text:p>5060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9/09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5" calcext:value-type="percentage">
            <text:p>1,55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064" calcext:value-type="percentage">
            <text:p>0,6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45" calcext:value-type="percentage">
            <text:p>2,4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1" calcext:value-type="percentage">
            <text:p>3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4" calcext:value-type="percentage">
            <text:p>1,24%</text:p>
          </table:table-cell>
          <table:table-cell table:formula="of:=([.B644]*[.C644])+([.D644]*[.E644])+([.F644]*[.G644])+([.H644]*[.I644])+([.J644]*[.K644])" office:value-type="percentage" office:value="0.0064" calcext:value-type="percentage">
            <text:p>0,64%</text:p>
          </table:table-cell>
          <table:table-cell table:formula="of:=AVERAGE([.K644];[.I644];[.G644];[.E644];[.C644])" office:value-type="percentage" office:value="0.01796" calcext:value-type="percentage">
            <text:p>1,80%</text:p>
          </table:table-cell>
          <table:table-cell table:formula="of:=[.N643] * (1+[.L644])" office:value-type="currency" office:currency="BRL" office:value="7503.8598283737" calcext:value-type="currency">
            <text:p>R$ 7.503,86</text:p>
          </table:table-cell>
          <table:table-cell table:formula="of:= 5000 * (1+[.M644])" office:value-type="float" office:value="5089.8" calcext:value-type="float">
            <text:p>5089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0/09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3" calcext:value-type="percentage">
            <text:p>0,6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8" calcext:value-type="percentage">
            <text:p>0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4" calcext:value-type="percentage">
            <text:p>-1,9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3" calcext:value-type="percentage">
            <text:p>0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8" calcext:value-type="percentage">
            <text:p>-1,68%</text:p>
          </table:table-cell>
          <table:table-cell table:formula="of:=([.B645]*[.C645])+([.D645]*[.E645])+([.F645]*[.G645])+([.H645]*[.I645])+([.J645]*[.K645])" office:value-type="percentage" office:value="0" calcext:value-type="percentage">
            <text:p>0,00%</text:p>
          </table:table-cell>
          <table:table-cell table:formula="of:=AVERAGE([.K645];[.I645];[.G645];[.E645];[.C645])" office:value-type="percentage" office:value="-0.00396" calcext:value-type="percentage">
            <text:p>-0,40%</text:p>
          </table:table-cell>
          <table:table-cell table:formula="of:=[.N644] * (1+[.L645])" office:value-type="currency" office:currency="BRL" office:value="7503.8598283737" calcext:value-type="currency">
            <text:p>R$ 7.503,86</text:p>
          </table:table-cell>
          <table:table-cell table:formula="of:= 5000 * (1+[.M645])" office:value-type="float" office:value="4980.2" calcext:value-type="float">
            <text:p>4980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1/09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5" calcext:value-type="percentage">
            <text:p>-0,8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6" calcext:value-type="percentage">
            <text:p>-0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5" calcext:value-type="percentage">
            <text:p>-0,4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" calcext:value-type="percentage">
            <text:p>-0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8" calcext:value-type="percentage">
            <text:p>-2,38%</text:p>
          </table:table-cell>
          <table:table-cell table:formula="of:=([.B646]*[.C646])+([.D646]*[.E646])+([.F646]*[.G646])+([.H646]*[.I646])+([.J646]*[.K646])" office:value-type="percentage" office:value="-0" calcext:value-type="percentage">
            <text:p>0,00%</text:p>
          </table:table-cell>
          <table:table-cell table:formula="of:=AVERAGE([.K646];[.I646];[.G646];[.E646];[.C646])" office:value-type="percentage" office:value="-0.00908" calcext:value-type="percentage">
            <text:p>-0,91%</text:p>
          </table:table-cell>
          <table:table-cell table:formula="of:=[.N645] * (1+[.L646])" office:value-type="currency" office:currency="BRL" office:value="7503.8598283737" calcext:value-type="currency">
            <text:p>R$ 7.503,86</text:p>
          </table:table-cell>
          <table:table-cell table:formula="of:= 5000 * (1+[.M646])" office:value-type="float" office:value="4954.6" calcext:value-type="float">
            <text:p>4954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2/09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1" calcext:value-type="percentage">
            <text:p>0,7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56" calcext:value-type="percentage">
            <text:p>-5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3" calcext:value-type="percentage">
            <text:p>0,6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63" calcext:value-type="percentage">
            <text:p>3,6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1" calcext:value-type="percentage">
            <text:p>0,51%</text:p>
          </table:table-cell>
          <table:table-cell table:formula="of:=([.B647]*[.C647])+([.D647]*[.E647])+([.F647]*[.G647])+([.H647]*[.I647])+([.J647]*[.K647])" office:value-type="percentage" office:value="0" calcext:value-type="percentage">
            <text:p>0,00%</text:p>
          </table:table-cell>
          <table:table-cell table:formula="of:=AVERAGE([.K647];[.I647];[.G647];[.E647];[.C647])" office:value-type="percentage" office:value="-0.000239999999999999" calcext:value-type="percentage">
            <text:p>-0,02%</text:p>
          </table:table-cell>
          <table:table-cell table:formula="of:=[.N646] * (1+[.L647])" office:value-type="currency" office:currency="BRL" office:value="7503.8598283737" calcext:value-type="currency">
            <text:p>R$ 7.503,86</text:p>
          </table:table-cell>
          <table:table-cell table:formula="of:= 5000 * (1+[.M647])" office:value-type="float" office:value="4998.8" calcext:value-type="float">
            <text:p>4998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3/09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7" calcext:value-type="percentage">
            <text:p>-0,6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5" calcext:value-type="percentage">
            <text:p>-0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6" calcext:value-type="percentage">
            <text:p>1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" calcext:value-type="percentage">
            <text:p>0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9" calcext:value-type="percentage">
            <text:p>-1,79%</text:p>
          </table:table-cell>
          <table:table-cell table:formula="of:=([.B648]*[.C648])+([.D648]*[.E648])+([.F648]*[.G648])+([.H648]*[.I648])+([.J648]*[.K648])" office:value-type="percentage" office:value="0" calcext:value-type="percentage">
            <text:p>0,00%</text:p>
          </table:table-cell>
          <table:table-cell table:formula="of:=AVERAGE([.K648];[.I648];[.G648];[.E648];[.C648])" office:value-type="percentage" office:value="-0.0019" calcext:value-type="percentage">
            <text:p>-0,19%</text:p>
          </table:table-cell>
          <table:table-cell table:formula="of:=[.N647] * (1+[.L648])" office:value-type="currency" office:currency="BRL" office:value="7503.8598283737" calcext:value-type="currency">
            <text:p>R$ 7.503,86</text:p>
          </table:table-cell>
          <table:table-cell table:formula="of:= 5000 * (1+[.M648])" office:value-type="float" office:value="4990.5" calcext:value-type="float">
            <text:p>4990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6/09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39" calcext:value-type="percentage">
            <text:p>4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8" calcext:value-type="percentage">
            <text:p>1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8" calcext:value-type="percentage">
            <text:p>-1,7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41" calcext:value-type="percentage">
            <text:p>-2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4" calcext:value-type="percentage">
            <text:p>-1,04%</text:p>
          </table:table-cell>
          <table:table-cell table:formula="of:=([.B649]*[.C649])+([.D649]*[.E649])+([.F649]*[.G649])+([.H649]*[.I649])+([.J649]*[.K649])" office:value-type="percentage" office:value="0" calcext:value-type="percentage">
            <text:p>0,00%</text:p>
          </table:table-cell>
          <table:table-cell table:formula="of:=AVERAGE([.K649];[.I649];[.G649];[.E649];[.C649])" office:value-type="percentage" office:value="0.000879999999999999" calcext:value-type="percentage">
            <text:p>0,09%</text:p>
          </table:table-cell>
          <table:table-cell table:formula="of:=[.N648] * (1+[.L649])" office:value-type="currency" office:currency="BRL" office:value="7503.8598283737" calcext:value-type="currency">
            <text:p>R$ 7.503,86</text:p>
          </table:table-cell>
          <table:table-cell table:formula="of:= 5000 * (1+[.M649])" office:value-type="float" office:value="5004.4" calcext:value-type="float">
            <text:p>5004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7/09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2" calcext:value-type="percentage">
            <text:p>-1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5" calcext:value-type="percentage">
            <text:p>-1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7" calcext:value-type="percentage">
            <text:p>0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4" calcext:value-type="percentage">
            <text:p>0,6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9" calcext:value-type="percentage">
            <text:p>1,39%</text:p>
          </table:table-cell>
          <table:table-cell table:formula="of:=([.B650]*[.C650])+([.D650]*[.E650])+([.F650]*[.G650])+([.H650]*[.I650])+([.J650]*[.K650])" office:value-type="percentage" office:value="0" calcext:value-type="percentage">
            <text:p>0,00%</text:p>
          </table:table-cell>
          <table:table-cell table:formula="of:=AVERAGE([.K650];[.I650];[.G650];[.E650];[.C650])" office:value-type="percentage" office:value="-0.00054" calcext:value-type="percentage">
            <text:p>-0,05%</text:p>
          </table:table-cell>
          <table:table-cell table:formula="of:=[.N649] * (1+[.L650])" office:value-type="currency" office:currency="BRL" office:value="7503.8598283737" calcext:value-type="currency">
            <text:p>R$ 7.503,86</text:p>
          </table:table-cell>
          <table:table-cell table:formula="of:= 5000 * (1+[.M650])" office:value-type="float" office:value="4997.3" calcext:value-type="float">
            <text:p>4997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8/09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" calcext:value-type="percentage">
            <text:p>-1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03" calcext:value-type="percentage">
            <text:p>2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1" calcext:value-type="percentage">
            <text:p>-0,3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2" calcext:value-type="percentage">
            <text:p>-1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2" calcext:value-type="percentage">
            <text:p>1,52%</text:p>
          </table:table-cell>
          <table:table-cell table:formula="of:=([.B651]*[.C651])+([.D651]*[.E651])+([.F651]*[.G651])+([.H651]*[.I651])+([.J651]*[.K651])" office:value-type="percentage" office:value="0" calcext:value-type="percentage">
            <text:p>0,00%</text:p>
          </table:table-cell>
          <table:table-cell table:formula="of:=AVERAGE([.K651];[.I651];[.G651];[.E651];[.C651])" office:value-type="percentage" office:value="0.00104" calcext:value-type="percentage">
            <text:p>0,10%</text:p>
          </table:table-cell>
          <table:table-cell table:formula="of:=[.N650] * (1+[.L651])" office:value-type="currency" office:currency="BRL" office:value="7503.8598283737" calcext:value-type="currency">
            <text:p>R$ 7.503,86</text:p>
          </table:table-cell>
          <table:table-cell table:formula="of:= 5000 * (1+[.M651])" office:value-type="float" office:value="5005.2" calcext:value-type="float">
            <text:p>5005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9/09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6" calcext:value-type="percentage">
            <text:p>0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19" calcext:value-type="percentage">
            <text:p>-2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7" calcext:value-type="percentage">
            <text:p>-1,6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7" calcext:value-type="percentage">
            <text:p>-0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6" calcext:value-type="percentage">
            <text:p>-2,60%</text:p>
          </table:table-cell>
          <table:table-cell table:formula="of:=([.B652]*[.C652])+([.D652]*[.E652])+([.F652]*[.G652])+([.H652]*[.I652])+([.J652]*[.K652])" office:value-type="percentage" office:value="0" calcext:value-type="percentage">
            <text:p>0,00%</text:p>
          </table:table-cell>
          <table:table-cell table:formula="of:=AVERAGE([.K652];[.I652];[.G652];[.E652];[.C652])" office:value-type="percentage" office:value="-0.01274" calcext:value-type="percentage">
            <text:p>-1,27%</text:p>
          </table:table-cell>
          <table:table-cell table:formula="of:=[.N651] * (1+[.L652])" office:value-type="currency" office:currency="BRL" office:value="7503.8598283737" calcext:value-type="currency">
            <text:p>R$ 7.503,86</text:p>
          </table:table-cell>
          <table:table-cell table:formula="of:= 5000 * (1+[.M652])" office:value-type="float" office:value="4936.3" calcext:value-type="float">
            <text:p>4936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/09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6" calcext:value-type="percentage">
            <text:p>-1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8" calcext:value-type="percentage">
            <text:p>-0,5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6" calcext:value-type="percentage">
            <text:p>0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1" calcext:value-type="percentage">
            <text:p>0,2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8" calcext:value-type="percentage">
            <text:p>1,58%</text:p>
          </table:table-cell>
          <table:table-cell table:formula="of:=([.B653]*[.C653])+([.D653]*[.E653])+([.F653]*[.G653])+([.H653]*[.I653])+([.J653]*[.K653])" office:value-type="percentage" office:value="0" calcext:value-type="percentage">
            <text:p>0,00%</text:p>
          </table:table-cell>
          <table:table-cell table:formula="of:=AVERAGE([.K653];[.I653];[.G653];[.E653];[.C653])" office:value-type="percentage" office:value="0.00082" calcext:value-type="percentage">
            <text:p>0,08%</text:p>
          </table:table-cell>
          <table:table-cell table:formula="of:=[.N652] * (1+[.L653])" office:value-type="currency" office:currency="BRL" office:value="7503.8598283737" calcext:value-type="currency">
            <text:p>R$ 7.503,86</text:p>
          </table:table-cell>
          <table:table-cell table:formula="of:= 5000 * (1+[.M653])" office:value-type="float" office:value="5004.1" calcext:value-type="float">
            <text:p>5004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3/09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8" calcext:value-type="percentage">
            <text:p>1,7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2" calcext:value-type="percentage">
            <text:p>-0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2" calcext:value-type="percentage">
            <text:p>-0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6" calcext:value-type="percentage">
            <text:p>-0,6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8" calcext:value-type="percentage">
            <text:p>-0,48%</text:p>
          </table:table-cell>
          <table:table-cell table:formula="of:=([.B654]*[.C654])+([.D654]*[.E654])+([.F654]*[.G654])+([.H654]*[.I654])+([.J654]*[.K654])" office:value-type="percentage" office:value="0" calcext:value-type="percentage">
            <text:p>0,00%</text:p>
          </table:table-cell>
          <table:table-cell table:formula="of:=AVERAGE([.K654];[.I654];[.G654];[.E654];[.C654])" office:value-type="percentage" office:value="-0.0002" calcext:value-type="percentage">
            <text:p>-0,02%</text:p>
          </table:table-cell>
          <table:table-cell table:formula="of:=[.N653] * (1+[.L654])" office:value-type="currency" office:currency="BRL" office:value="7503.8598283737" calcext:value-type="currency">
            <text:p>R$ 7.503,86</text:p>
          </table:table-cell>
          <table:table-cell table:formula="of:= 5000 * (1+[.M654])" office:value-type="float" office:value="4999" calcext:value-type="float">
            <text:p>499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4/09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6" calcext:value-type="percentage">
            <text:p>-0,7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6" calcext:value-type="percentage">
            <text:p>0,5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4" calcext:value-type="percentage">
            <text:p>-1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43" calcext:value-type="percentage">
            <text:p>-2,4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05" calcext:value-type="percentage">
            <text:p>-3,05%</text:p>
          </table:table-cell>
          <table:table-cell table:formula="of:=([.B655]*[.C655])+([.D655]*[.E655])+([.F655]*[.G655])+([.H655]*[.I655])+([.J655]*[.K655])" office:value-type="percentage" office:value="0" calcext:value-type="percentage">
            <text:p>0,00%</text:p>
          </table:table-cell>
          <table:table-cell table:formula="of:=AVERAGE([.K655];[.I655];[.G655];[.E655];[.C655])" office:value-type="percentage" office:value="-0.01344" calcext:value-type="percentage">
            <text:p>-1,34%</text:p>
          </table:table-cell>
          <table:table-cell table:formula="of:=[.N654] * (1+[.L655])" office:value-type="currency" office:currency="BRL" office:value="7503.8598283737" calcext:value-type="currency">
            <text:p>R$ 7.503,86</text:p>
          </table:table-cell>
          <table:table-cell table:formula="of:= 5000 * (1+[.M655])" office:value-type="float" office:value="4932.8" calcext:value-type="float">
            <text:p>4932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5/09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6" calcext:value-type="percentage">
            <text:p>0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3" calcext:value-type="percentage">
            <text:p>-0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7" calcext:value-type="percentage">
            <text:p>1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8" calcext:value-type="percentage">
            <text:p>1,9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5" calcext:value-type="percentage">
            <text:p>-0,65%</text:p>
          </table:table-cell>
          <table:table-cell table:formula="of:=([.B656]*[.C656])+([.D656]*[.E656])+([.F656]*[.G656])+([.H656]*[.I656])+([.J656]*[.K656])" office:value-type="percentage" office:value="0" calcext:value-type="percentage">
            <text:p>0,00%</text:p>
          </table:table-cell>
          <table:table-cell table:formula="of:=AVERAGE([.K656];[.I656];[.G656];[.E656];[.C656])" office:value-type="percentage" office:value="0.00406" calcext:value-type="percentage">
            <text:p>0,41%</text:p>
          </table:table-cell>
          <table:table-cell table:formula="of:=[.N655] * (1+[.L656])" office:value-type="currency" office:currency="BRL" office:value="7503.8598283737" calcext:value-type="currency">
            <text:p>R$ 7.503,86</text:p>
          </table:table-cell>
          <table:table-cell table:formula="of:= 5000 * (1+[.M656])" office:value-type="float" office:value="5020.3" calcext:value-type="float">
            <text:p>5020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6/09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2" calcext:value-type="percentage">
            <text:p>1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" calcext:value-type="percentage">
            <text:p>0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88" calcext:value-type="percentage">
            <text:p>2,8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7" calcext:value-type="percentage">
            <text:p>0,37%</text:p>
          </table:table-cell>
          <table:table-cell table:formula="of:=([.B657]*[.C657])+([.D657]*[.E657])+([.F657]*[.G657])+([.H657]*[.I657])+([.J657]*[.K657])" office:value-type="percentage" office:value="0" calcext:value-type="percentage">
            <text:p>0,00%</text:p>
          </table:table-cell>
          <table:table-cell table:formula="of:=AVERAGE([.K657];[.I657];[.G657];[.E657];[.C657])" office:value-type="percentage" office:value="0.00934" calcext:value-type="percentage">
            <text:p>0,93%</text:p>
          </table:table-cell>
          <table:table-cell table:formula="of:=[.N656] * (1+[.L657])" office:value-type="currency" office:currency="BRL" office:value="7503.8598283737" calcext:value-type="currency">
            <text:p>R$ 7.503,86</text:p>
          </table:table-cell>
          <table:table-cell table:formula="of:= 5000 * (1+[.M657])" office:value-type="float" office:value="5046.7" calcext:value-type="float">
            <text:p>5046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7/09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4" calcext:value-type="percentage">
            <text:p>-0,1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7" calcext:value-type="percentage">
            <text:p>-1,9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2" calcext:value-type="percentage">
            <text:p>-0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2" calcext:value-type="percentage">
            <text:p>-0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1" calcext:value-type="percentage">
            <text:p>-0,81%</text:p>
          </table:table-cell>
          <table:table-cell table:formula="of:=([.B658]*[.C658])+([.D658]*[.E658])+([.F658]*[.G658])+([.H658]*[.I658])+([.J658]*[.K658])" office:value-type="percentage" office:value="-0" calcext:value-type="percentage">
            <text:p>0,00%</text:p>
          </table:table-cell>
          <table:table-cell table:formula="of:=AVERAGE([.K658];[.I658];[.G658];[.E658];[.C658])" office:value-type="percentage" office:value="-0.00752" calcext:value-type="percentage">
            <text:p>-0,75%</text:p>
          </table:table-cell>
          <table:table-cell table:formula="of:=[.N657] * (1+[.L658])" office:value-type="currency" office:currency="BRL" office:value="7503.8598283737" calcext:value-type="currency">
            <text:p>R$ 7.503,86</text:p>
          </table:table-cell>
          <table:table-cell table:formula="of:= 5000 * (1+[.M658])" office:value-type="float" office:value="4962.4" calcext:value-type="float">
            <text:p>4962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0/09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" calcext:value-type="percentage">
            <text:p>-0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2" calcext:value-type="percentage">
            <text:p>0,6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1" calcext:value-type="percentage">
            <text:p>-1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9" calcext:value-type="percentage">
            <text:p>0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3" calcext:value-type="percentage">
            <text:p>0,33%</text:p>
          </table:table-cell>
          <table:table-cell table:formula="of:=([.B659]*[.C659])+([.D659]*[.E659])+([.F659]*[.G659])+([.H659]*[.I659])+([.J659]*[.K659])" office:value-type="percentage" office:value="0" calcext:value-type="percentage">
            <text:p>0,00%</text:p>
          </table:table-cell>
          <table:table-cell table:formula="of:=AVERAGE([.K659];[.I659];[.G659];[.E659];[.C659])" office:value-type="percentage" office:value="-0.00134" calcext:value-type="percentage">
            <text:p>-0,13%</text:p>
          </table:table-cell>
          <table:table-cell table:formula="of:=[.N658] * (1+[.L659])" office:value-type="currency" office:currency="BRL" office:value="7503.8598283737" calcext:value-type="currency">
            <text:p>R$ 7.503,86</text:p>
          </table:table-cell>
          <table:table-cell table:formula="of:= 5000 * (1+[.M659])" office:value-type="float" office:value="4993.3" calcext:value-type="float">
            <text:p>4993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1/10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5" calcext:value-type="percentage">
            <text:p>-0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1" calcext:value-type="percentage">
            <text:p>-1,5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27" calcext:value-type="percentage">
            <text:p>-2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8" calcext:value-type="percentage">
            <text:p>-0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9" calcext:value-type="percentage">
            <text:p>-1,19%</text:p>
          </table:table-cell>
          <table:table-cell table:formula="of:=([.B660]*[.C660])+([.D660]*[.E660])+([.F660]*[.G660])+([.H660]*[.I660])+([.J660]*[.K660])" office:value-type="percentage" office:value="-0" calcext:value-type="percentage">
            <text:p>0,00%</text:p>
          </table:table-cell>
          <table:table-cell table:formula="of:=AVERAGE([.K660];[.I660];[.G660];[.E660];[.C660])" office:value-type="percentage" office:value="-0.0104" calcext:value-type="percentage">
            <text:p>-1,04%</text:p>
          </table:table-cell>
          <table:table-cell table:formula="of:=[.N659] * (1+[.L660])" office:value-type="currency" office:currency="BRL" office:value="7503.8598283737" calcext:value-type="currency">
            <text:p>R$ 7.503,86</text:p>
          </table:table-cell>
          <table:table-cell table:formula="of:= 5000 * (1+[.M660])"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2/10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87" calcext:value-type="percentage">
            <text:p>-2,8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42" calcext:value-type="percentage">
            <text:p>-2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75" calcext:value-type="percentage">
            <text:p>-2,7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547" calcext:value-type="percentage">
            <text:p>-5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4" calcext:value-type="percentage">
            <text:p>-3,40%</text:p>
          </table:table-cell>
          <table:table-cell table:formula="of:=([.B661]*[.C661])+([.D661]*[.E661])+([.F661]*[.G661])+([.H661]*[.I661])+([.J661]*[.K661])" office:value-type="percentage" office:value="-0" calcext:value-type="percentage">
            <text:p>0,00%</text:p>
          </table:table-cell>
          <table:table-cell table:formula="of:=AVERAGE([.K661];[.I661];[.G661];[.E661];[.C661])" office:value-type="percentage" office:value="-0.03382" calcext:value-type="percentage">
            <text:p>-3,38%</text:p>
          </table:table-cell>
          <table:table-cell table:formula="of:=[.N660] * (1+[.L661])" office:value-type="currency" office:currency="BRL" office:value="7503.8598283737" calcext:value-type="currency">
            <text:p>R$ 7.503,86</text:p>
          </table:table-cell>
          <table:table-cell table:formula="of:= 5000 * (1+[.M661])" office:value-type="float" office:value="4830.9" calcext:value-type="float">
            <text:p>4830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3/10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7" calcext:value-type="percentage">
            <text:p>0,0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2" calcext:value-type="percentage">
            <text:p>0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3" calcext:value-type="percentage">
            <text:p>0,03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075" calcext:value-type="percentage">
            <text:p>0,7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31" calcext:value-type="percentage">
            <text:p>4,31%</text:p>
          </table:table-cell>
          <table:table-cell table:formula="of:=([.B662]*[.C662])+([.D662]*[.E662])+([.F662]*[.G662])+([.H662]*[.I662])+([.J662]*[.K662])" office:value-type="percentage" office:value="0.0075" calcext:value-type="percentage">
            <text:p>0,75%</text:p>
          </table:table-cell>
          <table:table-cell table:formula="of:=AVERAGE([.K662];[.I662];[.G662];[.E662];[.C662])" office:value-type="percentage" office:value="0.01036" calcext:value-type="percentage">
            <text:p>1,04%</text:p>
          </table:table-cell>
          <table:table-cell table:formula="of:=[.N661] * (1+[.L662])" office:value-type="currency" office:currency="BRL" office:value="7560.1387770865" calcext:value-type="currency">
            <text:p>R$ 7.560,14</text:p>
          </table:table-cell>
          <table:table-cell table:formula="of:= 5000 * (1+[.M662])" office:value-type="float" office:value="5051.8" calcext:value-type="float">
            <text:p>5051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4/10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6" calcext:value-type="percentage">
            <text:p>-0,8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1" calcext:value-type="percentage">
            <text:p>-0,9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8" calcext:value-type="percentage">
            <text:p>0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53" calcext:value-type="percentage">
            <text:p>2,53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068" calcext:value-type="percentage">
            <text:p>0,68%</text:p>
          </table:table-cell>
          <table:table-cell table:formula="of:=([.B663]*[.C663])+([.D663]*[.E663])+([.F663]*[.G663])+([.H663]*[.I663])+([.J663]*[.K663])" office:value-type="percentage" office:value="-0.0068" calcext:value-type="percentage">
            <text:p>-0,68%</text:p>
          </table:table-cell>
          <table:table-cell table:formula="of:=AVERAGE([.K663];[.I663];[.G663];[.E663];[.C663])" office:value-type="percentage" office:value="0.00384" calcext:value-type="percentage">
            <text:p>0,38%</text:p>
          </table:table-cell>
          <table:table-cell table:formula="of:=[.N662] * (1+[.L663])" office:value-type="currency" office:currency="BRL" office:value="7508.72983340231" calcext:value-type="currency">
            <text:p>R$ 7.508,73</text:p>
          </table:table-cell>
          <table:table-cell table:formula="of:= 5000 * (1+[.M663])" office:value-type="float" office:value="5019.2" calcext:value-type="float">
            <text:p>5019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7/10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8" calcext:value-type="percentage">
            <text:p>-1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" calcext:value-type="percentage">
            <text:p>-0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5" calcext:value-type="percentage">
            <text:p>-1,8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8" calcext:value-type="percentage">
            <text:p>-1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95" calcext:value-type="percentage">
            <text:p>-3,95%</text:p>
          </table:table-cell>
          <table:table-cell table:formula="of:=([.B664]*[.C664])+([.D664]*[.E664])+([.F664]*[.G664])+([.H664]*[.I664])+([.J664]*[.K664])" office:value-type="percentage" office:value="-0" calcext:value-type="percentage">
            <text:p>0,00%</text:p>
          </table:table-cell>
          <table:table-cell table:formula="of:=AVERAGE([.K664];[.I664];[.G664];[.E664];[.C664])" office:value-type="percentage" office:value="-0.01732" calcext:value-type="percentage">
            <text:p>-1,73%</text:p>
          </table:table-cell>
          <table:table-cell table:formula="of:=[.N663] * (1+[.L664])" office:value-type="currency" office:currency="BRL" office:value="7508.72983340231" calcext:value-type="currency">
            <text:p>R$ 7.508,73</text:p>
          </table:table-cell>
          <table:table-cell table:formula="of:= 5000 * (1+[.M664])" office:value-type="float" office:value="4913.4" calcext:value-type="float">
            <text:p>4913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8/10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7" calcext:value-type="percentage">
            <text:p>-0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5" calcext:value-type="percentage">
            <text:p>0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3" calcext:value-type="percentage">
            <text:p>-0,4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6" calcext:value-type="percentage">
            <text:p>-1,5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" calcext:value-type="percentage">
            <text:p>-1,80%</text:p>
          </table:table-cell>
          <table:table-cell table:formula="of:=([.B665]*[.C665])+([.D665]*[.E665])+([.F665]*[.G665])+([.H665]*[.I665])+([.J665]*[.K665])" office:value-type="percentage" office:value="0" calcext:value-type="percentage">
            <text:p>0,00%</text:p>
          </table:table-cell>
          <table:table-cell table:formula="of:=AVERAGE([.K665];[.I665];[.G665];[.E665];[.C665])" office:value-type="percentage" office:value="-0.00842" calcext:value-type="percentage">
            <text:p>-0,84%</text:p>
          </table:table-cell>
          <table:table-cell table:formula="of:=[.N664] * (1+[.L665])" office:value-type="currency" office:currency="BRL" office:value="7508.72983340231" calcext:value-type="currency">
            <text:p>R$ 7.508,73</text:p>
          </table:table-cell>
          <table:table-cell table:formula="of:= 5000 * (1+[.M665])" office:value-type="float" office:value="4957.9" calcext:value-type="float">
            <text:p>4957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9/10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2" calcext:value-type="percentage">
            <text:p>1,9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4" calcext:value-type="percentage">
            <text:p>0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9" calcext:value-type="percentage">
            <text:p>1,5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7" calcext:value-type="percentage">
            <text:p>0,7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77" calcext:value-type="percentage">
            <text:p>2,77%</text:p>
          </table:table-cell>
          <table:table-cell table:formula="of:=([.B666]*[.C666])+([.D666]*[.E666])+([.F666]*[.G666])+([.H666]*[.I666])+([.J666]*[.K666])" office:value-type="percentage" office:value="0" calcext:value-type="percentage">
            <text:p>0,00%</text:p>
          </table:table-cell>
          <table:table-cell table:formula="of:=AVERAGE([.K666];[.I666];[.G666];[.E666];[.C666])" office:value-type="percentage" office:value="0.01418" calcext:value-type="percentage">
            <text:p>1,42%</text:p>
          </table:table-cell>
          <table:table-cell table:formula="of:=[.N665] * (1+[.L666])" office:value-type="currency" office:currency="BRL" office:value="7508.72983340231" calcext:value-type="currency">
            <text:p>R$ 7.508,73</text:p>
          </table:table-cell>
          <table:table-cell table:formula="of:= 5000 * (1+[.M666])" office:value-type="float" office:value="5070.9" calcext:value-type="float">
            <text:p>5070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0/10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3" calcext:value-type="percentage">
            <text:p>0,8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1" calcext:value-type="percentage">
            <text:p>-1,5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2" calcext:value-type="percentage">
            <text:p>0,7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44" calcext:value-type="percentage">
            <text:p>3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5" calcext:value-type="percentage">
            <text:p>0,45%</text:p>
          </table:table-cell>
          <table:table-cell table:formula="of:=([.B667]*[.C667])+([.D667]*[.E667])+([.F667]*[.G667])+([.H667]*[.I667])+([.J667]*[.K667])" office:value-type="percentage" office:value="0" calcext:value-type="percentage">
            <text:p>0,00%</text:p>
          </table:table-cell>
          <table:table-cell table:formula="of:=AVERAGE([.K667];[.I667];[.G667];[.E667];[.C667])" office:value-type="percentage" office:value="0.00786" calcext:value-type="percentage">
            <text:p>0,79%</text:p>
          </table:table-cell>
          <table:table-cell table:formula="of:=[.N666] * (1+[.L667])" office:value-type="currency" office:currency="BRL" office:value="7508.72983340231" calcext:value-type="currency">
            <text:p>R$ 7.508,73</text:p>
          </table:table-cell>
          <table:table-cell table:formula="of:= 5000 * (1+[.M667])" office:value-type="float" office:value="5039.3" calcext:value-type="float">
            <text:p>5039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1/10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4" calcext:value-type="percentage">
            <text:p>1,9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5" calcext:value-type="percentage">
            <text:p>0,7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9" calcext:value-type="percentage">
            <text:p>1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96" calcext:value-type="percentage">
            <text:p>2,9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7" calcext:value-type="percentage">
            <text:p>1,87%</text:p>
          </table:table-cell>
          <table:table-cell table:formula="of:=([.B668]*[.C668])+([.D668]*[.E668])+([.F668]*[.G668])+([.H668]*[.I668])+([.J668]*[.K668])" office:value-type="percentage" office:value="0" calcext:value-type="percentage">
            <text:p>0,00%</text:p>
          </table:table-cell>
          <table:table-cell table:formula="of:=AVERAGE([.K668];[.I668];[.G668];[.E668];[.C668])" office:value-type="percentage" office:value="0.01762" calcext:value-type="percentage">
            <text:p>1,76%</text:p>
          </table:table-cell>
          <table:table-cell table:formula="of:=[.N667] * (1+[.L668])" office:value-type="currency" office:currency="BRL" office:value="7508.72983340231" calcext:value-type="currency">
            <text:p>R$ 7.508,73</text:p>
          </table:table-cell>
          <table:table-cell table:formula="of:= 5000 * (1+[.M668])" office:value-type="float" office:value="5088.1" calcext:value-type="float">
            <text:p>5088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4/10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8" calcext:value-type="percentage">
            <text:p>0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7" calcext:value-type="percentage">
            <text:p>0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8" calcext:value-type="percentage">
            <text:p>1,6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4" calcext:value-type="percentage">
            <text:p>-1,3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1" calcext:value-type="percentage">
            <text:p>-0,51%</text:p>
          </table:table-cell>
          <table:table-cell table:formula="of:=([.B669]*[.C669])+([.D669]*[.E669])+([.F669]*[.G669])+([.H669]*[.I669])+([.J669]*[.K669])" office:value-type="percentage" office:value="0" calcext:value-type="percentage">
            <text:p>0,00%</text:p>
          </table:table-cell>
          <table:table-cell table:formula="of:=AVERAGE([.K669];[.I669];[.G669];[.E669];[.C669])" office:value-type="percentage" office:value="0.00036" calcext:value-type="percentage">
            <text:p>0,04%</text:p>
          </table:table-cell>
          <table:table-cell table:formula="of:=[.N668] * (1+[.L669])" office:value-type="currency" office:currency="BRL" office:value="7508.72983340231" calcext:value-type="currency">
            <text:p>R$ 7.508,73</text:p>
          </table:table-cell>
          <table:table-cell table:formula="of:= 5000 * (1+[.M669])" office:value-type="float" office:value="5001.8" calcext:value-type="float">
            <text:p>5001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5/10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6" calcext:value-type="percentage">
            <text:p>1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89" calcext:value-type="percentage">
            <text:p>3,8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3" calcext:value-type="percentage">
            <text:p>-0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7" calcext:value-type="percentage">
            <text:p>-0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8" calcext:value-type="percentage">
            <text:p>-1,38%</text:p>
          </table:table-cell>
          <table:table-cell table:formula="of:=([.B670]*[.C670])+([.D670]*[.E670])+([.F670]*[.G670])+([.H670]*[.I670])+([.J670]*[.K670])" office:value-type="percentage" office:value="0" calcext:value-type="percentage">
            <text:p>0,00%</text:p>
          </table:table-cell>
          <table:table-cell table:formula="of:=AVERAGE([.K670];[.I670];[.G670];[.E670];[.C670])" office:value-type="percentage" office:value="0.00634" calcext:value-type="percentage">
            <text:p>0,63%</text:p>
          </table:table-cell>
          <table:table-cell table:formula="of:=[.N669] * (1+[.L670])" office:value-type="currency" office:currency="BRL" office:value="7508.72983340231" calcext:value-type="currency">
            <text:p>R$ 7.508,73</text:p>
          </table:table-cell>
          <table:table-cell table:formula="of:= 5000 * (1+[.M670])" office:value-type="float" office:value="5031.7" calcext:value-type="float">
            <text:p>5031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6/10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" calcext:value-type="percentage">
            <text:p>1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5" calcext:value-type="percentage">
            <text:p>1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3" calcext:value-type="percentage">
            <text:p>1,4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2" calcext:value-type="percentage">
            <text:p>-2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" calcext:value-type="percentage">
            <text:p>1,40%</text:p>
          </table:table-cell>
          <table:table-cell table:formula="of:=([.B671]*[.C671])+([.D671]*[.E671])+([.F671]*[.G671])+([.H671]*[.I671])+([.J671]*[.K671])" office:value-type="percentage" office:value="0" calcext:value-type="percentage">
            <text:p>0,00%</text:p>
          </table:table-cell>
          <table:table-cell table:formula="of:=AVERAGE([.K671];[.I671];[.G671];[.E671];[.C671])" office:value-type="percentage" office:value="0.00572" calcext:value-type="percentage">
            <text:p>0,57%</text:p>
          </table:table-cell>
          <table:table-cell table:formula="of:=[.N670] * (1+[.L671])" office:value-type="currency" office:currency="BRL" office:value="7508.72983340231" calcext:value-type="currency">
            <text:p>R$ 7.508,73</text:p>
          </table:table-cell>
          <table:table-cell table:formula="of:= 5000 * (1+[.M671])" office:value-type="float" office:value="5028.6" calcext:value-type="float">
            <text:p>5028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7/10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7" calcext:value-type="percentage">
            <text:p>-0,9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5" calcext:value-type="percentage">
            <text:p>-1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" calcext:value-type="percentage">
            <text:p>-0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9" calcext:value-type="percentage">
            <text:p>-0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" calcext:value-type="percentage">
            <text:p>-0,20%</text:p>
          </table:table-cell>
          <table:table-cell table:formula="of:=([.B672]*[.C672])+([.D672]*[.E672])+([.F672]*[.G672])+([.H672]*[.I672])+([.J672]*[.K672])" office:value-type="percentage" office:value="-0" calcext:value-type="percentage">
            <text:p>0,00%</text:p>
          </table:table-cell>
          <table:table-cell table:formula="of:=AVERAGE([.K672];[.I672];[.G672];[.E672];[.C672])" office:value-type="percentage" office:value="-0.00602" calcext:value-type="percentage">
            <text:p>-0,60%</text:p>
          </table:table-cell>
          <table:table-cell table:formula="of:=[.N671] * (1+[.L672])" office:value-type="currency" office:currency="BRL" office:value="7508.72983340231" calcext:value-type="currency">
            <text:p>R$ 7.508,73</text:p>
          </table:table-cell>
          <table:table-cell table:formula="of:= 5000 * (1+[.M672])" office:value-type="float" office:value="4969.9" calcext:value-type="float">
            <text:p>4969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8/10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2" calcext:value-type="percentage">
            <text:p>-0,2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6" calcext:value-type="percentage">
            <text:p>-1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8" calcext:value-type="percentage">
            <text:p>-1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6" calcext:value-type="percentage">
            <text:p>-1,4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56" calcext:value-type="percentage">
            <text:p>2,56%</text:p>
          </table:table-cell>
          <table:table-cell table:formula="of:=([.B673]*[.C673])+([.D673]*[.E673])+([.F673]*[.G673])+([.H673]*[.I673])+([.J673]*[.K673])" office:value-type="percentage" office:value="0" calcext:value-type="percentage">
            <text:p>0,00%</text:p>
          </table:table-cell>
          <table:table-cell table:formula="of:=AVERAGE([.K673];[.I673];[.G673];[.E673];[.C673])" office:value-type="percentage" office:value="-0.00312" calcext:value-type="percentage">
            <text:p>-0,31%</text:p>
          </table:table-cell>
          <table:table-cell table:formula="of:=[.N672] * (1+[.L673])" office:value-type="currency" office:currency="BRL" office:value="7508.72983340231" calcext:value-type="currency">
            <text:p>R$ 7.508,73</text:p>
          </table:table-cell>
          <table:table-cell table:formula="of:= 5000 * (1+[.M673])" office:value-type="float" office:value="4984.4" calcext:value-type="float">
            <text:p>4984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1/10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2" calcext:value-type="percentage">
            <text:p>0,6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5" calcext:value-type="percentage">
            <text:p>0,5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4" calcext:value-type="percentage">
            <text:p>1,6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56" calcext:value-type="percentage">
            <text:p>2,5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4" calcext:value-type="percentage">
            <text:p>0,74%</text:p>
          </table:table-cell>
          <table:table-cell table:formula="of:=([.B674]*[.C674])+([.D674]*[.E674])+([.F674]*[.G674])+([.H674]*[.I674])+([.J674]*[.K674])" office:value-type="percentage" office:value="0" calcext:value-type="percentage">
            <text:p>0,00%</text:p>
          </table:table-cell>
          <table:table-cell table:formula="of:=AVERAGE([.K674];[.I674];[.G674];[.E674];[.C674])" office:value-type="percentage" office:value="0.01222" calcext:value-type="percentage">
            <text:p>1,22%</text:p>
          </table:table-cell>
          <table:table-cell table:formula="of:=[.N673] * (1+[.L674])" office:value-type="currency" office:currency="BRL" office:value="7508.72983340231" calcext:value-type="currency">
            <text:p>R$ 7.508,73</text:p>
          </table:table-cell>
          <table:table-cell table:formula="of:= 5000 * (1+[.M674])" office:value-type="float" office:value="5061.1" calcext:value-type="float">
            <text:p>5061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2/10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88" calcext:value-type="percentage">
            <text:p>2,8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1024" calcext:value-type="percentage">
            <text:p>10,2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1" calcext:value-type="percentage">
            <text:p>3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9" calcext:value-type="percentage">
            <text:p>0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6" calcext:value-type="percentage">
            <text:p>2,16%</text:p>
          </table:table-cell>
          <table:table-cell table:formula="of:=([.B675]*[.C675])+([.D675]*[.E675])+([.F675]*[.G675])+([.H675]*[.I675])+([.J675]*[.K675])" office:value-type="percentage" office:value="0" calcext:value-type="percentage">
            <text:p>0,00%</text:p>
          </table:table-cell>
          <table:table-cell table:formula="of:=AVERAGE([.K675];[.I675];[.G675];[.E675];[.C675])" office:value-type="percentage" office:value="0.03714" calcext:value-type="percentage">
            <text:p>3,71%</text:p>
          </table:table-cell>
          <table:table-cell table:formula="of:=[.N674] * (1+[.L675])" office:value-type="currency" office:currency="BRL" office:value="7508.72983340231" calcext:value-type="currency">
            <text:p>R$ 7.508,73</text:p>
          </table:table-cell>
          <table:table-cell table:formula="of:= 5000 * (1+[.M675])" office:value-type="float" office:value="5185.7" calcext:value-type="float">
            <text:p>5185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3/10/19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133" calcext:value-type="percentage">
            <text:p>1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7" calcext:value-type="percentage">
            <text:p>1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2" calcext:value-type="percentage">
            <text:p>1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" calcext:value-type="percentage">
            <text:p>-0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2" calcext:value-type="percentage">
            <text:p>0,42%</text:p>
          </table:table-cell>
          <table:table-cell table:formula="of:=([.B676]*[.C676])+([.D676]*[.E676])+([.F676]*[.G676])+([.H676]*[.I676])+([.J676]*[.K676])" office:value-type="percentage" office:value="-0.0133" calcext:value-type="percentage">
            <text:p>-1,33%</text:p>
          </table:table-cell>
          <table:table-cell table:formula="of:=AVERAGE([.K676];[.I676];[.G676];[.E676];[.C676])" office:value-type="percentage" office:value="0.00808" calcext:value-type="percentage">
            <text:p>0,81%</text:p>
          </table:table-cell>
          <table:table-cell table:formula="of:=[.N675] * (1+[.L676])" office:value-type="currency" office:currency="BRL" office:value="7408.86372661806" calcext:value-type="currency">
            <text:p>R$ 7.408,86</text:p>
          </table:table-cell>
          <table:table-cell table:formula="of:= 5000 * (1+[.M676])" office:value-type="float" office:value="5040.4" calcext:value-type="float">
            <text:p>5040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4/10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18" calcext:value-type="percentage">
            <text:p>-2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7" calcext:value-type="percentage">
            <text:p>-0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7" calcext:value-type="percentage">
            <text:p>0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6" calcext:value-type="percentage">
            <text:p>-0,7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3" calcext:value-type="percentage">
            <text:p>-0,63%</text:p>
          </table:table-cell>
          <table:table-cell table:formula="of:=([.B677]*[.C677])+([.D677]*[.E677])+([.F677]*[.G677])+([.H677]*[.I677])+([.J677]*[.K677])" office:value-type="percentage" office:value="0" calcext:value-type="percentage">
            <text:p>0,00%</text:p>
          </table:table-cell>
          <table:table-cell table:formula="of:=AVERAGE([.K677];[.I677];[.G677];[.E677];[.C677])" office:value-type="percentage" office:value="-0.00674" calcext:value-type="percentage">
            <text:p>-0,67%</text:p>
          </table:table-cell>
          <table:table-cell table:formula="of:=[.N676] * (1+[.L677])" office:value-type="currency" office:currency="BRL" office:value="7408.86372661806" calcext:value-type="currency">
            <text:p>R$ 7.408,86</text:p>
          </table:table-cell>
          <table:table-cell table:formula="of:= 5000 * (1+[.M677])" office:value-type="float" office:value="4966.3" calcext:value-type="float">
            <text:p>4966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5/10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28" calcext:value-type="percentage">
            <text:p>3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3" calcext:value-type="percentage">
            <text:p>-0,8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6" calcext:value-type="percentage">
            <text:p>0,6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87" calcext:value-type="percentage">
            <text:p>3,8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1" calcext:value-type="percentage">
            <text:p>0,91%</text:p>
          </table:table-cell>
          <table:table-cell table:formula="of:=([.B678]*[.C678])+([.D678]*[.E678])+([.F678]*[.G678])+([.H678]*[.I678])+([.J678]*[.K678])" office:value-type="percentage" office:value="0" calcext:value-type="percentage">
            <text:p>0,00%</text:p>
          </table:table-cell>
          <table:table-cell table:formula="of:=AVERAGE([.K678];[.I678];[.G678];[.E678];[.C678])" office:value-type="percentage" office:value="0.01578" calcext:value-type="percentage">
            <text:p>1,58%</text:p>
          </table:table-cell>
          <table:table-cell table:formula="of:=[.N677] * (1+[.L678])" office:value-type="currency" office:currency="BRL" office:value="7408.86372661806" calcext:value-type="currency">
            <text:p>R$ 7.408,86</text:p>
          </table:table-cell>
          <table:table-cell table:formula="of:= 5000 * (1+[.M678])" office:value-type="float" office:value="5078.9" calcext:value-type="float">
            <text:p>5078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8/10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" calcext:value-type="percentage">
            <text:p>1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553" calcext:value-type="percentage">
            <text:p>-5,5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6" calcext:value-type="percentage">
            <text:p>1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9" calcext:value-type="percentage">
            <text:p>0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2" calcext:value-type="percentage">
            <text:p>2,22%</text:p>
          </table:table-cell>
          <table:table-cell table:formula="of:=([.B679]*[.C679])+([.D679]*[.E679])+([.F679]*[.G679])+([.H679]*[.I679])+([.J679]*[.K679])" office:value-type="percentage" office:value="0" calcext:value-type="percentage">
            <text:p>0,00%</text:p>
          </table:table-cell>
          <table:table-cell table:formula="of:=AVERAGE([.K679];[.I679];[.G679];[.E679];[.C679])" office:value-type="percentage" office:value="-0.00092" calcext:value-type="percentage">
            <text:p>-0,09%</text:p>
          </table:table-cell>
          <table:table-cell table:formula="of:=[.N678] * (1+[.L679])" office:value-type="currency" office:currency="BRL" office:value="7408.86372661806" calcext:value-type="currency">
            <text:p>R$ 7.408,86</text:p>
          </table:table-cell>
          <table:table-cell table:formula="of:= 5000 * (1+[.M679])" office:value-type="float" office:value="4995.4" calcext:value-type="float">
            <text:p>4995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9/10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7" calcext:value-type="percentage">
            <text:p>0,0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1" calcext:value-type="percentage">
            <text:p>0,7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7" calcext:value-type="percentage">
            <text:p>-1,7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" calcext:value-type="percentage">
            <text:p>-0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7" calcext:value-type="percentage">
            <text:p>-0,27%</text:p>
          </table:table-cell>
          <table:table-cell table:formula="of:=([.B680]*[.C680])+([.D680]*[.E680])+([.F680]*[.G680])+([.H680]*[.I680])+([.J680]*[.K680])" office:value-type="percentage" office:value="0" calcext:value-type="percentage">
            <text:p>0,00%</text:p>
          </table:table-cell>
          <table:table-cell table:formula="of:=AVERAGE([.K680];[.I680];[.G680];[.E680];[.C680])" office:value-type="percentage" office:value="-0.00272" calcext:value-type="percentage">
            <text:p>-0,27%</text:p>
          </table:table-cell>
          <table:table-cell table:formula="of:=[.N679] * (1+[.L680])" office:value-type="currency" office:currency="BRL" office:value="7408.86372661806" calcext:value-type="currency">
            <text:p>R$ 7.408,86</text:p>
          </table:table-cell>
          <table:table-cell table:formula="of:= 5000 * (1+[.M680])" office:value-type="float" office:value="4986.4" calcext:value-type="float">
            <text:p>4986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0/10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8" calcext:value-type="percentage">
            <text:p>0,8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2" calcext:value-type="percentage">
            <text:p>-1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3" calcext:value-type="percentage">
            <text:p>0,6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2" calcext:value-type="percentage">
            <text:p>-0,1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6" calcext:value-type="percentage">
            <text:p>1,56%</text:p>
          </table:table-cell>
          <table:table-cell table:formula="of:=([.B681]*[.C681])+([.D681]*[.E681])+([.F681]*[.G681])+([.H681]*[.I681])+([.J681]*[.K681])" office:value-type="percentage" office:value="0" calcext:value-type="percentage">
            <text:p>0,00%</text:p>
          </table:table-cell>
          <table:table-cell table:formula="of:=AVERAGE([.K681];[.I681];[.G681];[.E681];[.C681])" office:value-type="percentage" office:value="0.00386" calcext:value-type="percentage">
            <text:p>0,39%</text:p>
          </table:table-cell>
          <table:table-cell table:formula="of:=[.N680] * (1+[.L681])" office:value-type="currency" office:currency="BRL" office:value="7408.86372661806" calcext:value-type="currency">
            <text:p>R$ 7.408,86</text:p>
          </table:table-cell>
          <table:table-cell table:formula="of:= 5000 * (1+[.M681])" office:value-type="float" office:value="5019.3" calcext:value-type="float">
            <text:p>5019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1/10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4" calcext:value-type="percentage">
            <text:p>1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" calcext:value-type="percentage">
            <text:p>-0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4" calcext:value-type="percentage">
            <text:p>-1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86" calcext:value-type="percentage">
            <text:p>-2,8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57" calcext:value-type="percentage">
            <text:p>-2,57%</text:p>
          </table:table-cell>
          <table:table-cell table:formula="of:=([.B682]*[.C682])+([.D682]*[.E682])+([.F682]*[.G682])+([.H682]*[.I682])+([.J682]*[.K682])" office:value-type="percentage" office:value="0" calcext:value-type="percentage">
            <text:p>0,00%</text:p>
          </table:table-cell>
          <table:table-cell table:formula="of:=AVERAGE([.K682];[.I682];[.G682];[.E682];[.C682])" office:value-type="percentage" office:value="-0.01266" calcext:value-type="percentage">
            <text:p>-1,27%</text:p>
          </table:table-cell>
          <table:table-cell table:formula="of:=[.N681] * (1+[.L682])" office:value-type="currency" office:currency="BRL" office:value="7408.86372661806" calcext:value-type="currency">
            <text:p>R$ 7.408,86</text:p>
          </table:table-cell>
          <table:table-cell table:formula="of:= 5000 * (1+[.M682])" office:value-type="float" office:value="4936.7" calcext:value-type="float">
            <text:p>4936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1/1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3" calcext:value-type="percentage">
            <text:p>0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9" calcext:value-type="percentage">
            <text:p>0,0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7" calcext:value-type="percentage">
            <text:p>0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63" calcext:value-type="percentage">
            <text:p>2,6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9" calcext:value-type="percentage">
            <text:p>-0,39%</text:p>
          </table:table-cell>
          <table:table-cell table:formula="of:=([.B683]*[.C683])+([.D683]*[.E683])+([.F683]*[.G683])+([.H683]*[.I683])+([.J683]*[.K683])" office:value-type="percentage" office:value="0" calcext:value-type="percentage">
            <text:p>0,00%</text:p>
          </table:table-cell>
          <table:table-cell table:formula="of:=AVERAGE([.K683];[.I683];[.G683];[.E683];[.C683])" office:value-type="percentage" office:value="0.00566" calcext:value-type="percentage">
            <text:p>0,57%</text:p>
          </table:table-cell>
          <table:table-cell table:formula="of:=[.N682] * (1+[.L683])" office:value-type="currency" office:currency="BRL" office:value="7408.86372661806" calcext:value-type="currency">
            <text:p>R$ 7.408,86</text:p>
          </table:table-cell>
          <table:table-cell table:formula="of:= 5000 * (1+[.M683])" office:value-type="float" office:value="5028.3" calcext:value-type="float">
            <text:p>5028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4/1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3" calcext:value-type="percentage">
            <text:p>-0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2" calcext:value-type="percentage">
            <text:p>-1,6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3" calcext:value-type="percentage">
            <text:p>0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85" calcext:value-type="percentage">
            <text:p>2,8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6" calcext:value-type="percentage">
            <text:p>-0,56%</text:p>
          </table:table-cell>
          <table:table-cell table:formula="of:=([.B684]*[.C684])+([.D684]*[.E684])+([.F684]*[.G684])+([.H684]*[.I684])+([.J684]*[.K684])" office:value-type="percentage" office:value="0" calcext:value-type="percentage">
            <text:p>0,00%</text:p>
          </table:table-cell>
          <table:table-cell table:formula="of:=AVERAGE([.K684];[.I684];[.G684];[.E684];[.C684])" office:value-type="percentage" office:value="0.00154" calcext:value-type="percentage">
            <text:p>0,15%</text:p>
          </table:table-cell>
          <table:table-cell table:formula="of:=[.N683] * (1+[.L684])" office:value-type="currency" office:currency="BRL" office:value="7408.86372661806" calcext:value-type="currency">
            <text:p>R$ 7.408,86</text:p>
          </table:table-cell>
          <table:table-cell table:formula="of:= 5000 * (1+[.M684])" office:value-type="float" office:value="5007.7" calcext:value-type="float">
            <text:p>5007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5/1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2" calcext:value-type="percentage">
            <text:p>-2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4" calcext:value-type="percentage">
            <text:p>0,6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3" calcext:value-type="percentage">
            <text:p>1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" calcext:value-type="percentage">
            <text:p>0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3" calcext:value-type="percentage">
            <text:p>0,63%</text:p>
          </table:table-cell>
          <table:table-cell table:formula="of:=([.B685]*[.C685])+([.D685]*[.E685])+([.F685]*[.G685])+([.H685]*[.I685])+([.J685]*[.K685])" office:value-type="percentage" office:value="0" calcext:value-type="percentage">
            <text:p>0,00%</text:p>
          </table:table-cell>
          <table:table-cell table:formula="of:=AVERAGE([.K685];[.I685];[.G685];[.E685];[.C685])" office:value-type="percentage" office:value="0.00156" calcext:value-type="percentage">
            <text:p>0,16%</text:p>
          </table:table-cell>
          <table:table-cell table:formula="of:=[.N684] * (1+[.L685])" office:value-type="currency" office:currency="BRL" office:value="7408.86372661806" calcext:value-type="currency">
            <text:p>R$ 7.408,86</text:p>
          </table:table-cell>
          <table:table-cell table:formula="of:= 5000 * (1+[.M685])" office:value-type="float" office:value="5007.8" calcext:value-type="float">
            <text:p>5007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6/11/19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017" calcext:value-type="percentage">
            <text:p>0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6" calcext:value-type="percentage">
            <text:p>1,6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5" calcext:value-type="percentage">
            <text:p>-1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6" calcext:value-type="percentage">
            <text:p>-0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7" calcext:value-type="percentage">
            <text:p>-0,67%</text:p>
          </table:table-cell>
          <table:table-cell table:formula="of:=([.B686]*[.C686])+([.D686]*[.E686])+([.F686]*[.G686])+([.H686]*[.I686])+([.J686]*[.K686])" office:value-type="percentage" office:value="0.0017" calcext:value-type="percentage">
            <text:p>0,17%</text:p>
          </table:table-cell>
          <table:table-cell table:formula="of:=AVERAGE([.K686];[.I686];[.G686];[.E686];[.C686])" office:value-type="percentage" office:value="-0.0011" calcext:value-type="percentage">
            <text:p>-0,11%</text:p>
          </table:table-cell>
          <table:table-cell table:formula="of:=[.N685] * (1+[.L686])" office:value-type="currency" office:currency="BRL" office:value="7421.45879495331" calcext:value-type="currency">
            <text:p>R$ 7.421,46</text:p>
          </table:table-cell>
          <table:table-cell table:formula="of:= 5000 * (1+[.M686])" office:value-type="float" office:value="4994.5" calcext:value-type="float">
            <text:p>4994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7/1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03" calcext:value-type="percentage">
            <text:p>4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9" calcext:value-type="percentage">
            <text:p>0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" calcext:value-type="percentage">
            <text:p>0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5" calcext:value-type="percentage">
            <text:p>0,8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table:formula="of:=([.B687]*[.C687])+([.D687]*[.E687])+([.F687]*[.G687])+([.H687]*[.I687])+([.J687]*[.K687])" office:value-type="percentage" office:value="0" calcext:value-type="percentage">
            <text:p>0,00%</text:p>
          </table:table-cell>
          <table:table-cell table:formula="of:=AVERAGE([.K687];[.I687];[.G687];[.E687];[.C687])" office:value-type="percentage" office:value="0.01154" calcext:value-type="percentage">
            <text:p>1,15%</text:p>
          </table:table-cell>
          <table:table-cell table:formula="of:=[.N686] * (1+[.L687])" office:value-type="currency" office:currency="BRL" office:value="7421.45879495331" calcext:value-type="currency">
            <text:p>R$ 7.421,46</text:p>
          </table:table-cell>
          <table:table-cell table:formula="of:= 5000 * (1+[.M687])" office:value-type="float" office:value="5057.7" calcext:value-type="float">
            <text:p>5057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8/11/19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287" calcext:value-type="percentage">
            <text:p>-2,8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9" calcext:value-type="percentage">
            <text:p>0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9" calcext:value-type="percentage">
            <text:p>-1,4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6" calcext:value-type="percentage">
            <text:p>-1,8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1" calcext:value-type="percentage">
            <text:p>-1,41%</text:p>
          </table:table-cell>
          <table:table-cell table:formula="of:=([.B688]*[.C688])+([.D688]*[.E688])+([.F688]*[.G688])+([.H688]*[.I688])+([.J688]*[.K688])" office:value-type="percentage" office:value="0.0287" calcext:value-type="percentage">
            <text:p>2,87%</text:p>
          </table:table-cell>
          <table:table-cell table:formula="of:=AVERAGE([.K688];[.I688];[.G688];[.E688];[.C688])" office:value-type="percentage" office:value="-0.01488" calcext:value-type="percentage">
            <text:p>-1,49%</text:p>
          </table:table-cell>
          <table:table-cell table:formula="of:=[.N687] * (1+[.L688])" office:value-type="currency" office:currency="BRL" office:value="7634.45466236847" calcext:value-type="currency">
            <text:p>R$ 7.634,45</text:p>
          </table:table-cell>
          <table:table-cell table:formula="of:= 5000 * (1+[.M688])" office:value-type="float" office:value="4925.6" calcext:value-type="float">
            <text:p>4925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1/1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4" calcext:value-type="percentage">
            <text:p>1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4" calcext:value-type="percentage">
            <text:p>0,9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4" calcext:value-type="percentage">
            <text:p>0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14" calcext:value-type="percentage">
            <text:p>-2,1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1" calcext:value-type="percentage">
            <text:p>0,51%</text:p>
          </table:table-cell>
          <table:table-cell table:formula="of:=([.B689]*[.C689])+([.D689]*[.E689])+([.F689]*[.G689])+([.H689]*[.I689])+([.J689]*[.K689])" office:value-type="percentage" office:value="0" calcext:value-type="percentage">
            <text:p>0,00%</text:p>
          </table:table-cell>
          <table:table-cell table:formula="of:=AVERAGE([.K689];[.I689];[.G689];[.E689];[.C689])" office:value-type="percentage" office:value="0.00238" calcext:value-type="percentage">
            <text:p>0,24%</text:p>
          </table:table-cell>
          <table:table-cell table:formula="of:=[.N688] * (1+[.L689])" office:value-type="currency" office:currency="BRL" office:value="7634.45466236847" calcext:value-type="currency">
            <text:p>R$ 7.634,45</text:p>
          </table:table-cell>
          <table:table-cell table:formula="of:= 5000 * (1+[.M689])" office:value-type="float" office:value="5011.9" calcext:value-type="float">
            <text:p>5011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2/1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6" calcext:value-type="percentage">
            <text:p>-0,7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9" calcext:value-type="percentage">
            <text:p>0,8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" calcext:value-type="percentage">
            <text:p>-1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8" calcext:value-type="percentage">
            <text:p>-0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" calcext:value-type="percentage">
            <text:p>-1,10%</text:p>
          </table:table-cell>
          <table:table-cell table:formula="of:=([.B690]*[.C690])+([.D690]*[.E690])+([.F690]*[.G690])+([.H690]*[.I690])+([.J690]*[.K690])" office:value-type="percentage" office:value="0" calcext:value-type="percentage">
            <text:p>0,00%</text:p>
          </table:table-cell>
          <table:table-cell table:formula="of:=AVERAGE([.K690];[.I690];[.G690];[.E690];[.C690])" office:value-type="percentage" office:value="-0.0063" calcext:value-type="percentage">
            <text:p>-0,63%</text:p>
          </table:table-cell>
          <table:table-cell table:formula="of:=[.N689] * (1+[.L690])" office:value-type="currency" office:currency="BRL" office:value="7634.45466236847" calcext:value-type="currency">
            <text:p>R$ 7.634,45</text:p>
          </table:table-cell>
          <table:table-cell table:formula="of:= 5000 * (1+[.M690])" office:value-type="float" office:value="4968.5" calcext:value-type="float">
            <text:p>4968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3/1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" calcext:value-type="percentage">
            <text:p>-0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" calcext:value-type="percentage">
            <text:p>-1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1" calcext:value-type="percentage">
            <text:p>-1,0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3" calcext:value-type="percentage">
            <text:p>-1,6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5" calcext:value-type="percentage">
            <text:p>-1,65%</text:p>
          </table:table-cell>
          <table:table-cell table:formula="of:=([.B691]*[.C691])+([.D691]*[.E691])+([.F691]*[.G691])+([.H691]*[.I691])+([.J691]*[.K691])" office:value-type="percentage" office:value="-0" calcext:value-type="percentage">
            <text:p>0,00%</text:p>
          </table:table-cell>
          <table:table-cell table:formula="of:=AVERAGE([.K691];[.I691];[.G691];[.E691];[.C691])" office:value-type="percentage" office:value="-0.01278" calcext:value-type="percentage">
            <text:p>-1,28%</text:p>
          </table:table-cell>
          <table:table-cell table:formula="of:=[.N690] * (1+[.L691])" office:value-type="currency" office:currency="BRL" office:value="7634.45466236847" calcext:value-type="currency">
            <text:p>R$ 7.634,45</text:p>
          </table:table-cell>
          <table:table-cell table:formula="of:= 5000 * (1+[.M691])" office:value-type="float" office:value="4936.1" calcext:value-type="float">
            <text:p>4936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4/1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01" calcext:value-type="percentage">
            <text:p>-2,0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7" calcext:value-type="percentage">
            <text:p>-0,7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5" calcext:value-type="percentage">
            <text:p>0,6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5" calcext:value-type="percentage">
            <text:p>-0,2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2" calcext:value-type="percentage">
            <text:p>1,22%</text:p>
          </table:table-cell>
          <table:table-cell table:formula="of:=([.B692]*[.C692])+([.D692]*[.E692])+([.F692]*[.G692])+([.H692]*[.I692])+([.J692]*[.K692])" office:value-type="percentage" office:value="0" calcext:value-type="percentage">
            <text:p>0,00%</text:p>
          </table:table-cell>
          <table:table-cell table:formula="of:=AVERAGE([.K692];[.I692];[.G692];[.E692];[.C692])" office:value-type="percentage" office:value="-0.00232" calcext:value-type="percentage">
            <text:p>-0,23%</text:p>
          </table:table-cell>
          <table:table-cell table:formula="of:=[.N691] * (1+[.L692])" office:value-type="currency" office:currency="BRL" office:value="7634.45466236847" calcext:value-type="currency">
            <text:p>R$ 7.634,45</text:p>
          </table:table-cell>
          <table:table-cell table:formula="of:= 5000 * (1+[.M692])" office:value-type="float" office:value="4988.4" calcext:value-type="float">
            <text:p>4988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8/1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5" calcext:value-type="percentage">
            <text:p>-0,7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8" calcext:value-type="percentage">
            <text:p>1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5" calcext:value-type="percentage">
            <text:p>-0,4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" calcext:value-type="percentage">
            <text:p>1,3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" calcext:value-type="percentage">
            <text:p>-1,10%</text:p>
          </table:table-cell>
          <table:table-cell table:formula="of:=([.B693]*[.C693])+([.D693]*[.E693])+([.F693]*[.G693])+([.H693]*[.I693])+([.J693]*[.K693])" office:value-type="percentage" office:value="0" calcext:value-type="percentage">
            <text:p>0,00%</text:p>
          </table:table-cell>
          <table:table-cell table:formula="of:=AVERAGE([.K693];[.I693];[.G693];[.E693];[.C693])" office:value-type="percentage" office:value="0.00056" calcext:value-type="percentage">
            <text:p>0,06%</text:p>
          </table:table-cell>
          <table:table-cell table:formula="of:=[.N692] * (1+[.L693])" office:value-type="currency" office:currency="BRL" office:value="7634.45466236847" calcext:value-type="currency">
            <text:p>R$ 7.634,45</text:p>
          </table:table-cell>
          <table:table-cell table:formula="of:= 5000 * (1+[.M693])" office:value-type="float" office:value="5002.8" calcext:value-type="float">
            <text:p>5002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9/1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3" calcext:value-type="percentage">
            <text:p>-1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6" calcext:value-type="percentage">
            <text:p>-2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" calcext:value-type="percentage">
            <text:p>-1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8" calcext:value-type="percentage">
            <text:p>1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6" calcext:value-type="percentage">
            <text:p>-0,46%</text:p>
          </table:table-cell>
          <table:table-cell table:formula="of:=([.B694]*[.C694])+([.D694]*[.E694])+([.F694]*[.G694])+([.H694]*[.I694])+([.J694]*[.K694])" office:value-type="percentage" office:value="0" calcext:value-type="percentage">
            <text:p>0,00%</text:p>
          </table:table-cell>
          <table:table-cell table:formula="of:=AVERAGE([.K694];[.I694];[.G694];[.E694];[.C694])" office:value-type="percentage" office:value="-0.00802" calcext:value-type="percentage">
            <text:p>-0,80%</text:p>
          </table:table-cell>
          <table:table-cell table:formula="of:=[.N693] * (1+[.L694])" office:value-type="currency" office:currency="BRL" office:value="7634.45466236847" calcext:value-type="currency">
            <text:p>R$ 7.634,45</text:p>
          </table:table-cell>
          <table:table-cell table:formula="of:= 5000 * (1+[.M694])" office:value-type="float" office:value="4959.9" calcext:value-type="float">
            <text:p>4959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1/1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72" calcext:value-type="percentage">
            <text:p>3,7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9" calcext:value-type="percentage">
            <text:p>-0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2" calcext:value-type="percentage">
            <text:p>1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2" calcext:value-type="percentage">
            <text:p>0,5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9" calcext:value-type="percentage">
            <text:p>1,29%</text:p>
          </table:table-cell>
          <table:table-cell table:formula="of:=([.B695]*[.C695])+([.D695]*[.E695])+([.F695]*[.G695])+([.H695]*[.I695])+([.J695]*[.K695])" office:value-type="percentage" office:value="0" calcext:value-type="percentage">
            <text:p>0,00%</text:p>
          </table:table-cell>
          <table:table-cell table:formula="of:=AVERAGE([.K695];[.I695];[.G695];[.E695];[.C695])" office:value-type="percentage" office:value="0.01232" calcext:value-type="percentage">
            <text:p>1,23%</text:p>
          </table:table-cell>
          <table:table-cell table:formula="of:=[.N694] * (1+[.L695])" office:value-type="currency" office:currency="BRL" office:value="7634.45466236847" calcext:value-type="currency">
            <text:p>R$ 7.634,45</text:p>
          </table:table-cell>
          <table:table-cell table:formula="of:= 5000 * (1+[.M695])" office:value-type="float" office:value="5061.6" calcext:value-type="float">
            <text:p>5061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2/1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4" calcext:value-type="percentage">
            <text:p>0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2" calcext:value-type="percentage">
            <text:p>-0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8" calcext:value-type="percentage">
            <text:p>0,6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33" calcext:value-type="percentage">
            <text:p>3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" calcext:value-type="percentage">
            <text:p>1,60%</text:p>
          </table:table-cell>
          <table:table-cell table:formula="of:=([.B696]*[.C696])+([.D696]*[.E696])+([.F696]*[.G696])+([.H696]*[.I696])+([.J696]*[.K696])" office:value-type="percentage" office:value="0" calcext:value-type="percentage">
            <text:p>0,00%</text:p>
          </table:table-cell>
          <table:table-cell table:formula="of:=AVERAGE([.K696];[.I696];[.G696];[.E696];[.C696])" office:value-type="percentage" office:value="0.01126" calcext:value-type="percentage">
            <text:p>1,13%</text:p>
          </table:table-cell>
          <table:table-cell table:formula="of:=[.N695] * (1+[.L696])" office:value-type="currency" office:currency="BRL" office:value="7634.45466236847" calcext:value-type="currency">
            <text:p>R$ 7.634,45</text:p>
          </table:table-cell>
          <table:table-cell table:formula="of:= 5000 * (1+[.M696])" office:value-type="float" office:value="5056.3" calcext:value-type="float">
            <text:p>5056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5/1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3" calcext:value-type="percentage">
            <text:p>-0,8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1" calcext:value-type="percentage">
            <text:p>-0,7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3" calcext:value-type="percentage">
            <text:p>-1,4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6" calcext:value-type="percentage">
            <text:p>1,6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2" calcext:value-type="percentage">
            <text:p>-0,32%</text:p>
          </table:table-cell>
          <table:table-cell table:formula="of:=([.B697]*[.C697])+([.D697]*[.E697])+([.F697]*[.G697])+([.H697]*[.I697])+([.J697]*[.K697])" office:value-type="percentage" office:value="0" calcext:value-type="percentage">
            <text:p>0,00%</text:p>
          </table:table-cell>
          <table:table-cell table:formula="of:=AVERAGE([.K697];[.I697];[.G697];[.E697];[.C697])" office:value-type="percentage" office:value="-0.00326" calcext:value-type="percentage">
            <text:p>-0,33%</text:p>
          </table:table-cell>
          <table:table-cell table:formula="of:=[.N696] * (1+[.L697])" office:value-type="currency" office:currency="BRL" office:value="7634.45466236847" calcext:value-type="currency">
            <text:p>R$ 7.634,45</text:p>
          </table:table-cell>
          <table:table-cell table:formula="of:= 5000 * (1+[.M697])" office:value-type="float" office:value="4983.7" calcext:value-type="float">
            <text:p>4983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6/1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2" calcext:value-type="percentage">
            <text:p>-1,8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1" calcext:value-type="percentage">
            <text:p>0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04" calcext:value-type="percentage">
            <text:p>-2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1" calcext:value-type="percentage">
            <text:p>0,7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9" calcext:value-type="percentage">
            <text:p>-1,29%</text:p>
          </table:table-cell>
          <table:table-cell table:formula="of:=([.B698]*[.C698])+([.D698]*[.E698])+([.F698]*[.G698])+([.H698]*[.I698])+([.J698]*[.K698])" office:value-type="percentage" office:value="0" calcext:value-type="percentage">
            <text:p>0,00%</text:p>
          </table:table-cell>
          <table:table-cell table:formula="of:=AVERAGE([.K698];[.I698];[.G698];[.E698];[.C698])" office:value-type="percentage" office:value="-0.00866" calcext:value-type="percentage">
            <text:p>-0,87%</text:p>
          </table:table-cell>
          <table:table-cell table:formula="of:=[.N697] * (1+[.L698])" office:value-type="currency" office:currency="BRL" office:value="7634.45466236847" calcext:value-type="currency">
            <text:p>R$ 7.634,45</text:p>
          </table:table-cell>
          <table:table-cell table:formula="of:= 5000 * (1+[.M698])" office:value-type="float" office:value="4956.7" calcext:value-type="float">
            <text:p>4956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7/1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8" calcext:value-type="percentage">
            <text:p>0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642" calcext:value-type="percentage">
            <text:p>6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8" calcext:value-type="percentage">
            <text:p>0,5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5" calcext:value-type="percentage">
            <text:p>-1,2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91" calcext:value-type="percentage">
            <text:p>2,91%</text:p>
          </table:table-cell>
          <table:table-cell table:formula="of:=([.B699]*[.C699])+([.D699]*[.E699])+([.F699]*[.G699])+([.H699]*[.I699])+([.J699]*[.K699])" office:value-type="percentage" office:value="0" calcext:value-type="percentage">
            <text:p>0,00%</text:p>
          </table:table-cell>
          <table:table-cell table:formula="of:=AVERAGE([.K699];[.I699];[.G699];[.E699];[.C699])" office:value-type="percentage" office:value="0.01828" calcext:value-type="percentage">
            <text:p>1,83%</text:p>
          </table:table-cell>
          <table:table-cell table:formula="of:=[.N698] * (1+[.L699])" office:value-type="currency" office:currency="BRL" office:value="7634.45466236847" calcext:value-type="currency">
            <text:p>R$ 7.634,45</text:p>
          </table:table-cell>
          <table:table-cell table:formula="of:= 5000 * (1+[.M699])" office:value-type="float" office:value="5091.4" calcext:value-type="float">
            <text:p>5091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8/1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8" calcext:value-type="percentage">
            <text:p>0,6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4" calcext:value-type="percentage">
            <text:p>1,1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9" calcext:value-type="percentage">
            <text:p>-0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2" calcext:value-type="percentage">
            <text:p>-0,42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055" calcext:value-type="percentage">
            <text:p>0,55%</text:p>
          </table:table-cell>
          <table:table-cell table:formula="of:=([.B700]*[.C700])+([.D700]*[.E700])+([.F700]*[.G700])+([.H700]*[.I700])+([.J700]*[.K700])" office:value-type="percentage" office:value="-0.0055" calcext:value-type="percentage">
            <text:p>-0,55%</text:p>
          </table:table-cell>
          <table:table-cell table:formula="of:=AVERAGE([.K700];[.I700];[.G700];[.E700];[.C700])" office:value-type="percentage" office:value="0.00332" calcext:value-type="percentage">
            <text:p>0,33%</text:p>
          </table:table-cell>
          <table:table-cell table:formula="of:=[.N699] * (1+[.L700])" office:value-type="currency" office:currency="BRL" office:value="7592.46516172545" calcext:value-type="currency">
            <text:p>R$ 7.592,47</text:p>
          </table:table-cell>
          <table:table-cell table:formula="of:= 5000 * (1+[.M700])" office:value-type="float" office:value="5016.6" calcext:value-type="float">
            <text:p>5016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9/11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9" calcext:value-type="percentage">
            <text:p>-1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8" calcext:value-type="percentage">
            <text:p>-0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8" calcext:value-type="percentage">
            <text:p>0,5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7" calcext:value-type="percentage">
            <text:p>-0,7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4" calcext:value-type="percentage">
            <text:p>0,44%</text:p>
          </table:table-cell>
          <table:table-cell table:formula="of:=([.B701]*[.C701])+([.D701]*[.E701])+([.F701]*[.G701])+([.H701]*[.I701])+([.J701]*[.K701])" office:value-type="percentage" office:value="0" calcext:value-type="percentage">
            <text:p>0,00%</text:p>
          </table:table-cell>
          <table:table-cell table:formula="of:=AVERAGE([.K701];[.I701];[.G701];[.E701];[.C701])" office:value-type="percentage" office:value="-0.00304" calcext:value-type="percentage">
            <text:p>-0,30%</text:p>
          </table:table-cell>
          <table:table-cell table:formula="of:=[.N700] * (1+[.L701])" office:value-type="currency" office:currency="BRL" office:value="7592.46516172545" calcext:value-type="currency">
            <text:p>R$ 7.592,47</text:p>
          </table:table-cell>
          <table:table-cell table:formula="of:= 5000 * (1+[.M701])" office:value-type="float" office:value="4984.8" calcext:value-type="float">
            <text:p>4984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2/1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7" calcext:value-type="percentage">
            <text:p>-0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2" calcext:value-type="percentage">
            <text:p>1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8" calcext:value-type="percentage">
            <text:p>1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72" calcext:value-type="percentage">
            <text:p>2,7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9" calcext:value-type="percentage">
            <text:p>-0,79%</text:p>
          </table:table-cell>
          <table:table-cell table:formula="of:=([.B702]*[.C702])+([.D702]*[.E702])+([.F702]*[.G702])+([.H702]*[.I702])+([.J702]*[.K702])" office:value-type="percentage" office:value="0" calcext:value-type="percentage">
            <text:p>0,00%</text:p>
          </table:table-cell>
          <table:table-cell table:formula="of:=AVERAGE([.K702];[.I702];[.G702];[.E702];[.C702])" office:value-type="percentage" office:value="0.00892" calcext:value-type="percentage">
            <text:p>0,89%</text:p>
          </table:table-cell>
          <table:table-cell table:formula="of:=[.N701] * (1+[.L702])" office:value-type="currency" office:currency="BRL" office:value="7592.46516172545" calcext:value-type="currency">
            <text:p>R$ 7.592,47</text:p>
          </table:table-cell>
          <table:table-cell table:formula="of:= 5000 * (1+[.M702])" office:value-type="float" office:value="5044.6" calcext:value-type="float">
            <text:p>5044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3/1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1" calcext:value-type="percentage">
            <text:p>-0,3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" calcext:value-type="percentage">
            <text:p>0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3" calcext:value-type="percentage">
            <text:p>0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9" calcext:value-type="percentage">
            <text:p>-1,7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02" calcext:value-type="percentage">
            <text:p>2,02%</text:p>
          </table:table-cell>
          <table:table-cell table:formula="of:=([.B703]*[.C703])+([.D703]*[.E703])+([.F703]*[.G703])+([.H703]*[.I703])+([.J703]*[.K703])" office:value-type="percentage" office:value="0" calcext:value-type="percentage">
            <text:p>0,00%</text:p>
          </table:table-cell>
          <table:table-cell table:formula="of:=AVERAGE([.K703];[.I703];[.G703];[.E703];[.C703])" office:value-type="percentage" office:value="0.0003" calcext:value-type="percentage">
            <text:p>0,03%</text:p>
          </table:table-cell>
          <table:table-cell table:formula="of:=[.N702] * (1+[.L703])" office:value-type="currency" office:currency="BRL" office:value="7592.46516172545" calcext:value-type="currency">
            <text:p>R$ 7.592,47</text:p>
          </table:table-cell>
          <table:table-cell table:formula="of:= 5000 * (1+[.M703])" office:value-type="float" office:value="5001.5" calcext:value-type="float">
            <text:p>5001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4/1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5" calcext:value-type="percentage">
            <text:p>2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8" calcext:value-type="percentage">
            <text:p>-1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6" calcext:value-type="percentage">
            <text:p>3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9" calcext:value-type="percentage">
            <text:p>0,9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5" calcext:value-type="percentage">
            <text:p>1,45%</text:p>
          </table:table-cell>
          <table:table-cell table:formula="of:=([.B704]*[.C704])+([.D704]*[.E704])+([.F704]*[.G704])+([.H704]*[.I704])+([.J704]*[.K704])" office:value-type="percentage" office:value="0" calcext:value-type="percentage">
            <text:p>0,00%</text:p>
          </table:table-cell>
          <table:table-cell table:formula="of:=AVERAGE([.K704];[.I704];[.G704];[.E704];[.C704])" office:value-type="percentage" office:value="0.01382" calcext:value-type="percentage">
            <text:p>1,38%</text:p>
          </table:table-cell>
          <table:table-cell table:formula="of:=[.N703] * (1+[.L704])" office:value-type="currency" office:currency="BRL" office:value="7592.46516172545" calcext:value-type="currency">
            <text:p>R$ 7.592,47</text:p>
          </table:table-cell>
          <table:table-cell table:formula="of:= 5000 * (1+[.M704])" office:value-type="float" office:value="5069.1" calcext:value-type="float">
            <text:p>5069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5/1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1" calcext:value-type="percentage">
            <text:p>1,3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33" calcext:value-type="percentage">
            <text:p>3,33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014" calcext:value-type="percentage">
            <text:p>-0,1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6" calcext:value-type="percentage">
            <text:p>0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6" calcext:value-type="percentage">
            <text:p>-0,86%</text:p>
          </table:table-cell>
          <table:table-cell table:formula="of:=([.B705]*[.C705])+([.D705]*[.E705])+([.F705]*[.G705])+([.H705]*[.I705])+([.J705]*[.K705])" office:value-type="percentage" office:value="0.0014" calcext:value-type="percentage">
            <text:p>0,14%</text:p>
          </table:table-cell>
          <table:table-cell table:formula="of:=AVERAGE([.K705];[.I705];[.G705];[.E705];[.C705])" office:value-type="percentage" office:value="0.0074" calcext:value-type="percentage">
            <text:p>0,74%</text:p>
          </table:table-cell>
          <table:table-cell table:formula="of:=[.N704] * (1+[.L705])" office:value-type="currency" office:currency="BRL" office:value="7603.09461295186" calcext:value-type="currency">
            <text:p>R$ 7.603,09</text:p>
          </table:table-cell>
          <table:table-cell table:formula="of:= 5000 * (1+[.M705])" office:value-type="float" office:value="5037" calcext:value-type="float">
            <text:p>503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6/1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" calcext:value-type="percentage">
            <text:p>1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2" calcext:value-type="percentage">
            <text:p>0,6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1" calcext:value-type="percentage">
            <text:p>-1,8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9" calcext:value-type="percentage">
            <text:p>0,7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1" calcext:value-type="percentage">
            <text:p>-0,41%</text:p>
          </table:table-cell>
          <table:table-cell table:formula="of:=([.B706]*[.C706])+([.D706]*[.E706])+([.F706]*[.G706])+([.H706]*[.I706])+([.J706]*[.K706])" office:value-type="percentage" office:value="0" calcext:value-type="percentage">
            <text:p>0,00%</text:p>
          </table:table-cell>
          <table:table-cell table:formula="of:=AVERAGE([.K706];[.I706];[.G706];[.E706];[.C706])" office:value-type="percentage" office:value="0.00038" calcext:value-type="percentage">
            <text:p>0,04%</text:p>
          </table:table-cell>
          <table:table-cell table:formula="of:=[.N705] * (1+[.L706])" office:value-type="currency" office:currency="BRL" office:value="7603.09461295186" calcext:value-type="currency">
            <text:p>R$ 7.603,09</text:p>
          </table:table-cell>
          <table:table-cell table:formula="of:= 5000 * (1+[.M706])" office:value-type="float" office:value="5001.9" calcext:value-type="float">
            <text:p>5001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9/1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6" calcext:value-type="percentage">
            <text:p>-0,4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8" calcext:value-type="percentage">
            <text:p>-1,9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5" calcext:value-type="percentage">
            <text:p>1,9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8" calcext:value-type="percentage">
            <text:p>0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1" calcext:value-type="percentage">
            <text:p>0,31%</text:p>
          </table:table-cell>
          <table:table-cell table:formula="of:=([.B707]*[.C707])+([.D707]*[.E707])+([.F707]*[.G707])+([.H707]*[.I707])+([.J707]*[.K707])" office:value-type="percentage" office:value="0" calcext:value-type="percentage">
            <text:p>0,00%</text:p>
          </table:table-cell>
          <table:table-cell table:formula="of:=AVERAGE([.K707];[.I707];[.G707];[.E707];[.C707])" office:value-type="percentage" office:value="0" calcext:value-type="percentage">
            <text:p>0,00%</text:p>
          </table:table-cell>
          <table:table-cell table:formula="of:=[.N706] * (1+[.L707])" office:value-type="currency" office:currency="BRL" office:value="7603.09461295186" calcext:value-type="currency">
            <text:p>R$ 7.603,09</text:p>
          </table:table-cell>
          <table:table-cell table:formula="of:= 5000 * (1+[.M707])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0/1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6" calcext:value-type="percentage">
            <text:p>0,7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8" calcext:value-type="percentage">
            <text:p>1,7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5" calcext:value-type="percentage">
            <text:p>-1,4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7" calcext:value-type="percentage">
            <text:p>-0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4" calcext:value-type="percentage">
            <text:p>-1,44%</text:p>
          </table:table-cell>
          <table:table-cell table:formula="of:=([.B708]*[.C708])+([.D708]*[.E708])+([.F708]*[.G708])+([.H708]*[.I708])+([.J708]*[.K708])" office:value-type="percentage" office:value="0" calcext:value-type="percentage">
            <text:p>0,00%</text:p>
          </table:table-cell>
          <table:table-cell table:formula="of:=AVERAGE([.K708];[.I708];[.G708];[.E708];[.C708])" office:value-type="percentage" office:value="-0.00164" calcext:value-type="percentage">
            <text:p>-0,16%</text:p>
          </table:table-cell>
          <table:table-cell table:formula="of:=[.N707] * (1+[.L708])" office:value-type="currency" office:currency="BRL" office:value="7603.09461295186" calcext:value-type="currency">
            <text:p>R$ 7.603,09</text:p>
          </table:table-cell>
          <table:table-cell table:formula="of:= 5000 * (1+[.M708])" office:value-type="float" office:value="4991.8" calcext:value-type="float">
            <text:p>4991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1/1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3" calcext:value-type="percentage">
            <text:p>-0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7" calcext:value-type="percentage">
            <text:p>0,8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7" calcext:value-type="percentage">
            <text:p>-1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3" calcext:value-type="percentage">
            <text:p>1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5" calcext:value-type="percentage">
            <text:p>-0,15%</text:p>
          </table:table-cell>
          <table:table-cell table:formula="of:=([.B709]*[.C709])+([.D709]*[.E709])+([.F709]*[.G709])+([.H709]*[.I709])+([.J709]*[.K709])" office:value-type="percentage" office:value="0" calcext:value-type="percentage">
            <text:p>0,00%</text:p>
          </table:table-cell>
          <table:table-cell table:formula="of:=AVERAGE([.K709];[.I709];[.G709];[.E709];[.C709])" office:value-type="percentage" office:value="0.0013" calcext:value-type="percentage">
            <text:p>0,13%</text:p>
          </table:table-cell>
          <table:table-cell table:formula="of:=[.N708] * (1+[.L709])" office:value-type="currency" office:currency="BRL" office:value="7603.09461295186" calcext:value-type="currency">
            <text:p>R$ 7.603,09</text:p>
          </table:table-cell>
          <table:table-cell table:formula="of:= 5000 * (1+[.M709])" office:value-type="float" office:value="5006.5" calcext:value-type="float">
            <text:p>5006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2/1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7" calcext:value-type="percentage">
            <text:p>1,8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4" calcext:value-type="percentage">
            <text:p>1,1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3" calcext:value-type="percentage">
            <text:p>-0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6" calcext:value-type="percentage">
            <text:p>2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59" calcext:value-type="percentage">
            <text:p>2,59%</text:p>
          </table:table-cell>
          <table:table-cell table:formula="of:=([.B710]*[.C710])+([.D710]*[.E710])+([.F710]*[.G710])+([.H710]*[.I710])+([.J710]*[.K710])" office:value-type="percentage" office:value="0" calcext:value-type="percentage">
            <text:p>0,00%</text:p>
          </table:table-cell>
          <table:table-cell table:formula="of:=AVERAGE([.K710];[.I710];[.G710];[.E710];[.C710])" office:value-type="percentage" office:value="0.01546" calcext:value-type="percentage">
            <text:p>1,55%</text:p>
          </table:table-cell>
          <table:table-cell table:formula="of:=[.N709] * (1+[.L710])" office:value-type="currency" office:currency="BRL" office:value="7603.09461295186" calcext:value-type="currency">
            <text:p>R$ 7.603,09</text:p>
          </table:table-cell>
          <table:table-cell table:formula="of:= 5000 * (1+[.M710])" office:value-type="float" office:value="5077.3" calcext:value-type="float">
            <text:p>5077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3/1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52" calcext:value-type="percentage">
            <text:p>-4,5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8" calcext:value-type="percentage">
            <text:p>-1,5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3" calcext:value-type="percentage">
            <text:p>2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" calcext:value-type="percentage">
            <text:p>-1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8" calcext:value-type="percentage">
            <text:p>-0,78%</text:p>
          </table:table-cell>
          <table:table-cell table:formula="of:=([.B711]*[.C711])+([.D711]*[.E711])+([.F711]*[.G711])+([.H711]*[.I711])+([.J711]*[.K711])" office:value-type="percentage" office:value="0" calcext:value-type="percentage">
            <text:p>0,00%</text:p>
          </table:table-cell>
          <table:table-cell table:formula="of:=AVERAGE([.K711];[.I711];[.G711];[.E711];[.C711])" office:value-type="percentage" office:value="-0.0117" calcext:value-type="percentage">
            <text:p>-1,17%</text:p>
          </table:table-cell>
          <table:table-cell table:formula="of:=[.N710] * (1+[.L711])" office:value-type="currency" office:currency="BRL" office:value="7603.09461295186" calcext:value-type="currency">
            <text:p>R$ 7.603,09</text:p>
          </table:table-cell>
          <table:table-cell table:formula="of:= 5000 * (1+[.M711])" office:value-type="float" office:value="4941.5" calcext:value-type="float">
            <text:p>4941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6/12/19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-0.0189" calcext:value-type="percentage">
            <text:p>-1,8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8" calcext:value-type="percentage">
            <text:p>-0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29" calcext:value-type="percentage">
            <text:p>-2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8" calcext:value-type="percentage">
            <text:p>-0,7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6" calcext:value-type="percentage">
            <text:p>-1,36%</text:p>
          </table:table-cell>
          <table:table-cell table:formula="of:=([.B712]*[.C712])+([.D712]*[.E712])+([.F712]*[.G712])+([.H712]*[.I712])+([.J712]*[.K712])" office:value-type="percentage" office:value="-0.0189" calcext:value-type="percentage">
            <text:p>-1,89%</text:p>
          </table:table-cell>
          <table:table-cell table:formula="of:=AVERAGE([.K712];[.I712];[.G712];[.E712];[.C712])" office:value-type="percentage" office:value="-0.0132" calcext:value-type="percentage">
            <text:p>-1,32%</text:p>
          </table:table-cell>
          <table:table-cell table:formula="of:=[.N711] * (1+[.L712])" office:value-type="currency" office:currency="BRL" office:value="7459.39612476707" calcext:value-type="currency">
            <text:p>R$ 7.459,40</text:p>
          </table:table-cell>
          <table:table-cell table:formula="of:= 5000 * (1+[.M712])" office:value-type="float" office:value="4934" calcext:value-type="float">
            <text:p>493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7/1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8" calcext:value-type="percentage">
            <text:p>1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6" calcext:value-type="percentage">
            <text:p>-1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2" calcext:value-type="percentage">
            <text:p>1,5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2" calcext:value-type="percentage">
            <text:p>0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6" calcext:value-type="percentage">
            <text:p>2,26%</text:p>
          </table:table-cell>
          <table:table-cell table:formula="of:=([.B713]*[.C713])+([.D713]*[.E713])+([.F713]*[.G713])+([.H713]*[.I713])+([.J713]*[.K713])" office:value-type="percentage" office:value="0" calcext:value-type="percentage">
            <text:p>0,00%</text:p>
          </table:table-cell>
          <table:table-cell table:formula="of:=AVERAGE([.K713];[.I713];[.G713];[.E713];[.C713])" office:value-type="percentage" office:value="0.00804" calcext:value-type="percentage">
            <text:p>0,80%</text:p>
          </table:table-cell>
          <table:table-cell table:formula="of:=[.N712] * (1+[.L713])" office:value-type="currency" office:currency="BRL" office:value="7459.39612476707" calcext:value-type="currency">
            <text:p>R$ 7.459,40</text:p>
          </table:table-cell>
          <table:table-cell table:formula="of:= 5000 * (1+[.M713])" office:value-type="float" office:value="5040.2" calcext:value-type="float">
            <text:p>5040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8/1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1" calcext:value-type="percentage">
            <text:p>2,3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" calcext:value-type="percentage">
            <text:p>0,9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8" calcext:value-type="percentage">
            <text:p>1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3" calcext:value-type="percentage">
            <text:p>0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45" calcext:value-type="percentage">
            <text:p>3,45%</text:p>
          </table:table-cell>
          <table:table-cell table:formula="of:=([.B714]*[.C714])+([.D714]*[.E714])+([.F714]*[.G714])+([.H714]*[.I714])+([.J714]*[.K714])" office:value-type="percentage" office:value="0" calcext:value-type="percentage">
            <text:p>0,00%</text:p>
          </table:table-cell>
          <table:table-cell table:formula="of:=AVERAGE([.K714];[.I714];[.G714];[.E714];[.C714])" office:value-type="percentage" office:value="0.01634" calcext:value-type="percentage">
            <text:p>1,63%</text:p>
          </table:table-cell>
          <table:table-cell table:formula="of:=[.N713] * (1+[.L714])" office:value-type="currency" office:currency="BRL" office:value="7459.39612476707" calcext:value-type="currency">
            <text:p>R$ 7.459,40</text:p>
          </table:table-cell>
          <table:table-cell table:formula="of:= 5000 * (1+[.M714])" office:value-type="float" office:value="5081.7" calcext:value-type="float">
            <text:p>5081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9/1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3" calcext:value-type="percentage">
            <text:p>0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5" calcext:value-type="percentage">
            <text:p>0,4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9" calcext:value-type="percentage">
            <text:p>0,4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" calcext:value-type="percentage">
            <text:p>1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3" calcext:value-type="percentage">
            <text:p>1,03%</text:p>
          </table:table-cell>
          <table:table-cell table:formula="of:=([.B715]*[.C715])+([.D715]*[.E715])+([.F715]*[.G715])+([.H715]*[.I715])+([.J715]*[.K715])" office:value-type="percentage" office:value="0" calcext:value-type="percentage">
            <text:p>0,00%</text:p>
          </table:table-cell>
          <table:table-cell table:formula="of:=AVERAGE([.K715];[.I715];[.G715];[.E715];[.C715])" office:value-type="percentage" office:value="0.0064" calcext:value-type="percentage">
            <text:p>0,64%</text:p>
          </table:table-cell>
          <table:table-cell table:formula="of:=[.N714] * (1+[.L715])" office:value-type="currency" office:currency="BRL" office:value="7459.39612476707" calcext:value-type="currency">
            <text:p>R$ 7.459,40</text:p>
          </table:table-cell>
          <table:table-cell table:formula="of:= 5000 * (1+[.M715])"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/1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3" calcext:value-type="percentage">
            <text:p>-1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" calcext:value-type="percentage">
            <text:p>0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4" calcext:value-type="percentage">
            <text:p>-0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6" calcext:value-type="percentage">
            <text:p>1,4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" calcext:value-type="percentage">
            <text:p>-0,20%</text:p>
          </table:table-cell>
          <table:table-cell table:formula="of:=([.B716]*[.C716])+([.D716]*[.E716])+([.F716]*[.G716])+([.H716]*[.I716])+([.J716]*[.K716])" office:value-type="percentage" office:value="0" calcext:value-type="percentage">
            <text:p>0,00%</text:p>
          </table:table-cell>
          <table:table-cell table:formula="of:=AVERAGE([.K716];[.I716];[.G716];[.E716];[.C716])" office:value-type="percentage" office:value="-0.00022" calcext:value-type="percentage">
            <text:p>-0,02%</text:p>
          </table:table-cell>
          <table:table-cell table:formula="of:=[.N715] * (1+[.L716])" office:value-type="currency" office:currency="BRL" office:value="7459.39612476707" calcext:value-type="currency">
            <text:p>R$ 7.459,40</text:p>
          </table:table-cell>
          <table:table-cell table:formula="of:= 5000 * (1+[.M716])" office:value-type="float" office:value="4998.9" calcext:value-type="float">
            <text:p>4998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3/1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" calcext:value-type="percentage">
            <text:p>0,8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" calcext:value-type="percentage">
            <text:p>1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3" calcext:value-type="percentage">
            <text:p>0,9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9" calcext:value-type="percentage">
            <text:p>-0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02" calcext:value-type="percentage">
            <text:p>3,02%</text:p>
          </table:table-cell>
          <table:table-cell table:formula="of:=([.B717]*[.C717])+([.D717]*[.E717])+([.F717]*[.G717])+([.H717]*[.I717])+([.J717]*[.K717])" office:value-type="percentage" office:value="0" calcext:value-type="percentage">
            <text:p>0,00%</text:p>
          </table:table-cell>
          <table:table-cell table:formula="of:=AVERAGE([.K717];[.I717];[.G717];[.E717];[.C717])" office:value-type="percentage" office:value="0.01092" calcext:value-type="percentage">
            <text:p>1,09%</text:p>
          </table:table-cell>
          <table:table-cell table:formula="of:=[.N716] * (1+[.L717])" office:value-type="currency" office:currency="BRL" office:value="7459.39612476707" calcext:value-type="currency">
            <text:p>R$ 7.459,40</text:p>
          </table:table-cell>
          <table:table-cell table:formula="of:= 5000 * (1+[.M717])" office:value-type="float" office:value="5054.6" calcext:value-type="float">
            <text:p>5054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6/1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3" calcext:value-type="percentage">
            <text:p>1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6" calcext:value-type="percentage">
            <text:p>0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2" calcext:value-type="percentage">
            <text:p>1,5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9" calcext:value-type="percentage">
            <text:p>0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4" calcext:value-type="percentage">
            <text:p>1,14%</text:p>
          </table:table-cell>
          <table:table-cell table:formula="of:=([.B718]*[.C718])+([.D718]*[.E718])+([.F718]*[.G718])+([.H718]*[.I718])+([.J718]*[.K718])" office:value-type="percentage" office:value="0" calcext:value-type="percentage">
            <text:p>0,00%</text:p>
          </table:table-cell>
          <table:table-cell table:formula="of:=AVERAGE([.K718];[.I718];[.G718];[.E718];[.C718])" office:value-type="percentage" office:value="0.00948" calcext:value-type="percentage">
            <text:p>0,95%</text:p>
          </table:table-cell>
          <table:table-cell table:formula="of:=[.N717] * (1+[.L718])" office:value-type="currency" office:currency="BRL" office:value="7459.39612476707" calcext:value-type="currency">
            <text:p>R$ 7.459,40</text:p>
          </table:table-cell>
          <table:table-cell table:formula="of:= 5000 * (1+[.M718])" office:value-type="float" office:value="5047.4" calcext:value-type="float">
            <text:p>5047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7/1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" calcext:value-type="percentage">
            <text:p>0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3" calcext:value-type="percentage">
            <text:p>-0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7" calcext:value-type="percentage">
            <text:p>-0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1" calcext:value-type="percentage">
            <text:p>0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3" calcext:value-type="percentage">
            <text:p>-0,43%</text:p>
          </table:table-cell>
          <table:table-cell table:formula="of:=([.B719]*[.C719])+([.D719]*[.E719])+([.F719]*[.G719])+([.H719]*[.I719])+([.J719]*[.K719])" office:value-type="percentage" office:value="0" calcext:value-type="percentage">
            <text:p>0,00%</text:p>
          </table:table-cell>
          <table:table-cell table:formula="of:=AVERAGE([.K719];[.I719];[.G719];[.E719];[.C719])" office:value-type="percentage" office:value="-0.00104" calcext:value-type="percentage">
            <text:p>-0,10%</text:p>
          </table:table-cell>
          <table:table-cell table:formula="of:=[.N718] * (1+[.L719])" office:value-type="currency" office:currency="BRL" office:value="7459.39612476707" calcext:value-type="currency">
            <text:p>R$ 7.459,40</text:p>
          </table:table-cell>
          <table:table-cell table:formula="of:= 5000 * (1+[.M719])" office:value-type="float" office:value="4994.8" calcext:value-type="float">
            <text:p>4994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0/12/19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1" calcext:value-type="percentage">
            <text:p>-1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5" calcext:value-type="percentage">
            <text:p>0,4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4" calcext:value-type="percentage">
            <text:p>-0,5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6" calcext:value-type="percentage">
            <text:p>-0,5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8" calcext:value-type="percentage">
            <text:p>-0,28%</text:p>
          </table:table-cell>
          <table:table-cell table:formula="of:=([.B720]*[.C720])+([.D720]*[.E720])+([.F720]*[.G720])+([.H720]*[.I720])+([.J720]*[.K720])" office:value-type="percentage" office:value="0" calcext:value-type="percentage">
            <text:p>0,00%</text:p>
          </table:table-cell>
          <table:table-cell table:formula="of:=AVERAGE([.K720];[.I720];[.G720];[.E720];[.C720])" office:value-type="percentage" office:value="-0.00408" calcext:value-type="percentage">
            <text:p>-0,41%</text:p>
          </table:table-cell>
          <table:table-cell table:formula="of:=[.N719] * (1+[.L720])" office:value-type="currency" office:currency="BRL" office:value="7459.39612476707" calcext:value-type="currency">
            <text:p>R$ 7.459,40</text:p>
          </table:table-cell>
          <table:table-cell table:formula="of:= 5000 * (1+[.M720])" office:value-type="float" office:value="4979.6" calcext:value-type="float">
            <text:p>4979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2/01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2" calcext:value-type="percentage">
            <text:p>1,7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5" calcext:value-type="percentage">
            <text:p>2,2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55" calcext:value-type="percentage">
            <text:p>2,5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3" calcext:value-type="percentage">
            <text:p>1,9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6" calcext:value-type="percentage">
            <text:p>1,86%</text:p>
          </table:table-cell>
          <table:table-cell table:formula="of:=([.B721]*[.C721])+([.D721]*[.E721])+([.F721]*[.G721])+([.H721]*[.I721])+([.J721]*[.K721])" office:value-type="percentage" office:value="0" calcext:value-type="percentage">
            <text:p>0,00%</text:p>
          </table:table-cell>
          <table:table-cell table:formula="of:=AVERAGE([.K721];[.I721];[.G721];[.E721];[.C721])" office:value-type="percentage" office:value="0.02062" calcext:value-type="percentage">
            <text:p>2,06%</text:p>
          </table:table-cell>
          <table:table-cell table:formula="of:=[.N720] * (1+[.L721])" office:value-type="currency" office:currency="BRL" office:value="7459.39612476707" calcext:value-type="currency">
            <text:p>R$ 7.459,40</text:p>
          </table:table-cell>
          <table:table-cell table:formula="of:= 5000 * (1+[.M721])" office:value-type="float" office:value="5103.1" calcext:value-type="float">
            <text:p>5103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3/01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1" calcext:value-type="percentage">
            <text:p>-0,8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1" calcext:value-type="percentage">
            <text:p>0,5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5" calcext:value-type="percentage">
            <text:p>-1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4" calcext:value-type="percentage">
            <text:p>-0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7" calcext:value-type="percentage">
            <text:p>-0,17%</text:p>
          </table:table-cell>
          <table:table-cell table:formula="of:=([.B722]*[.C722])+([.D722]*[.E722])+([.F722]*[.G722])+([.H722]*[.I722])+([.J722]*[.K722])" office:value-type="percentage" office:value="0" calcext:value-type="percentage">
            <text:p>0,00%</text:p>
          </table:table-cell>
          <table:table-cell table:formula="of:=AVERAGE([.K722];[.I722];[.G722];[.E722];[.C722])" office:value-type="percentage" office:value="-0.00452" calcext:value-type="percentage">
            <text:p>-0,45%</text:p>
          </table:table-cell>
          <table:table-cell table:formula="of:=[.N721] * (1+[.L722])" office:value-type="currency" office:currency="BRL" office:value="7459.39612476707" calcext:value-type="currency">
            <text:p>R$ 7.459,40</text:p>
          </table:table-cell>
          <table:table-cell table:formula="of:= 5000 * (1+[.M722])" office:value-type="float" office:value="4977.4" calcext:value-type="float">
            <text:p>4977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6/01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8" calcext:value-type="percentage">
            <text:p>1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7" calcext:value-type="percentage">
            <text:p>0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9" calcext:value-type="percentage">
            <text:p>-1,4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9" calcext:value-type="percentage">
            <text:p>-0,5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2" calcext:value-type="percentage">
            <text:p>-1,32%</text:p>
          </table:table-cell>
          <table:table-cell table:formula="of:=([.B723]*[.C723])+([.D723]*[.E723])+([.F723]*[.G723])+([.H723]*[.I723])+([.J723]*[.K723])" office:value-type="percentage" office:value="0" calcext:value-type="percentage">
            <text:p>0,00%</text:p>
          </table:table-cell>
          <table:table-cell table:formula="of:=AVERAGE([.K723];[.I723];[.G723];[.E723];[.C723])" office:value-type="percentage" office:value="-0.0037" calcext:value-type="percentage">
            <text:p>-0,37%</text:p>
          </table:table-cell>
          <table:table-cell table:formula="of:=[.N722] * (1+[.L723])" office:value-type="currency" office:currency="BRL" office:value="7459.39612476707" calcext:value-type="currency">
            <text:p>R$ 7.459,40</text:p>
          </table:table-cell>
          <table:table-cell table:formula="of:= 5000 * (1+[.M723])" office:value-type="float" office:value="4981.5" calcext:value-type="float">
            <text:p>4981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7/01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9" calcext:value-type="percentage">
            <text:p>-0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69" calcext:value-type="percentage">
            <text:p>-6,9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2" calcext:value-type="percentage">
            <text:p>-2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3" calcext:value-type="percentage">
            <text:p>0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5" calcext:value-type="percentage">
            <text:p>-0,75%</text:p>
          </table:table-cell>
          <table:table-cell table:formula="of:=([.B724]*[.C724])+([.D724]*[.E724])+([.F724]*[.G724])+([.H724]*[.I724])+([.J724]*[.K724])" office:value-type="percentage" office:value="0" calcext:value-type="percentage">
            <text:p>0,00%</text:p>
          </table:table-cell>
          <table:table-cell table:formula="of:=AVERAGE([.K724];[.I724];[.G724];[.E724];[.C724])" office:value-type="percentage" office:value="-0.01926" calcext:value-type="percentage">
            <text:p>-1,93%</text:p>
          </table:table-cell>
          <table:table-cell table:formula="of:=[.N723] * (1+[.L724])" office:value-type="currency" office:currency="BRL" office:value="7459.39612476707" calcext:value-type="currency">
            <text:p>R$ 7.459,40</text:p>
          </table:table-cell>
          <table:table-cell table:formula="of:= 5000 * (1+[.M724])" office:value-type="float" office:value="4903.7" calcext:value-type="float">
            <text:p>4903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8/01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2" calcext:value-type="percentage">
            <text:p>-0,6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" calcext:value-type="percentage">
            <text:p>0,8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3" calcext:value-type="percentage">
            <text:p>-1,6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2" calcext:value-type="percentage">
            <text:p>0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1" calcext:value-type="percentage">
            <text:p>-0,91%</text:p>
          </table:table-cell>
          <table:table-cell table:formula="of:=([.B725]*[.C725])+([.D725]*[.E725])+([.F725]*[.G725])+([.H725]*[.I725])+([.J725]*[.K725])" office:value-type="percentage" office:value="0" calcext:value-type="percentage">
            <text:p>0,00%</text:p>
          </table:table-cell>
          <table:table-cell table:formula="of:=AVERAGE([.K725];[.I725];[.G725];[.E725];[.C725])" office:value-type="percentage" office:value="-0.00468" calcext:value-type="percentage">
            <text:p>-0,47%</text:p>
          </table:table-cell>
          <table:table-cell table:formula="of:=[.N724] * (1+[.L725])" office:value-type="currency" office:currency="BRL" office:value="7459.39612476707" calcext:value-type="currency">
            <text:p>R$ 7.459,40</text:p>
          </table:table-cell>
          <table:table-cell table:formula="of:= 5000 * (1+[.M725])" office:value-type="float" office:value="4976.6" calcext:value-type="float">
            <text:p>4976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9/01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3" calcext:value-type="percentage">
            <text:p>-0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3" calcext:value-type="percentage">
            <text:p>1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9" calcext:value-type="percentage">
            <text:p>-1,9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1" calcext:value-type="percentage">
            <text:p>-1,3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03" calcext:value-type="percentage">
            <text:p>-2,03%</text:p>
          </table:table-cell>
          <table:table-cell table:formula="of:=([.B726]*[.C726])+([.D726]*[.E726])+([.F726]*[.G726])+([.H726]*[.I726])+([.J726]*[.K726])" office:value-type="percentage" office:value="0" calcext:value-type="percentage">
            <text:p>0,00%</text:p>
          </table:table-cell>
          <table:table-cell table:formula="of:=AVERAGE([.K726];[.I726];[.G726];[.E726];[.C726])" office:value-type="percentage" office:value="-0.00786" calcext:value-type="percentage">
            <text:p>-0,79%</text:p>
          </table:table-cell>
          <table:table-cell table:formula="of:=[.N725] * (1+[.L726])" office:value-type="currency" office:currency="BRL" office:value="7459.39612476707" calcext:value-type="currency">
            <text:p>R$ 7.459,40</text:p>
          </table:table-cell>
          <table:table-cell table:formula="of:= 5000 * (1+[.M726])" office:value-type="float" office:value="4960.7" calcext:value-type="float">
            <text:p>4960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0/01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3" calcext:value-type="percentage">
            <text:p>-0,4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96" calcext:value-type="percentage">
            <text:p>3,9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9" calcext:value-type="percentage">
            <text:p>-0,8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1" calcext:value-type="percentage">
            <text:p>0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5" calcext:value-type="percentage">
            <text:p>-2,35%</text:p>
          </table:table-cell>
          <table:table-cell table:formula="of:=([.B727]*[.C727])+([.D727]*[.E727])+([.F727]*[.G727])+([.H727]*[.I727])+([.J727]*[.K727])" office:value-type="percentage" office:value="0" calcext:value-type="percentage">
            <text:p>0,00%</text:p>
          </table:table-cell>
          <table:table-cell table:formula="of:=AVERAGE([.K727];[.I727];[.G727];[.E727];[.C727])" office:value-type="percentage" office:value="0.000799999999999999" calcext:value-type="percentage">
            <text:p>0,08%</text:p>
          </table:table-cell>
          <table:table-cell table:formula="of:=[.N726] * (1+[.L727])" office:value-type="currency" office:currency="BRL" office:value="7459.39612476707" calcext:value-type="currency">
            <text:p>R$ 7.459,40</text:p>
          </table:table-cell>
          <table:table-cell table:formula="of:= 5000 * (1+[.M727])" office:value-type="float" office:value="5004" calcext:value-type="float">
            <text:p>500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3/01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" calcext:value-type="percentage">
            <text:p>0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2" calcext:value-type="percentage">
            <text:p>-0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3" calcext:value-type="percentage">
            <text:p>1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64" calcext:value-type="percentage">
            <text:p>3,6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2" calcext:value-type="percentage">
            <text:p>1,12%</text:p>
          </table:table-cell>
          <table:table-cell table:formula="of:=([.B728]*[.C728])+([.D728]*[.E728])+([.F728]*[.G728])+([.H728]*[.I728])+([.J728]*[.K728])" office:value-type="percentage" office:value="0" calcext:value-type="percentage">
            <text:p>0,00%</text:p>
          </table:table-cell>
          <table:table-cell table:formula="of:=AVERAGE([.K728];[.I728];[.G728];[.E728];[.C728])" office:value-type="percentage" office:value="0.01194" calcext:value-type="percentage">
            <text:p>1,19%</text:p>
          </table:table-cell>
          <table:table-cell table:formula="of:=[.N727] * (1+[.L728])" office:value-type="currency" office:currency="BRL" office:value="7459.39612476707" calcext:value-type="currency">
            <text:p>R$ 7.459,40</text:p>
          </table:table-cell>
          <table:table-cell table:formula="of:= 5000 * (1+[.M728])" office:value-type="float" office:value="5059.7" calcext:value-type="float">
            <text:p>5059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4/01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9" calcext:value-type="percentage">
            <text:p>-1,0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4" calcext:value-type="percentage">
            <text:p>1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061" calcext:value-type="percentage">
            <text:p>0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4" calcext:value-type="percentage">
            <text:p>-0,54%</text:p>
          </table:table-cell>
          <table:table-cell table:formula="of:=([.B729]*[.C729])+([.D729]*[.E729])+([.F729]*[.G729])+([.H729]*[.I729])+([.J729]*[.K729])" office:value-type="percentage" office:value="-0.0061" calcext:value-type="percentage">
            <text:p>-0,61%</text:p>
          </table:table-cell>
          <table:table-cell table:formula="of:=AVERAGE([.K729];[.I729];[.G729];[.E729];[.C729])" office:value-type="percentage" office:value="0.00144" calcext:value-type="percentage">
            <text:p>0,14%</text:p>
          </table:table-cell>
          <table:table-cell table:formula="of:=[.N728] * (1+[.L729])" office:value-type="currency" office:currency="BRL" office:value="7413.89380840599" calcext:value-type="currency">
            <text:p>R$ 7.413,89</text:p>
          </table:table-cell>
          <table:table-cell table:formula="of:= 5000 * (1+[.M729])" office:value-type="float" office:value="5007.2" calcext:value-type="float">
            <text:p>5007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5/01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" calcext:value-type="percentage">
            <text:p>-1,5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9" calcext:value-type="percentage">
            <text:p>-0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3" calcext:value-type="percentage">
            <text:p>-1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2" calcext:value-type="percentage">
            <text:p>-0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3" calcext:value-type="percentage">
            <text:p>-1,83%</text:p>
          </table:table-cell>
          <table:table-cell table:formula="of:=([.B730]*[.C730])+([.D730]*[.E730])+([.F730]*[.G730])+([.H730]*[.I730])+([.J730]*[.K730])" office:value-type="percentage" office:value="-0" calcext:value-type="percentage">
            <text:p>0,00%</text:p>
          </table:table-cell>
          <table:table-cell table:formula="of:=AVERAGE([.K730];[.I730];[.G730];[.E730];[.C730])" office:value-type="percentage" office:value="-0.01034" calcext:value-type="percentage">
            <text:p>-1,03%</text:p>
          </table:table-cell>
          <table:table-cell table:formula="of:=[.N729] * (1+[.L730])" office:value-type="currency" office:currency="BRL" office:value="7413.89380840599" calcext:value-type="currency">
            <text:p>R$ 7.413,89</text:p>
          </table:table-cell>
          <table:table-cell table:formula="of:= 5000 * (1+[.M730])" office:value-type="float" office:value="4948.3" calcext:value-type="float">
            <text:p>4948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6/01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" calcext:value-type="percentage">
            <text:p>-0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8" calcext:value-type="percentage">
            <text:p>1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" calcext:value-type="percentage">
            <text:p>0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2" calcext:value-type="percentage">
            <text:p>-0,5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5" calcext:value-type="percentage">
            <text:p>0,45%</text:p>
          </table:table-cell>
          <table:table-cell table:formula="of:=([.B731]*[.C731])+([.D731]*[.E731])+([.F731]*[.G731])+([.H731]*[.I731])+([.J731]*[.K731])" office:value-type="percentage" office:value="0" calcext:value-type="percentage">
            <text:p>0,00%</text:p>
          </table:table-cell>
          <table:table-cell table:formula="of:=AVERAGE([.K731];[.I731];[.G731];[.E731];[.C731])" office:value-type="percentage" office:value="0.00222" calcext:value-type="percentage">
            <text:p>0,22%</text:p>
          </table:table-cell>
          <table:table-cell table:formula="of:=[.N730] * (1+[.L731])" office:value-type="currency" office:currency="BRL" office:value="7413.89380840599" calcext:value-type="currency">
            <text:p>R$ 7.413,89</text:p>
          </table:table-cell>
          <table:table-cell table:formula="of:= 5000 * (1+[.M731])" office:value-type="float" office:value="5011.1" calcext:value-type="float">
            <text:p>5011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7/01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2" calcext:value-type="percentage">
            <text:p>1,1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8" calcext:value-type="percentage">
            <text:p>-0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9" calcext:value-type="percentage">
            <text:p>0,6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32" calcext:value-type="percentage">
            <text:p>3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5" calcext:value-type="percentage">
            <text:p>1,35%</text:p>
          </table:table-cell>
          <table:table-cell table:formula="of:=([.B732]*[.C732])+([.D732]*[.E732])+([.F732]*[.G732])+([.H732]*[.I732])+([.J732]*[.K732])" office:value-type="percentage" office:value="0" calcext:value-type="percentage">
            <text:p>0,00%</text:p>
          </table:table-cell>
          <table:table-cell table:formula="of:=AVERAGE([.K732];[.I732];[.G732];[.E732];[.C732])" office:value-type="percentage" office:value="0.0126" calcext:value-type="percentage">
            <text:p>1,26%</text:p>
          </table:table-cell>
          <table:table-cell table:formula="of:=[.N731] * (1+[.L732])" office:value-type="currency" office:currency="BRL" office:value="7413.89380840599" calcext:value-type="currency">
            <text:p>R$ 7.413,89</text:p>
          </table:table-cell>
          <table:table-cell table:formula="of:= 5000 * (1+[.M732])" office:value-type="float" office:value="5063" calcext:value-type="float">
            <text:p>506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/01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6" calcext:value-type="percentage">
            <text:p>1,9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03" calcext:value-type="percentage">
            <text:p>-2,03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063" calcext:value-type="percentage">
            <text:p>0,6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4" calcext:value-type="percentage">
            <text:p>-0,64%</text:p>
          </table:table-cell>
          <table:table-cell table:formula="of:=([.B733]*[.C733])+([.D733]*[.E733])+([.F733]*[.G733])+([.H733]*[.I733])+([.J733]*[.K733])" office:value-type="percentage" office:value="-0.0063" calcext:value-type="percentage">
            <text:p>-0,63%</text:p>
          </table:table-cell>
          <table:table-cell table:formula="of:=AVERAGE([.K733];[.I733];[.G733];[.E733];[.C733])" office:value-type="percentage" office:value="0.00084" calcext:value-type="percentage">
            <text:p>0,08%</text:p>
          </table:table-cell>
          <table:table-cell table:formula="of:=[.N732] * (1+[.L733])" office:value-type="currency" office:currency="BRL" office:value="7367.18627741303" calcext:value-type="currency">
            <text:p>R$ 7.367,19</text:p>
          </table:table-cell>
          <table:table-cell table:formula="of:= 5000 * (1+[.M733])" office:value-type="float" office:value="5004.2" calcext:value-type="float">
            <text:p>5004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1/01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7" calcext:value-type="percentage">
            <text:p>-1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8" calcext:value-type="percentage">
            <text:p>0,5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13" calcext:value-type="percentage">
            <text:p>-2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2" calcext:value-type="percentage">
            <text:p>-2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89" calcext:value-type="percentage">
            <text:p>-2,89%</text:p>
          </table:table-cell>
          <table:table-cell table:formula="of:=([.B734]*[.C734])+([.D734]*[.E734])+([.F734]*[.G734])+([.H734]*[.I734])+([.J734]*[.K734])" office:value-type="percentage" office:value="0" calcext:value-type="percentage">
            <text:p>0,00%</text:p>
          </table:table-cell>
          <table:table-cell table:formula="of:=AVERAGE([.K734];[.I734];[.G734];[.E734];[.C734])" office:value-type="percentage" office:value="-0.01606" calcext:value-type="percentage">
            <text:p>-1,61%</text:p>
          </table:table-cell>
          <table:table-cell table:formula="of:=[.N733] * (1+[.L734])" office:value-type="currency" office:currency="BRL" office:value="7367.18627741303" calcext:value-type="currency">
            <text:p>R$ 7.367,19</text:p>
          </table:table-cell>
          <table:table-cell table:formula="of:= 5000 * (1+[.M734])" office:value-type="float" office:value="4919.7" calcext:value-type="float">
            <text:p>4919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2/01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1" calcext:value-type="percentage">
            <text:p>-1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1" calcext:value-type="percentage">
            <text:p>0,5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" calcext:value-type="percentage">
            <text:p>0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8" calcext:value-type="percentage">
            <text:p>0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9" calcext:value-type="percentage">
            <text:p>0,79%</text:p>
          </table:table-cell>
          <table:table-cell table:formula="of:=([.B735]*[.C735])+([.D735]*[.E735])+([.F735]*[.G735])+([.H735]*[.I735])+([.J735]*[.K735])" office:value-type="percentage" office:value="0" calcext:value-type="percentage">
            <text:p>0,00%</text:p>
          </table:table-cell>
          <table:table-cell table:formula="of:=AVERAGE([.K735];[.I735];[.G735];[.E735];[.C735])" office:value-type="percentage" office:value="0.00254" calcext:value-type="percentage">
            <text:p>0,25%</text:p>
          </table:table-cell>
          <table:table-cell table:formula="of:=[.N734] * (1+[.L735])" office:value-type="currency" office:currency="BRL" office:value="7367.18627741303" calcext:value-type="currency">
            <text:p>R$ 7.367,19</text:p>
          </table:table-cell>
          <table:table-cell table:formula="of:= 5000 * (1+[.M735])" office:value-type="float" office:value="5012.7" calcext:value-type="float">
            <text:p>5012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3/01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6" calcext:value-type="percentage">
            <text:p>1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5" calcext:value-type="percentage">
            <text:p>-2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7" calcext:value-type="percentage">
            <text:p>2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2" calcext:value-type="percentage">
            <text:p>-1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62" calcext:value-type="percentage">
            <text:p>5,62%</text:p>
          </table:table-cell>
          <table:table-cell table:formula="of:=([.B736]*[.C736])+([.D736]*[.E736])+([.F736]*[.G736])+([.H736]*[.I736])+([.J736]*[.K736])" office:value-type="percentage" office:value="0" calcext:value-type="percentage">
            <text:p>0,00%</text:p>
          </table:table-cell>
          <table:table-cell table:formula="of:=AVERAGE([.K736];[.I736];[.G736];[.E736];[.C736])" office:value-type="percentage" office:value="0.01056" calcext:value-type="percentage">
            <text:p>1,06%</text:p>
          </table:table-cell>
          <table:table-cell table:formula="of:=[.N735] * (1+[.L736])" office:value-type="currency" office:currency="BRL" office:value="7367.18627741303" calcext:value-type="currency">
            <text:p>R$ 7.367,19</text:p>
          </table:table-cell>
          <table:table-cell table:formula="of:= 5000 * (1+[.M736])" office:value-type="float" office:value="5052.8" calcext:value-type="float">
            <text:p>5052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4/01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1" calcext:value-type="percentage">
            <text:p>-1,0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6" calcext:value-type="percentage">
            <text:p>-1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5" calcext:value-type="percentage">
            <text:p>-0,7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06" calcext:value-type="percentage">
            <text:p>-3,06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132" calcext:value-type="percentage">
            <text:p>-1,32%</text:p>
          </table:table-cell>
          <table:table-cell table:formula="of:=([.B737]*[.C737])+([.D737]*[.E737])+([.F737]*[.G737])+([.H737]*[.I737])+([.J737]*[.K737])" office:value-type="percentage" office:value="0.0132" calcext:value-type="percentage">
            <text:p>1,32%</text:p>
          </table:table-cell>
          <table:table-cell table:formula="of:=AVERAGE([.K737];[.I737];[.G737];[.E737];[.C737])" office:value-type="percentage" office:value="-0.0144" calcext:value-type="percentage">
            <text:p>-1,44%</text:p>
          </table:table-cell>
          <table:table-cell table:formula="of:=[.N736] * (1+[.L737])" office:value-type="currency" office:currency="BRL" office:value="7464.43313627489" calcext:value-type="currency">
            <text:p>R$ 7.464,43</text:p>
          </table:table-cell>
          <table:table-cell table:formula="of:= 5000 * (1+[.M737])" office:value-type="float" office:value="4928" calcext:value-type="float">
            <text:p>492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7/01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33" calcext:value-type="percentage">
            <text:p>-4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7" calcext:value-type="percentage">
            <text:p>-0,9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16" calcext:value-type="percentage">
            <text:p>-2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612" calcext:value-type="percentage">
            <text:p>-6,1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8" calcext:value-type="percentage">
            <text:p>-0,98%</text:p>
          </table:table-cell>
          <table:table-cell table:formula="of:=([.B738]*[.C738])+([.D738]*[.E738])+([.F738]*[.G738])+([.H738]*[.I738])+([.J738]*[.K738])" office:value-type="percentage" office:value="-0" calcext:value-type="percentage">
            <text:p>0,00%</text:p>
          </table:table-cell>
          <table:table-cell table:formula="of:=AVERAGE([.K738];[.I738];[.G738];[.E738];[.C738])" office:value-type="percentage" office:value="-0.02912" calcext:value-type="percentage">
            <text:p>-2,91%</text:p>
          </table:table-cell>
          <table:table-cell table:formula="of:=[.N737] * (1+[.L738])" office:value-type="currency" office:currency="BRL" office:value="7464.43313627489" calcext:value-type="currency">
            <text:p>R$ 7.464,43</text:p>
          </table:table-cell>
          <table:table-cell table:formula="of:= 5000 * (1+[.M738])" office:value-type="float" office:value="4854.4" calcext:value-type="float">
            <text:p>4854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8/01/20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275" calcext:value-type="percentage">
            <text:p>2,7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5" calcext:value-type="percentage">
            <text:p>0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3" calcext:value-type="percentage">
            <text:p>-0,03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137" calcext:value-type="percentage">
            <text:p>1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2" calcext:value-type="percentage">
            <text:p>0,82%</text:p>
          </table:table-cell>
          <table:table-cell table:formula="of:=([.B739]*[.C739])+([.D739]*[.E739])+([.F739]*[.G739])+([.H739]*[.I739])+([.J739]*[.K739])" office:value-type="percentage" office:value="0.0412" calcext:value-type="percentage">
            <text:p>4,12%</text:p>
          </table:table-cell>
          <table:table-cell table:formula="of:=AVERAGE([.K739];[.I739];[.G739];[.E739];[.C739])" office:value-type="percentage" office:value="0.01052" calcext:value-type="percentage">
            <text:p>1,05%</text:p>
          </table:table-cell>
          <table:table-cell table:formula="of:=[.N738] * (1+[.L739])" office:value-type="currency" office:currency="BRL" office:value="7771.96778148941" calcext:value-type="currency">
            <text:p>R$ 7.771,97</text:p>
          </table:table-cell>
          <table:table-cell table:formula="of:= 5000 * (1+[.M739])" office:value-type="float" office:value="5052.6" calcext:value-type="float">
            <text:p>5052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9/01/20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017" calcext:value-type="percentage">
            <text:p>0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6" calcext:value-type="percentage">
            <text:p>-1,4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5" calcext:value-type="percentage">
            <text:p>-1,5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8" calcext:value-type="percentage">
            <text:p>-0,8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47" calcext:value-type="percentage">
            <text:p>-2,47%</text:p>
          </table:table-cell>
          <table:table-cell table:formula="of:=([.B740]*[.C740])+([.D740]*[.E740])+([.F740]*[.G740])+([.H740]*[.I740])+([.J740]*[.K740])" office:value-type="percentage" office:value="-0.0017" calcext:value-type="percentage">
            <text:p>-0,17%</text:p>
          </table:table-cell>
          <table:table-cell table:formula="of:=AVERAGE([.K740];[.I740];[.G740];[.E740];[.C740])" office:value-type="percentage" office:value="-0.01238" calcext:value-type="percentage">
            <text:p>-1,24%</text:p>
          </table:table-cell>
          <table:table-cell table:formula="of:=[.N739] * (1+[.L740])" office:value-type="currency" office:currency="BRL" office:value="7758.75543626088" calcext:value-type="currency">
            <text:p>R$ 7.758,76</text:p>
          </table:table-cell>
          <table:table-cell table:formula="of:= 5000 * (1+[.M740])" office:value-type="float" office:value="4938.1" calcext:value-type="float">
            <text:p>4938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0/01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1" calcext:value-type="percentage">
            <text:p>0,3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7" calcext:value-type="percentage">
            <text:p>-0,0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6" calcext:value-type="percentage">
            <text:p>1,4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8" calcext:value-type="percentage">
            <text:p>1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9" calcext:value-type="percentage">
            <text:p>0,69%</text:p>
          </table:table-cell>
          <table:table-cell table:formula="of:=([.B741]*[.C741])+([.D741]*[.E741])+([.F741]*[.G741])+([.H741]*[.I741])+([.J741]*[.K741])" office:value-type="percentage" office:value="0" calcext:value-type="percentage">
            <text:p>0,00%</text:p>
          </table:table-cell>
          <table:table-cell table:formula="of:=AVERAGE([.K741];[.I741];[.G741];[.E741];[.C741])" office:value-type="percentage" office:value="0.00774" calcext:value-type="percentage">
            <text:p>0,77%</text:p>
          </table:table-cell>
          <table:table-cell table:formula="of:=[.N740] * (1+[.L741])" office:value-type="currency" office:currency="BRL" office:value="7758.75543626088" calcext:value-type="currency">
            <text:p>R$ 7.758,76</text:p>
          </table:table-cell>
          <table:table-cell table:formula="of:= 5000 * (1+[.M741])" office:value-type="float" office:value="5038.7" calcext:value-type="float">
            <text:p>5038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1/01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9" calcext:value-type="percentage">
            <text:p>-1,6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4" calcext:value-type="percentage">
            <text:p>-0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8" calcext:value-type="percentage">
            <text:p>-1,8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9" calcext:value-type="percentage">
            <text:p>-2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53" calcext:value-type="percentage">
            <text:p>-2,53%</text:p>
          </table:table-cell>
          <table:table-cell table:formula="of:=([.B742]*[.C742])+([.D742]*[.E742])+([.F742]*[.G742])+([.H742]*[.I742])+([.J742]*[.K742])" office:value-type="percentage" office:value="-0" calcext:value-type="percentage">
            <text:p>0,00%</text:p>
          </table:table-cell>
          <table:table-cell table:formula="of:=AVERAGE([.K742];[.I742];[.G742];[.E742];[.C742])" office:value-type="percentage" office:value="-0.01706" calcext:value-type="percentage">
            <text:p>-1,71%</text:p>
          </table:table-cell>
          <table:table-cell table:formula="of:=[.N741] * (1+[.L742])" office:value-type="currency" office:currency="BRL" office:value="7758.75543626088" calcext:value-type="currency">
            <text:p>R$ 7.758,76</text:p>
          </table:table-cell>
          <table:table-cell table:formula="of:= 5000 * (1+[.M742])" office:value-type="float" office:value="4914.7" calcext:value-type="float">
            <text:p>4914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3/02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5" calcext:value-type="percentage">
            <text:p>-0,9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8" calcext:value-type="percentage">
            <text:p>0,9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9" calcext:value-type="percentage">
            <text:p>0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7" calcext:value-type="percentage">
            <text:p>1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9" calcext:value-type="percentage">
            <text:p>0,49%</text:p>
          </table:table-cell>
          <table:table-cell table:formula="of:=([.B743]*[.C743])+([.D743]*[.E743])+([.F743]*[.G743])+([.H743]*[.I743])+([.J743]*[.K743])" office:value-type="percentage" office:value="0" calcext:value-type="percentage">
            <text:p>0,00%</text:p>
          </table:table-cell>
          <table:table-cell table:formula="of:=AVERAGE([.K743];[.I743];[.G743];[.E743];[.C743])" office:value-type="percentage" office:value="0.00416" calcext:value-type="percentage">
            <text:p>0,42%</text:p>
          </table:table-cell>
          <table:table-cell table:formula="of:=[.N742] * (1+[.L743])" office:value-type="currency" office:currency="BRL" office:value="7758.75543626088" calcext:value-type="currency">
            <text:p>R$ 7.758,76</text:p>
          </table:table-cell>
          <table:table-cell table:formula="of:= 5000 * (1+[.M743])" office:value-type="float" office:value="5020.8" calcext:value-type="float">
            <text:p>5020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4/02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" calcext:value-type="percentage">
            <text:p>1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" calcext:value-type="percentage">
            <text:p>-1,3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9" calcext:value-type="percentage">
            <text:p>0,7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67" calcext:value-type="percentage">
            <text:p>2,6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9" calcext:value-type="percentage">
            <text:p>-1,09%</text:p>
          </table:table-cell>
          <table:table-cell table:formula="of:=([.B744]*[.C744])+([.D744]*[.E744])+([.F744]*[.G744])+([.H744]*[.I744])+([.J744]*[.K744])" office:value-type="percentage" office:value="0" calcext:value-type="percentage">
            <text:p>0,00%</text:p>
          </table:table-cell>
          <table:table-cell table:formula="of:=AVERAGE([.K744];[.I744];[.G744];[.E744];[.C744])" office:value-type="percentage" office:value="0.00534" calcext:value-type="percentage">
            <text:p>0,53%</text:p>
          </table:table-cell>
          <table:table-cell table:formula="of:=[.N743] * (1+[.L744])" office:value-type="currency" office:currency="BRL" office:value="7758.75543626088" calcext:value-type="currency">
            <text:p>R$ 7.758,76</text:p>
          </table:table-cell>
          <table:table-cell table:formula="of:= 5000 * (1+[.M744])" office:value-type="float" office:value="5026.7" calcext:value-type="float">
            <text:p>5026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5/02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4" calcext:value-type="percentage">
            <text:p>-0,8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07" calcext:value-type="percentage">
            <text:p>2,0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" calcext:value-type="percentage">
            <text:p>0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8" calcext:value-type="percentage">
            <text:p>1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46" calcext:value-type="percentage">
            <text:p>4,46%</text:p>
          </table:table-cell>
          <table:table-cell table:formula="of:=([.B745]*[.C745])+([.D745]*[.E745])+([.F745]*[.G745])+([.H745]*[.I745])+([.J745]*[.K745])" office:value-type="percentage" office:value="0" calcext:value-type="percentage">
            <text:p>0,00%</text:p>
          </table:table-cell>
          <table:table-cell table:formula="of:=AVERAGE([.K745];[.I745];[.G745];[.E745];[.C745])" office:value-type="percentage" office:value="0.01534" calcext:value-type="percentage">
            <text:p>1,53%</text:p>
          </table:table-cell>
          <table:table-cell table:formula="of:=[.N744] * (1+[.L745])" office:value-type="currency" office:currency="BRL" office:value="7758.75543626088" calcext:value-type="currency">
            <text:p>R$ 7.758,76</text:p>
          </table:table-cell>
          <table:table-cell table:formula="of:= 5000 * (1+[.M745])" office:value-type="float" office:value="5076.7" calcext:value-type="float">
            <text:p>5076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6/02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78" calcext:value-type="percentage">
            <text:p>2,7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3" calcext:value-type="percentage">
            <text:p>-0,8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4" calcext:value-type="percentage">
            <text:p>-0,2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5" calcext:value-type="percentage">
            <text:p>0,55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169" calcext:value-type="percentage">
            <text:p>-1,69%</text:p>
          </table:table-cell>
          <table:table-cell table:formula="of:=([.B746]*[.C746])+([.D746]*[.E746])+([.F746]*[.G746])+([.H746]*[.I746])+([.J746]*[.K746])" office:value-type="percentage" office:value="0.0169" calcext:value-type="percentage">
            <text:p>1,69%</text:p>
          </table:table-cell>
          <table:table-cell table:formula="of:=AVERAGE([.K746];[.I746];[.G746];[.E746];[.C746])" office:value-type="percentage" office:value="0.00114" calcext:value-type="percentage">
            <text:p>0,11%</text:p>
          </table:table-cell>
          <table:table-cell table:formula="of:=[.N745] * (1+[.L746])" office:value-type="currency" office:currency="BRL" office:value="7889.87840313369" calcext:value-type="currency">
            <text:p>R$ 7.889,88</text:p>
          </table:table-cell>
          <table:table-cell table:formula="of:= 5000 * (1+[.M746])" office:value-type="float" office:value="5005.7" calcext:value-type="float">
            <text:p>5005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7/02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6" calcext:value-type="percentage">
            <text:p>-0,8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8" calcext:value-type="percentage">
            <text:p>-0,7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9" calcext:value-type="percentage">
            <text:p>1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21" calcext:value-type="percentage">
            <text:p>-2,2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" calcext:value-type="percentage">
            <text:p>0,10%</text:p>
          </table:table-cell>
          <table:table-cell table:formula="of:=([.B747]*[.C747])+([.D747]*[.E747])+([.F747]*[.G747])+([.H747]*[.I747])+([.J747]*[.K747])" office:value-type="percentage" office:value="0" calcext:value-type="percentage">
            <text:p>0,00%</text:p>
          </table:table-cell>
          <table:table-cell table:formula="of:=AVERAGE([.K747];[.I747];[.G747];[.E747];[.C747])" office:value-type="percentage" office:value="-0.00492" calcext:value-type="percentage">
            <text:p>-0,49%</text:p>
          </table:table-cell>
          <table:table-cell table:formula="of:=[.N746] * (1+[.L747])" office:value-type="currency" office:currency="BRL" office:value="7889.87840313369" calcext:value-type="currency">
            <text:p>R$ 7.889,88</text:p>
          </table:table-cell>
          <table:table-cell table:formula="of:= 5000 * (1+[.M747])" office:value-type="float" office:value="4975.4" calcext:value-type="float">
            <text:p>4975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0/02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9" calcext:value-type="percentage">
            <text:p>0,6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6" calcext:value-type="percentage">
            <text:p>0,7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9" calcext:value-type="percentage">
            <text:p>1,6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67" calcext:value-type="percentage">
            <text:p>-3,6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9" calcext:value-type="percentage">
            <text:p>-0,99%</text:p>
          </table:table-cell>
          <table:table-cell table:formula="of:=([.B748]*[.C748])+([.D748]*[.E748])+([.F748]*[.G748])+([.H748]*[.I748])+([.J748]*[.K748])" office:value-type="percentage" office:value="0" calcext:value-type="percentage">
            <text:p>0,00%</text:p>
          </table:table-cell>
          <table:table-cell table:formula="of:=AVERAGE([.K748];[.I748];[.G748];[.E748];[.C748])" office:value-type="percentage" office:value="-0.00304" calcext:value-type="percentage">
            <text:p>-0,30%</text:p>
          </table:table-cell>
          <table:table-cell table:formula="of:=[.N747] * (1+[.L748])" office:value-type="currency" office:currency="BRL" office:value="7889.87840313369" calcext:value-type="currency">
            <text:p>R$ 7.889,88</text:p>
          </table:table-cell>
          <table:table-cell table:formula="of:= 5000 * (1+[.M748])" office:value-type="float" office:value="4984.8" calcext:value-type="float">
            <text:p>4984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1/02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" calcext:value-type="percentage">
            <text:p>1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6" calcext:value-type="percentage">
            <text:p>-0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" calcext:value-type="percentage">
            <text:p>2,3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71" calcext:value-type="percentage">
            <text:p>3,7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5" calcext:value-type="percentage">
            <text:p>4,50%</text:p>
          </table:table-cell>
          <table:table-cell table:formula="of:=([.B749]*[.C749])+([.D749]*[.E749])+([.F749]*[.G749])+([.H749]*[.I749])+([.J749]*[.K749])" office:value-type="percentage" office:value="0" calcext:value-type="percentage">
            <text:p>0,00%</text:p>
          </table:table-cell>
          <table:table-cell table:formula="of:=AVERAGE([.K749];[.I749];[.G749];[.E749];[.C749])" office:value-type="percentage" office:value="0.0227" calcext:value-type="percentage">
            <text:p>2,27%</text:p>
          </table:table-cell>
          <table:table-cell table:formula="of:=[.N748] * (1+[.L749])" office:value-type="currency" office:currency="BRL" office:value="7889.87840313369" calcext:value-type="currency">
            <text:p>R$ 7.889,88</text:p>
          </table:table-cell>
          <table:table-cell table:formula="of:= 5000 * (1+[.M749])" office:value-type="float" office:value="5113.5" calcext:value-type="float">
            <text:p>5113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2/02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" calcext:value-type="percentage">
            <text:p>2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2" calcext:value-type="percentage">
            <text:p>1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" calcext:value-type="percentage">
            <text:p>-0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6" calcext:value-type="percentage">
            <text:p>1,9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8" calcext:value-type="percentage">
            <text:p>0,58%</text:p>
          </table:table-cell>
          <table:table-cell table:formula="of:=([.B750]*[.C750])+([.D750]*[.E750])+([.F750]*[.G750])+([.H750]*[.I750])+([.J750]*[.K750])" office:value-type="percentage" office:value="0" calcext:value-type="percentage">
            <text:p>0,00%</text:p>
          </table:table-cell>
          <table:table-cell table:formula="of:=AVERAGE([.K750];[.I750];[.G750];[.E750];[.C750])" office:value-type="percentage" office:value="0.01072" calcext:value-type="percentage">
            <text:p>1,07%</text:p>
          </table:table-cell>
          <table:table-cell table:formula="of:=[.N749] * (1+[.L750])" office:value-type="currency" office:currency="BRL" office:value="7889.87840313369" calcext:value-type="currency">
            <text:p>R$ 7.889,88</text:p>
          </table:table-cell>
          <table:table-cell table:formula="of:= 5000 * (1+[.M750])" office:value-type="float" office:value="5053.6" calcext:value-type="float">
            <text:p>5053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3/02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6" calcext:value-type="percentage">
            <text:p>-1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" calcext:value-type="percentage">
            <text:p>-0,3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5" calcext:value-type="percentage">
            <text:p>-1,5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5" calcext:value-type="percentage">
            <text:p>-1,7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5" calcext:value-type="percentage">
            <text:p>-1,55%</text:p>
          </table:table-cell>
          <table:table-cell table:formula="of:=([.B751]*[.C751])+([.D751]*[.E751])+([.F751]*[.G751])+([.H751]*[.I751])+([.J751]*[.K751])" office:value-type="percentage" office:value="-0" calcext:value-type="percentage">
            <text:p>0,00%</text:p>
          </table:table-cell>
          <table:table-cell table:formula="of:=AVERAGE([.K751];[.I751];[.G751];[.E751];[.C751])" office:value-type="percentage" office:value="-0.01302" calcext:value-type="percentage">
            <text:p>-1,30%</text:p>
          </table:table-cell>
          <table:table-cell table:formula="of:=[.N750] * (1+[.L751])" office:value-type="currency" office:currency="BRL" office:value="7889.87840313369" calcext:value-type="currency">
            <text:p>R$ 7.889,88</text:p>
          </table:table-cell>
          <table:table-cell table:formula="of:= 5000 * (1+[.M751])" office:value-type="float" office:value="4934.9" calcext:value-type="float">
            <text:p>4934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4/02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1" calcext:value-type="percentage">
            <text:p>-1,01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-0.0325" calcext:value-type="percentage">
            <text:p>-3,2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9" calcext:value-type="percentage">
            <text:p>-1,6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19" calcext:value-type="percentage">
            <text:p>-2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1" calcext:value-type="percentage">
            <text:p>-1,91%</text:p>
          </table:table-cell>
          <table:table-cell table:formula="of:=([.B752]*[.C752])+([.D752]*[.E752])+([.F752]*[.G752])+([.H752]*[.I752])+([.J752]*[.K752])" office:value-type="percentage" office:value="-0.0325" calcext:value-type="percentage">
            <text:p>-3,25%</text:p>
          </table:table-cell>
          <table:table-cell table:formula="of:=AVERAGE([.K752];[.I752];[.G752];[.E752];[.C752])" office:value-type="percentage" office:value="-0.0201" calcext:value-type="percentage">
            <text:p>-2,01%</text:p>
          </table:table-cell>
          <table:table-cell table:formula="of:=[.N751] * (1+[.L752])" office:value-type="currency" office:currency="BRL" office:value="7633.45735503184" calcext:value-type="currency">
            <text:p>R$ 7.633,46</text:p>
          </table:table-cell>
          <table:table-cell table:formula="of:= 5000 * (1+[.M752])" office:value-type="float" office:value="4899.5" calcext:value-type="float">
            <text:p>4899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7/02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" calcext:value-type="percentage">
            <text:p>-0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4" calcext:value-type="percentage">
            <text:p>-0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2" calcext:value-type="percentage">
            <text:p>-0,9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73" calcext:value-type="percentage">
            <text:p>4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" calcext:value-type="percentage">
            <text:p>-1,50%</text:p>
          </table:table-cell>
          <table:table-cell table:formula="of:=([.B753]*[.C753])+([.D753]*[.E753])+([.F753]*[.G753])+([.H753]*[.I753])+([.J753]*[.K753])" office:value-type="percentage" office:value="0" calcext:value-type="percentage">
            <text:p>0,00%</text:p>
          </table:table-cell>
          <table:table-cell table:formula="of:=AVERAGE([.K753];[.I753];[.G753];[.E753];[.C753])" office:value-type="percentage" office:value="0.00274" calcext:value-type="percentage">
            <text:p>0,27%</text:p>
          </table:table-cell>
          <table:table-cell table:formula="of:=[.N752] * (1+[.L753])" office:value-type="currency" office:currency="BRL" office:value="7633.45735503184" calcext:value-type="currency">
            <text:p>R$ 7.633,46</text:p>
          </table:table-cell>
          <table:table-cell table:formula="of:= 5000 * (1+[.M753])" office:value-type="float" office:value="5013.7" calcext:value-type="float">
            <text:p>5013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8/02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3" calcext:value-type="percentage">
            <text:p>1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" calcext:value-type="percentage">
            <text:p>-0,3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2" calcext:value-type="percentage">
            <text:p>0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4" calcext:value-type="percentage">
            <text:p>-1,1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6" calcext:value-type="percentage">
            <text:p>0,96%</text:p>
          </table:table-cell>
          <table:table-cell table:formula="of:=([.B754]*[.C754])+([.D754]*[.E754])+([.F754]*[.G754])+([.H754]*[.I754])+([.J754]*[.K754])" office:value-type="percentage" office:value="0" calcext:value-type="percentage">
            <text:p>0,00%</text:p>
          </table:table-cell>
          <table:table-cell table:formula="of:=AVERAGE([.K754];[.I754];[.G754];[.E754];[.C754])" office:value-type="percentage" office:value="0.00254" calcext:value-type="percentage">
            <text:p>0,25%</text:p>
          </table:table-cell>
          <table:table-cell table:formula="of:=[.N753] * (1+[.L754])" office:value-type="currency" office:currency="BRL" office:value="7633.45735503184" calcext:value-type="currency">
            <text:p>R$ 7.633,46</text:p>
          </table:table-cell>
          <table:table-cell table:formula="of:= 5000 * (1+[.M754])" office:value-type="float" office:value="5012.7" calcext:value-type="float">
            <text:p>5012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9/02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69" calcext:value-type="percentage">
            <text:p>2,6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65" calcext:value-type="percentage">
            <text:p>-2,6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3" calcext:value-type="percentage">
            <text:p>1,4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2" calcext:value-type="percentage">
            <text:p>0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4" calcext:value-type="percentage">
            <text:p>0,24%</text:p>
          </table:table-cell>
          <table:table-cell table:formula="of:=([.B755]*[.C755])+([.D755]*[.E755])+([.F755]*[.G755])+([.H755]*[.I755])+([.J755]*[.K755])" office:value-type="percentage" office:value="0" calcext:value-type="percentage">
            <text:p>0,00%</text:p>
          </table:table-cell>
          <table:table-cell table:formula="of:=AVERAGE([.K755];[.I755];[.G755];[.E755];[.C755])" office:value-type="percentage" office:value="0.00346" calcext:value-type="percentage">
            <text:p>0,35%</text:p>
          </table:table-cell>
          <table:table-cell table:formula="of:=[.N754] * (1+[.L755])" office:value-type="currency" office:currency="BRL" office:value="7633.45735503184" calcext:value-type="currency">
            <text:p>R$ 7.633,46</text:p>
          </table:table-cell>
          <table:table-cell table:formula="of:= 5000 * (1+[.M755])" office:value-type="float" office:value="5017.3" calcext:value-type="float">
            <text:p>5017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/02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06" calcext:value-type="percentage">
            <text:p>-2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5" calcext:value-type="percentage">
            <text:p>0,6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5" calcext:value-type="percentage">
            <text:p>-0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6" calcext:value-type="percentage">
            <text:p>-1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3" calcext:value-type="percentage">
            <text:p>-1,03%</text:p>
          </table:table-cell>
          <table:table-cell table:formula="of:=([.B756]*[.C756])+([.D756]*[.E756])+([.F756]*[.G756])+([.H756]*[.I756])+([.J756]*[.K756])" office:value-type="percentage" office:value="0" calcext:value-type="percentage">
            <text:p>0,00%</text:p>
          </table:table-cell>
          <table:table-cell table:formula="of:=AVERAGE([.K756];[.I756];[.G756];[.E756];[.C756])" office:value-type="percentage" office:value="-0.0079" calcext:value-type="percentage">
            <text:p>-0,79%</text:p>
          </table:table-cell>
          <table:table-cell table:formula="of:=[.N755] * (1+[.L756])" office:value-type="currency" office:currency="BRL" office:value="7633.45735503184" calcext:value-type="currency">
            <text:p>R$ 7.633,46</text:p>
          </table:table-cell>
          <table:table-cell table:formula="of:= 5000 * (1+[.M756])" office:value-type="float" office:value="4960.5" calcext:value-type="float">
            <text:p>4960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1/02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61" calcext:value-type="percentage">
            <text:p>-2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2" calcext:value-type="percentage">
            <text:p>-1,5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5" calcext:value-type="percentage">
            <text:p>-0,9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97" calcext:value-type="percentage">
            <text:p>-3,9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8" calcext:value-type="percentage">
            <text:p>0,08%</text:p>
          </table:table-cell>
          <table:table-cell table:formula="of:=([.B757]*[.C757])+([.D757]*[.E757])+([.F757]*[.G757])+([.H757]*[.I757])+([.J757]*[.K757])" office:value-type="percentage" office:value="0" calcext:value-type="percentage">
            <text:p>0,00%</text:p>
          </table:table-cell>
          <table:table-cell table:formula="of:=AVERAGE([.K757];[.I757];[.G757];[.E757];[.C757])" office:value-type="percentage" office:value="-0.01794" calcext:value-type="percentage">
            <text:p>-1,79%</text:p>
          </table:table-cell>
          <table:table-cell table:formula="of:=[.N756] * (1+[.L757])" office:value-type="currency" office:currency="BRL" office:value="7633.45735503184" calcext:value-type="currency">
            <text:p>R$ 7.633,46</text:p>
          </table:table-cell>
          <table:table-cell table:formula="of:= 5000 * (1+[.M757])" office:value-type="float" office:value="4910.3" calcext:value-type="float">
            <text:p>4910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6/02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1005" calcext:value-type="percentage">
            <text:p>-10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15" calcext:value-type="percentage">
            <text:p>-4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99" calcext:value-type="percentage">
            <text:p>-4,9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954" calcext:value-type="percentage">
            <text:p>-9,5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729" calcext:value-type="percentage">
            <text:p>-7,29%</text:p>
          </table:table-cell>
          <table:table-cell table:formula="of:=([.B758]*[.C758])+([.D758]*[.E758])+([.F758]*[.G758])+([.H758]*[.I758])+([.J758]*[.K758])" office:value-type="percentage" office:value="-0" calcext:value-type="percentage">
            <text:p>0,00%</text:p>
          </table:table-cell>
          <table:table-cell table:formula="of:=AVERAGE([.K758];[.I758];[.G758];[.E758];[.C758])" office:value-type="percentage" office:value="-0.07204" calcext:value-type="percentage">
            <text:p>-7,20%</text:p>
          </table:table-cell>
          <table:table-cell table:formula="of:=[.N757] * (1+[.L758])" office:value-type="currency" office:currency="BRL" office:value="7633.45735503184" calcext:value-type="currency">
            <text:p>R$ 7.633,46</text:p>
          </table:table-cell>
          <table:table-cell table:formula="of:= 5000 * (1+[.M758])" office:value-type="float" office:value="4639.8" calcext:value-type="float">
            <text:p>4639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7/02/20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-0.0347" calcext:value-type="percentage">
            <text:p>-3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583" calcext:value-type="percentage">
            <text:p>-5,83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006" calcext:value-type="percentage">
            <text:p>0,06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-0.0194" calcext:value-type="percentage">
            <text:p>-1,94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124" calcext:value-type="percentage">
            <text:p>1,24%</text:p>
          </table:table-cell>
          <table:table-cell table:formula="of:=([.B759]*[.C759])+([.D759]*[.E759])+([.F759]*[.G759])+([.H759]*[.I759])+([.J759]*[.K759])" office:value-type="percentage" office:value="-0.0411" calcext:value-type="percentage">
            <text:p>-4,11%</text:p>
          </table:table-cell>
          <table:table-cell table:formula="of:=AVERAGE([.K759];[.I759];[.G759];[.E759];[.C759])" office:value-type="percentage" office:value="-0.01988" calcext:value-type="percentage">
            <text:p>-1,99%</text:p>
          </table:table-cell>
          <table:table-cell table:formula="of:=[.N758] * (1+[.L759])" office:value-type="currency" office:currency="BRL" office:value="7319.72225774003" calcext:value-type="currency">
            <text:p>R$ 7.319,72</text:p>
          </table:table-cell>
          <table:table-cell table:formula="of:= 5000 * (1+[.M759])" office:value-type="float" office:value="4900.6" calcext:value-type="float">
            <text:p>4900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8/02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6" calcext:value-type="percentage">
            <text:p>0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4" calcext:value-type="percentage">
            <text:p>-0,5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99" calcext:value-type="percentage">
            <text:p>2,9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6" calcext:value-type="percentage">
            <text:p>-0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4" calcext:value-type="percentage">
            <text:p>2,34%</text:p>
          </table:table-cell>
          <table:table-cell table:formula="of:=([.B760]*[.C760])+([.D760]*[.E760])+([.F760]*[.G760])+([.H760]*[.I760])+([.J760]*[.K760])" office:value-type="percentage" office:value="0" calcext:value-type="percentage">
            <text:p>0,00%</text:p>
          </table:table-cell>
          <table:table-cell table:formula="of:=AVERAGE([.K760];[.I760];[.G760];[.E760];[.C760])" office:value-type="percentage" office:value="0.00918" calcext:value-type="percentage">
            <text:p>0,92%</text:p>
          </table:table-cell>
          <table:table-cell table:formula="of:=[.N759] * (1+[.L760])" office:value-type="currency" office:currency="BRL" office:value="7319.72225774003" calcext:value-type="currency">
            <text:p>R$ 7.319,72</text:p>
          </table:table-cell>
          <table:table-cell table:formula="of:= 5000 * (1+[.M760])" office:value-type="float" office:value="5045.9" calcext:value-type="float">
            <text:p>5045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2/03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7" calcext:value-type="percentage">
            <text:p>4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5" calcext:value-type="percentage">
            <text:p>-0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3" calcext:value-type="percentage">
            <text:p>-0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63" calcext:value-type="percentage">
            <text:p>4,6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2" calcext:value-type="percentage">
            <text:p>0,62%</text:p>
          </table:table-cell>
          <table:table-cell table:formula="of:=([.B761]*[.C761])+([.D761]*[.E761])+([.F761]*[.G761])+([.H761]*[.I761])+([.J761]*[.K761])" office:value-type="percentage" office:value="0" calcext:value-type="percentage">
            <text:p>0,00%</text:p>
          </table:table-cell>
          <table:table-cell table:formula="of:=AVERAGE([.K761];[.I761];[.G761];[.E761];[.C761])" office:value-type="percentage" office:value="0.01914" calcext:value-type="percentage">
            <text:p>1,91%</text:p>
          </table:table-cell>
          <table:table-cell table:formula="of:=[.N760] * (1+[.L761])" office:value-type="currency" office:currency="BRL" office:value="7319.72225774003" calcext:value-type="currency">
            <text:p>R$ 7.319,72</text:p>
          </table:table-cell>
          <table:table-cell table:formula="of:= 5000 * (1+[.M761])" office:value-type="float" office:value="5095.7" calcext:value-type="float">
            <text:p>5095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3/03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1" calcext:value-type="percentage">
            <text:p>-1,8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98" calcext:value-type="percentage">
            <text:p>3,9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2" calcext:value-type="percentage">
            <text:p>-1,8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2" calcext:value-type="percentage">
            <text:p>-0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93" calcext:value-type="percentage">
            <text:p>-2,93%</text:p>
          </table:table-cell>
          <table:table-cell table:formula="of:=([.B762]*[.C762])+([.D762]*[.E762])+([.F762]*[.G762])+([.H762]*[.I762])+([.J762]*[.K762])" office:value-type="percentage" office:value="0" calcext:value-type="percentage">
            <text:p>0,00%</text:p>
          </table:table-cell>
          <table:table-cell table:formula="of:=AVERAGE([.K762];[.I762];[.G762];[.E762];[.C762])" office:value-type="percentage" office:value="-0.0052" calcext:value-type="percentage">
            <text:p>-0,52%</text:p>
          </table:table-cell>
          <table:table-cell table:formula="of:=[.N761] * (1+[.L762])" office:value-type="currency" office:currency="BRL" office:value="7319.72225774003" calcext:value-type="currency">
            <text:p>R$ 7.319,72</text:p>
          </table:table-cell>
          <table:table-cell table:formula="of:= 5000 * (1+[.M762])" office:value-type="float" office:value="4974" calcext:value-type="float">
            <text:p>497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4/03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22" calcext:value-type="percentage">
            <text:p>3,2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9" calcext:value-type="percentage">
            <text:p>1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6" calcext:value-type="percentage">
            <text:p>0,9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79" calcext:value-type="percentage">
            <text:p>4,7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1" calcext:value-type="percentage">
            <text:p>0,11%</text:p>
          </table:table-cell>
          <table:table-cell table:formula="of:=([.B763]*[.C763])+([.D763]*[.E763])+([.F763]*[.G763])+([.H763]*[.I763])+([.J763]*[.K763])" office:value-type="percentage" office:value="0" calcext:value-type="percentage">
            <text:p>0,00%</text:p>
          </table:table-cell>
          <table:table-cell table:formula="of:=AVERAGE([.K763];[.I763];[.G763];[.E763];[.C763])" office:value-type="percentage" office:value="0.02094" calcext:value-type="percentage">
            <text:p>2,09%</text:p>
          </table:table-cell>
          <table:table-cell table:formula="of:=[.N762] * (1+[.L763])" office:value-type="currency" office:currency="BRL" office:value="7319.72225774003" calcext:value-type="currency">
            <text:p>R$ 7.319,72</text:p>
          </table:table-cell>
          <table:table-cell table:formula="of:= 5000 * (1+[.M763])" office:value-type="float" office:value="5104.7" calcext:value-type="float">
            <text:p>5104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5/03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595" calcext:value-type="percentage">
            <text:p>-5,9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7" calcext:value-type="percentage">
            <text:p>2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42" calcext:value-type="percentage">
            <text:p>-3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54" calcext:value-type="percentage">
            <text:p>-3,5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591" calcext:value-type="percentage">
            <text:p>-5,91%</text:p>
          </table:table-cell>
          <table:table-cell table:formula="of:=([.B764]*[.C764])+([.D764]*[.E764])+([.F764]*[.G764])+([.H764]*[.I764])+([.J764]*[.K764])" office:value-type="percentage" office:value="0" calcext:value-type="percentage">
            <text:p>0,00%</text:p>
          </table:table-cell>
          <table:table-cell table:formula="of:=AVERAGE([.K764];[.I764];[.G764];[.E764];[.C764])" office:value-type="percentage" office:value="-0.03224" calcext:value-type="percentage">
            <text:p>-3,22%</text:p>
          </table:table-cell>
          <table:table-cell table:formula="of:=[.N763] * (1+[.L764])" office:value-type="currency" office:currency="BRL" office:value="7319.72225774003" calcext:value-type="currency">
            <text:p>R$ 7.319,72</text:p>
          </table:table-cell>
          <table:table-cell table:formula="of:= 5000 * (1+[.M764])" office:value-type="float" office:value="4838.8" calcext:value-type="float">
            <text:p>4838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6/03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973" calcext:value-type="percentage">
            <text:p>-9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5" calcext:value-type="percentage">
            <text:p>-0,8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13" calcext:value-type="percentage">
            <text:p>-2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78" calcext:value-type="percentage">
            <text:p>-4,7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8" calcext:value-type="percentage">
            <text:p>-1,88%</text:p>
          </table:table-cell>
          <table:table-cell table:formula="of:=([.B765]*[.C765])+([.D765]*[.E765])+([.F765]*[.G765])+([.H765]*[.I765])+([.J765]*[.K765])" office:value-type="percentage" office:value="-0" calcext:value-type="percentage">
            <text:p>0,00%</text:p>
          </table:table-cell>
          <table:table-cell table:formula="of:=AVERAGE([.K765];[.I765];[.G765];[.E765];[.C765])" office:value-type="percentage" office:value="-0.03874" calcext:value-type="percentage">
            <text:p>-3,87%</text:p>
          </table:table-cell>
          <table:table-cell table:formula="of:=[.N764] * (1+[.L765])" office:value-type="currency" office:currency="BRL" office:value="7319.72225774003" calcext:value-type="currency">
            <text:p>R$ 7.319,72</text:p>
          </table:table-cell>
          <table:table-cell table:formula="of:= 5000 * (1+[.M765])" office:value-type="float" office:value="4806.3" calcext:value-type="float">
            <text:p>4806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9/03/20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-0.297" calcext:value-type="percentage">
            <text:p>-29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5" calcext:value-type="percentage">
            <text:p>-1,4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693" calcext:value-type="percentage">
            <text:p>-6,9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152" calcext:value-type="percentage">
            <text:p>-15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1104" calcext:value-type="percentage">
            <text:p>-11,04%</text:p>
          </table:table-cell>
          <table:table-cell table:formula="of:=([.B766]*[.C766])+([.D766]*[.E766])+([.F766]*[.G766])+([.H766]*[.I766])+([.J766]*[.K766])" office:value-type="percentage" office:value="-0.297" calcext:value-type="percentage">
            <text:p>-29,70%</text:p>
          </table:table-cell>
          <table:table-cell table:formula="of:=AVERAGE([.K766];[.I766];[.G766];[.E766];[.C766])" office:value-type="percentage" office:value="-0.12864" calcext:value-type="percentage">
            <text:p>-12,86%</text:p>
          </table:table-cell>
          <table:table-cell table:formula="of:=[.N765] * (1+[.L766])" office:value-type="currency" office:currency="BRL" office:value="5145.76474719124" calcext:value-type="currency">
            <text:p>R$ 5.145,76</text:p>
          </table:table-cell>
          <table:table-cell table:formula="of:= 5000 * (1+[.M766])" office:value-type="float" office:value="4356.8" calcext:value-type="float">
            <text:p>4356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0/03/20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941" calcext:value-type="percentage">
            <text:p>9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3" calcext:value-type="percentage">
            <text:p>0,23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248" calcext:value-type="percentage">
            <text:p>2,48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1845" calcext:value-type="percentage">
            <text:p>18,45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526" calcext:value-type="percentage">
            <text:p>5,26%</text:p>
          </table:table-cell>
          <table:table-cell table:formula="of:=([.B767]*[.C767])+([.D767]*[.E767])+([.F767]*[.G767])+([.H767]*[.I767])+([.J767]*[.K767])" office:value-type="percentage" office:value="0.356" calcext:value-type="percentage">
            <text:p>35,60%</text:p>
          </table:table-cell>
          <table:table-cell table:formula="of:=AVERAGE([.K767];[.I767];[.G767];[.E767];[.C767])" office:value-type="percentage" office:value="0.07166" calcext:value-type="percentage">
            <text:p>7,17%</text:p>
          </table:table-cell>
          <table:table-cell table:formula="of:=[.N766] * (1+[.L767])" office:value-type="currency" office:currency="BRL" office:value="6977.65699719133" calcext:value-type="currency">
            <text:p>R$ 6.977,66</text:p>
          </table:table-cell>
          <table:table-cell table:formula="of:= 5000 * (1+[.M767])" office:value-type="float" office:value="5358.3" calcext:value-type="float">
            <text:p>5358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1/03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974" calcext:value-type="percentage">
            <text:p>-9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8" calcext:value-type="percentage">
            <text:p>0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814" calcext:value-type="percentage">
            <text:p>-8,14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908" calcext:value-type="percentage">
            <text:p>-9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863" calcext:value-type="percentage">
            <text:p>-8,63%</text:p>
          </table:table-cell>
          <table:table-cell table:formula="of:=([.B768]*[.C768])+([.D768]*[.E768])+([.F768]*[.G768])+([.H768]*[.I768])+([.J768]*[.K768])" office:value-type="percentage" office:value="0.0908" calcext:value-type="percentage">
            <text:p>9,08%</text:p>
          </table:table-cell>
          <table:table-cell table:formula="of:=AVERAGE([.K768];[.I768];[.G768];[.E768];[.C768])" office:value-type="percentage" office:value="-0.07042" calcext:value-type="percentage">
            <text:p>-7,04%</text:p>
          </table:table-cell>
          <table:table-cell table:formula="of:=[.N767] * (1+[.L768])" office:value-type="currency" office:currency="BRL" office:value="7611.2282525363" calcext:value-type="currency">
            <text:p>R$ 7.611,23</text:p>
          </table:table-cell>
          <table:table-cell table:formula="of:= 5000 * (1+[.M768])" office:value-type="float" office:value="4647.9" calcext:value-type="float">
            <text:p>4647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2/03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205" calcext:value-type="percentage">
            <text:p>-20,5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7" calcext:value-type="percentage">
            <text:p>0,67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-0.0982" calcext:value-type="percentage">
            <text:p>-9,8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1323" calcext:value-type="percentage">
            <text:p>-13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1322" calcext:value-type="percentage">
            <text:p>-13,22%</text:p>
          </table:table-cell>
          <table:table-cell table:formula="of:=([.B769]*[.C769])+([.D769]*[.E769])+([.F769]*[.G769])+([.H769]*[.I769])+([.J769]*[.K769])" office:value-type="percentage" office:value="-0.0982" calcext:value-type="percentage">
            <text:p>-9,82%</text:p>
          </table:table-cell>
          <table:table-cell table:formula="of:=AVERAGE([.K769];[.I769];[.G769];[.E769];[.C769])" office:value-type="percentage" office:value="-0.1122" calcext:value-type="percentage">
            <text:p>-11,22%</text:p>
          </table:table-cell>
          <table:table-cell table:formula="of:=[.N768] * (1+[.L769])" office:value-type="currency" office:currency="BRL" office:value="6863.80563813723" calcext:value-type="currency">
            <text:p>R$ 6.863,81</text:p>
          </table:table-cell>
          <table:table-cell table:formula="of:= 5000 * (1+[.M769])" office:value-type="float" office:value="4439" calcext:value-type="float">
            <text:p>443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3/03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2222" calcext:value-type="percentage">
            <text:p>22,2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" calcext:value-type="percentage">
            <text:p>1,90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1106" calcext:value-type="percentage">
            <text:p>11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2136" calcext:value-type="percentage">
            <text:p>21,36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1677" calcext:value-type="percentage">
            <text:p>16,77%</text:p>
          </table:table-cell>
          <table:table-cell table:formula="of:=([.B770]*[.C770])+([.D770]*[.E770])+([.F770]*[.G770])+([.H770]*[.I770])+([.J770]*[.K770])" office:value-type="percentage" office:value="0.2783" calcext:value-type="percentage">
            <text:p>27,83%</text:p>
          </table:table-cell>
          <table:table-cell table:formula="of:=AVERAGE([.K770];[.I770];[.G770];[.E770];[.C770])" office:value-type="percentage" office:value="0.14662" calcext:value-type="percentage">
            <text:p>14,66%</text:p>
          </table:table-cell>
          <table:table-cell table:formula="of:=[.N769] * (1+[.L770])" office:value-type="currency" office:currency="BRL" office:value="8774.00274723082" calcext:value-type="currency">
            <text:p>R$ 8.774,00</text:p>
          </table:table-cell>
          <table:table-cell table:formula="of:= 5000 * (1+[.M770])" office:value-type="float" office:value="5733.1" calcext:value-type="float">
            <text:p>5733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6/03/20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15" calcext:value-type="percentage">
            <text:p>-15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3" calcext:value-type="percentage">
            <text:p>1,93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919" calcext:value-type="percentage">
            <text:p>-9,19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9" calcext:value-type="percentage">
            <text:p>-9,00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1669" calcext:value-type="percentage">
            <text:p>-16,69%</text:p>
          </table:table-cell>
          <table:table-cell table:formula="of:=([.B771]*[.C771])+([.D771]*[.E771])+([.F771]*[.G771])+([.H771]*[.I771])+([.J771]*[.K771])" office:value-type="percentage" office:value="0.4988" calcext:value-type="percentage">
            <text:p>49,88%</text:p>
          </table:table-cell>
          <table:table-cell table:formula="of:=AVERAGE([.K771];[.I771];[.G771];[.E771];[.C771])" office:value-type="percentage" office:value="-0.0959" calcext:value-type="percentage">
            <text:p>-9,59%</text:p>
          </table:table-cell>
          <table:table-cell table:formula="of:=[.N770] * (1+[.L771])" office:value-type="currency" office:currency="BRL" office:value="13150.4753175496" calcext:value-type="currency">
            <text:p>R$ 13.150,48</text:p>
          </table:table-cell>
          <table:table-cell table:formula="of:= 5000 * (1+[.M771])" office:value-type="float" office:value="4520.5" calcext:value-type="float">
            <text:p>4520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7/03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9" calcext:value-type="percentage">
            <text:p>-0,6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8" calcext:value-type="percentage">
            <text:p>1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88" calcext:value-type="percentage">
            <text:p>5,8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633" calcext:value-type="percentage">
            <text:p>6,33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484" calcext:value-type="percentage">
            <text:p>4,84%</text:p>
          </table:table-cell>
          <table:table-cell table:formula="of:=([.B772]*[.C772])+([.D772]*[.E772])+([.F772]*[.G772])+([.H772]*[.I772])+([.J772]*[.K772])" office:value-type="percentage" office:value="0.0484" calcext:value-type="percentage">
            <text:p>4,84%</text:p>
          </table:table-cell>
          <table:table-cell table:formula="of:=AVERAGE([.K772];[.I772];[.G772];[.E772];[.C772])" office:value-type="percentage" office:value="0.03488" calcext:value-type="percentage">
            <text:p>3,49%</text:p>
          </table:table-cell>
          <table:table-cell table:formula="of:=[.N771] * (1+[.L772])" office:value-type="currency" office:currency="BRL" office:value="13786.958322919" calcext:value-type="currency">
            <text:p>R$ 13.786,96</text:p>
          </table:table-cell>
          <table:table-cell table:formula="of:= 5000 * (1+[.M772])" office:value-type="float" office:value="5174.4" calcext:value-type="float">
            <text:p>5174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8/03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1315" calcext:value-type="percentage">
            <text:p>-13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1" calcext:value-type="percentage">
            <text:p>-0,7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694" calcext:value-type="percentage">
            <text:p>-6,9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689" calcext:value-type="percentage">
            <text:p>-6,8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165" calcext:value-type="percentage">
            <text:p>-16,50%</text:p>
          </table:table-cell>
          <table:table-cell table:formula="of:=([.B773]*[.C773])+([.D773]*[.E773])+([.F773]*[.G773])+([.H773]*[.I773])+([.J773]*[.K773])" office:value-type="percentage" office:value="-0" calcext:value-type="percentage">
            <text:p>0,00%</text:p>
          </table:table-cell>
          <table:table-cell table:formula="of:=AVERAGE([.K773];[.I773];[.G773];[.E773];[.C773])" office:value-type="percentage" office:value="-0.08838" calcext:value-type="percentage">
            <text:p>-8,84%</text:p>
          </table:table-cell>
          <table:table-cell table:formula="of:=[.N772] * (1+[.L773])" office:value-type="currency" office:currency="BRL" office:value="13786.958322919" calcext:value-type="currency">
            <text:p>R$ 13.786,96</text:p>
          </table:table-cell>
          <table:table-cell table:formula="of:= 5000 * (1+[.M773])" office:value-type="float" office:value="4558.1" calcext:value-type="float">
            <text:p>4558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9/03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815" calcext:value-type="percentage">
            <text:p>8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1" calcext:value-type="percentage">
            <text:p>1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56" calcext:value-type="percentage">
            <text:p>-2,5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582" calcext:value-type="percentage">
            <text:p>-5,8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91" calcext:value-type="percentage">
            <text:p>-3,91%</text:p>
          </table:table-cell>
          <table:table-cell table:formula="of:=([.B774]*[.C774])+([.D774]*[.E774])+([.F774]*[.G774])+([.H774]*[.I774])+([.J774]*[.K774])" office:value-type="percentage" office:value="0" calcext:value-type="percentage">
            <text:p>0,00%</text:p>
          </table:table-cell>
          <table:table-cell table:formula="of:=AVERAGE([.K774];[.I774];[.G774];[.E774];[.C774])" office:value-type="percentage" office:value="-0.00506" calcext:value-type="percentage">
            <text:p>-0,51%</text:p>
          </table:table-cell>
          <table:table-cell table:formula="of:=[.N773] * (1+[.L774])" office:value-type="currency" office:currency="BRL" office:value="13786.958322919" calcext:value-type="currency">
            <text:p>R$ 13.786,96</text:p>
          </table:table-cell>
          <table:table-cell table:formula="of:= 5000 * (1+[.M774])" office:value-type="float" office:value="4974.7" calcext:value-type="float">
            <text:p>4974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/03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2" calcext:value-type="percentage">
            <text:p>-1,7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9" calcext:value-type="percentage">
            <text:p>-0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5" calcext:value-type="percentage">
            <text:p>-3,5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32" calcext:value-type="percentage">
            <text:p>-3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79" calcext:value-type="percentage">
            <text:p>-3,79%</text:p>
          </table:table-cell>
          <table:table-cell table:formula="of:=([.B775]*[.C775])+([.D775]*[.E775])+([.F775]*[.G775])+([.H775]*[.I775])+([.J775]*[.K775])" office:value-type="percentage" office:value="-0" calcext:value-type="percentage">
            <text:p>0,00%</text:p>
          </table:table-cell>
          <table:table-cell table:formula="of:=AVERAGE([.K775];[.I775];[.G775];[.E775];[.C775])" office:value-type="percentage" office:value="-0.02504" calcext:value-type="percentage">
            <text:p>-2,50%</text:p>
          </table:table-cell>
          <table:table-cell table:formula="of:=[.N774] * (1+[.L775])" office:value-type="currency" office:currency="BRL" office:value="13786.958322919" calcext:value-type="currency">
            <text:p>R$ 13.786,96</text:p>
          </table:table-cell>
          <table:table-cell table:formula="of:= 5000 * (1+[.M775])" office:value-type="float" office:value="4874.8" calcext:value-type="float">
            <text:p>4874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3/03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17" calcext:value-type="percentage">
            <text:p>-4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4" calcext:value-type="percentage">
            <text:p>0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694" calcext:value-type="percentage">
            <text:p>-6,9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1" calcext:value-type="percentage">
            <text:p>-3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1004" calcext:value-type="percentage">
            <text:p>-10,04%</text:p>
          </table:table-cell>
          <table:table-cell table:formula="of:=([.B776]*[.C776])+([.D776]*[.E776])+([.F776]*[.G776])+([.H776]*[.I776])+([.J776]*[.K776])" office:value-type="percentage" office:value="0" calcext:value-type="percentage">
            <text:p>0,00%</text:p>
          </table:table-cell>
          <table:table-cell table:formula="of:=AVERAGE([.K776];[.I776];[.G776];[.E776];[.C776])" office:value-type="percentage" office:value="-0.04762" calcext:value-type="percentage">
            <text:p>-4,76%</text:p>
          </table:table-cell>
          <table:table-cell table:formula="of:=[.N775] * (1+[.L776])" office:value-type="currency" office:currency="BRL" office:value="13786.958322919" calcext:value-type="currency">
            <text:p>R$ 13.786,96</text:p>
          </table:table-cell>
          <table:table-cell table:formula="of:= 5000 * (1+[.M776])" office:value-type="float" office:value="4761.9" calcext:value-type="float">
            <text:p>4761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4/03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1522" calcext:value-type="percentage">
            <text:p>15,2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6" calcext:value-type="percentage">
            <text:p>-0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965" calcext:value-type="percentage">
            <text:p>9,6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1038" calcext:value-type="percentage">
            <text:p>10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1713" calcext:value-type="percentage">
            <text:p>17,13%</text:p>
          </table:table-cell>
          <table:table-cell table:formula="of:=([.B777]*[.C777])+([.D777]*[.E777])+([.F777]*[.G777])+([.H777]*[.I777])+([.J777]*[.K777])" office:value-type="percentage" office:value="0" calcext:value-type="percentage">
            <text:p>0,00%</text:p>
          </table:table-cell>
          <table:table-cell table:formula="of:=AVERAGE([.K777];[.I777];[.G777];[.E777];[.C777])" office:value-type="percentage" office:value="0.10464" calcext:value-type="percentage">
            <text:p>10,46%</text:p>
          </table:table-cell>
          <table:table-cell table:formula="of:=[.N776] * (1+[.L777])" office:value-type="currency" office:currency="BRL" office:value="13786.958322919" calcext:value-type="currency">
            <text:p>R$ 13.786,96</text:p>
          </table:table-cell>
          <table:table-cell table:formula="of:= 5000 * (1+[.M777])" office:value-type="float" office:value="5523.2" calcext:value-type="float">
            <text:p>5523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5/03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808" calcext:value-type="percentage">
            <text:p>8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61" calcext:value-type="percentage">
            <text:p>2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89" calcext:value-type="percentage">
            <text:p>4,8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853" calcext:value-type="percentage">
            <text:p>8,53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12" calcext:value-type="percentage">
            <text:p>12,00%</text:p>
          </table:table-cell>
          <table:table-cell table:formula="of:=([.B778]*[.C778])+([.D778]*[.E778])+([.F778]*[.G778])+([.H778]*[.I778])+([.J778]*[.K778])" office:value-type="percentage" office:value="-0.12" calcext:value-type="percentage">
            <text:p>-12,00%</text:p>
          </table:table-cell>
          <table:table-cell table:formula="of:=AVERAGE([.K778];[.I778];[.G778];[.E778];[.C778])" office:value-type="percentage" office:value="0.07222" calcext:value-type="percentage">
            <text:p>7,22%</text:p>
          </table:table-cell>
          <table:table-cell table:formula="of:=[.N777] * (1+[.L778])" office:value-type="currency" office:currency="BRL" office:value="12132.5233241687" calcext:value-type="currency">
            <text:p>R$ 12.132,52</text:p>
          </table:table-cell>
          <table:table-cell table:formula="of:= 5000 * (1+[.M778])" office:value-type="float" office:value="5361.1" calcext:value-type="float">
            <text:p>5361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6/03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9" calcext:value-type="percentage">
            <text:p>0,4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3" calcext:value-type="percentage">
            <text:p>0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75" calcext:value-type="percentage">
            <text:p>2,7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82" calcext:value-type="percentage">
            <text:p>2,8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03" calcext:value-type="percentage">
            <text:p>5,03%</text:p>
          </table:table-cell>
          <table:table-cell table:formula="of:=([.B779]*[.C779])+([.D779]*[.E779])+([.F779]*[.G779])+([.H779]*[.I779])+([.J779]*[.K779])" office:value-type="percentage" office:value="0" calcext:value-type="percentage">
            <text:p>0,00%</text:p>
          </table:table-cell>
          <table:table-cell table:formula="of:=AVERAGE([.K779];[.I779];[.G779];[.E779];[.C779])" office:value-type="percentage" office:value="0.02264" calcext:value-type="percentage">
            <text:p>2,26%</text:p>
          </table:table-cell>
          <table:table-cell table:formula="of:=[.N778] * (1+[.L779])" office:value-type="currency" office:currency="BRL" office:value="12132.5233241687" calcext:value-type="currency">
            <text:p>R$ 12.132,52</text:p>
          </table:table-cell>
          <table:table-cell table:formula="of:= 5000 * (1+[.M779])" office:value-type="float" office:value="5113.2" calcext:value-type="float">
            <text:p>5113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7/03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757" calcext:value-type="percentage">
            <text:p>-7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5" calcext:value-type="percentage">
            <text:p>0,5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528" calcext:value-type="percentage">
            <text:p>-5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52" calcext:value-type="percentage">
            <text:p>-4,5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738" calcext:value-type="percentage">
            <text:p>-7,38%</text:p>
          </table:table-cell>
          <table:table-cell table:formula="of:=([.B780]*[.C780])+([.D780]*[.E780])+([.F780]*[.G780])+([.H780]*[.I780])+([.J780]*[.K780])" office:value-type="percentage" office:value="0" calcext:value-type="percentage">
            <text:p>0,00%</text:p>
          </table:table-cell>
          <table:table-cell table:formula="of:=AVERAGE([.K780];[.I780];[.G780];[.E780];[.C780])" office:value-type="percentage" office:value="-0.0484" calcext:value-type="percentage">
            <text:p>-4,84%</text:p>
          </table:table-cell>
          <table:table-cell table:formula="of:=[.N779] * (1+[.L780])" office:value-type="currency" office:currency="BRL" office:value="12132.5233241687" calcext:value-type="currency">
            <text:p>R$ 12.132,52</text:p>
          </table:table-cell>
          <table:table-cell table:formula="of:= 5000 * (1+[.M780])" office:value-type="float" office:value="4758" calcext:value-type="float">
            <text:p>475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0/03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" calcext:value-type="percentage">
            <text:p>0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2" calcext:value-type="percentage">
            <text:p>0,6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96" calcext:value-type="percentage">
            <text:p>4,9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16" calcext:value-type="percentage">
            <text:p>4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66" calcext:value-type="percentage">
            <text:p>2,66%</text:p>
          </table:table-cell>
          <table:table-cell table:formula="of:=([.B781]*[.C781])+([.D781]*[.E781])+([.F781]*[.G781])+([.H781]*[.I781])+([.J781]*[.K781])" office:value-type="percentage" office:value="0" calcext:value-type="percentage">
            <text:p>0,00%</text:p>
          </table:table-cell>
          <table:table-cell table:formula="of:=AVERAGE([.K781];[.I781];[.G781];[.E781];[.C781])" office:value-type="percentage" office:value="0.026" calcext:value-type="percentage">
            <text:p>2,60%</text:p>
          </table:table-cell>
          <table:table-cell table:formula="of:=[.N780] * (1+[.L781])" office:value-type="currency" office:currency="BRL" office:value="12132.5233241687" calcext:value-type="currency">
            <text:p>R$ 12.132,52</text:p>
          </table:table-cell>
          <table:table-cell table:formula="of:= 5000 * (1+[.M781])" office:value-type="float" office:value="5130" calcext:value-type="float">
            <text:p>513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1/03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56" calcext:value-type="percentage">
            <text:p>4,5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7" calcext:value-type="percentage">
            <text:p>-0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23" calcext:value-type="percentage">
            <text:p>-4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47" calcext:value-type="percentage">
            <text:p>3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79" calcext:value-type="percentage">
            <text:p>-3,79%</text:p>
          </table:table-cell>
          <table:table-cell table:formula="of:=([.B782]*[.C782])+([.D782]*[.E782])+([.F782]*[.G782])+([.H782]*[.I782])+([.J782]*[.K782])" office:value-type="percentage" office:value="0" calcext:value-type="percentage">
            <text:p>0,00%</text:p>
          </table:table-cell>
          <table:table-cell table:formula="of:=AVERAGE([.K782];[.I782];[.G782];[.E782];[.C782])" office:value-type="percentage" office:value="-0.00112" calcext:value-type="percentage">
            <text:p>-0,11%</text:p>
          </table:table-cell>
          <table:table-cell table:formula="of:=[.N781] * (1+[.L782])" office:value-type="currency" office:currency="BRL" office:value="12132.5233241687" calcext:value-type="currency">
            <text:p>R$ 12.132,52</text:p>
          </table:table-cell>
          <table:table-cell table:formula="of:= 5000 * (1+[.M782])" office:value-type="float" office:value="4994.4" calcext:value-type="float">
            <text:p>4994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1/04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2" calcext:value-type="percentage">
            <text:p>2,2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22" calcext:value-type="percentage">
            <text:p>-2,2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726" calcext:value-type="percentage">
            <text:p>-7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5" calcext:value-type="percentage">
            <text:p>0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23" calcext:value-type="percentage">
            <text:p>-4,23%</text:p>
          </table:table-cell>
          <table:table-cell table:formula="of:=([.B783]*[.C783])+([.D783]*[.E783])+([.F783]*[.G783])+([.H783]*[.I783])+([.J783]*[.K783])" office:value-type="percentage" office:value="0" calcext:value-type="percentage">
            <text:p>0,00%</text:p>
          </table:table-cell>
          <table:table-cell table:formula="of:=AVERAGE([.K783];[.I783];[.G783];[.E783];[.C783])" office:value-type="percentage" office:value="-0.02228" calcext:value-type="percentage">
            <text:p>-2,23%</text:p>
          </table:table-cell>
          <table:table-cell table:formula="of:=[.N782] * (1+[.L783])" office:value-type="currency" office:currency="BRL" office:value="12132.5233241687" calcext:value-type="currency">
            <text:p>R$ 12.132,52</text:p>
          </table:table-cell>
          <table:table-cell table:formula="of:= 5000 * (1+[.M783])" office:value-type="float" office:value="4888.6" calcext:value-type="float">
            <text:p>4888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2/04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846" calcext:value-type="percentage">
            <text:p>8,4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2" calcext:value-type="percentage">
            <text:p>1,8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7" calcext:value-type="percentage">
            <text:p>0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6" calcext:value-type="percentage">
            <text:p>-1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6" calcext:value-type="percentage">
            <text:p>1,16%</text:p>
          </table:table-cell>
          <table:table-cell table:formula="of:=([.B784]*[.C784])+([.D784]*[.E784])+([.F784]*[.G784])+([.H784]*[.I784])+([.J784]*[.K784])" office:value-type="percentage" office:value="0" calcext:value-type="percentage">
            <text:p>0,00%</text:p>
          </table:table-cell>
          <table:table-cell table:formula="of:=AVERAGE([.K784];[.I784];[.G784];[.E784];[.C784])" office:value-type="percentage" office:value="0.0211" calcext:value-type="percentage">
            <text:p>2,11%</text:p>
          </table:table-cell>
          <table:table-cell table:formula="of:=[.N783] * (1+[.L784])" office:value-type="currency" office:currency="BRL" office:value="12132.5233241687" calcext:value-type="currency">
            <text:p>R$ 12.132,52</text:p>
          </table:table-cell>
          <table:table-cell table:formula="of:= 5000 * (1+[.M784])" office:value-type="float" office:value="5105.5" calcext:value-type="float">
            <text:p>5105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3/04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" calcext:value-type="percentage">
            <text:p>-1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9" calcext:value-type="percentage">
            <text:p>-1,8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91" calcext:value-type="percentage">
            <text:p>-3,9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533" calcext:value-type="percentage">
            <text:p>-5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563" calcext:value-type="percentage">
            <text:p>-5,63%</text:p>
          </table:table-cell>
          <table:table-cell table:formula="of:=([.B785]*[.C785])+([.D785]*[.E785])+([.F785]*[.G785])+([.H785]*[.I785])+([.J785]*[.K785])" office:value-type="percentage" office:value="-0" calcext:value-type="percentage">
            <text:p>0,00%</text:p>
          </table:table-cell>
          <table:table-cell table:formula="of:=AVERAGE([.K785];[.I785];[.G785];[.E785];[.C785])" office:value-type="percentage" office:value="-0.03572" calcext:value-type="percentage">
            <text:p>-3,57%</text:p>
          </table:table-cell>
          <table:table-cell table:formula="of:=[.N784] * (1+[.L785])" office:value-type="currency" office:currency="BRL" office:value="12132.5233241687" calcext:value-type="currency">
            <text:p>R$ 12.132,52</text:p>
          </table:table-cell>
          <table:table-cell table:formula="of:= 5000 * (1+[.M785])" office:value-type="float" office:value="4821.4" calcext:value-type="float">
            <text:p>4821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6/04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8" calcext:value-type="percentage">
            <text:p>2,8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12" calcext:value-type="percentage">
            <text:p>-2,1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736" calcext:value-type="percentage">
            <text:p>7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649" calcext:value-type="percentage">
            <text:p>6,4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925" calcext:value-type="percentage">
            <text:p>9,25%</text:p>
          </table:table-cell>
          <table:table-cell table:formula="of:=([.B786]*[.C786])+([.D786]*[.E786])+([.F786]*[.G786])+([.H786]*[.I786])+([.J786]*[.K786])" office:value-type="percentage" office:value="0" calcext:value-type="percentage">
            <text:p>0,00%</text:p>
          </table:table-cell>
          <table:table-cell table:formula="of:=AVERAGE([.K786];[.I786];[.G786];[.E786];[.C786])" office:value-type="percentage" office:value="0.04756" calcext:value-type="percentage">
            <text:p>4,76%</text:p>
          </table:table-cell>
          <table:table-cell table:formula="of:=[.N785] * (1+[.L786])" office:value-type="currency" office:currency="BRL" office:value="12132.5233241687" calcext:value-type="currency">
            <text:p>R$ 12.132,52</text:p>
          </table:table-cell>
          <table:table-cell table:formula="of:= 5000 * (1+[.M786])" office:value-type="float" office:value="5237.8" calcext:value-type="float">
            <text:p>5237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7/04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99" calcext:value-type="percentage">
            <text:p>3,9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1" calcext:value-type="percentage">
            <text:p>1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7" calcext:value-type="percentage">
            <text:p>3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1" calcext:value-type="percentage">
            <text:p>1,5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7" calcext:value-type="percentage">
            <text:p>4,70%</text:p>
          </table:table-cell>
          <table:table-cell table:formula="of:=([.B787]*[.C787])+([.D787]*[.E787])+([.F787]*[.G787])+([.H787]*[.I787])+([.J787]*[.K787])" office:value-type="percentage" office:value="0" calcext:value-type="percentage">
            <text:p>0,00%</text:p>
          </table:table-cell>
          <table:table-cell table:formula="of:=AVERAGE([.K787];[.I787];[.G787];[.E787];[.C787])" office:value-type="percentage" office:value="0.03062" calcext:value-type="percentage">
            <text:p>3,06%</text:p>
          </table:table-cell>
          <table:table-cell table:formula="of:=[.N786] * (1+[.L787])" office:value-type="currency" office:currency="BRL" office:value="12132.5233241687" calcext:value-type="currency">
            <text:p>R$ 12.132,52</text:p>
          </table:table-cell>
          <table:table-cell table:formula="of:= 5000 * (1+[.M787])" office:value-type="float" office:value="5153.1" calcext:value-type="float">
            <text:p>5153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8/04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61" calcext:value-type="percentage">
            <text:p>5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5" calcext:value-type="percentage">
            <text:p>0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13" calcext:value-type="percentage">
            <text:p>5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2" calcext:value-type="percentage">
            <text:p>-0,6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2" calcext:value-type="percentage">
            <text:p>1,92%</text:p>
          </table:table-cell>
          <table:table-cell table:formula="of:=([.B788]*[.C788])+([.D788]*[.E788])+([.F788]*[.G788])+([.H788]*[.I788])+([.J788]*[.K788])" office:value-type="percentage" office:value="0" calcext:value-type="percentage">
            <text:p>0,00%</text:p>
          </table:table-cell>
          <table:table-cell table:formula="of:=AVERAGE([.K788];[.I788];[.G788];[.E788];[.C788])" office:value-type="percentage" office:value="0.02478" calcext:value-type="percentage">
            <text:p>2,48%</text:p>
          </table:table-cell>
          <table:table-cell table:formula="of:=[.N787] * (1+[.L788])" office:value-type="currency" office:currency="BRL" office:value="12132.5233241687" calcext:value-type="currency">
            <text:p>R$ 12.132,52</text:p>
          </table:table-cell>
          <table:table-cell table:formula="of:= 5000 * (1+[.M788])" office:value-type="float" office:value="5123.9" calcext:value-type="float">
            <text:p>5123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9/04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89" calcext:value-type="percentage">
            <text:p>-2,8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5" calcext:value-type="percentage">
            <text:p>0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81" calcext:value-type="percentage">
            <text:p>-2,8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3" calcext:value-type="percentage">
            <text:p>-0,5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7" calcext:value-type="percentage">
            <text:p>-0,27%</text:p>
          </table:table-cell>
          <table:table-cell table:formula="of:=([.B789]*[.C789])+([.D789]*[.E789])+([.F789]*[.G789])+([.H789]*[.I789])+([.J789]*[.K789])" office:value-type="percentage" office:value="0" calcext:value-type="percentage">
            <text:p>0,00%</text:p>
          </table:table-cell>
          <table:table-cell table:formula="of:=AVERAGE([.K789];[.I789];[.G789];[.E789];[.C789])" office:value-type="percentage" office:value="-0.0129" calcext:value-type="percentage">
            <text:p>-1,29%</text:p>
          </table:table-cell>
          <table:table-cell table:formula="of:=[.N788] * (1+[.L789])" office:value-type="currency" office:currency="BRL" office:value="12132.5233241687" calcext:value-type="currency">
            <text:p>R$ 12.132,52</text:p>
          </table:table-cell>
          <table:table-cell table:formula="of:= 5000 * (1+[.M789])" office:value-type="float" office:value="4935.5" calcext:value-type="float">
            <text:p>4935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3/04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5" calcext:value-type="percentage">
            <text:p>0,6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31" calcext:value-type="percentage">
            <text:p>3,3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3" calcext:value-type="percentage">
            <text:p>2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98" calcext:value-type="percentage">
            <text:p>2,9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9" calcext:value-type="percentage">
            <text:p>1,99%</text:p>
          </table:table-cell>
          <table:table-cell table:formula="of:=([.B790]*[.C790])+([.D790]*[.E790])+([.F790]*[.G790])+([.H790]*[.I790])+([.J790]*[.K790])" office:value-type="percentage" office:value="0" calcext:value-type="percentage">
            <text:p>0,00%</text:p>
          </table:table-cell>
          <table:table-cell table:formula="of:=AVERAGE([.K790];[.I790];[.G790];[.E790];[.C790])" office:value-type="percentage" office:value="0.02212" calcext:value-type="percentage">
            <text:p>2,21%</text:p>
          </table:table-cell>
          <table:table-cell table:formula="of:=[.N789] * (1+[.L790])" office:value-type="currency" office:currency="BRL" office:value="12132.5233241687" calcext:value-type="currency">
            <text:p>R$ 12.132,52</text:p>
          </table:table-cell>
          <table:table-cell table:formula="of:= 5000 * (1+[.M790])" office:value-type="float" office:value="5110.6" calcext:value-type="float">
            <text:p>5110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4/04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8" calcext:value-type="percentage">
            <text:p>-1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7" calcext:value-type="percentage">
            <text:p>1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5" calcext:value-type="percentage">
            <text:p>1,2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9" calcext:value-type="percentage">
            <text:p>-0,0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" calcext:value-type="percentage">
            <text:p>-0,10%</text:p>
          </table:table-cell>
          <table:table-cell table:formula="of:=([.B791]*[.C791])+([.D791]*[.E791])+([.F791]*[.G791])+([.H791]*[.I791])+([.J791]*[.K791])" office:value-type="percentage" office:value="0" calcext:value-type="percentage">
            <text:p>0,00%</text:p>
          </table:table-cell>
          <table:table-cell table:formula="of:=AVERAGE([.K791];[.I791];[.G791];[.E791];[.C791])" office:value-type="percentage" office:value="0.0021" calcext:value-type="percentage">
            <text:p>0,21%</text:p>
          </table:table-cell>
          <table:table-cell table:formula="of:=[.N790] * (1+[.L791])" office:value-type="currency" office:currency="BRL" office:value="12132.5233241687" calcext:value-type="currency">
            <text:p>R$ 12.132,52</text:p>
          </table:table-cell>
          <table:table-cell table:formula="of:= 5000 * (1+[.M791])" office:value-type="float" office:value="5010.5" calcext:value-type="float">
            <text:p>5010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5/04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09" calcext:value-type="percentage">
            <text:p>-2,0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7" calcext:value-type="percentage">
            <text:p>-3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01" calcext:value-type="percentage">
            <text:p>-3,0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5" calcext:value-type="percentage">
            <text:p>-1,85%</text:p>
          </table:table-cell>
          <table:table-cell table:formula="of:=([.B792]*[.C792])+([.D792]*[.E792])+([.F792]*[.G792])+([.H792]*[.I792])+([.J792]*[.K792])" office:value-type="percentage" office:value="0" calcext:value-type="percentage">
            <text:p>0,00%</text:p>
          </table:table-cell>
          <table:table-cell table:formula="of:=AVERAGE([.K792];[.I792];[.G792];[.E792];[.C792])" office:value-type="percentage" office:value="-0.0133" calcext:value-type="percentage">
            <text:p>-1,33%</text:p>
          </table:table-cell>
          <table:table-cell table:formula="of:=[.N791] * (1+[.L792])" office:value-type="currency" office:currency="BRL" office:value="12132.5233241687" calcext:value-type="currency">
            <text:p>R$ 12.132,52</text:p>
          </table:table-cell>
          <table:table-cell table:formula="of:= 5000 * (1+[.M792])" office:value-type="float" office:value="4933.5" calcext:value-type="float">
            <text:p>4933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6/04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03" calcext:value-type="percentage">
            <text:p>-4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73" calcext:value-type="percentage">
            <text:p>-4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52" calcext:value-type="percentage">
            <text:p>-2,5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" calcext:value-type="percentage">
            <text:p>-1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87" calcext:value-type="percentage">
            <text:p>-2,87%</text:p>
          </table:table-cell>
          <table:table-cell table:formula="of:=([.B793]*[.C793])+([.D793]*[.E793])+([.F793]*[.G793])+([.H793]*[.I793])+([.J793]*[.K793])" office:value-type="percentage" office:value="-0" calcext:value-type="percentage">
            <text:p>0,00%</text:p>
          </table:table-cell>
          <table:table-cell table:formula="of:=AVERAGE([.K793];[.I793];[.G793];[.E793];[.C793])" office:value-type="percentage" office:value="-0.0303" calcext:value-type="percentage">
            <text:p>-3,03%</text:p>
          </table:table-cell>
          <table:table-cell table:formula="of:=[.N792] * (1+[.L793])" office:value-type="currency" office:currency="BRL" office:value="12132.5233241687" calcext:value-type="currency">
            <text:p>R$ 12.132,52</text:p>
          </table:table-cell>
          <table:table-cell table:formula="of:= 5000 * (1+[.M793])" office:value-type="float" office:value="4848.5" calcext:value-type="float">
            <text:p>4848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7/04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61" calcext:value-type="percentage">
            <text:p>2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8" calcext:value-type="percentage">
            <text:p>1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" calcext:value-type="percentage">
            <text:p>1,8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9" calcext:value-type="percentage">
            <text:p>2,9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71" calcext:value-type="percentage">
            <text:p>2,71%</text:p>
          </table:table-cell>
          <table:table-cell table:formula="of:=([.B794]*[.C794])+([.D794]*[.E794])+([.F794]*[.G794])+([.H794]*[.I794])+([.J794]*[.K794])" office:value-type="percentage" office:value="0" calcext:value-type="percentage">
            <text:p>0,00%</text:p>
          </table:table-cell>
          <table:table-cell table:formula="of:=AVERAGE([.K794];[.I794];[.G794];[.E794];[.C794])" office:value-type="percentage" office:value="0.023" calcext:value-type="percentage">
            <text:p>2,30%</text:p>
          </table:table-cell>
          <table:table-cell table:formula="of:=[.N793] * (1+[.L794])" office:value-type="currency" office:currency="BRL" office:value="12132.5233241687" calcext:value-type="currency">
            <text:p>R$ 12.132,52</text:p>
          </table:table-cell>
          <table:table-cell table:formula="of:= 5000 * (1+[.M794])" office:value-type="float" office:value="5115" calcext:value-type="float">
            <text:p>511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/04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2" calcext:value-type="percentage">
            <text:p>-1,1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2" calcext:value-type="percentage">
            <text:p>-1,2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5" calcext:value-type="percentage">
            <text:p>-2,5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5" calcext:value-type="percentage">
            <text:p>-3,5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9" calcext:value-type="percentage">
            <text:p>-1,99%</text:p>
          </table:table-cell>
          <table:table-cell table:formula="of:=([.B795]*[.C795])+([.D795]*[.E795])+([.F795]*[.G795])+([.H795]*[.I795])+([.J795]*[.K795])" office:value-type="percentage" office:value="-0" calcext:value-type="percentage">
            <text:p>0,00%</text:p>
          </table:table-cell>
          <table:table-cell table:formula="of:=AVERAGE([.K795];[.I795];[.G795];[.E795];[.C795])" office:value-type="percentage" office:value="-0.02066" calcext:value-type="percentage">
            <text:p>-2,07%</text:p>
          </table:table-cell>
          <table:table-cell table:formula="of:=[.N794] * (1+[.L795])" office:value-type="currency" office:currency="BRL" office:value="12132.5233241687" calcext:value-type="currency">
            <text:p>R$ 12.132,52</text:p>
          </table:table-cell>
          <table:table-cell table:formula="of:= 5000 * (1+[.M795])" office:value-type="float" office:value="4896.7" calcext:value-type="float">
            <text:p>4896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2/04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02" calcext:value-type="percentage">
            <text:p>5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3" calcext:value-type="percentage">
            <text:p>0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9" calcext:value-type="percentage">
            <text:p>-1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4" calcext:value-type="percentage">
            <text:p>1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5" calcext:value-type="percentage">
            <text:p>-0,45%</text:p>
          </table:table-cell>
          <table:table-cell table:formula="of:=([.B796]*[.C796])+([.D796]*[.E796])+([.F796]*[.G796])+([.H796]*[.I796])+([.J796]*[.K796])" office:value-type="percentage" office:value="0" calcext:value-type="percentage">
            <text:p>0,00%</text:p>
          </table:table-cell>
          <table:table-cell table:formula="of:=AVERAGE([.K796];[.I796];[.G796];[.E796];[.C796])" office:value-type="percentage" office:value="0.0095" calcext:value-type="percentage">
            <text:p>0,95%</text:p>
          </table:table-cell>
          <table:table-cell table:formula="of:=[.N795] * (1+[.L796])" office:value-type="currency" office:currency="BRL" office:value="12132.5233241687" calcext:value-type="currency">
            <text:p>R$ 12.132,52</text:p>
          </table:table-cell>
          <table:table-cell table:formula="of:= 5000 * (1+[.M796])" office:value-type="float" office:value="5047.5" calcext:value-type="float">
            <text:p>5047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3/04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9" calcext:value-type="percentage">
            <text:p>1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06" calcext:value-type="percentage">
            <text:p>2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3" calcext:value-type="percentage">
            <text:p>-1,4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2" calcext:value-type="percentage">
            <text:p>1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81" calcext:value-type="percentage">
            <text:p>-2,81%</text:p>
          </table:table-cell>
          <table:table-cell table:formula="of:=([.B797]*[.C797])+([.D797]*[.E797])+([.F797]*[.G797])+([.H797]*[.I797])+([.J797]*[.K797])" office:value-type="percentage" office:value="0" calcext:value-type="percentage">
            <text:p>0,00%</text:p>
          </table:table-cell>
          <table:table-cell table:formula="of:=AVERAGE([.K797];[.I797];[.G797];[.E797];[.C797])" office:value-type="percentage" office:value="0.000859999999999999" calcext:value-type="percentage">
            <text:p>0,09%</text:p>
          </table:table-cell>
          <table:table-cell table:formula="of:=[.N796] * (1+[.L797])" office:value-type="currency" office:currency="BRL" office:value="12132.5233241687" calcext:value-type="currency">
            <text:p>R$ 12.132,52</text:p>
          </table:table-cell>
          <table:table-cell table:formula="of:= 5000 * (1+[.M797])" office:value-type="float" office:value="5004.3" calcext:value-type="float">
            <text:p>5004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4/04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59" calcext:value-type="percentage">
            <text:p>-5,9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4" calcext:value-type="percentage">
            <text:p>0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531" calcext:value-type="percentage">
            <text:p>-5,3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7" calcext:value-type="percentage">
            <text:p>0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1337" calcext:value-type="percentage">
            <text:p>-13,37%</text:p>
          </table:table-cell>
          <table:table-cell table:formula="of:=([.B798]*[.C798])+([.D798]*[.E798])+([.F798]*[.G798])+([.H798]*[.I798])+([.J798]*[.K798])" office:value-type="percentage" office:value="0" calcext:value-type="percentage">
            <text:p>0,00%</text:p>
          </table:table-cell>
          <table:table-cell table:formula="of:=AVERAGE([.K798];[.I798];[.G798];[.E798];[.C798])" office:value-type="percentage" office:value="-0.04794" calcext:value-type="percentage">
            <text:p>-4,79%</text:p>
          </table:table-cell>
          <table:table-cell table:formula="of:=[.N797] * (1+[.L798])" office:value-type="currency" office:currency="BRL" office:value="12132.5233241687" calcext:value-type="currency">
            <text:p>R$ 12.132,52</text:p>
          </table:table-cell>
          <table:table-cell table:formula="of:= 5000 * (1+[.M798])" office:value-type="float" office:value="4760.3" calcext:value-type="float">
            <text:p>4760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7/04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13" calcext:value-type="percentage">
            <text:p>3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4" calcext:value-type="percentage">
            <text:p>0,5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3" calcext:value-type="percentage">
            <text:p>3,3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1" calcext:value-type="percentage">
            <text:p>1,81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0572" calcext:value-type="percentage">
            <text:p>5,72%</text:p>
          </table:table-cell>
          <table:table-cell table:formula="of:=([.B799]*[.C799])+([.D799]*[.E799])+([.F799]*[.G799])+([.H799]*[.I799])+([.J799]*[.K799])" office:value-type="percentage" office:value="0.0572" calcext:value-type="percentage">
            <text:p>5,72%</text:p>
          </table:table-cell>
          <table:table-cell table:formula="of:=AVERAGE([.K799];[.I799];[.G799];[.E799];[.C799])" office:value-type="percentage" office:value="0.029" calcext:value-type="percentage">
            <text:p>2,90%</text:p>
          </table:table-cell>
          <table:table-cell table:formula="of:=[.N798] * (1+[.L799])" office:value-type="currency" office:currency="BRL" office:value="12826.5036583111" calcext:value-type="currency">
            <text:p>R$ 12.826,50</text:p>
          </table:table-cell>
          <table:table-cell table:formula="of:= 5000 * (1+[.M799])" office:value-type="float" office:value="5145" calcext:value-type="float">
            <text:p>514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8/04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86" calcext:value-type="percentage">
            <text:p>4,8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1" calcext:value-type="percentage">
            <text:p>-0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825" calcext:value-type="percentage">
            <text:p>8,2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3" calcext:value-type="percentage">
            <text:p>0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1343" calcext:value-type="percentage">
            <text:p>13,43%</text:p>
          </table:table-cell>
          <table:table-cell table:formula="of:=([.B800]*[.C800])+([.D800]*[.E800])+([.F800]*[.G800])+([.H800]*[.I800])+([.J800]*[.K800])" office:value-type="percentage" office:value="0" calcext:value-type="percentage">
            <text:p>0,00%</text:p>
          </table:table-cell>
          <table:table-cell table:formula="of:=AVERAGE([.K800];[.I800];[.G800];[.E800];[.C800])" office:value-type="percentage" office:value="0.05252" calcext:value-type="percentage">
            <text:p>5,25%</text:p>
          </table:table-cell>
          <table:table-cell table:formula="of:=[.N799] * (1+[.L800])" office:value-type="currency" office:currency="BRL" office:value="12826.5036583111" calcext:value-type="currency">
            <text:p>R$ 12.826,50</text:p>
          </table:table-cell>
          <table:table-cell table:formula="of:= 5000 * (1+[.M800])" office:value-type="float" office:value="5262.6" calcext:value-type="float">
            <text:p>5262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9/04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51" calcext:value-type="percentage">
            <text:p>5,5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" calcext:value-type="percentage">
            <text:p>0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3" calcext:value-type="percentage">
            <text:p>1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75" calcext:value-type="percentage">
            <text:p>4,75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144" calcext:value-type="percentage">
            <text:p>1,44%</text:p>
          </table:table-cell>
          <table:table-cell table:formula="of:=([.B801]*[.C801])+([.D801]*[.E801])+([.F801]*[.G801])+([.H801]*[.I801])+([.J801]*[.K801])" office:value-type="percentage" office:value="-0.0144" calcext:value-type="percentage">
            <text:p>-1,44%</text:p>
          </table:table-cell>
          <table:table-cell table:formula="of:=AVERAGE([.K801];[.I801];[.G801];[.E801];[.C801])" office:value-type="percentage" office:value="0.02626" calcext:value-type="percentage">
            <text:p>2,63%</text:p>
          </table:table-cell>
          <table:table-cell table:formula="of:=[.N800] * (1+[.L801])" office:value-type="currency" office:currency="BRL" office:value="12641.8020056315" calcext:value-type="currency">
            <text:p>R$ 12.641,80</text:p>
          </table:table-cell>
          <table:table-cell table:formula="of:= 5000 * (1+[.M801])" office:value-type="float" office:value="5131.3" calcext:value-type="float">
            <text:p>5131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0/04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2" calcext:value-type="percentage">
            <text:p>-0,8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1" calcext:value-type="percentage">
            <text:p>-0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76" calcext:value-type="percentage">
            <text:p>-3,7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" calcext:value-type="percentage">
            <text:p>-4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59" calcext:value-type="percentage">
            <text:p>-3,59%</text:p>
          </table:table-cell>
          <table:table-cell table:formula="of:=([.B802]*[.C802])+([.D802]*[.E802])+([.F802]*[.G802])+([.H802]*[.I802])+([.J802]*[.K802])" office:value-type="percentage" office:value="-0" calcext:value-type="percentage">
            <text:p>0,00%</text:p>
          </table:table-cell>
          <table:table-cell table:formula="of:=AVERAGE([.K802];[.I802];[.G802];[.E802];[.C802])" office:value-type="percentage" office:value="-0.02516" calcext:value-type="percentage">
            <text:p>-2,52%</text:p>
          </table:table-cell>
          <table:table-cell table:formula="of:=[.N801] * (1+[.L802])" office:value-type="currency" office:currency="BRL" office:value="12641.8020056315" calcext:value-type="currency">
            <text:p>R$ 12.641,80</text:p>
          </table:table-cell>
          <table:table-cell table:formula="of:= 5000 * (1+[.M802])" office:value-type="float" office:value="4874.2" calcext:value-type="float">
            <text:p>4874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4/05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71" calcext:value-type="percentage">
            <text:p>-3,7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9" calcext:value-type="percentage">
            <text:p>0,9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8" calcext:value-type="percentage">
            <text:p>-3,8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07" calcext:value-type="percentage">
            <text:p>-2,0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6" calcext:value-type="percentage">
            <text:p>-2,60%</text:p>
          </table:table-cell>
          <table:table-cell table:formula="of:=([.B803]*[.C803])+([.D803]*[.E803])+([.F803]*[.G803])+([.H803]*[.I803])+([.J803]*[.K803])" office:value-type="percentage" office:value="0" calcext:value-type="percentage">
            <text:p>0,00%</text:p>
          </table:table-cell>
          <table:table-cell table:formula="of:=AVERAGE([.K803];[.I803];[.G803];[.E803];[.C803])" office:value-type="percentage" office:value="-0.02238" calcext:value-type="percentage">
            <text:p>-2,24%</text:p>
          </table:table-cell>
          <table:table-cell table:formula="of:=[.N802] * (1+[.L803])" office:value-type="currency" office:currency="BRL" office:value="12641.8020056315" calcext:value-type="currency">
            <text:p>R$ 12.641,80</text:p>
          </table:table-cell>
          <table:table-cell table:formula="of:= 5000 * (1+[.M803])" office:value-type="float" office:value="4888.1" calcext:value-type="float">
            <text:p>4888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5/05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22" calcext:value-type="percentage">
            <text:p>3,2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6" calcext:value-type="percentage">
            <text:p>-0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7" calcext:value-type="percentage">
            <text:p>3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2" calcext:value-type="percentage">
            <text:p>-0,5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4" calcext:value-type="percentage">
            <text:p>0,14%</text:p>
          </table:table-cell>
          <table:table-cell table:formula="of:=([.B804]*[.C804])+([.D804]*[.E804])+([.F804]*[.G804])+([.H804]*[.I804])+([.J804]*[.K804])" office:value-type="percentage" office:value="0" calcext:value-type="percentage">
            <text:p>0,00%</text:p>
          </table:table-cell>
          <table:table-cell table:formula="of:=AVERAGE([.K804];[.I804];[.G804];[.E804];[.C804])" office:value-type="percentage" office:value="0.01236" calcext:value-type="percentage">
            <text:p>1,24%</text:p>
          </table:table-cell>
          <table:table-cell table:formula="of:=[.N803] * (1+[.L804])" office:value-type="currency" office:currency="BRL" office:value="12641.8020056315" calcext:value-type="currency">
            <text:p>R$ 12.641,80</text:p>
          </table:table-cell>
          <table:table-cell table:formula="of:= 5000 * (1+[.M804])" office:value-type="float" office:value="5061.8" calcext:value-type="float">
            <text:p>5061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6/05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68" calcext:value-type="percentage">
            <text:p>-3,6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" calcext:value-type="percentage">
            <text:p>-0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03" calcext:value-type="percentage">
            <text:p>-2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4" calcext:value-type="percentage">
            <text:p>1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91" calcext:value-type="percentage">
            <text:p>-2,91%</text:p>
          </table:table-cell>
          <table:table-cell table:formula="of:=([.B805]*[.C805])+([.D805]*[.E805])+([.F805]*[.G805])+([.H805]*[.I805])+([.J805]*[.K805])" office:value-type="percentage" office:value="0" calcext:value-type="percentage">
            <text:p>0,00%</text:p>
          </table:table-cell>
          <table:table-cell table:formula="of:=AVERAGE([.K805];[.I805];[.G805];[.E805];[.C805])" office:value-type="percentage" office:value="-0.01556" calcext:value-type="percentage">
            <text:p>-1,56%</text:p>
          </table:table-cell>
          <table:table-cell table:formula="of:=[.N804] * (1+[.L805])" office:value-type="currency" office:currency="BRL" office:value="12641.8020056315" calcext:value-type="currency">
            <text:p>R$ 12.641,80</text:p>
          </table:table-cell>
          <table:table-cell table:formula="of:= 5000 * (1+[.M805])" office:value-type="float" office:value="4922.2" calcext:value-type="float">
            <text:p>4922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7/05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3" calcext:value-type="percentage">
            <text:p>0,9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6" calcext:value-type="percentage">
            <text:p>0,5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6" calcext:value-type="percentage">
            <text:p>-3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88" calcext:value-type="percentage">
            <text:p>3,8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7" calcext:value-type="percentage">
            <text:p>-2,70%</text:p>
          </table:table-cell>
          <table:table-cell table:formula="of:=([.B806]*[.C806])+([.D806]*[.E806])+([.F806]*[.G806])+([.H806]*[.I806])+([.J806]*[.K806])" office:value-type="percentage" office:value="0" calcext:value-type="percentage">
            <text:p>0,00%</text:p>
          </table:table-cell>
          <table:table-cell table:formula="of:=AVERAGE([.K806];[.I806];[.G806];[.E806];[.C806])" office:value-type="percentage" office:value="-0.00186" calcext:value-type="percentage">
            <text:p>-0,19%</text:p>
          </table:table-cell>
          <table:table-cell table:formula="of:=[.N805] * (1+[.L806])" office:value-type="currency" office:currency="BRL" office:value="12641.8020056315" calcext:value-type="currency">
            <text:p>R$ 12.641,80</text:p>
          </table:table-cell>
          <table:table-cell table:formula="of:= 5000 * (1+[.M806])" office:value-type="float" office:value="4990.7" calcext:value-type="float">
            <text:p>4990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8/05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96" calcext:value-type="percentage">
            <text:p>5,9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8" calcext:value-type="percentage">
            <text:p>0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1" calcext:value-type="percentage">
            <text:p>4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608" calcext:value-type="percentage">
            <text:p>6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2" calcext:value-type="percentage">
            <text:p>3,20%</text:p>
          </table:table-cell>
          <table:table-cell table:formula="of:=([.B807]*[.C807])+([.D807]*[.E807])+([.F807]*[.G807])+([.H807]*[.I807])+([.J807]*[.K807])" office:value-type="percentage" office:value="0" calcext:value-type="percentage">
            <text:p>0,00%</text:p>
          </table:table-cell>
          <table:table-cell table:formula="of:=AVERAGE([.K807];[.I807];[.G807];[.E807];[.C807])" office:value-type="percentage" office:value="0.03944" calcext:value-type="percentage">
            <text:p>3,94%</text:p>
          </table:table-cell>
          <table:table-cell table:formula="of:=[.N806] * (1+[.L807])" office:value-type="currency" office:currency="BRL" office:value="12641.8020056315" calcext:value-type="currency">
            <text:p>R$ 12.641,80</text:p>
          </table:table-cell>
          <table:table-cell table:formula="of:= 5000 * (1+[.M807])" office:value-type="float" office:value="5197.2" calcext:value-type="float">
            <text:p>5197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1/05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9" calcext:value-type="percentage">
            <text:p>-1,7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9" calcext:value-type="percentage">
            <text:p>1,7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7" calcext:value-type="percentage">
            <text:p>0,27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-0.0229" calcext:value-type="percentage">
            <text:p>-2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3" calcext:value-type="percentage">
            <text:p>0,63%</text:p>
          </table:table-cell>
          <table:table-cell table:formula="of:=([.B808]*[.C808])+([.D808]*[.E808])+([.F808]*[.G808])+([.H808]*[.I808])+([.J808]*[.K808])" office:value-type="percentage" office:value="0.0229" calcext:value-type="percentage">
            <text:p>2,29%</text:p>
          </table:table-cell>
          <table:table-cell table:formula="of:=AVERAGE([.K808];[.I808];[.G808];[.E808];[.C808])" office:value-type="percentage" office:value="-0.00278" calcext:value-type="percentage">
            <text:p>-0,28%</text:p>
          </table:table-cell>
          <table:table-cell table:formula="of:=[.N807] * (1+[.L808])" office:value-type="currency" office:currency="BRL" office:value="12931.2992715604" calcext:value-type="currency">
            <text:p>R$ 12.931,30</text:p>
          </table:table-cell>
          <table:table-cell table:formula="of:= 5000 * (1+[.M808])" office:value-type="float" office:value="4986.1" calcext:value-type="float">
            <text:p>4986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2/05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6" calcext:value-type="percentage">
            <text:p>-0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8" calcext:value-type="percentage">
            <text:p>0,6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44" calcext:value-type="percentage">
            <text:p>-3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7" calcext:value-type="percentage">
            <text:p>-0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52" calcext:value-type="percentage">
            <text:p>-3,52%</text:p>
          </table:table-cell>
          <table:table-cell table:formula="of:=([.B809]*[.C809])+([.D809]*[.E809])+([.F809]*[.G809])+([.H809]*[.I809])+([.J809]*[.K809])" office:value-type="percentage" office:value="0" calcext:value-type="percentage">
            <text:p>0,00%</text:p>
          </table:table-cell>
          <table:table-cell table:formula="of:=AVERAGE([.K809];[.I809];[.G809];[.E809];[.C809])" office:value-type="percentage" office:value="-0.01382" calcext:value-type="percentage">
            <text:p>-1,38%</text:p>
          </table:table-cell>
          <table:table-cell table:formula="of:=[.N808] * (1+[.L809])" office:value-type="currency" office:currency="BRL" office:value="12931.2992715604" calcext:value-type="currency">
            <text:p>R$ 12.931,30</text:p>
          </table:table-cell>
          <table:table-cell table:formula="of:= 5000 * (1+[.M809])" office:value-type="float" office:value="4930.9" calcext:value-type="float">
            <text:p>4930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3/05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03" calcext:value-type="percentage">
            <text:p>-3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3" calcext:value-type="percentage">
            <text:p>0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5" calcext:value-type="percentage">
            <text:p>-0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8" calcext:value-type="percentage">
            <text:p>2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89" calcext:value-type="percentage">
            <text:p>-2,89%</text:p>
          </table:table-cell>
          <table:table-cell table:formula="of:=([.B810]*[.C810])+([.D810]*[.E810])+([.F810]*[.G810])+([.H810]*[.I810])+([.J810]*[.K810])" office:value-type="percentage" office:value="0" calcext:value-type="percentage">
            <text:p>0,00%</text:p>
          </table:table-cell>
          <table:table-cell table:formula="of:=AVERAGE([.K810];[.I810];[.G810];[.E810];[.C810])" office:value-type="percentage" office:value="-0.00692" calcext:value-type="percentage">
            <text:p>-0,69%</text:p>
          </table:table-cell>
          <table:table-cell table:formula="of:=[.N809] * (1+[.L810])" office:value-type="currency" office:currency="BRL" office:value="12931.2992715604" calcext:value-type="currency">
            <text:p>R$ 12.931,30</text:p>
          </table:table-cell>
          <table:table-cell table:formula="of:= 5000 * (1+[.M810])" office:value-type="float" office:value="4965.4" calcext:value-type="float">
            <text:p>4965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4/05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8" calcext:value-type="percentage">
            <text:p>-1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6" calcext:value-type="percentage">
            <text:p>2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4" calcext:value-type="percentage">
            <text:p>4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3" calcext:value-type="percentage">
            <text:p>-0,9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31" calcext:value-type="percentage">
            <text:p>4,31%</text:p>
          </table:table-cell>
          <table:table-cell table:formula="of:=([.B811]*[.C811])+([.D811]*[.E811])+([.F811]*[.G811])+([.H811]*[.I811])+([.J811]*[.K811])" office:value-type="percentage" office:value="0" calcext:value-type="percentage">
            <text:p>0,00%</text:p>
          </table:table-cell>
          <table:table-cell table:formula="of:=AVERAGE([.K811];[.I811];[.G811];[.E811];[.C811])" office:value-type="percentage" office:value="0.01812" calcext:value-type="percentage">
            <text:p>1,81%</text:p>
          </table:table-cell>
          <table:table-cell table:formula="of:=[.N810] * (1+[.L811])" office:value-type="currency" office:currency="BRL" office:value="12931.2992715604" calcext:value-type="currency">
            <text:p>R$ 12.931,30</text:p>
          </table:table-cell>
          <table:table-cell table:formula="of:= 5000 * (1+[.M811])" office:value-type="float" office:value="5090.6" calcext:value-type="float">
            <text:p>5090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5/05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4" calcext:value-type="percentage">
            <text:p>-1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5" calcext:value-type="percentage">
            <text:p>-1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08" calcext:value-type="percentage">
            <text:p>-4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8" calcext:value-type="percentage">
            <text:p>-0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8" calcext:value-type="percentage">
            <text:p>-1,88%</text:p>
          </table:table-cell>
          <table:table-cell table:formula="of:=([.B812]*[.C812])+([.D812]*[.E812])+([.F812]*[.G812])+([.H812]*[.I812])+([.J812]*[.K812])" office:value-type="percentage" office:value="-0" calcext:value-type="percentage">
            <text:p>0,00%</text:p>
          </table:table-cell>
          <table:table-cell table:formula="of:=AVERAGE([.K812];[.I812];[.G812];[.E812];[.C812])" office:value-type="percentage" office:value="-0.01706" calcext:value-type="percentage">
            <text:p>-1,71%</text:p>
          </table:table-cell>
          <table:table-cell table:formula="of:=[.N811] * (1+[.L812])" office:value-type="currency" office:currency="BRL" office:value="12931.2992715604" calcext:value-type="currency">
            <text:p>R$ 12.931,30</text:p>
          </table:table-cell>
          <table:table-cell table:formula="of:= 5000 * (1+[.M812])" office:value-type="float" office:value="4914.7" calcext:value-type="float">
            <text:p>4914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8/05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81" calcext:value-type="percentage">
            <text:p>8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2" calcext:value-type="percentage">
            <text:p>0,1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81" calcext:value-type="percentage">
            <text:p>4,8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668" calcext:value-type="percentage">
            <text:p>6,6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78" calcext:value-type="percentage">
            <text:p>4,78%</text:p>
          </table:table-cell>
          <table:table-cell table:formula="of:=([.B813]*[.C813])+([.D813]*[.E813])+([.F813]*[.G813])+([.H813]*[.I813])+([.J813]*[.K813])" office:value-type="percentage" office:value="0" calcext:value-type="percentage">
            <text:p>0,00%</text:p>
          </table:table-cell>
          <table:table-cell table:formula="of:=AVERAGE([.K813];[.I813];[.G813];[.E813];[.C813])" office:value-type="percentage" office:value="0.04898" calcext:value-type="percentage">
            <text:p>4,90%</text:p>
          </table:table-cell>
          <table:table-cell table:formula="of:=[.N812] * (1+[.L813])" office:value-type="currency" office:currency="BRL" office:value="12931.2992715604" calcext:value-type="currency">
            <text:p>R$ 12.931,30</text:p>
          </table:table-cell>
          <table:table-cell table:formula="of:= 5000 * (1+[.M813])" office:value-type="float" office:value="5244.9" calcext:value-type="float">
            <text:p>5244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9/05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6" calcext:value-type="percentage">
            <text:p>0,7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6" calcext:value-type="percentage">
            <text:p>-1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32" calcext:value-type="percentage">
            <text:p>-4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" calcext:value-type="percentage">
            <text:p>2,3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7" calcext:value-type="percentage">
            <text:p>-2,70%</text:p>
          </table:table-cell>
          <table:table-cell table:formula="of:=([.B814]*[.C814])+([.D814]*[.E814])+([.F814]*[.G814])+([.H814]*[.I814])+([.J814]*[.K814])" office:value-type="percentage" office:value="0" calcext:value-type="percentage">
            <text:p>0,00%</text:p>
          </table:table-cell>
          <table:table-cell table:formula="of:=AVERAGE([.K814];[.I814];[.G814];[.E814];[.C814])" office:value-type="percentage" office:value="-0.01044" calcext:value-type="percentage">
            <text:p>-1,04%</text:p>
          </table:table-cell>
          <table:table-cell table:formula="of:=[.N813] * (1+[.L814])" office:value-type="currency" office:currency="BRL" office:value="12931.2992715604" calcext:value-type="currency">
            <text:p>R$ 12.931,30</text:p>
          </table:table-cell>
          <table:table-cell table:formula="of:= 5000 * (1+[.M814])" office:value-type="float" office:value="4947.8" calcext:value-type="float">
            <text:p>4947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/05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32" calcext:value-type="percentage">
            <text:p>3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7" calcext:value-type="percentage">
            <text:p>1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1" calcext:value-type="percentage">
            <text:p>-0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1" calcext:value-type="percentage">
            <text:p>0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51" calcext:value-type="percentage">
            <text:p>2,51%</text:p>
          </table:table-cell>
          <table:table-cell table:formula="of:=([.B815]*[.C815])+([.D815]*[.E815])+([.F815]*[.G815])+([.H815]*[.I815])+([.J815]*[.K815])" office:value-type="percentage" office:value="0" calcext:value-type="percentage">
            <text:p>0,00%</text:p>
          </table:table-cell>
          <table:table-cell table:formula="of:=AVERAGE([.K815];[.I815];[.G815];[.E815];[.C815])" office:value-type="percentage" office:value="0.0142" calcext:value-type="percentage">
            <text:p>1,42%</text:p>
          </table:table-cell>
          <table:table-cell table:formula="of:=[.N814] * (1+[.L815])" office:value-type="currency" office:currency="BRL" office:value="12931.2992715604" calcext:value-type="currency">
            <text:p>R$ 12.931,30</text:p>
          </table:table-cell>
          <table:table-cell table:formula="of:= 5000 * (1+[.M815])" office:value-type="float" office:value="5071" calcext:value-type="float">
            <text:p>507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1/05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7" calcext:value-type="percentage">
            <text:p>-0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4" calcext:value-type="percentage">
            <text:p>1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74" calcext:value-type="percentage">
            <text:p>5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61" calcext:value-type="percentage">
            <text:p>-2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706" calcext:value-type="percentage">
            <text:p>7,06%</text:p>
          </table:table-cell>
          <table:table-cell table:formula="of:=([.B816]*[.C816])+([.D816]*[.E816])+([.F816]*[.G816])+([.H816]*[.I816])+([.J816]*[.K816])" office:value-type="percentage" office:value="0" calcext:value-type="percentage">
            <text:p>0,00%</text:p>
          </table:table-cell>
          <table:table-cell table:formula="of:=AVERAGE([.K816];[.I816];[.G816];[.E816];[.C816])" office:value-type="percentage" office:value="0.02272" calcext:value-type="percentage">
            <text:p>2,27%</text:p>
          </table:table-cell>
          <table:table-cell table:formula="of:=[.N815] * (1+[.L816])" office:value-type="currency" office:currency="BRL" office:value="12931.2992715604" calcext:value-type="currency">
            <text:p>R$ 12.931,30</text:p>
          </table:table-cell>
          <table:table-cell table:formula="of:= 5000 * (1+[.M816])" office:value-type="float" office:value="5113.6" calcext:value-type="float">
            <text:p>5113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2/05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71" calcext:value-type="percentage">
            <text:p>-2,7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7" calcext:value-type="percentage">
            <text:p>0,8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3" calcext:value-type="percentage">
            <text:p>0,5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8" calcext:value-type="percentage">
            <text:p>-1,6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56" calcext:value-type="percentage">
            <text:p>-2,56%</text:p>
          </table:table-cell>
          <table:table-cell table:formula="of:=([.B817]*[.C817])+([.D817]*[.E817])+([.F817]*[.G817])+([.H817]*[.I817])+([.J817]*[.K817])" office:value-type="percentage" office:value="0" calcext:value-type="percentage">
            <text:p>0,00%</text:p>
          </table:table-cell>
          <table:table-cell table:formula="of:=AVERAGE([.K817];[.I817];[.G817];[.E817];[.C817])" office:value-type="percentage" office:value="-0.0111" calcext:value-type="percentage">
            <text:p>-1,11%</text:p>
          </table:table-cell>
          <table:table-cell table:formula="of:=[.N816] * (1+[.L817])" office:value-type="currency" office:currency="BRL" office:value="12931.2992715604" calcext:value-type="currency">
            <text:p>R$ 12.931,30</text:p>
          </table:table-cell>
          <table:table-cell table:formula="of:= 5000 * (1+[.M817])" office:value-type="float" office:value="4944.5" calcext:value-type="float">
            <text:p>4944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5/05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34" calcext:value-type="percentage">
            <text:p>4,3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" calcext:value-type="percentage">
            <text:p>0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36" calcext:value-type="percentage">
            <text:p>4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4" calcext:value-type="percentage">
            <text:p>-0,3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1049" calcext:value-type="percentage">
            <text:p>10,49%</text:p>
          </table:table-cell>
          <table:table-cell table:formula="of:=([.B818]*[.C818])+([.D818]*[.E818])+([.F818]*[.G818])+([.H818]*[.I818])+([.J818]*[.K818])" office:value-type="percentage" office:value="0" calcext:value-type="percentage">
            <text:p>0,00%</text:p>
          </table:table-cell>
          <table:table-cell table:formula="of:=AVERAGE([.K818];[.I818];[.G818];[.E818];[.C818])" office:value-type="percentage" office:value="0.0379" calcext:value-type="percentage">
            <text:p>3,79%</text:p>
          </table:table-cell>
          <table:table-cell table:formula="of:=[.N817] * (1+[.L818])" office:value-type="currency" office:currency="BRL" office:value="12931.2992715604" calcext:value-type="currency">
            <text:p>R$ 12.931,30</text:p>
          </table:table-cell>
          <table:table-cell table:formula="of:= 5000 * (1+[.M818])" office:value-type="float" office:value="5189.5" calcext:value-type="float">
            <text:p>5189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6/05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8" calcext:value-type="percentage">
            <text:p>0,9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4" calcext:value-type="percentage">
            <text:p>2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96" calcext:value-type="percentage">
            <text:p>-3,9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" calcext:value-type="percentage">
            <text:p>-1,8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25" calcext:value-type="percentage">
            <text:p>-2,25%</text:p>
          </table:table-cell>
          <table:table-cell table:formula="of:=([.B819]*[.C819])+([.D819]*[.E819])+([.F819]*[.G819])+([.H819]*[.I819])+([.J819]*[.K819])" office:value-type="percentage" office:value="0" calcext:value-type="percentage">
            <text:p>0,00%</text:p>
          </table:table-cell>
          <table:table-cell table:formula="of:=AVERAGE([.K819];[.I819];[.G819];[.E819];[.C819])" office:value-type="percentage" office:value="-0.00926" calcext:value-type="percentage">
            <text:p>-0,93%</text:p>
          </table:table-cell>
          <table:table-cell table:formula="of:=[.N818] * (1+[.L819])" office:value-type="currency" office:currency="BRL" office:value="12931.2992715604" calcext:value-type="currency">
            <text:p>R$ 12.931,30</text:p>
          </table:table-cell>
          <table:table-cell table:formula="of:= 5000 * (1+[.M819])" office:value-type="float" office:value="4953.7" calcext:value-type="float">
            <text:p>4953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7/05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2" calcext:value-type="percentage">
            <text:p>1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4" calcext:value-type="percentage">
            <text:p>-0,3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13" calcext:value-type="percentage">
            <text:p>3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93" calcext:value-type="percentage">
            <text:p>2,9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6" calcext:value-type="percentage">
            <text:p>0,36%</text:p>
          </table:table-cell>
          <table:table-cell table:formula="of:=([.B820]*[.C820])+([.D820]*[.E820])+([.F820]*[.G820])+([.H820]*[.I820])+([.J820]*[.K820])" office:value-type="percentage" office:value="0" calcext:value-type="percentage">
            <text:p>0,00%</text:p>
          </table:table-cell>
          <table:table-cell table:formula="of:=AVERAGE([.K820];[.I820];[.G820];[.E820];[.C820])" office:value-type="percentage" office:value="0.0148" calcext:value-type="percentage">
            <text:p>1,48%</text:p>
          </table:table-cell>
          <table:table-cell table:formula="of:=[.N819] * (1+[.L820])" office:value-type="currency" office:currency="BRL" office:value="12931.2992715604" calcext:value-type="currency">
            <text:p>R$ 12.931,30</text:p>
          </table:table-cell>
          <table:table-cell table:formula="of:= 5000 * (1+[.M820])" office:value-type="float" office:value="5074" calcext:value-type="float">
            <text:p>507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8/05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" calcext:value-type="percentage">
            <text:p>-0,8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8" calcext:value-type="percentage">
            <text:p>0,9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7" calcext:value-type="percentage">
            <text:p>-1,7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9" calcext:value-type="percentage">
            <text:p>-1,0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6" calcext:value-type="percentage">
            <text:p>-0,36%</text:p>
          </table:table-cell>
          <table:table-cell table:formula="of:=([.B821]*[.C821])+([.D821]*[.E821])+([.F821]*[.G821])+([.H821]*[.I821])+([.J821]*[.K821])" office:value-type="percentage" office:value="0" calcext:value-type="percentage">
            <text:p>0,00%</text:p>
          </table:table-cell>
          <table:table-cell table:formula="of:=AVERAGE([.K821];[.I821];[.G821];[.E821];[.C821])" office:value-type="percentage" office:value="-0.00608" calcext:value-type="percentage">
            <text:p>-0,61%</text:p>
          </table:table-cell>
          <table:table-cell table:formula="of:=[.N820] * (1+[.L821])" office:value-type="currency" office:currency="BRL" office:value="12931.2992715604" calcext:value-type="currency">
            <text:p>R$ 12.931,30</text:p>
          </table:table-cell>
          <table:table-cell table:formula="of:= 5000 * (1+[.M821])" office:value-type="float" office:value="4969.6" calcext:value-type="float">
            <text:p>4969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9/05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88" calcext:value-type="percentage">
            <text:p>2,8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3" calcext:value-type="percentage">
            <text:p>0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6" calcext:value-type="percentage">
            <text:p>-1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81" calcext:value-type="percentage">
            <text:p>5,8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6" calcext:value-type="percentage">
            <text:p>0,16%</text:p>
          </table:table-cell>
          <table:table-cell table:formula="of:=([.B822]*[.C822])+([.D822]*[.E822])+([.F822]*[.G822])+([.H822]*[.I822])+([.J822]*[.K822])" office:value-type="percentage" office:value="0" calcext:value-type="percentage">
            <text:p>0,00%</text:p>
          </table:table-cell>
          <table:table-cell table:formula="of:=AVERAGE([.K822];[.I822];[.G822];[.E822];[.C822])" office:value-type="percentage" office:value="0.01584" calcext:value-type="percentage">
            <text:p>1,58%</text:p>
          </table:table-cell>
          <table:table-cell table:formula="of:=[.N821] * (1+[.L822])" office:value-type="currency" office:currency="BRL" office:value="12931.2992715604" calcext:value-type="currency">
            <text:p>R$ 12.931,30</text:p>
          </table:table-cell>
          <table:table-cell table:formula="of:= 5000 * (1+[.M822])" office:value-type="float" office:value="5079.2" calcext:value-type="float">
            <text:p>5079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1/06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5" calcext:value-type="percentage">
            <text:p>-0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6" calcext:value-type="percentage">
            <text:p>0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76" calcext:value-type="percentage">
            <text:p>2,7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9" calcext:value-type="percentage">
            <text:p>0,7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11" calcext:value-type="percentage">
            <text:p>3,11%</text:p>
          </table:table-cell>
          <table:table-cell table:formula="of:=([.B823]*[.C823])+([.D823]*[.E823])+([.F823]*[.G823])+([.H823]*[.I823])+([.J823]*[.K823])" office:value-type="percentage" office:value="0" calcext:value-type="percentage">
            <text:p>0,00%</text:p>
          </table:table-cell>
          <table:table-cell table:formula="of:=AVERAGE([.K823];[.I823];[.G823];[.E823];[.C823])" office:value-type="percentage" office:value="0.01442" calcext:value-type="percentage">
            <text:p>1,44%</text:p>
          </table:table-cell>
          <table:table-cell table:formula="of:=[.N822] * (1+[.L823])" office:value-type="currency" office:currency="BRL" office:value="12931.2992715604" calcext:value-type="currency">
            <text:p>R$ 12.931,30</text:p>
          </table:table-cell>
          <table:table-cell table:formula="of:= 5000 * (1+[.M823])" office:value-type="float" office:value="5072.1" calcext:value-type="float">
            <text:p>5072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2/06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26" calcext:value-type="percentage">
            <text:p>5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5" calcext:value-type="percentage">
            <text:p>0,2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672" calcext:value-type="percentage">
            <text:p>6,7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21" calcext:value-type="percentage">
            <text:p>3,21%</text:p>
          </table:table-cell>
          <table:table-cell table:formula="of:=([.B824]*[.C824])+([.D824]*[.E824])+([.F824]*[.G824])+([.H824]*[.I824])+([.J824]*[.K824])" office:value-type="percentage" office:value="0" calcext:value-type="percentage">
            <text:p>0,00%</text:p>
          </table:table-cell>
          <table:table-cell table:formula="of:=AVERAGE([.K824];[.I824];[.G824];[.E824];[.C824])" office:value-type="percentage" office:value="0.03088" calcext:value-type="percentage">
            <text:p>3,09%</text:p>
          </table:table-cell>
          <table:table-cell table:formula="of:=[.N823] * (1+[.L824])" office:value-type="currency" office:currency="BRL" office:value="12931.2992715604" calcext:value-type="currency">
            <text:p>R$ 12.931,30</text:p>
          </table:table-cell>
          <table:table-cell table:formula="of:= 5000 * (1+[.M824])" office:value-type="float" office:value="5154.4" calcext:value-type="float">
            <text:p>5154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3/06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3" calcext:value-type="percentage">
            <text:p>0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7" calcext:value-type="percentage">
            <text:p>1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65" calcext:value-type="percentage">
            <text:p>2,6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5" calcext:value-type="percentage">
            <text:p>0,4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88" calcext:value-type="percentage">
            <text:p>5,88%</text:p>
          </table:table-cell>
          <table:table-cell table:formula="of:=([.B825]*[.C825])+([.D825]*[.E825])+([.F825]*[.G825])+([.H825]*[.I825])+([.J825]*[.K825])" office:value-type="percentage" office:value="0" calcext:value-type="percentage">
            <text:p>0,00%</text:p>
          </table:table-cell>
          <table:table-cell table:formula="of:=AVERAGE([.K825];[.I825];[.G825];[.E825];[.C825])" office:value-type="percentage" office:value="0.02136" calcext:value-type="percentage">
            <text:p>2,14%</text:p>
          </table:table-cell>
          <table:table-cell table:formula="of:=[.N824] * (1+[.L825])" office:value-type="currency" office:currency="BRL" office:value="12931.2992715604" calcext:value-type="currency">
            <text:p>R$ 12.931,30</text:p>
          </table:table-cell>
          <table:table-cell table:formula="of:= 5000 * (1+[.M825])" office:value-type="float" office:value="5106.8" calcext:value-type="float">
            <text:p>5106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4/06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9" calcext:value-type="percentage">
            <text:p>-0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1" calcext:value-type="percentage">
            <text:p>2,3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89" calcext:value-type="percentage">
            <text:p>2,8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73" calcext:value-type="percentage">
            <text:p>3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5" calcext:value-type="percentage">
            <text:p>0,55%</text:p>
          </table:table-cell>
          <table:table-cell table:formula="of:=([.B826]*[.C826])+([.D826]*[.E826])+([.F826]*[.G826])+([.H826]*[.I826])+([.J826]*[.K826])" office:value-type="percentage" office:value="0" calcext:value-type="percentage">
            <text:p>0,00%</text:p>
          </table:table-cell>
          <table:table-cell table:formula="of:=AVERAGE([.K826];[.I826];[.G826];[.E826];[.C826])" office:value-type="percentage" office:value="0.01858" calcext:value-type="percentage">
            <text:p>1,86%</text:p>
          </table:table-cell>
          <table:table-cell table:formula="of:=[.N825] * (1+[.L826])" office:value-type="currency" office:currency="BRL" office:value="12931.2992715604" calcext:value-type="currency">
            <text:p>R$ 12.931,30</text:p>
          </table:table-cell>
          <table:table-cell table:formula="of:= 5000 * (1+[.M826])" office:value-type="float" office:value="5092.9" calcext:value-type="float">
            <text:p>5092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5/06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13" calcext:value-type="percentage">
            <text:p>3,1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1" calcext:value-type="percentage">
            <text:p>0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1" calcext:value-type="percentage">
            <text:p>2,2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9" calcext:value-type="percentage">
            <text:p>-1,8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4" calcext:value-type="percentage">
            <text:p>0,74%</text:p>
          </table:table-cell>
          <table:table-cell table:formula="of:=([.B827]*[.C827])+([.D827]*[.E827])+([.F827]*[.G827])+([.H827]*[.I827])+([.J827]*[.K827])" office:value-type="percentage" office:value="0" calcext:value-type="percentage">
            <text:p>0,00%</text:p>
          </table:table-cell>
          <table:table-cell table:formula="of:=AVERAGE([.K827];[.I827];[.G827];[.E827];[.C827])" office:value-type="percentage" office:value="0.0092" calcext:value-type="percentage">
            <text:p>0,92%</text:p>
          </table:table-cell>
          <table:table-cell table:formula="of:=[.N826] * (1+[.L827])" office:value-type="currency" office:currency="BRL" office:value="12931.2992715604" calcext:value-type="currency">
            <text:p>R$ 12.931,30</text:p>
          </table:table-cell>
          <table:table-cell table:formula="of:= 5000 * (1+[.M827])"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8/06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5" calcext:value-type="percentage">
            <text:p>1,9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3" calcext:value-type="percentage">
            <text:p>1,4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04" calcext:value-type="percentage">
            <text:p>4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1" calcext:value-type="percentage">
            <text:p>0,3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38" calcext:value-type="percentage">
            <text:p>3,38%</text:p>
          </table:table-cell>
          <table:table-cell table:formula="of:=([.B828]*[.C828])+([.D828]*[.E828])+([.F828]*[.G828])+([.H828]*[.I828])+([.J828]*[.K828])" office:value-type="percentage" office:value="0" calcext:value-type="percentage">
            <text:p>0,00%</text:p>
          </table:table-cell>
          <table:table-cell table:formula="of:=AVERAGE([.K828];[.I828];[.G828];[.E828];[.C828])" office:value-type="percentage" office:value="0.02222" calcext:value-type="percentage">
            <text:p>2,22%</text:p>
          </table:table-cell>
          <table:table-cell table:formula="of:=[.N827] * (1+[.L828])" office:value-type="currency" office:currency="BRL" office:value="12931.2992715604" calcext:value-type="currency">
            <text:p>R$ 12.931,30</text:p>
          </table:table-cell>
          <table:table-cell table:formula="of:= 5000 * (1+[.M828])" office:value-type="float" office:value="5111.1" calcext:value-type="float">
            <text:p>5111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9/06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6" calcext:value-type="percentage">
            <text:p>-3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8" calcext:value-type="percentage">
            <text:p>0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7" calcext:value-type="percentage">
            <text:p>-1,9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8" calcext:value-type="percentage">
            <text:p>0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5" calcext:value-type="percentage">
            <text:p>-1,65%</text:p>
          </table:table-cell>
          <table:table-cell table:formula="of:=([.B829]*[.C829])+([.D829]*[.E829])+([.F829]*[.G829])+([.H829]*[.I829])+([.J829]*[.K829])" office:value-type="percentage" office:value="0" calcext:value-type="percentage">
            <text:p>0,00%</text:p>
          </table:table-cell>
          <table:table-cell table:formula="of:=AVERAGE([.K829];[.I829];[.G829];[.E829];[.C829])" office:value-type="percentage" office:value="-0.01292" calcext:value-type="percentage">
            <text:p>-1,29%</text:p>
          </table:table-cell>
          <table:table-cell table:formula="of:=[.N828] * (1+[.L829])" office:value-type="currency" office:currency="BRL" office:value="12931.2992715604" calcext:value-type="currency">
            <text:p>R$ 12.931,30</text:p>
          </table:table-cell>
          <table:table-cell table:formula="of:= 5000 * (1+[.M829])" office:value-type="float" office:value="4935.4" calcext:value-type="float">
            <text:p>4935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0/06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7" calcext:value-type="percentage">
            <text:p>-1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9" calcext:value-type="percentage">
            <text:p>1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35" calcext:value-type="percentage">
            <text:p>-4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4" calcext:value-type="percentage">
            <text:p>-1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41" calcext:value-type="percentage">
            <text:p>-4,41%</text:p>
          </table:table-cell>
          <table:table-cell table:formula="of:=([.B830]*[.C830])+([.D830]*[.E830])+([.F830]*[.G830])+([.H830]*[.I830])+([.J830]*[.K830])" office:value-type="percentage" office:value="0" calcext:value-type="percentage">
            <text:p>0,00%</text:p>
          </table:table-cell>
          <table:table-cell table:formula="of:=AVERAGE([.K830];[.I830];[.G830];[.E830];[.C830])" office:value-type="percentage" office:value="-0.02096" calcext:value-type="percentage">
            <text:p>-2,10%</text:p>
          </table:table-cell>
          <table:table-cell table:formula="of:=[.N829] * (1+[.L830])" office:value-type="currency" office:currency="BRL" office:value="12931.2992715604" calcext:value-type="currency">
            <text:p>R$ 12.931,30</text:p>
          </table:table-cell>
          <table:table-cell table:formula="of:= 5000 * (1+[.M830])" office:value-type="float" office:value="4895.2" calcext:value-type="float">
            <text:p>4895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2/06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74" calcext:value-type="percentage">
            <text:p>-3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41" calcext:value-type="percentage">
            <text:p>2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9" calcext:value-type="percentage">
            <text:p>-1,9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8" calcext:value-type="percentage">
            <text:p>-1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51" calcext:value-type="percentage">
            <text:p>-2,51%</text:p>
          </table:table-cell>
          <table:table-cell table:formula="of:=([.B831]*[.C831])+([.D831]*[.E831])+([.F831]*[.G831])+([.H831]*[.I831])+([.J831]*[.K831])" office:value-type="percentage" office:value="0" calcext:value-type="percentage">
            <text:p>0,00%</text:p>
          </table:table-cell>
          <table:table-cell table:formula="of:=AVERAGE([.K831];[.I831];[.G831];[.E831];[.C831])" office:value-type="percentage" office:value="-0.01462" calcext:value-type="percentage">
            <text:p>-1,46%</text:p>
          </table:table-cell>
          <table:table-cell table:formula="of:=[.N830] * (1+[.L831])" office:value-type="currency" office:currency="BRL" office:value="12931.2992715604" calcext:value-type="currency">
            <text:p>R$ 12.931,30</text:p>
          </table:table-cell>
          <table:table-cell table:formula="of:= 5000 * (1+[.M831])" office:value-type="float" office:value="4926.9" calcext:value-type="float">
            <text:p>4926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5/06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9" calcext:value-type="percentage">
            <text:p>0,4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" calcext:value-type="percentage">
            <text:p>0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4" calcext:value-type="percentage">
            <text:p>-2,3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" calcext:value-type="percentage">
            <text:p>0,9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4" calcext:value-type="percentage">
            <text:p>-0,84%</text:p>
          </table:table-cell>
          <table:table-cell table:formula="of:=([.B832]*[.C832])+([.D832]*[.E832])+([.F832]*[.G832])+([.H832]*[.I832])+([.J832]*[.K832])" office:value-type="percentage" office:value="0" calcext:value-type="percentage">
            <text:p>0,00%</text:p>
          </table:table-cell>
          <table:table-cell table:formula="of:=AVERAGE([.K832];[.I832];[.G832];[.E832];[.C832])" office:value-type="percentage" office:value="-0.00218" calcext:value-type="percentage">
            <text:p>-0,22%</text:p>
          </table:table-cell>
          <table:table-cell table:formula="of:=[.N831] * (1+[.L832])" office:value-type="currency" office:currency="BRL" office:value="12931.2992715604" calcext:value-type="currency">
            <text:p>R$ 12.931,30</text:p>
          </table:table-cell>
          <table:table-cell table:formula="of:= 5000 * (1+[.M832])" office:value-type="float" office:value="4989.1" calcext:value-type="float">
            <text:p>4989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6/06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24" calcext:value-type="percentage">
            <text:p>3,2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" calcext:value-type="percentage">
            <text:p>-2,3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87" calcext:value-type="percentage">
            <text:p>2,8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8" calcext:value-type="percentage">
            <text:p>2,8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" calcext:value-type="percentage">
            <text:p>1,30%</text:p>
          </table:table-cell>
          <table:table-cell table:formula="of:=([.B833]*[.C833])+([.D833]*[.E833])+([.F833]*[.G833])+([.H833]*[.I833])+([.J833]*[.K833])" office:value-type="percentage" office:value="0" calcext:value-type="percentage">
            <text:p>0,00%</text:p>
          </table:table-cell>
          <table:table-cell table:formula="of:=AVERAGE([.K833];[.I833];[.G833];[.E833];[.C833])" office:value-type="percentage" office:value="0.01582" calcext:value-type="percentage">
            <text:p>1,58%</text:p>
          </table:table-cell>
          <table:table-cell table:formula="of:=[.N832] * (1+[.L833])" office:value-type="currency" office:currency="BRL" office:value="12931.2992715604" calcext:value-type="currency">
            <text:p>R$ 12.931,30</text:p>
          </table:table-cell>
          <table:table-cell table:formula="of:= 5000 * (1+[.M833])" office:value-type="float" office:value="5079.1" calcext:value-type="float">
            <text:p>5079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7/06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3" calcext:value-type="percentage">
            <text:p>0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3" calcext:value-type="percentage">
            <text:p>-0,4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6" calcext:value-type="percentage">
            <text:p>1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6" calcext:value-type="percentage">
            <text:p>1,4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99" calcext:value-type="percentage">
            <text:p>2,99%</text:p>
          </table:table-cell>
          <table:table-cell table:formula="of:=([.B834]*[.C834])+([.D834]*[.E834])+([.F834]*[.G834])+([.H834]*[.I834])+([.J834]*[.K834])" office:value-type="percentage" office:value="0" calcext:value-type="percentage">
            <text:p>0,00%</text:p>
          </table:table-cell>
          <table:table-cell table:formula="of:=AVERAGE([.K834];[.I834];[.G834];[.E834];[.C834])" office:value-type="percentage" office:value="0.01122" calcext:value-type="percentage">
            <text:p>1,12%</text:p>
          </table:table-cell>
          <table:table-cell table:formula="of:=[.N833] * (1+[.L834])" office:value-type="currency" office:currency="BRL" office:value="12931.2992715604" calcext:value-type="currency">
            <text:p>R$ 12.931,30</text:p>
          </table:table-cell>
          <table:table-cell table:formula="of:= 5000 * (1+[.M834])" office:value-type="float" office:value="5056.1" calcext:value-type="float">
            <text:p>5056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8/06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5" calcext:value-type="percentage">
            <text:p>0,7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24" calcext:value-type="percentage">
            <text:p>-2,2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92" calcext:value-type="percentage">
            <text:p>3,9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5" calcext:value-type="percentage">
            <text:p>-0,0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9" calcext:value-type="percentage">
            <text:p>-0,29%</text:p>
          </table:table-cell>
          <table:table-cell table:formula="of:=([.B835]*[.C835])+([.D835]*[.E835])+([.F835]*[.G835])+([.H835]*[.I835])+([.J835]*[.K835])" office:value-type="percentage" office:value="0" calcext:value-type="percentage">
            <text:p>0,00%</text:p>
          </table:table-cell>
          <table:table-cell table:formula="of:=AVERAGE([.K835];[.I835];[.G835];[.E835];[.C835])" office:value-type="percentage" office:value="0.00418" calcext:value-type="percentage">
            <text:p>0,42%</text:p>
          </table:table-cell>
          <table:table-cell table:formula="of:=[.N834] * (1+[.L835])" office:value-type="currency" office:currency="BRL" office:value="12931.2992715604" calcext:value-type="currency">
            <text:p>R$ 12.931,30</text:p>
          </table:table-cell>
          <table:table-cell table:formula="of:= 5000 * (1+[.M835])" office:value-type="float" office:value="5020.9" calcext:value-type="float">
            <text:p>5020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9/06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" calcext:value-type="percentage">
            <text:p>-0,6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4" calcext:value-type="percentage">
            <text:p>0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6" calcext:value-type="percentage">
            <text:p>1,9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8" calcext:value-type="percentage">
            <text:p>-1,7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4" calcext:value-type="percentage">
            <text:p>-1,34%</text:p>
          </table:table-cell>
          <table:table-cell table:formula="of:=([.B836]*[.C836])+([.D836]*[.E836])+([.F836]*[.G836])+([.H836]*[.I836])+([.J836]*[.K836])" office:value-type="percentage" office:value="0" calcext:value-type="percentage">
            <text:p>0,00%</text:p>
          </table:table-cell>
          <table:table-cell table:formula="of:=AVERAGE([.K836];[.I836];[.G836];[.E836];[.C836])" office:value-type="percentage" office:value="-0.00264" calcext:value-type="percentage">
            <text:p>-0,26%</text:p>
          </table:table-cell>
          <table:table-cell table:formula="of:=[.N835] * (1+[.L836])" office:value-type="currency" office:currency="BRL" office:value="12931.2992715604" calcext:value-type="currency">
            <text:p>R$ 12.931,30</text:p>
          </table:table-cell>
          <table:table-cell table:formula="of:= 5000 * (1+[.M836])" office:value-type="float" office:value="4986.8" calcext:value-type="float">
            <text:p>4986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2/06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42" calcext:value-type="percentage">
            <text:p>-2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3" calcext:value-type="percentage">
            <text:p>-0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1" calcext:value-type="percentage">
            <text:p>-3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1" calcext:value-type="percentage">
            <text:p>-0,3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06" calcext:value-type="percentage">
            <text:p>-2,06%</text:p>
          </table:table-cell>
          <table:table-cell table:formula="of:=([.B837]*[.C837])+([.D837]*[.E837])+([.F837]*[.G837])+([.H837]*[.I837])+([.J837]*[.K837])" office:value-type="percentage" office:value="-0" calcext:value-type="percentage">
            <text:p>0,00%</text:p>
          </table:table-cell>
          <table:table-cell table:formula="of:=AVERAGE([.K837];[.I837];[.G837];[.E837];[.C837])" office:value-type="percentage" office:value="-0.01584" calcext:value-type="percentage">
            <text:p>-1,58%</text:p>
          </table:table-cell>
          <table:table-cell table:formula="of:=[.N836] * (1+[.L837])" office:value-type="currency" office:currency="BRL" office:value="12931.2992715604" calcext:value-type="currency">
            <text:p>R$ 12.931,30</text:p>
          </table:table-cell>
          <table:table-cell table:formula="of:= 5000 * (1+[.M837])" office:value-type="float" office:value="4920.8" calcext:value-type="float">
            <text:p>4920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3/06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34" calcext:value-type="percentage">
            <text:p>3,3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73" calcext:value-type="percentage">
            <text:p>-2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2" calcext:value-type="percentage">
            <text:p>-1,3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7" calcext:value-type="percentage">
            <text:p>1,0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7" calcext:value-type="percentage">
            <text:p>0,87%</text:p>
          </table:table-cell>
          <table:table-cell table:formula="of:=([.B838]*[.C838])+([.D838]*[.E838])+([.F838]*[.G838])+([.H838]*[.I838])+([.J838]*[.K838])" office:value-type="percentage" office:value="0" calcext:value-type="percentage">
            <text:p>0,00%</text:p>
          </table:table-cell>
          <table:table-cell table:formula="of:=AVERAGE([.K838];[.I838];[.G838];[.E838];[.C838])" office:value-type="percentage" office:value="0.00246" calcext:value-type="percentage">
            <text:p>0,25%</text:p>
          </table:table-cell>
          <table:table-cell table:formula="of:=[.N837] * (1+[.L838])" office:value-type="currency" office:currency="BRL" office:value="12931.2992715604" calcext:value-type="currency">
            <text:p>R$ 12.931,30</text:p>
          </table:table-cell>
          <table:table-cell table:formula="of:= 5000 * (1+[.M838])" office:value-type="float" office:value="5012.3" calcext:value-type="float">
            <text:p>5012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4/06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" calcext:value-type="percentage">
            <text:p>-3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1" calcext:value-type="percentage">
            <text:p>-0,2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8" calcext:value-type="percentage">
            <text:p>-3,8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6" calcext:value-type="percentage">
            <text:p>-0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91" calcext:value-type="percentage">
            <text:p>-3,91%</text:p>
          </table:table-cell>
          <table:table-cell table:formula="of:=([.B839]*[.C839])+([.D839]*[.E839])+([.F839]*[.G839])+([.H839]*[.I839])+([.J839]*[.K839])" office:value-type="percentage" office:value="-0" calcext:value-type="percentage">
            <text:p>0,00%</text:p>
          </table:table-cell>
          <table:table-cell table:formula="of:=AVERAGE([.K839];[.I839];[.G839];[.E839];[.C839])" office:value-type="percentage" office:value="-0.02256" calcext:value-type="percentage">
            <text:p>-2,26%</text:p>
          </table:table-cell>
          <table:table-cell table:formula="of:=[.N838] * (1+[.L839])" office:value-type="currency" office:currency="BRL" office:value="12931.2992715604" calcext:value-type="currency">
            <text:p>R$ 12.931,30</text:p>
          </table:table-cell>
          <table:table-cell table:formula="of:= 5000 * (1+[.M839])" office:value-type="float" office:value="4887.2" calcext:value-type="float">
            <text:p>4887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5/06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4" calcext:value-type="percentage">
            <text:p>2,2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4" calcext:value-type="percentage">
            <text:p>1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2" calcext:value-type="percentage">
            <text:p>1,2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" calcext:value-type="percentage">
            <text:p>1,1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45" calcext:value-type="percentage">
            <text:p>2,45%</text:p>
          </table:table-cell>
          <table:table-cell table:formula="of:=([.B840]*[.C840])+([.D840]*[.E840])+([.F840]*[.G840])+([.H840]*[.I840])+([.J840]*[.K840])" office:value-type="percentage" office:value="0" calcext:value-type="percentage">
            <text:p>0,00%</text:p>
          </table:table-cell>
          <table:table-cell table:formula="of:=AVERAGE([.K840];[.I840];[.G840];[.E840];[.C840])" office:value-type="percentage" office:value="0.01686" calcext:value-type="percentage">
            <text:p>1,69%</text:p>
          </table:table-cell>
          <table:table-cell table:formula="of:=[.N839] * (1+[.L840])" office:value-type="currency" office:currency="BRL" office:value="12931.2992715604" calcext:value-type="currency">
            <text:p>R$ 12.931,30</text:p>
          </table:table-cell>
          <table:table-cell table:formula="of:= 5000 * (1+[.M840])" office:value-type="float" office:value="5084.3" calcext:value-type="float">
            <text:p>5084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6/06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93" calcext:value-type="percentage">
            <text:p>-2,9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8" calcext:value-type="percentage">
            <text:p>0,2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8" calcext:value-type="percentage">
            <text:p>-1,6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8" calcext:value-type="percentage">
            <text:p>-0,6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6" calcext:value-type="percentage">
            <text:p>-3,60%</text:p>
          </table:table-cell>
          <table:table-cell table:formula="of:=([.B841]*[.C841])+([.D841]*[.E841])+([.F841]*[.G841])+([.H841]*[.I841])+([.J841]*[.K841])" office:value-type="percentage" office:value="0" calcext:value-type="percentage">
            <text:p>0,00%</text:p>
          </table:table-cell>
          <table:table-cell table:formula="of:=AVERAGE([.K841];[.I841];[.G841];[.E841];[.C841])" office:value-type="percentage" office:value="-0.01722" calcext:value-type="percentage">
            <text:p>-1,72%</text:p>
          </table:table-cell>
          <table:table-cell table:formula="of:=[.N840] * (1+[.L841])" office:value-type="currency" office:currency="BRL" office:value="12931.2992715604" calcext:value-type="currency">
            <text:p>R$ 12.931,30</text:p>
          </table:table-cell>
          <table:table-cell table:formula="of:= 5000 * (1+[.M841])" office:value-type="float" office:value="4913.9" calcext:value-type="float">
            <text:p>4913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9/06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93" calcext:value-type="percentage">
            <text:p>3,9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2" calcext:value-type="percentage">
            <text:p>-0,5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99" calcext:value-type="percentage">
            <text:p>2,9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2" calcext:value-type="percentage">
            <text:p>0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09" calcext:value-type="percentage">
            <text:p>5,09%</text:p>
          </table:table-cell>
          <table:table-cell table:formula="of:=([.B842]*[.C842])+([.D842]*[.E842])+([.F842]*[.G842])+([.H842]*[.I842])+([.J842]*[.K842])" office:value-type="percentage" office:value="0" calcext:value-type="percentage">
            <text:p>0,00%</text:p>
          </table:table-cell>
          <table:table-cell table:formula="of:=AVERAGE([.K842];[.I842];[.G842];[.E842];[.C842])" office:value-type="percentage" office:value="0.02302" calcext:value-type="percentage">
            <text:p>2,30%</text:p>
          </table:table-cell>
          <table:table-cell table:formula="of:=[.N841] * (1+[.L842])" office:value-type="currency" office:currency="BRL" office:value="12931.2992715604" calcext:value-type="currency">
            <text:p>R$ 12.931,30</text:p>
          </table:table-cell>
          <table:table-cell table:formula="of:= 5000 * (1+[.M842])" office:value-type="float" office:value="5115.1" calcext:value-type="float">
            <text:p>5115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0/06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1" calcext:value-type="percentage">
            <text:p>-0,5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49" calcext:value-type="percentage">
            <text:p>2,4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89" calcext:value-type="percentage">
            <text:p>-3,8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2" calcext:value-type="percentage">
            <text:p>0,5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86" calcext:value-type="percentage">
            <text:p>-3,86%</text:p>
          </table:table-cell>
          <table:table-cell table:formula="of:=([.B843]*[.C843])+([.D843]*[.E843])+([.F843]*[.G843])+([.H843]*[.I843])+([.J843]*[.K843])" office:value-type="percentage" office:value="0" calcext:value-type="percentage">
            <text:p>0,00%</text:p>
          </table:table-cell>
          <table:table-cell table:formula="of:=AVERAGE([.K843];[.I843];[.G843];[.E843];[.C843])" office:value-type="percentage" office:value="-0.0105" calcext:value-type="percentage">
            <text:p>-1,05%</text:p>
          </table:table-cell>
          <table:table-cell table:formula="of:=[.N842] * (1+[.L843])" office:value-type="currency" office:currency="BRL" office:value="12931.2992715604" calcext:value-type="currency">
            <text:p>R$ 12.931,30</text:p>
          </table:table-cell>
          <table:table-cell table:formula="of:= 5000 * (1+[.M843])" office:value-type="float" office:value="4947.5" calcext:value-type="float">
            <text:p>4947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1/07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4" calcext:value-type="percentage">
            <text:p>0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5" calcext:value-type="percentage">
            <text:p>-0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61" calcext:value-type="percentage">
            <text:p>2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47" calcext:value-type="percentage">
            <text:p>-2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86" calcext:value-type="percentage">
            <text:p>2,86%</text:p>
          </table:table-cell>
          <table:table-cell table:formula="of:=([.B844]*[.C844])+([.D844]*[.E844])+([.F844]*[.G844])+([.H844]*[.I844])+([.J844]*[.K844])" office:value-type="percentage" office:value="0" calcext:value-type="percentage">
            <text:p>0,00%</text:p>
          </table:table-cell>
          <table:table-cell table:formula="of:=AVERAGE([.K844];[.I844];[.G844];[.E844];[.C844])" office:value-type="percentage" office:value="0.00678" calcext:value-type="percentage">
            <text:p>0,68%</text:p>
          </table:table-cell>
          <table:table-cell table:formula="of:=[.N843] * (1+[.L844])" office:value-type="currency" office:currency="BRL" office:value="12931.2992715604" calcext:value-type="currency">
            <text:p>R$ 12.931,30</text:p>
          </table:table-cell>
          <table:table-cell table:formula="of:= 5000 * (1+[.M844])" office:value-type="float" office:value="5033.9" calcext:value-type="float">
            <text:p>5033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2/07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1" calcext:value-type="percentage">
            <text:p>1,6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17" calcext:value-type="percentage">
            <text:p>0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2" calcext:value-type="percentage">
            <text:p>1,7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4" calcext:value-type="percentage">
            <text:p>1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7" calcext:value-type="percentage">
            <text:p>0,27%</text:p>
          </table:table-cell>
          <table:table-cell table:formula="of:=([.B845]*[.C845])+([.D845]*[.E845])+([.F845]*[.G845])+([.H845]*[.I845])+([.J845]*[.K845])" office:value-type="percentage" office:value="0" calcext:value-type="percentage">
            <text:p>0,00%</text:p>
          </table:table-cell>
          <table:table-cell table:formula="of:=AVERAGE([.K845];[.I845];[.G845];[.E845];[.C845])" office:value-type="percentage" office:value="0.01102" calcext:value-type="percentage">
            <text:p>1,10%</text:p>
          </table:table-cell>
          <table:table-cell table:formula="of:=[.N844] * (1+[.L845])" office:value-type="currency" office:currency="BRL" office:value="12931.2992715604" calcext:value-type="currency">
            <text:p>R$ 12.931,30</text:p>
          </table:table-cell>
          <table:table-cell table:formula="of:= 5000 * (1+[.M845])" office:value-type="float" office:value="5055.1" calcext:value-type="float">
            <text:p>5055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3/07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6" calcext:value-type="percentage">
            <text:p>-0,3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7" calcext:value-type="percentage">
            <text:p>-3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9" calcext:value-type="percentage">
            <text:p>-0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1" calcext:value-type="percentage">
            <text:p>-0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03" calcext:value-type="percentage">
            <text:p>1,03%</text:p>
          </table:table-cell>
          <table:table-cell table:formula="of:=([.B846]*[.C846])+([.D846]*[.E846])+([.F846]*[.G846])+([.H846]*[.I846])+([.J846]*[.K846])" office:value-type="percentage" office:value="0" calcext:value-type="percentage">
            <text:p>0,00%</text:p>
          </table:table-cell>
          <table:table-cell table:formula="of:=AVERAGE([.K846];[.I846];[.G846];[.E846];[.C846])" office:value-type="percentage" office:value="-0.00726" calcext:value-type="percentage">
            <text:p>-0,73%</text:p>
          </table:table-cell>
          <table:table-cell table:formula="of:=[.N845] * (1+[.L846])" office:value-type="currency" office:currency="BRL" office:value="12931.2992715604" calcext:value-type="currency">
            <text:p>R$ 12.931,30</text:p>
          </table:table-cell>
          <table:table-cell table:formula="of:= 5000 * (1+[.M846])" office:value-type="float" office:value="4963.7" calcext:value-type="float">
            <text:p>4963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6/07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41" calcext:value-type="percentage">
            <text:p>2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6" calcext:value-type="percentage">
            <text:p>0,2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64" calcext:value-type="percentage">
            <text:p>4,6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7" calcext:value-type="percentage">
            <text:p>2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49" calcext:value-type="percentage">
            <text:p>3,49%</text:p>
          </table:table-cell>
          <table:table-cell table:formula="of:=([.B847]*[.C847])+([.D847]*[.E847])+([.F847]*[.G847])+([.H847]*[.I847])+([.J847]*[.K847])" office:value-type="percentage" office:value="0" calcext:value-type="percentage">
            <text:p>0,00%</text:p>
          </table:table-cell>
          <table:table-cell table:formula="of:=AVERAGE([.K847];[.I847];[.G847];[.E847];[.C847])" office:value-type="percentage" office:value="0.02634" calcext:value-type="percentage">
            <text:p>2,63%</text:p>
          </table:table-cell>
          <table:table-cell table:formula="of:=[.N846] * (1+[.L847])" office:value-type="currency" office:currency="BRL" office:value="12931.2992715604" calcext:value-type="currency">
            <text:p>R$ 12.931,30</text:p>
          </table:table-cell>
          <table:table-cell table:formula="of:= 5000 * (1+[.M847])" office:value-type="float" office:value="5131.7" calcext:value-type="float">
            <text:p>5131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7/07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4" calcext:value-type="percentage">
            <text:p>-1,2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1" calcext:value-type="percentage">
            <text:p>0,9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9" calcext:value-type="percentage">
            <text:p>-4,9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5" calcext:value-type="percentage">
            <text:p>-0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401" calcext:value-type="percentage">
            <text:p>-4,01%</text:p>
          </table:table-cell>
          <table:table-cell table:formula="of:=([.B848]*[.C848])+([.D848]*[.E848])+([.F848]*[.G848])+([.H848]*[.I848])+([.J848]*[.K848])" office:value-type="percentage" office:value="0" calcext:value-type="percentage">
            <text:p>0,00%</text:p>
          </table:table-cell>
          <table:table-cell table:formula="of:=AVERAGE([.K848];[.I848];[.G848];[.E848];[.C848])" office:value-type="percentage" office:value="-0.01918" calcext:value-type="percentage">
            <text:p>-1,92%</text:p>
          </table:table-cell>
          <table:table-cell table:formula="of:=[.N847] * (1+[.L848])" office:value-type="currency" office:currency="BRL" office:value="12931.2992715604" calcext:value-type="currency">
            <text:p>R$ 12.931,30</text:p>
          </table:table-cell>
          <table:table-cell table:formula="of:= 5000 * (1+[.M848])" office:value-type="float" office:value="4904.1" calcext:value-type="float">
            <text:p>4904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8/07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9" calcext:value-type="percentage">
            <text:p>1,8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7" calcext:value-type="percentage">
            <text:p>0,9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16" calcext:value-type="percentage">
            <text:p>2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9" calcext:value-type="percentage">
            <text:p>1,6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43" calcext:value-type="percentage">
            <text:p>2,43%</text:p>
          </table:table-cell>
          <table:table-cell table:formula="of:=([.B849]*[.C849])+([.D849]*[.E849])+([.F849]*[.G849])+([.H849]*[.I849])+([.J849]*[.K849])" office:value-type="percentage" office:value="0" calcext:value-type="percentage">
            <text:p>0,00%</text:p>
          </table:table-cell>
          <table:table-cell table:formula="of:=AVERAGE([.K849];[.I849];[.G849];[.E849];[.C849])" office:value-type="percentage" office:value="0.01828" calcext:value-type="percentage">
            <text:p>1,83%</text:p>
          </table:table-cell>
          <table:table-cell table:formula="of:=[.N848] * (1+[.L849])" office:value-type="currency" office:currency="BRL" office:value="12931.2992715604" calcext:value-type="currency">
            <text:p>R$ 12.931,30</text:p>
          </table:table-cell>
          <table:table-cell table:formula="of:= 5000 * (1+[.M849])" office:value-type="float" office:value="5091.4" calcext:value-type="float">
            <text:p>5091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9/07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25" calcext:value-type="percentage">
            <text:p>-2,2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8" calcext:value-type="percentage">
            <text:p>1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4" calcext:value-type="percentage">
            <text:p>0,0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7" calcext:value-type="percentage">
            <text:p>-1,5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8" calcext:value-type="percentage">
            <text:p>-0,38%</text:p>
          </table:table-cell>
          <table:table-cell table:formula="of:=([.B850]*[.C850])+([.D850]*[.E850])+([.F850]*[.G850])+([.H850]*[.I850])+([.J850]*[.K850])" office:value-type="percentage" office:value="0" calcext:value-type="percentage">
            <text:p>0,00%</text:p>
          </table:table-cell>
          <table:table-cell table:formula="of:=AVERAGE([.K850];[.I850];[.G850];[.E850];[.C850])" office:value-type="percentage" office:value="-0.00556" calcext:value-type="percentage">
            <text:p>-0,56%</text:p>
          </table:table-cell>
          <table:table-cell table:formula="of:=[.N849] * (1+[.L850])" office:value-type="currency" office:currency="BRL" office:value="12931.2992715604" calcext:value-type="currency">
            <text:p>R$ 12.931,30</text:p>
          </table:table-cell>
          <table:table-cell table:formula="of:= 5000 * (1+[.M850])" office:value-type="float" office:value="4972.2" calcext:value-type="float">
            <text:p>4972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0/07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7" calcext:value-type="percentage">
            <text:p>1,6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4" calcext:value-type="percentage">
            <text:p>-0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3" calcext:value-type="percentage">
            <text:p>0,9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7" calcext:value-type="percentage">
            <text:p>0,9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3" calcext:value-type="percentage">
            <text:p>0,53%</text:p>
          </table:table-cell>
          <table:table-cell table:formula="of:=([.B851]*[.C851])+([.D851]*[.E851])+([.F851]*[.G851])+([.H851]*[.I851])+([.J851]*[.K851])" office:value-type="percentage" office:value="0" calcext:value-type="percentage">
            <text:p>0,00%</text:p>
          </table:table-cell>
          <table:table-cell table:formula="of:=AVERAGE([.K851];[.I851];[.G851];[.E851];[.C851])" office:value-type="percentage" office:value="0.00672" calcext:value-type="percentage">
            <text:p>0,67%</text:p>
          </table:table-cell>
          <table:table-cell table:formula="of:=[.N850] * (1+[.L851])" office:value-type="currency" office:currency="BRL" office:value="12931.2992715604" calcext:value-type="currency">
            <text:p>R$ 12.931,30</text:p>
          </table:table-cell>
          <table:table-cell table:formula="of:= 5000 * (1+[.M851])" office:value-type="float" office:value="5033.6" calcext:value-type="float">
            <text:p>5033,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3/07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5" calcext:value-type="percentage">
            <text:p>-1,5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8" calcext:value-type="percentage">
            <text:p>0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7" calcext:value-type="percentage">
            <text:p>-1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19" calcext:value-type="percentage">
            <text:p>1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" calcext:value-type="percentage">
            <text:p>-1,00%</text:p>
          </table:table-cell>
          <table:table-cell table:formula="of:=([.B852]*[.C852])+([.D852]*[.E852])+([.F852]*[.G852])+([.H852]*[.I852])+([.J852]*[.K852])" office:value-type="percentage" office:value="0" calcext:value-type="percentage">
            <text:p>0,00%</text:p>
          </table:table-cell>
          <table:table-cell table:formula="of:=AVERAGE([.K852];[.I852];[.G852];[.E852];[.C852])" office:value-type="percentage" office:value="-0.0049" calcext:value-type="percentage">
            <text:p>-0,49%</text:p>
          </table:table-cell>
          <table:table-cell table:formula="of:=[.N851] * (1+[.L852])" office:value-type="currency" office:currency="BRL" office:value="12931.2992715604" calcext:value-type="currency">
            <text:p>R$ 12.931,30</text:p>
          </table:table-cell>
          <table:table-cell table:formula="of:= 5000 * (1+[.M852])" office:value-type="float" office:value="4975.5" calcext:value-type="float">
            <text:p>4975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4/07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34" calcext:value-type="percentage">
            <text:p>3,3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4" calcext:value-type="percentage">
            <text:p>-0,4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8" calcext:value-type="percentage">
            <text:p>1,6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703" calcext:value-type="percentage">
            <text:p>7,0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3" calcext:value-type="percentage">
            <text:p>1,63%</text:p>
          </table:table-cell>
          <table:table-cell table:formula="of:=([.B853]*[.C853])+([.D853]*[.E853])+([.F853]*[.G853])+([.H853]*[.I853])+([.J853]*[.K853])" office:value-type="percentage" office:value="0" calcext:value-type="percentage">
            <text:p>0,00%</text:p>
          </table:table-cell>
          <table:table-cell table:formula="of:=AVERAGE([.K853];[.I853];[.G853];[.E853];[.C853])" office:value-type="percentage" office:value="0.02648" calcext:value-type="percentage">
            <text:p>2,65%</text:p>
          </table:table-cell>
          <table:table-cell table:formula="of:=[.N852] * (1+[.L853])" office:value-type="currency" office:currency="BRL" office:value="12931.2992715604" calcext:value-type="currency">
            <text:p>R$ 12.931,30</text:p>
          </table:table-cell>
          <table:table-cell table:formula="of:= 5000 * (1+[.M853])" office:value-type="float" office:value="5132.4" calcext:value-type="float">
            <text:p>5132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5/07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92" calcext:value-type="percentage">
            <text:p>1,9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7" calcext:value-type="percentage">
            <text:p>-0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" calcext:value-type="percentage">
            <text:p>0,70%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015" calcext:value-type="percentage">
            <text:p>0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9" calcext:value-type="percentage">
            <text:p>0,99%</text:p>
          </table:table-cell>
          <table:table-cell table:formula="of:=([.B854]*[.C854])+([.D854]*[.E854])+([.F854]*[.G854])+([.H854]*[.I854])+([.J854]*[.K854])" office:value-type="percentage" office:value="-0.0015" calcext:value-type="percentage">
            <text:p>-0,15%</text:p>
          </table:table-cell>
          <table:table-cell table:formula="of:=AVERAGE([.K854];[.I854];[.G854];[.E854];[.C854])" office:value-type="percentage" office:value="0.00718" calcext:value-type="percentage">
            <text:p>0,72%</text:p>
          </table:table-cell>
          <table:table-cell table:formula="of:=[.N853] * (1+[.L854])" office:value-type="currency" office:currency="BRL" office:value="12911.9023226531" calcext:value-type="currency">
            <text:p>R$ 12.911,90</text:p>
          </table:table-cell>
          <table:table-cell table:formula="of:= 5000 * (1+[.M854])" office:value-type="float" office:value="5035.9" calcext:value-type="float">
            <text:p>5035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6/07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66" calcext:value-type="percentage">
            <text:p>-2,6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5" calcext:value-type="percentage">
            <text:p>-0,6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8" calcext:value-type="percentage">
            <text:p>-1,6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7" calcext:value-type="percentage">
            <text:p>-2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4" calcext:value-type="percentage">
            <text:p>-0,84%</text:p>
          </table:table-cell>
          <table:table-cell table:formula="of:=([.B855]*[.C855])+([.D855]*[.E855])+([.F855]*[.G855])+([.H855]*[.I855])+([.J855]*[.K855])" office:value-type="percentage" office:value="-0" calcext:value-type="percentage">
            <text:p>0,00%</text:p>
          </table:table-cell>
          <table:table-cell table:formula="of:=AVERAGE([.K855];[.I855];[.G855];[.E855];[.C855])" office:value-type="percentage" office:value="-0.01706" calcext:value-type="percentage">
            <text:p>-1,71%</text:p>
          </table:table-cell>
          <table:table-cell table:formula="of:=[.N854] * (1+[.L855])" office:value-type="currency" office:currency="BRL" office:value="12911.9023226531" calcext:value-type="currency">
            <text:p>R$ 12.911,90</text:p>
          </table:table-cell>
          <table:table-cell table:formula="of:= 5000 * (1+[.M855])" office:value-type="float" office:value="4914.7" calcext:value-type="float">
            <text:p>4914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7/07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9" calcext:value-type="percentage">
            <text:p>0,0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56" calcext:value-type="percentage">
            <text:p>-2,5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89" calcext:value-type="percentage">
            <text:p>0,8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53" calcext:value-type="percentage">
            <text:p>1,5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08" calcext:value-type="percentage">
            <text:p>3,08%</text:p>
          </table:table-cell>
          <table:table-cell table:formula="of:=([.B856]*[.C856])+([.D856]*[.E856])+([.F856]*[.G856])+([.H856]*[.I856])+([.J856]*[.K856])" office:value-type="percentage" office:value="0" calcext:value-type="percentage">
            <text:p>0,00%</text:p>
          </table:table-cell>
          <table:table-cell table:formula="of:=AVERAGE([.K856];[.I856];[.G856];[.E856];[.C856])" office:value-type="percentage" office:value="0.00606" calcext:value-type="percentage">
            <text:p>0,61%</text:p>
          </table:table-cell>
          <table:table-cell table:formula="of:=[.N855] * (1+[.L856])" office:value-type="currency" office:currency="BRL" office:value="12911.9023226531" calcext:value-type="currency">
            <text:p>R$ 12.911,90</text:p>
          </table:table-cell>
          <table:table-cell table:formula="of:= 5000 * (1+[.M856])" office:value-type="float" office:value="5030.3" calcext:value-type="float">
            <text:p>5030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/07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7" calcext:value-type="percentage">
            <text:p>0,7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9" calcext:value-type="percentage">
            <text:p>0,2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9" calcext:value-type="percentage">
            <text:p>-0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9" calcext:value-type="percentage">
            <text:p>-0,39%</text:p>
          </table:table-cell>
          <table:table-cell table:formula="of:=([.B857]*[.C857])+([.D857]*[.E857])+([.F857]*[.G857])+([.H857]*[.I857])+([.J857]*[.K857])" office:value-type="percentage" office:value="0" calcext:value-type="percentage">
            <text:p>0,00%</text:p>
          </table:table-cell>
          <table:table-cell table:formula="of:=AVERAGE([.K857];[.I857];[.G857];[.E857];[.C857])" office:value-type="percentage" office:value="0.00056" calcext:value-type="percentage">
            <text:p>0,06%</text:p>
          </table:table-cell>
          <table:table-cell table:formula="of:=[.N856] * (1+[.L857])" office:value-type="currency" office:currency="BRL" office:value="12911.9023226531" calcext:value-type="currency">
            <text:p>R$ 12.911,90</text:p>
          </table:table-cell>
          <table:table-cell table:formula="of:= 5000 * (1+[.M857])" office:value-type="float" office:value="5002.8" calcext:value-type="float">
            <text:p>5002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1/07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77" calcext:value-type="percentage">
            <text:p>2,7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23" calcext:value-type="percentage">
            <text:p>-0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7" calcext:value-type="percentage">
            <text:p>1,4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1" calcext:value-type="percentage">
            <text:p>-1,8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8" calcext:value-type="percentage">
            <text:p>0,48%</text:p>
          </table:table-cell>
          <table:table-cell table:formula="of:=([.B858]*[.C858])+([.D858]*[.E858])+([.F858]*[.G858])+([.H858]*[.I858])+([.J858]*[.K858])" office:value-type="percentage" office:value="0" calcext:value-type="percentage">
            <text:p>0,00%</text:p>
          </table:table-cell>
          <table:table-cell table:formula="of:=AVERAGE([.K858];[.I858];[.G858];[.E858];[.C858])" office:value-type="percentage" office:value="0.00536" calcext:value-type="percentage">
            <text:p>0,54%</text:p>
          </table:table-cell>
          <table:table-cell table:formula="of:=[.N857] * (1+[.L858])" office:value-type="currency" office:currency="BRL" office:value="12911.9023226531" calcext:value-type="currency">
            <text:p>R$ 12.911,90</text:p>
          </table:table-cell>
          <table:table-cell table:formula="of:= 5000 * (1+[.M858])" office:value-type="float" office:value="5026.8" calcext:value-type="float">
            <text:p>5026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2/07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7" calcext:value-type="percentage">
            <text:p>-1,3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39" calcext:value-type="percentage">
            <text:p>-1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27" calcext:value-type="percentage">
            <text:p>-2,2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7" calcext:value-type="percentage">
            <text:p>-0,7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2" calcext:value-type="percentage">
            <text:p>-0,82%</text:p>
          </table:table-cell>
          <table:table-cell table:formula="of:=([.B859]*[.C859])+([.D859]*[.E859])+([.F859]*[.G859])+([.H859]*[.I859])+([.J859]*[.K859])" office:value-type="percentage" office:value="-0" calcext:value-type="percentage">
            <text:p>0,00%</text:p>
          </table:table-cell>
          <table:table-cell table:formula="of:=AVERAGE([.K859];[.I859];[.G859];[.E859];[.C859])" office:value-type="percentage" office:value="-0.01324" calcext:value-type="percentage">
            <text:p>-1,32%</text:p>
          </table:table-cell>
          <table:table-cell table:formula="of:=[.N858] * (1+[.L859])" office:value-type="currency" office:currency="BRL" office:value="12911.9023226531" calcext:value-type="currency">
            <text:p>R$ 12.911,90</text:p>
          </table:table-cell>
          <table:table-cell table:formula="of:= 5000 * (1+[.M859])" office:value-type="float" office:value="4933.8" calcext:value-type="float">
            <text:p>4933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3/07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08" calcext:value-type="percentage">
            <text:p>-2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65" calcext:value-type="percentage">
            <text:p>3,6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11" calcext:value-type="percentage">
            <text:p>-2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66" calcext:value-type="percentage">
            <text:p>-0,6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41" calcext:value-type="percentage">
            <text:p>-2,41%</text:p>
          </table:table-cell>
          <table:table-cell table:formula="of:=([.B860]*[.C860])+([.D860]*[.E860])+([.F860]*[.G860])+([.H860]*[.I860])+([.J860]*[.K860])" office:value-type="percentage" office:value="0" calcext:value-type="percentage">
            <text:p>0,00%</text:p>
          </table:table-cell>
          <table:table-cell table:formula="of:=AVERAGE([.K860];[.I860];[.G860];[.E860];[.C860])" office:value-type="percentage" office:value="-0.00722" calcext:value-type="percentage">
            <text:p>-0,72%</text:p>
          </table:table-cell>
          <table:table-cell table:formula="of:=[.N859] * (1+[.L860])" office:value-type="currency" office:currency="BRL" office:value="12911.9023226531" calcext:value-type="currency">
            <text:p>R$ 12.911,90</text:p>
          </table:table-cell>
          <table:table-cell table:formula="of:= 5000 * (1+[.M860])" office:value-type="float" office:value="4963.9" calcext:value-type="float">
            <text:p>4963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4/07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1" calcext:value-type="percentage">
            <text:p>0,7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6" calcext:value-type="percentage">
            <text:p>0,7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1" calcext:value-type="percentage">
            <text:p>-0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2" calcext:value-type="percentage">
            <text:p>-0,4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6" calcext:value-type="percentage">
            <text:p>-1,16%</text:p>
          </table:table-cell>
          <table:table-cell table:formula="of:=([.B861]*[.C861])+([.D861]*[.E861])+([.F861]*[.G861])+([.H861]*[.I861])+([.J861]*[.K861])" office:value-type="percentage" office:value="0" calcext:value-type="percentage">
            <text:p>0,00%</text:p>
          </table:table-cell>
          <table:table-cell table:formula="of:=AVERAGE([.K861];[.I861];[.G861];[.E861];[.C861])" office:value-type="percentage" office:value="-0.00044" calcext:value-type="percentage">
            <text:p>-0,04%</text:p>
          </table:table-cell>
          <table:table-cell table:formula="of:=[.N860] * (1+[.L861])" office:value-type="currency" office:currency="BRL" office:value="12911.9023226531" calcext:value-type="currency">
            <text:p>R$ 12.911,90</text:p>
          </table:table-cell>
          <table:table-cell table:formula="of:= 5000 * (1+[.M861])" office:value-type="float" office:value="4997.8" calcext:value-type="float">
            <text:p>4997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7/07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07" calcext:value-type="percentage">
            <text:p>2,0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1" calcext:value-type="percentage">
            <text:p>-1,2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502" calcext:value-type="percentage">
            <text:p>5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73" calcext:value-type="percentage">
            <text:p>4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83" calcext:value-type="percentage">
            <text:p>2,83%</text:p>
          </table:table-cell>
          <table:table-cell table:formula="of:=([.B862]*[.C862])+([.D862]*[.E862])+([.F862]*[.G862])+([.H862]*[.I862])+([.J862]*[.K862])" office:value-type="percentage" office:value="0" calcext:value-type="percentage">
            <text:p>0,00%</text:p>
          </table:table-cell>
          <table:table-cell table:formula="of:=AVERAGE([.K862];[.I862];[.G862];[.E862];[.C862])" office:value-type="percentage" office:value="0.02688" calcext:value-type="percentage">
            <text:p>2,69%</text:p>
          </table:table-cell>
          <table:table-cell table:formula="of:=[.N861] * (1+[.L862])" office:value-type="currency" office:currency="BRL" office:value="12911.9023226531" calcext:value-type="currency">
            <text:p>R$ 12.911,90</text:p>
          </table:table-cell>
          <table:table-cell table:formula="of:= 5000 * (1+[.M862])" office:value-type="float" office:value="5134.4" calcext:value-type="float">
            <text:p>5134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8/07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2" calcext:value-type="percentage">
            <text:p>-1,7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1" calcext:value-type="percentage">
            <text:p>-0,0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8" calcext:value-type="percentage">
            <text:p>-0,5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68" calcext:value-type="percentage">
            <text:p>-1,6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4" calcext:value-type="percentage">
            <text:p>0,34%</text:p>
          </table:table-cell>
          <table:table-cell table:formula="of:=([.B863]*[.C863])+([.D863]*[.E863])+([.F863]*[.G863])+([.H863]*[.I863])+([.J863]*[.K863])" office:value-type="percentage" office:value="0" calcext:value-type="percentage">
            <text:p>0,00%</text:p>
          </table:table-cell>
          <table:table-cell table:formula="of:=AVERAGE([.K863];[.I863];[.G863];[.E863];[.C863])" office:value-type="percentage" office:value="-0.0073" calcext:value-type="percentage">
            <text:p>-0,73%</text:p>
          </table:table-cell>
          <table:table-cell table:formula="of:=[.N862] * (1+[.L863])" office:value-type="currency" office:currency="BRL" office:value="12911.9023226531" calcext:value-type="currency">
            <text:p>R$ 12.911,90</text:p>
          </table:table-cell>
          <table:table-cell table:formula="of:= 5000 * (1+[.M863])" office:value-type="float" office:value="4963.5" calcext:value-type="float">
            <text:p>4963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9/07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2" calcext:value-type="percentage">
            <text:p>1,6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4" calcext:value-type="percentage">
            <text:p>-0,8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35" calcext:value-type="percentage">
            <text:p>2,3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433" calcext:value-type="percentage">
            <text:p>4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63" calcext:value-type="percentage">
            <text:p>2,63%</text:p>
          </table:table-cell>
          <table:table-cell table:formula="of:=([.B864]*[.C864])+([.D864]*[.E864])+([.F864]*[.G864])+([.H864]*[.I864])+([.J864]*[.K864])" office:value-type="percentage" office:value="0" calcext:value-type="percentage">
            <text:p>0,00%</text:p>
          </table:table-cell>
          <table:table-cell table:formula="of:=AVERAGE([.K864];[.I864];[.G864];[.E864];[.C864])" office:value-type="percentage" office:value="0.02018" calcext:value-type="percentage">
            <text:p>2,02%</text:p>
          </table:table-cell>
          <table:table-cell table:formula="of:=[.N863] * (1+[.L864])" office:value-type="currency" office:currency="BRL" office:value="12911.9023226531" calcext:value-type="currency">
            <text:p>R$ 12.911,90</text:p>
          </table:table-cell>
          <table:table-cell table:formula="of:= 5000 * (1+[.M864])" office:value-type="float" office:value="5100.9" calcext:value-type="float">
            <text:p>5100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0/07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1" calcext:value-type="percentage">
            <text:p>-1,5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21" calcext:value-type="percentage">
            <text:p>0,2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7" calcext:value-type="percentage">
            <text:p>-1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67" calcext:value-type="percentage">
            <text:p>-2,6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2" calcext:value-type="percentage">
            <text:p>-3,20%</text:p>
          </table:table-cell>
          <table:table-cell table:formula="of:=([.B865]*[.C865])+([.D865]*[.E865])+([.F865]*[.G865])+([.H865]*[.I865])+([.J865]*[.K865])" office:value-type="percentage" office:value="0" calcext:value-type="percentage">
            <text:p>0,00%</text:p>
          </table:table-cell>
          <table:table-cell table:formula="of:=AVERAGE([.K865];[.I865];[.G865];[.E865];[.C865])" office:value-type="percentage" office:value="-0.01774" calcext:value-type="percentage">
            <text:p>-1,77%</text:p>
          </table:table-cell>
          <table:table-cell table:formula="of:=[.N864] * (1+[.L865])" office:value-type="currency" office:currency="BRL" office:value="12911.9023226531" calcext:value-type="currency">
            <text:p>R$ 12.911,90</text:p>
          </table:table-cell>
          <table:table-cell table:formula="of:= 5000 * (1+[.M865])" office:value-type="float" office:value="4911.3" calcext:value-type="float">
            <text:p>4911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1/07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72" calcext:value-type="percentage">
            <text:p>-2,7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8" calcext:value-type="percentage">
            <text:p>0,4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31" calcext:value-type="percentage">
            <text:p>-3,3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91" calcext:value-type="percentage">
            <text:p>-0,9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51" calcext:value-type="percentage">
            <text:p>-3,51%</text:p>
          </table:table-cell>
          <table:table-cell table:formula="of:=([.B866]*[.C866])+([.D866]*[.E866])+([.F866]*[.G866])+([.H866]*[.I866])+([.J866]*[.K866])" office:value-type="percentage" office:value="0" calcext:value-type="percentage">
            <text:p>0,00%</text:p>
          </table:table-cell>
          <table:table-cell table:formula="of:=AVERAGE([.K866];[.I866];[.G866];[.E866];[.C866])" office:value-type="percentage" office:value="-0.01994" calcext:value-type="percentage">
            <text:p>-1,99%</text:p>
          </table:table-cell>
          <table:table-cell table:formula="of:=[.N865] * (1+[.L866])" office:value-type="currency" office:currency="BRL" office:value="12911.9023226531" calcext:value-type="currency">
            <text:p>R$ 12.911,90</text:p>
          </table:table-cell>
          <table:table-cell table:formula="of:= 5000 * (1+[.M866])" office:value-type="float" office:value="4900.3" calcext:value-type="float">
            <text:p>4900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3/08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" calcext:value-type="percentage">
            <text:p>-1,8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1" calcext:value-type="percentage">
            <text:p>0,5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5" calcext:value-type="percentage">
            <text:p>1,4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4" calcext:value-type="percentage">
            <text:p>-0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29" calcext:value-type="percentage">
            <text:p>2,29%</text:p>
          </table:table-cell>
          <table:table-cell table:formula="of:=([.B867]*[.C867])+([.D867]*[.E867])+([.F867]*[.G867])+([.H867]*[.I867])+([.J867]*[.K867])" office:value-type="percentage" office:value="0" calcext:value-type="percentage">
            <text:p>0,00%</text:p>
          </table:table-cell>
          <table:table-cell table:formula="of:=AVERAGE([.K867];[.I867];[.G867];[.E867];[.C867])" office:value-type="percentage" office:value="0.00342" calcext:value-type="percentage">
            <text:p>0,34%</text:p>
          </table:table-cell>
          <table:table-cell table:formula="of:=[.N866] * (1+[.L867])" office:value-type="currency" office:currency="BRL" office:value="12911.9023226531" calcext:value-type="currency">
            <text:p>R$ 12.911,90</text:p>
          </table:table-cell>
          <table:table-cell table:formula="of:= 5000 * (1+[.M867])" office:value-type="float" office:value="5017.1" calcext:value-type="float">
            <text:p>5017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4/08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09" calcext:value-type="percentage">
            <text:p>-0,0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06" calcext:value-type="percentage">
            <text:p>-2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583" calcext:value-type="percentage">
            <text:p>-5,8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73" calcext:value-type="percentage">
            <text:p>0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06" calcext:value-type="percentage">
            <text:p>-3,06%</text:p>
          </table:table-cell>
          <table:table-cell table:formula="of:=([.B868]*[.C868])+([.D868]*[.E868])+([.F868]*[.G868])+([.H868]*[.I868])+([.J868]*[.K868])" office:value-type="percentage" office:value="0" calcext:value-type="percentage">
            <text:p>0,00%</text:p>
          </table:table-cell>
          <table:table-cell table:formula="of:=AVERAGE([.K868];[.I868];[.G868];[.E868];[.C868])" office:value-type="percentage" office:value="-0.02062" calcext:value-type="percentage">
            <text:p>-2,06%</text:p>
          </table:table-cell>
          <table:table-cell table:formula="of:=[.N867] * (1+[.L868])" office:value-type="currency" office:currency="BRL" office:value="12911.9023226531" calcext:value-type="currency">
            <text:p>R$ 12.911,90</text:p>
          </table:table-cell>
          <table:table-cell table:formula="of:= 5000 * (1+[.M868])" office:value-type="float" office:value="4896.9" calcext:value-type="float">
            <text:p>4896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5/08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643" calcext:value-type="percentage">
            <text:p>6,4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9" calcext:value-type="percentage">
            <text:p>-0,59%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-0.0008" calcext:value-type="percentage">
            <text:p>-0,0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45" calcext:value-type="percentage">
            <text:p>2,4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9" calcext:value-type="percentage">
            <text:p>0,09%</text:p>
          </table:table-cell>
          <table:table-cell table:formula="of:=([.B869]*[.C869])+([.D869]*[.E869])+([.F869]*[.G869])+([.H869]*[.I869])+([.J869]*[.K869])" office:value-type="percentage" office:value="-0.0008" calcext:value-type="percentage">
            <text:p>-0,08%</text:p>
          </table:table-cell>
          <table:table-cell table:formula="of:=AVERAGE([.K869];[.I869];[.G869];[.E869];[.C869])" office:value-type="percentage" office:value="0.0166" calcext:value-type="percentage">
            <text:p>1,66%</text:p>
          </table:table-cell>
          <table:table-cell table:formula="of:=[.N868] * (1+[.L869])" office:value-type="currency" office:currency="BRL" office:value="12901.572800795" calcext:value-type="currency">
            <text:p>R$ 12.901,57</text:p>
          </table:table-cell>
          <table:table-cell table:formula="of:= 5000 * (1+[.M869])" office:value-type="float" office:value="5083" calcext:value-type="float">
            <text:p>508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6/08/20</text:p>
          </table:table-cell>
          <table:table-cell office:value-type="float" office:value="-1" calcext:value-type="float">
            <text:p>-1</text:p>
          </table:table-cell>
          <table:table-cell table:style-name="ce2" office:value-type="percentage" office:value="0.0017" calcext:value-type="percentage">
            <text:p>0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64" calcext:value-type="percentage">
            <text:p>-3,6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" calcext:value-type="percentage">
            <text:p>1,4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8" calcext:value-type="percentage">
            <text:p>-0,5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306" calcext:value-type="percentage">
            <text:p>3,06%</text:p>
          </table:table-cell>
          <table:table-cell table:formula="of:=([.B870]*[.C870])+([.D870]*[.E870])+([.F870]*[.G870])+([.H870]*[.I870])+([.J870]*[.K870])" office:value-type="percentage" office:value="-0.0017" calcext:value-type="percentage">
            <text:p>-0,17%</text:p>
          </table:table-cell>
          <table:table-cell table:formula="of:=AVERAGE([.K870];[.I870];[.G870];[.E870];[.C870])" office:value-type="percentage" office:value="0.00082" calcext:value-type="percentage">
            <text:p>0,08%</text:p>
          </table:table-cell>
          <table:table-cell table:formula="of:=[.N869] * (1+[.L870])" office:value-type="currency" office:currency="BRL" office:value="12879.6401270336" calcext:value-type="currency">
            <text:p>R$ 12.879,64</text:p>
          </table:table-cell>
          <table:table-cell table:formula="of:= 5000 * (1+[.M870])" office:value-type="float" office:value="5004.1" calcext:value-type="float">
            <text:p>5004,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7/08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5" calcext:value-type="percentage">
            <text:p>-1,8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16" calcext:value-type="percentage">
            <text:p>-2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11" calcext:value-type="percentage">
            <text:p>-2,1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23" calcext:value-type="percentage">
            <text:p>-2,2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" calcext:value-type="percentage">
            <text:p>-0,70%</text:p>
          </table:table-cell>
          <table:table-cell table:formula="of:=([.B871]*[.C871])+([.D871]*[.E871])+([.F871]*[.G871])+([.H871]*[.I871])+([.J871]*[.K871])" office:value-type="percentage" office:value="-0" calcext:value-type="percentage">
            <text:p>0,00%</text:p>
          </table:table-cell>
          <table:table-cell table:formula="of:=AVERAGE([.K871];[.I871];[.G871];[.E871];[.C871])" office:value-type="percentage" office:value="-0.0181" calcext:value-type="percentage">
            <text:p>-1,81%</text:p>
          </table:table-cell>
          <table:table-cell table:formula="of:=[.N870] * (1+[.L871])" office:value-type="currency" office:currency="BRL" office:value="12879.6401270336" calcext:value-type="currency">
            <text:p>R$ 12.879,64</text:p>
          </table:table-cell>
          <table:table-cell table:formula="of:= 5000 * (1+[.M871])" office:value-type="float" office:value="4909.5" calcext:value-type="float">
            <text:p>4909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0/08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9" calcext:value-type="percentage">
            <text:p>2,9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9" calcext:value-type="percentage">
            <text:p>-0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" calcext:value-type="percentage">
            <text:p>1,3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89" calcext:value-type="percentage">
            <text:p>2,8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4" calcext:value-type="percentage">
            <text:p>0,94%</text:p>
          </table:table-cell>
          <table:table-cell table:formula="of:=([.B872]*[.C872])+([.D872]*[.E872])+([.F872]*[.G872])+([.H872]*[.I872])+([.J872]*[.K872])" office:value-type="percentage" office:value="0" calcext:value-type="percentage">
            <text:p>0,00%</text:p>
          </table:table-cell>
          <table:table-cell table:formula="of:=AVERAGE([.K872];[.I872];[.G872];[.E872];[.C872])" office:value-type="percentage" office:value="0.01528" calcext:value-type="percentage">
            <text:p>1,53%</text:p>
          </table:table-cell>
          <table:table-cell table:formula="of:=[.N871] * (1+[.L872])" office:value-type="currency" office:currency="BRL" office:value="12879.6401270336" calcext:value-type="currency">
            <text:p>R$ 12.879,64</text:p>
          </table:table-cell>
          <table:table-cell table:formula="of:= 5000 * (1+[.M872])" office:value-type="float" office:value="5076.4" calcext:value-type="float">
            <text:p>5076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1/08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58" calcext:value-type="percentage">
            <text:p>-1,5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2" calcext:value-type="percentage">
            <text:p>0,5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6" calcext:value-type="percentage">
            <text:p>-1,1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309" calcext:value-type="percentage">
            <text:p>-3,0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45" calcext:value-type="percentage">
            <text:p>-1,45%</text:p>
          </table:table-cell>
          <table:table-cell table:formula="of:=([.B873]*[.C873])+([.D873]*[.E873])+([.F873]*[.G873])+([.H873]*[.I873])+([.J873]*[.K873])" office:value-type="percentage" office:value="0" calcext:value-type="percentage">
            <text:p>0,00%</text:p>
          </table:table-cell>
          <table:table-cell table:formula="of:=AVERAGE([.K873];[.I873];[.G873];[.E873];[.C873])" office:value-type="percentage" office:value="-0.01352" calcext:value-type="percentage">
            <text:p>-1,35%</text:p>
          </table:table-cell>
          <table:table-cell table:formula="of:=[.N872] * (1+[.L873])" office:value-type="currency" office:currency="BRL" office:value="12879.6401270336" calcext:value-type="currency">
            <text:p>R$ 12.879,64</text:p>
          </table:table-cell>
          <table:table-cell table:formula="of:= 5000 * (1+[.M873])" office:value-type="float" office:value="4932.4" calcext:value-type="float">
            <text:p>4932,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2/08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73" calcext:value-type="percentage">
            <text:p>1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25" calcext:value-type="percentage">
            <text:p>-1,2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4" calcext:value-type="percentage">
            <text:p>-1,1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202" calcext:value-type="percentage">
            <text:p>2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3" calcext:value-type="percentage">
            <text:p>-0,53%</text:p>
          </table:table-cell>
          <table:table-cell table:formula="of:=([.B874]*[.C874])+([.D874]*[.E874])+([.F874]*[.G874])+([.H874]*[.I874])+([.J874]*[.K874])" office:value-type="percentage" office:value="0" calcext:value-type="percentage">
            <text:p>0,00%</text:p>
          </table:table-cell>
          <table:table-cell table:formula="of:=AVERAGE([.K874];[.I874];[.G874];[.E874];[.C874])" office:value-type="percentage" office:value="0.00166" calcext:value-type="percentage">
            <text:p>0,17%</text:p>
          </table:table-cell>
          <table:table-cell table:formula="of:=[.N873] * (1+[.L874])" office:value-type="currency" office:currency="BRL" office:value="12879.6401270336" calcext:value-type="currency">
            <text:p>R$ 12.879,64</text:p>
          </table:table-cell>
          <table:table-cell table:formula="of:= 5000 * (1+[.M874])" office:value-type="float" office:value="5008.3" calcext:value-type="float">
            <text:p>5008,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3/08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73" calcext:value-type="percentage">
            <text:p>-2,7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5" calcext:value-type="percentage">
            <text:p>-1,1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85" calcext:value-type="percentage">
            <text:p>-2,8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87" calcext:value-type="percentage">
            <text:p>-1,8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01" calcext:value-type="percentage">
            <text:p>-2,01%</text:p>
          </table:table-cell>
          <table:table-cell table:formula="of:=([.B875]*[.C875])+([.D875]*[.E875])+([.F875]*[.G875])+([.H875]*[.I875])+([.J875]*[.K875])" office:value-type="percentage" office:value="-0" calcext:value-type="percentage">
            <text:p>0,00%</text:p>
          </table:table-cell>
          <table:table-cell table:formula="of:=AVERAGE([.K875];[.I875];[.G875];[.E875];[.C875])" office:value-type="percentage" office:value="-0.02122" calcext:value-type="percentage">
            <text:p>-2,12%</text:p>
          </table:table-cell>
          <table:table-cell table:formula="of:=[.N874] * (1+[.L875])" office:value-type="currency" office:currency="BRL" office:value="12879.6401270336" calcext:value-type="currency">
            <text:p>R$ 12.879,64</text:p>
          </table:table-cell>
          <table:table-cell table:formula="of:= 5000 * (1+[.M875])" office:value-type="float" office:value="4893.9" calcext:value-type="float">
            <text:p>4893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4/08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4" calcext:value-type="percentage">
            <text:p>-0,7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99" calcext:value-type="percentage">
            <text:p>-1,9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4" calcext:value-type="percentage">
            <text:p>0,94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66" calcext:value-type="percentage">
            <text:p>1,6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3" calcext:value-type="percentage">
            <text:p>0,33%</text:p>
          </table:table-cell>
          <table:table-cell table:formula="of:=([.B876]*[.C876])+([.D876]*[.E876])+([.F876]*[.G876])+([.H876]*[.I876])+([.J876]*[.K876])" office:value-type="percentage" office:value="0" calcext:value-type="percentage">
            <text:p>0,00%</text:p>
          </table:table-cell>
          <table:table-cell table:formula="of:=AVERAGE([.K876];[.I876];[.G876];[.E876];[.C876])" office:value-type="percentage" office:value="0.0004" calcext:value-type="percentage">
            <text:p>0,04%</text:p>
          </table:table-cell>
          <table:table-cell table:formula="of:=[.N875] * (1+[.L876])" office:value-type="currency" office:currency="BRL" office:value="12879.6401270336" calcext:value-type="currency">
            <text:p>R$ 12.879,64</text:p>
          </table:table-cell>
          <table:table-cell table:formula="of:= 5000 * (1+[.M876])"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7/08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31" calcext:value-type="percentage">
            <text:p>-0,3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8" calcext:value-type="percentage">
            <text:p>-0,1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39" calcext:value-type="percentage">
            <text:p>-2,3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43" calcext:value-type="percentage">
            <text:p>1,4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256" calcext:value-type="percentage">
            <text:p>-2,56%</text:p>
          </table:table-cell>
          <table:table-cell table:formula="of:=([.B877]*[.C877])+([.D877]*[.E877])+([.F877]*[.G877])+([.H877]*[.I877])+([.J877]*[.K877])" office:value-type="percentage" office:value="0" calcext:value-type="percentage">
            <text:p>0,00%</text:p>
          </table:table-cell>
          <table:table-cell table:formula="of:=AVERAGE([.K877];[.I877];[.G877];[.E877];[.C877])" office:value-type="percentage" office:value="-0.00802" calcext:value-type="percentage">
            <text:p>-0,80%</text:p>
          </table:table-cell>
          <table:table-cell table:formula="of:=[.N876] * (1+[.L877])" office:value-type="currency" office:currency="BRL" office:value="12879.6401270336" calcext:value-type="currency">
            <text:p>R$ 12.879,64</text:p>
          </table:table-cell>
          <table:table-cell table:formula="of:= 5000 * (1+[.M877])" office:value-type="float" office:value="4959.9" calcext:value-type="float">
            <text:p>4959,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8/08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86" calcext:value-type="percentage">
            <text:p>1,8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52" calcext:value-type="percentage">
            <text:p>0,5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41" calcext:value-type="percentage">
            <text:p>0,41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3" calcext:value-type="percentage">
            <text:p>1,33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136" calcext:value-type="percentage">
            <text:p>1,36%</text:p>
          </table:table-cell>
          <table:table-cell table:formula="of:=([.B878]*[.C878])+([.D878]*[.E878])+([.F878]*[.G878])+([.H878]*[.I878])+([.J878]*[.K878])" office:value-type="percentage" office:value="0" calcext:value-type="percentage">
            <text:p>0,00%</text:p>
          </table:table-cell>
          <table:table-cell table:formula="of:=AVERAGE([.K878];[.I878];[.G878];[.E878];[.C878])" office:value-type="percentage" office:value="0.01096" calcext:value-type="percentage">
            <text:p>1,10%</text:p>
          </table:table-cell>
          <table:table-cell table:formula="of:=[.N877] * (1+[.L878])" office:value-type="currency" office:currency="BRL" office:value="12879.6401270336" calcext:value-type="currency">
            <text:p>R$ 12.879,64</text:p>
          </table:table-cell>
          <table:table-cell table:formula="of:= 5000 * (1+[.M878])" office:value-type="float" office:value="5054.8" calcext:value-type="float">
            <text:p>5054,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9/08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6" calcext:value-type="percentage">
            <text:p>-0,5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8" calcext:value-type="percentage">
            <text:p>-0,8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5" calcext:value-type="percentage">
            <text:p>-0,5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6" calcext:value-type="percentage">
            <text:p>-1,06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46" calcext:value-type="percentage">
            <text:p>-0,46%</text:p>
          </table:table-cell>
          <table:table-cell table:formula="of:=([.B879]*[.C879])+([.D879]*[.E879])+([.F879]*[.G879])+([.H879]*[.I879])+([.J879]*[.K879])" office:value-type="percentage" office:value="-0" calcext:value-type="percentage">
            <text:p>0,00%</text:p>
          </table:table-cell>
          <table:table-cell table:formula="of:=AVERAGE([.K879];[.I879];[.G879];[.E879];[.C879])" office:value-type="percentage" office:value="-0.00676" calcext:value-type="percentage">
            <text:p>-0,68%</text:p>
          </table:table-cell>
          <table:table-cell table:formula="of:=[.N878] * (1+[.L879])" office:value-type="currency" office:currency="BRL" office:value="12879.6401270336" calcext:value-type="currency">
            <text:p>R$ 12.879,64</text:p>
          </table:table-cell>
          <table:table-cell table:formula="of:= 5000 * (1+[.M879])" office:value-type="float" office:value="4966.2" calcext:value-type="float">
            <text:p>4966,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/08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" calcext:value-type="percentage">
            <text:p>-0,7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38" calcext:value-type="percentage">
            <text:p>0,38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" calcext:value-type="percentage">
            <text:p>0,90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09" calcext:value-type="percentage">
            <text:p>0,09%</text:p>
          </table:table-cell>
          <table:table-cell table:formula="of:=([.B880]*[.C880])+([.D880]*[.E880])+([.F880]*[.G880])+([.H880]*[.I880])+([.J880]*[.K880])" office:value-type="percentage" office:value="0" calcext:value-type="percentage">
            <text:p>0,00%</text:p>
          </table:table-cell>
          <table:table-cell table:formula="of:=AVERAGE([.K880];[.I880];[.G880];[.E880];[.C880])" office:value-type="percentage" office:value="0.00134" calcext:value-type="percentage">
            <text:p>0,13%</text:p>
          </table:table-cell>
          <table:table-cell table:formula="of:=[.N879] * (1+[.L880])" office:value-type="currency" office:currency="BRL" office:value="12879.6401270336" calcext:value-type="currency">
            <text:p>R$ 12.879,64</text:p>
          </table:table-cell>
          <table:table-cell table:formula="of:= 5000 * (1+[.M880])" office:value-type="float" office:value="5006.7" calcext:value-type="float">
            <text:p>5006,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1/08/2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75" calcext:value-type="percentage">
            <text:p>-0,75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02" calcext:value-type="percentage">
            <text:p>-1,02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017" calcext:value-type="percentage">
            <text:p>-0,17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-0.0119" calcext:value-type="percentage">
            <text:p>-1,19%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0.0092" calcext:value-type="percentage">
            <text:p>0,92%</text:p>
          </table:table-cell>
          <table:table-cell table:formula="of:=([.B881]*[.C881])+([.D881]*[.E881])+([.F881]*[.G881])+([.H881]*[.I881])+([.J881]*[.K881])" office:value-type="percentage" office:value="0" calcext:value-type="percentage">
            <text:p>0,00%</text:p>
          </table:table-cell>
          <table:table-cell table:formula="of:=AVERAGE([.K881];[.I881];[.G881];[.E881];[.C881])" office:value-type="percentage" office:value="-0.00442" calcext:value-type="percentage">
            <text:p>-0,44%</text:p>
          </table:table-cell>
          <table:table-cell table:formula="of:=[.N880] * (1+[.L881])" office:value-type="currency" office:currency="BRL" office:value="12879.6401270336" calcext:value-type="currency">
            <text:p>R$ 12.879,64</text:p>
          </table:table-cell>
          <table:table-cell table:formula="of:= 5000 * (1+[.M881])" office:value-type="float" office:value="4977.9" calcext:value-type="float">
            <text:p>4977,9</text:p>
          </table:table-cell>
          <table:table-cell table:number-columns-repeated="4"/>
        </table:table-row>
        <table:table-row table:style-name="ro1" table:number-rows-repeated="104769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4T09:52:45.726781438</dc:date>
    <meta:editing-duration>PT6M38S</meta:editing-duration>
    <meta:editing-cycles>1</meta:editing-cycles>
    <meta:document-statistic meta:table-count="1" meta:cell-count="13226" meta:object-count="1"/>
    <meta:generator>LibreOffice/6.4.5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line" chart:style-name="ch1">
        <chart:legend chart:legend-position="end" svg:x="12.912cm" svg:y="3.954cm" style:legend-expansion="high" chart:style-name="ch2"/>
        <chart:plot-area chart:style-name="ch3" table:cell-range-address="Retornos.N1:Retornos.O881" chart:data-source-has-labels="row" svg:x="0.32cm" svg:y="0.18cm" svg:width="12.272cm" svg:height="8.645cm">
          <chartooo:coordinate-region svg:x="1.497cm" svg:y="0.301cm" svg:width="11.095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tornos.N2:Retornos.N881" chart:label-cell-address="Retornos.N1:Retornos.N1" chart:class="chart:line">
            <chart:data-point chart:repeated="880"/>
          </chart:series>
          <chart:series chart:style-name="ch7" chart:values-cell-range-address="Retornos.O2:Retornos.O881" chart:label-cell-address="Retornos.O1:Retornos.O1" chart:class="chart:line">
            <chart:data-point chart:repeated="8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torno</text:p>
                <draw:g>
                  <svg:desc>Retornos.N1:Retornos.N1</svg:desc>
                </draw:g>
              </table:table-cell>
              <table:table-cell office:value-type="string">
                <text:p>Benchmark</text:p>
                <draw:g>
                  <svg:desc>Retornos.O1:Retornos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Retornos.N2:Retornos.N881</svg:desc>
                </draw:g>
              </table:table-cell>
              <table:table-cell office:value-type="float" office:value="5043.1">
                <text:p>5043.1</text:p>
                <draw:g>
                  <svg:desc>Retornos.O2:Retornos.O8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5048">
                <text:p>5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4975.6">
                <text:p>4975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4975.5">
                <text:p>4975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87.5">
                <text:p>4887.5</text:p>
              </table:table-cell>
              <table:table-cell office:value-type="float" office:value="4937.5">
                <text:p>493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87.5">
                <text:p>4887.5</text:p>
              </table:table-cell>
              <table:table-cell office:value-type="float" office:value="5061.2">
                <text:p>5061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87.5">
                <text:p>4887.5</text:p>
              </table:table-cell>
              <table:table-cell office:value-type="float" office:value="5102.6">
                <text:p>5102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87.5">
                <text:p>4887.5</text:p>
              </table:table-cell>
              <table:table-cell office:value-type="float" office:value="5012.7">
                <text:p>5012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09.78875">
                <text:p>4809.78875</text:p>
              </table:table-cell>
              <table:table-cell office:value-type="float" office:value="5096.5">
                <text:p>5096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09.78875">
                <text:p>4809.78875</text:p>
              </table:table-cell>
              <table:table-cell office:value-type="float" office:value="5075.6">
                <text:p>5075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99.29442675">
                <text:p>4999.29442675</text:p>
              </table:table-cell>
              <table:table-cell office:value-type="float" office:value="4985.1">
                <text:p>4985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99.29442675">
                <text:p>4999.29442675</text:p>
              </table:table-cell>
              <table:table-cell office:value-type="float" office:value="5062.4">
                <text:p>5062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97.78052695698">
                <text:p>5097.78052695698</text:p>
              </table:table-cell>
              <table:table-cell office:value-type="float" office:value="5005.6">
                <text:p>5005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97.78052695698">
                <text:p>5097.78052695698</text:p>
              </table:table-cell>
              <table:table-cell office:value-type="float" office:value="4987.8">
                <text:p>4987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97.78052695698">
                <text:p>5097.78052695698</text:p>
              </table:table-cell>
              <table:table-cell office:value-type="float" office:value="5045.3">
                <text:p>5045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97.78052695698">
                <text:p>5097.78052695698</text:p>
              </table:table-cell>
              <table:table-cell office:value-type="float" office:value="5039.6">
                <text:p>5039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97.78052695698">
                <text:p>5097.78052695698</text:p>
              </table:table-cell>
              <table:table-cell office:value-type="float" office:value="4939.3">
                <text:p>4939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97.78052695698">
                <text:p>5097.78052695698</text:p>
              </table:table-cell>
              <table:table-cell office:value-type="float" office:value="4902.2">
                <text:p>4902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97.78052695698">
                <text:p>5097.78052695698</text:p>
              </table:table-cell>
              <table:table-cell office:value-type="float" office:value="4947.6">
                <text:p>4947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97.78052695698">
                <text:p>5097.78052695698</text:p>
              </table:table-cell>
              <table:table-cell office:value-type="float" office:value="5078.3">
                <text:p>5078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97.78052695698">
                <text:p>5097.78052695698</text:p>
              </table:table-cell>
              <table:table-cell office:value-type="float" office:value="4902.2">
                <text:p>4902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97.78052695698">
                <text:p>5097.78052695698</text:p>
              </table:table-cell>
              <table:table-cell office:value-type="float" office:value="5085.4">
                <text:p>5085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57.50806079402">
                <text:p>5057.50806079402</text:p>
              </table:table-cell>
              <table:table-cell office:value-type="float" office:value="4964.9">
                <text:p>4964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57.50806079402">
                <text:p>5057.50806079402</text:p>
              </table:table-cell>
              <table:table-cell office:value-type="float" office:value="4980.7">
                <text:p>4980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57.50806079402">
                <text:p>5057.50806079402</text:p>
              </table:table-cell>
              <table:table-cell office:value-type="float" office:value="4904.5">
                <text:p>4904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39.30103177516">
                <text:p>5039.30103177516</text:p>
              </table:table-cell>
              <table:table-cell office:value-type="float" office:value="4994.9">
                <text:p>4994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39.30103177516">
                <text:p>5039.30103177516</text:p>
              </table:table-cell>
              <table:table-cell office:value-type="float" office:value="4965.1">
                <text:p>4965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39.30103177516">
                <text:p>5039.30103177516</text:p>
              </table:table-cell>
              <table:table-cell office:value-type="float" office:value="5081.9">
                <text:p>5081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39.30103177516">
                <text:p>5039.30103177516</text:p>
              </table:table-cell>
              <table:table-cell office:value-type="float" office:value="4978.8">
                <text:p>4978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63.54992768915">
                <text:p>5263.54992768915</text:p>
              </table:table-cell>
              <table:table-cell office:value-type="float" office:value="5102.3">
                <text:p>5102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70.41488847343">
                <text:p>5570.41488847343</text:p>
              </table:table-cell>
              <table:table-cell office:value-type="float" office:value="4919.7">
                <text:p>4919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70.41488847343">
                <text:p>5570.41488847343</text:p>
              </table:table-cell>
              <table:table-cell office:value-type="float" office:value="4902.7">
                <text:p>4902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47.84365542321">
                <text:p>5647.84365542321</text:p>
              </table:table-cell>
              <table:table-cell office:value-type="float" office:value="5056.7">
                <text:p>5056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47.84365542321">
                <text:p>5647.84365542321</text:p>
              </table:table-cell>
              <table:table-cell office:value-type="float" office:value="4829.1">
                <text:p>4829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17.87691675046">
                <text:p>5717.87691675046</text:p>
              </table:table-cell>
              <table:table-cell office:value-type="float" office:value="5101.2">
                <text:p>5101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17.87691675046">
                <text:p>5717.87691675046</text:p>
              </table:table-cell>
              <table:table-cell office:value-type="float" office:value="4990.3">
                <text:p>4990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17.87691675046">
                <text:p>5717.87691675046</text:p>
              </table:table-cell>
              <table:table-cell office:value-type="float" office:value="5014">
                <text:p>50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17.87691675046">
                <text:p>5717.87691675046</text:p>
              </table:table-cell>
              <table:table-cell office:value-type="float" office:value="5063">
                <text:p>50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17.87691675046">
                <text:p>5717.87691675046</text:p>
              </table:table-cell>
              <table:table-cell office:value-type="float" office:value="5005.6">
                <text:p>5005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17.87691675046">
                <text:p>5717.87691675046</text:p>
              </table:table-cell>
              <table:table-cell office:value-type="float" office:value="5102.1">
                <text:p>5102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17.87691675046">
                <text:p>5717.87691675046</text:p>
              </table:table-cell>
              <table:table-cell office:value-type="float" office:value="4979.8">
                <text:p>4979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17.87691675046">
                <text:p>5717.87691675046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17.87691675046">
                <text:p>5717.87691675046</text:p>
              </table:table-cell>
              <table:table-cell office:value-type="float" office:value="4983.1">
                <text:p>4983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17.87691675046">
                <text:p>5717.87691675046</text:p>
              </table:table-cell>
              <table:table-cell office:value-type="float" office:value="5051">
                <text:p>50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17.87691675046">
                <text:p>5717.87691675046</text:p>
              </table:table-cell>
              <table:table-cell office:value-type="float" office:value="4892">
                <text:p>48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17.87691675046">
                <text:p>5717.87691675046</text:p>
              </table:table-cell>
              <table:table-cell office:value-type="float" office:value="4952.8">
                <text:p>4952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17.87691675046">
                <text:p>5717.87691675046</text:p>
              </table:table-cell>
              <table:table-cell office:value-type="float" office:value="5021.9">
                <text:p>5021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17.87691675046">
                <text:p>5717.87691675046</text:p>
              </table:table-cell>
              <table:table-cell office:value-type="float" office:value="5037.3">
                <text:p>5037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17.87691675046">
                <text:p>5717.87691675046</text:p>
              </table:table-cell>
              <table:table-cell office:value-type="float" office:value="4971.7">
                <text:p>4971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17.87691675046">
                <text:p>5717.87691675046</text:p>
              </table:table-cell>
              <table:table-cell office:value-type="float" office:value="4948.3">
                <text:p>4948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17.87691675046">
                <text:p>5717.87691675046</text:p>
              </table:table-cell>
              <table:table-cell office:value-type="float" office:value="4907.5">
                <text:p>4907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82.04283030433">
                <text:p>5982.04283030433</text:p>
              </table:table-cell>
              <table:table-cell office:value-type="float" office:value="5112.9">
                <text:p>5112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45.55236903947">
                <text:p>5945.55236903947</text:p>
              </table:table-cell>
              <table:table-cell office:value-type="float" office:value="4956.4">
                <text:p>4956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45.55236903947">
                <text:p>5945.55236903947</text:p>
              </table:table-cell>
              <table:table-cell office:value-type="float" office:value="4944">
                <text:p>49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45.55236903947">
                <text:p>5945.55236903947</text:p>
              </table:table-cell>
              <table:table-cell office:value-type="float" office:value="5064.6">
                <text:p>5064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78.96218250623">
                <text:p>5878.96218250623</text:p>
              </table:table-cell>
              <table:table-cell office:value-type="float" office:value="5061.6">
                <text:p>5061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78.96218250623">
                <text:p>5878.96218250623</text:p>
              </table:table-cell>
              <table:table-cell office:value-type="float" office:value="5058.7">
                <text:p>5058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78.96218250623">
                <text:p>5878.96218250623</text:p>
              </table:table-cell>
              <table:table-cell office:value-type="float" office:value="4976.8">
                <text:p>4976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78.96218250623">
                <text:p>5878.96218250623</text:p>
              </table:table-cell>
              <table:table-cell office:value-type="float" office:value="4986.5">
                <text:p>4986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78.96218250623">
                <text:p>5878.96218250623</text:p>
              </table:table-cell>
              <table:table-cell office:value-type="float" office:value="5063">
                <text:p>50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878.96218250623">
                <text:p>5878.96218250623</text:p>
              </table:table-cell>
              <table:table-cell office:value-type="float" office:value="5075.2">
                <text:p>5075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878.96218250623">
                <text:p>5878.96218250623</text:p>
              </table:table-cell>
              <table:table-cell office:value-type="float" office:value="4932.1">
                <text:p>4932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60.264789317">
                <text:p>5660.264789317</text:p>
              </table:table-cell>
              <table:table-cell office:value-type="float" office:value="4850.7">
                <text:p>4850.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60.264789317">
                <text:p>5660.264789317</text:p>
              </table:table-cell>
              <table:table-cell office:value-type="float" office:value="5111">
                <text:p>51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12.90525185765">
                <text:p>5712.90525185765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12.90525185765">
                <text:p>5712.90525185765</text:p>
              </table:table-cell>
              <table:table-cell office:value-type="float" office:value="5034.6">
                <text:p>5034.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12.90525185765">
                <text:p>5712.90525185765</text:p>
              </table:table-cell>
              <table:table-cell office:value-type="float" office:value="5084.3">
                <text:p>5084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12.90525185765">
                <text:p>5712.90525185765</text:p>
              </table:table-cell>
              <table:table-cell office:value-type="float" office:value="5053.7">
                <text:p>5053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712.90525185765">
                <text:p>5712.90525185765</text:p>
              </table:table-cell>
              <table:table-cell office:value-type="float" office:value="5078.4">
                <text:p>5078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12.90525185765">
                <text:p>5712.90525185765</text:p>
              </table:table-cell>
              <table:table-cell office:value-type="float" office:value="5039.6">
                <text:p>5039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12.90525185765">
                <text:p>5712.90525185765</text:p>
              </table:table-cell>
              <table:table-cell office:value-type="float" office:value="5018.6">
                <text:p>5018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12.90525185765">
                <text:p>5712.90525185765</text:p>
              </table:table-cell>
              <table:table-cell office:value-type="float" office:value="4950.6">
                <text:p>4950.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12.90525185765">
                <text:p>5712.90525185765</text:p>
              </table:table-cell>
              <table:table-cell office:value-type="float" office:value="4503.5">
                <text:p>4503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255.63125078413">
                <text:p>6255.63125078413</text:p>
              </table:table-cell>
              <table:table-cell office:value-type="float" office:value="5106.6">
                <text:p>5106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255.63125078413">
                <text:p>6255.63125078413</text:p>
              </table:table-cell>
              <table:table-cell office:value-type="float" office:value="4927.9">
                <text:p>4927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55.63125078413">
                <text:p>6255.63125078413</text:p>
              </table:table-cell>
              <table:table-cell office:value-type="float" office:value="5073.9">
                <text:p>5073.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255.63125078413">
                <text:p>6255.63125078413</text:p>
              </table:table-cell>
              <table:table-cell office:value-type="float" office:value="5036.4">
                <text:p>5036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255.63125078413">
                <text:p>6255.63125078413</text:p>
              </table:table-cell>
              <table:table-cell office:value-type="float" office:value="4988.4">
                <text:p>4988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55.63125078413">
                <text:p>6255.63125078413</text:p>
              </table:table-cell>
              <table:table-cell office:value-type="float" office:value="5070.2">
                <text:p>5070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55.63125078413">
                <text:p>6255.63125078413</text:p>
              </table:table-cell>
              <table:table-cell office:value-type="float" office:value="5002.2">
                <text:p>5002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55.63125078413">
                <text:p>6255.63125078413</text:p>
              </table:table-cell>
              <table:table-cell office:value-type="float" office:value="5035.5">
                <text:p>5035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255.63125078413">
                <text:p>6255.63125078413</text:p>
              </table:table-cell>
              <table:table-cell office:value-type="float" office:value="4890.2">
                <text:p>4890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141.77876201986">
                <text:p>6141.77876201986</text:p>
              </table:table-cell>
              <table:table-cell office:value-type="float" office:value="4933.3">
                <text:p>4933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141.77876201986">
                <text:p>6141.77876201986</text:p>
              </table:table-cell>
              <table:table-cell office:value-type="float" office:value="5037.9">
                <text:p>5037.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141.77876201986">
                <text:p>6141.77876201986</text:p>
              </table:table-cell>
              <table:table-cell office:value-type="float" office:value="4958.2">
                <text:p>4958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141.77876201986">
                <text:p>6141.77876201986</text:p>
              </table:table-cell>
              <table:table-cell office:value-type="float" office:value="5063.8">
                <text:p>5063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41.77876201986">
                <text:p>6141.77876201986</text:p>
              </table:table-cell>
              <table:table-cell office:value-type="float" office:value="4998.5">
                <text:p>4998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141.77876201986">
                <text:p>6141.77876201986</text:p>
              </table:table-cell>
              <table:table-cell office:value-type="float" office:value="4988.5">
                <text:p>4988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141.77876201986">
                <text:p>6141.77876201986</text:p>
              </table:table-cell>
              <table:table-cell office:value-type="float" office:value="4989.4">
                <text:p>4989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141.77876201986">
                <text:p>6141.77876201986</text:p>
              </table:table-cell>
              <table:table-cell office:value-type="float" office:value="4967.1">
                <text:p>4967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141.77876201986">
                <text:p>6141.77876201986</text:p>
              </table:table-cell>
              <table:table-cell office:value-type="float" office:value="5020">
                <text:p>50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141.77876201986">
                <text:p>6141.77876201986</text:p>
              </table:table-cell>
              <table:table-cell office:value-type="float" office:value="4959.8">
                <text:p>4959.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141.77876201986">
                <text:p>6141.77876201986</text:p>
              </table:table-cell>
              <table:table-cell office:value-type="float" office:value="4958.8">
                <text:p>4958.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141.77876201986">
                <text:p>6141.77876201986</text:p>
              </table:table-cell>
              <table:table-cell office:value-type="float" office:value="5030.4">
                <text:p>5030.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141.77876201986">
                <text:p>6141.77876201986</text:p>
              </table:table-cell>
              <table:table-cell office:value-type="float" office:value="4882">
                <text:p>48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108.61315670495">
                <text:p>6108.61315670495</text:p>
              </table:table-cell>
              <table:table-cell office:value-type="float" office:value="4981.8">
                <text:p>4981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108.61315670495">
                <text:p>6108.61315670495</text:p>
              </table:table-cell>
              <table:table-cell office:value-type="float" office:value="5058.3">
                <text:p>5058.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161.75809116828">
                <text:p>6161.75809116828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161.75809116828">
                <text:p>6161.75809116828</text:p>
              </table:table-cell>
              <table:table-cell office:value-type="float" office:value="5122.8">
                <text:p>5122.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415.62252452441">
                <text:p>6415.62252452441</text:p>
              </table:table-cell>
              <table:table-cell office:value-type="float" office:value="4928.4">
                <text:p>4928.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415.62252452441">
                <text:p>6415.62252452441</text:p>
              </table:table-cell>
              <table:table-cell office:value-type="float" office:value="5013.3">
                <text:p>5013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415.62252452441">
                <text:p>6415.62252452441</text:p>
              </table:table-cell>
              <table:table-cell office:value-type="float" office:value="5039.8">
                <text:p>5039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415.62252452441">
                <text:p>6415.62252452441</text:p>
              </table:table-cell>
              <table:table-cell office:value-type="float" office:value="5042.6">
                <text:p>5042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415.62252452441">
                <text:p>6415.62252452441</text:p>
              </table:table-cell>
              <table:table-cell office:value-type="float" office:value="5060.8">
                <text:p>5060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415.62252452441">
                <text:p>6415.62252452441</text:p>
              </table:table-cell>
              <table:table-cell office:value-type="float" office:value="5011.3">
                <text:p>5011.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415.62252452441">
                <text:p>6415.62252452441</text:p>
              </table:table-cell>
              <table:table-cell office:value-type="float" office:value="4958.1">
                <text:p>4958.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415.62252452441">
                <text:p>6415.62252452441</text:p>
              </table:table-cell>
              <table:table-cell office:value-type="float" office:value="4953.6">
                <text:p>4953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415.62252452441">
                <text:p>6415.62252452441</text:p>
              </table:table-cell>
              <table:table-cell office:value-type="float" office:value="4943.7">
                <text:p>4943.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415.62252452441">
                <text:p>6415.62252452441</text:p>
              </table:table-cell>
              <table:table-cell office:value-type="float" office:value="5058.3">
                <text:p>5058.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415.62252452441">
                <text:p>6415.62252452441</text:p>
              </table:table-cell>
              <table:table-cell office:value-type="float" office:value="5096.6">
                <text:p>5096.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415.62252452441">
                <text:p>6415.62252452441</text:p>
              </table:table-cell>
              <table:table-cell office:value-type="float" office:value="5080.1">
                <text:p>5080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446.41751264213">
                <text:p>6446.41751264213</text:p>
              </table:table-cell>
              <table:table-cell office:value-type="float" office:value="4985.8">
                <text:p>4985.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446.41751264213">
                <text:p>6446.41751264213</text:p>
              </table:table-cell>
              <table:table-cell office:value-type="float" office:value="5015.1">
                <text:p>5015.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446.41751264213">
                <text:p>6446.41751264213</text:p>
              </table:table-cell>
              <table:table-cell office:value-type="float" office:value="4993.8">
                <text:p>4993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446.41751264213">
                <text:p>6446.41751264213</text:p>
              </table:table-cell>
              <table:table-cell office:value-type="float" office:value="5010.2">
                <text:p>5010.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446.41751264213">
                <text:p>6446.41751264213</text:p>
              </table:table-cell>
              <table:table-cell office:value-type="float" office:value="5016.1">
                <text:p>5016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46.41751264213">
                <text:p>6446.41751264213</text:p>
              </table:table-cell>
              <table:table-cell office:value-type="float" office:value="4972.4">
                <text:p>4972.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396.78009779478">
                <text:p>6396.78009779478</text:p>
              </table:table-cell>
              <table:table-cell office:value-type="float" office:value="4953.1">
                <text:p>4953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396.78009779478">
                <text:p>6396.78009779478</text:p>
              </table:table-cell>
              <table:table-cell office:value-type="float" office:value="5027.3">
                <text:p>5027.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396.78009779478">
                <text:p>6396.78009779478</text:p>
              </table:table-cell>
              <table:table-cell office:value-type="float" office:value="5105.6">
                <text:p>5105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96.99931485576">
                <text:p>6596.99931485576</text:p>
              </table:table-cell>
              <table:table-cell office:value-type="float" office:value="4922.1">
                <text:p>4922.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96.99931485576">
                <text:p>6596.99931485576</text:p>
              </table:table-cell>
              <table:table-cell office:value-type="float" office:value="4987.7">
                <text:p>4987.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596.99931485576">
                <text:p>6596.99931485576</text:p>
              </table:table-cell>
              <table:table-cell office:value-type="float" office:value="5044.3">
                <text:p>5044.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596.99931485576">
                <text:p>6596.99931485576</text:p>
              </table:table-cell>
              <table:table-cell office:value-type="float" office:value="5057.6">
                <text:p>5057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596.99931485576">
                <text:p>6596.99931485576</text:p>
              </table:table-cell>
              <table:table-cell office:value-type="float" office:value="5029.5">
                <text:p>5029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456.48322944933">
                <text:p>6456.48322944933</text:p>
              </table:table-cell>
              <table:table-cell office:value-type="float" office:value="5071.4">
                <text:p>5071.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566.88909267292">
                <text:p>6566.88909267292</text:p>
              </table:table-cell>
              <table:table-cell office:value-type="float" office:value="4958.1">
                <text:p>4958.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566.88909267292">
                <text:p>6566.88909267292</text:p>
              </table:table-cell>
              <table:table-cell office:value-type="float" office:value="5053.6">
                <text:p>5053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566.88909267292">
                <text:p>6566.88909267292</text:p>
              </table:table-cell>
              <table:table-cell office:value-type="float" office:value="5043">
                <text:p>50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66.88909267292">
                <text:p>6566.88909267292</text:p>
              </table:table-cell>
              <table:table-cell office:value-type="float" office:value="4988.6">
                <text:p>4988.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66.88909267292">
                <text:p>6566.88909267292</text:p>
              </table:table-cell>
              <table:table-cell office:value-type="float" office:value="4967.4">
                <text:p>4967.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66.88909267292">
                <text:p>6566.88909267292</text:p>
              </table:table-cell>
              <table:table-cell office:value-type="float" office:value="4951.6">
                <text:p>4951.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566.88909267292">
                <text:p>6566.88909267292</text:p>
              </table:table-cell>
              <table:table-cell office:value-type="float" office:value="4960.9">
                <text:p>4960.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566.88909267292">
                <text:p>6566.88909267292</text:p>
              </table:table-cell>
              <table:table-cell office:value-type="float" office:value="5006.7">
                <text:p>5006.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566.88909267292">
                <text:p>6566.88909267292</text:p>
              </table:table-cell>
              <table:table-cell office:value-type="float" office:value="4990.3">
                <text:p>4990.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566.88909267292">
                <text:p>6566.88909267292</text:p>
              </table:table-cell>
              <table:table-cell office:value-type="float" office:value="5006.4">
                <text:p>5006.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566.88909267292">
                <text:p>6566.88909267292</text:p>
              </table:table-cell>
              <table:table-cell office:value-type="float" office:value="5021.9">
                <text:p>5021.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566.88909267292">
                <text:p>6566.88909267292</text:p>
              </table:table-cell>
              <table:table-cell office:value-type="float" office:value="5060.8">
                <text:p>5060.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692.97336325224">
                <text:p>6692.97336325224</text:p>
              </table:table-cell>
              <table:table-cell office:value-type="float" office:value="4988.8">
                <text:p>4988.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692.97336325224">
                <text:p>6692.97336325224</text:p>
              </table:table-cell>
              <table:table-cell office:value-type="float" office:value="5111">
                <text:p>51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688.28828189796">
                <text:p>6688.28828189796</text:p>
              </table:table-cell>
              <table:table-cell office:value-type="float" office:value="5022.3">
                <text:p>5022.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688.28828189796">
                <text:p>6688.28828189796</text:p>
              </table:table-cell>
              <table:table-cell office:value-type="float" office:value="5067.4">
                <text:p>5067.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688.28828189796">
                <text:p>6688.28828189796</text:p>
              </table:table-cell>
              <table:table-cell office:value-type="float" office:value="4987.9">
                <text:p>4987.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688.28828189796">
                <text:p>6688.28828189796</text:p>
              </table:table-cell>
              <table:table-cell office:value-type="float" office:value="5004.2">
                <text:p>5004.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688.28828189796">
                <text:p>6688.28828189796</text:p>
              </table:table-cell>
              <table:table-cell office:value-type="float" office:value="5025.9">
                <text:p>5025.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688.28828189796">
                <text:p>6688.28828189796</text:p>
              </table:table-cell>
              <table:table-cell office:value-type="float" office:value="4946.9">
                <text:p>4946.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688.28828189796">
                <text:p>6688.28828189796</text:p>
              </table:table-cell>
              <table:table-cell office:value-type="float" office:value="5029.9">
                <text:p>5029.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688.28828189796">
                <text:p>6688.28828189796</text:p>
              </table:table-cell>
              <table:table-cell office:value-type="float" office:value="5114.8">
                <text:p>5114.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697.65188549262">
                <text:p>6697.65188549262</text:p>
              </table:table-cell>
              <table:table-cell office:value-type="float" office:value="5033.3">
                <text:p>5033.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697.65188549262">
                <text:p>6697.65188549262</text:p>
              </table:table-cell>
              <table:table-cell office:value-type="float" office:value="5031.6">
                <text:p>5031.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697.65188549262">
                <text:p>6697.65188549262</text:p>
              </table:table-cell>
              <table:table-cell office:value-type="float" office:value="5105.8">
                <text:p>5105.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697.65188549262">
                <text:p>6697.65188549262</text:p>
              </table:table-cell>
              <table:table-cell office:value-type="float" office:value="4930.8">
                <text:p>4930.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818.20961943149">
                <text:p>6818.20961943149</text:p>
              </table:table-cell>
              <table:table-cell office:value-type="float" office:value="5096.7">
                <text:p>5096.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818.20961943149">
                <text:p>6818.20961943149</text:p>
              </table:table-cell>
              <table:table-cell office:value-type="float" office:value="4973.7">
                <text:p>4973.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818.20961943149">
                <text:p>6818.20961943149</text:p>
              </table:table-cell>
              <table:table-cell office:value-type="float" office:value="5006.6">
                <text:p>5006.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818.20961943149">
                <text:p>6818.20961943149</text:p>
              </table:table-cell>
              <table:table-cell office:value-type="float" office:value="5008.9">
                <text:p>5008.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18.20961943149">
                <text:p>6818.20961943149</text:p>
              </table:table-cell>
              <table:table-cell office:value-type="float" office:value="5033">
                <text:p>50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818.20961943149">
                <text:p>6818.20961943149</text:p>
              </table:table-cell>
              <table:table-cell office:value-type="float" office:value="5039">
                <text:p>50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818.20961943149">
                <text:p>6818.20961943149</text:p>
              </table:table-cell>
              <table:table-cell office:value-type="float" office:value="4991.2">
                <text:p>4991.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818.20961943149">
                <text:p>6818.20961943149</text:p>
              </table:table-cell>
              <table:table-cell office:value-type="float" office:value="5019.3">
                <text:p>5019.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903.43723967438">
                <text:p>6903.43723967438</text:p>
              </table:table-cell>
              <table:table-cell office:value-type="float" office:value="4990.5">
                <text:p>4990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801.95671225117">
                <text:p>6801.95671225117</text:p>
              </table:table-cell>
              <table:table-cell office:value-type="float" office:value="4965.6">
                <text:p>4965.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801.95671225117">
                <text:p>6801.95671225117</text:p>
              </table:table-cell>
              <table:table-cell office:value-type="float" office:value="4943.4">
                <text:p>4943.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801.95671225117">
                <text:p>6801.95671225117</text:p>
              </table:table-cell>
              <table:table-cell office:value-type="float" office:value="4988.7">
                <text:p>4988.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801.95671225117">
                <text:p>6801.95671225117</text:p>
              </table:table-cell>
              <table:table-cell office:value-type="float" office:value="4987.1">
                <text:p>4987.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01.95671225117">
                <text:p>6801.95671225117</text:p>
              </table:table-cell>
              <table:table-cell office:value-type="float" office:value="4981.7">
                <text:p>4981.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01.95671225117">
                <text:p>6801.95671225117</text:p>
              </table:table-cell>
              <table:table-cell office:value-type="float" office:value="5023.6">
                <text:p>5023.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01.95671225117">
                <text:p>6801.95671225117</text:p>
              </table:table-cell>
              <table:table-cell office:value-type="float" office:value="5014.7">
                <text:p>5014.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01.95671225117">
                <text:p>6801.95671225117</text:p>
              </table:table-cell>
              <table:table-cell office:value-type="float" office:value="5164.1">
                <text:p>5164.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891.74254085288">
                <text:p>6891.74254085288</text:p>
              </table:table-cell>
              <table:table-cell office:value-type="float" office:value="4959.2">
                <text:p>4959.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891.74254085288">
                <text:p>6891.74254085288</text:p>
              </table:table-cell>
              <table:table-cell office:value-type="float" office:value="5030.1">
                <text:p>5030.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891.74254085288">
                <text:p>6891.74254085288</text:p>
              </table:table-cell>
              <table:table-cell office:value-type="float" office:value="4966.2">
                <text:p>4966.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891.74254085288">
                <text:p>6891.74254085288</text:p>
              </table:table-cell>
              <table:table-cell office:value-type="float" office:value="4973.5">
                <text:p>4973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891.74254085288">
                <text:p>6891.74254085288</text:p>
              </table:table-cell>
              <table:table-cell office:value-type="float" office:value="5030.9">
                <text:p>5030.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891.74254085288">
                <text:p>6891.74254085288</text:p>
              </table:table-cell>
              <table:table-cell office:value-type="float" office:value="4987.5">
                <text:p>4987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891.74254085288">
                <text:p>6891.74254085288</text:p>
              </table:table-cell>
              <table:table-cell office:value-type="float" office:value="5051.8">
                <text:p>5051.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799.39319080545">
                <text:p>6799.39319080545</text:p>
              </table:table-cell>
              <table:table-cell office:value-type="float" office:value="4999.7">
                <text:p>4999.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799.39319080545">
                <text:p>6799.39319080545</text:p>
              </table:table-cell>
              <table:table-cell office:value-type="float" office:value="4992.1">
                <text:p>4992.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799.39319080545">
                <text:p>6799.39319080545</text:p>
              </table:table-cell>
              <table:table-cell office:value-type="float" office:value="4980.6">
                <text:p>4980.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799.39319080545">
                <text:p>6799.39319080545</text:p>
              </table:table-cell>
              <table:table-cell office:value-type="float" office:value="5014.5">
                <text:p>5014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799.39319080545">
                <text:p>6799.39319080545</text:p>
              </table:table-cell>
              <table:table-cell office:value-type="float" office:value="4996.4">
                <text:p>4996.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799.39319080545">
                <text:p>6799.39319080545</text:p>
              </table:table-cell>
              <table:table-cell office:value-type="float" office:value="4928.2">
                <text:p>4928.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861.26766884178">
                <text:p>6861.26766884178</text:p>
              </table:table-cell>
              <table:table-cell office:value-type="float" office:value="5044.8">
                <text:p>5044.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861.26766884178">
                <text:p>6861.26766884178</text:p>
              </table:table-cell>
              <table:table-cell office:value-type="float" office:value="5018.8">
                <text:p>5018.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861.26766884178">
                <text:p>6861.26766884178</text:p>
              </table:table-cell>
              <table:table-cell office:value-type="float" office:value="4965">
                <text:p>49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861.26766884178">
                <text:p>6861.26766884178</text:p>
              </table:table-cell>
              <table:table-cell office:value-type="float" office:value="4963.1">
                <text:p>4963.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861.26766884178">
                <text:p>6861.26766884178</text:p>
              </table:table-cell>
              <table:table-cell office:value-type="float" office:value="4923.9">
                <text:p>4923.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711.69203366103">
                <text:p>6711.69203366103</text:p>
              </table:table-cell>
              <table:table-cell office:value-type="float" office:value="4949.7">
                <text:p>4949.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711.69203366103">
                <text:p>6711.69203366103</text:p>
              </table:table-cell>
              <table:table-cell office:value-type="float" office:value="5004.5">
                <text:p>5004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711.69203366103">
                <text:p>6711.69203366103</text:p>
              </table:table-cell>
              <table:table-cell office:value-type="float" office:value="5017.6">
                <text:p>5017.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711.69203366103">
                <text:p>6711.69203366103</text:p>
              </table:table-cell>
              <table:table-cell office:value-type="float" office:value="5063.1">
                <text:p>5063.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068.7540498518">
                <text:p>7068.7540498518</text:p>
              </table:table-cell>
              <table:table-cell office:value-type="float" office:value="4833.1">
                <text:p>4833.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632.84062302997">
                <text:p>7632.84062302997</text:p>
              </table:table-cell>
              <table:table-cell office:value-type="float" office:value="5136.7">
                <text:p>5136.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035.85460792596">
                <text:p>8035.85460792596</text:p>
              </table:table-cell>
              <table:table-cell office:value-type="float" office:value="4881.6">
                <text:p>4881.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035.85460792596">
                <text:p>8035.85460792596</text:p>
              </table:table-cell>
              <table:table-cell office:value-type="float" office:value="4965.4">
                <text:p>4965.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035.85460792596">
                <text:p>8035.85460792596</text:p>
              </table:table-cell>
              <table:table-cell office:value-type="float" office:value="5021.3">
                <text:p>5021.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035.85460792596">
                <text:p>8035.85460792596</text:p>
              </table:table-cell>
              <table:table-cell office:value-type="float" office:value="4853">
                <text:p>48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276.12666070294">
                <text:p>8276.12666070294</text:p>
              </table:table-cell>
              <table:table-cell office:value-type="float" office:value="5146.3">
                <text:p>5146.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137.08773280313">
                <text:p>8137.08773280313</text:p>
              </table:table-cell>
              <table:table-cell office:value-type="float" office:value="5049.6">
                <text:p>5049.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137.08773280313">
                <text:p>8137.08773280313</text:p>
              </table:table-cell>
              <table:table-cell office:value-type="float" office:value="5068.7">
                <text:p>5068.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137.08773280313">
                <text:p>8137.08773280313</text:p>
              </table:table-cell>
              <table:table-cell office:value-type="float" office:value="5031">
                <text:p>50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137.08773280313">
                <text:p>8137.08773280313</text:p>
              </table:table-cell>
              <table:table-cell office:value-type="float" office:value="5043.2">
                <text:p>5043.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137.08773280313">
                <text:p>8137.08773280313</text:p>
              </table:table-cell>
              <table:table-cell office:value-type="float" office:value="4988.6">
                <text:p>4988.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137.08773280313">
                <text:p>8137.08773280313</text:p>
              </table:table-cell>
              <table:table-cell office:value-type="float" office:value="4953.5">
                <text:p>4953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137.08773280313">
                <text:p>8137.08773280313</text:p>
              </table:table-cell>
              <table:table-cell office:value-type="float" office:value="5071.3">
                <text:p>5071.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137.08773280313">
                <text:p>8137.08773280313</text:p>
              </table:table-cell>
              <table:table-cell office:value-type="float" office:value="4889.4">
                <text:p>4889.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137.08773280313">
                <text:p>8137.08773280313</text:p>
              </table:table-cell>
              <table:table-cell office:value-type="float" office:value="4954.1">
                <text:p>4954.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137.08773280313">
                <text:p>8137.08773280313</text:p>
              </table:table-cell>
              <table:table-cell office:value-type="float" office:value="5054">
                <text:p>50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137.08773280313">
                <text:p>8137.08773280313</text:p>
              </table:table-cell>
              <table:table-cell office:value-type="float" office:value="5053.2">
                <text:p>5053.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137.08773280313">
                <text:p>8137.08773280313</text:p>
              </table:table-cell>
              <table:table-cell office:value-type="float" office:value="4959.8">
                <text:p>4959.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137.08773280313">
                <text:p>8137.08773280313</text:p>
              </table:table-cell>
              <table:table-cell office:value-type="float" office:value="5043.6">
                <text:p>5043.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137.08773280313">
                <text:p>8137.08773280313</text:p>
              </table:table-cell>
              <table:table-cell office:value-type="float" office:value="4982.1">
                <text:p>4982.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137.08773280313">
                <text:p>8137.08773280313</text:p>
              </table:table-cell>
              <table:table-cell office:value-type="float" office:value="5018.1">
                <text:p>5018.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137.08773280313">
                <text:p>8137.08773280313</text:p>
              </table:table-cell>
              <table:table-cell office:value-type="float" office:value="5031.8">
                <text:p>5031.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137.08773280313">
                <text:p>8137.08773280313</text:p>
              </table:table-cell>
              <table:table-cell office:value-type="float" office:value="5026.1">
                <text:p>5026.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137.08773280313">
                <text:p>8137.08773280313</text:p>
              </table:table-cell>
              <table:table-cell office:value-type="float" office:value="4913.6">
                <text:p>4913.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137.08773280313">
                <text:p>8137.08773280313</text:p>
              </table:table-cell>
              <table:table-cell office:value-type="float" office:value="4974.8">
                <text:p>4974.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137.08773280313">
                <text:p>8137.08773280313</text:p>
              </table:table-cell>
              <table:table-cell office:value-type="float" office:value="5020.6">
                <text:p>5020.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137.08773280313">
                <text:p>8137.08773280313</text:p>
              </table:table-cell>
              <table:table-cell office:value-type="float" office:value="5049.5">
                <text:p>5049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137.08773280313">
                <text:p>8137.08773280313</text:p>
              </table:table-cell>
              <table:table-cell office:value-type="float" office:value="4999.9">
                <text:p>4999.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137.08773280313">
                <text:p>8137.08773280313</text:p>
              </table:table-cell>
              <table:table-cell office:value-type="float" office:value="5043.2">
                <text:p>5043.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137.08773280313">
                <text:p>8137.08773280313</text:p>
              </table:table-cell>
              <table:table-cell office:value-type="float" office:value="5108.8">
                <text:p>5108.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179.40058901371">
                <text:p>8179.40058901371</text:p>
              </table:table-cell>
              <table:table-cell office:value-type="float" office:value="4997.1">
                <text:p>4997.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179.40058901371">
                <text:p>8179.40058901371</text:p>
              </table:table-cell>
              <table:table-cell office:value-type="float" office:value="5026">
                <text:p>50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179.40058901371">
                <text:p>8179.40058901371</text:p>
              </table:table-cell>
              <table:table-cell office:value-type="float" office:value="5027.6">
                <text:p>5027.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179.40058901371">
                <text:p>8179.40058901371</text:p>
              </table:table-cell>
              <table:table-cell office:value-type="float" office:value="4885.6">
                <text:p>4885.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179.40058901371">
                <text:p>8179.40058901371</text:p>
              </table:table-cell>
              <table:table-cell office:value-type="float" office:value="5111.2">
                <text:p>5111.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179.40058901371">
                <text:p>8179.40058901371</text:p>
              </table:table-cell>
              <table:table-cell office:value-type="float" office:value="5011.1">
                <text:p>5011.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179.40058901371">
                <text:p>8179.40058901371</text:p>
              </table:table-cell>
              <table:table-cell office:value-type="float" office:value="5024.5">
                <text:p>5024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179.40058901371">
                <text:p>8179.40058901371</text:p>
              </table:table-cell>
              <table:table-cell office:value-type="float" office:value="5036.5">
                <text:p>5036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179.40058901371">
                <text:p>8179.40058901371</text:p>
              </table:table-cell>
              <table:table-cell office:value-type="float" office:value="5047.3">
                <text:p>5047.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179.40058901371">
                <text:p>8179.40058901371</text:p>
              </table:table-cell>
              <table:table-cell office:value-type="float" office:value="4968">
                <text:p>49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179.40058901371">
                <text:p>8179.40058901371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179.40058901371">
                <text:p>8179.40058901371</text:p>
              </table:table-cell>
              <table:table-cell office:value-type="float" office:value="5079.1">
                <text:p>5079.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179.40058901371">
                <text:p>8179.40058901371</text:p>
              </table:table-cell>
              <table:table-cell office:value-type="float" office:value="5003.1">
                <text:p>5003.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179.40058901371">
                <text:p>8179.40058901371</text:p>
              </table:table-cell>
              <table:table-cell office:value-type="float" office:value="5008.7">
                <text:p>5008.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179.40058901371">
                <text:p>8179.40058901371</text:p>
              </table:table-cell>
              <table:table-cell office:value-type="float" office:value="5003.8">
                <text:p>5003.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344.62448091178">
                <text:p>8344.62448091178</text:p>
              </table:table-cell>
              <table:table-cell office:value-type="float" office:value="5099.1">
                <text:p>5099.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406.37470207053">
                <text:p>8406.37470207053</text:p>
              </table:table-cell>
              <table:table-cell office:value-type="float" office:value="4978.6">
                <text:p>4978.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406.37470207053">
                <text:p>8406.37470207053</text:p>
              </table:table-cell>
              <table:table-cell office:value-type="float" office:value="5000.5">
                <text:p>5000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406.37470207053">
                <text:p>8406.37470207053</text:p>
              </table:table-cell>
              <table:table-cell office:value-type="float" office:value="5026.5">
                <text:p>5026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406.37470207053">
                <text:p>8406.37470207053</text:p>
              </table:table-cell>
              <table:table-cell office:value-type="float" office:value="4962.9">
                <text:p>4962.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592.15558298629">
                <text:p>8592.15558298629</text:p>
              </table:table-cell>
              <table:table-cell office:value-type="float" office:value="5186.7">
                <text:p>5186.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593.74710424329">
                <text:p>7593.74710424329</text:p>
              </table:table-cell>
              <table:table-cell office:value-type="float" office:value="5107">
                <text:p>51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798.01890134743">
                <text:p>7798.01890134743</text:p>
              </table:table-cell>
              <table:table-cell office:value-type="float" office:value="4972.6">
                <text:p>4972.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798.01890134743">
                <text:p>7798.01890134743</text:p>
              </table:table-cell>
              <table:table-cell office:value-type="float" office:value="4973.2">
                <text:p>4973.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740.31356147746">
                <text:p>7740.31356147746</text:p>
              </table:table-cell>
              <table:table-cell office:value-type="float" office:value="5040.5">
                <text:p>5040.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740.31356147746">
                <text:p>7740.31356147746</text:p>
              </table:table-cell>
              <table:table-cell office:value-type="float" office:value="5058.8">
                <text:p>5058.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740.31356147746">
                <text:p>7740.31356147746</text:p>
              </table:table-cell>
              <table:table-cell office:value-type="float" office:value="4919.6">
                <text:p>4919.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740.31356147746">
                <text:p>7740.31356147746</text:p>
              </table:table-cell>
              <table:table-cell office:value-type="float" office:value="4896.1">
                <text:p>4896.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125.78117683904">
                <text:p>8125.78117683904</text:p>
              </table:table-cell>
              <table:table-cell office:value-type="float" office:value="5177.2">
                <text:p>5177.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271.23265990446">
                <text:p>8271.23265990446</text:p>
              </table:table-cell>
              <table:table-cell office:value-type="float" office:value="4934.8">
                <text:p>4934.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271.23265990446">
                <text:p>8271.23265990446</text:p>
              </table:table-cell>
              <table:table-cell office:value-type="float" office:value="5012.5">
                <text:p>5012.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271.23265990446">
                <text:p>8271.23265990446</text:p>
              </table:table-cell>
              <table:table-cell office:value-type="float" office:value="4983.1">
                <text:p>4983.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271.23265990446">
                <text:p>8271.23265990446</text:p>
              </table:table-cell>
              <table:table-cell office:value-type="float" office:value="5129.6">
                <text:p>5129.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004.07184498954">
                <text:p>8004.07184498954</text:p>
              </table:table-cell>
              <table:table-cell office:value-type="float" office:value="5021">
                <text:p>50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004.07184498954">
                <text:p>8004.07184498954</text:p>
              </table:table-cell>
              <table:table-cell office:value-type="float" office:value="5036.8">
                <text:p>5036.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004.07184498954">
                <text:p>8004.07184498954</text:p>
              </table:table-cell>
              <table:table-cell office:value-type="float" office:value="5035.6">
                <text:p>5035.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004.07184498954">
                <text:p>8004.07184498954</text:p>
              </table:table-cell>
              <table:table-cell office:value-type="float" office:value="5047.6">
                <text:p>5047.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004.07184498954">
                <text:p>8004.07184498954</text:p>
              </table:table-cell>
              <table:table-cell office:value-type="float" office:value="4992.1">
                <text:p>4992.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004.07184498954">
                <text:p>8004.07184498954</text:p>
              </table:table-cell>
              <table:table-cell office:value-type="float" office:value="5060.9">
                <text:p>5060.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004.07184498954">
                <text:p>8004.07184498954</text:p>
              </table:table-cell>
              <table:table-cell office:value-type="float" office:value="5041.6">
                <text:p>5041.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004.07184498954">
                <text:p>8004.07184498954</text:p>
              </table:table-cell>
              <table:table-cell office:value-type="float" office:value="5059.5">
                <text:p>5059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004.07184498954">
                <text:p>8004.07184498954</text:p>
              </table:table-cell>
              <table:table-cell office:value-type="float" office:value="4987">
                <text:p>498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004.07184498954">
                <text:p>8004.07184498954</text:p>
              </table:table-cell>
              <table:table-cell office:value-type="float" office:value="4906.8">
                <text:p>4906.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896.81728226668">
                <text:p>7896.81728226668</text:p>
              </table:table-cell>
              <table:table-cell office:value-type="float" office:value="4978">
                <text:p>497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896.81728226668">
                <text:p>7896.81728226668</text:p>
              </table:table-cell>
              <table:table-cell office:value-type="float" office:value="4992.2">
                <text:p>4992.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896.81728226668">
                <text:p>7896.81728226668</text:p>
              </table:table-cell>
              <table:table-cell office:value-type="float" office:value="5056.4">
                <text:p>5056.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896.81728226668">
                <text:p>7896.81728226668</text:p>
              </table:table-cell>
              <table:table-cell office:value-type="float" office:value="5001.9">
                <text:p>5001.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896.81728226668">
                <text:p>7896.81728226668</text:p>
              </table:table-cell>
              <table:table-cell office:value-type="float" office:value="4976.3">
                <text:p>4976.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896.81728226668">
                <text:p>7896.81728226668</text:p>
              </table:table-cell>
              <table:table-cell office:value-type="float" office:value="4981.5">
                <text:p>4981.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896.81728226668">
                <text:p>7896.81728226668</text:p>
              </table:table-cell>
              <table:table-cell office:value-type="float" office:value="5040.3">
                <text:p>5040.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896.81728226668">
                <text:p>7896.81728226668</text:p>
              </table:table-cell>
              <table:table-cell office:value-type="float" office:value="5017.7">
                <text:p>5017.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896.81728226668">
                <text:p>7896.81728226668</text:p>
              </table:table-cell>
              <table:table-cell office:value-type="float" office:value="4954.2">
                <text:p>4954.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896.81728226668">
                <text:p>7896.81728226668</text:p>
              </table:table-cell>
              <table:table-cell office:value-type="float" office:value="4968.2">
                <text:p>4968.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896.81728226668">
                <text:p>7896.81728226668</text:p>
              </table:table-cell>
              <table:table-cell office:value-type="float" office:value="4948">
                <text:p>49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943.40850423206">
                <text:p>7943.40850423206</text:p>
              </table:table-cell>
              <table:table-cell office:value-type="float" office:value="5003.5">
                <text:p>5003.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054.61622329131">
                <text:p>8054.61622329131</text:p>
              </table:table-cell>
              <table:table-cell office:value-type="float" office:value="4917.1">
                <text:p>4917.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054.61622329131">
                <text:p>8054.61622329131</text:p>
              </table:table-cell>
              <table:table-cell office:value-type="float" office:value="5029.7">
                <text:p>5029.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054.61622329131">
                <text:p>8054.61622329131</text:p>
              </table:table-cell>
              <table:table-cell office:value-type="float" office:value="5068.6">
                <text:p>5068.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054.61622329131">
                <text:p>8054.61622329131</text:p>
              </table:table-cell>
              <table:table-cell office:value-type="float" office:value="4973.9">
                <text:p>4973.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054.61622329131">
                <text:p>8054.61622329131</text:p>
              </table:table-cell>
              <table:table-cell office:value-type="float" office:value="5020.5">
                <text:p>5020.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054.61622329131">
                <text:p>8054.61622329131</text:p>
              </table:table-cell>
              <table:table-cell office:value-type="float" office:value="4967.2">
                <text:p>4967.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054.61622329131">
                <text:p>8054.61622329131</text:p>
              </table:table-cell>
              <table:table-cell office:value-type="float" office:value="4907.9">
                <text:p>4907.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054.61622329131">
                <text:p>8054.61622329131</text:p>
              </table:table-cell>
              <table:table-cell office:value-type="float" office:value="5022.3">
                <text:p>5022.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054.61622329131">
                <text:p>8054.61622329131</text:p>
              </table:table-cell>
              <table:table-cell office:value-type="float" office:value="5044.9">
                <text:p>5044.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054.61622329131">
                <text:p>8054.61622329131</text:p>
              </table:table-cell>
              <table:table-cell office:value-type="float" office:value="4973.4">
                <text:p>4973.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054.61622329131">
                <text:p>8054.61622329131</text:p>
              </table:table-cell>
              <table:table-cell office:value-type="float" office:value="4958.3">
                <text:p>4958.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054.61622329131">
                <text:p>8054.61622329131</text:p>
              </table:table-cell>
              <table:table-cell office:value-type="float" office:value="4974.6">
                <text:p>4974.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054.61622329131">
                <text:p>8054.61622329131</text:p>
              </table:table-cell>
              <table:table-cell office:value-type="float" office:value="5077.8">
                <text:p>5077.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160.13169581642">
                <text:p>8160.13169581642</text:p>
              </table:table-cell>
              <table:table-cell office:value-type="float" office:value="5002.5">
                <text:p>5002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160.13169581642">
                <text:p>8160.13169581642</text:p>
              </table:table-cell>
              <table:table-cell office:value-type="float" office:value="4924.2">
                <text:p>4924.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160.13169581642">
                <text:p>8160.13169581642</text:p>
              </table:table-cell>
              <table:table-cell office:value-type="float" office:value="5070.7">
                <text:p>5070.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196.03627527801">
                <text:p>8196.03627527801</text:p>
              </table:table-cell>
              <table:table-cell office:value-type="float" office:value="5031.5">
                <text:p>5031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196.03627527801">
                <text:p>8196.03627527801</text:p>
              </table:table-cell>
              <table:table-cell office:value-type="float" office:value="5010.3">
                <text:p>5010.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196.03627527801">
                <text:p>8196.03627527801</text:p>
              </table:table-cell>
              <table:table-cell office:value-type="float" office:value="4911.5">
                <text:p>4911.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196.03627527801">
                <text:p>8196.03627527801</text:p>
              </table:table-cell>
              <table:table-cell office:value-type="float" office:value="4929.7">
                <text:p>4929.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196.03627527801">
                <text:p>8196.03627527801</text:p>
              </table:table-cell>
              <table:table-cell office:value-type="float" office:value="5066.6">
                <text:p>5066.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196.03627527801">
                <text:p>8196.03627527801</text:p>
              </table:table-cell>
              <table:table-cell office:value-type="float" office:value="5117.5">
                <text:p>5117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196.03627527801">
                <text:p>8196.03627527801</text:p>
              </table:table-cell>
              <table:table-cell office:value-type="float" office:value="5015.8">
                <text:p>5015.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196.03627527801">
                <text:p>8196.03627527801</text:p>
              </table:table-cell>
              <table:table-cell office:value-type="float" office:value="4982.5">
                <text:p>4982.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196.03627527801">
                <text:p>8196.03627527801</text:p>
              </table:table-cell>
              <table:table-cell office:value-type="float" office:value="5005.8">
                <text:p>5005.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196.03627527801">
                <text:p>8196.03627527801</text:p>
              </table:table-cell>
              <table:table-cell office:value-type="float" office:value="5006.9">
                <text:p>5006.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196.03627527801">
                <text:p>8196.03627527801</text:p>
              </table:table-cell>
              <table:table-cell office:value-type="float" office:value="4974.5">
                <text:p>4974.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196.03627527801">
                <text:p>8196.03627527801</text:p>
              </table:table-cell>
              <table:table-cell office:value-type="float" office:value="5095.6">
                <text:p>5095.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196.03627527801">
                <text:p>8196.03627527801</text:p>
              </table:table-cell>
              <table:table-cell office:value-type="float" office:value="4996.2">
                <text:p>4996.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196.03627527801">
                <text:p>8196.03627527801</text:p>
              </table:table-cell>
              <table:table-cell office:value-type="float" office:value="5016.5">
                <text:p>5016.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196.03627527801">
                <text:p>8196.03627527801</text:p>
              </table:table-cell>
              <table:table-cell office:value-type="float" office:value="4921.1">
                <text:p>4921.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034.57436065504">
                <text:p>8034.57436065504</text:p>
              </table:table-cell>
              <table:table-cell office:value-type="float" office:value="4969.1">
                <text:p>4969.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034.57436065504">
                <text:p>8034.57436065504</text:p>
              </table:table-cell>
              <table:table-cell office:value-type="float" office:value="5000.8">
                <text:p>5000.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034.57436065504">
                <text:p>8034.57436065504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034.57436065504">
                <text:p>8034.57436065504</text:p>
              </table:table-cell>
              <table:table-cell office:value-type="float" office:value="5039.3">
                <text:p>5039.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034.57436065504">
                <text:p>8034.57436065504</text:p>
              </table:table-cell>
              <table:table-cell office:value-type="float" office:value="5002.5">
                <text:p>5002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015.29138218946">
                <text:p>8015.29138218946</text:p>
              </table:table-cell>
              <table:table-cell office:value-type="float" office:value="5040.7">
                <text:p>5040.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015.29138218946">
                <text:p>8015.29138218946</text:p>
              </table:table-cell>
              <table:table-cell office:value-type="float" office:value="4991.4">
                <text:p>4991.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015.29138218946">
                <text:p>8015.29138218946</text:p>
              </table:table-cell>
              <table:table-cell office:value-type="float" office:value="5001.8">
                <text:p>5001.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015.29138218946">
                <text:p>8015.29138218946</text:p>
              </table:table-cell>
              <table:table-cell office:value-type="float" office:value="5006.1">
                <text:p>5006.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015.29138218946">
                <text:p>8015.29138218946</text:p>
              </table:table-cell>
              <table:table-cell office:value-type="float" office:value="5062.5">
                <text:p>5062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015.29138218946">
                <text:p>8015.29138218946</text:p>
              </table:table-cell>
              <table:table-cell office:value-type="float" office:value="4830.1">
                <text:p>4830.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866.20696248074">
                <text:p>7866.20696248074</text:p>
              </table:table-cell>
              <table:table-cell office:value-type="float" office:value="4970.8">
                <text:p>4970.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866.20696248074">
                <text:p>7866.20696248074</text:p>
              </table:table-cell>
              <table:table-cell office:value-type="float" office:value="4898.5">
                <text:p>4898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767.09275475348">
                <text:p>7767.09275475348</text:p>
              </table:table-cell>
              <table:table-cell office:value-type="float" office:value="5001">
                <text:p>50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767.09275475348">
                <text:p>7767.09275475348</text:p>
              </table:table-cell>
              <table:table-cell office:value-type="float" office:value="4909.9">
                <text:p>4909.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767.09275475348">
                <text:p>7767.09275475348</text:p>
              </table:table-cell>
              <table:table-cell office:value-type="float" office:value="4876.4">
                <text:p>4876.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658.35345618693">
                <text:p>7658.35345618693</text:p>
              </table:table-cell>
              <table:table-cell office:value-type="float" office:value="4926.3">
                <text:p>4926.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658.35345618693">
                <text:p>7658.35345618693</text:p>
              </table:table-cell>
              <table:table-cell office:value-type="float" office:value="4709.9">
                <text:p>4709.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909.72841092788">
                <text:p>8909.72841092788</text:p>
              </table:table-cell>
              <table:table-cell office:value-type="float" office:value="5143.3">
                <text:p>5143.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058.52087539037">
                <text:p>9058.52087539037</text:p>
              </table:table-cell>
              <table:table-cell office:value-type="float" office:value="5062.2">
                <text:p>5062.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972.46492707417">
                <text:p>8972.46492707417</text:p>
              </table:table-cell>
              <table:table-cell office:value-type="float" office:value="4929">
                <text:p>49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972.46492707417">
                <text:p>8972.46492707417</text:p>
              </table:table-cell>
              <table:table-cell office:value-type="float" office:value="5122.7">
                <text:p>5122.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972.46492707417">
                <text:p>8972.46492707417</text:p>
              </table:table-cell>
              <table:table-cell office:value-type="float" office:value="4870.8">
                <text:p>4870.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972.46492707417">
                <text:p>8972.46492707417</text:p>
              </table:table-cell>
              <table:table-cell office:value-type="float" office:value="4935.9">
                <text:p>4935.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972.46492707417">
                <text:p>8972.46492707417</text:p>
              </table:table-cell>
              <table:table-cell office:value-type="float" office:value="4879.1">
                <text:p>4879.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972.46492707417">
                <text:p>8972.46492707417</text:p>
              </table:table-cell>
              <table:table-cell office:value-type="float" office:value="4925.1">
                <text:p>4925.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967.08144811792">
                <text:p>8967.08144811792</text:p>
              </table:table-cell>
              <table:table-cell office:value-type="float" office:value="4958">
                <text:p>49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967.08144811792">
                <text:p>8967.08144811792</text:p>
              </table:table-cell>
              <table:table-cell office:value-type="float" office:value="5051.6">
                <text:p>5051.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112.34816757743">
                <text:p>9112.34816757743</text:p>
              </table:table-cell>
              <table:table-cell office:value-type="float" office:value="4966.6">
                <text:p>4966.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112.34816757743">
                <text:p>9112.34816757743</text:p>
              </table:table-cell>
              <table:table-cell office:value-type="float" office:value="4928.9">
                <text:p>4928.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112.34816757743">
                <text:p>9112.34816757743</text:p>
              </table:table-cell>
              <table:table-cell office:value-type="float" office:value="4940.5">
                <text:p>4940.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112.34816757743">
                <text:p>9112.34816757743</text:p>
              </table:table-cell>
              <table:table-cell office:value-type="float" office:value="4917.1">
                <text:p>4917.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112.34816757743">
                <text:p>9112.34816757743</text:p>
              </table:table-cell>
              <table:table-cell office:value-type="float" office:value="5174.6">
                <text:p>5174.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943.76972647725">
                <text:p>8943.76972647725</text:p>
              </table:table-cell>
              <table:table-cell office:value-type="float" office:value="5103.8">
                <text:p>5103.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943.76972647725">
                <text:p>8943.76972647725</text:p>
              </table:table-cell>
              <table:table-cell office:value-type="float" office:value="4845.5">
                <text:p>4845.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943.76972647725">
                <text:p>8943.76972647725</text:p>
              </table:table-cell>
              <table:table-cell office:value-type="float" office:value="5162">
                <text:p>516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943.76972647725">
                <text:p>8943.76972647725</text:p>
              </table:table-cell>
              <table:table-cell office:value-type="float" office:value="5038.5">
                <text:p>5038.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943.76972647725">
                <text:p>8943.76972647725</text:p>
              </table:table-cell>
              <table:table-cell office:value-type="float" office:value="5041.9">
                <text:p>5041.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943.76972647725">
                <text:p>8943.76972647725</text:p>
              </table:table-cell>
              <table:table-cell office:value-type="float" office:value="5003.7">
                <text:p>5003.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943.76972647725">
                <text:p>8943.76972647725</text:p>
              </table:table-cell>
              <table:table-cell office:value-type="float" office:value="5080.1">
                <text:p>5080.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943.76972647725">
                <text:p>8943.76972647725</text:p>
              </table:table-cell>
              <table:table-cell office:value-type="float" office:value="5082.8">
                <text:p>5082.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943.76972647725">
                <text:p>8943.76972647725</text:p>
              </table:table-cell>
              <table:table-cell office:value-type="float" office:value="5028.7">
                <text:p>5028.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943.76972647725">
                <text:p>8943.76972647725</text:p>
              </table:table-cell>
              <table:table-cell office:value-type="float" office:value="5010.5">
                <text:p>5010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943.76972647725">
                <text:p>8943.76972647725</text:p>
              </table:table-cell>
              <table:table-cell office:value-type="float" office:value="5106">
                <text:p>51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943.76972647725">
                <text:p>8943.76972647725</text:p>
              </table:table-cell>
              <table:table-cell office:value-type="float" office:value="4981.1">
                <text:p>4981.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943.76972647725">
                <text:p>8943.76972647725</text:p>
              </table:table-cell>
              <table:table-cell office:value-type="float" office:value="5025.7">
                <text:p>5025.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943.76972647725">
                <text:p>8943.76972647725</text:p>
              </table:table-cell>
              <table:table-cell office:value-type="float" office:value="4953.6">
                <text:p>4953.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943.76972647725">
                <text:p>8943.76972647725</text:p>
              </table:table-cell>
              <table:table-cell office:value-type="float" office:value="5006.4">
                <text:p>5006.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943.76972647725">
                <text:p>8943.76972647725</text:p>
              </table:table-cell>
              <table:table-cell office:value-type="float" office:value="5115">
                <text:p>51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943.76972647725">
                <text:p>8943.76972647725</text:p>
              </table:table-cell>
              <table:table-cell office:value-type="float" office:value="5038.8">
                <text:p>5038.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943.76972647725">
                <text:p>8943.76972647725</text:p>
              </table:table-cell>
              <table:table-cell office:value-type="float" office:value="4969.2">
                <text:p>4969.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943.76972647725">
                <text:p>8943.76972647725</text:p>
              </table:table-cell>
              <table:table-cell office:value-type="float" office:value="5081.4">
                <text:p>5081.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943.76972647725">
                <text:p>8943.76972647725</text:p>
              </table:table-cell>
              <table:table-cell office:value-type="float" office:value="4974.9">
                <text:p>4974.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943.76972647725">
                <text:p>8943.76972647725</text:p>
              </table:table-cell>
              <table:table-cell office:value-type="float" office:value="4990.2">
                <text:p>4990.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943.76972647725">
                <text:p>8943.76972647725</text:p>
              </table:table-cell>
              <table:table-cell office:value-type="float" office:value="5122.3">
                <text:p>5122.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943.76972647725">
                <text:p>8943.76972647725</text:p>
              </table:table-cell>
              <table:table-cell office:value-type="float" office:value="4981.8">
                <text:p>4981.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943.76972647725">
                <text:p>8943.76972647725</text:p>
              </table:table-cell>
              <table:table-cell office:value-type="float" office:value="5061.9">
                <text:p>5061.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943.76972647725">
                <text:p>8943.76972647725</text:p>
              </table:table-cell>
              <table:table-cell office:value-type="float" office:value="5057.1">
                <text:p>5057.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943.76972647725">
                <text:p>8943.76972647725</text:p>
              </table:table-cell>
              <table:table-cell office:value-type="float" office:value="4948.5">
                <text:p>4948.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943.76972647725">
                <text:p>8943.76972647725</text:p>
              </table:table-cell>
              <table:table-cell office:value-type="float" office:value="5052.9">
                <text:p>5052.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943.76972647725">
                <text:p>8943.76972647725</text:p>
              </table:table-cell>
              <table:table-cell office:value-type="float" office:value="5046.9">
                <text:p>5046.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943.76972647725">
                <text:p>8943.76972647725</text:p>
              </table:table-cell>
              <table:table-cell office:value-type="float" office:value="4949.2">
                <text:p>4949.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056.46122503086">
                <text:p>9056.46122503086</text:p>
              </table:table-cell>
              <table:table-cell office:value-type="float" office:value="5014.5">
                <text:p>5014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056.46122503086">
                <text:p>9056.46122503086</text:p>
              </table:table-cell>
              <table:table-cell office:value-type="float" office:value="5058.7">
                <text:p>5058.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056.46122503086">
                <text:p>9056.46122503086</text:p>
              </table:table-cell>
              <table:table-cell office:value-type="float" office:value="5130">
                <text:p>513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056.46122503086">
                <text:p>9056.46122503086</text:p>
              </table:table-cell>
              <table:table-cell office:value-type="float" office:value="4981.4">
                <text:p>4981.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056.46122503086">
                <text:p>9056.46122503086</text:p>
              </table:table-cell>
              <table:table-cell office:value-type="float" office:value="4952.3">
                <text:p>4952.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056.46122503086">
                <text:p>9056.46122503086</text:p>
              </table:table-cell>
              <table:table-cell office:value-type="float" office:value="4910.1">
                <text:p>4910.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056.46122503086">
                <text:p>9056.46122503086</text:p>
              </table:table-cell>
              <table:table-cell office:value-type="float" office:value="5019.7">
                <text:p>5019.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056.46122503086">
                <text:p>9056.46122503086</text:p>
              </table:table-cell>
              <table:table-cell office:value-type="float" office:value="4881">
                <text:p>488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099.02659278851">
                <text:p>9099.02659278851</text:p>
              </table:table-cell>
              <table:table-cell office:value-type="float" office:value="5047.6">
                <text:p>5047.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099.02659278851">
                <text:p>9099.02659278851</text:p>
              </table:table-cell>
              <table:table-cell office:value-type="float" office:value="5069">
                <text:p>506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099.02659278851">
                <text:p>9099.02659278851</text:p>
              </table:table-cell>
              <table:table-cell office:value-type="float" office:value="4896">
                <text:p>489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925.23518486625">
                <text:p>8925.23518486625</text:p>
              </table:table-cell>
              <table:table-cell office:value-type="float" office:value="4983.8">
                <text:p>4983.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925.23518486625">
                <text:p>8925.23518486625</text:p>
              </table:table-cell>
              <table:table-cell office:value-type="float" office:value="4921.6">
                <text:p>4921.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925.23518486625">
                <text:p>8925.23518486625</text:p>
              </table:table-cell>
              <table:table-cell office:value-type="float" office:value="4980.9">
                <text:p>4980.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925.23518486625">
                <text:p>8925.23518486625</text:p>
              </table:table-cell>
              <table:table-cell office:value-type="float" office:value="4920.6">
                <text:p>4920.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925.23518486625">
                <text:p>8925.23518486625</text:p>
              </table:table-cell>
              <table:table-cell office:value-type="float" office:value="5141.7">
                <text:p>5141.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925.23518486625">
                <text:p>8925.23518486625</text:p>
              </table:table-cell>
              <table:table-cell office:value-type="float" office:value="4929.3">
                <text:p>4929.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925.23518486625">
                <text:p>8925.23518486625</text:p>
              </table:table-cell>
              <table:table-cell office:value-type="float" office:value="5069.4">
                <text:p>5069.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925.23518486625">
                <text:p>8925.23518486625</text:p>
              </table:table-cell>
              <table:table-cell office:value-type="float" office:value="5085.3">
                <text:p>5085.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925.23518486625">
                <text:p>8925.23518486625</text:p>
              </table:table-cell>
              <table:table-cell office:value-type="float" office:value="4978.2">
                <text:p>4978.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925.23518486625">
                <text:p>8925.23518486625</text:p>
              </table:table-cell>
              <table:table-cell office:value-type="float" office:value="5079.4">
                <text:p>5079.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925.23518486625">
                <text:p>8925.23518486625</text:p>
              </table:table-cell>
              <table:table-cell office:value-type="float" office:value="4896.7">
                <text:p>4896.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925.23518486625">
                <text:p>8925.23518486625</text:p>
              </table:table-cell>
              <table:table-cell office:value-type="float" office:value="5030.1">
                <text:p>5030.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925.23518486625">
                <text:p>8925.23518486625</text:p>
              </table:table-cell>
              <table:table-cell office:value-type="float" office:value="4928.4">
                <text:p>4928.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925.23518486625">
                <text:p>8925.23518486625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925.23518486625">
                <text:p>8925.23518486625</text:p>
              </table:table-cell>
              <table:table-cell office:value-type="float" office:value="5012.2">
                <text:p>5012.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925.23518486625">
                <text:p>8925.23518486625</text:p>
              </table:table-cell>
              <table:table-cell office:value-type="float" office:value="5086.1">
                <text:p>5086.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925.23518486625">
                <text:p>8925.23518486625</text:p>
              </table:table-cell>
              <table:table-cell office:value-type="float" office:value="5004.1">
                <text:p>5004.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925.23518486625">
                <text:p>8925.23518486625</text:p>
              </table:table-cell>
              <table:table-cell office:value-type="float" office:value="4874.4">
                <text:p>4874.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925.23518486625">
                <text:p>8925.23518486625</text:p>
              </table:table-cell>
              <table:table-cell office:value-type="float" office:value="5041.4">
                <text:p>5041.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925.23518486625">
                <text:p>8925.23518486625</text:p>
              </table:table-cell>
              <table:table-cell office:value-type="float" office:value="4964.6">
                <text:p>4964.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925.23518486625">
                <text:p>8925.23518486625</text:p>
              </table:table-cell>
              <table:table-cell office:value-type="float" office:value="5068.8">
                <text:p>5068.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925.23518486625">
                <text:p>8925.23518486625</text:p>
              </table:table-cell>
              <table:table-cell office:value-type="float" office:value="5097.5">
                <text:p>5097.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925.23518486625">
                <text:p>8925.23518486625</text:p>
              </table:table-cell>
              <table:table-cell office:value-type="float" office:value="5125.6">
                <text:p>5125.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925.23518486625">
                <text:p>8925.23518486625</text:p>
              </table:table-cell>
              <table:table-cell office:value-type="float" office:value="5026.9">
                <text:p>5026.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925.23518486625">
                <text:p>8925.23518486625</text:p>
              </table:table-cell>
              <table:table-cell office:value-type="float" office:value="4990.7">
                <text:p>4990.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925.23518486625">
                <text:p>8925.23518486625</text:p>
              </table:table-cell>
              <table:table-cell office:value-type="float" office:value="5101.7">
                <text:p>5101.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925.23518486625">
                <text:p>8925.23518486625</text:p>
              </table:table-cell>
              <table:table-cell office:value-type="float" office:value="4930.2">
                <text:p>4930.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925.23518486625">
                <text:p>8925.23518486625</text:p>
              </table:table-cell>
              <table:table-cell office:value-type="float" office:value="5023.2">
                <text:p>5023.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925.23518486625">
                <text:p>8925.23518486625</text:p>
              </table:table-cell>
              <table:table-cell office:value-type="float" office:value="4983.1">
                <text:p>4983.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925.23518486625">
                <text:p>8925.23518486625</text:p>
              </table:table-cell>
              <table:table-cell office:value-type="float" office:value="5107.7">
                <text:p>5107.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080.53427708292">
                <text:p>9080.53427708292</text:p>
              </table:table-cell>
              <table:table-cell office:value-type="float" office:value="4942.1">
                <text:p>4942.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080.53427708292">
                <text:p>9080.53427708292</text:p>
              </table:table-cell>
              <table:table-cell office:value-type="float" office:value="4930.3">
                <text:p>4930.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080.53427708292">
                <text:p>9080.53427708292</text:p>
              </table:table-cell>
              <table:table-cell office:value-type="float" office:value="5242.3">
                <text:p>5242.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869.19100452006">
                <text:p>7869.19100452006</text:p>
              </table:table-cell>
              <table:table-cell office:value-type="float" office:value="5156.3">
                <text:p>5156.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869.19100452006">
                <text:p>7869.19100452006</text:p>
              </table:table-cell>
              <table:table-cell office:value-type="float" office:value="5015.9">
                <text:p>5015.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869.19100452006">
                <text:p>7869.19100452006</text:p>
              </table:table-cell>
              <table:table-cell office:value-type="float" office:value="5004.2">
                <text:p>5004.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869.19100452006">
                <text:p>7869.19100452006</text:p>
              </table:table-cell>
              <table:table-cell office:value-type="float" office:value="5259.5">
                <text:p>5259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842.43575510469">
                <text:p>7842.43575510469</text:p>
              </table:table-cell>
              <table:table-cell office:value-type="float" office:value="4989.1">
                <text:p>4989.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842.43575510469">
                <text:p>7842.43575510469</text:p>
              </table:table-cell>
              <table:table-cell office:value-type="float" office:value="4850.4">
                <text:p>4850.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842.43575510469">
                <text:p>7842.43575510469</text:p>
              </table:table-cell>
              <table:table-cell office:value-type="float" office:value="4981.9">
                <text:p>4981.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842.43575510469">
                <text:p>7842.43575510469</text:p>
              </table:table-cell>
              <table:table-cell office:value-type="float" office:value="5069.5">
                <text:p>5069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842.43575510469">
                <text:p>7842.43575510469</text:p>
              </table:table-cell>
              <table:table-cell office:value-type="float" office:value="5124">
                <text:p>512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842.43575510469">
                <text:p>7842.43575510469</text:p>
              </table:table-cell>
              <table:table-cell office:value-type="float" office:value="5006.1">
                <text:p>5006.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842.43575510469">
                <text:p>7842.43575510469</text:p>
              </table:table-cell>
              <table:table-cell office:value-type="float" office:value="4895">
                <text:p>489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842.43575510469">
                <text:p>7842.43575510469</text:p>
              </table:table-cell>
              <table:table-cell office:value-type="float" office:value="5016.3">
                <text:p>5016.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842.43575510469">
                <text:p>7842.43575510469</text:p>
              </table:table-cell>
              <table:table-cell office:value-type="float" office:value="5083.5">
                <text:p>5083.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842.43575510469">
                <text:p>7842.43575510469</text:p>
              </table:table-cell>
              <table:table-cell office:value-type="float" office:value="4968.2">
                <text:p>4968.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842.43575510469">
                <text:p>7842.43575510469</text:p>
              </table:table-cell>
              <table:table-cell office:value-type="float" office:value="4887.2">
                <text:p>4887.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858.1206266149">
                <text:p>7858.1206266149</text:p>
              </table:table-cell>
              <table:table-cell office:value-type="float" office:value="5067.1">
                <text:p>5067.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858.1206266149">
                <text:p>7858.1206266149</text:p>
              </table:table-cell>
              <table:table-cell office:value-type="float" office:value="5132.8">
                <text:p>5132.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858.1206266149">
                <text:p>7858.1206266149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858.1206266149">
                <text:p>7858.1206266149</text:p>
              </table:table-cell>
              <table:table-cell office:value-type="float" office:value="4993.4">
                <text:p>4993.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858.1206266149">
                <text:p>7858.1206266149</text:p>
              </table:table-cell>
              <table:table-cell office:value-type="float" office:value="5010.3">
                <text:p>5010.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748.89274990495">
                <text:p>7748.89274990495</text:p>
              </table:table-cell>
              <table:table-cell office:value-type="float" office:value="5045.3">
                <text:p>5045.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748.89274990495">
                <text:p>7748.89274990495</text:p>
              </table:table-cell>
              <table:table-cell office:value-type="float" office:value="5028.1">
                <text:p>5028.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748.89274990495">
                <text:p>7748.89274990495</text:p>
              </table:table-cell>
              <table:table-cell office:value-type="float" office:value="4947.5">
                <text:p>4947.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748.89274990495">
                <text:p>7748.89274990495</text:p>
              </table:table-cell>
              <table:table-cell office:value-type="float" office:value="4965.2">
                <text:p>4965.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748.89274990495">
                <text:p>7748.89274990495</text:p>
              </table:table-cell>
              <table:table-cell office:value-type="float" office:value="4905">
                <text:p>49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748.89274990495">
                <text:p>7748.89274990495</text:p>
              </table:table-cell>
              <table:table-cell office:value-type="float" office:value="4993">
                <text:p>499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748.89274990495">
                <text:p>7748.89274990495</text:p>
              </table:table-cell>
              <table:table-cell office:value-type="float" office:value="5028">
                <text:p>502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748.89274990495">
                <text:p>7748.89274990495</text:p>
              </table:table-cell>
              <table:table-cell office:value-type="float" office:value="4967">
                <text:p>49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748.89274990495">
                <text:p>7748.89274990495</text:p>
              </table:table-cell>
              <table:table-cell office:value-type="float" office:value="5024.8">
                <text:p>5024.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748.89274990495">
                <text:p>7748.89274990495</text:p>
              </table:table-cell>
              <table:table-cell office:value-type="float" office:value="5095.8">
                <text:p>5095.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748.89274990495">
                <text:p>7748.89274990495</text:p>
              </table:table-cell>
              <table:table-cell office:value-type="float" office:value="5022">
                <text:p>502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748.89274990495">
                <text:p>7748.89274990495</text:p>
              </table:table-cell>
              <table:table-cell office:value-type="float" office:value="4934.2">
                <text:p>4934.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748.89274990495">
                <text:p>7748.89274990495</text:p>
              </table:table-cell>
              <table:table-cell office:value-type="float" office:value="5019.6">
                <text:p>5019.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748.89274990495">
                <text:p>7748.89274990495</text:p>
              </table:table-cell>
              <table:table-cell office:value-type="float" office:value="4909.8">
                <text:p>4909.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713.24784325539">
                <text:p>7713.24784325539</text:p>
              </table:table-cell>
              <table:table-cell office:value-type="float" office:value="4954.7">
                <text:p>4954.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713.24784325539">
                <text:p>7713.24784325539</text:p>
              </table:table-cell>
              <table:table-cell office:value-type="float" office:value="5132.9">
                <text:p>5132.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713.24784325539">
                <text:p>7713.24784325539</text:p>
              </table:table-cell>
              <table:table-cell office:value-type="float" office:value="5091">
                <text:p>509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713.24784325539">
                <text:p>7713.24784325539</text:p>
              </table:table-cell>
              <table:table-cell office:value-type="float" office:value="5008.2">
                <text:p>5008.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713.24784325539">
                <text:p>7713.24784325539</text:p>
              </table:table-cell>
              <table:table-cell office:value-type="float" office:value="5036.4">
                <text:p>5036.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713.24784325539">
                <text:p>7713.24784325539</text:p>
              </table:table-cell>
              <table:table-cell office:value-type="float" office:value="5014">
                <text:p>501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713.24784325539">
                <text:p>7713.24784325539</text:p>
              </table:table-cell>
              <table:table-cell office:value-type="float" office:value="4949.2">
                <text:p>4949.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713.24784325539">
                <text:p>7713.24784325539</text:p>
              </table:table-cell>
              <table:table-cell office:value-type="float" office:value="5035.3">
                <text:p>5035.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713.24784325539">
                <text:p>7713.24784325539</text:p>
              </table:table-cell>
              <table:table-cell office:value-type="float" office:value="4976.6">
                <text:p>4976.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713.24784325539">
                <text:p>7713.24784325539</text:p>
              </table:table-cell>
              <table:table-cell office:value-type="float" office:value="4988.1">
                <text:p>4988.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713.24784325539">
                <text:p>7713.24784325539</text:p>
              </table:table-cell>
              <table:table-cell office:value-type="float" office:value="4866.2">
                <text:p>4866.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713.24784325539">
                <text:p>7713.24784325539</text:p>
              </table:table-cell>
              <table:table-cell office:value-type="float" office:value="5022.7">
                <text:p>5022.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713.24784325539">
                <text:p>7713.24784325539</text:p>
              </table:table-cell>
              <table:table-cell office:value-type="float" office:value="4986.4">
                <text:p>4986.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713.24784325539">
                <text:p>7713.24784325539</text:p>
              </table:table-cell>
              <table:table-cell office:value-type="float" office:value="5088.5">
                <text:p>5088.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713.24784325539">
                <text:p>7713.24784325539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713.24784325539">
                <text:p>7713.24784325539</text:p>
              </table:table-cell>
              <table:table-cell office:value-type="float" office:value="4978">
                <text:p>497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713.24784325539">
                <text:p>7713.24784325539</text:p>
              </table:table-cell>
              <table:table-cell office:value-type="float" office:value="4973.2">
                <text:p>4973.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713.24784325539">
                <text:p>7713.24784325539</text:p>
              </table:table-cell>
              <table:table-cell office:value-type="float" office:value="4984.4">
                <text:p>4984.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713.24784325539">
                <text:p>7713.24784325539</text:p>
              </table:table-cell>
              <table:table-cell office:value-type="float" office:value="4950.8">
                <text:p>4950.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713.24784325539">
                <text:p>7713.24784325539</text:p>
              </table:table-cell>
              <table:table-cell office:value-type="float" office:value="4988">
                <text:p>498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713.24784325539">
                <text:p>7713.24784325539</text:p>
              </table:table-cell>
              <table:table-cell office:value-type="float" office:value="5018.4">
                <text:p>5018.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713.24784325539">
                <text:p>7713.24784325539</text:p>
              </table:table-cell>
              <table:table-cell office:value-type="float" office:value="5011.7">
                <text:p>5011.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713.24784325539">
                <text:p>7713.24784325539</text:p>
              </table:table-cell>
              <table:table-cell office:value-type="float" office:value="5164">
                <text:p>516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033.71070826459">
                <text:p>7033.71070826459</text:p>
              </table:table-cell>
              <table:table-cell office:value-type="float" office:value="5146.3">
                <text:p>5146.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716.49035532186">
                <text:p>6716.49035532186</text:p>
              </table:table-cell>
              <table:table-cell office:value-type="float" office:value="5023.4">
                <text:p>5023.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153.73387745331">
                <text:p>7153.73387745331</text:p>
              </table:table-cell>
              <table:table-cell office:value-type="float" office:value="5052.2">
                <text:p>5052.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192.36404039156">
                <text:p>7192.36404039156</text:p>
              </table:table-cell>
              <table:table-cell office:value-type="float" office:value="5029.6">
                <text:p>5029.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192.36404039156">
                <text:p>7192.36404039156</text:p>
              </table:table-cell>
              <table:table-cell office:value-type="float" office:value="4995.7">
                <text:p>4995.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192.36404039156">
                <text:p>7192.36404039156</text:p>
              </table:table-cell>
              <table:table-cell office:value-type="float" office:value="5047">
                <text:p>504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192.36404039156">
                <text:p>7192.36404039156</text:p>
              </table:table-cell>
              <table:table-cell office:value-type="float" office:value="4971.4">
                <text:p>4971.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192.36404039156">
                <text:p>7192.36404039156</text:p>
              </table:table-cell>
              <table:table-cell office:value-type="float" office:value="4991">
                <text:p>499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192.36404039156">
                <text:p>7192.36404039156</text:p>
              </table:table-cell>
              <table:table-cell office:value-type="float" office:value="5038.8">
                <text:p>5038.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192.36404039156">
                <text:p>7192.36404039156</text:p>
              </table:table-cell>
              <table:table-cell office:value-type="float" office:value="4958.7">
                <text:p>4958.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192.36404039156">
                <text:p>7192.36404039156</text:p>
              </table:table-cell>
              <table:table-cell office:value-type="float" office:value="4994.4">
                <text:p>4994.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192.36404039156">
                <text:p>7192.36404039156</text:p>
              </table:table-cell>
              <table:table-cell office:value-type="float" office:value="5043.9">
                <text:p>5043.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192.36404039156">
                <text:p>7192.36404039156</text:p>
              </table:table-cell>
              <table:table-cell office:value-type="float" office:value="5034.3">
                <text:p>5034.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192.36404039156">
                <text:p>7192.36404039156</text:p>
              </table:table-cell>
              <table:table-cell office:value-type="float" office:value="4989.5">
                <text:p>4989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192.36404039156">
                <text:p>7192.36404039156</text:p>
              </table:table-cell>
              <table:table-cell office:value-type="float" office:value="4983.6">
                <text:p>4983.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192.36404039156">
                <text:p>7192.36404039156</text:p>
              </table:table-cell>
              <table:table-cell office:value-type="float" office:value="5043.5">
                <text:p>5043.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163.59458422999">
                <text:p>7163.59458422999</text:p>
              </table:table-cell>
              <table:table-cell office:value-type="float" office:value="5002.9">
                <text:p>5002.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163.59458422999">
                <text:p>7163.59458422999</text:p>
              </table:table-cell>
              <table:table-cell office:value-type="float" office:value="4736.7">
                <text:p>4736.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224.48513819595">
                <text:p>7224.48513819595</text:p>
              </table:table-cell>
              <table:table-cell office:value-type="float" office:value="5047.4">
                <text:p>5047.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224.48513819595">
                <text:p>7224.48513819595</text:p>
              </table:table-cell>
              <table:table-cell office:value-type="float" office:value="5122.6">
                <text:p>5122.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224.48513819595">
                <text:p>7224.48513819595</text:p>
              </table:table-cell>
              <table:table-cell office:value-type="float" office:value="5026.3">
                <text:p>5026.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224.48513819595">
                <text:p>7224.48513819595</text:p>
              </table:table-cell>
              <table:table-cell office:value-type="float" office:value="4946.7">
                <text:p>4946.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224.48513819595">
                <text:p>7224.48513819595</text:p>
              </table:table-cell>
              <table:table-cell office:value-type="float" office:value="5011.9">
                <text:p>5011.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224.48513819595">
                <text:p>7224.48513819595</text:p>
              </table:table-cell>
              <table:table-cell office:value-type="float" office:value="5006.1">
                <text:p>5006.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920.3343138779">
                <text:p>6920.3343138779</text:p>
              </table:table-cell>
              <table:table-cell office:value-type="float" office:value="4839.6">
                <text:p>4839.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990.92172387945">
                <text:p>6990.92172387945</text:p>
              </table:table-cell>
              <table:table-cell office:value-type="float" office:value="4887.4">
                <text:p>4887.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990.92172387945">
                <text:p>6990.92172387945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990.92172387945">
                <text:p>6990.92172387945</text:p>
              </table:table-cell>
              <table:table-cell office:value-type="float" office:value="4967.7">
                <text:p>4967.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990.92172387945">
                <text:p>6990.92172387945</text:p>
              </table:table-cell>
              <table:table-cell office:value-type="float" office:value="5166.5">
                <text:p>5166.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060.13184894586">
                <text:p>7060.13184894586</text:p>
              </table:table-cell>
              <table:table-cell office:value-type="float" office:value="5010.3">
                <text:p>5010.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060.13184894586">
                <text:p>7060.13184894586</text:p>
              </table:table-cell>
              <table:table-cell office:value-type="float" office:value="5123.3">
                <text:p>5123.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060.13184894586">
                <text:p>7060.13184894586</text:p>
              </table:table-cell>
              <table:table-cell office:value-type="float" office:value="4992.7">
                <text:p>4992.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060.13184894586">
                <text:p>7060.13184894586</text:p>
              </table:table-cell>
              <table:table-cell office:value-type="float" office:value="4948">
                <text:p>494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060.13184894586">
                <text:p>7060.13184894586</text:p>
              </table:table-cell>
              <table:table-cell office:value-type="float" office:value="5062.6">
                <text:p>5062.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060.13184894586">
                <text:p>7060.13184894586</text:p>
              </table:table-cell>
              <table:table-cell office:value-type="float" office:value="4963.6">
                <text:p>4963.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060.13184894586">
                <text:p>7060.13184894586</text:p>
              </table:table-cell>
              <table:table-cell office:value-type="float" office:value="5052.1">
                <text:p>5052.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060.13184894586">
                <text:p>7060.13184894586</text:p>
              </table:table-cell>
              <table:table-cell office:value-type="float" office:value="5053.6">
                <text:p>5053.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060.13184894586">
                <text:p>7060.13184894586</text:p>
              </table:table-cell>
              <table:table-cell office:value-type="float" office:value="4972.6">
                <text:p>4972.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060.13184894586">
                <text:p>7060.13184894586</text:p>
              </table:table-cell>
              <table:table-cell office:value-type="float" office:value="5004.9">
                <text:p>5004.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060.13184894586">
                <text:p>7060.13184894586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060.13184894586">
                <text:p>7060.13184894586</text:p>
              </table:table-cell>
              <table:table-cell office:value-type="float" office:value="4939.3">
                <text:p>4939.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060.13184894586">
                <text:p>7060.13184894586</text:p>
              </table:table-cell>
              <table:table-cell office:value-type="float" office:value="4979.5">
                <text:p>4979.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060.13184894586">
                <text:p>7060.13184894586</text:p>
              </table:table-cell>
              <table:table-cell office:value-type="float" office:value="5011.3">
                <text:p>5011.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060.13184894586">
                <text:p>7060.13184894586</text:p>
              </table:table-cell>
              <table:table-cell office:value-type="float" office:value="5038">
                <text:p>503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060.13184894586">
                <text:p>7060.13184894586</text:p>
              </table:table-cell>
              <table:table-cell office:value-type="float" office:value="5046.2">
                <text:p>5046.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060.13184894586">
                <text:p>7060.13184894586</text:p>
              </table:table-cell>
              <table:table-cell office:value-type="float" office:value="5141.1">
                <text:p>5141.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123.67303558637">
                <text:p>7123.67303558637</text:p>
              </table:table-cell>
              <table:table-cell office:value-type="float" office:value="4992.5">
                <text:p>4992.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123.67303558637">
                <text:p>7123.67303558637</text:p>
              </table:table-cell>
              <table:table-cell office:value-type="float" office:value="5066.7">
                <text:p>5066.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123.67303558637">
                <text:p>7123.67303558637</text:p>
              </table:table-cell>
              <table:table-cell office:value-type="float" office:value="4983.7">
                <text:p>4983.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123.67303558637">
                <text:p>7123.67303558637</text:p>
              </table:table-cell>
              <table:table-cell office:value-type="float" office:value="5015.8">
                <text:p>5015.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123.67303558637">
                <text:p>7123.67303558637</text:p>
              </table:table-cell>
              <table:table-cell office:value-type="float" office:value="5018">
                <text:p>501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123.67303558637">
                <text:p>7123.67303558637</text:p>
              </table:table-cell>
              <table:table-cell office:value-type="float" office:value="4988.6">
                <text:p>4988.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123.67303558637">
                <text:p>7123.67303558637</text:p>
              </table:table-cell>
              <table:table-cell office:value-type="float" office:value="4918.1">
                <text:p>4918.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169.97691031768">
                <text:p>7169.97691031768</text:p>
              </table:table-cell>
              <table:table-cell office:value-type="float" office:value="4953.5">
                <text:p>4953.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169.97691031768">
                <text:p>7169.97691031768</text:p>
              </table:table-cell>
              <table:table-cell office:value-type="float" office:value="4832.9">
                <text:p>4832.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311.22545545094">
                <text:p>7311.22545545094</text:p>
              </table:table-cell>
              <table:table-cell office:value-type="float" office:value="5013.6">
                <text:p>5013.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311.22545545094">
                <text:p>7311.22545545094</text:p>
              </table:table-cell>
              <table:table-cell office:value-type="float" office:value="5111.6">
                <text:p>5111.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311.22545545094">
                <text:p>7311.22545545094</text:p>
              </table:table-cell>
              <table:table-cell office:value-type="float" office:value="4847.2">
                <text:p>4847.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566.38722384618">
                <text:p>7566.38722384618</text:p>
              </table:table-cell>
              <table:table-cell office:value-type="float" office:value="5102.9">
                <text:p>5102.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492.99326777487">
                <text:p>7492.99326777487</text:p>
              </table:table-cell>
              <table:table-cell office:value-type="float" office:value="5076.5">
                <text:p>5076.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492.99326777487">
                <text:p>7492.99326777487</text:p>
              </table:table-cell>
              <table:table-cell office:value-type="float" office:value="5042.2">
                <text:p>5042.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492.99326777487">
                <text:p>7492.99326777487</text:p>
              </table:table-cell>
              <table:table-cell office:value-type="float" office:value="4967.6">
                <text:p>4967.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492.99326777487">
                <text:p>7492.99326777487</text:p>
              </table:table-cell>
              <table:table-cell office:value-type="float" office:value="4956.3">
                <text:p>4956.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492.99326777487">
                <text:p>7492.99326777487</text:p>
              </table:table-cell>
              <table:table-cell office:value-type="float" office:value="5068">
                <text:p>506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492.99326777487">
                <text:p>7492.99326777487</text:p>
              </table:table-cell>
              <table:table-cell office:value-type="float" office:value="5023.8">
                <text:p>5023.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492.99326777487">
                <text:p>7492.99326777487</text:p>
              </table:table-cell>
              <table:table-cell office:value-type="float" office:value="5034.9">
                <text:p>5034.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492.99326777487">
                <text:p>7492.99326777487</text:p>
              </table:table-cell>
              <table:table-cell office:value-type="float" office:value="4944.2">
                <text:p>4944.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492.99326777487">
                <text:p>7492.99326777487</text:p>
              </table:table-cell>
              <table:table-cell office:value-type="float" office:value="4980.6">
                <text:p>4980.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492.99326777487">
                <text:p>7492.99326777487</text:p>
              </table:table-cell>
              <table:table-cell office:value-type="float" office:value="4937.9">
                <text:p>4937.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492.99326777487">
                <text:p>7492.99326777487</text:p>
              </table:table-cell>
              <table:table-cell office:value-type="float" office:value="4872.4">
                <text:p>4872.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516.22154690497">
                <text:p>7516.22154690497</text:p>
              </table:table-cell>
              <table:table-cell office:value-type="float" office:value="4998.4">
                <text:p>4998.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516.22154690497">
                <text:p>7516.22154690497</text:p>
              </table:table-cell>
              <table:table-cell office:value-type="float" office:value="5088.6">
                <text:p>5088.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516.22154690497">
                <text:p>7516.22154690497</text:p>
              </table:table-cell>
              <table:table-cell office:value-type="float" office:value="4944.7">
                <text:p>4944.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516.22154690497">
                <text:p>7516.22154690497</text:p>
              </table:table-cell>
              <table:table-cell office:value-type="float" office:value="5086.3">
                <text:p>5086.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516.22154690497">
                <text:p>7516.22154690497</text:p>
              </table:table-cell>
              <table:table-cell office:value-type="float" office:value="4949.7">
                <text:p>4949.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516.22154690497">
                <text:p>7516.22154690497</text:p>
              </table:table-cell>
              <table:table-cell office:value-type="float" office:value="5041.8">
                <text:p>5041.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516.22154690497">
                <text:p>7516.22154690497</text:p>
              </table:table-cell>
              <table:table-cell office:value-type="float" office:value="4954.3">
                <text:p>4954.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516.22154690497">
                <text:p>7516.22154690497</text:p>
              </table:table-cell>
              <table:table-cell office:value-type="float" office:value="5046.1">
                <text:p>5046.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536.51534508162">
                <text:p>7536.51534508162</text:p>
              </table:table-cell>
              <table:table-cell office:value-type="float" office:value="4992.9">
                <text:p>4992.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536.51534508162">
                <text:p>7536.51534508162</text:p>
              </table:table-cell>
              <table:table-cell office:value-type="float" office:value="5007.6">
                <text:p>5007.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536.51534508162">
                <text:p>7536.51534508162</text:p>
              </table:table-cell>
              <table:table-cell office:value-type="float" office:value="5015.9">
                <text:p>5015.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536.51534508162">
                <text:p>7536.51534508162</text:p>
              </table:table-cell>
              <table:table-cell office:value-type="float" office:value="4965.2">
                <text:p>4965.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536.51534508162">
                <text:p>7536.51534508162</text:p>
              </table:table-cell>
              <table:table-cell office:value-type="float" office:value="5013.6">
                <text:p>5013.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536.51534508162">
                <text:p>7536.51534508162</text:p>
              </table:table-cell>
              <table:table-cell office:value-type="float" office:value="4955.7">
                <text:p>4955.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536.51534508162">
                <text:p>7536.51534508162</text:p>
              </table:table-cell>
              <table:table-cell office:value-type="float" office:value="4980.1">
                <text:p>4980.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536.51534508162">
                <text:p>7536.51534508162</text:p>
              </table:table-cell>
              <table:table-cell office:value-type="float" office:value="5040.3">
                <text:p>5040.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536.51534508162">
                <text:p>7536.51534508162</text:p>
              </table:table-cell>
              <table:table-cell office:value-type="float" office:value="4963.7">
                <text:p>4963.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536.51534508162">
                <text:p>7536.51534508162</text:p>
              </table:table-cell>
              <table:table-cell office:value-type="float" office:value="4993.2">
                <text:p>4993.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536.51534508162">
                <text:p>7536.51534508162</text:p>
              </table:table-cell>
              <table:table-cell office:value-type="float" office:value="4876.4">
                <text:p>4876.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536.51534508162">
                <text:p>7536.51534508162</text:p>
              </table:table-cell>
              <table:table-cell office:value-type="float" office:value="4988.4">
                <text:p>4988.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536.51534508162">
                <text:p>7536.51534508162</text:p>
              </table:table-cell>
              <table:table-cell office:value-type="float" office:value="5013.7">
                <text:p>5013.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536.51534508162">
                <text:p>7536.51534508162</text:p>
              </table:table-cell>
              <table:table-cell office:value-type="float" office:value="4910.2">
                <text:p>4910.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536.51534508162">
                <text:p>7536.51534508162</text:p>
              </table:table-cell>
              <table:table-cell office:value-type="float" office:value="4967.5">
                <text:p>4967.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536.51534508162">
                <text:p>7536.51534508162</text:p>
              </table:table-cell>
              <table:table-cell office:value-type="float" office:value="5088.1">
                <text:p>5088.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528.8832434442">
                <text:p>6528.8832434442</text:p>
              </table:table-cell>
              <table:table-cell office:value-type="float" office:value="5142.4">
                <text:p>5142.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521.04858355207">
                <text:p>6521.04858355207</text:p>
              </table:table-cell>
              <table:table-cell office:value-type="float" office:value="5013.9">
                <text:p>5013.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521.04858355207">
                <text:p>6521.04858355207</text:p>
              </table:table-cell>
              <table:table-cell office:value-type="float" office:value="5003.8">
                <text:p>5003.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521.04858355207">
                <text:p>6521.04858355207</text:p>
              </table:table-cell>
              <table:table-cell office:value-type="float" office:value="5024.2">
                <text:p>5024.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521.04858355207">
                <text:p>6521.04858355207</text:p>
              </table:table-cell>
              <table:table-cell office:value-type="float" office:value="5065.3">
                <text:p>5065.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521.04858355207">
                <text:p>6521.04858355207</text:p>
              </table:table-cell>
              <table:table-cell office:value-type="float" office:value="5070.5">
                <text:p>5070.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521.04858355207">
                <text:p>6521.04858355207</text:p>
              </table:table-cell>
              <table:table-cell office:value-type="float" office:value="4995.8">
                <text:p>4995.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521.04858355207">
                <text:p>6521.04858355207</text:p>
              </table:table-cell>
              <table:table-cell office:value-type="float" office:value="5018.8">
                <text:p>5018.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521.04858355207">
                <text:p>6521.04858355207</text:p>
              </table:table-cell>
              <table:table-cell office:value-type="float" office:value="4955.9">
                <text:p>4955.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521.04858355207">
                <text:p>6521.04858355207</text:p>
              </table:table-cell>
              <table:table-cell office:value-type="float" office:value="5018.4">
                <text:p>5018.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521.04858355207">
                <text:p>6521.04858355207</text:p>
              </table:table-cell>
              <table:table-cell office:value-type="float" office:value="5038.8">
                <text:p>5038.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521.04858355207">
                <text:p>6521.04858355207</text:p>
              </table:table-cell>
              <table:table-cell office:value-type="float" office:value="4924.3">
                <text:p>4924.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521.04858355207">
                <text:p>6521.04858355207</text:p>
              </table:table-cell>
              <table:table-cell office:value-type="float" office:value="5060.8">
                <text:p>5060.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521.04858355207">
                <text:p>6521.04858355207</text:p>
              </table:table-cell>
              <table:table-cell office:value-type="float" office:value="5018.3">
                <text:p>5018.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521.04858355207">
                <text:p>6521.04858355207</text:p>
              </table:table-cell>
              <table:table-cell office:value-type="float" office:value="4952">
                <text:p>495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521.04858355207">
                <text:p>6521.04858355207</text:p>
              </table:table-cell>
              <table:table-cell office:value-type="float" office:value="5115.9">
                <text:p>5115.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521.04858355207">
                <text:p>6521.04858355207</text:p>
              </table:table-cell>
              <table:table-cell office:value-type="float" office:value="4976.4">
                <text:p>4976.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521.04858355207">
                <text:p>6521.04858355207</text:p>
              </table:table-cell>
              <table:table-cell office:value-type="float" office:value="4989.9">
                <text:p>4989.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521.04858355207">
                <text:p>6521.04858355207</text:p>
              </table:table-cell>
              <table:table-cell office:value-type="float" office:value="4962.7">
                <text:p>4962.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521.04858355207">
                <text:p>6521.04858355207</text:p>
              </table:table-cell>
              <table:table-cell office:value-type="float" office:value="4947.2">
                <text:p>4947.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576.47749651226">
                <text:p>6576.47749651226</text:p>
              </table:table-cell>
              <table:table-cell office:value-type="float" office:value="5106.2">
                <text:p>5106.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576.47749651226">
                <text:p>6576.47749651226</text:p>
              </table:table-cell>
              <table:table-cell office:value-type="float" office:value="5026.5">
                <text:p>5026.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576.47749651226">
                <text:p>6576.47749651226</text:p>
              </table:table-cell>
              <table:table-cell office:value-type="float" office:value="5048.1">
                <text:p>5048.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576.47749651226">
                <text:p>6576.47749651226</text:p>
              </table:table-cell>
              <table:table-cell office:value-type="float" office:value="5025">
                <text:p>502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576.47749651226">
                <text:p>6576.47749651226</text:p>
              </table:table-cell>
              <table:table-cell office:value-type="float" office:value="4952">
                <text:p>495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576.47749651226">
                <text:p>6576.47749651226</text:p>
              </table:table-cell>
              <table:table-cell office:value-type="float" office:value="5055.9">
                <text:p>5055.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576.47749651226">
                <text:p>6576.47749651226</text:p>
              </table:table-cell>
              <table:table-cell office:value-type="float" office:value="4955">
                <text:p>49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576.47749651226">
                <text:p>6576.47749651226</text:p>
              </table:table-cell>
              <table:table-cell office:value-type="float" office:value="5028.3">
                <text:p>5028.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576.47749651226">
                <text:p>6576.47749651226</text:p>
              </table:table-cell>
              <table:table-cell office:value-type="float" office:value="5020.6">
                <text:p>5020.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576.47749651226">
                <text:p>6576.47749651226</text:p>
              </table:table-cell>
              <table:table-cell office:value-type="float" office:value="4923.3">
                <text:p>4923.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563.98218926889">
                <text:p>6563.98218926889</text:p>
              </table:table-cell>
              <table:table-cell office:value-type="float" office:value="5047.5">
                <text:p>5047.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563.98218926889">
                <text:p>6563.98218926889</text:p>
              </table:table-cell>
              <table:table-cell office:value-type="float" office:value="5028.8">
                <text:p>5028.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563.98218926889">
                <text:p>6563.98218926889</text:p>
              </table:table-cell>
              <table:table-cell office:value-type="float" office:value="5003.6">
                <text:p>5003.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563.98218926889">
                <text:p>6563.98218926889</text:p>
              </table:table-cell>
              <table:table-cell office:value-type="float" office:value="5016.5">
                <text:p>5016.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563.98218926889">
                <text:p>6563.98218926889</text:p>
              </table:table-cell>
              <table:table-cell office:value-type="float" office:value="5017.8">
                <text:p>5017.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563.98218926889">
                <text:p>6563.98218926889</text:p>
              </table:table-cell>
              <table:table-cell office:value-type="float" office:value="5005">
                <text:p>500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563.98218926889">
                <text:p>6563.98218926889</text:p>
              </table:table-cell>
              <table:table-cell office:value-type="float" office:value="4971.2">
                <text:p>4971.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563.98218926889">
                <text:p>6563.98218926889</text:p>
              </table:table-cell>
              <table:table-cell office:value-type="float" office:value="5011.4">
                <text:p>5011.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563.98218926889">
                <text:p>6563.98218926889</text:p>
              </table:table-cell>
              <table:table-cell office:value-type="float" office:value="4999.6">
                <text:p>4999.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563.98218926889">
                <text:p>6563.98218926889</text:p>
              </table:table-cell>
              <table:table-cell office:value-type="float" office:value="5000.4">
                <text:p>5000.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563.98218926889">
                <text:p>6563.98218926889</text:p>
              </table:table-cell>
              <table:table-cell office:value-type="float" office:value="5058.7">
                <text:p>5058.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563.98218926889">
                <text:p>6563.98218926889</text:p>
              </table:table-cell>
              <table:table-cell office:value-type="float" office:value="4961.7">
                <text:p>4961.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675.56988648646">
                <text:p>6675.56988648646</text:p>
              </table:table-cell>
              <table:table-cell office:value-type="float" office:value="5019.3">
                <text:p>5019.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675.56988648646">
                <text:p>6675.56988648646</text:p>
              </table:table-cell>
              <table:table-cell office:value-type="float" office:value="4972.5">
                <text:p>4972.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675.56988648646">
                <text:p>6675.56988648646</text:p>
              </table:table-cell>
              <table:table-cell office:value-type="float" office:value="5002.6">
                <text:p>5002.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675.56988648646">
                <text:p>6675.56988648646</text:p>
              </table:table-cell>
              <table:table-cell office:value-type="float" office:value="4900.9">
                <text:p>4900.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779.70877671565">
                <text:p>6779.70877671565</text:p>
              </table:table-cell>
              <table:table-cell office:value-type="float" office:value="4991.2">
                <text:p>4991.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842.08209746143">
                <text:p>6842.08209746143</text:p>
              </table:table-cell>
              <table:table-cell office:value-type="float" office:value="5032.1">
                <text:p>5032.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842.08209746143">
                <text:p>6842.08209746143</text:p>
              </table:table-cell>
              <table:table-cell office:value-type="float" office:value="4952.8">
                <text:p>4952.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660.08271366896">
                <text:p>6660.08271366896</text:p>
              </table:table-cell>
              <table:table-cell office:value-type="float" office:value="4945.2">
                <text:p>4945.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660.08271366896">
                <text:p>6660.08271366896</text:p>
              </table:table-cell>
              <table:table-cell office:value-type="float" office:value="4916.3">
                <text:p>4916.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660.08271366896">
                <text:p>6660.08271366896</text:p>
              </table:table-cell>
              <table:table-cell office:value-type="float" office:value="5018.1">
                <text:p>5018.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903.17573271788">
                <text:p>6903.17573271788</text:p>
              </table:table-cell>
              <table:table-cell office:value-type="float" office:value="4919.6">
                <text:p>4919.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086.1098896349">
                <text:p>7086.1098896349</text:p>
              </table:table-cell>
              <table:table-cell office:value-type="float" office:value="5052.5">
                <text:p>5052.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086.1098896349">
                <text:p>7086.1098896349</text:p>
              </table:table-cell>
              <table:table-cell office:value-type="float" office:value="5032.1">
                <text:p>5032.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086.1098896349">
                <text:p>7086.1098896349</text:p>
              </table:table-cell>
              <table:table-cell office:value-type="float" office:value="5054.3">
                <text:p>5054.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102.40794238106">
                <text:p>7102.40794238106</text:p>
              </table:table-cell>
              <table:table-cell office:value-type="float" office:value="4950.8">
                <text:p>4950.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102.40794238106">
                <text:p>7102.40794238106</text:p>
              </table:table-cell>
              <table:table-cell office:value-type="float" office:value="4902.9">
                <text:p>4902.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102.40794238106">
                <text:p>7102.40794238106</text:p>
              </table:table-cell>
              <table:table-cell office:value-type="float" office:value="5082.1">
                <text:p>5082.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349.57173877592">
                <text:p>7349.57173877592</text:p>
              </table:table-cell>
              <table:table-cell office:value-type="float" office:value="4865">
                <text:p>486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349.57173877592">
                <text:p>7349.57173877592</text:p>
              </table:table-cell>
              <table:table-cell office:value-type="float" office:value="4950.5">
                <text:p>4950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349.57173877592">
                <text:p>7349.57173877592</text:p>
              </table:table-cell>
              <table:table-cell office:value-type="float" office:value="4984.5">
                <text:p>4984.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349.57173877592">
                <text:p>7349.57173877592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349.57173877592">
                <text:p>7349.57173877592</text:p>
              </table:table-cell>
              <table:table-cell office:value-type="float" office:value="5014.6">
                <text:p>5014.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349.57173877592">
                <text:p>7349.57173877592</text:p>
              </table:table-cell>
              <table:table-cell office:value-type="float" office:value="5119.4">
                <text:p>5119.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456.14052898817">
                <text:p>7456.14052898817</text:p>
              </table:table-cell>
              <table:table-cell office:value-type="float" office:value="4960.4">
                <text:p>4960.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456.14052898817">
                <text:p>7456.14052898817</text:p>
              </table:table-cell>
              <table:table-cell office:value-type="float" office:value="4918">
                <text:p>491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456.14052898817">
                <text:p>7456.14052898817</text:p>
              </table:table-cell>
              <table:table-cell office:value-type="float" office:value="4982.9">
                <text:p>4982.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456.14052898817">
                <text:p>7456.14052898817</text:p>
              </table:table-cell>
              <table:table-cell office:value-type="float" office:value="5030.4">
                <text:p>5030.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456.14052898817">
                <text:p>7456.14052898817</text:p>
              </table:table-cell>
              <table:table-cell office:value-type="float" office:value="5017.2">
                <text:p>5017.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456.14052898817">
                <text:p>7456.14052898817</text:p>
              </table:table-cell>
              <table:table-cell office:value-type="float" office:value="5114.5">
                <text:p>5114.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456.14052898817">
                <text:p>7456.14052898817</text:p>
              </table:table-cell>
              <table:table-cell office:value-type="float" office:value="5033.9">
                <text:p>5033.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456.14052898817">
                <text:p>7456.14052898817</text:p>
              </table:table-cell>
              <table:table-cell office:value-type="float" office:value="4996.3">
                <text:p>4996.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456.14052898817">
                <text:p>7456.14052898817</text:p>
              </table:table-cell>
              <table:table-cell office:value-type="float" office:value="4950.4">
                <text:p>4950.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456.14052898817">
                <text:p>7456.14052898817</text:p>
              </table:table-cell>
              <table:table-cell office:value-type="float" office:value="5097.1">
                <text:p>5097.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456.14052898817">
                <text:p>7456.14052898817</text:p>
              </table:table-cell>
              <table:table-cell office:value-type="float" office:value="5078">
                <text:p>507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456.14052898817">
                <text:p>7456.14052898817</text:p>
              </table:table-cell>
              <table:table-cell office:value-type="float" office:value="5060.2">
                <text:p>5060.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503.8598283737">
                <text:p>7503.8598283737</text:p>
              </table:table-cell>
              <table:table-cell office:value-type="float" office:value="5089.8">
                <text:p>5089.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503.8598283737">
                <text:p>7503.8598283737</text:p>
              </table:table-cell>
              <table:table-cell office:value-type="float" office:value="4980.2">
                <text:p>4980.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503.8598283737">
                <text:p>7503.8598283737</text:p>
              </table:table-cell>
              <table:table-cell office:value-type="float" office:value="4954.6">
                <text:p>4954.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503.8598283737">
                <text:p>7503.8598283737</text:p>
              </table:table-cell>
              <table:table-cell office:value-type="float" office:value="4998.8">
                <text:p>4998.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503.8598283737">
                <text:p>7503.8598283737</text:p>
              </table:table-cell>
              <table:table-cell office:value-type="float" office:value="4990.5">
                <text:p>4990.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503.8598283737">
                <text:p>7503.8598283737</text:p>
              </table:table-cell>
              <table:table-cell office:value-type="float" office:value="5004.4">
                <text:p>5004.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503.8598283737">
                <text:p>7503.8598283737</text:p>
              </table:table-cell>
              <table:table-cell office:value-type="float" office:value="4997.3">
                <text:p>4997.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503.8598283737">
                <text:p>7503.8598283737</text:p>
              </table:table-cell>
              <table:table-cell office:value-type="float" office:value="5005.2">
                <text:p>5005.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503.8598283737">
                <text:p>7503.8598283737</text:p>
              </table:table-cell>
              <table:table-cell office:value-type="float" office:value="4936.3">
                <text:p>4936.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503.8598283737">
                <text:p>7503.8598283737</text:p>
              </table:table-cell>
              <table:table-cell office:value-type="float" office:value="5004.1">
                <text:p>5004.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503.8598283737">
                <text:p>7503.8598283737</text:p>
              </table:table-cell>
              <table:table-cell office:value-type="float" office:value="4999">
                <text:p>499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503.8598283737">
                <text:p>7503.8598283737</text:p>
              </table:table-cell>
              <table:table-cell office:value-type="float" office:value="4932.8">
                <text:p>4932.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503.8598283737">
                <text:p>7503.8598283737</text:p>
              </table:table-cell>
              <table:table-cell office:value-type="float" office:value="5020.3">
                <text:p>5020.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503.8598283737">
                <text:p>7503.8598283737</text:p>
              </table:table-cell>
              <table:table-cell office:value-type="float" office:value="5046.7">
                <text:p>5046.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503.8598283737">
                <text:p>7503.8598283737</text:p>
              </table:table-cell>
              <table:table-cell office:value-type="float" office:value="4962.4">
                <text:p>4962.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503.8598283737">
                <text:p>7503.8598283737</text:p>
              </table:table-cell>
              <table:table-cell office:value-type="float" office:value="4993.3">
                <text:p>4993.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503.8598283737">
                <text:p>7503.8598283737</text:p>
              </table:table-cell>
              <table:table-cell office:value-type="float" office:value="4948">
                <text:p>494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503.8598283737">
                <text:p>7503.8598283737</text:p>
              </table:table-cell>
              <table:table-cell office:value-type="float" office:value="4830.9">
                <text:p>4830.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560.1387770865">
                <text:p>7560.1387770865</text:p>
              </table:table-cell>
              <table:table-cell office:value-type="float" office:value="5051.8">
                <text:p>5051.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508.72983340231">
                <text:p>7508.72983340231</text:p>
              </table:table-cell>
              <table:table-cell office:value-type="float" office:value="5019.2">
                <text:p>5019.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508.72983340231">
                <text:p>7508.72983340231</text:p>
              </table:table-cell>
              <table:table-cell office:value-type="float" office:value="4913.4">
                <text:p>4913.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508.72983340231">
                <text:p>7508.72983340231</text:p>
              </table:table-cell>
              <table:table-cell office:value-type="float" office:value="4957.9">
                <text:p>4957.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508.72983340231">
                <text:p>7508.72983340231</text:p>
              </table:table-cell>
              <table:table-cell office:value-type="float" office:value="5070.9">
                <text:p>5070.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508.72983340231">
                <text:p>7508.72983340231</text:p>
              </table:table-cell>
              <table:table-cell office:value-type="float" office:value="5039.3">
                <text:p>5039.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508.72983340231">
                <text:p>7508.72983340231</text:p>
              </table:table-cell>
              <table:table-cell office:value-type="float" office:value="5088.1">
                <text:p>5088.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508.72983340231">
                <text:p>7508.72983340231</text:p>
              </table:table-cell>
              <table:table-cell office:value-type="float" office:value="5001.8">
                <text:p>5001.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508.72983340231">
                <text:p>7508.72983340231</text:p>
              </table:table-cell>
              <table:table-cell office:value-type="float" office:value="5031.7">
                <text:p>5031.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508.72983340231">
                <text:p>7508.72983340231</text:p>
              </table:table-cell>
              <table:table-cell office:value-type="float" office:value="5028.6">
                <text:p>5028.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508.72983340231">
                <text:p>7508.72983340231</text:p>
              </table:table-cell>
              <table:table-cell office:value-type="float" office:value="4969.9">
                <text:p>4969.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508.72983340231">
                <text:p>7508.72983340231</text:p>
              </table:table-cell>
              <table:table-cell office:value-type="float" office:value="4984.4">
                <text:p>4984.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508.72983340231">
                <text:p>7508.72983340231</text:p>
              </table:table-cell>
              <table:table-cell office:value-type="float" office:value="5061.1">
                <text:p>5061.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508.72983340231">
                <text:p>7508.72983340231</text:p>
              </table:table-cell>
              <table:table-cell office:value-type="float" office:value="5185.7">
                <text:p>5185.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408.86372661806">
                <text:p>7408.86372661806</text:p>
              </table:table-cell>
              <table:table-cell office:value-type="float" office:value="5040.4">
                <text:p>5040.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408.86372661806">
                <text:p>7408.86372661806</text:p>
              </table:table-cell>
              <table:table-cell office:value-type="float" office:value="4966.3">
                <text:p>4966.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408.86372661806">
                <text:p>7408.86372661806</text:p>
              </table:table-cell>
              <table:table-cell office:value-type="float" office:value="5078.9">
                <text:p>5078.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408.86372661806">
                <text:p>7408.86372661806</text:p>
              </table:table-cell>
              <table:table-cell office:value-type="float" office:value="4995.4">
                <text:p>4995.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408.86372661806">
                <text:p>7408.86372661806</text:p>
              </table:table-cell>
              <table:table-cell office:value-type="float" office:value="4986.4">
                <text:p>4986.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408.86372661806">
                <text:p>7408.86372661806</text:p>
              </table:table-cell>
              <table:table-cell office:value-type="float" office:value="5019.3">
                <text:p>5019.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408.86372661806">
                <text:p>7408.86372661806</text:p>
              </table:table-cell>
              <table:table-cell office:value-type="float" office:value="4936.7">
                <text:p>4936.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408.86372661806">
                <text:p>7408.86372661806</text:p>
              </table:table-cell>
              <table:table-cell office:value-type="float" office:value="5028.3">
                <text:p>5028.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408.86372661806">
                <text:p>7408.86372661806</text:p>
              </table:table-cell>
              <table:table-cell office:value-type="float" office:value="5007.7">
                <text:p>5007.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408.86372661806">
                <text:p>7408.86372661806</text:p>
              </table:table-cell>
              <table:table-cell office:value-type="float" office:value="5007.8">
                <text:p>5007.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421.45879495331">
                <text:p>7421.45879495331</text:p>
              </table:table-cell>
              <table:table-cell office:value-type="float" office:value="4994.5">
                <text:p>4994.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421.45879495331">
                <text:p>7421.45879495331</text:p>
              </table:table-cell>
              <table:table-cell office:value-type="float" office:value="5057.7">
                <text:p>5057.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634.45466236847">
                <text:p>7634.45466236847</text:p>
              </table:table-cell>
              <table:table-cell office:value-type="float" office:value="4925.6">
                <text:p>4925.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634.45466236847">
                <text:p>7634.45466236847</text:p>
              </table:table-cell>
              <table:table-cell office:value-type="float" office:value="5011.9">
                <text:p>5011.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634.45466236847">
                <text:p>7634.45466236847</text:p>
              </table:table-cell>
              <table:table-cell office:value-type="float" office:value="4968.5">
                <text:p>4968.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634.45466236847">
                <text:p>7634.45466236847</text:p>
              </table:table-cell>
              <table:table-cell office:value-type="float" office:value="4936.1">
                <text:p>4936.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634.45466236847">
                <text:p>7634.45466236847</text:p>
              </table:table-cell>
              <table:table-cell office:value-type="float" office:value="4988.4">
                <text:p>4988.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634.45466236847">
                <text:p>7634.45466236847</text:p>
              </table:table-cell>
              <table:table-cell office:value-type="float" office:value="5002.8">
                <text:p>5002.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634.45466236847">
                <text:p>7634.45466236847</text:p>
              </table:table-cell>
              <table:table-cell office:value-type="float" office:value="4959.9">
                <text:p>4959.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634.45466236847">
                <text:p>7634.45466236847</text:p>
              </table:table-cell>
              <table:table-cell office:value-type="float" office:value="5061.6">
                <text:p>5061.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634.45466236847">
                <text:p>7634.45466236847</text:p>
              </table:table-cell>
              <table:table-cell office:value-type="float" office:value="5056.3">
                <text:p>5056.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634.45466236847">
                <text:p>7634.45466236847</text:p>
              </table:table-cell>
              <table:table-cell office:value-type="float" office:value="4983.7">
                <text:p>4983.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634.45466236847">
                <text:p>7634.45466236847</text:p>
              </table:table-cell>
              <table:table-cell office:value-type="float" office:value="4956.7">
                <text:p>4956.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634.45466236847">
                <text:p>7634.45466236847</text:p>
              </table:table-cell>
              <table:table-cell office:value-type="float" office:value="5091.4">
                <text:p>5091.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592.46516172545">
                <text:p>7592.46516172545</text:p>
              </table:table-cell>
              <table:table-cell office:value-type="float" office:value="5016.6">
                <text:p>5016.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592.46516172545">
                <text:p>7592.46516172545</text:p>
              </table:table-cell>
              <table:table-cell office:value-type="float" office:value="4984.8">
                <text:p>4984.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592.46516172545">
                <text:p>7592.46516172545</text:p>
              </table:table-cell>
              <table:table-cell office:value-type="float" office:value="5044.6">
                <text:p>5044.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592.46516172545">
                <text:p>7592.46516172545</text:p>
              </table:table-cell>
              <table:table-cell office:value-type="float" office:value="5001.5">
                <text:p>5001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592.46516172545">
                <text:p>7592.46516172545</text:p>
              </table:table-cell>
              <table:table-cell office:value-type="float" office:value="5069.1">
                <text:p>5069.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603.09461295186">
                <text:p>7603.09461295186</text:p>
              </table:table-cell>
              <table:table-cell office:value-type="float" office:value="5037">
                <text:p>503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603.09461295186">
                <text:p>7603.09461295186</text:p>
              </table:table-cell>
              <table:table-cell office:value-type="float" office:value="5001.9">
                <text:p>5001.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603.09461295186">
                <text:p>7603.09461295186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603.09461295186">
                <text:p>7603.09461295186</text:p>
              </table:table-cell>
              <table:table-cell office:value-type="float" office:value="4991.8">
                <text:p>4991.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603.09461295186">
                <text:p>7603.09461295186</text:p>
              </table:table-cell>
              <table:table-cell office:value-type="float" office:value="5006.5">
                <text:p>5006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603.09461295186">
                <text:p>7603.09461295186</text:p>
              </table:table-cell>
              <table:table-cell office:value-type="float" office:value="5077.3">
                <text:p>5077.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603.09461295186">
                <text:p>7603.09461295186</text:p>
              </table:table-cell>
              <table:table-cell office:value-type="float" office:value="4941.5">
                <text:p>4941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459.39612476707">
                <text:p>7459.39612476707</text:p>
              </table:table-cell>
              <table:table-cell office:value-type="float" office:value="4934">
                <text:p>493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459.39612476707">
                <text:p>7459.39612476707</text:p>
              </table:table-cell>
              <table:table-cell office:value-type="float" office:value="5040.2">
                <text:p>5040.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459.39612476707">
                <text:p>7459.39612476707</text:p>
              </table:table-cell>
              <table:table-cell office:value-type="float" office:value="5081.7">
                <text:p>5081.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459.39612476707">
                <text:p>7459.39612476707</text:p>
              </table:table-cell>
              <table:table-cell office:value-type="float" office:value="5032">
                <text:p>503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459.39612476707">
                <text:p>7459.39612476707</text:p>
              </table:table-cell>
              <table:table-cell office:value-type="float" office:value="4998.9">
                <text:p>4998.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459.39612476707">
                <text:p>7459.39612476707</text:p>
              </table:table-cell>
              <table:table-cell office:value-type="float" office:value="5054.6">
                <text:p>5054.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459.39612476707">
                <text:p>7459.39612476707</text:p>
              </table:table-cell>
              <table:table-cell office:value-type="float" office:value="5047.4">
                <text:p>5047.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459.39612476707">
                <text:p>7459.39612476707</text:p>
              </table:table-cell>
              <table:table-cell office:value-type="float" office:value="4994.8">
                <text:p>4994.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459.39612476707">
                <text:p>7459.39612476707</text:p>
              </table:table-cell>
              <table:table-cell office:value-type="float" office:value="4979.6">
                <text:p>4979.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459.39612476707">
                <text:p>7459.39612476707</text:p>
              </table:table-cell>
              <table:table-cell office:value-type="float" office:value="5103.1">
                <text:p>5103.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459.39612476707">
                <text:p>7459.39612476707</text:p>
              </table:table-cell>
              <table:table-cell office:value-type="float" office:value="4977.4">
                <text:p>4977.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459.39612476707">
                <text:p>7459.39612476707</text:p>
              </table:table-cell>
              <table:table-cell office:value-type="float" office:value="4981.5">
                <text:p>4981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459.39612476707">
                <text:p>7459.39612476707</text:p>
              </table:table-cell>
              <table:table-cell office:value-type="float" office:value="4903.7">
                <text:p>4903.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459.39612476707">
                <text:p>7459.39612476707</text:p>
              </table:table-cell>
              <table:table-cell office:value-type="float" office:value="4976.6">
                <text:p>4976.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459.39612476707">
                <text:p>7459.39612476707</text:p>
              </table:table-cell>
              <table:table-cell office:value-type="float" office:value="4960.7">
                <text:p>4960.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459.39612476707">
                <text:p>7459.39612476707</text:p>
              </table:table-cell>
              <table:table-cell office:value-type="float" office:value="5004">
                <text:p>500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459.39612476707">
                <text:p>7459.39612476707</text:p>
              </table:table-cell>
              <table:table-cell office:value-type="float" office:value="5059.7">
                <text:p>5059.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413.89380840599">
                <text:p>7413.89380840599</text:p>
              </table:table-cell>
              <table:table-cell office:value-type="float" office:value="5007.2">
                <text:p>5007.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413.89380840599">
                <text:p>7413.89380840599</text:p>
              </table:table-cell>
              <table:table-cell office:value-type="float" office:value="4948.3">
                <text:p>4948.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413.89380840599">
                <text:p>7413.89380840599</text:p>
              </table:table-cell>
              <table:table-cell office:value-type="float" office:value="5011.1">
                <text:p>5011.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413.89380840599">
                <text:p>7413.89380840599</text:p>
              </table:table-cell>
              <table:table-cell office:value-type="float" office:value="5063">
                <text:p>506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67.18627741303">
                <text:p>7367.18627741303</text:p>
              </table:table-cell>
              <table:table-cell office:value-type="float" office:value="5004.2">
                <text:p>5004.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67.18627741303">
                <text:p>7367.18627741303</text:p>
              </table:table-cell>
              <table:table-cell office:value-type="float" office:value="4919.7">
                <text:p>4919.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67.18627741303">
                <text:p>7367.18627741303</text:p>
              </table:table-cell>
              <table:table-cell office:value-type="float" office:value="5012.7">
                <text:p>5012.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67.18627741303">
                <text:p>7367.18627741303</text:p>
              </table:table-cell>
              <table:table-cell office:value-type="float" office:value="5052.8">
                <text:p>5052.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464.43313627489">
                <text:p>7464.43313627489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464.43313627489">
                <text:p>7464.43313627489</text:p>
              </table:table-cell>
              <table:table-cell office:value-type="float" office:value="4854.4">
                <text:p>4854.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771.96778148941">
                <text:p>7771.96778148941</text:p>
              </table:table-cell>
              <table:table-cell office:value-type="float" office:value="5052.6">
                <text:p>5052.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758.75543626088">
                <text:p>7758.75543626088</text:p>
              </table:table-cell>
              <table:table-cell office:value-type="float" office:value="4938.1">
                <text:p>4938.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758.75543626088">
                <text:p>7758.75543626088</text:p>
              </table:table-cell>
              <table:table-cell office:value-type="float" office:value="5038.7">
                <text:p>5038.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758.75543626088">
                <text:p>7758.75543626088</text:p>
              </table:table-cell>
              <table:table-cell office:value-type="float" office:value="4914.7">
                <text:p>4914.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758.75543626088">
                <text:p>7758.75543626088</text:p>
              </table:table-cell>
              <table:table-cell office:value-type="float" office:value="5020.8">
                <text:p>5020.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758.75543626088">
                <text:p>7758.75543626088</text:p>
              </table:table-cell>
              <table:table-cell office:value-type="float" office:value="5026.7">
                <text:p>5026.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758.75543626088">
                <text:p>7758.75543626088</text:p>
              </table:table-cell>
              <table:table-cell office:value-type="float" office:value="5076.7">
                <text:p>5076.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889.87840313369">
                <text:p>7889.87840313369</text:p>
              </table:table-cell>
              <table:table-cell office:value-type="float" office:value="5005.7">
                <text:p>5005.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889.87840313369">
                <text:p>7889.87840313369</text:p>
              </table:table-cell>
              <table:table-cell office:value-type="float" office:value="4975.4">
                <text:p>4975.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889.87840313369">
                <text:p>7889.87840313369</text:p>
              </table:table-cell>
              <table:table-cell office:value-type="float" office:value="4984.8">
                <text:p>4984.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889.87840313369">
                <text:p>7889.87840313369</text:p>
              </table:table-cell>
              <table:table-cell office:value-type="float" office:value="5113.5">
                <text:p>5113.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889.87840313369">
                <text:p>7889.87840313369</text:p>
              </table:table-cell>
              <table:table-cell office:value-type="float" office:value="5053.6">
                <text:p>5053.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889.87840313369">
                <text:p>7889.87840313369</text:p>
              </table:table-cell>
              <table:table-cell office:value-type="float" office:value="4934.9">
                <text:p>4934.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633.45735503184">
                <text:p>7633.45735503184</text:p>
              </table:table-cell>
              <table:table-cell office:value-type="float" office:value="4899.5">
                <text:p>4899.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633.45735503184">
                <text:p>7633.45735503184</text:p>
              </table:table-cell>
              <table:table-cell office:value-type="float" office:value="5013.7">
                <text:p>5013.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633.45735503184">
                <text:p>7633.45735503184</text:p>
              </table:table-cell>
              <table:table-cell office:value-type="float" office:value="5012.7">
                <text:p>5012.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633.45735503184">
                <text:p>7633.45735503184</text:p>
              </table:table-cell>
              <table:table-cell office:value-type="float" office:value="5017.3">
                <text:p>5017.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633.45735503184">
                <text:p>7633.45735503184</text:p>
              </table:table-cell>
              <table:table-cell office:value-type="float" office:value="4960.5">
                <text:p>4960.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633.45735503184">
                <text:p>7633.45735503184</text:p>
              </table:table-cell>
              <table:table-cell office:value-type="float" office:value="4910.3">
                <text:p>4910.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633.45735503184">
                <text:p>7633.45735503184</text:p>
              </table:table-cell>
              <table:table-cell office:value-type="float" office:value="4639.8">
                <text:p>4639.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319.72225774003">
                <text:p>7319.72225774003</text:p>
              </table:table-cell>
              <table:table-cell office:value-type="float" office:value="4900.6">
                <text:p>4900.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319.72225774003">
                <text:p>7319.72225774003</text:p>
              </table:table-cell>
              <table:table-cell office:value-type="float" office:value="5045.9">
                <text:p>5045.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319.72225774003">
                <text:p>7319.72225774003</text:p>
              </table:table-cell>
              <table:table-cell office:value-type="float" office:value="5095.7">
                <text:p>5095.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319.72225774003">
                <text:p>7319.72225774003</text:p>
              </table:table-cell>
              <table:table-cell office:value-type="float" office:value="4974">
                <text:p>497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319.72225774003">
                <text:p>7319.72225774003</text:p>
              </table:table-cell>
              <table:table-cell office:value-type="float" office:value="5104.7">
                <text:p>5104.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319.72225774003">
                <text:p>7319.72225774003</text:p>
              </table:table-cell>
              <table:table-cell office:value-type="float" office:value="4838.8">
                <text:p>4838.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319.72225774003">
                <text:p>7319.72225774003</text:p>
              </table:table-cell>
              <table:table-cell office:value-type="float" office:value="4806.3">
                <text:p>4806.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145.76474719124">
                <text:p>5145.76474719124</text:p>
              </table:table-cell>
              <table:table-cell office:value-type="float" office:value="4356.8">
                <text:p>4356.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977.65699719133">
                <text:p>6977.65699719133</text:p>
              </table:table-cell>
              <table:table-cell office:value-type="float" office:value="5358.3">
                <text:p>5358.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11.2282525363">
                <text:p>7611.2282525363</text:p>
              </table:table-cell>
              <table:table-cell office:value-type="float" office:value="4647.9">
                <text:p>4647.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863.80563813723">
                <text:p>6863.80563813723</text:p>
              </table:table-cell>
              <table:table-cell office:value-type="float" office:value="4439">
                <text:p>443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774.00274723082">
                <text:p>8774.00274723082</text:p>
              </table:table-cell>
              <table:table-cell office:value-type="float" office:value="5733.1">
                <text:p>5733.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3150.4753175496">
                <text:p>13150.4753175496</text:p>
              </table:table-cell>
              <table:table-cell office:value-type="float" office:value="4520.5">
                <text:p>4520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3786.958322919">
                <text:p>13786.958322919</text:p>
              </table:table-cell>
              <table:table-cell office:value-type="float" office:value="5174.4">
                <text:p>5174.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3786.958322919">
                <text:p>13786.958322919</text:p>
              </table:table-cell>
              <table:table-cell office:value-type="float" office:value="4558.1">
                <text:p>4558.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3786.958322919">
                <text:p>13786.958322919</text:p>
              </table:table-cell>
              <table:table-cell office:value-type="float" office:value="4974.7">
                <text:p>4974.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3786.958322919">
                <text:p>13786.958322919</text:p>
              </table:table-cell>
              <table:table-cell office:value-type="float" office:value="4874.8">
                <text:p>4874.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3786.958322919">
                <text:p>13786.958322919</text:p>
              </table:table-cell>
              <table:table-cell office:value-type="float" office:value="4761.9">
                <text:p>4761.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3786.958322919">
                <text:p>13786.958322919</text:p>
              </table:table-cell>
              <table:table-cell office:value-type="float" office:value="5523.2">
                <text:p>5523.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2132.5233241687">
                <text:p>12132.5233241687</text:p>
              </table:table-cell>
              <table:table-cell office:value-type="float" office:value="5361.1">
                <text:p>5361.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2132.5233241687">
                <text:p>12132.5233241687</text:p>
              </table:table-cell>
              <table:table-cell office:value-type="float" office:value="5113.2">
                <text:p>5113.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2132.5233241687">
                <text:p>12132.5233241687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2132.5233241687">
                <text:p>12132.5233241687</text:p>
              </table:table-cell>
              <table:table-cell office:value-type="float" office:value="5130">
                <text:p>513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2132.5233241687">
                <text:p>12132.5233241687</text:p>
              </table:table-cell>
              <table:table-cell office:value-type="float" office:value="4994.4">
                <text:p>4994.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2132.5233241687">
                <text:p>12132.5233241687</text:p>
              </table:table-cell>
              <table:table-cell office:value-type="float" office:value="4888.6">
                <text:p>4888.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2132.5233241687">
                <text:p>12132.5233241687</text:p>
              </table:table-cell>
              <table:table-cell office:value-type="float" office:value="5105.5">
                <text:p>5105.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2132.5233241687">
                <text:p>12132.5233241687</text:p>
              </table:table-cell>
              <table:table-cell office:value-type="float" office:value="4821.4">
                <text:p>4821.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2132.5233241687">
                <text:p>12132.5233241687</text:p>
              </table:table-cell>
              <table:table-cell office:value-type="float" office:value="5237.8">
                <text:p>5237.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2132.5233241687">
                <text:p>12132.5233241687</text:p>
              </table:table-cell>
              <table:table-cell office:value-type="float" office:value="5153.1">
                <text:p>5153.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2132.5233241687">
                <text:p>12132.5233241687</text:p>
              </table:table-cell>
              <table:table-cell office:value-type="float" office:value="5123.9">
                <text:p>5123.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2132.5233241687">
                <text:p>12132.5233241687</text:p>
              </table:table-cell>
              <table:table-cell office:value-type="float" office:value="4935.5">
                <text:p>4935.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132.5233241687">
                <text:p>12132.5233241687</text:p>
              </table:table-cell>
              <table:table-cell office:value-type="float" office:value="5110.6">
                <text:p>5110.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2132.5233241687">
                <text:p>12132.5233241687</text:p>
              </table:table-cell>
              <table:table-cell office:value-type="float" office:value="5010.5">
                <text:p>5010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2132.5233241687">
                <text:p>12132.5233241687</text:p>
              </table:table-cell>
              <table:table-cell office:value-type="float" office:value="4933.5">
                <text:p>4933.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2132.5233241687">
                <text:p>12132.5233241687</text:p>
              </table:table-cell>
              <table:table-cell office:value-type="float" office:value="4848.5">
                <text:p>4848.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2132.5233241687">
                <text:p>12132.5233241687</text:p>
              </table:table-cell>
              <table:table-cell office:value-type="float" office:value="5115">
                <text:p>511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2132.5233241687">
                <text:p>12132.5233241687</text:p>
              </table:table-cell>
              <table:table-cell office:value-type="float" office:value="4896.7">
                <text:p>4896.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2132.5233241687">
                <text:p>12132.5233241687</text:p>
              </table:table-cell>
              <table:table-cell office:value-type="float" office:value="5047.5">
                <text:p>5047.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2132.5233241687">
                <text:p>12132.5233241687</text:p>
              </table:table-cell>
              <table:table-cell office:value-type="float" office:value="5004.3">
                <text:p>5004.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2132.5233241687">
                <text:p>12132.5233241687</text:p>
              </table:table-cell>
              <table:table-cell office:value-type="float" office:value="4760.3">
                <text:p>4760.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826.5036583111">
                <text:p>12826.5036583111</text:p>
              </table:table-cell>
              <table:table-cell office:value-type="float" office:value="5145">
                <text:p>514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2826.5036583111">
                <text:p>12826.5036583111</text:p>
              </table:table-cell>
              <table:table-cell office:value-type="float" office:value="5262.6">
                <text:p>5262.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2641.8020056315">
                <text:p>12641.8020056315</text:p>
              </table:table-cell>
              <table:table-cell office:value-type="float" office:value="5131.3">
                <text:p>5131.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2641.8020056315">
                <text:p>12641.8020056315</text:p>
              </table:table-cell>
              <table:table-cell office:value-type="float" office:value="4874.2">
                <text:p>4874.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2641.8020056315">
                <text:p>12641.8020056315</text:p>
              </table:table-cell>
              <table:table-cell office:value-type="float" office:value="4888.1">
                <text:p>4888.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2641.8020056315">
                <text:p>12641.8020056315</text:p>
              </table:table-cell>
              <table:table-cell office:value-type="float" office:value="5061.8">
                <text:p>5061.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2641.8020056315">
                <text:p>12641.8020056315</text:p>
              </table:table-cell>
              <table:table-cell office:value-type="float" office:value="4922.2">
                <text:p>4922.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2641.8020056315">
                <text:p>12641.8020056315</text:p>
              </table:table-cell>
              <table:table-cell office:value-type="float" office:value="4990.7">
                <text:p>4990.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2641.8020056315">
                <text:p>12641.8020056315</text:p>
              </table:table-cell>
              <table:table-cell office:value-type="float" office:value="5197.2">
                <text:p>5197.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4986.1">
                <text:p>4986.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4930.9">
                <text:p>4930.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4965.4">
                <text:p>4965.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5090.6">
                <text:p>5090.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4914.7">
                <text:p>4914.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5244.9">
                <text:p>5244.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4947.8">
                <text:p>4947.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5071">
                <text:p>507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5113.6">
                <text:p>5113.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4944.5">
                <text:p>4944.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5189.5">
                <text:p>5189.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4953.7">
                <text:p>4953.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5074">
                <text:p>507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4969.6">
                <text:p>4969.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5079.2">
                <text:p>5079.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5072.1">
                <text:p>5072.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5154.4">
                <text:p>5154.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5106.8">
                <text:p>5106.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5092.9">
                <text:p>5092.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5111.1">
                <text:p>5111.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4935.4">
                <text:p>4935.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4895.2">
                <text:p>4895.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4926.9">
                <text:p>4926.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4989.1">
                <text:p>4989.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5079.1">
                <text:p>5079.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5056.1">
                <text:p>5056.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5020.9">
                <text:p>5020.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4986.8">
                <text:p>4986.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4920.8">
                <text:p>4920.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5012.3">
                <text:p>5012.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4887.2">
                <text:p>4887.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5084.3">
                <text:p>5084.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4913.9">
                <text:p>4913.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5115.1">
                <text:p>5115.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4947.5">
                <text:p>4947.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5033.9">
                <text:p>5033.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5055.1">
                <text:p>5055.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4963.7">
                <text:p>4963.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5131.7">
                <text:p>5131.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4904.1">
                <text:p>4904.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5091.4">
                <text:p>5091.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4972.2">
                <text:p>4972.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5033.6">
                <text:p>5033.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4975.5">
                <text:p>4975.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2931.2992715604">
                <text:p>12931.2992715604</text:p>
              </table:table-cell>
              <table:table-cell office:value-type="float" office:value="5132.4">
                <text:p>5132.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2911.9023226531">
                <text:p>12911.9023226531</text:p>
              </table:table-cell>
              <table:table-cell office:value-type="float" office:value="5035.9">
                <text:p>5035.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2911.9023226531">
                <text:p>12911.9023226531</text:p>
              </table:table-cell>
              <table:table-cell office:value-type="float" office:value="4914.7">
                <text:p>4914.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2911.9023226531">
                <text:p>12911.9023226531</text:p>
              </table:table-cell>
              <table:table-cell office:value-type="float" office:value="5030.3">
                <text:p>5030.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2911.9023226531">
                <text:p>12911.9023226531</text:p>
              </table:table-cell>
              <table:table-cell office:value-type="float" office:value="5002.8">
                <text:p>5002.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2911.9023226531">
                <text:p>12911.9023226531</text:p>
              </table:table-cell>
              <table:table-cell office:value-type="float" office:value="5026.8">
                <text:p>5026.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2911.9023226531">
                <text:p>12911.9023226531</text:p>
              </table:table-cell>
              <table:table-cell office:value-type="float" office:value="4933.8">
                <text:p>4933.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911.9023226531">
                <text:p>12911.9023226531</text:p>
              </table:table-cell>
              <table:table-cell office:value-type="float" office:value="4963.9">
                <text:p>4963.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2911.9023226531">
                <text:p>12911.9023226531</text:p>
              </table:table-cell>
              <table:table-cell office:value-type="float" office:value="4997.8">
                <text:p>4997.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2911.9023226531">
                <text:p>12911.9023226531</text:p>
              </table:table-cell>
              <table:table-cell office:value-type="float" office:value="5134.4">
                <text:p>5134.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2911.9023226531">
                <text:p>12911.9023226531</text:p>
              </table:table-cell>
              <table:table-cell office:value-type="float" office:value="4963.5">
                <text:p>4963.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2911.9023226531">
                <text:p>12911.9023226531</text:p>
              </table:table-cell>
              <table:table-cell office:value-type="float" office:value="5100.9">
                <text:p>5100.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2911.9023226531">
                <text:p>12911.9023226531</text:p>
              </table:table-cell>
              <table:table-cell office:value-type="float" office:value="4911.3">
                <text:p>4911.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2911.9023226531">
                <text:p>12911.9023226531</text:p>
              </table:table-cell>
              <table:table-cell office:value-type="float" office:value="4900.3">
                <text:p>4900.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2911.9023226531">
                <text:p>12911.9023226531</text:p>
              </table:table-cell>
              <table:table-cell office:value-type="float" office:value="5017.1">
                <text:p>5017.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2911.9023226531">
                <text:p>12911.9023226531</text:p>
              </table:table-cell>
              <table:table-cell office:value-type="float" office:value="4896.9">
                <text:p>4896.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2901.572800795">
                <text:p>12901.572800795</text:p>
              </table:table-cell>
              <table:table-cell office:value-type="float" office:value="5083">
                <text:p>508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2879.6401270336">
                <text:p>12879.6401270336</text:p>
              </table:table-cell>
              <table:table-cell office:value-type="float" office:value="5004.1">
                <text:p>5004.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2879.6401270336">
                <text:p>12879.6401270336</text:p>
              </table:table-cell>
              <table:table-cell office:value-type="float" office:value="4909.5">
                <text:p>4909.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2879.6401270336">
                <text:p>12879.6401270336</text:p>
              </table:table-cell>
              <table:table-cell office:value-type="float" office:value="5076.4">
                <text:p>5076.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2879.6401270336">
                <text:p>12879.6401270336</text:p>
              </table:table-cell>
              <table:table-cell office:value-type="float" office:value="4932.4">
                <text:p>4932.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2879.6401270336">
                <text:p>12879.6401270336</text:p>
              </table:table-cell>
              <table:table-cell office:value-type="float" office:value="5008.3">
                <text:p>5008.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2879.6401270336">
                <text:p>12879.6401270336</text:p>
              </table:table-cell>
              <table:table-cell office:value-type="float" office:value="4893.9">
                <text:p>4893.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2879.6401270336">
                <text:p>12879.6401270336</text:p>
              </table:table-cell>
              <table:table-cell office:value-type="float" office:value="5002">
                <text:p>500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2879.6401270336">
                <text:p>12879.6401270336</text:p>
              </table:table-cell>
              <table:table-cell office:value-type="float" office:value="4959.9">
                <text:p>4959.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2879.6401270336">
                <text:p>12879.6401270336</text:p>
              </table:table-cell>
              <table:table-cell office:value-type="float" office:value="5054.8">
                <text:p>5054.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2879.6401270336">
                <text:p>12879.6401270336</text:p>
              </table:table-cell>
              <table:table-cell office:value-type="float" office:value="4966.2">
                <text:p>4966.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879.6401270336">
                <text:p>12879.6401270336</text:p>
              </table:table-cell>
              <table:table-cell office:value-type="float" office:value="5006.7">
                <text:p>5006.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2879.6401270336">
                <text:p>12879.6401270336</text:p>
              </table:table-cell>
              <table:table-cell office:value-type="float" office:value="4977.9">
                <text:p>4977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